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522in"/>
    </style:style>
    <style:style style:name="co3" style:family="table-column">
      <style:table-column-properties fo:break-before="auto" style:column-width="0.3819in"/>
    </style:style>
    <style:style style:name="co4" style:family="table-column">
      <style:table-column-properties fo:break-before="auto" style:column-width="0.4102in"/>
    </style:style>
    <style:style style:name="co5" style:family="table-column">
      <style:table-column-properties fo:break-before="auto" style:column-width="8.2339in"/>
    </style:style>
    <style:style style:name="co6" style:family="table-column">
      <style:table-column-properties fo:break-before="auto" style:column-width="0.889in"/>
    </style:style>
    <style:style style:name="ro1" style:family="table-row">
      <style:table-row-properties style:row-height="0.3366in" fo:break-before="auto" style:use-optimal-row-height="true"/>
    </style:style>
    <style:style style:name="ro2" style:family="table-row">
      <style:table-row-properties style:row-height="0.4917in" fo:break-before="auto" style:use-optimal-row-height="true"/>
    </style:style>
    <style:style style:name="ro3" style:family="table-row">
      <style:table-row-properties style:row-height="1.2693in" fo:break-before="auto" style:use-optimal-row-height="true"/>
    </style:style>
    <style:style style:name="ro4" style:family="table-row">
      <style:table-row-properties style:row-height="0.9193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4252in" fo:break-before="auto" style:use-optimal-row-height="true"/>
    </style:style>
    <style:style style:name="ro7" style:family="table-row">
      <style:table-row-properties style:row-height="0.8028in" fo:break-before="auto" style:use-optimal-row-height="true"/>
    </style:style>
    <style:style style:name="ro8" style:family="table-row">
      <style:table-row-properties style:row-height="1.2173in" fo:break-before="auto" style:use-optimal-row-height="true"/>
    </style:style>
    <style:style style:name="ro9" style:family="table-row">
      <style:table-row-properties style:row-height="0.9583in" fo:break-before="auto" style:use-optimal-row-height="true"/>
    </style:style>
    <style:style style:name="ro10" style:family="table-row">
      <style:table-row-properties style:row-height="0.7709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6472in" fo:break-before="auto" style:use-optimal-row-height="true"/>
    </style:style>
    <style:style style:name="ro13" style:family="table-row">
      <style:table-row-properties style:row-height="1.1138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5154in" fo:break-before="auto" style:use-optimal-row-height="true"/>
    </style:style>
    <style:style style:name="ro17" style:family="table-row">
      <style:table-row-properties style:row-height="1.8909in" fo:break-before="auto" style:use-optimal-row-height="true"/>
    </style:style>
    <style:style style:name="ro18" style:family="table-row">
      <style:table-row-properties style:row-height="2.1118in" fo:break-before="auto" style:use-optimal-row-height="true"/>
    </style:style>
    <style:style style:name="ro19" style:family="table-row">
      <style:table-row-properties style:row-height="2.4098in" fo:break-before="auto" style:use-optimal-row-height="true"/>
    </style:style>
    <style:style style:name="ro20" style:family="table-row">
      <style:table-row-properties style:row-height="2.3575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1.0689in" fo:break-before="auto" style:use-optimal-row-height="true"/>
    </style:style>
    <style:style style:name="ro23" style:family="table-row">
      <style:table-row-properties style:row-height="0.3236in" fo:break-before="auto" style:use-optimal-row-height="true"/>
    </style:style>
    <style:style style:name="ro24" style:family="table-row">
      <style:table-row-properties style:row-height="1.3665in" fo:break-before="auto" style:use-optimal-row-height="true"/>
    </style:style>
    <style:style style:name="ro25" style:family="table-row">
      <style:table-row-properties style:row-height="1.8134in" fo:break-before="auto" style:use-optimal-row-height="true"/>
    </style:style>
    <style:style style:name="ro26" style:family="table-row">
      <style:table-row-properties style:row-height="0.472in" fo:break-before="auto" style:use-optimal-row-height="true"/>
    </style:style>
    <style:style style:name="ro27" style:family="table-row">
      <style:table-row-properties style:row-height="0.6217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4193in" fo:break-before="auto" style:use-optimal-row-height="true"/>
    </style:style>
    <style:style style:name="ro31" style:family="table-row">
      <style:table-row-properties style:row-height="1.2638in" fo:break-before="auto" style:use-optimal-row-height="true"/>
    </style:style>
    <style:style style:name="ro32" style:family="table-row">
      <style:table-row-properties style:row-height="2.5134in" fo:break-before="auto" style:use-optimal-row-height="true"/>
    </style:style>
    <style:style style:name="ro33" style:family="table-row">
      <style:table-row-properties style:row-height="2.6689in" fo:break-before="auto" style:use-optimal-row-height="true"/>
    </style:style>
    <style:style style:name="ro34" style:family="table-row">
      <style:table-row-properties style:row-height="1.9626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5807in" fo:break-before="auto" style:use-optimal-row-height="true"/>
    </style:style>
    <style:style style:name="ro37" style:family="table-row">
      <style:table-row-properties style:row-height="1.6646in" fo:break-before="auto" style:use-optimal-row-height="true"/>
    </style:style>
    <style:style style:name="ro38" style:family="table-row">
      <style:table-row-properties style:row-height="1.7354in" fo:break-before="auto" style:use-optimal-row-height="true"/>
    </style:style>
    <style:style style:name="ro39" style:family="table-row">
      <style:table-row-properties style:row-height="2.202in" fo:break-before="auto" style:use-optimal-row-height="true"/>
    </style:style>
    <style:style style:name="ro40" style:family="table-row">
      <style:table-row-properties style:row-height="2.2602in" fo:break-before="auto" style:use-optimal-row-height="true"/>
    </style:style>
    <style:style style:name="ro41" style:family="table-row">
      <style:table-row-properties style:row-height="2.0465in" fo:break-before="auto" style:use-optimal-row-height="true"/>
    </style:style>
    <style:style style:name="ro42" style:family="table-row">
      <style:table-row-properties style:row-height="1.9563in" fo:break-before="auto" style:use-optimal-row-height="true"/>
    </style:style>
    <style:style style:name="ro43" style:family="table-row">
      <style:table-row-properties style:row-height="2.041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1972in" fo:break-before="auto" style:use-optimal-row-height="true"/>
    </style:style>
    <style:style style:name="ro46" style:family="table-row">
      <style:table-row-properties style:row-height="1.7307in" fo:break-before="auto" style:use-optimal-row-height="true"/>
    </style:style>
    <style:style style:name="ro47" style:family="table-row">
      <style:table-row-properties style:row-height="2.5583in" fo:break-before="auto" style:use-optimal-row-height="true"/>
    </style:style>
    <style:style style:name="ro48" style:family="table-row">
      <style:table-row-properties style:row-height="2.3528in" fo:break-before="auto" style:use-optimal-row-height="true"/>
    </style:style>
    <style:style style:name="ro49" style:family="table-row">
      <style:table-row-properties style:row-height="11.6339in" fo:break-before="auto" style:use-optimal-row-height="true"/>
    </style:style>
    <style:style style:name="ro50" style:family="table-row">
      <style:table-row-properties style:row-height="11.3811in" fo:break-before="auto" style:use-optimal-row-height="true"/>
    </style:style>
    <style:style style:name="ro51" style:family="table-row">
      <style:table-row-properties style:row-height="11.2264in" fo:break-before="auto" style:use-optimal-row-height="true"/>
    </style:style>
    <style:style style:name="ro52" style:family="table-row">
      <style:table-row-properties style:row-height="10.8957in" fo:break-before="auto" style:use-optimal-row-height="true"/>
    </style:style>
    <style:style style:name="ro53" style:family="table-row">
      <style:table-row-properties style:row-height="11.3362in" fo:break-before="auto" style:use-optimal-row-height="true"/>
    </style:style>
    <style:style style:name="ro54" style:family="table-row">
      <style:table-row-properties style:row-height="4.0681in" fo:break-before="auto" style:use-optimal-row-height="true"/>
    </style:style>
    <style:style style:name="ro55" style:family="table-row">
      <style:table-row-properties style:row-height="4.2236in" fo:break-before="auto" style:use-optimal-row-height="true"/>
    </style:style>
    <style:style style:name="ro56" style:family="table-row">
      <style:table-row-properties style:row-height="8.2654in" fo:break-before="auto" style:use-optimal-row-height="true"/>
    </style:style>
    <style:style style:name="ro57" style:family="table-row">
      <style:table-row-properties style:row-height="8.4209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4"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5" table:default-cell-style-name="ce1"/>
        <table:table-row table:style-name="ro1">
          <table:table-cell office:value-type="string" calcext:value-type="string">
            <text:p>id</text:p>
          </table:table-cell>
          <table:table-cell table:style-name="ce2"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table:style-name="ce2" office:value-type="string" calcext:value-type="string">
            <text:p>para</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MPI, and that as long as number crunching is performed using vectorized expressions, a code may run on thousands of processors at speeds closing in on the optimal low-level cod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40" calcext:value-type="float">
            <text:p>40</text:p>
          </table:table-cell>
          <table:table-cell/>
          <table:table-cell office:value-type="float" office:value="0" calcext:value-type="float">
            <text:p>0</text:p>
          </table:table-cell>
          <table:table-cell office:value-type="string" calcext:value-type="string">
            <text:p>For short of space the implementation for the pencil decomposition is not shown here, but it requires about twice the amount of code since the mesh needs to be transformed and distributed twice (along two indic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M. Verma, A. Chatterjee, K. Reddy, R. Yadav, S. PAUL, M. Chandra and R. Samtaney Benchmarking and scaling studies of pseudo-spectral code Tarang for turbulence simulations, Pramana Journal of Physics, (81), (4) p. 617-629, (2013)</text:p>
          </table:table-cell>
        </table:table-row>
        <table:table-row table:style-name="ro2">
          <table:table-cell office:value-type="float" office:value="1607.0085" calcext:value-type="float">
            <text:p>1607.0085</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shown in the cross code listing) uses ufuncs as well and runs approximately as fast as the code shown. Moving this routine to Numba or Cython we can hardcode the loop over the mesh just once and speed-up is approximately a factor of 5. A Numba implementation is shown below from numba import jit, float64 as float</text:p>
          </table:table-cell>
        </table:table-row>
        <table:table-row table:style-name="ro3">
          <table:table-cell office:value-type="float" office:value="1607.0085" calcext:value-type="float">
            <text:p>1607.0085</text:p>
          </table:table-cell>
          <table:table-cell office:value-type="string" calcext:value-type="string">
            <text:p>code open-source, code, open-source</text:p>
          </table:table-cell>
          <table:table-cell office:value-type="float" office:value="177" calcext:value-type="float">
            <text:p>177</text:p>
          </table:table-cell>
          <table:table-cell/>
          <table:table-cell office:value-type="float" office:value="0" calcext:value-type="float">
            <text:p>0</text:p>
          </table:table-cell>
          <table:table-cell office:value-type="string" calcext:value-type="string">
            <text:p>To further elaborate on the performance of the code, we note that the open source pseudo-spectral C++ solver [Tarang] has been benchmarked on exactly the same computer (Shaheen). Furthermore, Tarang is using the same dealiasing technique and the same 4th order Runge-Kutta integrator as we are, which should open up for direct comparison of computational efﬁciency. In Figure 2 of [Tarang] it is shown that a computational box of size 10243 is running with 512 CPUs at approximately 50 seconds per time step. In the lower panel of Figure 2, we see that the current optimized Cython solver is running the same box (10243) with twice as many CPUs (1024) at approximately 20 seconds per time step. Assuming perfect strong scaling (which may be unfair considering Figure 2 of [Tarang]) this would correspond to 40 seconds per time step using half the number of CPUs, which is actually 20 % faster than Tarang.</text:p>
          </table:table-cell>
        </table:table-row>
        <table:table-row table:style-name="ro4">
          <table:table-cell office:value-type="float" office:value="1607.0085" calcext:value-type="float">
            <text:p>1607.0085</text:p>
          </table:table-cell>
          <table:table-cell office:value-type="string" calcext:value-type="string">
            <text:p>code, publicly available, python</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Abstract—Direct Numerical Simulations (DNS) of the Navier Stokes equations is a valuable research tool in ﬂuid dynamics, but there are very few publicly available codes and, due to heavy number crunching, codes are usually written in low-level languages. In this work a ~100 line standard scientiﬁc Python DNS code is described that nearly matches the performance of pure C for thousands of processors and billions of unknowns. With optimization of a few routines in Cython, it is found to match the performance of a more or less identical solver implemented from scratch in C++.</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FLOWS</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ﬂows</text:p>
          </table:table-cell>
        </table:table-row>
        <table:table-row table:style-name="ro2">
          <table:table-cell office:value-type="float" office:value="1607.0085" calcext:value-type="float">
            <text:p>1607.0085</text:p>
          </table:table-cell>
          <table:table-cell office:value-type="string" calcext:value-type="string">
            <text:p>code, python</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The Numba code works out of the box and is compiled on the ﬂy by a just-in-time compiler. A Cython version looks very similar, but requires compilation into a module that is subsequently imported back into python. The Cython code below uses fused types to generate code for single and double precision simultaneously. cimport numpy as np ctypedef fused T:</text:p>
          </table:table-cell>
        </table:table-row>
        <table:table-row table:style-name="ro5">
          <table:table-cell office:value-type="float" office:value="1607.0085" calcext:value-type="float">
            <text:p>1607.0085</text:p>
          </table:table-cell>
          <table:table-cell office:value-type="string" calcext:value-type="string">
            <text:p>data https, data, python</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The annual International Workshop on High-Order CFD Methods https://www.grc.nasa.gov/hiocfd/. Reference data: https://www.grc.nasa.gov/wp-content/uploads/sites/22/C3.3_ dataﬁles.zip J. Enkovaara, N. A. Romero, Sameer Shende and J. J. Mortensen, GPAW - massively parallel electronic structure calculations with Python-based software, Procedia Computer Science, 2011.</text:p>
          </table:table-cell>
        </table:table-row>
        <table:table-row table:style-name="ro6">
          <table:table-cell office:value-type="float" office:value="1607.0085" calcext:value-type="float">
            <text:p>1607.0085</text:p>
          </table:table-cell>
          <table:table-cell office:value-type="string" calcext:value-type="string">
            <text:p>data, code, python</text:p>
          </table:table-cell>
          <table:table-cell office:value-type="float" office:value="189" calcext:value-type="float">
            <text:p>189</text:p>
          </table:table-cell>
          <table:table-cell/>
          <table:table-cell office:value-type="float" office:value="0" calcext:value-type="float">
            <text:p>0</text:p>
          </table:table-cell>
          <table:table-cell office:value-type="string" calcext:value-type="string">
            <text:p>Besides the FFTs, the major computational cost of the pseudospectral solver lies in element-wise multiplications, divisions, subtractions and additions that are required to assemble the right hand side of Eq (10). For efﬁciency it is imperative that the NumPy code is vectorized, thus avoiding for-loops that are very expensive in Python. When properly vectorized the element-wise operations are carried out by NumPy universal functions (so called ufuncs), calling compiled C-code on loops over the entire (or parts of) the data structures. When properly set up many arithmetic operations may be performed at near optimal speed, but, unfortunately, complex expressions are known to be rather slow compared to lowlevel implementations due to multiple calls to the same loop and the creation of temporary arrays. The [numexpr] module has actually been created with the speciﬁc goal of speeding up such element-wise complex expressions. Besides numexpr, the most common ways of speeding up scientiﬁc Python code is through [Cython], [Numba] or [weave].</text:p>
          </table:table-cell>
        </table:table-row>
        <table:table-row table:style-name="ro7">
          <table:table-cell office:value-type="float" office:value="1607.0085" calcext:value-type="float">
            <text:p>1607.0085</text:p>
          </table:table-cell>
          <table:table-cell office:value-type="string" calcext:value-type="string">
            <text:p>data, python</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The dynamic loading of Python on supercomputers can be very slow due to bottlenecks in the ﬁlesystem when thousands of processors attempt to open the same ﬁles. A solution to this problem has been provided by the scalable Python version developed by J. [Enkovaara] and used by [GPAW], where CPython is modiﬁed slightly such that during import operations only a single process performs the actual I/O, and MPI is used for broadcasting the data to other MPI ranks. With scalable Python the dynamic loading times are kept at approximately 30 seconds for a full rack (4096 cores).</text:p>
          </table:table-cell>
        </table:table-row>
        <table:table-row table:style-name="ro8">
          <table:table-cell office:value-type="float" office:value="1607.0085" calcext:value-type="float">
            <text:p>1607.0085</text:p>
          </table:table-cell>
          <table:table-cell office:value-type="string" calcext:value-type="string">
            <text:p>data, python</text:p>
          </table:table-cell>
          <table:table-cell office:value-type="float" office:value="170" calcext:value-type="float">
            <text:p>170</text:p>
          </table:table-cell>
          <table:table-cell/>
          <table:table-cell office:value-type="float" office:value="0" calcext:value-type="float">
            <text:p>0</text:p>
          </table:table-cell>
          <table:table-cell office:value-type="string" calcext:value-type="string">
            <text:p>The regular Python modules numpy.fft, scipy.fftpack and [pyfftw] all provide routines to do FFTs on regular (nondistributed) structured meshes along any given axis. Any one of these modules may be used, and the only challenge is that the FFTs need to be performed in parallel with MPI. None of the regular Python modules have routines to do FFT in parallel, and the main reason for this is that the FFTs need to be performed on a distributed mesh, where the mesh is distributed before the FFT routines are called. In this work we present 3D FFT routines with MPI for both the slab and the pencil decomposition. The FFTs themselves are performed on data local to one single processor, and hence the serial FFT of any provider may be used. All other operations required to perform the 3D FFT are implemented in Python. This includes both transpose operations and an MPI call to the Alltoall</text:p>
          </table:table-cell>
        </table:table-row>
        <table:table-row table:style-name="ro1">
          <table:table-cell office:value-type="float" office:value="1607.0085" calcext:value-type="float">
            <text:p>1607.0085</text:p>
          </table:table-cell>
          <table:table-cell office:value-type="string" calcext:value-type="string">
            <text:p>github, python</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https://gitorious.org/scalable-python https://bitbucket.org/mpi4py/ https://github.com/hgomersall/pyFFTW http://www.fftw.org/ https://github.com/pydata/numexpr http://cython.org/ http://numba.pydata.org/ https://github.com/scipy/weave</text:p>
          </table:table-cell>
        </table:table-row>
        <table:table-row table:style-name="ro9">
          <table:table-cell office:value-type="float" office:value="1607.0085" calcext:value-type="float">
            <text:p>1607.0085</text:p>
          </table:table-cell>
          <table:table-cell office:value-type="string" calcext:value-type="string">
            <text:p>github, python</text:p>
          </table:table-cell>
          <table:table-cell office:value-type="float" office:value="129" calcext:value-type="float">
            <text:p>129</text:p>
          </table:table-cell>
          <table:table-cell/>
          <table:table-cell office:value-type="float" office:value="2" calcext:value-type="float">
            <text:p>2</text:p>
          </table:table-cell>
          <table:table-cell office:value-type="string" calcext:value-type="string">
            <text:p>The purpose of this work is to describe a ~100 line pseudospectral DNS solver developed from scratch in Python, using nothing more than NumPy and MPI for Python (mpi4py), possibly optimized with pyFFTW and Cython. It is important to stress that the entire solver is written in Python, this is not simply a wrapper of a low-level number cruncher. The mesh is created and decomposed in Python and MPI communications are implemented using mpi4py. Two popular strategies, slab and pencil, for MPI communications of the three-dimensional Fast Fourier Transform (FFT), required by the pseudo-spectral method, will be described. The entire solver is available online (https://github.com/mikaem/spectralDNS) under the GPL license.</text:p>
          </table:table-cell>
        </table:table-row>
        <table:table-row table:style-name="ro10">
          <table:table-cell office:value-type="float" office:value="1607.0085" calcext:value-type="float">
            <text:p>1607.0085</text:p>
          </table:table-cell>
          <table:table-cell office:value-type="string" calcext:value-type="string">
            <text:p>package, code, python</text:p>
          </table:table-cell>
          <table:table-cell office:value-type="float" office:value="99" calcext:value-type="float">
            <text:p>99</text:p>
          </table:table-cell>
          <table:table-cell/>
          <table:table-cell office:value-type="float" office:value="0" calcext:value-type="float">
            <text:p>0</text:p>
          </table:table-cell>
          <table:table-cell office:value-type="string" calcext:value-type="string">
            <text:p>The [mpi4py] Python package contains wrappers for almost the entire MPI and it has been shown to be able to distribute NumPy arrays at the speed of regular C arrays. The MPI for Python module allows us to write Python code with MPI just like regular low-level languages, but with a much simpler and user-friendly syntax. Since coding is performed like in C, the Python implementation may, as such, be used as an easy to follow, working prototype for a complete low-level implementation in Fortran, C or C++.</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1 MPI/MPI for Python (mpi4py)</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5 Dynamic loading of Python on supercomputers</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Index Terms—computational ﬂuid dynamics, direct numerical simulations, pseudo-spectral, python, FFT</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PROC. OF THE 8th EUR. CONF. ON PYTHON IN SCIENCE (EUROSCIPY 2015)</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float[:,:,:,:], float[:,:,:,:]), nopython=True)</text:p>
          </table:table-cell>
        </table:table-row>
        <table:table-row table:style-name="ro1">
          <table:table-cell office:value-type="float" office:value="1607.0085" calcext:value-type="float">
            <text:p>1607.0085</text:p>
          </table:table-cell>
          <table:table-cell office:value-type="string" calcext:value-type="string">
            <text:p>python</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function. The entire Python implementation of the 3D FFT with MPI for a slab mesh is shown below from pyfftw import fft, ifft, rfft2, irfft2, empty</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1" calcext:value-type="float">
            <text:p>51</text:p>
          </table:table-cell>
          <table:table-cell/>
          <table:table-cell office:value-type="float" office:value="0" calcext:value-type="float">
            <text:p>0</text:p>
          </table:table-cell>
          <table:table-cell office:value-type="string" calcext:value-type="string">
            <text:p>The major challenges one has to deal with when implementing a high performance solver for Eq. (10) in Python are the following • MPI • Mesh decomposition • Three dimensional Fourier transforms with MPI • Vectorization (NumPy ufuncs) • Dynamic loading of Python on a supercomputer</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Fig. 3: Strong scaling of various versions of the DNS solver.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Keys to the efﬁciency of the solver are the mesh decomposition and three dimensional FFT routines, implemented directly in Python using MPI, wrapped through MPI for Python, and a serial FFT module (both numpy.fft or pyFFTW may be used). Two popular decomposition strategies, slab and pencil, have been implemented and tested.</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1" calcext:value-type="float">
            <text:p>61</text:p>
          </table:table-cell>
          <table:table-cell/>
          <table:table-cell office:value-type="float" office:value="0" calcext:value-type="float">
            <text:p>0</text:p>
          </table:table-cell>
          <table:table-cell office:value-type="string" calcext:value-type="string">
            <text:p>Two bottlenecks appear in the standard scientiﬁc Python implementation of the pseudo spectral solver. The ﬁrst is the for loops seen in the fftn_mpi/ifftn_mpi functions previously described. The second is the cross product that needs to be computed in Eq. (10). A straight forward vectorized implementation and usage of the cross product is import numpy</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3" calcext:value-type="float">
            <text:p>73</text:p>
          </table:table-cell>
          <table:table-cell/>
          <table:table-cell office:value-type="float" office:value="0" calcext:value-type="float">
            <text:p>0</text:p>
          </table:table-cell>
          <table:table-cell office:value-type="string" calcext:value-type="string">
            <text:p>Fig. 2: Weak scaling of various versions of the DNS solver. The slab decomposition uses 4 · 643 nodes per core, whereas the pencil decomposition uses 2 · 643.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In this short paper we will ﬁrst describe the Fourier transformed Navier Stokes equations that are solved for a triply periodic domain. We will then give a brief description of the implementation and show the results of performance tests conducted on a BlueGene/P supercomputer at the KAUST supercomputing laboratory. The performance of the scientiﬁc Python solver, as well as a version optimized with Cython, is compared to a pure C++ implementati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87" calcext:value-type="float">
            <text:p>87</text:p>
          </table:table-cell>
          <table:table-cell/>
          <table:table-cell office:value-type="float" office:value="0" calcext:value-type="float">
            <text:p>0</text:p>
          </table:table-cell>
          <table:table-cell office:value-type="string" calcext:value-type="string">
            <text:p>Strong scaling is tested for a computational box of size 5123, for a various number of processors larger than 64. For slab decomposition the maximum number of CPUs is now 512, whereas for pencil 5122 CPUs can be used. The top panel of Figure 3 shows the performance of the scientiﬁc Python solvers. Evidently, the performance is degrading when the number of mesh nodes per CPU becomes lower and the number of processors increases. The main reason for this poor</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95" calcext:value-type="float">
            <text:p>95</text:p>
          </table:table-cell>
          <table:table-cell/>
          <table:table-cell office:value-type="float" office:value="0" calcext:value-type="float">
            <text:p>0</text:p>
          </table:table-cell>
          <table:table-cell office:value-type="string" calcext:value-type="string">
            <text:p>4 PARALLEL SCALING ON BLUE GENE/P In this section we compare the performance of the solver with a pure C++ implementation on Shaheen, a Blue Gene/P supercomputer at the KAUST supercomputing Laboratory. The C++ solver we are comparing with has been implemented using the Python solver as prototype and the only real difference is that the C++ solver is using the 3D FFT routines from [FFTW] with MPI included. For optimization we are only considering the Cython implementation, because we were not able to install Numba on Shaheen.</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ll known DNS codes (at least to the knowledge of the author) running on supercomputers are implemented in low-level languages like Fortran or C/C++. These languages are known for excellent performance in heavy duty number crunching algorithms, which goes a long way to explain the popularity. Python, on the other hand, is a scripting language known for being very convenient to work with, but as a research tool more aimed at post-processing, visualization or fast prototyping than high performance computing. However, a lesser known fact is that Python is very convenient to program also with</text:p>
          </table:table-cell>
        </table:table-row>
        <table:table-row table:style-name="ro13">
          <table:table-cell office:value-type="float" office:value="1607.0085" calcext:value-type="float">
            <text:p>1607.0085</text:p>
          </table:table-cell>
          <table:table-cell office:value-type="string" calcext:value-type="string">
            <text:p>python</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5 CONCLUSIONS In this paper we show that it is possible to write a very good solver for direct numerical simulations of turbulent ﬂows directly in Python, with nothing more than standard modules like NumPy, SciPy and MPI for Python (mpi4py). We also show that it is possible to get a fully competitive solver, that runs with the speed of C on thousands of processors with billions of unknowns, but then it is necessary to move a few computationally heavy routines from NumPy’s ufuncs to Cython or Numba. The current paper discusses only the triply periodic domain, suitable for studying isotropic turbulence. However, the use of Python/Cython for studying turbulence is not limited to only this conﬁguration and work is currently in progress to develop efﬁcient Python/Cython solvers for ﬂows with one or two inhomogeneous directions.</text:p>
          </table:table-cell>
        </table:table-row>
        <table:table-row table:style-name="ro6">
          <table:table-cell office:value-type="float" office:value="1607.0085" calcext:value-type="float">
            <text:p>1607.0085</text:p>
          </table:table-cell>
          <table:table-cell office:value-type="string" calcext:value-type="string">
            <text:p>python</text:p>
          </table:table-cell>
          <table:table-cell office:value-type="float" office:value="225" calcext:value-type="float">
            <text:p>225</text:p>
          </table:table-cell>
          <table:table-cell/>
          <table:table-cell office:value-type="float" office:value="0" calcext:value-type="float">
            <text:p>0</text:p>
          </table:table-cell>
          <table:table-cell office:value-type="string" calcext:value-type="string">
            <text:p>of mesh nodes per CPU constant. Since the FFT is known to scale with problem size as N log2 N, and assuming further that FFT is the major cost, the ideal weak scaling computing to log2 N. The upper time should then scale proportional panel of Figure 2, shows the scaling of the scientiﬁc Python solver, both with slab and pencil decomposition, compared also with the C++ solver. The slab solver uses mesh sizes of N = (2, 16, 128, 1024), whereas the pencil solver uses mesh sizes of N = (4, 32, 256, 2048). The scientiﬁc Python solver is evidently 30-40 % slower, but scaling is good - indicating that the MPI communications are performing at the level of C++. The lower panel of Figure 2 shows the performance of the solver when certain routines, most notably the cross product and the for-loop in the routines fftn_mpi/ifftn_mpi, have been computed with Cython. The results show that the Python solver now operates very close to the speed of pure C++, and the scaling is equally good. Note that the largest simulations in Figure 2 are using a computational box of size 20483 - approximately 8 billion mesh nodes.</text:p>
          </table:table-cell>
        </table:table-row>
        <table:table-row table:style-name="ro14">
          <table:table-cell office:value-type="float" office:value="1704.07709" calcext:value-type="float">
            <text:p>1704.07709</text:p>
          </table:table-cell>
          <table:table-cell office:value-type="string" calcext:value-type="string">
            <text:p>benchmark</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CIFAR-10 benchmark (Krizhevsky &amp; Hinton, 2009) consisting of 32 × 32 color images representing 10 classes. It is split into 50,000</text:p>
          </table:table-cell>
        </table:table-row>
        <table:table-row table:style-name="ro15" table:visibility="filter">
          <table:table-cell office:value-type="float" office:value="1704.07709" calcext:value-type="float">
            <text:p>1704.0770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architecture also performs well when compared to traditional architectures. One LSUV with a traditional DCNN architecture is called FitNet4, and it only achieved 70.04% classiﬁcation accuracy with data augmentation using mirroring and random shifts for CIFAR-100</text:p>
          </table:table-cell>
        </table:table-row>
        <table:table-row table:style-name="ro14" table:visibility="filter">
          <table:table-cell office:value-type="float" office:value="1704.07709" calcext:value-type="float">
            <text:p>1704.0770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ble 1. Testing errors (%) on MNIST, CIFAR-10(C10), CIFAR-100(C100), and SVHN. Here ”+” indicates standard data augmentation using random horizontal ﬂipping.IRCNN achieves lower testing errors in most of the cases indicate with bold.</text:p>
          </table:table-cell>
        </table:table-row>
        <table:table-row table:style-name="ro5" table:visibility="filter">
          <table:table-cell office:value-type="float" office:value="1704.07709" calcext:value-type="float">
            <text:p>1704.07709</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In both experiments, we used ReLU activation functions. We have generalized the network with dropout (0.5). Only the horizontal ﬂipping technique was applied when performing data augmentation. We trained the models for 350 epochs with a 128 batch size for CIFAR-10 and 100. During the training of MNIST and SVHN, we use 200 epochs with a mini-batch size of 128. For the impartial compari Figure 4. Training and validation loss of the IRCNN with SGD and LSUV+EVE on CIFAR-10.</text:p>
          </table:table-cell>
        </table:table-row>
        <table:table-row table:style-name="ro16" table:visibility="filter">
          <table:table-cell office:value-type="float" office:value="1704.07709" calcext:value-type="float">
            <text:p>1704.07709</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samples for training and 10,000 samples for testing. The experiment was conducted with and without data augmentation. The entire experiment was conducted on models similar to the one shown in Figure 2. Using the proposed approach, we achieved about 8.41% error without data augmentation and 7.37% error with data augmentation using the SGD technique. These results are better than those of most of the recognized DCNN models stated in Table 1. Even better performance is observed from the IRCNN with LSUV (Mishkin &amp; Matas, 2015) as the initialization approach and EVE (Koushik &amp; Hayashi, 2016) as the optimization technique. The results show around 8.17% and 7.11% error without and with data augmentation respectively. When comparing these results to those of the different models in Table 1, it can be observed that our proposed approach provides better accuracy compared to various advanced and hybrid models.The training and validation loss of the experiment on CIFAR-10 of this proposed model are shown in Figure 4. Figure 5 shows training and validation accuracy of IRCNN with SGD and LSUV+EVE.</text:p>
          </table:table-cell>
        </table:table-row>
        <table:table-row table:style-name="ro14">
          <table:table-cell office:value-type="float" office:value="1704.07709" calcext:value-type="float">
            <text:p>1704.07709</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digit recognition tested on mnist database. Vision Computing, 22(12):971–981, 2004.</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Figure 10. Testing accuracy of proposed IRCNN model against EIN and EIRN on augmented dataset of CIFAR-100.</text:p>
          </table:table-cell>
        </table:table-row>
        <table:table-row table:style-name="ro13">
          <table:table-cell office:value-type="float" office:value="1704.07709" calcext:value-type="float">
            <text:p>1704.07709</text:p>
          </table:table-cell>
          <table:table-cell office:value-type="string" calcext:value-type="string">
            <text:p>dataset</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improvement with respect to RCNN (Liang &amp; Hu, 2015). In addition, this architecture accelerates the training procedure, which is a concerning issue right now for training large scale deep learning approaches. Furthermore, we empirically investigated our model and determined that it outperforms against both the equivalent model of the Inception Networks and the Inception-Residual Networks. In the future, we would like to improve this model and experiment with large scale implementation using the teacher-student paradigm (Net2Net) on the ImageNet dataset (Chen et al., 2015b). In addition, the propose IRCNN will be tested with advanced activation functions such as ELU (Clevert et al., 2015).Furthermore, from our observation, this new architecture would be able to model context in input videos, which is another future direction for this work.</text:p>
          </table:table-cell>
        </table:table-row>
        <table:table-row table:style-name="ro17">
          <table:table-cell office:value-type="float" office:value="1704.07709" calcext:value-type="float">
            <text:p>1704.07709</text:p>
          </table:table-cell>
          <table:table-cell office:value-type="string" calcext:value-type="string">
            <text:p>dataset</text:p>
          </table:table-cell>
          <table:table-cell office:value-type="float" office:value="286" calcext:value-type="float">
            <text:p>286</text:p>
          </table:table-cell>
          <table:table-cell/>
          <table:table-cell office:value-type="float" office:value="0" calcext:value-type="float">
            <text:p>0</text:p>
          </table:table-cell>
          <table:table-cell office:value-type="string" calcext:value-type="string">
            <text:p>SVHN (Netzer et al. 2011) is one of the most challenging datasets for street view house number recognition (Netzer et al., 2011). This dataset contains color images representing house numbers from Google Street View. In this experiment, we have considered the second version, which consists with 32 × 32 color examples. There are 73,257 samples are in the training set and 26,032 samples in testing set. In addition, this dataset has 531,131 extra samples that are used for training purposes. As single input samples of this dataset contain multiple digits, the main goal is to classify the central digit. Due to the huge variation of color and brightness, this dataset is much for difﬁcult to classify compared to the MNIST dataset. In this case, we have experimented with the same model as is used in CIFAR-10 and CIFAR-100. We have used the same preprocessing steps applied in the experiments of RCNN (Liang &amp; Hu, 2015). The experimental results show better recognition accuracy, as shown in Table 1. We have obtained around 1.89% testing errors with IRCNN+SGD and 1.74% errors with IRCNN+LSUV+EVE respectively. It is noted that Local Contract Normalization (LCN) is applied during experiments of MaxOut (Goodfellow et al., 2013), NiN (Lin et al., 2013), DSN (Lee et al., 2015), and Drop Connect (Wan et al., 2013). The drop connection results in (Wan et al., 2013) are based on the average performance of ﬁve networks.</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28" calcext:value-type="float">
            <text:p>28</text:p>
          </table:table-cell>
          <table:table-cell/>
          <table:table-cell office:value-type="float" office:value="1" calcext:value-type="float">
            <text:p>1</text:p>
          </table:table-cell>
          <table:table-cell office:value-type="string" calcext:value-type="string">
            <text:p>• Experimental evaluation of the proposed learning models performance against different DCNN architec tures on different benchmark datasets such as MNIST, CIFAR-10, CIFAR-100 and SVHN.</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demonstrates less loss with better recognition accuracy. We have also empirically evaluated the rate of convergence of our proposed IRCNN algorithm compared with traditional EIN and EIRN models. The proposed model converged earlier with much lower model loss compared to EIN and EIRN. The computational cost (in seconds) per epoch of this IRCNN,EIN, and EIRN models for different benchmark datasets are shown in Table 2.</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103" calcext:value-type="float">
            <text:p>103</text:p>
          </table:table-cell>
          <table:table-cell/>
          <table:table-cell office:value-type="float" office:value="1" calcext:value-type="float">
            <text:p>1</text:p>
          </table:table-cell>
          <table:table-cell office:value-type="string" calcext:value-type="string">
            <text:p>We have evaluated the proposed IRCNN method (as well as several others for comparison) with a set of experiments on different benchmark datasets: MNIST (Kussul &amp; Baidyk, 2004), Cifar-10 (Krizhevsky &amp; Hinton, 2009), Cifar-100 (Krizhevsky &amp; Hinton, 2009), and SVHN (Netzer et al., 2011). The entire experiment has been conducted on a Linux environment with Keras (Chollet, 2016) and Theano (Bastien et al., 2012) in the Backend running on a single GPU machine with an NVIDIA GTX-980.</text:p>
          </table:table-cell>
        </table:table-row>
        <table:table-row table:style-name="ro9">
          <table:table-cell office:value-type="float" office:value="1704.07709" calcext:value-type="float">
            <text:p>1704.07709</text:p>
          </table:table-cell>
          <table:table-cell office:value-type="string" calcext:value-type="string">
            <text:p>dataset, benchmark</text:p>
          </table:table-cell>
          <table:table-cell office:value-type="float" office:value="116" calcext:value-type="float">
            <text:p>116</text:p>
          </table:table-cell>
          <table:table-cell/>
          <table:table-cell office:value-type="float" office:value="1" calcext:value-type="float">
            <text:p>1</text:p>
          </table:table-cell>
          <table:table-cell office:value-type="string" calcext:value-type="string">
            <text:p>In this paper, we have proposed a new architecture: Inception Recurrent Convolutional Neural Network (IRCNN) for object recognition where we have utilized the power of recurrent techniques for context modulation with the architecture of Inception networks. The experimental results show the promising recognition accuracy compared with different state-of-the-art Deep Convolutional Neural Networks (DCNN) models on different benchmark datasets such as MNIST, CIFAR-10, CIFAR-100, and SVHN. However, when the proposed IRCNN architecture is initialized with LSUV initialization technique, and optimization function of EVE, it achieved an object recognition accuracy of 71.76% on the CIFAR-100 dataset. This is about a 3.5%</text:p>
          </table:table-cell>
        </table:table-row>
        <table:table-row table:style-name="ro6">
          <table:table-cell office:value-type="float" office:value="1704.07709" calcext:value-type="float">
            <text:p>1704.07709</text:p>
          </table:table-cell>
          <table:table-cell office:value-type="string" calcext:value-type="string">
            <text:p>dataset, benchmark</text:p>
          </table:table-cell>
          <table:table-cell office:value-type="float" office:value="162" calcext:value-type="float">
            <text:p>162</text:p>
          </table:table-cell>
          <table:table-cell/>
          <table:table-cell office:value-type="float" office:value="1" calcext:value-type="float">
            <text:p>1</text:p>
          </table:table-cell>
          <table:table-cell office:value-type="string" calcext:value-type="string">
            <text:p>Deep convolutional neural networks (DCNNs) are an inﬂuential tool for solving various problems in the machine learning and computer vision ﬁelds. In this paper, we introduce a new deep learning model called an InceptionRecurrent Convolutional Neural Network (IRCNN), which utilizes the power of an inception network combined with recurrent layers in DCNN architecture. We have empirically evaluated the recognition performance of the proposed IRCNN model using different benchmark datasets such as MNIST, CIFAR-10, CIFAR100, and SVHN. Experimental results show similar or higher recognition accuracy when compared to most of the popular DCNNs including the RCNN. Furthermore, we have investigated IRCNN performance against equivalent Inception Networks and Inception-Residual Networks using the CIFAR-100 dataset. We report about 3.5%, 3.47% and 2.54% improvement in classiﬁcation accuracy when compared to the RCNN, equivalent Inception Networks, and InceptionResidual Networks on the augmented CIFAR100 dataset respectively.</text:p>
          </table:table-cell>
        </table:table-row>
        <table:table-row table:style-name="ro18">
          <table:table-cell office:value-type="float" office:value="1704.07709" calcext:value-type="float">
            <text:p>1704.07709</text:p>
          </table:table-cell>
          <table:table-cell office:value-type="string" calcext:value-type="string">
            <text:p>dataset, benchmark</text:p>
          </table:table-cell>
          <table:table-cell office:value-type="float" office:value="325" calcext:value-type="float">
            <text:p>325</text:p>
          </table:table-cell>
          <table:table-cell/>
          <table:table-cell office:value-type="float" office:value="0" calcext:value-type="float">
            <text:p>0</text:p>
          </table:table-cell>
          <table:table-cell office:value-type="string" calcext:value-type="string">
            <text:p>The deep learning revolution began in 1998 with (LeCun et al., 1998). From then on, several different architectures have been proposed that have shown massive success using many different benchmark datasets including MNIST, SVHN, CIFAR-10, CIFAR-100, ImageNet, and many more. Of the DCNN architectures, AlexNet (Krizhevsky et al., 2012), VGG (Simonyan &amp; Zisserman, 2014), NiN (Lin et al., 2013), the All Convolutional Network (Springenberg et al., 2014), GoogleNet (Szegedy et al., 2015), Inception-v4 (He et al., 2016a; Szegedy et al., 2016a), and Residual Networks(He et al., 2016b) can be considered the most popular architectures due to their improved performance on different benchmarks for object classiﬁcation. 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text:p>
          </table:table-cell>
        </table:table-row>
        <table:table-row table:style-name="ro19">
          <table:table-cell office:value-type="float" office:value="1704.07709" calcext:value-type="float">
            <text:p>1704.07709</text:p>
          </table:table-cell>
          <table:table-cell office:value-type="string" calcext:value-type="string">
            <text:p>dataset, benchmark</text:p>
          </table:table-cell>
          <table:table-cell office:value-type="float" office:value="330" calcext:value-type="float">
            <text:p>330</text:p>
          </table:table-cell>
          <table:table-cell/>
          <table:table-cell office:value-type="float" office:value="0" calcext:value-type="float">
            <text:p>0</text:p>
          </table:table-cell>
          <table:table-cell office:value-type="string" calcext:value-type="string">
            <text:p>However, the concept of recurrence in the visual cortex is only included in few DCNN models such as the Recurrent Convolutional Neural Network (RCNN) (Liang &amp; Hu, 2015), and a CNN with LSTM for visual description (Donahue et al., 2015). Additionally, Inception-V4 (Szegedy et al., 2016a), and Residual (He et al., 2016b) architectures are popular among the computer vision community. The intension of most recently developed DCNNs is to use Inception and Residual networks to implement larger deep networks. As the model becomes larger and deeper, the computational parameters of the architecture are increased dramatically. As a result, training the model becomes increasingly complex and thus, more computationally expensive. It is very challenging to include a recurrent property within popular Inception architectures, but recurrence is essential for improving the overall training and testing accuracy with fewer computational parameters. Others are trying to implement bigger and deeper DCNN architectures like GoogleNet (Szegedy et al., 2015), or a residual network with 1001 layers (He et al., 2016a) that achieves high recognition accuracy on different benchmark datasets. However, we are presenting an improved version of the DCNN model inspired by the information processing mechanisms of the human visual cortex, and recently developed some promising DCNN architectures like Inception-v4 (Szegedy et al., 2016a), and RCNN (Liang &amp; Hu, 2015). Therefore, we call this model the Inception Recurrent Convolutional Neural Network (IRCNN). This model not only ensures better recognition accuracy with fewer computational parameters against the state-of-the-art DCNN architectures, but also helps to improve the overall training process of the deep learning approach. This proposed architecture generalizes both Inception networks and RCNN models. The contributions of this work are as follows:</text:p>
          </table:table-cell>
        </table:table-row>
        <table:table-row table:style-name="ro20">
          <table:table-cell office:value-type="float" office:value="1704.07709" calcext:value-type="float">
            <text:p>1704.07709</text:p>
          </table:table-cell>
          <table:table-cell office:value-type="string" calcext:value-type="string">
            <text:p>dataset, benchmark</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 In most cases, the improvement of deep learning approaches has been due to the development of the following components: Initialization techniques of DCNNs (Mishkin &amp; Matas, 2015), new deep network architectures (Chen et al., 2015a; Shankar et al., 2016), optimized network structures (depending upon computational parameters) (Szegedy et al., 2016b; Iandola et al., 2016), deeper and wider deep networks (Urban et al., 2016; Zagoruyko &amp; Komodakis, 2016), activation functions (Clevert et al., 2015), and optimization methods for training DCNNs (Koushik &amp; Hayashi, 2016; Ngiam et al., 2011). Some researchers have been focusing on design alternatives that produce the same level of recognition accuracy as state-of-the-art architectures (like InceptionV4 with Residual Net (Szegedy et al., 2016a)) with fewer computational parameters (Iandola et al., 2016).</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In this implementation, we have augmented data applying only random horizontal ﬂipping techniques whereas other models published results with more data augmentation with transaction, central crop, and ZCA. This proposed model will provide better recognition accuracy when using datasets with additional augmentation.Due to hardware constrains, we were not able to experiment on massive scale implementations of IRCNN. This architecture will probably provide even better classiﬁcation accuracy with large networks on the same datasets. The large scale implementation of proposed IRCNN model with advanced components such as LSUV, EVE, and Exponential Linear Unit (ELU) (Clevert et al., 2015) will likely provide further improved recognition on CIFAR-10 and CIFAR-100 datasets.</text:p>
          </table:table-cell>
        </table:table-row>
        <table:table-row table:style-name="ro9">
          <table:table-cell office:value-type="float" office:value="1704.07709" calcext:value-type="float">
            <text:p>1704.07709</text:p>
          </table:table-cell>
          <table:table-cell office:value-type="string" calcext:value-type="string">
            <text:p>dataset, data</text:p>
          </table:table-cell>
          <table:table-cell office:value-type="float" office:value="124" calcext:value-type="float">
            <text:p>124</text:p>
          </table:table-cell>
          <table:table-cell/>
          <table:table-cell office:value-type="float" office:value="0" calcext:value-type="float">
            <text:p>0</text:p>
          </table:table-cell>
          <table:table-cell office:value-type="string" calcext:value-type="string">
            <text:p>This is another benchmarks for object classiﬁcation from the same group (K and Hinton, 2009) (Krizhevsky &amp; Hinton, 2009). The dataset contains 60,000 (50,000 for training and for 10,000 testing) color 32 × 32 images, and it has 100 classes. We have used SGD and LSUV (Mishkin &amp; Matas, 2015) as the initialization approach with the EVE optimization technique (Koushik &amp; Hayashi, 2016) in this experiment. The experimental results are shown in Table 1. In both cases, the proposed technique shows state-of-the-art accuracy compared with different DCNN models. IRCNN+SGD shows about 34.13% testing errors without data augmentation and 31.22% classiﬁcation errors</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45" calcext:value-type="float">
            <text:p>145</text:p>
          </table:table-cell>
          <table:table-cell/>
          <table:table-cell office:value-type="float" office:value="0" calcext:value-type="float">
            <text:p>0</text:p>
          </table:table-cell>
          <table:table-cell office:value-type="string" calcext:value-type="string">
            <text:p>with data augmentation. In addition, this models achieved around 30.87% and only 28.24% errors with SGD and LSUV+EVE on augmented dataset. This is the highest accuracy achieved in any of the deep learning models summarized in Table 1. For augmented datasets, we have achieved 71.76 % recognition accuracy with LSUV+EVE, which is about a 3.51% improvement compared to RCNN(Liang &amp; Hu, 2015). Figure 6 shows the training and validation loss of IRCNN for both experiments on CIFAR-100 with data augmentation(with initialization and optimization). It is clearly shown that the proposed model has lower error in the both experiments, showing the effectiveness of the proposed IRCNN learning model. The training and testing accuracy of the IRCNN with LSUV and EVE are shown in Figure 7.</text:p>
          </table:table-cell>
        </table:table-row>
        <table:table-row table:style-name="ro3">
          <table:table-cell office:value-type="float" office:value="1704.07709" calcext:value-type="float">
            <text:p>1704.07709</text:p>
          </table:table-cell>
          <table:table-cell office:value-type="string" calcext:value-type="string">
            <text:p>dataset, data</text:p>
          </table:table-cell>
          <table:table-cell office:value-type="float" office:value="166" calcext:value-type="float">
            <text:p>166</text:p>
          </table:table-cell>
          <table:table-cell/>
          <table:table-cell office:value-type="float" office:value="0" calcext:value-type="float">
            <text:p>0</text:p>
          </table:table-cell>
          <table:table-cell office:value-type="string" calcext:value-type="string">
            <text:p>(Mishkin &amp; Matas, 2015). On the other hand, we have only applied random horizontal ﬂipping for data augmentation in this implementation and achieved about 1.72% better recognition accuracy against FitNet4 (Mishkin &amp; Matas, 2015). For an impartial comparison with the EIN and EIRN models, we have implemented the Inception network with the same number of layers and parameters as in the transaction and Inception-block. Instead of using recurrent connectivity in the convolutional layers, we used sequential convolutional layers for the same time-step with the same kernels. During the implementation of EIRN, we only added residual connection in the Inception-Residual block, where the inputs of the Inception-Residual block are accumulated with the outputs of that particular block. In this case, all of the experiment have been conducted on the augmented CIFAR-100 dataset (Krizhevsky &amp; Hinton, 2009). The model loss and accuracy for both training and</text:p>
          </table:table-cell>
        </table:table-row>
        <table:table-row table:style-name="ro16">
          <table:table-cell office:value-type="float" office:value="1704.07709" calcext:value-type="float">
            <text:p>1704.07709</text:p>
          </table:table-cell>
          <table:table-cell office:value-type="string" calcext:value-type="string">
            <text:p>dataset, data</text:p>
          </table:table-cell>
          <table:table-cell office:value-type="float" office:value="205" calcext:value-type="float">
            <text:p>205</text:p>
          </table:table-cell>
          <table:table-cell/>
          <table:table-cell office:value-type="float" office:value="1" calcext:value-type="float">
            <text:p>1</text:p>
          </table:table-cell>
          <table:table-cell office:value-type="string" calcext:value-type="string">
            <text:p>MNIST is one of the most popular datasets for handwritten digits from 0-9 [36], the dataset contains 28 × 28 pixel grayscale images with 60,000 training examples and 10,000 testing examples. For this experiment, we trained the proposed model with two IRCNN convolution blocks (IRCNN-block 1 and IRCNN-block 2) and used the ReLU activation function. The model was trained with 60,000 samples and 10,000 samples were used for validation of the model. Eventually the trained network was tested with 10,000 testing examples. We obtained a test error of 0.32% with the IRCNN and the SGD, and achieved about 0.29% error for the IRCNN when initializing with LSUV (Mishkin &amp; Matas, 2015) and the EVE (Koushik &amp; Hayashi, 2016) optimization function. This provided the best accuracy compared to the RCNN, as well as the other state-of-the-art networks. The summary of the classiﬁcation accuracies is given in Table I. No data augmentation techniques have been applied in this experiment on MNIST. On the contrary, global contract normalization and ZCA whitening were applied in the experiments using most of the mentioned models.</text:p>
          </table:table-cell>
        </table:table-row>
        <table:table-row table:style-name="ro11">
          <table:table-cell office:value-type="float" office:value="1704.07709" calcext:value-type="float">
            <text:p>1704.07709</text:p>
          </table:table-cell>
          <table:table-cell office:value-type="string" calcext:value-type="string">
            <text:p>github</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Chollet, F. Keras. https://github.com/fchollet/keras, 2016.</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ursuing our consideration of the quantity of citations of research work, “coercive citations” required by peer reviewers are hard to prove. Data on the peer review process is very difficult to obtain from editors (mostly because it is confidential), while authors rarely communicate reviews</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CH and BVI obtained data from WoS. MA, CH, BVI, GR and TA performed data analysis and manuscript design. Communication to papers’ corresponding authors, Journal1 editor in chief and in-voluntarily to Author1 was responsibility of CH. CH and MA equally can be considered as being corresponding authors for this work.</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One may claim that the above data could be the result of the paper topics and spontaneous field and author recognition. The extremely fast increase in the number of citations for both “new” editors (Author1 and Author2) seems to show that this is not the case. Indeed, as pointed out above, the topic of the special issue could also be a trigger. Still there were plenty of citations which came through the papers published in regular issues.</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t hardly needs to be said that it is quite normal, on the one hand, that special issues be published, sometimes through guest editors, and on the other hand that editorial boards evolve - in particular if some organizer has shown editorial skill. Notice that the promotion, addition, or removal, of editors could be of interest within the scope of our investigations, but gathering and analyzing such data would carry us far from the present aim, which concerns post-editorial board behavior.</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f the study is run using the three aforementioned data bases (WoS, Science Direct, and Google Scholar), different results are achieved due to variations in the details that each contains. However, the overall conclusions do not significantly differ [33]. Thus we are reporting only the data from WoS. Moreover, in order to be as general as possible, we will use the word “item” to facilitate inclusion of what are not strictly “papers in peer review journals.”</text:p>
          </table:table-cell>
        </table:table-row>
        <table:table-row table:style-name="ro21" table:visibility="filter">
          <table:table-cell office:value-type="float" office:value="1705.01464" calcext:value-type="float">
            <text:p>1705.0146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n the other side, that of authors, almost every person involved in academic life, from graduate students and up to tenured professors, wants to publish their ideas and research outcomes in journals ranked as highly as possible. Hence, during a peer review process, difficult situations that can lead to unfair practices may occur [4]. Incidents of misconduct have been reported that involve data fabrication, faking peer review, duplication, reproducibility, and plagiarism on the part of authors [5-8]. Editors themselves can undermine the peer review process in much the same way that authors or third-party agencies have done elsewhere [9].</text:p>
          </table:table-cell>
        </table:table-row>
        <table:table-row table:style-name="ro22" table:visibility="filter">
          <table:table-cell office:value-type="float" office:value="1705.01464" calcext:value-type="float">
            <text:p>1705.01464</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Of course, we do not claim that all citations are biased or coercive in a review process. It seems quite acceptable that reviewers and editors insist on pertinent references. The policy question remains whether editors should accept reviews suggesting an increase in references pertinent to the reviewers. In this respect, the role of editors is hard to analyze due to the lack of available data that is not usually released by editors and publishers (with rare exceptions). (We acknowledge comments by various editors emphasizing the time spent to control such apparently coercive citations.) We have shown in the present data analysis that a quantitative approach can be utilized to analyze data on editors without any breach of professional responsibility or etiquette.</text:p>
          </table:table-cell>
        </table:table-row>
        <table:table-row table:style-name="ro12">
          <table:table-cell office:value-type="float" office:value="1705.01464" calcext:value-type="float">
            <text:p>1705.01464</text:p>
          </table:table-cell>
          <table:table-cell office:value-type="string" calcext:value-type="string">
            <text:p>data, database</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Nowadays the academic community is using three major multi-disciplinary scientific databases (Web of Science Thomson Reuters (WoS), Scopus, and Google Scholar) in an extensive way. It is admitted that there is no ideal database [33]. Each has strengths and weaknesses. For the current research paper, WoS has been chosen as the data source. A synopsis of information with regards to our current research framework is presented in table 1.</text:p>
          </table:table-cell>
        </table:table-row>
        <table:table-row table:style-name="ro16">
          <table:table-cell office:value-type="float" office:value="1705.01464" calcext:value-type="float">
            <text:p>1705.01464</text:p>
          </table:table-cell>
          <table:table-cell office:value-type="string" calcext:value-type="string">
            <text:p>dataset</text:p>
          </table:table-cell>
          <table:table-cell office:value-type="float" office:value="215" calcext:value-type="float">
            <text:p>215</text:p>
          </table:table-cell>
          <table:table-cell/>
          <table:table-cell office:value-type="float" office:value="0" calcext:value-type="float">
            <text:p>0</text:p>
          </table:table-cell>
          <table:table-cell office:value-type="string" calcext:value-type="string">
            <text:p>How much is the h-index of an editor of a well ranked journal improved due to citations which occur after his/her appointment? Scientific recognition within academia is widely measured nowadays by the number of citations or h-index. Our dataset is based on a sample of four editors from a well ranked journal (impact factor – IF – greater than 2). The target group consists of two editors who seem to benefit by their position through an increased citation number (and subsequently h-index) within journal. The total amount of citations for the target group is bigger than 600. The control group is formed by another set of two editors from the same journal whose relations between their positions and their citation records remain neutral. The total amount of citations for the control group is more than 1200. The timespan for which citations’ pattern has been studied is 1975-2015. Previous coercive citations for a journal benefit (increase its IF) has been signaled. To the best of our knowledge, this is a pioneering work on coercive citations for personal (editors’) benefit. Editorial teams should be aware about this type of potentially unethical behavior and act accordingly.</text:p>
          </table:table-cell>
        </table:table-row>
        <table:table-row table:style-name="ro23">
          <table:table-cell office:value-type="float" office:value="1705.01464" calcext:value-type="float">
            <text:p>1705.01464</text:p>
          </table:table-cell>
          <table:table-cell office:value-type="string" calcext:value-type="string">
            <text:p>retriev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42. Journal Citation Reports Notice. Retrieved on November 28th, 2015. Available online:</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34. Journal Citation Reports, Retrieved on multiple occasions in November-December 2015 and September 2016. Available online: https://jcr.incites.thomsonreuters.com/JCR JournalHomeAction.action</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26. Brooks, J.J. Promotion at the Johns Hopkins School of Medicine. Retrieved on September 1st, 2016, Available online: http://www.hopkinsmedicine.org/gim/useful_links/ppc%20 promotion.pdf</text:p>
          </table:table-cell>
        </table:table-row>
        <table:table-row table:style-name="ro12">
          <table:table-cell office:value-type="float" office:value="1705.01464" calcext:value-type="float">
            <text:p>1705.01464</text:p>
          </table:table-cell>
          <table:table-cell office:value-type="string" calcext:value-type="string">
            <text:p>retrieve</text:p>
          </table:table-cell>
          <table:table-cell office:value-type="float" office:value="94" calcext:value-type="float">
            <text:p>94</text:p>
          </table:table-cell>
          <table:table-cell/>
          <table:table-cell office:value-type="float" office:value="0" calcext:value-type="float">
            <text:p>0</text:p>
          </table:table-cell>
          <table:table-cell office:value-type="string" calcext:value-type="string">
            <text:p>study. Science and engineering ethics, 2015, 21(4), 829-835 13. Davis, P. Citation cartel or editor gone rogue? Scholarly Kitchen, 9th March, 2017 14. Rasmussen, M.; Savenije, H.; Thybo, H. ; Bamber, J. EGU &amp; Copernicus report about citation stacking in the EGU journals SE and SOIL, European Geosciences Union, 27th February, 2017 15. Chaos, Solitons &amp; Fractals, Volume 38, Issue 5. Retrieved on multiple occasions in November</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We focus on a speciﬁc MC benchmark, XSBench. This benchmark models the calculation of macroscopic neutron “cross sections” [42] within a nuclear reactor, which is the most computationally intensive part of a typical MC transport algorithm [43]. Listing 9 shows the major computation of XSBench.</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41] D. H. Bailey, L. Dagum, E. Barszcz, and H. D. Simon, “Nas parallel benchmark results,” in ACM/IEEE conference on Supercomputing, 1992. [42] J. R. Tramm, A. R. Siegel, T. Islam, and M. Schulz, “XSBench the Development and Veriﬁcation of a Performance Abstraction for Monte Carlo Reactor Analysis,” in International Conference on Physics of Reactors, 2014.</text:p>
          </table:table-cell>
        </table:table-row>
        <table:table-row table:style-name="ro12">
          <table:table-cell office:value-type="float" office:value="1705.05541" calcext:value-type="float">
            <text:p>1705.05541</text:p>
          </table:table-cell>
          <table:table-cell office:value-type="string" calcext:value-type="string">
            <text:p>benchmark</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We perform the above process for each iteration of the XSBench loop, and introduce ﬁve counters to count how many times each interaction type is chosen for all iterations. Given the sufﬁcient number of lookups (i.e., iterations of the main computation loop), the number of times an interaction type is chosen is roughly the same for all interaction types. This method gives us a deterministic and meaningful way to quantify the validness of the benchmark result.</text:p>
          </table:table-cell>
        </table:table-row>
        <table:table-row table:style-name="ro3">
          <table:table-cell office:value-type="float" office:value="1705.05541" calcext:value-type="float">
            <text:p>1705.05541</text:p>
          </table:table-cell>
          <table:table-cell office:value-type="string" calcext:value-type="string">
            <text:p>benchmark</text:p>
          </table:table-cell>
          <table:table-cell office:value-type="float" office:value="185" calcext:value-type="float">
            <text:p>185</text:p>
          </table:table-cell>
          <table:table-cell/>
          <table:table-cell office:value-type="float" office:value="0" calcext:value-type="float">
            <text:p>0</text:p>
          </table:table-cell>
          <table:table-cell office:value-type="string" calcext:value-type="string">
            <text:p>XSBench is only a benchmark for performance study, hence its result (particularly macro xs vector) does not have sufﬁcient physical meaning. From one run to another, the result can be different due to the random nature of the benchmark. It is difﬁcult to know if the benchmark result remains correct for our crash consistence evaluation. Based on the domain knowledge, we slightly extend the benchmark such that the benchmark result has physical meaning. In particular, at the end of each iteration, we apply a cumulative distribution function (CDF) to the ﬁve elements of macro xs vector, and then normalize the CDF result by the largest element. Then we generate a uniformly distributed random number x ( 0 &lt; x &lt; 1). This random number represents a computation result in a full-featured simulation of the nuclear reactor. Based on the random number, we ﬁnd which interaction type (i.e., which element of macro xs vector) should be chosen based on the normalized CDF result.</text:p>
          </table:table-cell>
        </table:table-row>
        <table:table-row table:style-name="ro24">
          <table:table-cell office:value-type="float" office:value="1705.05541" calcext:value-type="float">
            <text:p>1705.05541</text:p>
          </table:table-cell>
          <table:table-cell office:value-type="string" calcext:value-type="string">
            <text:p>benchmark</text:p>
          </table:table-cell>
          <table:table-cell office:value-type="float" office:value="212" calcext:value-type="float">
            <text:p>212</text:p>
          </table:table-cell>
          <table:table-cell/>
          <table:table-cell office:value-type="float" office:value="0" calcext:value-type="float">
            <text:p>0</text:p>
          </table:table-cell>
          <table:table-cell office:value-type="string" calcext:value-type="string">
            <text:p>To verify the above basic idea, we run XSBench with an input problem of 34 fuel nuclides in a Hoogenboom-Martin reactor model. With such input problem, the energy grid and nuclide grid take about 246MB memory. There are 1.5 × 107 lookups in the main computation loop. We use our crash simulator to run the benchmark and trigger a crash when the benchmark is in the 1.5 × 106th lookup (10% of all lookups). Figure 10 shows how many times each interaction type is counted for two tests. In one test, we do not have crash (labeled as “No crash”); in the other test, we have the crash but immediately restart based on the above basic idea (labeled as “Crash and restart based on the basic idea”). The numbers of times counted for the ﬁve interaction types are normalized by the total number of lookups and shown as percentage in the y axis. These two tests use the same randomly sampled inputs (Line 2 in Figure 9) for each lookup, such that we enable a fair comparison of the XSBench results of the two tests.</text:p>
          </table:table-cell>
        </table:table-row>
        <table:table-row table:style-name="ro25">
          <table:table-cell office:value-type="float" office:value="1705.05541" calcext:value-type="float">
            <text:p>1705.05541</text:p>
          </table:table-cell>
          <table:table-cell office:value-type="string" calcext:value-type="string">
            <text:p>benchmark</text:p>
          </table:table-cell>
          <table:table-cell office:value-type="float" office:value="275" calcext:value-type="float">
            <text:p>275</text:p>
          </table:table-cell>
          <table:table-cell/>
          <table:table-cell office:value-type="float" office:value="0" calcext:value-type="float">
            <text:p>0</text:p>
          </table:table-cell>
          <table:table-cell office:value-type="string" calcext:value-type="string">
            <text:p>To measure recomputation cost, we use the crash emulator to trigger a crash at a speciﬁc program execution point, particularly Line 10 (Figure 2) in the 15th iteration of the main loop in NPB CG (one benchmark in NAS parallel benchmark suite [41]). Figure 3 shows the performance on the heterogeneous NVM/DRAM system with different input problems of CG. The recomputation time in the ﬁgure is broken down, and it includes the time to detect from which iteration CG is resumable (labeled as “Detecting where to restart”) and the time to resume from the resumable iteration to the crashed iteration (labeled as “Resuming computation time” in the ﬁgure). The recomputation time is normalized by the average execution time of individual iterations of the main loop in CG. The number of iterations on the top of each column is the number of iteration we lose because of the crash. the recomputation cost becomes smaller when we use a larger input problem size. When the input problem size is small (Classes S and W), the recompaution time is relatively large. We lose all of the iterations (15 iterations) when the crash happens. However, when the input problem size is large (Classes B and C), we lose only 1 iteration and the recomputation time is very small. This result is aligned with our performance characterization: in particular, a larger input problem tends to lose smaller computation when a crash happens.</text:p>
          </table:table-cell>
        </table:table-row>
        <table:table-row table:style-name="ro11">
          <table:table-cell office:value-type="float" office:value="1705.05541" calcext:value-type="float">
            <text:p>1705.05541</text:p>
          </table:table-cell>
          <table:table-cell office:value-type="string" calcext:value-type="string">
            <text:p>code</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Fig. 9. Pseudo code for XSBench.</text:p>
          </table:table-cell>
        </table:table-row>
        <table:table-row table:style-name="ro1">
          <table:table-cell office:value-type="float" office:value="1705.05541" calcext:value-type="float">
            <text:p>1705.05541</text:p>
          </table:table-cell>
          <table:table-cell office:value-type="string" calcext:value-type="string">
            <text:p>code</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1 2 3 4 5 6 7 8 9 10 11 12 Fig. 1. Pseudo-code for CG. Capital letters such as A represent matrices; lowercase letters such as x, y, z represent vectors; Greek letters α, ρ represent scalar numbers.</text:p>
          </table:table-cell>
        </table:table-row>
        <table:table-row table:style-name="ro3">
          <table:table-cell office:value-type="float" office:value="1705.05541" calcext:value-type="float">
            <text:p>1705.05541</text:p>
          </table:table-cell>
          <table:table-cell office:value-type="string" calcext:value-type="string">
            <text:p>code available, code</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The above algorithm extension also increases the working set size which could cause extra cache misses and lose performance. However, we do not see big performance loss (no bigger than 8.2%) in our evaluation. The reason is as follows. Given a large matrix size n × n, the matrix multiplication based on the submatrix multiplication in the original code causes similar cache misses as the new algorithm, because both of the original code and the new algorithm fetch different submatrices for multiplication and save the results in either C f or Cs. Those submatrices multiplications, which dominates the computation time, have “streaming-like” memory access patterns — we need to fetch submatrices one by one for multiplication. Such memory access patterns cause similar cache misses in the original code and the new algorithm. Furthermore, the regular memory access patterns in matrix multiplication allows prefetching to take effect and further alleviate the effects of cache misses.</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ith the memory-based checkpoint (i.e., checkpoint based on the NVM-only system or the heterogeneous NVM/DRAM system), checkpoint is equivalent to perform data copying plus cache ﬂushing to ensure data consistence between NVM an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Performance characterization. The above algorithm-based approach does not use checkpoint or frequent cache ﬂushing to explicitly build consistent and valid data state for those critical data objects in NVM. This greatly reduces runtime overhead, as shown in our performance evalu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0] P. Wu, D. Li, Z. Chen, J. Vetter, and S. Mittal, “Algorithm-Directed Data Placement in Explicitly Managed No-Volatile Memory,” in ACM Symposium on High-Performance Parallel and Distributed Computing (HPDC), 2016.</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0] W. Wei, D. Jiang, S. A. McKee, J. Xiong, and M. Chen, “Exploiting Program Semantics to Place Data in Hybrid Memory,” in International Conference on Parallel Architecture and Compilation (PACT), 2015.</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rd, we study the Monte-Carlo (MC) method. MC is known for its statistics nature and error tolerance. In a sense, the inconsistency data is an “error”. Hence MC can restart from the crash without knowing the consistent stat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introduce a new method to establish a consistent and correct state for critical data objects of HPC applications in NVM. The goal is to replace checkpoint for HPC fault tolerance based on the non-volatility of NVM, while introducing ignorable runtime overhead.</text:p>
          </table:table-cell>
        </table:table-row>
        <table:table-row table:style-name="ro26"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7] S. R. Dulloor, A. Roy, Z. Zhao, N. Sundaram, N. Satish, R. Sankaran, J. Jackson, and K. Schwan, “Data Tiering in Heterogeneous Memory Systems,” in Proceedings of the Eleventh European Conference on Computer Systems (EuroSys), 2016.</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application to collect total number of instructions, and then reports it to the user. The user chooses an instruction number to trigger application crash, and then re-runs the crash emulator. The data values will be output by the crash emulator when the user-speciﬁed number of instructions is execute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lgorithm extension. We leverage the checksum information to detect crash consistence and correct inconsistent data in the output matrix C in NVM. To do so, a naive idea is to ﬂush checksums at the end of each iteration of the loop in Figure 5. Then, when a crash happens, we check checksums to detec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o study data consistence between caches and NVM-based main memory when the application crash happens, we develop a “crash emulator” that allows us to examine the values of remaining data in caches and main memory. To study application performance in NVM, we use an NVM performance emulator. We explain the crash emulator and test environment as follow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Conclusions. Treating inconsistent data as data corruption and using algorithm-based fault tolerance to detect and correct data inconsistence in NVM save expensive runtime overhead to establish crash consistence. Selectively ﬂushing cache blocks to maintain crash consistence of checksums is the key. Given a large matrix size, our approach can effectively limit the recomputation cost to one submatrix multiplication or addition.</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lgorithm extension. Because of the random nature of XSBench, we expect that directly restarting from remaining data in NVM after a crash does not result in incorrect results, assuming that macro xs vector and the two arrays (nuclide grid and energy grid) in NVM are accessible after the crash. In particular, at every iteration, we ﬂush the cache block</text:p>
          </table:table-cell>
        </table:table-row>
        <table:table-row table:style-name="ro27"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new algorithm solves the two problems in the original algorithm, because checksums in the result matrices (C temp and Ctemp), once established and consistent in NVM, are not overwritten, hence can be used reliably to detect inconsistence of matrix data at any moment. Furthermore, a set of temporal matrices enable easy recomputation and easy detection of inconsistenc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runtime overhead of our algorithm-based approach is much smaller than the NVM-based checkpoint. For example, when rank = 200, NVM-based checkpoint has at least 21.8% overhead, while our approach has only 8.2%. This is due to the fact that our approach selectively ﬂushes cache blocks of the checksums, instead of copying all data blocks of critical data objects.</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o address the above data inconsistence problem, we can ﬂush the ﬁve counters and macro xs vector whenever there is any update happened to them at every iteration. However, such frequent cache ﬂushing causes 16% performance loss. Hence, we ﬂush caches lines every n iterations (n = 0.01% of total number of lookups), shown in Figure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onclusions. To ensure result correctness, MC simulation must ﬂush a few cache blocks to enable crash consistence. Different from CG which has large data objects frequently evicting critical data objects out of caches, XSBench with large data objects may have small memory footprint at each iteration and cannot evict critical data objects. This is due to the random nature of MC simul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particular, if a crash happens at an iteration i, we examine the data values of p(i+1), q(i), z(i+1), and r(i+1) in NVM, and decide if the above implicit relationships are held. If not, then p, q, z, and r are not consistent and valid, and we canno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3], incremental checkpoint that only checkpoints modiﬁed data to reduce checkpoint size [4], [5], [6], [7], and disk-less checkpoint [8], [9], [10], [4], the checkpoint overhead remains one of the major scalability challenges for future extreme-scale HPC systems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 We reveal that with the algorithm-directed approach, the recomputation cost varies because of caching effects. With a sufﬁciently large input problem, most of data objects in HPC applications can be consistent and correct in NVM. Hence, the recomputation cost can be small. • We demonstrate that based on the algorithm-directed approach, leveraging the non-volatility of NVM to enhance or even remove the traditional checkpoint is feasible for future HP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However, there is a problem with the strategy of periodical checkpoint. If the application state to checkpoint is large, the application has to suffer from a large data copy overhead. This fact is especially pronounced in HPC systems based on remote storage nodes for checkpoint. Although there is a large body of work to reduce the checkpoint overhead, such as hierarchical checkpoint to save checkpoint in local compute nodes [1],</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n CG, there are implicit relationships between multiple data objects, shown in Equations 1 and 2. In particular, Equation 1 shows that at each iteration i, the vectors p(i+1) and q(i) satisfy an orthogonality relationship. Equation 2 shows that at each iteration i, the vectors r(i+1), z(i+1), b, and the matrix A satisfy an equality relationship.</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Besides the above NVM emulation based on Quartz, we also study an NVM conﬁguration with the same bandwidth and latency as DRAM. With this conﬁguration, NVM is the same as DRAM. Hence we use an NVM-only system without DRAM cache, and do not need Quartz. Such NVM conﬁguration is based on an optimistic assumption on NVM performance, and eliminates any performance impact of data placement in a heterogeneous NVM/DRAM on our study.</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8] R. Chen, Z. Shao, and T. Li, “Bridging the i/o performance gap for big data workloads: A new nvdimm-based approach,” in IEEE/ACM International Symposium on Microarchitecture (MICRO), 2016. [29] M. Giardino, K. Doshi, and B. Ferri, “Soft2LM: Application Guided Heterogeneous Memory Management,” in International Conference on Networking, Architecture, and Storage (NAS), 2016.</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bstract—Fault tolerance is one of the major design goals for HPC. The emergence of non-volatile memories (NVM) provides a solution to build fault tolerant HPC. Data in NVM-based main memory are not lost when the system crashes because of the nonvolatility nature of NVM. However, because of volatile caches, data must be logged and explicitly ﬂushed from caches into NVM to ensure consistence and correctness before crashes, which can cause large runtime overhead.</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Based on the above observation, we propose a novel method to analyze data consistence and correctness in NVM when the application crashes. In particular, instead of frequently tracking and maintaining data consistence and correctness in NVM at runtime, we slightly extend the application data objects or selectively ﬂush cache blocks, which introduces ignorable runtime overhead. Such application extension or cache ﬂushing allow us to use algorithm knowledge to reason data consistence and correctness when the application crashe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f the critical data objects in NVM. However, contrary to the common intuition, we ﬁnd that some critical intermediate results in MC could be lost and have big impact on computation result correctness. We must ensure the consistence and correctness of those critical intermediate results. Based on the above algorithm knowledge, we only ﬂush the data of the critical intermediate results out of caches. This brings ignorable overhead while ensuring the computation correctness when restarting M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est environment. To measure runtime performance, we use a system with two Xeon E5606 (2.13GHz) and 32GB memories. To emulate NVM performance, we use Quartz emulator [37], a lightweight DRAM-based emulator that allows us to change DRAM bandwidth and latency. Quartz has low overhead and good accuracy (with emulation errors 0.2% 9%) [37]. More importantly, it allows us to emulate HPC workloads with large data sets within reasonable time.</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lgorithm extension. Instead of using the checkpoint method (in which at least three arrays p, q, and z should be explicitly saved) to achieve the crash consistence, we rely on the existing hardware-based caching mechanism to evict data out of caches and opportunistically build the crash consistence. We extend CG and leverage the above implicit relationships between the data objects to reason the crash consistency of p, q, and z in NVM. This method removes runtime checkpoint and frequent cache ﬂushing, hence improving performance.</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The user can specify the application crash point in two ways. In the ﬁrst way, the user can ask the crash emulator to output the data values after a speciﬁc statement is executed. This is achieved by inserting an API (particularly crash sim output()) right after the statement in the application. In the second way, the user can ask the crash emulator to output the data values after a speciﬁc number of instructions have been executed. To implement the second way, the crash emulator ﬁrst proﬁles</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Crash emulator. We develop a PIN [36] based crash emulator. In essence, the crash emulator intercepts memory read and write instructions from the application, and emulates a conﬁgurable LRU cache. But different from the traditional PIN-based cache emulator, our crash emulator records the most recent data values in caches and main memory. The crash emulator also allows the user to specify when to trigger application crash. When a user-speciﬁed crash point is triggered, the crash emulator will output the values of data in caches and main memory.</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Note that during our crash tests, our algorithm-based approach cannot correct those inconsistent data in C temp and Ctemp, because there are too much inconsistent data in the same row or column, which are not correctable by the checksums. Hence we claim in the above discussion that the submatrix multiplication or addition is lost. However, for some cases, it is possible that our algorithm-based approach can directly correct those inconsistence data based on checksums. In those cases, the submatrix multiplication or addition is not lost, and the recomputation cost is even smaller.</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owever, if the linear system to solve by CG is small, the data values of the four arrays from multiple iterations are in caches and get lost when the crash happens. Depending on how many iterations of the data are lost, our approach could result in larger recomputation cost than the traditional checkpoint. In the worst case, our approach has to restart from the very beginning of CG. However, for those small systems with data sizes smaller than the last level cache size, the recomputation cost is small, and hence may not be a problem.</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XSBench has two large, read-only data arrays, which are a nuclide grid and an energy grid. The two arrays account for most of the memory footprint of XSBench. XSBench has a main computation loop, and each iteration of the loop performs a lookup of some data (particularly “cross section” data) from the nuclide grid with the assist of searching the energy grid. The lookup result of each iteration accumulates to an array (particularly, macro xs vector) with ﬁve elements (Line 7 in Figure 9). Each element of the array macro xs vector is the value of a macroscopic cross section. Those ﬁve values</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ur method is based on the following observation. Given a relatively small cache size (comparing with the main memory), most of data in an HPC application are not in caches, and should be in consistent state in NVM, because HPC applications are characterized with a large memory footprint. However, how to detect which data in NVM is consistent and can be reused for recomputation is challenging. The existing logging-based approaches explicitly establish data consistence and correctness with logs, but at the cost of data copy. If we can reason the consistent state of data in NVM, then we do not need logs, and remove expensive data cop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ault tolerance is one of the major design goals for HPC. Because of hardware and software faults and errors, HPC applications can crash or have incorrect computation results during the execution. The most common strategy to enable fault tolerant HPC is to periodically store a consistent and correct application state in persistent storage, such that there is always a resumable state throughout the application execution. Such application state is often characterized as the data values of critical data objects within the application. If the application crashes or an error is detected during the application execution, the application can go back to the last consistent and correct state, and restart. The application-level checkpoint/restart mechanism is an implementation of such strategy.</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o maintain a consistent and correct state in NVM throughout the application execution, the most common softwarebased approaches are redo-log (storing new data updates) or undo-log (storing old data values) [13], [14], and enable a transaction scheme for relatively small workloads (e.g., hash table searching, B-tree searching, and random swap). Those approaches are often based on a programming model with the support of persistent semantics [13], [14], [15]. Those approaches, unfortunately, can impose large overhead, because they have to log memory update intensively and maintain the corresponding metadata. Such overhead is especially pronounced when the data objects are frequently updated b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In this paper, we introduce an algorithm-based method to establish crash consistence in NVM for HPC applications. We slightly extend application data structures or sparsely ﬂush cache blocks, which introduce ignorable runtime overhead. Such extension or cache ﬂushing allows us to use algorithm knowledge to reason data consistence or correct inconsistent data when the application crashes. We demonstrate the effectiveness of our method for three algorithms, including an iterative solver, dense matrix multiplication, and Monte-Carlo simulation. Based on comprehensive performance evaluation on a variety of test environments, we demonstrate that our approach has very small runtime overhead (at most 8.2% and less than 3% in most cases), much smaller than that of traditional checkpoint, while having the same or less recomputation cost.</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build a consistent and correct state for critical data objects in NVM, the data objects in NVM must be updated with the most recent data in caches. This can be achieved by using cache ﬂushing instructions to ﬂush cache blocks of data objects out of caches. Because there is no mechanism to track which cache block is dirty and whether a speciﬁc cache block is in caches, we have to ﬂush all cache blocks of the data objects, as if those cache blocks are in caches. Flushing clean cache blocks in caches and ﬂushing cache blocks not in caches have performance cost at the same order as ﬂushing dirty cache blocks. Hence, depending on the size of the data objects, ﬂushing cache blocks of the data objects can be expensive.</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The emergence of non-volatile memories (NVM), such as phase change memory (PCM) and STT-RAM, provide an alternative solution to build fault tolerant HPC. Unlike regular DRAM, those memories are persistent, meaning that data are not lost when the system crashes because of the non-volatility nature of NVM. Furthermore, short access latency and large memory bandwidth of NVM makes the performance of NVM close to that of DRAM. In fact, with hardware simulation, the existing work has demonstrated that using NVM as the main memory to run sophisticated scientiﬁc applications may not have large performance loss [12], because of memory level parallelism and the overlap between computation and memory accesses. Hence, using NVM as the main memory to build fault tolerant HPC is promising.</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lgorithm knowledge has been used to address the problems of fault tolerance [16], [17], [18], [19], [20], performance optimization [21], [22], [23], and energy efﬁciency [24], [25]. In this paper, we extend the usage of numerical algorithm knowledge into a new territory: by using algorithm-inherent invariant relationship between data objects or algorithm-inherent statistics, we determine consistence and correctness of data objects without expensive data copy or cache ﬂushing. Our main contributions are summarized as follows. • We introduce an algorithm-directed approach to address crash consistence in NVM for HPC. This approach has very small runtime overhead (at most 8.2% and less than 3% in most cases), much smaller than that of traditional checkpoint, while providing the same or less recomputation cost.</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Since NVM techniques may have inferior performance than DRAM (e.g., 4× higher latency and 8× lower bandwidth [27]), we conﬁgure NVM bandwidth as 1/8 of DRAM bandwidth with Quartz. We change memory bandwidth, because our evaluation tests include cache ﬂushing and memory copying, which are sensitive to memory bandwidth. Since NVM has inferior performance with the lower bandwidth, we introduce a DRAM cache to bridge performance gap between NVM and DRAM. Such heterogeneous NVM/DRAMbased main memory is common [27], [29], [38], [33], [39]. the same as a recent The DRAM cache size is 32MB, algorithm-based work for NVM [40]. With this heterogeneous NVM/DRAM-based main memory, we must decide data placement between NVM and DRAM. We decide data placement in this memory system based on a recent work [27].</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In essence, we leverage invariant conditions inherent in algorithms, and decide if the invariant conditions still hold when the crash happens. We study using numerical algorithm knowledge to detect consistence and correctness for restart from three perspectives. First, we leverage the orthogonality relationship between data objects to detect consistence and correctness. We use the conjugate algorithm from sparse linear algebra as an example to study the feasibility of this method. Second, we leverage the invariant conditions established by the algorithm-based fault tolerance method (ABFT) to detect data consistence and correctness. It has been shown that ABFT introduces ignorable runtime overhead by slightly embedding extra information (e.g., checksum) into data objects. Using the extra information, we can determine data consistence and correctness when the application crashes, and even correct inconsistent data. We use an algorithm-based matrix multiplication from dense linear algebra as an example to study the feasibility of this method.</text:p>
          </table:table-cell>
        </table:table-row>
        <table:table-row table:style-name="ro31" table:visibility="filter">
          <table:table-cell office:value-type="float" office:value="1705.05541" calcext:value-type="float">
            <text:p>1705.05541</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Figure 4 reveals that the traditional checkpoint based on hard drive has very large overhead (60.4%), comparing with the native execution), even if the hard drive is local. Assuming that NVM has equivalent performance as DRAM, NVM-based checkpoint leads to ignorable overhead (4.2%). However, if NVM performance is not as good as DRAM, frequent checkpoint causes large overhead (43.6%). Our further study reveals that 51.9% of the overhead comes from data copying and 48.1% comes from cache ﬂushing (including DRAM cache ﬂushing). The PMEM library also causes large overhead (329%), because of frequent and expensive data logging. Our approach, on the other hand, has ignorable runtime overhead (less than 3%, no matter whether on NVM-only or NVM/DRAM system) because our approach does not come with any extra data copying and only ﬂushes one single cache line per iteration.</text:p>
          </table:table-cell>
        </table:table-row>
        <table:table-row table:style-name="ro16" table:visibility="filter">
          <table:table-cell office:value-type="float" office:value="1705.05541" calcext:value-type="float">
            <text:p>1705.05541</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success of this approach heavily relies on the memory access patterns in CG. The two-dimensional arrays in the new CG (Figure 2) have a “streaming-like” memory access pattern: the data values generated in any iteration are used in at most two iterations. If the working set size of CG is much larger than the last level cache size, the data values of p, q, r, and z from the previous iterations before the crash happens have a very good chance to be evicted out of caches and consistent in NVM. In fact, CG is common to be applied on large sparse linear systems that have large data sizes. For those systems, our approach can effectively leverage the existing hardware caching management to evict data out of caches and build consistent and valid data states. In theory, given sufﬁciently large linear systems, the data values of the four arrays for a speciﬁc iteration i can be evicted out of caches in the iteration i + 1. If the cache happens at the iteration i + 1, we can restart from the iteration i, which limits recomputation cost to only one iteration. This literally achieves the same recomputation cost as checkpointing at every iteration.</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restart from the iteration i. We then check p(i), q(i−1), z(i) and r(i) and examine the implicit relationship for the iteration i−1. We continue the above process, until we ﬁnd an iteration j (j &lt; i) where the four data objects satisfy the above implicit relationship. This indicates that p(j+1), q(j), z(j+1), and r(j+1) are consistent and valid. We can restart from the iteration j. To implement the above idea, we need to extend the original implementation shown in Figure 1). In the ﬁgure, p, q, r and z are one-dimensional arrays overwritten in each iteration. We add another dimension into the four arrays, such that each array has the data values of each iteration. We also ﬂush the cache line containing the iteration number i at the beginning of each iteration. This makes the iteration number consistent between caches and NVM, which is helpful for the examination of the data values in NVM after the crash. Note that we only ﬂush one single cache line at every iteration. This brings ignorable performance overhead. Figure 2 shows our extension to the original implementation.</text:p>
          </table:table-cell>
        </table:table-row>
        <table:table-row table:style-name="ro25" table:visibility="filter">
          <table:table-cell office:value-type="float" office:value="1705.05541" calcext:value-type="float">
            <text:p>1705.05541</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containing the loop index variable i, such that we can know which iteration the crash happens. After the crash happens, we restart from the beginning of the iteration i. Except ﬂushing the single cache block, we do not use any mechanism to establish data consistence and validness in NVM during the execution. Using the above approach, we may lose the binary search result (Line 3 in Figure 9), the lookup result in the nuclide grid (Line 5 in Figure 9), the interpolate result (Line 6 in Figure 9), and the accumulation result (Line 7 in Figure 9). However, we expect the impact of those results losses is limited, because the binary search and the lookup in the nuclide grid need to load the energy grid and the nuclide grid into caches. Those two grids are two large arrays, and Loading them can evict the results of most of the previous iterations out of caches, and implicitly enable data consistence. We may only lose the results of a few iterations, and those results will not be accumulated into macro xs vector (Line 7 in Figure 9). However, losing a few iterations of the results may not impact the accuracy of counting the number of times each interaction type is chosen, because XSBench uses a sampling-based approach and takes a number of samples (i.e., the number of lookups shown in Line 1). As the number of samples is large, losing a few samples is not expected to impact the counting accuracy.</text:p>
          </table:table-cell>
        </table:table-row>
        <table:table-row table:style-name="ro13">
          <table:table-cell office:value-type="float" office:value="1705.05541" calcext:value-type="float">
            <text:p>1705.05541</text:p>
          </table:table-cell>
          <table:table-cell office:value-type="string" calcext:value-type="string">
            <text:p>data, code</text:p>
          </table:table-cell>
          <table:table-cell office:value-type="float" office:value="160" calcext:value-type="float">
            <text:p>160</text:p>
          </table:table-cell>
          <table:table-cell/>
          <table:table-cell office:value-type="float" office:value="0" calcext:value-type="float">
            <text:p>0</text:p>
          </table:table-cell>
          <table:table-cell office:value-type="string" calcext:value-type="string">
            <text:p>Crash consistence in NVM. Leveraging persistent extensions from ISA (e.g., CLFLUSH), some work introduces certain program constructs to enable crash consistence in NVM. Mnemosyne [14], Intel NVM library [15], [44], NVheaps [13], and REWIND [45] provide transaction systems optimized for NVM. NVL-C [46] introduces ﬂexible directives and runtime checks that guard against failures that corrupt data consistence. SCMFS [47] provides a PM-optimized ﬁle system based on the persistent extensions from ISA. Atlas [48] uses those extensions for lock-based code. To use the existing efforts for HPC applications, we may have to make extensive changes to applications or operating systems. The application can suffer from large runtime overhead because of frequent runtime checking or data logging. Our evaluation with the Intel NVM library shows such large overhead.</text:p>
          </table:table-cell>
        </table:table-row>
        <table:table-row table:style-name="ro12">
          <table:table-cell office:value-type="float" office:value="1705.05541" calcext:value-type="float">
            <text:p>1705.05541</text:p>
          </table:table-cell>
          <table:table-cell office:value-type="string" calcext:value-type="string">
            <text:p>data, database</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the application. In fact, our preliminary work with CG and dense matrix multiplication based on a undo-log [15] has 4.3× and 5.5× performance loss, respectively. While such large overhead is tolerable in speciﬁc domains (e.g., database) with data persistence prioritized over performance, this overhead is not acceptable in HPC. To leverage NVM as persistent memory and build a consistent and correct state, we must introduce a lightweight mechanism with minimum runtime overhead.</text:p>
          </table:table-cell>
        </table:table-row>
        <table:table-row table:style-name="ro10">
          <table:table-cell office:value-type="float" office:value="1705.05541" calcext:value-type="float">
            <text:p>1705.05541</text:p>
          </table:table-cell>
          <table:table-cell office:value-type="string" calcext:value-type="string">
            <text:p>data, github, benchmark</text:p>
          </table:table-cell>
          <table:table-cell office:value-type="float" office:value="101" calcext:value-type="float">
            <text:p>101</text:p>
          </table:table-cell>
          <table:table-cell/>
          <table:table-cell office:value-type="float" office:value="0" calcext:value-type="float">
            <text:p>0</text:p>
          </table:table-cell>
          <table:table-cell office:value-type="string" calcext:value-type="string">
            <text:p>[43] J. Tramm, “XSBench: The Monte Carlo Macroscopic Cross Section Lookup Benchmark,” 2014, https://github.com/jtramm/XSBench. [44] A. Rudoff, “Programming Models for Emerging Non-Volatile Memory Technologies,” ;login: The USENIX Magazine, vol. 38, no. 3, 2013. [45] A. Chatzistergiou, M. Cintra, and S. D. Viglas, “REWIND: Recovery Write-ahead System for In-Memory Non-Volatile Data Structures,” Proceedings of the VLDB Endowment, vol. 8, no. 5, 2015.</text:p>
          </table:table-cell>
        </table:table-row>
        <table:table-row table:style-name="ro14">
          <table:table-cell office:value-type="float" office:value="1705.05541" calcext:value-type="float">
            <text:p>1705.05541</text:p>
          </table:table-cell>
          <table:table-cell office:value-type="string" calcext:value-type="string">
            <text:p>database</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26] K. Suzuki and S. Swanson, “The Non-Volatile Memory Technology Database (NVMDB),” Department of Computer Science &amp; Engineering, University of California, San Diego, Tech. Rep. CS2015-1011, 2015, http://nvmdb.ucsd.edu.</text:p>
          </table:table-cell>
        </table:table-row>
        <table:table-row table:style-name="ro2">
          <table:table-cell office:value-type="float" office:value="1706.06497" calcext:value-type="float">
            <text:p>1706.06497</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The rest of the paper is organized as follows. Section 2 formally introduces additional constructs of PEG for specifying code layout, deﬁnes their semantics and studies their semantic properties. In Sect. 3, a semantics-preserving process of eliminating the alignment construct from grammars is described. Section 4 refers to related work and Sect. 5 concludes.</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Our speciﬁcation of PEG&gt;diﬀers from the deﬁnition used by Adams and A˘gacan [3] by three essential aspects listed below. The last two discrepancies can be understood as bugs in the original description that have been corrected in the Haskell indentation package by Adams [1]. This package also provides means for locally changing the token mode. All in all, our modiﬁcations fully agree with the indentation package.</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82" calcext:value-type="float">
            <text:p>82</text:p>
          </table:table-cell>
          <table:table-cell/>
          <table:table-cell office:value-type="float" office:value="0" calcext:value-type="float">
            <text:p>0</text:p>
          </table:table-cell>
          <table:table-cell office:value-type="string" calcext:value-type="string">
            <text:p>Adams and A˘gacan [3] extend PEGs with the indentation and alignment constructs. We propose a slightly diﬀerent extension with three rather than two extra constructs. Our approach agrees with that implemented by Adams in his indentation package for Haskell [1], whence calling the grammars in our approach Adams’ grammars is justiﬁed. All diﬀerences between the deﬁnitions in this paper and in [3] are listed and discussed in Subsect. 2.4.</text:p>
          </table:table-cell>
        </table:table-row>
        <table:table-row table:style-name="ro7">
          <table:table-cell office:value-type="float" office:value="1706.06497" calcext:value-type="float">
            <text:p>1706.06497</text:p>
          </table:table-cell>
          <table:table-cell office:value-type="string" calcext:value-type="string">
            <text:p>package</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dams [2] and Adams and A˘gacan [3] provide an excellent overview of previous approaches to describing indentation-sensitive languages and attempts of building indentation features into parser libraries. Our work is a theoretical study of the approach proposed in [3] while some details of the semantics used in our paper were “corrected” in the lines of Adams’ indentation package for Haskell [1]. This package enables specifying indentation sensitivity within the Parsec and Trifecta parser combinator libraries. A process of alignment operator elimination is previously described for CFGs by Adams [2].</text:p>
          </table:table-cell>
        </table:table-row>
        <table:table-row table:style-name="ro32">
          <table:table-cell office:value-type="float" office:value="1706.06497" calcext:value-type="float">
            <text:p>1706.06497</text:p>
          </table:table-cell>
          <table:table-cell office:value-type="string" calcext:value-type="string">
            <text:p>package</text:p>
          </table:table-cell>
          <table:table-cell office:value-type="float" office:value="329" calcext:value-type="float">
            <text:p>329</text:p>
          </table:table-cell>
          <table:table-cell/>
          <table:table-cell office:value-type="float" office:value="0" calcext:value-type="float">
            <text:p>0</text:p>
          </table:table-cell>
          <table:table-cell office:value-type="string" calcext:value-type="string">
            <text:p>References Michael D. Adams. The indentation package. URL: http://hackage.haskell.org/ package/indentation. Michael D. Adams. Principled parsing for indentation-sensitive languages: Revisiting In Roberto Giacobazzi and Radhia Cousot, editors, The 40th Landin’s oﬀside rule. 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text:p>
          </table:table-cell>
        </table:table-row>
        <table:table-row table:style-name="ro33">
          <table:table-cell office:value-type="float" office:value="1706.06497" calcext:value-type="float">
            <text:p>1706.06497</text:p>
          </table:table-cell>
          <table:table-cell office:value-type="string" calcext:value-type="string">
            <text:p>package</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 In Francisco Heron de Carvalho Junior and Luís Soares Barbosa, editors, Programming Languages - 16th Brazilian Symposium, SBLP 2012, Natal, Brazil, September 23-28, 2012. Proceedings, volume 7554 of Lecture Notes in Computer Science, pages 27–41. Springer, 2012. URL: http://dx.doi.org/10.1007/978-3-642-33182-4_4, doi:10.1007/978-3-642-33182-4_4.</text:p>
          </table:table-cell>
        </table:table-row>
        <table:table-row table:style-name="ro6">
          <table:table-cell office:value-type="float" office:value="1706.06497" calcext:value-type="float">
            <text:p>1706.06497</text:p>
          </table:table-cell>
          <table:table-cell office:value-type="string" calcext:value-type="string">
            <text:p>package, data</text:p>
          </table:table-cell>
          <table:table-cell office:value-type="float" office:value="279" calcext:value-type="float">
            <text:p>279</text:p>
          </table:table-cell>
          <table:table-cell/>
          <table:table-cell office:value-type="float" office:value="0" calcext:value-type="float">
            <text:p>0</text:p>
          </table:table-cell>
          <table:table-cell office:value-type="string" calcext:value-type="string">
            <text:p>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 Triples of the form (w, I, b) ∈ T ∗ × ℘(N) × B are behaving as operation states of parsing, as each parsing step may use these data and update them. We will write State = T ∗ × ℘(N) × B (as we never deal with diﬀerent terminal sets, dependence on T is not explicitly marked), and denote by State + 1 the set of possible results of parsing, i.e., {&gt;(s) : s ∈ State} ∪ {⊥}. The assertion that parsing expression e in grammar G with input string w in the context of I and b assuming token mode τ results in o ∈ State + 1 is denoted by e, τ ‘G (w, I, b) → o. The formal deﬁnition below must be interpreted inductively, i.e., an assertion of the form G, τ ‘e s → o is valid iﬀ it has a ﬁnite derivation by the following ten rules:</text:p>
          </table:table-cell>
        </table:table-row>
        <table:table-row table:style-name="ro17">
          <table:table-cell office:value-type="float" office:value="1706.06497" calcext:value-type="float">
            <text:p>1706.06497</text:p>
          </table:table-cell>
          <table:table-cell office:value-type="string" calcext:value-type="string">
            <text:p>package, data</text:p>
          </table:table-cell>
          <table:table-cell office:value-type="float" office:value="283" calcext:value-type="float">
            <text:p>283</text:p>
          </table:table-cell>
          <table:table-cell/>
          <table:table-cell office:value-type="float" office:value="0" calcext:value-type="float">
            <text:p>0</text:p>
          </table:table-cell>
          <table:table-cell office:value-type="string" calcext:value-type="string">
            <text:p>Parsing of an expression pρ means parsing of p while assuming that the part of the input string corresponding to p forms a new indentation block whose baseline is in relation ρ to the baseline of the surrounding block. (Baselines are identiﬁed with column numbers.) The , missing in [3], determines how tokens of the input can be situated w.r.t. position construct pσ the current indentation baseline. Finally, parsing an expression ¦p¦ means parsing of p while assuming the ﬁrst token of the input being positioned on the current indentation baseline (unlike the position operator, this construct does not aﬀect processing the subsequent tokens). 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text:p>
          </table:table-cell>
        </table:table-row>
        <table:table-row table:style-name="ro34">
          <table:table-cell office:value-type="float" office:value="1706.06497" calcext:value-type="float">
            <text:p>1706.06497</text:p>
          </table:table-cell>
          <table:table-cell office:value-type="string" calcext:value-type="string">
            <text:p>package, data</text:p>
          </table:table-cell>
          <table:table-cell office:value-type="float" office:value="327" calcext:value-type="float">
            <text:p>327</text:p>
          </table:table-cell>
          <table:table-cell/>
          <table:table-cell office:value-type="float" office:value="0" calcext:value-type="float">
            <text:p>0</text:p>
          </table:table-cell>
          <table:table-cell office:value-type="string" calcext:value-type="string">
            <text:p>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 Concerning the semantics of PEG&gt;, each expression parses an input string of terminals (w ∈ T ∗) in the context of a current set of indentation baseline candidates (I ∈ ℘(N)) and a current alignment ﬂag indicating whether the next terminal should be aligned or not (b ∈ B), assuming a certain token mode (τ ∈ &lt;(N)). 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text:p>
          </table:table-cell>
        </table:table-row>
        <table:table-row table:style-name="ro13">
          <table:table-cell office:value-type="float" office:value="1706.06497" calcext:value-type="float">
            <text:p>1706.06497</text:p>
          </table:table-cell>
          <table:table-cell office:value-type="string" calcext:value-type="string">
            <text:p>python</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Languages like Python and Haskell allow the syntactic structure of programs to be shown by indentation and alignment, instead of the more conventional braces and semicolons. Handling indentation and alignment in Python has been speciﬁed in terms of extra tokens INDENT and DEDENT that mark increasing and decreasing of indentation and must be generated by the lexer. In Haskell, rules for handling indentation and alignment are more sophisticated. Both these languages enable to locally use a diﬀerent layout mode where indentation does not matter, which additionally complicates the task of formal syntax speciﬁcation. Adams and A˘gacan [3] proposed an extension of PEG notation for specifying indentation sensitivity and argued that it considerably simpliﬁes this task for Python, Haskell and many other indentation-sensitive languages.</text:p>
          </table:table-cell>
        </table:table-row>
        <table:table-row table:style-name="ro11" table:visibility="filter">
          <table:table-cell office:value-type="float" office:value="1805.07614" calcext:value-type="float">
            <text:p>1805.076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the capture data</text:p>
          </table:table-cell>
        </table:table-row>
        <table:table-row table:style-name="ro15" table:visibility="filter">
          <table:table-cell office:value-type="float" office:value="1805.07614" calcext:value-type="float">
            <text:p>1805.0761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B. Ground segment: the most critical part is ground required control station (GCS) which equipment for flight planning, mission monitoring, guiding and giving comments. UAV delivers services to the robots/ humans in different environments for different tasks. IoT devices are the part of ground segments which are used to collect data around their environments.</text:p>
          </table:table-cell>
        </table:table-row>
        <table:table-row table:style-name="ro21" table:visibility="filter">
          <table:table-cell office:value-type="float" office:value="1805.07614" calcext:value-type="float">
            <text:p>1805.07614</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UAV is one of the aerial robotics which has attracted the interest for broad applications significantly. It is not only vehicle flying in the space, but it is a system which has network architecture including space segment, ground segment and between them the communication link as shown in Fig.3. UAV is used to collect data from IoT devices on the ground, process data, and send data to the destination for further action and decision, accordingly. Jiang et al. [34] discussed the static ground users, the optimal trajectory, and heading of UAVs was equipped with multiple antennas for the ground to air uplink scenario. The reliable channel between UAV and ground stuff is highly required.</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3. The probability of Line of Sight Signal Line of sight means that the path between two fixed points is straight in the three-dimensional space. Environment impacts and elevation angle play a vital role to determine propagation features from UAV to IoT devices on the ground. For design a system, the transmitted signal should be received with high signal strength without distortions. The to each probability distortion for LoS corresponding elevation angle in each propagation environment was calculated in [18], the data has been created to be predicted. The LoS probability from smart UAV to IoT devices on the ground will be used to estimate the coverage area and capacity which allow IoT devices in the smart environments to move around and gather data under UAV coverage area.</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II. Related work Collecting data from the IoT devices is the most attractive application of drones [5, 6]. The UAV can communicate with IoT devices which are unable to communicate over a large area and send information to the intended receiver as shown in Fig.1. The development of communication technologies leads to change the way we communicate, which a vast number of things are connected to the Internet. Internet of people refers to the Internet connects all of the peoples. However, the connections among things refer to the internet of things (IoT). The concept of IoT refers to things, which are not intelligent and do not include Artificial Intelligence (AI). However, Internet of Robotic Things (IoRT) is an intelligent the ability of concept which gives associated negotiation, reasoning, and delegation.</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Fig.1 UAV for collecting data from IoT devices Moreover, Razafimandimby et al. [12] implemented an intelligence to preserve global connectivity between IoRT robots by using ANN. ANN played a vital role in the balance between desired network coverage and the QoS of IoRT communication. Internet of Intelligent Things (IoIT) and the robot as a service (RaaS) interfacing within the cloud computing environment are discussed[13]. Architecture, interface, and behavior of RaaS were defined. Furthermore, the dependability design was the focus of the research. The internet of vehicles (IoV) has communication devices, storage, intelligence and learning capabilities to anticipate the customers’ intentions [14]. Internet of fly things concept was discussed in [15]. Also, agents provided an efficient networked mechanism heterogeneous devices within a traffic information system [16].</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4. ANN ANN will process the data required for designing an appreciate UAV communication network. Therefore, we proposed to use ANN, which can process large date in very fast to find appreciate prediction and decision. ANN technique is aimed to maintain the connection among drone, IoT devices, robots on the ground and humans, effectively and efficiently. The ANN consists of some neurons arranged in a particular fashion as shown in fig.6. The input layer acts as an entry point for the input vector; no processing takes place in the input layer. The hidden layer consists of several Gaussian functions that constitute arbitrary basis functions (called radial basis functions); these basis functions expand the layer space. This transformation from the input space to the hidden layer space is nonlinear. The output layer linearly combines the hidden layer responses to produce an output pattern.</text:p>
          </table:table-cell>
        </table:table-row>
        <table:table-row table:style-name="ro30" table:visibility="filter">
          <table:table-cell office:value-type="float" office:value="1805.07614" calcext:value-type="float">
            <text:p>1805.0761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Abstract: - This paper proposes an intelligent technique for maximizing the network connectivity and provisioning desired quality of service (QoS) of integration of internet of things (IoT) and unmanned aerial vehicle (UAV). Prediction of the signal strength and fading channel conditions enable adaptive data transmission which turn enhances the QoS for the end users/ devices with reducing the power consumption for data transmissions. UAV is data gathering robot from the difficult or impossible area for humans to reach. Hence, Atmospheric dynamics and environment influence the signal strength during traveling in space among UAV, IoT devices, and humankind. Therefore, Signal moving from the smart UAV is sensitive to the effects of attenuation, reflection, diffraction, scattering, and shadowing. Also, we analyze the ability ANN to predictively estimate the signal strength and channel propagation from the drone and physical medium parameters. Moreover, the results show that the distortion of the signal can be reduced and enhanced significantly. Keywords: Signal Strength prediction, ANN, UAV, QoS, Devices connectivity</text:p>
          </table:table-cell>
        </table:table-row>
        <table:table-row table:style-name="ro35" table:visibility="filter">
          <table:table-cell office:value-type="float" office:value="1805.07614" calcext:value-type="float">
            <text:p>1805.07614</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gathering data for different IoT device and makes a decision and then sends data to the final destination. Therefore, smart UAVconsider as UAV as services. The signal strength from smart UAV is affected by environmental impacts. Therefore, <text:s/>it is difficult to achieve high accuracy for estimating the signal strength, if unpredictability of channel makes between UAV or IoT devices. As long as, it is required for design the the appreciate ecological effects. Then, the signal will be easy to recover at the receiver. Design the receiver depends on the accurate prediction of the signal. The efficient and accurate signal strength is predicted based on altitude, path loss, channel distribution, elevation angle and the distances, using ANN is analyzed. ANN plays an essential role in training big data in very fast. Furthermore, it gives a correct prediction and appreciates decision. Notably, it is relatively difficult to find a method of signal strength estimation which can achieve a general estimation. Because of the signal strength depends on the wireless channel dynamic variation terrain characteristics. However, the ANN can give an accurate prediction where a very close agreement to generic estimation.</text:p>
          </table:table-cell>
        </table:table-row>
        <table:table-row table:style-name="ro7">
          <table:table-cell office:value-type="float" office:value="1807.04616" calcext:value-type="float">
            <text:p>1807.04616</text:p>
          </table:table-cell>
          <table:table-cell office:value-type="string" calcext:value-type="string">
            <text:p>code</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To gauge the practicability of seamlessly oﬄoading a typical HPC workload to a cloud system, the same application binaries were run on both Stampede2 and Jetstream. The applications themselves are built as multi-architecture binaries that allow for code branching depending on what level of vectorization instruction is supported on the underlying chip. AVX2 instructions serve as the baseline to support the Haswell architecture on Jetstream while the newer Skylake and KNL architectures of Stampede2 can take advantage of AVX-512 instructions.</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Existing systems can be deﬁned in Agave as execution or storage systems. Credentials provided to Agave are used to transfer data and run commands on those systems, usually using a protocol like SSH. Web portals such as Designsafe [15, 16] and CyVerse</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lower than this ﬁgure in most cases. While queue wait times follow a heavily skewed distribution towards lower values, there still remains the potential for interacting with the job scheduler and/or historical data to help determine when a job may have a signiﬁcant wait ahead, providing the conditions in which a cloud burst might be beneﬁcial.</text:p>
          </table:table-cell>
        </table:table-row>
        <table:table-row table:style-name="ro21" table:visibility="filter">
          <table:table-cell office:value-type="float" office:value="1807.04616" calcext:value-type="float">
            <text:p>1807.0461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Guo et al. [7] describe a predictive cost model that optimizes cloud bursting to a remote cluster. Applications that run in one or more VMs in an enterprise’s private cloud can be moved to a public cloud when more resources are required. Their predictive model uses integer linear programming and heuristics to determine when and which VMs to move. A important consideration in their strategy is how to manage the movement of large VMs and other data across low bandwidth networks. The problem addressed in this paper is how to achieve reasonable time-to-solution for HPC batch jobs when the overﬂow cloud resources are colocated with the HPC system and data movement is not a primary consideration.</text:p>
          </table:table-cell>
        </table:table-row>
        <table:table-row table:style-name="ro7">
          <table:table-cell office:value-type="float" office:value="1807.04616" calcext:value-type="float">
            <text:p>1807.04616</text:p>
          </table:table-cell>
          <table:table-cell office:value-type="string" calcext:value-type="string">
            <text:p>data available, data</text:p>
          </table:table-cell>
          <table:table-cell office:value-type="float" office:value="107" calcext:value-type="float">
            <text:p>107</text:p>
          </table:table-cell>
          <table:table-cell/>
          <table:table-cell office:value-type="float" office:value="0" calcext:value-type="float">
            <text:p>0</text:p>
          </table:table-cell>
          <table:table-cell office:value-type="string" calcext:value-type="string">
            <text:p>3 RESULTS Several applications were chosen to run on the Jetstream cloud extension system that are regularly executed on Stampede2 and may be ﬂexibly scaled by the number of processors used in computation. Table 2 provides the applications chosen along with version information and a brief description of each. GROMACS [1], NAMD [14], OpenSeesSP [11], and WRF [21] were chosen because input data and historical information were readily available. All applications were launched via the Slurm sbatch command on both Stampede2 and Jetstream. NAMD and OpenSeesSP were additionally launched with Agave.</text:p>
          </table:table-cell>
        </table:table-row>
        <table:table-row table:style-name="ro9">
          <table:table-cell office:value-type="float" office:value="1807.04616" calcext:value-type="float">
            <text:p>1807.04616</text:p>
          </table:table-cell>
          <table:table-cell office:value-type="string" calcext:value-type="string">
            <text:p>data, code</text:p>
          </table:table-cell>
          <table:table-cell office:value-type="float" office:value="122" calcext:value-type="float">
            <text:p>122</text:p>
          </table:table-cell>
          <table:table-cell/>
          <table:table-cell office:value-type="float" office:value="0" calcext:value-type="float">
            <text:p>0</text:p>
          </table:table-cell>
          <table:table-cell office:value-type="string" calcext:value-type="string">
            <text:p>4.1 Future Work The results reported in this paper establish the eﬃcacy of on-premises virtualization of HPC systems. Yet, this drive toward automatic cloud bursting raises a number of interesting questions. For instance, more experimentation is needed to determine what policies should be in place to eﬀectively ascertain which applications should even be considered for cloud bursting. Or another, how well would massively parallel computations involving hundreds or even thousands of processors run in this cloud environment? What about oﬄoading jobs involving I/O heavy workloads? Moreover, is there a way to statically qualify or disqualify an application from being considered for cloud execution by inspecting its code, data, and dependencies?</text:p>
          </table:table-cell>
        </table:table-row>
        <table:table-row table:style-name="ro28">
          <table:table-cell office:value-type="float" office:value="1807.04616" calcext:value-type="float">
            <text:p>1807.04616</text:p>
          </table:table-cell>
          <table:table-cell office:value-type="string" calcext:value-type="string">
            <text:p>data, code, data repository</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System used for computation where application binaries can be run Data repository that can be accessed through Agave for I/O Executable code invoked by Agave on a speciﬁc execution system Runtime instance of an application with parameters</text:p>
          </table:table-cell>
        </table:table-row>
        <table:table-row table:style-name="ro15">
          <table:table-cell office:value-type="float" office:value="1807.04616" calcext:value-type="float">
            <text:p>1807.04616</text:p>
          </table:table-cell>
          <table:table-cell office:value-type="string" calcext:value-type="string">
            <text:p>data, data https</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David Micklos, and Parke Antin. 2018. through Data-Driven Discovery. (2018). http://www.cyverse.org</text:p>
          </table:table-cell>
        </table:table-row>
        <table:table-row table:style-name="ro5">
          <table:table-cell office:value-type="float" office:value="1807.04616" calcext:value-type="float">
            <text:p>1807.04616</text:p>
          </table:table-cell>
          <table:table-cell office:value-type="string" calcext:value-type="string">
            <text:p>data, dataset provided</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With this setup, migrating applications from Stampede2 to Jetstream requires much less work for the user than migrating to an oﬀ-site, public cloud. Input, output, application, and library directories are already mounted and ready for use. This also means that VMs are comparatively light weight in their instantiation, minimizing initialization times. File system mounting and network locality further help to avoid potential expensive application and data transfer costs.</text:p>
          </table:table-cell>
        </table:table-row>
        <table:table-row table:style-name="ro7">
          <table:table-cell office:value-type="float" office:value="1807.04616" calcext:value-type="float">
            <text:p>1807.04616</text:p>
          </table:table-cell>
          <table:table-cell office:value-type="string" calcext:value-type="string">
            <text:p>database</text:p>
          </table:table-cell>
          <table:table-cell office:value-type="float" office:value="95" calcext:value-type="float">
            <text:p>95</text:p>
          </table:table-cell>
          <table:table-cell/>
          <table:table-cell office:value-type="float" office:value="0" calcext:value-type="float">
            <text:p>0</text:p>
          </table:table-cell>
          <table:table-cell office:value-type="string" calcext:value-type="string">
            <text:p>2.3 Virtual Cluster Creation To begin, a persistent master node VM was created to serve as the orchestration point for the rest of the virtual cluster. Other basic conﬁgurations included setting up a virtual private network and adding a pair of shared SSH keys automatically upon creation of any new VMs. A non-production node on Stampede2 was designated for serving out the ﬁle systems via NFS while the site ﬁrewall was conﬁgured to allow traﬃc for this as well as for the Slurm controller to interact with the Stampede2 Slurm database.</text:p>
          </table:table-cell>
        </table:table-row>
        <table:table-row table:style-name="ro9">
          <table:table-cell office:value-type="float" office:value="1807.04616" calcext:value-type="float">
            <text:p>1807.04616</text:p>
          </table:table-cell>
          <table:table-cell office:value-type="string" calcext:value-type="string">
            <text:p>database</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The other key set of RPMs that were presented from the TACC repository included the basic components of the Slurm workload manager used on Stampede2 for batch scheduling of users’ compute jobs [24]. The three node classes discussed in Section 2.1 were conﬁgured via Ansible to support the Slurm controller host, Slurm worker hosts and the job submission host on the Jetstream master node VM, compute node VMs, and login node VM, respectively. The Jetstream Slurm controller was conﬁgured to tap into a common Slurm database housed within the Stampede2 system. This allowed for inquiries and submission requests to pass from one system to another without the need for any other intermediary service for communication.</text:p>
          </table:table-cell>
        </table:table-row>
        <table:table-row table:style-name="ro6">
          <table:table-cell office:value-type="float" office:value="1807.04616" calcext:value-type="float">
            <text:p>1807.04616</text:p>
          </table:table-cell>
          <table:table-cell office:value-type="string" calcext:value-type="string">
            <text:p>database</text:p>
          </table:table-cell>
          <table:table-cell office:value-type="float" office:value="180" calcext:value-type="float">
            <text:p>180</text:p>
          </table:table-cell>
          <table:table-cell/>
          <table:table-cell office:value-type="float" office:value="0" calcext:value-type="float">
            <text:p>0</text:p>
          </table:table-cell>
          <table:table-cell office:value-type="string" calcext:value-type="string">
            <text:p>Another consideration involves automation of the cloud bursting process. This initial implementation uses a common Slurm database and command-line ﬂags to transfer jobs from the Stampede2 controller to the Jetstream controller. In the future, it is possible to enable Slurm’s federation process that will submit a job to all federated clusters simultaneously only to remove pending duplicates once one of the systems is able to schedule the job. Another possibility would be to construct a job submission ﬁlter either via Slurm or Agave to realize a more sophisticated predictive model. One example might be as described by Guo et al. [7] and would be able to dynamically route jobs to the cloud as HPC backlogs grow. Future work will include dynamically scaling the number of compute node VMs available based on the HPC system’s congestion and the cloud system’s current idle resource availability. Finally, adaptations and policy decisions to integrate accounting mechanisms for the two distinct systems will need to be investigated.</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https://cobbler.github.io</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managing HPC clusters. https://github.com/hpcsi/losf</text:p>
          </table:table-cell>
        </table:table-row>
        <table:table-row table:style-name="ro14">
          <table:table-cell office:value-type="float" office:value="1807.04616" calcext:value-type="float">
            <text:p>1807.04616</text:p>
          </table:table-cell>
          <table:table-cell office:value-type="string" calcext:value-type="string">
            <text:p>open-sourc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5] Rion Dooley. 2018. Agave Platform: SaaS platform for open source community.</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2018. 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2018). Retrieved March 20, 2018 from https://agaveapi.co</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2018). Retrieved March 20, 2018 from https://www.openstack.org</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LosF: A Linux operating system Framework for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28" calcext:value-type="float">
            <text:p>28</text:p>
          </table:table-cell>
          <table:table-cell/>
          <table:table-cell office:value-type="float" office:value="0" calcext:value-type="float">
            <text:p>0</text:p>
          </table:table-cell>
          <table:table-cell office:value-type="string" calcext:value-type="string">
            <text:p>[13] Nirav Merchant, Eric Lyons, Stephen Goﬀ, Matthew Vaughn, Doreen Ware, Cyverse:Transforming Science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24] Andy B Yoo, Morris A Jette, and Mark Grondona. 2018. Slurm Workload Manager. (2018). Retrieved March 20, 2018 from https://slurm.schedmd.com</text:p>
          </table:table-cell>
        </table:table-row>
        <table:table-row table:style-name="ro2">
          <table:table-cell office:value-type="float" office:value="1807.04616" calcext:value-type="float">
            <text:p>1807.04616</text:p>
          </table:table-cell>
          <table:table-cell office:value-type="string" calcext:value-type="string">
            <text:p>retrieve</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15] Ellen M Rathje, Clint Dawson, Jamie E Padgett, Jean-Paul Pinelli, Dan Stanzione, Ashley Adair, Pedro Arduino, Scott J Brandenberg, Tim Cockerill, Charlie Dey, et al. 2018. Designsafe-CI: A natural hazards engineering research infrastructure. (2018). Retrieved March 20, 2018 from https://www.designsafe-ci.org</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5The HLO IR speciﬁcation does contain provisions for calling arbitrary opaque functions via the ‘CustomCall‘ operation, but that facility is not available on TPUs (as there is no non-XLA method to generate code for the TPU)</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3" calcext:value-type="float">
            <text:p>43</text:p>
          </table:table-cell>
          <table:table-cell/>
          <table:table-cell office:value-type="float" office:value="0" calcext:value-type="float">
            <text:p>0</text:p>
          </table:table-cell>
          <table:table-cell office:value-type="string" calcext:value-type="string">
            <text:p>In this paper, we discussed how to compile Julia code to XLA IR, thus enabling ofﬂoad to TPU devices. The described implementation re-uses signiﬁcant parts of the existing Julia compiler and is thus less than 1000 lines of code,</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46" calcext:value-type="float">
            <text:p>46</text:p>
          </table:table-cell>
          <table:table-cell/>
          <table:table-cell office:value-type="float" office:value="0" calcext:value-type="float">
            <text:p>0</text:p>
          </table:table-cell>
          <table:table-cell office:value-type="string" calcext:value-type="string">
            <text:p>Lattner, C. and Adve, V. Llvm: A compilation framework for lifelong program analysis &amp; transformation. In Proceedings of the international symposium on Code generation and optimization: feedback-directed and runtime optimization, pp. 75. IEEE Computer Society, 2004.</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6These operations are inserted by the ﬁnal compiler step, translating the XLA embedding into proper XLA IR. Had they been inserted earlier julia-level destructuring passes would have optimized away such a construct. Similar passes exist on the XLA level and will optimize these operations away before ﬁnal code generation.</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5" calcext:value-type="float">
            <text:p>55</text:p>
          </table:table-cell>
          <table:table-cell/>
          <table:table-cell office:value-type="float" office:value="0" calcext:value-type="float">
            <text:p>0</text:p>
          </table:table-cell>
          <table:table-cell office:value-type="string" calcext:value-type="string">
            <text:p>To obtain the backwards pass, we make use of the Zygote.jl compiler-based AD framework (Innes, 2018). Zygote operates on Julia code and its output is again a Julia function (suitable for reintroduction into Zygote to obtain higher order derivatives, but also suitable for compilation to TPUs).</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64" calcext:value-type="float">
            <text:p>64</text:p>
          </table:table-cell>
          <table:table-cell/>
          <table:table-cell office:value-type="float" office:value="0" calcext:value-type="float">
            <text:p>0</text:p>
          </table:table-cell>
          <table:table-cell office:value-type="string" calcext:value-type="string">
            <text:p>Listing 5: The ﬁnal XLA IR, ready for XLA’s high level optimization and eventual generation of TPU machine code. Notice that the + being broadcasted turned into a separate computation computing scalar addition (We saw the corresponding scalar + deﬁnition in section 5. The listing was edited to introduce line breaks and shorten autogenerated variable names.</text:p>
          </table:table-cell>
        </table:table-row>
        <table:table-row table:style-name="ro12">
          <table:table-cell office:value-type="float" office:value="1810.09868" calcext:value-type="float">
            <text:p>1810.09868</text:p>
          </table:table-cell>
          <table:table-cell office:value-type="string" calcext:value-type="string">
            <text:p>code</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Julia code, it is also compatible with the Zygote.jl (Innes, 2018) automatic differentiation tool, which performs automatic differentiation as a high-level compiler pass. Putting these together, we are able to compile full machine learning models written using the Flux machine learning framework, fusing the forward and backwards model passes as well as the training loop into a single executable that is ofﬂoaded to the TPU.</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Assuming an implementation of the most speciﬁc and compatible predicates (which are highly non-trivial to implement - see (Nardelli et al., 2018) - particularly in a performance-oriented manner, but are generally intuitively understandable by users), we can obtain functioning - if slow - implementations of these semantics with no more than a hundred lines of code. The relative minimality of the dynamic semantics reduces the effort required for the compiler implementation and allows work to be shared between different backends.</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110" calcext:value-type="float">
            <text:p>110</text:p>
          </table:table-cell>
          <table:table-cell/>
          <table:table-cell office:value-type="float" office:value="0" calcext:value-type="float">
            <text:p>0</text:p>
          </table:table-cell>
          <table:table-cell office:value-type="string" calcext:value-type="string">
            <text:p>In this section, we present preliminary performance results of the code generated via the method in this paper. Note that because we were able to fully ofﬂoad the function of interest, we expect future performance improvements to be the result of improvements to XLA’s high level and backend optimizations, as opposed to modiﬁcations to the method in this paper. We note that the XLA developers have not yet had a chance to implement any improvements as a result of our work and we thus expect all XLA performance results to improve in the future. Our results are shown in ﬁgure 2.</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We begin by considering the dynamic semantics of the Julia programming language. These are the semantics that form the mental model of the programming language execution for the user. Additionally, these semantics are what an interpreter written for the language would implement. Such an interpreted implementation need not be fast, merely possible. Simpler semantics are generally better as they reduce the cognitive load on the user of the programming language. All code generated by the compiler should then operate as if following the dynamic semantics, but ideally much faster. In Julia, the local dynamic semantics of the base language are as follows:</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5" calcext:value-type="float">
            <text:p>115</text:p>
          </table:table-cell>
          <table:table-cell/>
          <table:table-cell office:value-type="float" office:value="0" calcext:value-type="float">
            <text:p>0</text:p>
          </table:table-cell>
          <table:table-cell office:value-type="string" calcext:value-type="string">
            <text:p>In the example in listing 2, we have spliced the HLO operands (including the static operands) right into the AST. This yields a mapping to XLA that is extremely straightforward (go through every statement, obtain the static operands from the spliced instruction speciﬁcation, and the dynamic shapes from type inference and generate the corresponding XLA code). Of course, we don’t generally splice these instructions in manually, however the manual example illustrates why separating the static operands is useful and illustrates the conditions for a successful ofﬂoad to XLA. IR is completely ofﬂoadable if, after all relevant Julia level optimizations:</text:p>
          </table:table-cell>
        </table:table-row>
        <table:table-row table:style-name="ro4">
          <table:table-cell office:value-type="float" office:value="1810.09868" calcext:value-type="float">
            <text:p>1810.09868</text:p>
          </table:table-cell>
          <table:table-cell office:value-type="string" calcext:value-type="string">
            <text:p>code</text:p>
          </table:table-cell>
          <table:table-cell office:value-type="float" office:value="121" calcext:value-type="float">
            <text:p>121</text:p>
          </table:table-cell>
          <table:table-cell/>
          <table:table-cell office:value-type="float" office:value="0" calcext:value-type="float">
            <text:p>0</text:p>
          </table:table-cell>
          <table:table-cell office:value-type="string" calcext:value-type="string">
            <text:p>but is nevertheless able to compile both the forward and the backward pass (and the fusion thereof, including the training loop) of models of practical interest such as VGG19 into a single XLA kernel. We have also demonstrated how Julia’s multiple dispatch semantics aid in the speciﬁcation of this transformation. This work suggests that it is possible to not only compile a number of ML models written in Julia to TPUs, but also more general non-ML Julia code (as long as such code is also dominated by linear algebra operations). We hope that this facility may hasten the exploration of non-ML problem areas for which TPUs may be useful.</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47" calcext:value-type="float">
            <text:p>147</text:p>
          </table:table-cell>
          <table:table-cell/>
          <table:table-cell office:value-type="float" office:value="0" calcext:value-type="float">
            <text:p>0</text:p>
          </table:table-cell>
          <table:table-cell office:value-type="string" calcext:value-type="string">
            <text:p>Our implementation provides introspection macros inspired by those provided by base Julia itself. In particular, in base Julia, @code lowered provides the state of the code after parsing, macro expansion and lowering, @code typed provides the state of the code after type inference and mid-level optimizations, and @code llvm provides the generated llvm code. Analogously, We provide @code typed xla for showing the typed IR after our enhanced optimization passes (described in section 6) as well as @code xla for printing the resulting XLA IR in its native textual representation. For the dense example, we show steps along the full pipeline, in particular after inference (listing 3), inlining and optimizations (listing 4) as well as the ﬁnal XLA IR (listing 5),</text:p>
          </table:table-cell>
        </table:table-row>
        <table:table-row table:style-name="ro13">
          <table:table-cell office:value-type="float" office:value="1810.09868" calcext:value-type="float">
            <text:p>1810.09868</text:p>
          </table:table-cell>
          <table:table-cell office:value-type="string" calcext:value-type="string">
            <text:p>code</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In order to understand how to compile Julia code to XLA code, it is instructive to consider how the regular Julia compiler works. Julia is semantically a very dynamic language. However, in standard conﬁguration, Julia’s ultimate backend compiler is LLVM (Lattner &amp; Adve, 2004) which is a static compiler backend. The Julia compiler needs to bridge the semantic gap between the dynamic semantics of the language to the static semantics of the LLVM representation. To understand this process, we will look at four aspects of the Julia system: The dynamic semantics, the embedding of the static compiler intrinsics, interprocedural type inference and the extraction of static sub graphs. In addition we will look at the interaction of these features with macros and generated functions which will be relevant to the XLA compil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07" calcext:value-type="float">
            <text:p>207</text:p>
          </table:table-cell>
          <table:table-cell/>
          <table:table-cell office:value-type="float" office:value="0" calcext:value-type="float">
            <text:p>0</text:p>
          </table:table-cell>
          <table:table-cell office:value-type="string" calcext:value-type="string">
            <text:p>Our work heavily leverages Julia type inference capabilities, which were recently signiﬁcantly enhanced by Jarrett Revels, Jameson Nash and Jeff Bezanson in support of the Cassette.jl dynamic compiler framework (Revels &amp; Contributors, 2018). We are indebted to Mike Innes for his work on Flux.jl and Zygote.jl, without which we would not have been able to show the applicability of our method to a model of real world interest. Matt Bauman kindly provided guidance on properly implementing Julia’s broadcast semantics against the XLA backend. More generally, we thank the Julia community for their attention to detail and the clarity of Julia’s array abstraction that allowed us to achieve our results without requiring signiﬁcant amounts of code. We gratefully acknowledge Zak Stone, Michael Isard, Mark Heffernan, James Bradbury, Roy Frostig, Eli Bendersky and Chris Leary of Google’s TPU and XLA teams for their openness and willingness to answer our questions about TPUs, answer our bug reports and provide assistance in our quest to make this project a reality. We thank Christopher Rackauckas and Alan Edelman for helpful comments on earlier drafts of this pap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13" calcext:value-type="float">
            <text:p>213</text:p>
          </table:table-cell>
          <table:table-cell/>
          <table:table-cell office:value-type="float" office:value="0" calcext:value-type="float">
            <text:p>0</text:p>
          </table:table-cell>
          <table:table-cell office:value-type="string" calcext:value-type="string">
            <text:p>Performing the analysis required by this technique puts signiﬁcant burden on Julia’s type inference to infer code very precisely. In order to be ofﬂoadable to XLA, type inference needs to be able to ﬁgure out every static operand to every HLO instruction as well as the shapes of every dynamic operand. In addition, it needs to be able to constant fold or otherwise eliminate all utility computations that are not expressed in terms of HLO operations. Julia’s type inference includes a number of heuristics that are supposed to prevent excessive time spent in inference when there would be little runtime beneﬁt. However, for ofﬂoading to XLA, these heuristics are mistuned. In addition, parts of Julia’s type inference are not designed to handle such a large number of constants as are required to generate a sufﬁciently high quality XLA embedding. For example, inference results are cached based on the precise, concrete signatures of the operands. In our case, the shapes of operands are part of the signature, thus forcing inference to re-infer every function for every new signature. This could be signiﬁcantly improved if instead of caching concrete signatures, type</text:p>
          </table:table-cell>
        </table:table-row>
        <table:table-row table:style-name="ro37">
          <table:table-cell office:value-type="float" office:value="1810.09868" calcext:value-type="float">
            <text:p>1810.09868</text:p>
          </table:table-cell>
          <table:table-cell office:value-type="string" calcext:value-type="string">
            <text:p>code</text:p>
          </table:table-cell>
          <table:table-cell office:value-type="float" office:value="219" calcext:value-type="float">
            <text:p>219</text:p>
          </table:table-cell>
          <table:table-cell/>
          <table:table-cell office:value-type="float" office:value="0" calcext:value-type="float">
            <text:p>0</text:p>
          </table:table-cell>
          <table:table-cell office:value-type="string" calcext:value-type="string">
            <text:p>ABSTRACT Google’s Cloud TPUs are a promising new hardware architecture for machine learning workloads. They have powered many of Google’s milestone machine learning achievements in recent years. Google has now made TPUs available for general use on their cloud platform and as of very recently has opened them up further to allow use by non-TensorFlow frontends. We describe a method and implementation for ofﬂoading suitable sections of Julia programs to TPUs via this new API and the Google XLA compiler. Our method is able to completely fuse the forward pass of a VGG19 model expressed as a Julia program into a single TPU executable to be ofﬂoaded to the device. Our method composes well with existing compiler-based automatic differentiation techniques on Julia code, and we are thus able to also automatically obtain the VGG19 backwards pass and similarly ofﬂoad it to the TPU. Targeting TPUs using our compiler, we are able to evaluate the VGG19 forward pass on a batch of 100 images in 0.23s which compares favorably to the 52.4s required for the original model on the CPU. Our implementation is less than 1000 lines of Julia, with no TPU speciﬁc changes made to the core Julia compiler or any other Julia packages.</text:p>
          </table:table-cell>
        </table:table-row>
        <table:table-row table:style-name="ro38">
          <table:table-cell office:value-type="float" office:value="1810.09868" calcext:value-type="float">
            <text:p>1810.09868</text:p>
          </table:table-cell>
          <table:table-cell office:value-type="string" calcext:value-type="string">
            <text:p>code</text:p>
          </table:table-cell>
          <table:table-cell office:value-type="float" office:value="246" calcext:value-type="float">
            <text:p>246</text:p>
          </table:table-cell>
          <table:table-cell/>
          <table:table-cell office:value-type="float" office:value="0" calcext:value-type="float">
            <text:p>0</text:p>
          </table:table-cell>
          <table:table-cell office:value-type="string" calcext:value-type="string">
            <text:p>i.e. the derivative with respect to the model at the current value of the model and a particular training example (or a batch of training examples). We use sum as a simple stand in for the loss function. Fortuitously, but not entirely coincidentally, the type inference modiﬁcations we describe in section 6 also improve the precision of type inference to be able to infer through all of the VGG19 backwards pass. As for the forward pass, the total optimized and unoptimized instruction counts are shown in ﬁgure 1. The backwards pass generates signiﬁcantly more XLA instructions than the forward pass. One of the biggest contributors to the instruction bloat is Zygote’s mixed mode broadcast fusion, which computes both the forward pass and the backwards pass in one map kernel. Because XLA currently does not support multiple outputs from one map instruction, the function body gets duplicated across multiple map instructions, which XLA’s DCE then needs to clean up. In general, our compilation process stresses XLA’s handling of the map instruction, because of the prevalance of calls to julia’s map and broadcast functions in generic code. We are in the process of improving XLA’s handling of map to inline mapped computations providing XLA backends with a form of IR more similar to that generated by other frontends.</text:p>
          </table:table-cell>
        </table:table-row>
        <table:table-row table:style-name="ro17">
          <table:table-cell office:value-type="float" office:value="1810.09868" calcext:value-type="float">
            <text:p>1810.09868</text:p>
          </table:table-cell>
          <table:table-cell office:value-type="string" calcext:value-type="string">
            <text:p>code</text:p>
          </table:table-cell>
          <table:table-cell office:value-type="float" office:value="257" calcext:value-type="float">
            <text:p>257</text:p>
          </table:table-cell>
          <table:table-cell/>
          <table:table-cell office:value-type="float" office:value="0" calcext:value-type="float">
            <text:p>0</text:p>
          </table:table-cell>
          <table:table-cell office:value-type="string" calcext:value-type="string">
            <text:p>Having implemented type inference, we now have a performant way to implement the semantics described in the ﬁrst two sections. Whenever the interpreter performs a function call, it uses the dynamic type information to perform type inference to discover and infer the largest possible static sub-region of code reachable from this entry point (recall that determining call targets requires type information). We can then hand this sub-region to the compiler and have it generate an efﬁcient version of the entirety of the statically reachable sub-region 2. Whenever the compiler encounters a call for which type inference was unable to determine the call target, it emits a call back into the runtime system (making sure to obey the dynamic semantics at the boundary) to begin the process anew. As such, execution generally proceeds as a chain of relatively large static sub regions, chained together by the runtime system. It is only on the boundaries between these regions that the dynamic semantics are materialized (i.e. values moved to the heap, dynamic method selection performed etc.). The performance of this scheme depends heavily on the size of these static sub-regions, which is highly sensitive to both the quality of the type inference implementation and the semantics of the language. In Julia, these static subregions can easily encompass thousands of functions covering tens of thousands of source lines, without once re-entering the runtime system for method selection.</text:p>
          </table:table-cell>
        </table:table-row>
        <table:table-row table:style-name="ro14">
          <table:table-cell office:value-type="float" office:value="1810.09868" calcext:value-type="float">
            <text:p>1810.09868</text:p>
          </table:table-cell>
          <table:table-cell office:value-type="string" calcext:value-type="string">
            <text:p>code, github</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Revels, J. and Contributors. Cassette.jl: Overdub your julia code, 2018. URL https://github.com/ jrevels/Cassette.jl.</text:p>
          </table:table-cell>
        </table:table-row>
        <table:table-row table:style-name="ro28">
          <table:table-cell office:value-type="float" office:value="1810.09868" calcext:value-type="float">
            <text:p>1810.09868</text:p>
          </table:table-cell>
          <table:table-cell office:value-type="string" calcext:value-type="string">
            <text:p>code, provide implementation</text:p>
          </table:table-cell>
          <table:table-cell office:value-type="float" office:value="55" calcext:value-type="float">
            <text:p>55</text:p>
          </table:table-cell>
          <table:table-cell/>
          <table:table-cell office:value-type="float" office:value="2" calcext:value-type="float">
            <text:p>2</text:p>
          </table:table-cell>
          <table:table-cell office:value-type="string" calcext:value-type="string">
            <text:p>In addition to these simple operations, we also provide implementations of the higher level array abstractions, in particular, mapreduce and broadcast. The implementation of broadcast in terms of HLO operations is about 20 lines of code and omitted for space, but the implementation of ‘mapreduce‘ is simply:</text:p>
          </table:table-cell>
        </table:table-row>
        <table:table-row table:style-name="ro6">
          <table:table-cell office:value-type="float" office:value="1810.09868" calcext:value-type="float">
            <text:p>1810.09868</text:p>
          </table:table-cell>
          <table:table-cell office:value-type="string" calcext:value-type="string">
            <text:p>code, python</text:p>
          </table:table-cell>
          <table:table-cell office:value-type="float" office:value="193" calcext:value-type="float">
            <text:p>193</text:p>
          </table:table-cell>
          <table:table-cell/>
          <table:table-cell office:value-type="float" office:value="0" calcext:value-type="float">
            <text:p>0</text:p>
          </table:table-cell>
          <table:table-cell office:value-type="string" calcext:value-type="string">
            <text:p>In this paper, we present initial work to compile general Julia code to TPU using this interface. This approach is in contrast to the approach taken by TensorFlow (Abadi et al., 2016), which does not compile Python code proper, but rather uses Python to build a computational graph, which is then compiled. It is aesthetically similar to JAX (Frostig et al., 2018), which does aim to ofﬂoad computations written in Python proper by tracing and ofﬂoading high-level array operations. Crucially, however, we do not rely on tracing, instead we leverage Julia’s static analysis and compilation capabilities to compile the full program, including any control ﬂow to the device. In particular, our approach allows users to take advantage of the full expressiveness of the Julia programming language in writing their models. This includes higher-level features such as multiple dispatch, higher order functions and existing libraries such as those for differential equation solvers (Rackauckas &amp; Nie, 2017) and generic linear algebra routines. Since it operates on pure</text:p>
          </table:table-cell>
        </table:table-row>
        <table:table-row table:style-name="ro1" table:visibility="filter">
          <table:table-cell office:value-type="float" office:value="1810.09868" calcext:value-type="float">
            <text:p>1810.0986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 All objects are (mutable or immutable), heap-allocated objects tracked by the garbage collector that contain a reference to their data type, and the actual data prescribed by that data type.</text:p>
          </table:table-cell>
        </table:table-row>
        <table:table-row table:style-name="ro5" table:visibility="filter">
          <table:table-cell office:value-type="float" office:value="1810.09868" calcext:value-type="float">
            <text:p>1810.0986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3This presentation is slightly simpliﬁed for this presentation. The real deﬁnition includes facilities for caching data locally in order to allow defering and batching transfer to the remote device. 4Because of the coarse-grained nature of HLO operations, the resulting performance is not horrible and is relatively similar to how GPU kernels are traditionally launched. However, the TPU is signiﬁcantly faster than a traditional GPU, the remote launch times</text:p>
          </table:table-cell>
        </table:table-row>
        <table:table-row table:style-name="ro28" table:visibility="filter">
          <table:table-cell office:value-type="float" office:value="1810.09868" calcext:value-type="float">
            <text:p>1810.09868</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aving formulated the question in the previous paragraph, the answer is apparent: Given some set of starting type information, perform dataﬂow type inference to determine, for as many subsequent operations as possible, the data types of the input values. The process is conceptually straightforward. For every intrinsic, we associate a corresponding “transfer function” that maps input types to output types. We then iterate the process of propagating types to convergence. Of course actually doing the latter, in the presence of arbitrary control ﬂow and recursion while guaranteeing ter Compiling Julia to TPU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Google has developed three generations of TPU hardware. Both the second generation (TPUv2) and the third generation (TPUv3) are commerically available as of October 2018. Both have the ability to operate on IEEE 754 32-bit ﬂoating point numbers (ﬂoat32), as well a custom non-IEEE 16-bit ﬂoating point format (bﬂoat16), that matches the bit width of IEEE 32-bit in the exponent, but trades that off for signiﬁcantly reduced mantissa space. As with the previous generation, TPUv2/v3 feature a systolic array matrix multiply unit, though in this case operating using bﬂoat16 multiplies and ﬂoat32 accumulates. At full speed, each TPUv2 core is capable of 22.5 TFLOP/s, as well as having 300GB/s bandwidth to an attached 8GB RAM of high bandwidth memory. Each TPU chip features two such cores for a total of operation speed of 45 TFLOP/s and total memory bandwidth of 600GB/s. Additionally, TPU chips are designed to be connected in a high-performance mesh network allowing scalability to larger models and data set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non-trivial data (e.g. values captured by a closure) and in particular, these objects can contain embedded HLO values. Semantically, these values are available to the interior computation, unaffected by the semantics of the operation (e.g. if the operation maps over all elements of an array, captured values are not mapped over, but instead provided to the kernel as is). Currently HLO does not allow such captured values to be passed directly to the kernel, though this feature is planned for at least the Map operation. In preparation for this feature, we split called computations between static and dynamic operands. We make the type of the function a static operand and the value of the function a dynamic operand. For any simple function (those that do not have any captured data) these two are equivalent. Because of the lack of HLO support, we currently require any captured value to be inferable as a constant and thus statically available (which we then materialize as a constant in the called computation).</text:p>
          </table:table-cell>
        </table:table-row>
        <table:table-row table:style-name="ro16" table:visibility="filter">
          <table:table-cell office:value-type="float" office:value="1810.09868" calcext:value-type="float">
            <text:p>1810.09868</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igure 2. Timings for the VGG19 forward pass for varying batch sizes. Flux CPU is Flux master/Julia master without the XLA compiler. PyTorch CPU is the equivalent model in pytorch on the same CPU. FluXLA CPU is our work against an xrt implementation running on the CPU, FluXLA TPU (total) is end-to-end time as reported by the client (including kernel launch overhead and data transfer back from Google Cloud over the internet - note that as a result of the additional network transfer this measurement had signiﬁcant variability), FluXLA TPU (compute) is the total compute time on TPUs as reported by the cloud proﬁler (unlike the total time measurement, this measurement was very stable). All CPU measurements on Intel(R) Xeon(R) Silver 4114 CPU @ 2.20GHz CPUs supporting AVX512. Up to 20 cores were available and CPU benchmarks were not restricted to a single core (though in practice not all CPU benchmarks actually used the available parallism). TPU benchmarks were restricted to a single TPU core. All Timings are minimum of 4 runs (except FluXLA CPU for N=100 which failed to ﬁnish a single run within 10 minutes).</text:p>
          </table:table-cell>
        </table:table-row>
        <table:table-row table:style-name="ro13">
          <table:table-cell office:value-type="float" office:value="1810.09868" calcext:value-type="float">
            <text:p>1810.09868</text:p>
          </table:table-cell>
          <table:table-cell office:value-type="string" calcext:value-type="string">
            <text:p>data, code</text:p>
          </table:table-cell>
          <table:table-cell office:value-type="float" office:value="153" calcext:value-type="float">
            <text:p>153</text:p>
          </table:table-cell>
          <table:table-cell/>
          <table:table-cell office:value-type="float" office:value="0" calcext:value-type="float">
            <text:p>0</text:p>
          </table:table-cell>
          <table:table-cell office:value-type="string" calcext:value-type="string">
            <text:p>The obtained results are very promising and show the feasibility and generality of this approach to mapping Julia code to XLA and thus compiling to TPUs. However, signiﬁcant challenges remain. For one, the current compilation model is very “all or nothing”. The largest subregions considered for ofﬂoading are those that consist (after optimizations), entirely of XLA operations. As shown above, this is not a bad situation and is sufﬁcient for applications of real world interest. However, we can do better. Right now, we terminate such static regions, even if intervening instructions do not have a data dependency on the intervening region. A better approach would be to use the compiler to automatically separate functions into ofﬂoadable and non-ofﬂoable parts and insert infeed/outfeed operations for any data dependencies. This will also require extending the dynamic</text:p>
          </table:table-cell>
        </table:table-row>
        <table:table-row table:style-name="ro3">
          <table:table-cell office:value-type="float" office:value="1810.09868" calcext:value-type="float">
            <text:p>1810.09868</text:p>
          </table:table-cell>
          <table:table-cell office:value-type="string" calcext:value-type="string">
            <text:p>data, code</text:p>
          </table:table-cell>
          <table:table-cell office:value-type="float" office:value="162" calcext:value-type="float">
            <text:p>162</text:p>
          </table:table-cell>
          <table:table-cell/>
          <table:table-cell office:value-type="float" office:value="0" calcext:value-type="float">
            <text:p>0</text:p>
          </table:table-cell>
          <table:table-cell office:value-type="string" calcext:value-type="string">
            <text:p>XLA (“Accelerated Linear Algebra”) is a partially open source compiler project by Google. It features a rich input IR for specifying multilinear algebra computations and provides backend code generation capabilities for CPUs, GPUs and TPUs. XLA’s Input IR (dubbed the HLO High-Level Optimization IR) operates on arbitrary dimensional arrays of basic data types (integers and ﬂoats of various bit widths, bﬂoat16s and complex numbers) or tuples thereof (but no arrays of tuples). HLO operations include basic arithmetic operations, special functions, generalized linear algebra operations, high level array operations, as well as primitives for distributed computation. XLA can perform semantic simpliﬁcations of input programs, as well as performing whole-program memory scheduling for efﬁcient use and re-use of available memory (a very important consideration for large machine learning models). Each HLO operation has two kinds of operands:</text:p>
          </table:table-cell>
        </table:table-row>
        <table:table-row table:style-name="ro36">
          <table:table-cell office:value-type="float" office:value="1810.09868" calcext:value-type="float">
            <text:p>1810.09868</text:p>
          </table:table-cell>
          <table:table-cell office:value-type="string" calcext:value-type="string">
            <text:p>data, code</text:p>
          </table:table-cell>
          <table:table-cell office:value-type="float" office:value="221" calcext:value-type="float">
            <text:p>221</text:p>
          </table:table-cell>
          <table:table-cell/>
          <table:table-cell office:value-type="float" office:value="0" calcext:value-type="float">
            <text:p>0</text:p>
          </table:table-cell>
          <table:table-cell office:value-type="string" calcext:value-type="string">
            <text:p>fuse the entire forward pass of VGG19. After Julia-level optimizations, the ﬁnal IR for the top level function contains 181 instructions (each an HloOp with properly inferred constant static parameters and properly shape inferred dynamic paramters. The total number HLO operands in the entry level computation is 183 (two extra for the parameter instructions which are implicit in the embedding) and 361 total over 29 computations7. The count of instructions is summarized 3 (a more detailed breakdown can be found in the appendix). Since we are able to ofﬂoad the entire forward pass computation, the Julia is not involved at any step of the evaluation and can thus simultaneously perform other tasks (e.g. data preparation for the next batch). Additionally, the performance of the resulting code is limited only by the quality of the code generated by XLA, not by frontend considerations (we perform a performance evaluation in section 7.4). We validated correctness of the generated XLA code by evaluating the VGG19 model on images from the ImageNet validation set and validating that the obtained results match the results obtained from vanilla Metalhead (up to minor ﬂoating point rounding differences that generally don’t affect the prediction).</text:p>
          </table:table-cell>
        </table:table-row>
        <table:table-row table:style-name="ro1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Flux.jl: The ml library that doesn’t make you tensor, 2017. URL https: //github.com/FluxML/Flux.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Structsofarrays.jl: that behave like arrays of Structures of arrays structures, 2018. URL https://github.com/ JuliaArrays/StructsOf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Ferris, A. and Contributors. Staticarrays.jl: Statically sized arrays for julia, 2018. URL https://github.com/ JuliaArrays/Static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Mike Innes, A. P. and Contributors. Metalhead.jl: Computer vision models for ﬂux, 2018. URL https://github. com/FluxML/Metalhead.jl.</text:p>
          </table:table-cell>
        </table:table-row>
        <table:table-row table:style-name="ro7">
          <table:table-cell office:value-type="float" office:value="1810.09868" calcext:value-type="float">
            <text:p>1810.09868</text:p>
          </table:table-cell>
          <table:table-cell office:value-type="string" calcext:value-type="string">
            <text:p>package</text:p>
          </table:table-cell>
          <table:table-cell office:value-type="float" office:value="94" calcext:value-type="float">
            <text:p>94</text:p>
          </table:table-cell>
          <table:table-cell/>
          <table:table-cell office:value-type="float" office:value="2" calcext:value-type="float">
            <text:p>2</text:p>
          </table:table-cell>
          <table:table-cell office:value-type="string" calcext:value-type="string">
            <text:p>The results in this paper were obtained with a custom version of Julia that disabled several limiting heuristics and ﬁxed a number of bugs leading to suboptimal inference. We are in the process of contributing these improvements back to Julia (for the limiting heuristics as options to the compiler interface to request they be disabled for a particular invocation). Other than that, no TPU or XLA speciﬁc changes had to be made to Julia and all functionality described in this paper lives entirely within a self-contained Julia package.</text:p>
          </table:table-cell>
        </table:table-row>
        <table:table-row table:style-name="ro9">
          <table:table-cell office:value-type="float" office:value="1810.09868" calcext:value-type="float">
            <text:p>1810.09868</text:p>
          </table:table-cell>
          <table:table-cell office:value-type="string" calcext:value-type="string">
            <text:p>package</text:p>
          </table:table-cell>
          <table:table-cell office:value-type="float" office:value="128" calcext:value-type="float">
            <text:p>128</text:p>
          </table:table-cell>
          <table:table-cell/>
          <table:table-cell office:value-type="float" office:value="0" calcext:value-type="float">
            <text:p>0</text:p>
          </table:table-cell>
          <table:table-cell office:value-type="string" calcext:value-type="string">
            <text:p>Our ﬁrst, more complex example is the full VGG19 forward pass. We use the implementation of VGG19 as found in the Metalhead package (Mike Innes &amp; Contributors, 2018), which leverages the Flux (Innes &amp; Contributors, 2017) framework to translate the familiar machine learning layers (convolutional layer, dense layer) into linear algebra operations. However, importantly each layer in the Flux framework is just a regular function that in turn calls regular linear algebra operations. As such, machine learning models expressed in Flux, including VGG19, are just simply regular Julia functions and thus amenable to the methods described in this paper. Our compiler is able to fully infer, ofﬂoad and</text:p>
          </table:table-cell>
        </table:table-row>
        <table:table-row table:style-name="ro2">
          <table:table-cell office:value-type="float" office:value="1810.09868" calcext:value-type="float">
            <text:p>1810.09868</text:p>
          </table:table-cell>
          <table:table-cell office:value-type="string" calcext:value-type="string">
            <text:p>package, code</text:p>
          </table:table-cell>
          <table:table-cell office:value-type="float" office:value="71" calcext:value-type="float">
            <text:p>71</text:p>
          </table:table-cell>
          <table:table-cell/>
          <table:table-cell office:value-type="float" office:value="0" calcext:value-type="float">
            <text:p>0</text:p>
          </table:table-cell>
          <table:table-cell office:value-type="string" calcext:value-type="string">
            <text:p>Lastly, the element types of XRTArrays are restricted to those supported by XLA. However, part of the appeal of Julia is that most code is generic over datatypes. XLA’s limitation restricting element types can be to some extent overcome by performing AoS → SoA transformations (which is possible in Julia by using the StructsOfArrays package (Kornblith &amp; Contributors, 2018)).</text:p>
          </table:table-cell>
        </table:table-row>
        <table:table-row table:style-name="ro7">
          <table:table-cell office:value-type="float" office:value="1810.09868" calcext:value-type="float">
            <text:p>1810.09868</text:p>
          </table:table-cell>
          <table:table-cell office:value-type="string" calcext:value-type="string">
            <text:p>package, code</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abstractions. Julia’s standard library arrays are mutable and parameterized over type and dimension. Additionally, the StaticArrays.jl (Ferris &amp; Contributors, 2018) package provides immutable arrays parameterized on element type and shape. As a result, the notion of shaped, N-dimensional immutable tensors is not foreign to Julia code and most existing, generic code is able to handle it without problem. We thus embed XLA values by deﬁning a runtime structure corresponding to immutable, shaped, N-dimensional tensors backed by handles to remote, XRT-managed, memory (ﬁgure 1).</text:p>
          </table:table-cell>
        </table:table-row>
        <table:table-row table:style-name="ro11" table:visibility="filter">
          <table:table-cell office:value-type="float" office:value="1812.02536" calcext:value-type="float">
            <text:p>1812.0253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4] P. Ristoski and H. Paulheim, “Rdf2vec: Rdf graph embeddings for data Springer, 2016,</text:p>
          </table:table-cell>
        </table:table-row>
        <table:table-row table:style-name="ro14" table:visibility="filter">
          <table:table-cell office:value-type="float" office:value="1812.02536" calcext:value-type="float">
            <text:p>1812.0253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inks provided by the DBpedia release of 20142. The converted index was merged with the index data extracted from Freebase. We aggregated the frequency values if the same surface form and Freebase URI (MID) existed in both indexes.</text:p>
          </table:table-cell>
        </table:table-row>
        <table:table-row table:style-name="ro15" table:visibility="filter">
          <table:table-cell office:value-type="float" office:value="1812.02536" calcext:value-type="float">
            <text:p>1812.0253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3] A. Bordes, N. Usunier, A. Garcia-Duran, J. Weston, and O. Yakhnenko, “Translating embeddings for modeling multi-relational data,” in Advances in neural information processing systems, 2013, pp. 2787–2795. [4] J. P. Chiu and E. Nichols, “Named entity recognition with bidirectional</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30" calcext:value-type="float">
            <text:p>30</text:p>
          </table:table-cell>
          <table:table-cell/>
          <table:table-cell office:value-type="float" office:value="1" calcext:value-type="float">
            <text:p>1</text:p>
          </table:table-cell>
          <table:table-cell office:value-type="string" calcext:value-type="string">
            <text:p>4) Answer Prediction: this evaluation shows how well the proposed models perform on predicting the correct triple and how they compare to other systems on SimpleQuestions dataset.</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47" calcext:value-type="float">
            <text:p>47</text:p>
          </table:table-cell>
          <table:table-cell/>
          <table:table-cell office:value-type="float" office:value="1" calcext:value-type="float">
            <text:p>1</text:p>
          </table:table-cell>
          <table:table-cell office:value-type="string" calcext:value-type="string">
            <text:p>We deﬁne a KG as a set of triples of the form (si, pi, oi) that appear in the Freebase-2M dataset. Given a subject si we deﬁne the set P red(si) of all the properties that si has as</text:p>
          </table:table-cell>
        </table:table-row>
        <table:table-row table:style-name="ro2">
          <table:table-cell office:value-type="float" office:value="1812.02536" calcext:value-type="float">
            <text:p>1812.02536</text:p>
          </table:table-cell>
          <table:table-cell office:value-type="string" calcext:value-type="string">
            <text:p>dataset</text:p>
          </table:table-cell>
          <table:table-cell office:value-type="float" office:value="54" calcext:value-type="float">
            <text:p>54</text:p>
          </table:table-cell>
          <table:table-cell/>
          <table:table-cell office:value-type="float" office:value="1" calcext:value-type="float">
            <text:p>1</text:p>
          </table:table-cell>
          <table:table-cell office:value-type="string" calcext:value-type="string">
            <text:p>V. CONCLUSION In this paper, we analyze four different model architectures that are evaluated on the SimpleQuestions dataset using the same Named Entity Recognition and Linking system to facilitate the comparison. The results show how well the building components of a QA system perform in isolation and together in a pipeline.</text:p>
          </table:table-cell>
        </table:table-row>
        <table:table-row table:style-name="ro27">
          <table:table-cell office:value-type="float" office:value="1812.02536" calcext:value-type="float">
            <text:p>1812.02536</text:p>
          </table:table-cell>
          <table:table-cell office:value-type="string" calcext:value-type="string">
            <text:p>dataset</text:p>
          </table:table-cell>
          <table:table-cell office:value-type="float" office:value="67" calcext:value-type="float">
            <text:p>67</text:p>
          </table:table-cell>
          <table:table-cell/>
          <table:table-cell office:value-type="float" office:value="0" calcext:value-type="float">
            <text:p>0</text:p>
          </table:table-cell>
          <table:table-cell office:value-type="string" calcext:value-type="string">
            <text:p>Bordes et al. [2] have presented the ﬁrst results on the SimpleQuestions dataset. Their approach is based on Memory Networks [16]. It generates candidate entities using n-grams from the question text that match some Freebase entity. The approach corrupts the dataset to generate negative samples by assigning random questions from the dataset to Freebase entity and predicate pairs.</text:p>
          </table:table-cell>
        </table:table-row>
        <table:table-row table:style-name="ro12">
          <table:table-cell office:value-type="float" office:value="1812.02536" calcext:value-type="float">
            <text:p>1812.02536</text:p>
          </table:table-cell>
          <table:table-cell office:value-type="string" calcext:value-type="string">
            <text:p>dataset</text:p>
          </table:table-cell>
          <table:table-cell office:value-type="float" office:value="78" calcext:value-type="float">
            <text:p>78</text:p>
          </table:table-cell>
          <table:table-cell/>
          <table:table-cell office:value-type="float" office:value="1" calcext:value-type="float">
            <text:p>1</text:p>
          </table:table-cell>
          <table:table-cell office:value-type="string" calcext:value-type="string">
            <text:p>The task of question answering on the SimpleQuestions dataset requires a system to output a single triple consisting of a subject and a predicate. We evaluated the four proposed models on prediction of a triple consisting of a subject and a predicate. The predicated pairs are ranked using Equation 1. Moreover, we compared our results with other published systems that evaluated using the same dataset. All results are shown in Table III.</text:p>
          </table:table-cell>
        </table:table-row>
        <table:table-row table:style-name="ro9">
          <table:table-cell office:value-type="float" office:value="1812.02536" calcext:value-type="float">
            <text:p>1812.02536</text:p>
          </table:table-cell>
          <table:table-cell office:value-type="string" calcext:value-type="string">
            <text:p>dataset</text:p>
          </table:table-cell>
          <table:table-cell office:value-type="float" office:value="117" calcext:value-type="float">
            <text:p>117</text:p>
          </table:table-cell>
          <table:table-cell/>
          <table:table-cell office:value-type="float" office:value="1" calcext:value-type="float">
            <text:p>1</text:p>
          </table:table-cell>
          <table:table-cell office:value-type="string" calcext:value-type="string">
            <text:p>1) Architecture: Similar to the NER model, the question text is encoded on the word and character level. Characterlevel word embeddings are computed by applying a CNN layer with Max-Pooling on the characters of each token. This process is the same as explained above in Figure 3. Word and character embeddings are concatenated and passed through a BiLSTM layer. The ﬁnal states of the BiLSTM are concatenated and fed into a feed-forward layer with softmax activation function, which calculates a probability distribution over a set of predicates. We identiﬁed 1629 predicates in the training split of the SimpleQuestions dataset. The architecture is shown in Figure 4.</text:p>
          </table:table-cell>
        </table:table-row>
        <table:table-row table:style-name="ro28">
          <table:table-cell office:value-type="float" office:value="1812.02536" calcext:value-type="float">
            <text:p>1812.02536</text:p>
          </table:table-cell>
          <table:table-cell office:value-type="string" calcext:value-type="string">
            <text:p>dataset, dataset provided</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As the SimpleQuestions dataset does not explicitly provide the subjects, we rely on weak supervision to infer the subject during training process. We infer the position of the subject by querying the inverted index for each n-gram in the question. We assume that the correct subject span is the one that matches the expected subject URI when queried on an index.</text:p>
          </table:table-cell>
        </table:table-row>
        <table:table-row table:style-name="ro21">
          <table:table-cell office:value-type="float" office:value="1812.02536" calcext:value-type="float">
            <text:p>1812.02536</text:p>
          </table:table-cell>
          <table:table-cell office:value-type="string" calcext:value-type="string">
            <text:p>dataset, provide implementation</text:p>
          </table:table-cell>
          <table:table-cell office:value-type="float" office:value="54" calcext:value-type="float">
            <text:p>54</text:p>
          </table:table-cell>
          <table:table-cell/>
          <table:table-cell office:value-type="float" office:value="0" calcext:value-type="float">
            <text:p>0</text:p>
          </table:table-cell>
          <table:table-cell office:value-type="string" calcext:value-type="string">
            <text:p>We trained a Named Entity Recognizer (NER) system similar to the one proposed by Chiu and Nichols [4] using weak supervision, for which Raj [13] provided the implementation. Since the dataset requires a single subject we adapted the NER to identify a single entity span.</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1https://github.com/facebookresearch/fastText</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https://github.com/kamalkraj/Named-Entity-Recognition-withBidirectional-LSTM-CNNs, 2018.</text:p>
          </table:table-cell>
        </table:table-row>
        <table:table-row table:style-name="ro23">
          <table:table-cell office:value-type="float" office:value="1812.02536" calcext:value-type="float">
            <text:p>1812.02536</text:p>
          </table:table-cell>
          <table:table-cell office:value-type="string" calcext:value-type="string">
            <text:p>retrieve</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from the surface form index. We queried the mention m on an index and retrieved subjects with corresponding frequency values.</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2) Named Entity Linking: the evaluation shows in how many cases the subject can be retrieved by index lookup using the detected entity mention from the NER step. 3) Predicate Prediction: this evaluation shows how well the four models perform in predicting the correct predicate for the given question text.</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7" calcext:value-type="float">
            <text:p>57</text:p>
          </table:table-cell>
          <table:table-cell/>
          <table:table-cell office:value-type="float" office:value="0" calcext:value-type="float">
            <text:p>0</text:p>
          </table:table-cell>
          <table:table-cell office:value-type="string" calcext:value-type="string">
            <text:p>where P (pi|q; θ) is the probability of predicate pi as computed by our four predicate models described below. P (si|q : θ) is the probability of a subject si computed by normalizing the frequency scores retrieved for the mention m. In the following sections, we describe our proposed models</text:p>
          </table:table-cell>
        </table:table-row>
        <table:table-row table:style-name="ro7">
          <table:table-cell office:value-type="float" office:value="1812.02536" calcext:value-type="float">
            <text:p>1812.02536</text:p>
          </table:table-cell>
          <table:table-cell office:value-type="string" calcext:value-type="string">
            <text:p>used dataset, dataset</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The task of Question Answering (QA) has received increasing attention in the last few years. Most research has concentrated on the task of answering factoid questions such as Who wrote Mildred Pierced?, yielding the answer Stuart Kaminsky. Typically, such answers are extracted from a knowledge base (KB). A frequently used dataset in this context is the SimpleQuestions [2] dataset, which consists of simple questions that can be answered with a single fact from the Freebase KB. For instance, the question above can be answered using the following triple from Freebase:</text:p>
          </table:table-cell>
        </table:table-row>
        <table:table-row table:style-name="ro11">
          <table:table-cell office:value-type="float" office:value="1902.04574" calcext:value-type="float">
            <text:p>1902.04574</text:p>
          </table:table-cell>
          <table:table-cell office:value-type="string" calcext:value-type="string">
            <text:p>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Applied to Handwritten Zip Code Recognition. Neural Comput. 1989, 1, 541–551.</text:p>
          </table:table-cell>
        </table:table-row>
        <table:table-row table:style-name="ro11" table:visibility="filter">
          <table:table-cell office:value-type="float" office:value="1902.04574" calcext:value-type="float">
            <text:p>1902.0457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 Data</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17. Boyanov, M.; Nakov, P.; Moschitti, A.; Da San Martino, G.; Koychev, I. Building Chatbots from Forum Data: Model Selection Using Question Answering Metrics. In Proceedings of the International Conference Recent Advances in Natural Language Processing, Varna, Bulgaria, 2–8 September 2017; pp. 121–129.</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Srivastava, N.; Hinton, G.; Krizhevsky, A.; Sutskever, I.; Salakhutdinov, R. Dropout: A simple way to prevent neural networks from overﬁtting. J. Mach. Learn. Res. 2014, 15, 1929–1958. Serban, I.V.; Lowe, R.; Henderson, P.; Charlin, L.; Pineau, J. A Survey of Available Corpora For Building Data-Driven Dialogue Systems: The Journal Version. Dialog. Discourse 2018, 9, 1–49.</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In the domain of customer support, it has been shown that generative models such as seq2seq and the Transformer perform better then retrieval-based models, but they fail in the case of insufﬁcient training data [20]. Other works have incorporated intent categories and semantic matching into an answer selection model, which uses a knowledge base as its source [21]. In the insurance domain, Feng et al. [22] proposed a generic deep learning approach for answer selection, based on convolutional neural networks (CNN) [23]. In Li et al. [24] combined recurrent neural networks based on long short-term memory (LSTM) cells [25] and reinforcement learning (RL) to learn without the need of prior domain knowledge.</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witter has its own speciﬁcs of writing in terms of both length (by design, tweets have been strictly limited to 140 characters; this constraint has been relaxed to 280 characters in 2017) and style, standard text tokenization is generally not suitable for tweets. Therefore, we used a specialized Twitter tokenizer [38] to preprocess the data. Then, we further replaced shorthand entries such as ’ll, ’d, ’re, ’ve, with the most corresponding literary form, e.g., will, would, are, have. We also replaced shortened slang words, e.g., ’bout and ’til, with the standard words, e.g., about and until. Similarly, we replaced URLs with the special word &lt;url&gt;, all user mentions with &lt;user&gt;, and all hashtags with &lt;hashtag&gt;.</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For training, we use the Adam [39] optimizer with decaying learning rate, as implemented in TensorFlow [40]. We start with the following values: learning rate η = 5 × 10−4, exponential decay rate for the 1st and the 2nd momentum β1 = 0.9 and β2 = 1.00, and constant for prevention of division by zero (cid:101) = 1 × 10−7. Then, we decay the learning after each epoch by a factor of 0.99. We also apply dropout with a probability of 0.1, and L2 weight decay on all trainable variables with λ = 3 × 10−7. We train each model for 42K steps with a batch size of 64. We found these values by running a grid search on a dev set (extracted as a fraction of the training data) and using the values suggested in [1], where applicable.</text:p>
          </table:table-cell>
        </table:table-row>
        <table:table-row table:style-name="ro31" table:visibility="filter">
          <table:table-cell office:value-type="float" office:value="1902.04574" calcext:value-type="float">
            <text:p>1902.04574</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emergence of large conversational corpora such as the Ubuntu Dialog corpus [6], OpenSubtitles [7], CoQA [8] and the Microsoft Research Social Media Conversation Corpus [9] has enabled the use of generative models and end-to-end neural networks in the domain of conversational agents. In particular, sequence-to-sequence (seq2seq) models, which were initially proposed for machine translation [10–12], got adapted to become a standard tool for training end-to-end dialogue systems. Early vanilla seq2seq models [13] got quickly extended to model hierarchical structure [14], context [15], and combination thereof [16]. While models were typically trained on corpora such as Ubuntu, some work [17] has also used data from Community Question Answering forums [18]; this means forming a training pair involving a question and each good answer in the corresponding question-answer thread.</text:p>
          </table:table-cell>
        </table:table-row>
        <table:table-row table:style-name="ro25">
          <table:table-cell office:value-type="float" office:value="1902.04574" calcext:value-type="float">
            <text:p>1902.04574</text:p>
          </table:table-cell>
          <table:table-cell office:value-type="string" calcext:value-type="string">
            <text:p>data available, data, open-source data, code, dataset, code available</text:p>
          </table:table-cell>
          <table:table-cell office:value-type="float" office:value="239" calcext:value-type="float">
            <text:p>239</text:p>
          </table:table-cell>
          <table:table-cell/>
          <table:table-cell office:value-type="float" office:value="2" calcext:value-type="float">
            <text:p>2</text:p>
          </table:table-cell>
          <table:table-cell office:value-type="string" calcext:value-type="string">
            <text:p>We ﬁltered all utterances that redirect the user to another communication channel, e.g., direct messages, which are not informative for the model and only bring noise. Moreover, since answers evolve over time, we divided our dataset into a training and a testing part, keeping earlier posts for training and the latest ones for testing. We further excluded from the training set all conversations that are older then sixty days. For evaluation, we used dialogs from the last ﬁve days in the dataset, to simulate a real-world scenario for customer support. We ended up with a dataset of 49,626 question–answer pairs divided into 45,582 for training and 4,044 for testing. Finally, we open-sourced our code for pre-processing and ﬁltering the data, making it available to the research community [37]. Table 1 shows some statistics about our dataset. On the top of the table, we can see that the average number of turns per dialog is under three, which means that most of the dialogues ﬁnish after one answer from the customer support. The bottom of the table shows the distribution of the words in the user questions vs. the customer support answers. We can see that answers tend to be slightly longer, which is natural as replies by customer support must be extensive and helpful.</text:p>
          </table:table-cell>
        </table:table-row>
        <table:table-row table:style-name="ro12">
          <table:table-cell office:value-type="float" office:value="1902.04574" calcext:value-type="float">
            <text:p>1902.04574</text:p>
          </table:table-cell>
          <table:table-cell office:value-type="string" calcext:value-type="string">
            <text:p>database</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Answer combination has been recognized as an important research direction in the domain of customer support chatbots. For example, Qiu et al. [26] used an attentive seq2seq re-ranker to choose dynamically between the outputs of a retrieval-based and a seq2seq model. Similarly, Cui et al. [27] combined a fact database, FAQs, opinion-oriented answers, and a neural-based chit-chat generator, by training a meta-engine that chooses between them.</text:p>
          </table:table-cell>
        </table:table-row>
        <table:table-row table:style-name="ro1">
          <table:table-cell office:value-type="float" office:value="1902.04574" calcext:value-type="float">
            <text:p>1902.04574</text:p>
          </table:table-cell>
          <table:table-cell office:value-type="string" calcext:value-type="string">
            <text:p>dataset</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Table 1. Statistics about our dataset. (Reprinted by permission from Springer Nature: Springer Lecture Notes in Computer Science (Hardalov, M.; Koychev, I.; Nakov, P. Towards Automated Customer Support [20]), 2018)</text:p>
          </table:table-cell>
        </table:table-row>
        <table:table-row table:style-name="ro12">
          <table:table-cell office:value-type="float" office:value="1902.04574" calcext:value-type="float">
            <text:p>1902.04574</text:p>
          </table:table-cell>
          <table:table-cell office:value-type="string" calcext:value-type="string">
            <text:p>dataset</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Our goal is to distinguish “good” vs. “bad” answers, but the original dataset only contains valid, i.e., “good” question–answer pairs. Thus, we use negative sampling [29], where we replace the original answer to the target question with a random answer from the training dataset. We further compare the word-based cosine similarity between the original and the sampled answer, and, in some rare cases, we turn a “bad” answer into “good” one if it is too similar to the original “good” answer.</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The remainder of this paper is organized as follows: Section 2 presents some related work in the domain of conversational agents and answer combination. Section 3 describes our framework and the general workﬂow for answer re-ranking. Section 4 introduces the original dataset and explains how we used in to build a new, task-speciﬁc one with negative sampling; it also offers insights about the dialogs and the pre-processing. Section 5 describes our experiments, and gives details about the training parameters. Section 6 presents the performance of each model and discusses the results. Finally, Section 7 concludes and suggests possible directions for future work.</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7" calcext:value-type="float">
            <text:p>117</text:p>
          </table:table-cell>
          <table:table-cell/>
          <table:table-cell office:value-type="float" office:value="1" calcext:value-type="float">
            <text:p>1</text:p>
          </table:table-cell>
          <table:table-cell office:value-type="string" calcext:value-type="string">
            <text:p>In this work, we focus on ﬁnding the most suitable answer for a question, where each candidate can be produced by a different system, e.g., knowledge-based, rule-based, deep neural network, retrieval, etc. In particular, we propose a re-ranking framework based on machine reading comprehension [1–3] for question–answer pairs. Moreover, instead of selecting the top candidate from the re-ranker’s output, we use probabilistic sampling that aims to diversify the agent’s language and to up-vote popular answers from different input models. We train our model using negative sampling based on question–answer pairs from the Twitter Customer Support Dataset.</text:p>
          </table:table-cell>
        </table:table-row>
        <table:table-row table:style-name="ro7">
          <table:table-cell office:value-type="float" office:value="1902.04574" calcext:value-type="float">
            <text:p>1902.04574</text:p>
          </table:table-cell>
          <table:table-cell office:value-type="string" calcext:value-type="string">
            <text:p>dataset</text:p>
          </table:table-cell>
          <table:table-cell office:value-type="float" office:value="118" calcext:value-type="float">
            <text:p>118</text:p>
          </table:table-cell>
          <table:table-cell/>
          <table:table-cell office:value-type="float" office:value="0" calcext:value-type="float">
            <text:p>0</text:p>
          </table:table-cell>
          <table:table-cell office:value-type="string" calcext:value-type="string">
            <text:p>Next, we combine the top-K answers from different models: IR and seq2seq. We did not include the Transformer in the mix as its output is generative and similar to that of the seq2seq model; moreover, as we have seen in Table 3 above, it performs worse than seq2seq on our dataset. We set K = 2 for the baseline, Random Top Answer, which selects a random answer from the union of the top K answers by the models involved in the re-ranking. For the remaining re-ranking experiments, we use K = 5. We found these values using cross-validation on the training dataset, trying 1–5.</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27" calcext:value-type="float">
            <text:p>127</text:p>
          </table:table-cell>
          <table:table-cell/>
          <table:table-cell office:value-type="float" office:value="0" calcext:value-type="float">
            <text:p>0</text:p>
          </table:table-cell>
          <table:table-cell office:value-type="string" calcext:value-type="string">
            <text:p>Lowe, R.; Pow, N.; Serban, I.; Pineau, J. The Ubuntu Dialogue Corpus: A Large Dataset for Research in Unstructured Multi-Turn Dialogue Systems. In Proceedings of the 16th Annual Meeting of the Special Interest Group on Discourse and Dialogue, Prague, Czech Republic, 2–4 September 2015; pp. 285–294. Lison, P.; Tiedemann, J. OpenSubtitles2016: Extracting Large Parallel Corpora from Movie and TV Subtitles. In Proceedings of the Tenth International Conference on Language Resources and Evaluation, Portorož, Slovenia, 23–28 May 2016. Reddy, S.; Chen, D.; Manning, C.D. CoQA: A conversational question answering challenge. arXiv 2018, arXiv:1808.07042.</text:p>
          </table:table-cell>
        </table:table-row>
        <table:table-row table:style-name="ro3">
          <table:table-cell office:value-type="float" office:value="1902.04574" calcext:value-type="float">
            <text:p>1902.04574</text:p>
          </table:table-cell>
          <table:table-cell office:value-type="string" calcext:value-type="string">
            <text:p>dataset</text:p>
          </table:table-cell>
          <table:table-cell office:value-type="float" office:value="186" calcext:value-type="float">
            <text:p>186</text:p>
          </table:table-cell>
          <table:table-cell/>
          <table:table-cell office:value-type="float" office:value="0" calcext:value-type="float">
            <text:p>0</text:p>
          </table:table-cell>
          <table:table-cell office:value-type="string" calcext:value-type="string">
            <text:p>Table 2 shows the results for the auxiliary task of question–answer goodness classiﬁcation. The ﬁrst column is the name of the model. It is followed by three columns showing the type of embedding used, the size of the hidden layer, and the number of heads (see Section 3.2). The last column reports the accuracy. Since our dataset is balanced (we generate about 50% positive, and about 50% negative examples), accuracy is a suitable evaluation measure for this task. The top row of the table shows the performance for a majority class baseline. The following lines show the results for our full QANet-based model when using different kinds of embeddings. We can see that contextualized sentence-level embeddings are preferable to using simple word embeddings as in GloVe or token-level ELMo embeddings. Moreover, while token-level ELMo outperforms GloVe when the size of the network is small, there is no much difference when the number of parameters grows (dmodel = 128, #Heads = 8).</text:p>
          </table:table-cell>
        </table:table-row>
        <table:table-row table:style-name="ro38">
          <table:table-cell office:value-type="float" office:value="1902.04574" calcext:value-type="float">
            <text:p>1902.04574</text:p>
          </table:table-cell>
          <table:table-cell office:value-type="string" calcext:value-type="string">
            <text:p>dataset</text:p>
          </table:table-cell>
          <table:table-cell office:value-type="float" office:value="254" calcext:value-type="float">
            <text:p>254</text:p>
          </table:table-cell>
          <table:table-cell/>
          <table:table-cell office:value-type="float" office:value="0" calcext:value-type="float">
            <text:p>0</text:p>
          </table:table-cell>
          <table:table-cell office:value-type="string" calcext:value-type="string">
            <text:p>We can see in Table 3 that the seq2seq model outperforms IR by a margin on all ﬁve evaluation measures, which is consistent with previous results in the literature. What is surprising, however, is the relatively poor performance for the Transformer, which trails behind the seq2seq model on all evaluation measures. We hypothesize that this is due to the Transformer having to learn more parameters as it operates with higher-dimensional word embeddings. Overall, the Transformer is arguably slightly better than the IR model, outperforming it on three of the ﬁve evaluation measures. The last row of Table 3 is not an individual model; it is our re-ranker applied to the top answers returned by the IR model. In particular, we use QANet with Sentence level ELMo (dmodel = 128, #Heads = 8). We took the top-5 answer candidates (the value of 5 was found using cross-validation on the training dataset) from the IR model, and we selected the best answer based on our re-ranker’s scores. We can see that re-ranking yields improvements for all evaluation measures: +1.18 on BLEU@2, +0.93 on ROUGE_L, +1.12 on Embedding Average, +0.67 on Greedy Matching, and +1.64 in Vector Extrema. These results show that we can get sizable performance gains when re-ranking the top-K predictions of a single model; below we will combine multiple models.</text:p>
          </table:table-cell>
        </table:table-row>
        <table:table-row table:style-name="ro36">
          <table:table-cell office:value-type="float" office:value="1902.04574" calcext:value-type="float">
            <text:p>1902.04574</text:p>
          </table:table-cell>
          <table:table-cell office:value-type="string" calcext:value-type="string">
            <text:p>dataset, data</text:p>
          </table:table-cell>
          <table:table-cell office:value-type="float" office:value="193" calcext:value-type="float">
            <text:p>193</text:p>
          </table:table-cell>
          <table:table-cell/>
          <table:table-cell office:value-type="float" office:value="1" calcext:value-type="float">
            <text:p>1</text:p>
          </table:table-cell>
          <table:table-cell office:value-type="string" calcext:value-type="string">
            <text:p>Abstract: Recent advances in deep neural networks, language modeling and language generation have introduced new ideas to the ﬁeld of conversational agents. As a result, deep neural models such as sequence-to-sequence, memory networks, and the Transformer have become key ingredients of state-of-the-art dialog systems. While those models are able to generate meaningful responses even in unseen situations, they need a lot of training data to build a reliable model. Thus, most real-world systems have used traditional approaches based on information retrieval (IR) and even hand-crafted rules, due to their robustness and effectiveness, especially for narrow-focused conversations. Here, we present a method that adapts a deep neural architecture from the domain of machine reading comprehension to re-rank the suggested answers from different models using the question as a context. We train our model using negative sampling based on question–answer pairs from the Twitter Customer Support Dataset. The experimental results show that our re-ranking framework can improve the performance in terms of word overlap and semantics both for individual models as well as for model combinations.</text:p>
          </table:table-cell>
        </table:table-row>
        <table:table-row table:style-name="ro29">
          <table:table-cell office:value-type="float" office:value="1902.04574" calcext:value-type="float">
            <text:p>1902.04574</text:p>
          </table:table-cell>
          <table:table-cell office:value-type="string" calcext:value-type="string">
            <text:p>dataset, open-source data, data available</text:p>
          </table:table-cell>
          <table:table-cell office:value-type="float" office:value="87" calcext:value-type="float">
            <text:p>87</text:p>
          </table:table-cell>
          <table:table-cell/>
          <table:table-cell office:value-type="float" office:value="1" calcext:value-type="float">
            <text:p>1</text:p>
          </table:table-cell>
          <table:table-cell office:value-type="string" calcext:value-type="string">
            <text:p>In early 2018, this situation changed as a new open dataset for Customer Support on Twitter [36] was made available on Kaggle. It contains 3M tweets and replies for twenty big companies such as Amazon, Apple, Uber, Delta, and Spotify, among others. As customer support topics from different organizations are generally unrelated to each other, we focus only on tweets related to Apple support, which represents the largest number of tweets in the corpus.</text:p>
          </table:table-cell>
        </table:table-row>
        <table:table-row table:style-name="ro4">
          <table:table-cell office:value-type="float" office:value="1902.04574" calcext:value-type="float">
            <text:p>1902.04574</text:p>
          </table:table-cell>
          <table:table-cell office:value-type="string" calcext:value-type="string">
            <text:p>dataset, publicly available, data</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The data and the resources that could be used to train customer support conversational agents are generally very scarce, as companies keep conversations locked on their own proprietary support systems. This is due to customer privacy concerns and to companies not wanting to make public their know-how and the common issues about their products and services. An extensive 2015 survey on available dialog corpora by Serban et al. [35] found no good publicly available dataset for real-world customer support.</text:p>
          </table:table-cell>
        </table:table-row>
        <table:table-row table:style-name="ro11">
          <table:table-cell office:value-type="float" office:value="1902.04574" calcext:value-type="float">
            <text:p>1902.04574</text:p>
          </table:table-cell>
          <table:table-cell office:value-type="string" calcext:value-type="string">
            <text:p>github</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37. Codebase of Towards Automated Customer Support. Available online: https://github.com/mhardalov/</text:p>
          </table:table-cell>
        </table:table-row>
        <table:table-row table:style-name="ro36">
          <table:table-cell office:value-type="float" office:value="1902.04574" calcext:value-type="float">
            <text:p>1902.04574</text:p>
          </table:table-cell>
          <table:table-cell office:value-type="string" calcext:value-type="string">
            <text:p>package</text:p>
          </table:table-cell>
          <table:table-cell office:value-type="float" office:value="251" calcext:value-type="float">
            <text:p>251</text:p>
          </table:table-cell>
          <table:table-cell/>
          <table:table-cell office:value-type="float" office:value="0" calcext:value-type="float">
            <text:p>0</text:p>
          </table:table-cell>
          <table:table-cell office:value-type="string" calcext:value-type="string">
            <text:p>Yu, A.W.; Dohan, D.; Luong, M.T.; Zhao, R.; Chen, K.; Norouzi, M.; Le, Q.V. QANet: Combining Local Convolution with Global Self-Attention for Reading Comprehension. In Proceedings of the 2018 International Conference on Learning Representations; Vancouver, BC, Canada, 30 April–3 May 2018. Seo, M.; Kembhavi, A.; Farhadi, A.; Hajishirzi, H. Bi-directional attention ﬂow for machine comprehension. In Proceedings of the 2017 International Conference on Learning Representations; Toulon, France, 24–26 April 2017. Chen, D.; Fisch, A.; Weston, J.; Bordes, A. Reading Wikipedia to Answer Open-Domain Questions. In Proceedings of the 55th Annual Meeting of the Association for Computational Linguistics, Vancouver, BC, Canada, 30 July–4 August 2017; pp. 1870–1879. Papineni, K.; Roukos, S.; Ward, T.; Zhu, W.J. BLEU: A Method for Automatic Evaluation of Machine Translation. In Proceedings of the 40th Annual Meeting of the Association for Computational Linguistics, Philadelphia, PA, USA, 7–12 July 2002; pp. 311–318. Lin, C.Y. ROUGE: A Package for Automatic Evaluation of Summaries. In Proceedings of the ACL Workshop on Text Summarization Branches Out, Barcelona, Spain, 25–26 July, 2004; pp. 74–81.</text:p>
          </table:table-cell>
        </table:table-row>
        <table:table-row table:style-name="ro12">
          <table:table-cell office:value-type="float" office:value="1902.07688" calcext:value-type="float">
            <text:p>1902.07688</text:p>
          </table:table-cell>
          <table:table-cell office:value-type="string" calcext:value-type="string">
            <text:p>benchmark</text:p>
          </table:table-cell>
          <table:table-cell office:value-type="float" office:value="70" calcext:value-type="float">
            <text:p>70</text:p>
          </table:table-cell>
          <table:table-cell/>
          <table:table-cell office:value-type="float" office:value="0" calcext:value-type="float">
            <text:p>0</text:p>
          </table:table-cell>
          <table:table-cell office:value-type="string" calcext:value-type="string">
            <text:p>The preliminary evaluation is conducted in terms of the validation of clustering result and justified query benchmark generation. We used eight ontologies from Bio2RDF release 3 to evaluate our system. Detailed is given in Table 1. In addition, we eliminated some RDF built-in predicates and types for getting the best clustering result. The total number of predicate for HFCM reduced from 1099 to 1064.</text:p>
          </table:table-cell>
        </table:table-row>
        <table:table-row table:style-name="ro36">
          <table:table-cell office:value-type="float" office:value="1902.07688" calcext:value-type="float">
            <text:p>1902.07688</text:p>
          </table:table-cell>
          <table:table-cell office:value-type="string" calcext:value-type="string">
            <text:p>case study data, data, benchmark</text:p>
          </table:table-cell>
          <table:table-cell office:value-type="float" office:value="195" calcext:value-type="float">
            <text:p>195</text:p>
          </table:table-cell>
          <table:table-cell/>
          <table:table-cell office:value-type="float" office:value="0" calcext:value-type="float">
            <text:p>0</text:p>
          </table:table-cell>
          <table:table-cell office:value-type="string" calcext:value-type="string">
            <text:p>We <text:s/>  categorize research in this area into two parts: query generation and query processing. For query generation, SP2Bench [29] proposed a query design system focusing on generating queries with combination of different operations. But this query generation was not designed from a semantic perspective for cross domain. LUBM [30] and BSBM [31] generated benchmarks on university and ecommerce respectively, but neither benchmark was based on more than one domain. FedBench [32] provided a benchmark suite for federated queries on semantic data which can cover semantic multiple domain data use cases. However, query benchmarks were manually generated by authors. Our approach provides a way to automatically help people find the semantic relationship without acquiring knowledge explicitly. MedTQ provided a dynamic topic query generation approach over medical ontologies [33]. BmQGen [34, 35] supported query generation for a specific biomedical detecting task on postsurgical complications [36]. Zhu et al. investigated the usage of the PharmGKB knowledge base for searching and inferring repositioning breast cancer drugs [37].</text:p>
          </table:table-cell>
        </table:table-row>
        <table:table-row table:style-name="ro39">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2" calcext:value-type="float">
            <text:p>342</text:p>
          </table:table-cell>
          <table:table-cell/>
          <table:table-cell office:value-type="float" office:value="0" calcext:value-type="float">
            <text:p>0</text:p>
          </table:table-cell>
          <table:table-cell office:value-type="string" calcext:value-type="string">
            <text:p>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text:p>
          </table:table-cell>
        </table:table-row>
        <table:table-row table:style-name="ro4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20] Shen F, et al. Using semantic web technologies for quality measure phenotyping algorithm representation and automatic execution on EHR data. IEEE-EMBS International Conference on Biomedical and Health Informatics (BHI): IEEE; 2014. p. 531-4. [21] Tao C, et al. Phenotyping on EHR data using OWL and semantic web technologies. International Conference on Smart Health: Springer; 2013. p. 31-2. [22] Peterson KJ, et al. Mining Hierarchies and Similarity Clusters from Value Set Repositories. AMIA Annual Symposium Proceedings: American Medical Informatics Association; 2017. p. 1372. [23] Yang S, et al. Towards effective partition management for large graphs. Proceedings of the 2012 ACM SIGMOD International Conference on Management of Data: ACM; 2012. p. 517-28. [24] Khayyat Z, et al. 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text:p>
          </table:table-cell>
        </table:table-row>
        <table:table-row table:style-name="ro2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 [35] Shen F, et al. Predicate oriented pattern analysis for biomedical knowledge discovery. Intelligent information management. 2016;8:66. [36] Shen F, et al. Detection of Surgical Site Infection Utilizing Automated Feature Generation in Clinical Notes. Journal of Healthcare Informatics Research. 2018:1-16. [37] Zhu Q, et al. Exploring the pharmacogenomics knowledge base (PharmGKB) for repositioning breast cancer drugs by leveraging Web ontology language (OWL) and cheminformatics approaches. Biocomputing 2014: World Scientific; 2014. p. 172-82.</text:p>
          </table:table-cell>
        </table:table-row>
        <table:table-row table:style-name="ro11" table:visibility="filter">
          <table:table-cell office:value-type="float" office:value="1902.07688" calcext:value-type="float">
            <text:p>1902.076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Any normailized RDF data from heterogeneous resources can be the input of</text:p>
          </table:table-cell>
        </table:table-row>
        <table:table-row table:style-name="ro14" table:visibility="filter">
          <table:table-cell office:value-type="float" office:value="1902.07688" calcext:value-type="float">
            <text:p>1902.07688</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a closer relationsihp than the ones not in the same cluster/group. - Data is big and increases infinitely, there is no way to handle that huge</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 to provide an effective and accurate semantic partitioning scheme to discover knowledge? For RDF data, how can we determine the closeness relationships, e.g., based on predicate-predicate or subject/object-subject/object relationships? How to build a scalable framework to process and manage large data?</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found out that predicates play an important role as hubs to share information and connect entities among heterogeneous data. Therefore, we hypothesize that graphs can be fuzzy clustered based on a predicate sharing and distance measurement, and data in the same clustered group have closer relationships than when separate.</text:p>
          </table:table-cell>
        </table:table-row>
        <table:table-row table:style-name="ro5" table:visibility="filter">
          <table:table-cell office:value-type="float" office:value="1902.07688" calcext:value-type="float">
            <text:p>1902.07688</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Mizzan [24] made improvements based on Pregel [25] that is built on Bulk Synchronous Parallel (BSP) [26] programming model. Mizzan focuses on dynamically efficient load balancing in terms of computation and communication among all worker nodes. It achieved load balancing by using fine-grained vertex migration in a distributed manner. However, Mizzan designed a vertex centric model, mainly focused on the size balance load of the graph rather than the semantic data migration.</text:p>
          </table:table-cell>
        </table:table-row>
        <table:table-row table:style-name="ro28" table:visibility="filter">
          <table:table-cell office:value-type="float" office:value="1902.07688" calcext:value-type="float">
            <text:p>1902.0768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problem we intended to address is to fill the gap between human limited knowledge with the huge amount of cross-domain knowledge by providing semantic methods to facilitate the partition and management of big cross-domain data in a more accurate and efficient way. We assume that each output group of our approach contains knowledge sources that have most closeness relationship. We can design crossdomain query based on each group to dig the comprehensive relationship among knowledge sources in it to fully discover cross-domain knowledge.</text:p>
          </table:table-cell>
        </table:table-row>
        <table:table-row table:style-name="ro8" table:visibility="filter">
          <table:table-cell office:value-type="float" office:value="1902.07688" calcext:value-type="float">
            <text:p>1902.07688</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rstly, we conduct heuristic comparison experiments among different clustering algorithms to choose an appropriate approach to get the best number of clusters. Figure 1 shows an edge centric clustering results for probability based similarity in terms of running five different clustering algorithms (Fuzzy C-means, K-means, Clara, Pam and Hierarchical Clustering) on the input data. We used silhouette width as the validation method to do evaluation. As a result, Clara, Pam and hierarchical algorithms give a relative stable silhouette width for each number of clusters. This means there is no optimal cluster number for these cases. Both Fuzzy C-means and K-means give the highest silhouette width 0.95 when the cluster number is 5. However, we choose Fuzzy C-means because it gives additional soft partition information for each cluster, which could be useful for distributed query processing.</text:p>
          </table:table-cell>
        </table:table-row>
        <table:table-row table:style-name="ro31" table:visibility="filter">
          <table:table-cell office:value-type="float" office:value="1902.07688" calcext:value-type="float">
            <text:p>1902.07688</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bstract. In recent years, the size of big linked data has grown rapidly and this number is still rising. Big linked data and knowledge bases come from different domains such as life sciences, publications, media, social web, and so on. However, with the rapid increasing of data, it is very challenging for people to acquire a comprehensive collection of cross domain knowledge to meet their needs. Under this circumstance, it is extremely difficult for people without expertise to extract knowledge from various domains. Therefore, nowadays human limited knowledge can’t feed the high requirement for discovering large amount of cross domain knowledge. In this research, we present a big graph analytics framework aims at addressing this issue by providing semantic methods to facilitate the management of big graph data from close domains in order to discover cross domain knowledge in a more accurate and efficient way.</text:p>
          </table:table-cell>
        </table:table-row>
        <table:table-row table:style-name="ro2">
          <table:table-cell office:value-type="float" office:value="1902.07688" calcext:value-type="float">
            <text:p>1902.07688</text:p>
          </table:table-cell>
          <table:table-cell office:value-type="string" calcext:value-type="string">
            <text:p>data available, data</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amounts of data in a standalone machine.</text:p>
          </table:table-cell>
        </table:table-row>
        <table:table-row table:style-name="ro12">
          <table:table-cell office:value-type="float" office:value="1902.07688" calcext:value-type="float">
            <text:p>1902.07688</text:p>
          </table:table-cell>
          <table:table-cell office:value-type="string" calcext:value-type="string">
            <text:p>data, benchmark</text:p>
          </table:table-cell>
          <table:table-cell office:value-type="float" office:value="76" calcext:value-type="float">
            <text:p>76</text:p>
          </table:table-cell>
          <table:table-cell/>
          <table:table-cell office:value-type="float" office:value="1" calcext:value-type="float">
            <text:p>1</text:p>
          </table:table-cell>
          <table:table-cell office:value-type="string" calcext:value-type="string">
            <text:p>Validation The proposed approach will be validated by comparing with more existing algorithm and framework <text:s text:c="4"/>Scalability Indexing approach will be applied to facilitate the management of big data. All datasts from Bio2RDF will be used to test the scalability of the proposed framework <text:s text:c="3"/>Benchmark The existing Bio2RDF query sets will be analyzed to compare with our benchmark generation scheme in order to improve the coverage and semantic for each cluster association. 9. Reflections</text:p>
          </table:table-cell>
        </table:table-row>
        <table:table-row table:style-name="ro18">
          <table:table-cell office:value-type="float" office:value="1902.07688" calcext:value-type="float">
            <text:p>1902.07688</text:p>
          </table:table-cell>
          <table:table-cell office:value-type="string" calcext:value-type="string">
            <text:p>data, database</text:p>
          </table:table-cell>
          <table:table-cell office:value-type="float" office:value="339" calcext:value-type="float">
            <text:p>339</text:p>
          </table:table-cell>
          <table:table-cell/>
          <table:table-cell office:value-type="float" office:value="0" calcext:value-type="float">
            <text:p>0</text:p>
          </table:table-cell>
          <table:table-cell office:value-type="string" calcext:value-type="string">
            <text:p>[38] Papailiou N, et al. H 2 RDF+: High-performance distributed joins over largescale RDF graphs. 2013 IEEE International Conference on Big Data: IEEE; 2013. p. 255-63. [39] Zeng K, et al. A distributed graph engine for web scale RDF data. Proceedings of the VLDB Endowment: VLDB Endowment; 2013. p. 265-76. [40] Neumann T, et al. RDF-3X: a RISC-style engine for RDF. Proceedings of the VLDB Endowment. 2008;1:647-59. [41] Zou L, et al. gStore: answering SPARQL queries via subgraph matching. Proceedings of the VLDB Endowment. 2011;4:482-93. [42] Noy NF, et al. BioPortal: ontologies and integrated data resources at the click of a mouse. Nucleic acids research. 2009;37:W170-W3. [43] Povey S, et al. The HUGO gene nomenclature committee (HGNC). Human genetics. 2001;109:678-80. [44] Bult CJ, et al. The Mouse Genome Database (MGD): mouse biology and model systems. Nucleic acids research. 2008;36:D724-D8. [45] Shannon P, et al. 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text:p>
          </table:table-cell>
        </table:table-row>
        <table:table-row table:style-name="ro20">
          <table:table-cell office:value-type="float" office:value="1902.07688" calcext:value-type="float">
            <text:p>1902.07688</text:p>
          </table:table-cell>
          <table:table-cell office:value-type="string" calcext:value-type="string">
            <text:p>data, database</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 [14] Dasgupta S, et al. SMARTSPACE: Multiagent based distributed platform for semantic service discovery. IEEE Transactions on Systems, Man, and Cybernetics: Systems. 2014;44:805-21. [15] Vaka P, et al. PEMAR: A pervasive middleware for activity recognition with smart phones. 2015 IEEE International Conference on Pervasive Computing and Communication Workshops (PerCom Workshops): IEEE; 2015. p. 409-14. [16] Zhang Y, et al. An integrative computational approach to identify diseasespecific networks from PubMed literature information. 2013 IEEE International Conference on Bioinformatics and Biomedicine: IEEE; 2013. p. 72-5. [17] Shen F, et al. SAMAF: Situation aware mobile apps framework. 2015 IEEE International Conference on Pervasive Computing and Communication Workshops (PerCom Workshops): IEEE; 2015. p. 26-31. [18] Shen F. Situation Aware Mobile Apps Framework: University of Missouri-Kansas City; 2012. [19] Peng S, et al. Leveraging Association Rule Mining to Detect Pathophysiological Mechanisms of Chronic Kidney Disease Complicated by Metabolic Syndrome. 2018 IEEE International Conference on Bioinformatics and Biomedicine (BIBM): IEEE; 2018. p. 1302-9.</text:p>
          </table:table-cell>
        </table:table-row>
        <table:table-row table:style-name="ro19">
          <table:table-cell office:value-type="float" office:value="1902.07688" calcext:value-type="float">
            <text:p>1902.07688</text:p>
          </table:table-cell>
          <table:table-cell office:value-type="string" calcext:value-type="string">
            <text:p>data, database</text:p>
          </table:table-cell>
          <table:table-cell office:value-type="float" office:value="348" calcext:value-type="float">
            <text:p>348</text:p>
          </table:table-cell>
          <table:table-cell/>
          <table:table-cell office:value-type="float" office:value="0" calcext:value-type="float">
            <text:p>0</text:p>
          </table:table-cell>
          <table:table-cell office:value-type="string" calcext:value-type="string">
            <text:p>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 [49] Shen F. A Graph Analytics Framework For Knowledge Discovery 2016. [50] Li D, et al. Towards a multi-level framework for supporting systematic review— A pilot study. 2014 IEEE International Conference on Bioinformatics and Biomedicine (BIBM): IEEE; 2014. p. 43-50. [51] Li D, et al. A text-mining framework for supporting systematic reviews. American journal of information management. 2016;1:1. [52] Shen F, et al. Phenotypic Analysis of Clinical Narratives Using Human Phenotype Ontology. Studies in health technology and informatics. 2017;245:581-5. [53] Shen F, et al. Using Human Phenotype Ontology for Phenotypic Analysis of Clinical Notes. Studies in health technology and informatics. 2017;245:1285-. [54] Son JH, et al. Deep phenotyping on electronic health records facilitates genetic diagnosis by clinical exomes. The American Journal of Human Genetics. 2018;103:58-73. [55] Rastegar-Mojarad M, et al. Need of informatics in designing interoperable clinical registries. International journal of medical informatics. 2017;108:78-84. [56] Chen Z, et al. Collaborative mobile-cloud computing for civil infrastructure condition inspection. Journal of Computing in Civil Engineering. 2013;29:04014066.</text:p>
          </table:table-cell>
        </table:table-row>
        <table:table-row table:style-name="ro39">
          <table:table-cell office:value-type="float" office:value="1902.07688" calcext:value-type="float">
            <text:p>1902.07688</text:p>
          </table:table-cell>
          <table:table-cell office:value-type="string" calcext:value-type="string">
            <text:p>data, database</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3] Belleau F, et al. Bio2RDF: towards a mashup to build bioinformatics knowledge systems. Journal of biomedical informatics. 2008;41:706-16. [4] Schriml LM, et al. Disease Ontology: a backbone for disease semantic integration. Nucleic acids research. 2011;40:D940-D6. [5] Ashburner M, et al. Gene Ontology: tool for the unification of biology. Nature genetics. 2000;25:25. [6] Wishart DS, et al. DrugBank: a comprehensive resource for in silico drug discovery and exploration. Nucleic acids research. 2006;34:D668-D72. [7] Köhler S, et al. The Human Phenotype Ontology project: linking molecular biology and disease through phenotype data. Nucleic acids research. 2013;42:D966D74. [8] Smith CL, et al. The mammalian phenotype ontology: enabling robust annotation and comparative analysis. Wiley Interdisciplinary Reviews: Systems Biology and Medicine. 2009;1:390-9. [9] Smith CL, et al. The Mammalian Phenotype Ontology as a tool for annotating, analyzing and comparing phenotypic information. Genome biology. 2005;6:R7. [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text:p>
          </table:table-cell>
        </table:table-row>
        <table:table-row table:style-name="ro3">
          <table:table-cell office:value-type="float" office:value="1902.07688" calcext:value-type="float">
            <text:p>1902.07688</text:p>
          </table:table-cell>
          <table:table-cell office:value-type="string" calcext:value-type="string">
            <text:p>database</text:p>
          </table:table-cell>
          <table:table-cell office:value-type="float" office:value="194" calcext:value-type="float">
            <text:p>194</text:p>
          </table:table-cell>
          <table:table-cell/>
          <table:table-cell office:value-type="float" office:value="0" calcext:value-type="float">
            <text:p>0</text:p>
          </table:table-cell>
          <table:table-cell office:value-type="string" calcext:value-type="string">
            <text:p>For example, in life science research, a researcher expertise on disease A wants to find the corresponding ensemble genome G for the gene symbol and marker that re <text:s text:c="6"/>lated to disease A as well as the drug D for disease A. In this use case, A, G and D represent three different domains, such as Disease Ontology [4], Gene Ontology [5], and DrugBank [6]. More knowledge bases and ontology exist in the life science domain, including the Human Phenotype Ontology [7], the Mammalian Phenotype Ontology [8, 9], the Pharmacogenetics Knowledge Base (PharmGKB) [10], the Onine Mendeian Inheritance in Man (OMIM) [11], the Database of Chromosomal Imbalance and Phenotypc in Humans Using Ensembl Resources (DECIPHER) [12], the Orphanet [13] and so on. With tremendous heterogeneous knowledge graphs, it is very difficult for researchers who only know disease domain to make a query to discover knowledge across different domains in a comprehensive way.</text:p>
          </table:table-cell>
        </table:table-row>
        <table:table-row table:style-name="ro11">
          <table:table-cell office:value-type="float" office:value="1902.07688" calcext:value-type="float">
            <text:p>1902.07688</text:p>
          </table:table-cell>
          <table:table-cell office:value-type="string" calcext:value-type="string">
            <text:p>dataset</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able 1: Bio2RDF Datasets</text:p>
          </table:table-cell>
        </table:table-row>
        <table:table-row table:style-name="ro13">
          <table:table-cell office:value-type="float" office:value="1902.07688" calcext:value-type="float">
            <text:p>1902.07688</text:p>
          </table:table-cell>
          <table:table-cell office:value-type="string" calcext:value-type="string">
            <text:p>dataset</text:p>
          </table:table-cell>
          <table:table-cell office:value-type="float" office:value="169" calcext:value-type="float">
            <text:p>169</text:p>
          </table:table-cell>
          <table:table-cell/>
          <table:table-cell office:value-type="float" office:value="0" calcext:value-type="float">
            <text:p>0</text:p>
          </table:table-cell>
          <table:table-cell office:value-type="string" calcext:value-type="string">
            <text:p>After finalizing Fuzzy C-means with a probability based similarity score as the measurement approach, we apply a hierarchical Fuzzy C-means (HFCM) algorithm to the dataset trying to partition each cluster into an indivisible unit. For each level of processing, we still used silhouette width to determine the proper number of clusters. <text:s text:c="3"/>As Figure 2 shows, in first level running of HFCM, we get five clusters. Then in second level running of HFCM, only cluster 2 (C2) and cluster 3 (C3) can be further clustered. According to silhouette width, we get the best number of cluster 2 for C2 and 4 for C3 respectively. As a result, after level 2 running, we get 9 different clusters. Because the number of cluster does not change as we run the 3rd level HFCM, the algorithm stops here. The solutions from the algorithm yield the number of clusters as 9.</text:p>
          </table:table-cell>
        </table:table-row>
        <table:table-row table:style-name="ro12">
          <table:table-cell office:value-type="float" office:value="1902.07688" calcext:value-type="float">
            <text:p>1902.07688</text:p>
          </table:table-cell>
          <table:table-cell office:value-type="string" calcext:value-type="string">
            <text:p>dataset, data</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Today, the main challenge we are facing in knowledge discovery research is the big data problem associated with large, complex, and dynamic variation of format. Increasingly, we are also seeing the emergence of cross domain among different datasets. In this drive, the large amounts of data have been specified and shared via machine-readable formats, such as a Resource Description Framework (RDF) [1] and Ontology Web Language (OWL) [2].</text:p>
          </table:table-cell>
        </table:table-row>
        <table:table-row table:style-name="ro13">
          <table:table-cell office:value-type="float" office:value="1902.07688" calcext:value-type="float">
            <text:p>1902.07688</text:p>
          </table:table-cell>
          <table:table-cell office:value-type="string" calcext:value-type="string">
            <text:p>dataset, open-source data, data</text:p>
          </table:table-cell>
          <table:table-cell office:value-type="float" office:value="149" calcext:value-type="float">
            <text:p>149</text:p>
          </table:table-cell>
          <table:table-cell/>
          <table:table-cell office:value-type="float" office:value="0" calcext:value-type="float">
            <text:p>0</text:p>
          </table:table-cell>
          <table:table-cell office:value-type="string" calcext:value-type="string">
            <text:p>However, with increasing research in big data, more and more datasets from different domains have been added to the existing linked open data (e.g., Bio2RDF [3]), which makes the highly complex relationships and condensed interlinks among the large number of these knowledge bases. To some extent, the speed of data growing in terms of multiple domains is much faster than that of the large amount of knowledge people can acquire and consume in their daily lives. In other words, since cross domain datasets are physically grouped instead of semantically clustered, it is extremely difficult for people without expertise to extract knowledge from various domains nowadays. Therefore, there is a big gap between human limited knowledge and the large amount of cross domain knowledge that can be discovered from this huge amount of data.</text:p>
          </table:table-cell>
        </table:table-row>
        <table:table-row table:style-name="ro9">
          <table:table-cell office:value-type="float" office:value="1903.06464" calcext:value-type="float">
            <text:p>1903.06464</text:p>
          </table:table-cell>
          <table:table-cell office:value-type="string" calcext:value-type="string">
            <text:p>code, python</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We compared the performance by independently reproducing the Python code related in the CACR paper. There was no detailed experimental information such as frequency in the actual paper. Since no frequency was mentioned, we assume that the performance described in the CACR paper is based on a frequency of one, and we compare our performance with the performance described in the paper of CACR as shown in Table 2. For MAP, MRR, and Recal@10, our model outperform, but after Recall@10, it does underperform. Based on experience, we guessed this to be a phenomenon that occurs when the classiﬁcation label value is returned with a high frequency of cited papers.</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We investigate differences in performance between models using BERT and GCN. We used BERT for textual data and GCN for graph data. We analyze the impact of each models on overall performance.</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 We check the performance of the model according to the length of textual data. When using BERT, we check whether sentences, that are distant from the citation symbol, are used as noise or useful information</text:p>
          </table:table-cell>
        </table:table-row>
        <table:table-row table:style-name="ro26" table:visibility="filter">
          <table:table-cell office:value-type="float" office:value="1903.06464" calcext:value-type="float">
            <text:p>1903.0646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He et al., 2011] Qi He, Daniel Kifer, Jian Pei, Prasenjit Mitra, and C Lee Giles. Citation recommendation without author supervision. In Proceedings of the fourth ACM international conference on Web search and data mining, pages 755–764. ACM, 2011.</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oder to extract graph embedding from GCN. Each encoder is pre-trained with context data, and citation graph data is extracted from the paper. Then data is inserted into the pretrained models, and concatenated embeddings are calculated by each encoder. Finally, after passing the concatenated vectors to a feedforward neural net, the softmax output layer is generated, and cross entropy is adopted as a loss function for training.</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3.2 Citation encoder The citation encoder conducts unsupervised learning for citation, linking a prediction with the GCN-based Variational Graph Auto-Encoders (VGAE) model [Kipf and Welling, 2016b] by using citation relationships between papers as input values. When paper information is used as input to a pretrained GCN, the model returns the relational learning representation as the embedding vector. VGAE can capture the latent learning representation of graph data.</text:p>
          </table:table-cell>
        </table:table-row>
        <table:table-row table:style-name="ro10" table:visibility="filter">
          <table:table-cell office:value-type="float" office:value="1903.06464" calcext:value-type="float">
            <text:p>1903.0646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Effect of paper citation frequency Finally, we examine the impact of citation frequency on performance. The results of the experiment with citation frequencies one, three, and ﬁve show that performance improves when citation frequency is higher, as shown in Table 5. In general, papers not cited are not used for learning and can be processed as sparse data even at the time of testing. We believe that the learning data should be reﬁned according to citation frequency for a well-functioning, high-performance</text:p>
          </table:table-cell>
        </table:table-row>
        <table:table-row table:style-name="ro28" table:visibility="filter">
          <table:table-cell office:value-type="float" office:value="1903.06464" calcext:value-type="float">
            <text:p>1903.0646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3.1 Model overview We construct the context-aware citation recommendation model using BERT [Devlin et al., 2018] and GCN [Kipf and Welling, 2016a]. BERT is one of the highest performing pretrained models for NLP learning representation. We expect that the learning presentation of context sentences, through pre-trained BERT, will achieve a high performance. Scientiﬁc data, such as papers, also contain various metadata, in addition to textual data. We use the GCN model to represent the citation relationship between papers and to extract a learning representation of them.</text:p>
          </table:table-cell>
        </table:table-row>
        <table:table-row table:style-name="ro21" table:visibility="filter">
          <table:table-cell office:value-type="float" office:value="1903.06464" calcext:value-type="float">
            <text:p>1903.06464</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4.4 Recommendation Examples Actual recommendation examples using our model can be found in Table 4. In these examples, we observe that one of the biggest effects of GCN is that it is possible to get a higher relevance similarity of cited paper through GCN for similar articles when we look at textual data alone. Expanding the use of GCN, would not only target similarities in the content of the papers but also citation information in the previous thesis or citation information in the current thesis. With regard to the use of GCN, the representation learning information concerning citation is generated by identifying not only a similarity in the content of the citing paper but also through the citation information of the previous paper by the author or the</text:p>
          </table:table-cell>
        </table:table-row>
        <table:table-row table:style-name="ro8" table:visibility="filter">
          <table:table-cell office:value-type="float" office:value="1903.06464" calcext:value-type="float">
            <text:p>1903.0646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proposed model for context-aware citation recommendation task delivers a signiﬁcant improvement in MAP, MRR and Recall@K over the existing model. The basis for the breakthrough performance improvement is that the BERT model, which has performed well in recent NLP tasks, is adapted to our context-aware framework. Through the context encoding via BERT, our framework improves the repreIn addition, we apsentation learning of the context side. ply VGAE, which comprises a GCN layer according to graph data to mitigate over-ﬁtting to local contexts when BERT is applied alone. The VGAE applied to our framework citation encoder processes the paper citation network graph data into a paper latent representation. The combination of the encoded paper network and the encoded context is regularized, resulting in a performance increase over a BERT-based model.</text:p>
          </table:table-cell>
        </table:table-row>
        <table:table-row table:style-name="ro9">
          <table:table-cell office:value-type="float" office:value="1903.06464" calcext:value-type="float">
            <text:p>1903.06464</text:p>
          </table:table-cell>
          <table:table-cell office:value-type="string" calcext:value-type="string">
            <text:p>data, dataset provided</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The data actually collected was noisy because the latex documents were not consistent format. After we automatically collected the necessary data, we removed the noisy data manually. For example, in the case of CiteseerX 6, the citation symbol corresponding to the placeholder is left in the context and data is provided. However, in this case, the placeholder text itself was used for overﬁtting learning, so the text can be used to tell the correct answer. Exactly, the reminded placeholder can be used as crucial evidence of prediction. Therefore, our ﬁnal work was post-processed manually because this noise may remain when mechanically collected.</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Dataset Model</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2 Proposed 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2.1 Dataset overview</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Dataset name # of total papers # of base papers # of cited papers # of citation context # Paper published year</text:p>
          </table:table-cell>
        </table:table-row>
        <table:table-row table:style-name="ro1">
          <table:table-cell office:value-type="float" office:value="1903.06464" calcext:value-type="float">
            <text:p>1903.06464</text:p>
          </table:table-cell>
          <table:table-cell office:value-type="string" calcext:value-type="string">
            <text:p>dataset</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 We measure performance according to paper occurrence in the aggregate dataset. Citation of speciﬁc papers is rare; however, we need to understand how our model performs when it happens.</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Kang et al., 2018] Dongyeop Kang, Waleed Ammar, Bhavana Dalvi, Madeleine van Zuylen, Sebastian Kohlmeier, Eduard Hovy, and Roy Schwartz. A dataset of peer reviews (peerread): Collection, insights and nlp applications. In Proceedings of the 2018 Conference of the North American Chapter of the Association for Computational Linguistics: Human Language Technologies, Volume 1 (Long Papers), volume 1, pages 1647–1661, 2018.</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table-cell office:value-type="float" office:value="0" calcext:value-type="float">
            <text:p>0</text:p>
          </table:table-cell>
          <table:table-cell office:value-type="string" calcext:value-type="string">
            <text:p>4 Experiments 4.1 Experiments overview We compare the proposed model with CACR [Yang et al., 2018], one of the existing SOTA models, with a focus on performance. We use the AAN and FullTextPeerRead (FTPR) datasets in our experiments and use Mean Average Precision (MAP), Mean Reciprocal Rank (MRR), and Recall@K as evaluation metrics. The purpose of our experiments is to investigate the following topics, including the overall performance of our model.</text:p>
          </table:table-cell>
        </table:table-row>
        <table:table-row table:style-name="ro10">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table-cell office:value-type="float" office:value="0" calcext:value-type="float">
            <text:p>0</text:p>
          </table:table-cell>
          <table:table-cell office:value-type="string" calcext:value-type="string">
            <text:p>The structure of the proposed model is linked to the baseline CACR [Yang et al., 2018]. CACR has both a paper encoder and a citation context encoder. CACR demonstrates the performance of SOTA as the most recent context-aware citation recommendation model using an AAN dataset and an LSTM model. In the CACR model, a paper encoder was constructed using author, venue, and abstract information in the paper. Our model constructed the citation encoder with GCN solely using citation information.</text:p>
          </table:table-cell>
        </table:table-row>
        <table:table-row table:style-name="ro9">
          <table:table-cell office:value-type="float" office:value="1903.06464" calcext:value-type="float">
            <text:p>1903.06464</text:p>
          </table:table-cell>
          <table:table-cell office:value-type="string" calcext:value-type="string">
            <text:p>dataset</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We constructed two new datasets for the context-aware citation recommendation task. We suggested revisions of the existing datasets, AAN [Radev et al., 2013] and FullTextPeerRead which is an expansion of PeerRead dataset [Kang et al., 2018]. AAN and PeerRead datasets have well-organized bibliometric information. The PeerRead dataset mainly provides peer reviews of submitted papers in top-tier venues of the artiﬁcial intelligence ﬁeld, along with bibliometric information. Since all existing datasets of the task lack information in the citation context, our focus is on gathering context information with metadata. Therefore, the AAN and PeerRead datasets were reprocessed to create the dataset.</text:p>
          </table:table-cell>
        </table:table-row>
        <table:table-row table:style-name="ro13">
          <table:table-cell office:value-type="float" office:value="1903.06464" calcext:value-type="float">
            <text:p>1903.06464</text:p>
          </table:table-cell>
          <table:table-cell office:value-type="string" calcext:value-type="string">
            <text:p>dataset</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2.3 Statics of dataset Finally, the statics of the dataset we built are as shown in Table 1. The number of extracted datasets were less than the original number of AAN or PeerRead dataset because we needed to remove paper the PDFs that did not use latex or were very noisy from being processed with arXiv Vanity. In Table 1 below, Total ”# of base papers” is a paper that cites other researches. We have metadata information of the paper that is used as an input for the classiﬁcation task. ”# of cited papers” is a cited paper. In addition, we extracted paragraph units on both sides of the citation symbol, and ”# of citation context” means the sum of the number of sentences which are in the extracted paragraph. Further, ”# of total papers” refers to the total number of papers covered by base paper and cited paper, excluding duplicates.</text:p>
          </table:table-cell>
        </table:table-row>
        <table:table-row table:style-name="ro1">
          <table:table-cell office:value-type="float" office:value="1903.06464" calcext:value-type="float">
            <text:p>1903.06464</text:p>
          </table:table-cell>
          <table:table-cell office:value-type="string" calcext:value-type="string">
            <text:p>dataset, data</text:p>
          </table:table-cell>
          <table:table-cell office:value-type="float" office:value="36" calcext:value-type="float">
            <text:p>36</text:p>
          </table:table-cell>
          <table:table-cell/>
          <table:table-cell office:value-type="float" office:value="1" calcext:value-type="float">
            <text:p>1</text:p>
          </table:table-cell>
          <table:table-cell office:value-type="string" calcext:value-type="string">
            <text:p>Regarding the context-aware citation recommendation study, existing datasets are not up-to-data and there is no clear context detection. To address this problem, we devised and released the FullTextPeerRead dataset. The proposed dataset</text:p>
          </table:table-cell>
        </table:table-row>
        <table:table-row table:style-name="ro6">
          <table:table-cell office:value-type="float" office:value="1903.06464" calcext:value-type="float">
            <text:p>1903.06464</text:p>
          </table:table-cell>
          <table:table-cell office:value-type="string" calcext:value-type="string">
            <text:p>dataset, data</text:p>
          </table:table-cell>
          <table:table-cell office:value-type="float" office:value="199" calcext:value-type="float">
            <text:p>199</text:p>
          </table:table-cell>
          <table:table-cell/>
          <table:table-cell office:value-type="float" office:value="0" calcext:value-type="float">
            <text:p>0</text:p>
          </table:table-cell>
          <table:table-cell office:value-type="string" calcext:value-type="string">
            <text:p>The purpose of this study is to provide datasets and stateof-the-art models suitable for the context-aware paper recommendation task research, and in turn provide researchers with an improved paper writing environment. The main contributions of this study are as follows: First, we built reproducible benchmarking datasets for the task. We preprocessed the existing AAN dataset [Radev et al., 2013; Radev et al., 2009; Dragomir R. Radev, 2009] to ﬁt the task, and constructed new dataset called FullTextPeerRead using PeerRead 4 [Kang et al., 2018]. Second, we constructed the state-of-the-art model for the task using BERT [Devlin et al., 2018] and Graph Convolution Networks (GCN) [Kipf and Welling, 2016a]. Because scientiﬁc papers contain textual contents data, and metadata that can be represented as a graph, we use BERT, which recently proved to have the highest performance level in the ﬁeld of Natural Language Processing (NLP) for textual data, and GCN for network-based metadata. Finally, we investigated various factors to affect task performance through experiments.</text:p>
          </table:table-cell>
        </table:table-row>
        <table:table-row table:style-name="ro16">
          <table:table-cell office:value-type="float" office:value="1903.06464" calcext:value-type="float">
            <text:p>1903.06464</text:p>
          </table:table-cell>
          <table:table-cell office:value-type="string" calcext:value-type="string">
            <text:p>dataset, data</text:p>
          </table:table-cell>
          <table:table-cell office:value-type="float" office:value="202" calcext:value-type="float">
            <text:p>202</text:p>
          </table:table-cell>
          <table:table-cell/>
          <table:table-cell office:value-type="float" office:value="0" calcext:value-type="float">
            <text:p>0</text:p>
          </table:table-cell>
          <table:table-cell office:value-type="string" calcext:value-type="string">
            <text:p>4.2 Experiments setting Experimental dataset In the experiment, the AAN dataset used data published before 2014, whereas the FullTextPeerRead dataset comprised paper data published before 2018. After interpreting the data, with sufﬁcient context, and the metadata among datasets, AAN and FullTextPeerRead yielded 6,500 and 4,898 papers, respectively. The datasets were divided into two parts: the AAN dataset used 5,806 pre-2013 papers for the training set, and the remaining 973 others for the test set prior to 2013, and the test set 973 for the test set. Regarding the FullTextPeerRead dataset, 3,411 pre-2017 papers were used for the training set, and 2,559 papers from 2017 were used for the test set. We applied two text lengths, namely 50 and 100, to the citation context features, and measured the related shift in performance. Furthermore, in order to test performance according to the text input characteristics, we conducted an experiment comparing single and pair context characteristics. For this purpose, we used a single context consisting of a 100 text length on the left side of a citation placeholder, and the pair</text:p>
          </table:table-cell>
        </table:table-row>
        <table:table-row table:style-name="ro41">
          <table:table-cell office:value-type="float" office:value="1903.06464" calcext:value-type="float">
            <text:p>1903.06464</text:p>
          </table:table-cell>
          <table:table-cell office:value-type="string" calcext:value-type="string">
            <text:p>dataset, data</text:p>
          </table:table-cell>
          <table:table-cell office:value-type="float" office:value="252" calcext:value-type="float">
            <text:p>252</text:p>
          </table:table-cell>
          <table:table-cell/>
          <table:table-cell office:value-type="float" office:value="1" calcext:value-type="float">
            <text:p>1</text:p>
          </table:table-cell>
          <table:table-cell office:value-type="string" calcext:value-type="string">
            <text:p>With the tremendous growth in the number of scientiﬁc papers being published, searching for references while writing a scientiﬁc paper is a timeconsuming process. A technique that could add a reference citation at the appropriate place in a sentence will be beneﬁcial. In this perspective, context-aware citation recommendation has been researched upon for around two decades. Many researchers have utilized the text data called the context sentence, which surrounds the citation tag, and the metadata of the target paper to ﬁnd the appropriate cited research. However, the lack of wellorganized benchmarking datasets and no model that can attain high performance has made the research difﬁcult. In this paper, we propose a deep learning based model and well-organized dataset for contextaware paper citation recommendation. Our model comprises a document encoder and a context encoder, which uses Graph Convolutional Networks (GCN) layer and Bidirectional Encoder Representations from Transformers (BERT), which is a pretrained model of textual data. By modifying the related PeerRead dataset, we propose a new dataset called FullTextPeerRead containing context sentences to cited references and paper metadata. To the best of our knowledge, This dataset is the ﬁrst well-organized dataset for context-aware paper recommendation. The results indicate that the proposed model with the proposed datasets can attain state-of-the-art performance and achieve a more than 28% improvement in mean average precision (MAP) and recall@k.</text:p>
          </table:table-cell>
        </table:table-row>
        <table:table-row table:style-name="ro9">
          <table:table-cell office:value-type="float" office:value="1903.06464" calcext:value-type="float">
            <text:p>1903.06464</text:p>
          </table:table-cell>
          <table:table-cell office:value-type="string" calcext:value-type="string">
            <text:p>dataset, database, data</text:p>
          </table:table-cell>
          <table:table-cell office:value-type="float" office:value="130" calcext:value-type="float">
            <text:p>130</text:p>
          </table:table-cell>
          <table:table-cell/>
          <table:table-cell office:value-type="float" office:value="0" calcext:value-type="float">
            <text:p>0</text:p>
          </table:table-cell>
          <table:table-cell office:value-type="string" calcext:value-type="string">
            <text:p>2.2 Data acquistion We used arXiv Vanity 5 to create the dataset. arXiv Vanity is a site that converts a latex-based PDF ﬁle to HTML document. Our goal is to extract the context information on both sides of the citation symbol, such as [1] or [Choi et al. 2016], together with the reference paper information. To do this, we parsed latex into HTML via arXiv Vanity, and used a regular expression to recognize the citation symbol in the document. Next, the sentences on both sides of the citation symbol were stored on a database with reference article information. We stored the collected information together with the existing metadata and build it into a database.</text:p>
          </table:table-cell>
        </table:table-row>
        <table:table-row table:style-name="ro7">
          <table:table-cell office:value-type="float" office:value="1903.06464" calcext:value-type="float">
            <text:p>1903.06464</text:p>
          </table:table-cell>
          <table:table-cell office:value-type="string" calcext:value-type="string">
            <text:p>dataset, dataset provided, data</text:p>
          </table:table-cell>
          <table:table-cell office:value-type="float" office:value="97" calcext:value-type="float">
            <text:p>97</text:p>
          </table:table-cell>
          <table:table-cell/>
          <table:table-cell office:value-type="float" office:value="0" calcext:value-type="float">
            <text:p>0</text:p>
          </table:table-cell>
          <table:table-cell office:value-type="string" calcext:value-type="string">
            <text:p>Even though the task has been a relatively constantly researched area, one of the most challenging aspects of this study is that there is no benchmarking dataset against which proper performance can be measured. In general, this task needs to use metadata along with the context surrounding the cited paper. To the best of our knowledge, suitable datasets have not been disclosed. Among the commonly used data, the ACL Anthology Network (AAN) 1 dataset does not provide paper sentences and metadata in a preprocessed form, and the</text:p>
          </table:table-cell>
        </table:table-row>
        <table:table-row table:style-name="ro7">
          <table:table-cell office:value-type="float" office:value="1903.06464" calcext:value-type="float">
            <text:p>1903.06464</text:p>
          </table:table-cell>
          <table:table-cell office:value-type="string" calcext:value-type="string">
            <text:p>dataset, open-source data, data</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Table 1: Dataset description. Because the AAN policy prohibits disclosure of modiﬁed data, we cannot disclose it. We will open the dataset after receiving a grant from the AAN</text:p>
          </table:table-cell>
        </table:table-row>
        <table:table-row table:style-name="ro1">
          <table:table-cell office:value-type="float" office:value="1903.06464" calcext:value-type="float">
            <text:p>1903.06464</text:p>
          </table:table-cell>
          <table:table-cell office:value-type="string" calcext:value-type="string">
            <text:p>github</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2https://dblp.uni-trier.de/xml/ 3https://psu.app.box.com/v/refseer 4https://github.com/allenai/PeerRead 5https://www.arxiv-vanity.com/</text:p>
          </table:table-cell>
        </table:table-row>
        <table:table-row table:style-name="ro31">
          <table:table-cell office:value-type="float" office:value="1903.06464" calcext:value-type="float">
            <text:p>1903.06464</text:p>
          </table:table-cell>
          <table:table-cell office:value-type="string" calcext:value-type="string">
            <text:p>used dataset, dataset, dataset provided</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DBLP dataset 2 only provides bibliographic information. In a recently published [Huang et al., 2015], CiteseerX datasets 3 only provided context and citation information and did not provide meta information simultaneously. As a result, related studies have failed to use the same benchmarking dataset.</text:p>
          </table:table-cell>
        </table:table-row>
        <table:table-row table:style-name="ro14" table:visibility="filter">
          <table:table-cell office:value-type="float" office:value="1904.04307" calcext:value-type="float">
            <text:p>1904.04307</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7] S. Jastrzebski, D. Le´sniak, and W. M. Czarnecki, “How to evaluate word embeddings? on importance of data efﬁciency and simple supervised tasks,” arXiv preprint arXiv:1702.02170, 2017.</text:p>
          </table:table-cell>
        </table:table-row>
        <table:table-row table:style-name="ro28" table:visibility="filter">
          <table:table-cell office:value-type="float" office:value="1904.04307" calcext:value-type="float">
            <text:p>1904.0430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17] M. Sahlgren and A. Lenci, “The effects of data size and frequency range on distributional semantic models,” in EMNLP. ACL, 2016, pp. 975–980. [18] R. Collobert, J. Weston, L. Bottou, M. Karlen, K. Kavukcuoglu, and P. Kuksa, “Natural language processing (almost) from scratch,” Journal of machine learning research, vol. 12, no. Aug, pp. 2493–2537, 2011. [19] E. Bruni, N. K. Tran, and M. Baroni, “Multimodal distributional semantics,” J. Artif. Int. Res., vol. 49, no. 1, pp. 1–47, Jan. 2014. [Online]. Available: http://dl.acm.org/citation.cfm?id=2655713.2655714</text:p>
          </table:table-cell>
        </table:table-row>
        <table:table-row table:style-name="ro3">
          <table:table-cell office:value-type="float" office:value="1904.04307" calcext:value-type="float">
            <text:p>1904.04307</text:p>
          </table:table-cell>
          <table:table-cell office:value-type="string" calcext:value-type="string">
            <text:p>data available, data, data https, dataset, github</text:p>
          </table:table-cell>
          <table:table-cell office:value-type="float" office:value="164" calcext:value-type="float">
            <text:p>164</text:p>
          </table:table-cell>
          <table:table-cell/>
          <table:table-cell office:value-type="float" office:value="1" calcext:value-type="float">
            <text:p>1</text:p>
          </table:table-cell>
          <table:table-cell office:value-type="string" calcext:value-type="string">
            <text:p>The main contributions of this work include (i) the development of linguistic resources for a low-resourced non-English language, (ii) the translation and rating of three datasets for Thai based on English WordSim-353, SimLex-999 and SemEval-500, (iii) the provision of the datasets including accompanying data such as the ﬁnegrained annotator data and IAA computations, (iv) an evaluation tool which makes it very easy to evaluate any Thai word embedding model with the new datasets, (v) extensive baseline evaluations and a basic variant of dealing with OOV words, and ﬁnally, (vi) the analysis and discussion of the speciﬁcs of Thai language, esp. with regards to OOV words. The datasets (and accompanying data) are available at: https://github.com/gwohlgen/thai_word_ similarity, and the evaluation tool for easy evaluation of Thai embeddings can be found at: https://github. com/gwohlgen/word-embeddings-benchmarks.</text:p>
          </table:table-cell>
        </table:table-row>
        <table:table-row table:style-name="ro14">
          <table:table-cell office:value-type="float" office:value="1904.04307" calcext:value-type="float">
            <text:p>1904.04307</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20] G. A. Miller, “Wordnet: a lexical database for english,” Communication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B. ENGLISH-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C. DATASET CRE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1) Dataset Transl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A. WORD SIMILARITY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III. CONSTRUCTION OF THAI 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Word Similarity Datasets for Thai: Construction and Evalu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P. Netisopakul et al.: Word Similarity Datasets for Thai</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1. Comparison between English and Thai datasets with examples from WordSim-353</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INDEX TERMS dataset creation, distributional semantics, Thai language, word embeddings, word similarity</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29" calcext:value-type="float">
            <text:p>29</text:p>
          </table:table-cell>
          <table:table-cell/>
          <table:table-cell office:value-type="float" office:value="0" calcext:value-type="float">
            <text:p>0</text:p>
          </table:table-cell>
          <table:table-cell office:value-type="string" calcext:value-type="string">
            <text:p>Given the newly created word similarity datasets, in this section we provide baseline evaluations for Thai word embedding models, as well as a discussion of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0" calcext:value-type="float">
            <text:p>30</text:p>
          </table:table-cell>
          <table:table-cell/>
          <table:table-cell office:value-type="float" office:value="0" calcext:value-type="float">
            <text:p>0</text:p>
          </table:table-cell>
          <table:table-cell office:value-type="string" calcext:value-type="string">
            <text:p>A considerable number of English-language word similarity datasets has been released in the last decades, which differ in size, difﬁculty, rating scale, and other feature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In this section, we introduce the word similarity datasets, the translation process, as well as the rating of word pairs for the Thai language and inter-annotator agreement.</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is now at 22.1%. This simple approach helps to raise the correlation scores to over 0.5 for all datasets. The model Kyu-ft consistently provides the best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Table 2. Inter-annotator agreement statistics for the three datasets. Spearman ρ (S), Pearson ρ (P), and harmonic mean of the two (HM).</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5" calcext:value-type="float">
            <text:p>35</text:p>
          </table:table-cell>
          <table:table-cell/>
          <table:table-cell office:value-type="float" office:value="0" calcext:value-type="float">
            <text:p>0</text:p>
          </table:table-cell>
          <table:table-cell office:value-type="string" calcext:value-type="string">
            <text:p>[9] C. Chen and W. Ma, “Word embedding evaluation datasets and wikipedia title embedding for chinese,” in LREC. European Language Resources Association (ELRA),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22] Y. Sakaizawa and M. Komachi, “Construction of a japanese word similarity dataset,” in Proceedings of the Eleventh International Conference on Language Resources and Evaluation (LREC-2018),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The outline of this publication is as follows: In Section II we discuss existing work related to word similarity datasets and their translation. Section III explains the individual datasets, and the dataset construction process (translation</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We use the newly created datasets to provide baseline evaluations for Thai word embedding models. For this purpose, we use pretrained models, which were found by search engine queries and by asking in Thai NLP group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44" calcext:value-type="float">
            <text:p>44</text:p>
          </table:table-cell>
          <table:table-cell/>
          <table:table-cell office:value-type="float" office:value="0" calcext:value-type="float">
            <text:p>0</text:p>
          </table:table-cell>
          <table:table-cell office:value-type="string" calcext:value-type="string">
            <text:p>RG-65 is a classic word similarity dataset presented by Rubenstein and Goodenough [6] already in 1965. It contains only 65 word pairs, and focuses on similarity rather than relatedness. 15 annotators rated the similarity of each word pair.</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Some of the well-known existing word similarity datasets include RG-65 [6] (containing 65 word pairs), WordSim353 [7] (353 pairs), and SimLex-999 [8] (with 999 word pairs). Typically, word similarity gold-standards were ini VOLUME 4, 2016</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nd rating), as well as aspects like inter-annotator agreement. The new datasets are then used to evaluate pre-trained Thai word embedding models in Section IV, in order to provide baseline evaluations and to discuss speciﬁcs and issues encountered with Thai language. Finally, we conclude with Section V.</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evaluations show that the existing Thai word embeddings provide promising results on the word similarity tasks as deﬁned in the new datasets. Overall, amongst the evaluated models, Kyu-ft seems to be best suited for NLP tasks which rely on semantic similarity. As expected, the SemEval-500 dataset proved itself to be the most difﬁcult.</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As shown in the evaluation results below, we experienced a high number of out-of-vocabulary (OOV) words in the pretrained embeddings, ie. words from the datasets not existing in the embedding vocabulary. As backoff technique, by default, the evaluation tool uses an average vector over all words in the embedding model to represent OOV words.</text:p>
          </table:table-cell>
        </table:table-row>
        <table:table-row table:style-name="ro27">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English language word similarity datasets (WordSim-353, SimLex-999, and SemEval-500) into Thai language. Those datasets are diverse regarding their aim (similarity versus relatedness), difﬁculty, and term properties. Baseline evaluations with pretrained word embedding models analyse the quality of existing models and we study potential issues, esp. the problem of OOV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 most interesting aspect is the high number of OOV words in the baseline evaluations, which has a large impact on evaluation results. We analyzed and categorized the OOV terms in the datasets. The thai2vec embedding consistently provided the lowest number of OOV words, and those words are a subset of the OOV terms of the other model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With regards to the research goals, we decided to translate the WordSim-353 [7] and SimLex-999 [8] datasets, and the dataset introduced in SemEval-2017 (Task2)1, subsequently called SemEval-500 [2]. The translations into Thai language were conducted by two translators for each dataset. In case of disagreement on the translation of speciﬁc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15] G. Wohlgenannt, E. Chernyak, D. Ilvovsky, A. Barinova, and D. Mouromtsev, “Relation extraction datasets in the digital humanities domain and their evaluation with word embeddings,” in CICLING 2018, ser. Lecture Notes in Computer Science (LNCS), vol. upcoming. Hanoi, Vietnam: Springer, March 2018, p. upcoming.</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In this section, we provide the baseline evaluations of the new datasets with the existing pretrained models described in Section IV-A1. We present four result tables, which differ in the way OOV words are handled. Basically all tables show as evaluation metrics the Spearman correlations between the respective gold standard dataset and the embedding model, the Pearson correlation, and as ﬁnal score the harmonic mean of the two [2].</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able 3. General baseline: All OOV words are replaced by the same average vector. Evaluation metrics Spearman ρ (S), Pearson ρ (P) and harmonic mean (HM) of the two – for the 4 gold standard datasets and all 5 pretrained models. Further, the ratio of OOV words (%OOV) and the number of word pairs with one or two OOV words in it (O-P).</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he main contributions are the development of linguistic resources for the Thai language in form of the datasets THWordSim-353, TH-SimLex-999 and TH-SemEval-500 by translating and re-rating the English originals, furthermore providing the datasets and the detailed annotator information to the NLP community, the creation of an evaluation tool which makes it easy to evaluate a given Thai word embedding model with the new datasets, and ﬁnally we conducted extensive baseline evaluations with pretrained models and discussed Thai-language speciﬁc ﬁnding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Given the signiﬁcant role of word similarity datasets in lexical semantics, and the importance of moving beyond the barriers of English language [2], the overall research goal is to provide word similarity datasets for Thai language which are not only high in quality, but also large enough for estimating model performance. Furthermore, the datasets should cover different aspects like the distinction of relatedness and similarity, and involve word similarity tasks of varying difﬁculty and task characteristic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It is important to note that the rating process for the datasets presented here is context-free, the word pairs are presented to the annotators as-is, without a phrasal or sentential context. Regarding the rating scale for word pairs, most dataset use an absolute scale and specify word similarity for example in the interval of 0 to 10. Some datasets, like MEN [19] are an exception by using relative ranking of word pairs against each other instead.</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In summary, although many of the OOV words are very common words in the Thai language, many of those OOV occurrences (esp. from categories 1-3) are caused by mismatches between the dataset words and the output of the Thai word segmentation algorithms. Tools like deepcut tend to cut those dataset terms into multiple components. We will address this problem in future work by training n-gram embedding models (like in Mikolov et al. [3]).</text:p>
          </table:table-cell>
        </table:table-row>
        <table:table-row table:style-name="ro10">
          <table:table-cell office:value-type="float" office:value="1904.04307" calcext:value-type="float">
            <text:p>1904.04307</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For the evaluation of the word embedding models we apply the same metrics like for the computation of IAA in Section III-C3, ie. Spearman correlation between the gold standard dataset and the model output, Pearson correlation, and as ﬁnal result the harmonic mean of the two values. We reuse and adapt an existing tool for intrinsic evaluation of word embeddings. The tool named “Word Embedding Benchmarks”10 aims to drive research on word embeddings by providing easy access to evaluation with</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As already noted, SimLex-999 [8] is speciﬁcally designed to capture similarity between terms. The dataset contains 666 noun, 222 verb and 111 adjective pairs. Characteristics of this dataset are that it includes only words from the vocabulary of WordNet [20], and that it contains a large number of antonymy pairs. The similarity ratings were created with crowdsourcing via Amazon Mechanical Turk, originally on a scale from 0 to 6, later linearly re-scaled to [0, 10].</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For some datasets like SimLex-999, WordSim-353, and SemEval-500 inter-annotator agreement (IAA) is reported by measuring the average of all pairwise agreement between individual annotators. Others, like Sakaizawa and Komachi [22] apply the average Spearman’s ρ between a single annotator and the average of all others. In Table 2 we present the results for both variants, as Pairwise, and To mean, respectively. Additionally, we show the correlation values between the Thai and the original English versions of the three translated dataset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10] S. S. Akhtar, A. Gupta, A. Vajpayee, A. Srivastava, and M. Shrivastava, “Word similarity datasets for indian languages: Annotation and baseline systems,” in Proc. 11th Linguistic Annotation Workshop, 2017, pp. 91–94. [11] K. Osathanunkul, J. O’Shea, Z. Bandar, and K. A. Crockett, “Semantic similarity measures for the development of thai dialog system,” in KESAMSTA, ser. Lecture Notes in Computer Science, vol. 6682. Springer, 2011, pp. 544–552.</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Sophisticated methods to tackle the problem of OOV words are beyond the scope of this work, but we implemented a baseline method to address the issue using the deepcut tokenizer11. Deepcut achieves a F1 score of 98.1% on the BEST dataset for Thai word tokenization. The strategy, which we integrated into the evaluation tool, and which can be applied optionally, is to try to split OOV words into components with deepcut. If any of those components then the OOV are found in the embedding vocabulary, word will be represented by the average vector of the invocabulary component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Three steps were involved in dataset creation: selection of datasets to translate, translation to Thai, and rating of the pairs in the target language. Selecting the datasets, the goal was to choose well-known and popular benchmarks, and to cover various levels of difﬁculty, and both relatedness and similarity-based datasets. While WordSim-353 contains mostly common terms and concepts and measures relatedness, SimLex-999 focuses on similarity, and ﬁnally, SemEval-500 tries to include both the notions of relatedness and similarity, and it includes difﬁcult and rare terms from technical domains as well as named entities and n-grams. Translation and rating is discussed in more details below.</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ially created for the English language only, although in recent years there have been increased efforts to translate some of the datasets into various other European languages [1], [2], Chinese [9], Indian languages [10], etc. However, for Thai language, to the best of our knowledge, there only exists a very small dataset (65 word pairs) by Osathanunkul et al. [11] based on the Rubenstein &amp; Goodenough’s RG65 [6] dataset – which is too limited in size and other aspects like domain coverage to allow a comprehensive evaluation of Thai word embedding model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WordSim-353 [7] is the most popular word similarity dataset [1]. It contains 353 word pairs, and measures semantic relatedness on a scale from 0 to 10. WordSim353 includes two subsets, one set with 153 word pairs rated by 13 annotators, and the remaining pairs rated by 16 annotators. The dataset was later split into relatedness and similarity parts [26]. For English language, state-of-theart systems have already surpassed human inter-annotator agreement (IAA) for WordSim-353 and RG-65, which can make them unreliable benchmarks for new approaches [2]. For most other languages, esp. languages like Thai, which are still hard for NLP, this limitation is not yet relevant.</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To better understand the effect of OOV words, in Table 5 we only include word pairs into the evaluations where both terms are in-vocabulary. This greatly reduces the number of evaluation word pairs, the number is shown as in-vocabulary pairs (IV-P). For this subset the correlation scores are very high, for WordSim-353 they even surpass human-level agreement (0.741 vs. 0.732, see Table 2). However, it is dubious that these results hold for the whole dataset in case all OOV words are made in-vocabulary, as the IV-P words tend to be common words. Sahlgren and Lenci [17] show that common words with a high corpus term frequency lead to better vector representations as compared to rarer word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Word similarity datasets are among the most popular intrinsic methods to evaluate distributional semantics models, such as word embedding models [14], [17]. Early datasets like RG-65 [6] (created in 1965) show the long history of this task type. More recent datasets include WordSim353 [7], SimLex-999 [8], MEN [19], or the datasets introduced in SemEval 2017 (task 2) [2]. Those datasets are basically composed of a list of word pairs and a similarity score for the pair. RG-65 contains 65 word pairs, WordSim-353 contains 353 pairs, and SimLex-999 contains 999 pairs. One main theoretical consideration with word similarity datasets is the distinction between similarity and</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When using word similarity datasets for evaluating word vectors, one should also be aware of potential limitations, they which are analyzed in Faruqui et al. [25]. Firstly, mention the subjectivity of word similarity judgments, and that human annotators tend to overemphasize relatedness as compared to similarity. Newer datasets like SimLex999 and SemEval-500 try to mitigate this potential issue. Furthermore, word similarity datasets are usually not split into train and test subsets, which may result in overﬁtting if models are optimized to solve only the word similarity tasks of speciﬁc datasets. Depending on the characteristics of the downstream extrinsic task, performance on word similarity itself may or may not be of crucial. Finally, word similarity datasets, as well as most popular word embedding algorithms, do not address the problem of polysemy of words.</text:p>
          </table:table-cell>
        </table:table-row>
        <table:table-row table:style-name="ro22">
          <table:table-cell office:value-type="float" office:value="1904.04307" calcext:value-type="float">
            <text:p>1904.04307</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 comparison to the IAA scores of the original datasets, the results are as follows: Finkelstein et al. [7] present a Spearman ρ = 0.61 for the WordSim-353 dataset for average pairwise correlations. After translation and re-rating, our Spearman ρ = 0.58 is similar. For SimLex-999, a Spearman ρ = 0.67 was reported [8], as compared to ρ = 0.65 of our dataset. Finally, for the SemEval-500 dataset the Spearman ρ = 0.70 for Thai. Camacho-Collados et al. report high correlation values between 0.8 and 0.9, depending on the language variant of the dataset, however, they use a two-step process of rating, where raters were asked to reassess word pairs for which the rating was distant from the average. We omitted this second step for reasons of consistency within ratings.</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4" calcext:value-type="float">
            <text:p>154</text:p>
          </table:table-cell>
          <table:table-cell table:number-columns-repeated="2"/>
          <table:table-cell office:value-type="string" calcext:value-type="string">
            <text:p>As noted by Hill et al. [8], many word similarity datasets like MEN or WordSim-353 give a high score to word pairs that are related by topic or domain. For example coffee and cup have a high human-assigned similarity rating, although they are only related, but not similar. Motivated by this observation, the authors present the SimLex-999 dataset, which tries to capture similarity. Furthermore, Hill et al. [8] list three criteria which a gold standard dataset for word similarity should satisfy: Firstly, it should be representative, ie. cover the full range of concepts of natural language. Then, it should be clearly deﬁned what the gold standard measures, and ﬁnally, native speakers should be able to consistently quantify the target property. The last criteria is typically indicated with inter-annotator agreement.</text:p>
          </table:table-cell>
        </table:table-row>
        <table:table-row table:style-name="ro3">
          <table:table-cell office:value-type="float" office:value="1904.04307" calcext:value-type="float">
            <text:p>1904.04307</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Table 3 shows the general baseline result for the ﬁve pretrained models. Additionally to the correlation scores, the table includes the percentage of OOV words (%OOV), ie. dataset words that do not exist in the vocabulary of the model, and the count of word pairs which contain one or two OOV words (O-P). The evaluation tool used replaces OOV words with an average vector of all words in the vocabulary, which is a vector with no semantic distinctiveness. In Table 3 the correlation metrics are generally low, caused by the high ratio of word pairs with OOV words. For all datasets thai2vec yields the best results. This is caused by the lower ratio of OOV words. The best results were achieved for TWS-65 with an HM = 0.505. Whereas the three other datasets include mostly common words, and have comparable percentage of OOV words, SemEval-500 contains many technical words and multi-word expressions, which led to a higher fraction of OOV words and the lowest correlation scores.</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197" calcext:value-type="float">
            <text:p>197</text:p>
          </table:table-cell>
          <table:table-cell table:number-columns-repeated="2"/>
          <table:table-cell office:value-type="string" calcext:value-type="string">
            <text:p>ABSTRACT Distributional semantics in the form of word embeddings are an essential ingredient to many modern natural language processing systems. The quantiﬁcation of semantic similarity between words can be used to evaluate the ability of a system to perform semantic interpretation. To this end, a number of word similarity datasets have been created for the English language over the last decades. For Thai language few such resources are available. In this work, we create three Thai word similarity datasets by translating and re-rating the popular WordSim-353, SimLex-999 and SemEval-2017-Task-2 datasets. The three datasets contain 1852 word pairs in total and have different characteristics in terms of difﬁculty, domain coverage, and notion of similarity (relatedness vs. similarity). These features help to gain a broader picture of the properties of an evaluated word embedding model. We include baseline evaluations with existing Thai embedding models, and identify the high ratio of out-of-vocabulary words as one of the biggest challenges. All datasets, evaluation results, and a tool for easy evaluation of new Thai embedding models are available to the NLP community online.</text:p>
          </table:table-cell>
        </table:table-row>
        <table:table-row table:style-name="ro6">
          <table:table-cell office:value-type="float" office:value="1904.04307" calcext:value-type="float">
            <text:p>1904.04307</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The peculiarities of Thai written language, such as missing word and sentence boundaries and ﬂexible word order, make it challenging for NLP. The alphabet includes 44 consonants and 15 basic vowels [11]. Compound vowels can be constructed in various ways by combining vowel characters and consonants, and be placed above, below, before or after the consonants. Further complications in Thai NLP include zero anaphora, the absence of upper/lower-case characters, high ambiguity of compound words, and serial verbs [12]. In contrast to English, Thai is a tonal language with ﬁve different tones, making it a very difﬁcult language for English native speakers to comprehend. For this project, the inherent n-gram structure of Thai language had the largest impact on dataset construction and evaluation results. For example, the word forest, which is a unigram in English, is translated to forest-wood in Thai; theater is hall-drama in Thai; or minority is race-group-few in Thai. This ngram characteristic, coupled with missing word boundaries, makes word segmentation a critical step in the preprocessing pipeline.</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relatedness. Similarity refers to synonymy of words or similarity in a number of aspects, whereas relatedness refers to general association. For example “coffee” and “mug” have low similarity, but high relatedness. Some datasets like SimLex-999 provide similarity (synonymy) scores, while others like WordSim-353 provide relatedness scores. Word embedding models are generally better at capturing relatedness than similarity. Some new datasets like SemEval500 (from SemEval 2017) try to integrate both notions into their scoring via the annotator instructions. For rating the similarity values of word pairs, the typical approach is to ask a number of annotators (usually at least 5 per word pair) for a similarity judgment, and then aggregate the results. This also allows for computing annotator agreement to compare datasets, and statistics, which are important to have a human level baseline for automated methods. In our work, we select WordSim-353, SimLex-999 and SemEval-500 for translation to Thai and subsequent rerating. WordSim-353 is well established, but for English language automated methods already reach human level agreement scores. SimLex-999 and SemEval-500 are more recent and challenging datasets.</text:p>
          </table:table-cell>
        </table:table-row>
        <table:table-row table:style-name="ro42">
          <table:table-cell office:value-type="float" office:value="1904.04307" calcext:value-type="float">
            <text:p>1904.04307</text:p>
          </table:table-cell>
          <table:table-cell office:value-type="string" calcext:value-type="string">
            <text:p>dataset</text:p>
          </table:table-cell>
          <table:table-cell office:value-type="float" office:value="238" calcext:value-type="float">
            <text:p>238</text:p>
          </table:table-cell>
          <table:table-cell table:number-columns-repeated="2"/>
          <table:table-cell office:value-type="string" calcext:value-type="string">
            <text:p>and TH-SimLex-999 in Table 4 are similar, overall both datasets include similar word categories. Deeper investigation yields various OOV word categories. Firstly, foreign language proper nouns, are often transliterated preﬁxed with their class, for example Mexico is country+Mexico. In addition, foreign words, when transliterated into Thai, can be spelled differently using different Thai characters while pronouncing exactly the same sound. Most OOV words from TH-WordSim-353 using thai2vec fall into this category. A second category of OOV words are words with long n-gram translations. For example, archive is translated as place+keep+document+important, or OPEC becomes group+country+export+oil. Deepcut is able to segment some of such OOV words into many shorter constituent words. The third category are words which contain a preﬁx. In Thai, the preﬁx การ=verb-preﬁx makes a verb into a noun, and ความ=adjective-preﬁx provides the same function for adjectives. With the preﬁx นัก=person-preﬁx an action or a noun becomes a profession. There is a large number of Thai OOV words in this category, which deepcut can sometimes segment into smaller components. The fourth category of OOV words are technical words, found mostly in the SemEval-500 dataset. Those words are transliterated into Thai with or without a preﬁx. For example, the word Joule is transliterated as is, also the word Hadoop.</text:p>
          </table:table-cell>
        </table:table-row>
        <table:table-row table:style-name="ro38">
          <table:table-cell office:value-type="float" office:value="1904.04307" calcext:value-type="float">
            <text:p>1904.04307</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There have been attempts to translate word similarity datasets from their English original to other languages. For Thai there exists little work, except for one project which translated the RG-65 dataset [11] from English to Thai (named TWS-65). For this small dataset, they used a large number of raters (40 Thai native speakers) to assign similarity scores. Osathanunkul et al. evaluate the gold standard dataset against a method based on the structure of WordNet [20]. Regarding other languages, CamachoCollados et al. [2] published the SemEval-500 dataset in ﬁve languages, and Chen and Ma [9] translated SimLex-999 to Chinese. Akhtar et al. [10] translated RG-65 and WordSim353 into six Indian languages. There have been similar efforts for various languages like Croatian [21], Japanese [22], or Russian [23]. Many researchers used manual rating of the word pairs, while others ( [8], [19], [22], [24]) apply crowdsourcing to translate or rate the datasets with the help of paid crowd workers via crowdsourcing platforms. For the translation of the terms itself, the most popular strategy is to employ two translators for the words, which use high-quality dictionaries to support the English language similarity scores can help to understand the meaning of polysemous words in the source language. In cases of disagreement between the two translators, often</text:p>
          </table:table-cell>
        </table:table-row>
        <table:table-row table:style-name="ro9">
          <table:table-cell office:value-type="float" office:value="1904.04307" calcext:value-type="float">
            <text:p>1904.04307</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For scoring the word pairs, we aimed to keep the scores consistent with the original English datasets. We therefore re-used the scoring instructions of the individual English datasets, and the same rating scales (the scales per dataset are described in the description of the English datasets). For the WordSim-353 dataset, 10 native speakers of Thai assigned the similarity scores, for both the SimLex-999 and SemEval-500 scoring was performed by 16 annotators. The annotators rated all word pairs of a dataset. Finally, the resulting scores are computed as the average of the annotator scores. The annotator scoring data for the three new datasets, including some statistical analysis of the scores is available on GitHub2</text:p>
          </table:table-cell>
        </table:table-row>
        <table:table-row table:style-name="ro25">
          <table:table-cell office:value-type="float" office:value="1904.04307" calcext:value-type="float">
            <text:p>1904.04307</text:p>
          </table:table-cell>
          <table:table-cell office:value-type="string" calcext:value-type="string">
            <text:p>dataset, data</text:p>
          </table:table-cell>
          <table:table-cell office:value-type="float" office:value="239" calcext:value-type="float">
            <text:p>239</text:p>
          </table:table-cell>
          <table:table-cell table:number-columns-repeated="2"/>
          <table:table-cell office:value-type="string" calcext:value-type="string">
            <text:p>a third expert decided. The similarity between terms was rated by 16 (SimLex-999, SemEval-500), and 10 (WordSim353), resp., native speakers – using the original annotation instructions from the English-language datasets. The ﬁnal datasets include the mean annotator ratings. We also provide the inter-annotator agreement (IAA) as a humanlevel baseline, and other statistical data about the datasets. This results in three novel word similarity datasets for Thai language, with 1852 word pairs in total, and different characteristic (regarding task difﬁculty, domain, relatedness versus similarity) which are inherited from the Englishlanguage original datasets. We evaluate existing pre-trained embedding models with the new datasets in order to provide baseline task scores for Thai word embeddings. One ﬁnding of the evaluations is the large ratio of out-of-vocabulary (OOV) words – depending on the embedding model. By default, the evaluation tool represents such words by the average vector of the whole vocabulary. We also implemented another strategy, namely piping OOV words into a Thai tokenization tool, and then representing the word as the sum of in-vocabulary parts (if any). The experiments show good Pearson/Spearman correlation scores for invocabulary words, so besides improving the quality of word representations themselves, the issue of OOV words is important for future work.</text:p>
          </table:table-cell>
        </table:table-row>
        <table:table-row table:style-name="ro34">
          <table:table-cell office:value-type="float" office:value="1904.04307" calcext:value-type="float">
            <text:p>1904.04307</text:p>
          </table:table-cell>
          <table:table-cell office:value-type="string" calcext:value-type="string">
            <text:p>dataset, data</text:p>
          </table:table-cell>
          <table:table-cell office:value-type="float" office:value="293" calcext:value-type="float">
            <text:p>293</text:p>
          </table:table-cell>
          <table:table-cell table:number-columns-repeated="2"/>
          <table:table-cell office:value-type="string" calcext:value-type="string">
            <text:p>For the translation from English into other languages, many researchers [2], [9], [10] use the strategy of involving two independent translators, and in case of disagreement on the translations, to have a third expert decide – we applied this approach, too, with translators being Thai academics who are ﬂuent in English. As in Camacho-Collados et al. [2], during translation, the annotators were presented the original similarity score of the word pair, in order to help selecting the correct translation for the intended meanings of the words. Translation agreement between the two initial translators per dataset was low, for example on the WordSim-353 dataset, only for 18.5% of pairs the translators produced the exact same translation of the two words. A number of factors lead to the low agreement. Firstly, polysemy in the source language. One example for this in Table 1 is the English word stock, which may refer to company shares, inventory, etc. in English, but the word stock only refer to inventory stock for Thais. In this case, the similarity score in the source language did not help the translators. Secondly, Thai language has speciﬁc constraints and ﬂexibility in word composition. Foreign words can be translated in multiple ways, for example, CD was made into disk+CD by one translator and into disk+record+data by another. In addition, some words have many translations with the exact same meaning, such as the English word king can be translated into a number of different Thai words with exactly the same meaning.</text:p>
          </table:table-cell>
        </table:table-row>
        <table:table-row table:style-name="ro28">
          <table:table-cell office:value-type="float" office:value="1904.04307" calcext:value-type="float">
            <text:p>1904.04307</text:p>
          </table:table-cell>
          <table:table-cell office:value-type="string" calcext:value-type="string">
            <text:p>dataset, dataset provided</text:p>
          </table:table-cell>
          <table:table-cell office:value-type="float" office:value="101" calcext:value-type="float">
            <text:p>101</text:p>
          </table:table-cell>
          <table:table-cell table:number-columns-repeated="2"/>
          <table:table-cell office:value-type="string" calcext:value-type="string">
            <text:p>Camacho-Collados et al. [2] present a multilingual dataset Italian and Spanish for for English, Farsi, German, SemEval-2017, task 2. The dataset contains 500 word pairs. The goal is to provide a challenging dataset, which includes word pairs from 34 domains such as chemistry and mineralogy, computing, or culture and society. Furthermore, the dataset contains named entities (e.g., Microsoft), and multiword expressions (e.g., black hole) in any of the 34 domains. For rating they use a 5-point Likert scale with</text:p>
          </table:table-cell>
        </table:table-row>
        <table:table-row table:style-name="ro9">
          <table:table-cell office:value-type="float" office:value="1904.04307" calcext:value-type="float">
            <text:p>1904.04307</text:p>
          </table:table-cell>
          <table:table-cell office:value-type="string" calcext:value-type="string">
            <text:p>dataset, github</text:p>
          </table:table-cell>
          <table:table-cell office:value-type="float" office:value="118" calcext:value-type="float">
            <text:p>118</text:p>
          </table:table-cell>
          <table:table-cell table:number-columns-repeated="2"/>
          <table:table-cell office:value-type="string" calcext:value-type="string">
            <text:p>We forked and adapted the repository speciﬁcally for the evaluation of Thai word embeddings. The goal was to make usage very simple – in order to evaluate a new embedding model with the datasets presented here, it to add the model ﬁle path to the evaluation script, and run it. The repository for evaluating Thai embeddings and reproducing the presented results is available at: https://github.com/gwohlgen/ word-embeddings-benchmarks. The original repository only computes Pearson correlation, we made some additions, for example the computation of Spearman ρ, the ability to tokenize terms with deepcut (see below) on demand, or to ﬁlter word pairs with OOV words.</text:p>
          </table:table-cell>
        </table:table-row>
        <table:table-row table:style-name="ro28">
          <table:table-cell office:value-type="float" office:value="1904.04307" calcext:value-type="float">
            <text:p>1904.04307</text:p>
          </table:table-cell>
          <table:table-cell office:value-type="string" calcext:value-type="string">
            <text:p>dataset, github, benchmark</text:p>
          </table:table-cell>
          <table:table-cell office:value-type="float" office:value="50" calcext:value-type="float">
            <text:p>50</text:p>
          </table:table-cell>
          <table:table-cell table:number-columns-repeated="2"/>
          <table:table-cell office:value-type="string" calcext:value-type="string">
            <text:p>a lot of existing benchmark datasets [27]. The datasets, however, are currently limited to English language. The similarity of word pairs is computed as the cosine similarity of the corresponding word vectors. More information on installation and usage is found on GitHub.</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1https://github.com/rkcosmos/deepcut</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gwohlgen/thai_word_similarity</text:p>
          </table:table-cell>
        </table:table-row>
        <table:table-row table:style-name="ro1">
          <table:table-cell office:value-type="float" office:value="1904.04307" calcext:value-type="float">
            <text:p>1904.04307</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8https://s3-us-west-1.amazonaws.com/fasttext-vectors/wiki.th.vec 9https://github.com/Kyubyong/wordvectors 10https://github.com/kudkudak/word-embeddings-benchmarks</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5https://github.com/cstorm125/thai2ﬁt/ 6https://github.com/PyThaiNLP/pythainlp 7https://github.com/kobkrit/nlp_thai_resources#</text:p>
          </table:table-cell>
        </table:table-row>
        <table:table-row table:style-name="ro15" table:visibility="filter">
          <table:table-cell office:value-type="float" office:value="1904.06554" calcext:value-type="float">
            <text:p>1904.065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In this strategy, we would divide the data sets into pairs (one hypothesis separates only two classes irrespective of the other classes) and then do classification. <text:s/> In this strategy, we would divide the data sets such that a hypothesis separates one class label from all of the rest [62].</text:p>
          </table:table-cell>
        </table:table-row>
        <table:table-row table:style-name="ro21" table:visibility="filter">
          <table:table-cell office:value-type="float" office:value="1904.06554" calcext:value-type="float">
            <text:p>1904.0655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The K-nearest neighbor (KNN) algorithm is a sample based and supervised learning method. Just as people try to solve new problems, and use similar solutions that have already been solved; this method in order to classify new data uses the class of previously categorized data. In this method, for each new sample, a separate approximation of the objective function is created; this approximation applies only to the range in the neighborhood of that sample. The KNN algorithm's performance is assumed initially that all examples of 𝑥𝑖 which is having N-dimensional vector, have some vector points in the N-dimensional feature space and k is a positive and determined constant number. In the educational phase, all</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support vector machine or SVM was developed by Vapnik [60]. This algorithm is a classification algorithm. In 1995[60], he himself and Mr. Courts generalized for nonlinear states. The support vector machine is a classifier that is part of the Kernel Methods branch in learning the machine [61]. The goal of the SVM algorithm is to identify and distinguish complex patterns or categories of objects in a particular class. In order that SVM split non-linear data, it must use different kernels, it does not work in the 2D space for this rather data is mapped to a more dimensional space so that they can be categorized linearly in this new space. In fact, the main idea behind the support vector machine is to draw clouds in space which performs the differentiation of various data samples in an optimal manner.</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Decision tree method creates a tree-based classification model. The decision tree is the tree in which the samples are categorized in some way that they grow from the root to the bottom and eventually reaches the nodes of the leaf. This method is considered as part of the classification method with the supervisor and using the educational samples, can draw a tree called the decision tree based on the characteristics of each of the data or label samples in the test phase and recognize the type of class or label. Via using this tree, rules can be drawn for the inference system and using those label data or samples that do not specify the class or labels. The CLS algorithm was developed by Ross Quilan in 1986 more fully called Inducing Decision trees (ID3). Subsequently, a more complete alternative algorithm, entitled C4.5, addresses some of the deficiencies of the ID3.</text:p>
          </table:table-cell>
        </table:table-row>
        <table:table-row table:style-name="ro37" table:visibility="filter">
          <table:table-cell office:value-type="float" office:value="1904.06554" calcext:value-type="float">
            <text:p>1904.06554</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that is done is to hold the feature vectors and label each educational sample in this N-dimensional space. In the classification phase, the feature vector of the samples whose class is unknown is received as input. Based on the similarity function, k is determined from the educational sample that maps their features closer to the feature vector. Then the k label of the nearest neighbor of the new sample is being voted and the label that was present in more quantities in this neighborhood would be assigned as new sample. Determining the best value k depends on the problem data. If k is large, it reduces the effect of noise, but in the case of classes with few samples, it isn‟t being considered and the probability of error increases. The following is a sample of KNN in Fig 27. Experimental samples are (red circles), educational samples are (green circles and blue circles). In order to specify the experimental sample class to one of the classes (green and red), you must specify k value then assign the educational sample to one of the categories. As you can see in the Fig, if the value of k is 3, then the new sample belongs to the green class, since there are two green circles from the green class and a sample of the blue class and if k is 7, then it will be assigned to the blue class.</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text:p>
          </table:table-cell>
        </table:table-row>
        <table:table-row table:style-name="ro34" table:visibility="filter">
          <table:table-cell office:value-type="float" office:value="1904.06554" calcext:value-type="float">
            <text:p>1904.06554</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on wavelet pyramid. In 2010 IEEE Computer Society Conference on Computer Vision and Pattern Recognition (pp. 161-168). IEEE. [22] Cross, G. R., &amp; Jain, A. K. (1983). Markov random field texture models. IEEE Transactions on Pattern Analysis &amp; Machine Intelligence, (1), 25-39. [23] Mao, J., &amp; Jain, A. K. (1992). Texture classification and segmentation using multiresolution simultaneous autoregressive models. Pattern recognition, 25(2), 173-188. [24] Ahmadvand, A., &amp; Daliri, M. R. (2016). Rotation invariant texture classification using extended wavelet channel combining and LL channel filter bank. Knowledge-Based Systems, 97, 75-88. [25] Chang, B. M., Tsai, H. H., &amp; Yen, C. Y. (2016). SVM-PSO based rotation-invariant image texture classification in SVD and DWT domains. Engineering Applications of Artificial Intelligence, 52, 96-107.</text:p>
          </table:table-cell>
        </table:table-row>
        <table:table-row table:style-name="ro44" table:visibility="filter">
          <table:table-cell office:value-type="float" office:value="1904.06554" calcext:value-type="float">
            <text:p>1904.0655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1] Manjunath, B.S., and Ma, W.Y. (1996). Texture features for browsing and retrieval of image data. IEEE Transactions on pattern analysis and machine intelligence, 18(8), 837-842. [2] Tuceryan, M., and Jain, A.K. (1993). Texture analysis, in Handbook of pattern recognition and computer vision. World Scientific Publisher, 235-276. [3] Eichkitz, C. G., Davies, J., Amtmann, J., Schreilechner, M.G., and De Groot, P. (2015). Grey level co-occurrence matrix and its application to seismic data, First Break, 33(3), 71-77. [4] Fekri-Ershad, Sh. (2012). Texture classification approach based on energy variation. International Journal of Multimedia Technology, 2(2), 52-55. [5] Rahim, M.A., Azam, M.S., Hossain, N., and Islam, M.R. (2013). 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text:p>
          </table:table-cell>
        </table:table-row>
        <table:table-row table:style-name="ro18"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ext:p>
          </table:table-cell>
        </table:table-row>
        <table:table-row table:style-name="ro45" table:visibility="filter">
          <table:table-cell office:value-type="float" office:value="1904.06554" calcext:value-type="float">
            <text:p>1904.06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text:p>
          </table:table-cell>
        </table:table-row>
        <table:table-row table:style-name="ro40" table:visibility="filter">
          <table:table-cell office:value-type="float" office:value="1904.06554" calcext:value-type="float">
            <text:p>1904.06554</text:p>
          </table:table-cell>
          <table:table-cell office:value-type="string" calcext:value-type="string">
            <text:p>data</text:p>
          </table:table-cell>
          <table:table-cell office:value-type="float" office:value="367" calcext:value-type="float">
            <text:p>367</text:p>
          </table:table-cell>
          <table:table-cell table:number-columns-repeated="2"/>
          <table:table-cell office:value-type="string" calcext:value-type="string">
            <text:p>(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text:p>
          </table:table-cell>
        </table:table-row>
        <table:table-row table:style-name="ro41">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38" calcext:value-type="float">
            <text:p>338</text:p>
          </table:table-cell>
          <table:table-cell table:number-columns-repeated="2"/>
          <table:table-cell office:value-type="string" calcext:value-type="string">
            <text:p>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text:p>
          </table:table-cell>
        </table:table-row>
        <table:table-row table:style-name="ro2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1" calcext:value-type="float">
            <text:p>341</text:p>
          </table:table-cell>
          <table:table-cell table:number-columns-repeated="2"/>
          <table:table-cell office:value-type="string" calcext:value-type="string">
            <text:p>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 [45] Suresh, A., &amp; Shunmuganathan, K. L. (2012). Image texture classification using gray level co-occurrence matrix based statistical features. European Journal of Scientific Research, 75(4), 591-597. [46] P. Brodatz. Textures: A Photographic Album http://multibandtexture.recherche.usherbrooke.ca/colored%20_brodatz.html [47] Outex Texture Database, 2007-10-01 ed. http://www.outex.oulu.fi/index.php?page=classification: University of Oulu. [48] Vision Texture Massachusetts Institute of Technology., 2002. [49] Columbia-Utrecht Reflectance and Texture Database, ed. http://www1.cs.columbia.edu/CAVE//exclude/curet/.index.html: Columbia University and Utrecht University. [50] UIUC Image Database, ed. http://www-cvr.ai.uiuc.edu/ponce_grp/data/. [51] KTH-TIPS,ed. http://www.nada.kth.se/cvap/databases/kth-tips/. [52] The KTH-TIPS and KTH-TIPS2 tips/index.html. [53] R. https://people.csail.mit.edu/celiu/CVPR2010/FMD/, 2014. [54] G. Kylberg, Kylberg Texture Dataset v. 1.0, 2014-03-26 ed. www.cb.uu.se/~gustaf/texture/: Uppsala University, 2011.</text:p>
          </table:table-cell>
        </table:table-row>
        <table:table-row table:style-name="ro4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4" calcext:value-type="float">
            <text:p>344</text:p>
          </table:table-cell>
          <table:table-cell table:number-columns-repeated="2"/>
          <table:table-cell office:value-type="string" calcext:value-type="string">
            <text:p>[55] S. F. a. M. J. H. Renaud Péteri. The DynTex database Homepage [Online]. Available: http://dyntex.univlr.fr/classification_datasets/classification_datasets.html [56] TILDA Textile Texture Database, 2011 – 2017 ed. https://lmb.informatik.uni-freiburg.de/resources/datasets/tilda.en.html: LMB, University of Freiburg. [57] Describable Textures Dataset (DTD), 2012 ed. https://www.robots.ox.ac.uk/~vgg/data/dtd/: Johns Hopkins Centre for Language and Speech Processing (CLSP). [58] The Photex Database, 2011 ed. http://www.macs.hw.ac.uk/texturelab/resources/databases/photex/: The Texturelab Edinburgh. [59] D. Chugai. Texture library [Online]. Available: http://texturelib.com/ [60] Cortes, C., &amp; Vapnik, V. (1995). Support-vector networks. Machine learning, 20(3), 273-297. [61] Vapnik, V., &amp; Mukherjee, S. (2000). 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text:p>
          </table:table-cell>
        </table:table-row>
        <table:table-row table:style-name="ro18">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50" calcext:value-type="float">
            <text:p>350</text:p>
          </table:table-cell>
          <table:table-cell table:number-columns-repeated="2"/>
          <table:table-cell office:value-type="string" calcext:value-type="string">
            <text:p>[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 Impulse-Noise resistant color-texture classification approach using hybrid color local binary patterns and kullback–leibler divergence. Computer Journal, 60(11), 1633-1648. [71] Hao, H., Wang, Q., Li, P., and Zhang, L. (2016). Evaluation of ground distances and features in EMD-based GMM matching for texture classification, Pattern Recognition, 57, 152-163. [72] Tajeripour, F., &amp; Fekri-Ershad, S. H. (2012, February). Porosity detection by using improved local binary pattern. In Proceedings of the 11th WSEAS International Conference on Signal Processing, Robotics and Automation (ISPRA’12) (Vol. 1, pp. 116-121). [73] Armi, L., &amp; Fekri-Ershad, S. (2019). Texture image Classification based on improved local Quinary patterns. Multimedia Tools and Applications, 1-24.</text:p>
          </table:table-cell>
        </table:table-row>
        <table:table-row table:style-name="ro17">
          <table:table-cell office:value-type="float" office:value="1904.06554" calcext:value-type="float">
            <text:p>1904.06554</text:p>
          </table:table-cell>
          <table:table-cell office:value-type="string" calcext:value-type="string">
            <text:p>data, data https</text:p>
          </table:table-cell>
          <table:table-cell office:value-type="float" office:value="347" calcext:value-type="float">
            <text:p>347</text:p>
          </table:table-cell>
          <table:table-cell table:number-columns-repeated="2"/>
          <table:table-cell office:value-type="string" calcext:value-type="string">
            <text:p>(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text:p>
          </table:table-cell>
        </table:table-row>
        <table:table-row table:style-name="ro17">
          <table:table-cell office:value-type="float" office:value="1904.06554" calcext:value-type="float">
            <text:p>1904.06554</text:p>
          </table:table-cell>
          <table:table-cell office:value-type="string" calcext:value-type="string">
            <text:p>data, database, data https</text:p>
          </table:table-cell>
          <table:table-cell office:value-type="float" office:value="350" calcext:value-type="float">
            <text:p>350</text:p>
          </table:table-cell>
          <table:table-cell table:number-columns-repeated="2"/>
          <table:table-cell office:value-type="string" calcext:value-type="string">
            <text:p>[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2" calcext:value-type="float">
            <text:p>2</text:p>
          </table:table-cell>
          <table:table-cell table:number-columns-repeated="2"/>
          <table:table-cell office:value-type="string" calcext:value-type="string">
            <text:p>Texture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Vision Texture database (VisTex):</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VisTex Database), ed. http://vismod.media.mit.edu/vismod/imagery/VisionTexture/vistex.html:</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image databases, 2006-06-09 ed. http://www.nada.kth.se/cvap/databases/kth Flickr Material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on‟t provide a significant reason for selected statistical features – Noise sensitivity – sensitivity <text:s/>to texture database</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4" calcext:value-type="float">
            <text:p>344</text:p>
          </table:table-cell>
          <table:table-cell table:number-columns-repeated="2"/>
          <table:table-cell office:value-type="string" calcext:value-type="string">
            <text:p>(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5" calcext:value-type="float">
            <text:p>345</text:p>
          </table:table-cell>
          <table:table-cell table:number-columns-repeated="2"/>
          <table:table-cell office:value-type="string" calcext:value-type="string">
            <text:p>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7" calcext:value-type="float">
            <text:p>347</text:p>
          </table:table-cell>
          <table:table-cell table:number-columns-repeated="2"/>
          <table:table-cell office:value-type="string" calcext:value-type="string">
            <text:p>[26] Haralick, R. M., &amp; Shanmugam, K. (1973). Textural features for image classification. I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text:p>
          </table:table-cell>
        </table:table-row>
        <table:table-row table:style-name="ro41">
          <table:table-cell office:value-type="float" office:value="1904.06554" calcext:value-type="float">
            <text:p>1904.06554</text:p>
          </table:table-cell>
          <table:table-cell office:value-type="string" calcext:value-type="string">
            <text:p>database</text:p>
          </table:table-cell>
          <table:table-cell office:value-type="float" office:value="349" calcext:value-type="float">
            <text:p>349</text:p>
          </table:table-cell>
          <table:table-cell table:number-columns-repeated="2"/>
          <table:table-cell office:value-type="string" calcext:value-type="string">
            <text:p>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KTH-TIPS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KTH-TIPS2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Other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Outex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UIUC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UMD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2: State-of-the-art texture image dataset properties</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Columbia-Utrecht Reflectance and Texture (CUReT)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0: Examples of texture sample from Brodatz dataset[46]</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2: Examples of texture sample from VisTex dataset [48]</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3: Examples of texture sample from UMD dataset[50]</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24: Examples of texture sample from UICUC dataset [51]</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ig 21: Examples of texture samples extracted from OuTex dataset[47]</text:p>
          </table:table-cell>
        </table:table-row>
        <table:table-row table:style-name="ro1">
          <table:table-cell office:value-type="float" office:value="1904.06554" calcext:value-type="float">
            <text:p>1904.06554</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his dataset has 25 classes that each class has 40 images and images are 480×480 pixel size. All images in this dataset are in gray surface and have rotate is of different view point and scale [50].</text:p>
          </table:table-cell>
        </table:table-row>
        <table:table-row table:style-name="ro26">
          <table:table-cell office:value-type="float" office:value="1904.06554" calcext:value-type="float">
            <text:p>1904.0655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he UMD (University of Maryland, College Park) is a dataset of high-resolution texture. This dataset with high resolution includes 25 classes and has 40 samples per class. Image size is 960×1280 pixel. This dataset consists of plants, fruits, mosaics etc.</text:p>
          </table:table-cell>
        </table:table-row>
        <table:table-row table:style-name="ro2">
          <table:table-cell office:value-type="float" office:value="1904.06554" calcext:value-type="float">
            <text:p>1904.06554</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This dataset [51] is the exported vermis of CUReT dataset, with Contains 10 texture class images, captured at 9 different scales and 9 different illumination conditions that is, 9×9=81 Images per class. size is 200×200, in .jpg format. Sample images of the KTHTIPS textures are shown in Fig 25.</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he CUReT dataset is produced in a collaborated research between Columbia University and Utrecht University. This dataset has 61 different classes that each class has 92 images. The size of image is 200×200. Colored images are in .jpg format. These images were provided with different intercity and view point. Therefor this dataset is more suitable than Brodatz for evaluation proposed algorithms [49].</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his dataset is the exported vermis of KTH-TIPS, KTH-TIPS2 has 11 classes with 4 materials per class, and per material has 108 samples that is, each class 432 images a total 4752 of images exist in this dataset. Same image have different colors that result to class in discrimination like the cotton and wool, but some examples of the different classes have identical color for instance cork and biscuit[52]</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Brodatz [46] is one of the most popular and all-purpose datasets that include natural texture provide by Brodatz through photograph scanned after print. The Brodatz dataset has 112 texture images with resolution of 640×640 pixel and in 8 bit (256 gray values). The Brodatz album has some limitation like single illumination and viewing direction for each one of the texture. Sample images of the Brodatz textures are shown in Fig 20.</text:p>
          </table:table-cell>
        </table:table-row>
        <table:table-row table:style-name="ro13">
          <table:table-cell office:value-type="float" office:value="1904.06554" calcext:value-type="float">
            <text:p>1904.06554</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Outex dataset was proposed by Oulue university researcher in 2002. Outex dataset is also most popular and largest dataset. This dataset has both the natural and artificial texture images, which with high applicability like image recovery, texture classification and segmentation problems with open source availability. There 16 sets of texture images among which just Tc_000010 and Tc_000012 are the most different intercity and rotation. These two test suites contain the same 24 classes. OutexTc_000010 has only illuminates "Inca" and OutexTc_000012 have three different illuminates ("Horizon", "Inca" and "TL84"). In this two dataset for each one of different illuminates have nine different rotation angles (0°, 5°, 10°, 15°, 30°, 45°, 60°, 75°, 90°) and 20 textures in each one of rotation angles. Texture images of this dataset are .RAS format</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9" calcext:value-type="float">
            <text:p>349</text:p>
          </table:table-cell>
          <table:table-cell table:number-columns-repeated="2"/>
          <table:table-cell office:value-type="string" calcext:value-type="string">
            <text:p>,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4" calcext:value-type="float">
            <text:p>4</text:p>
          </table:table-cell>
          <table:table-cell table:number-columns-repeated="2"/>
          <table:table-cell office:value-type="string" calcext:value-type="string">
            <text:p>Benchmark Texture Image Datasets</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25" calcext:value-type="float">
            <text:p>25</text:p>
          </table:table-cell>
          <table:table-cell table:number-columns-repeated="2"/>
          <table:table-cell office:value-type="string" calcext:value-type="string">
            <text:p>Keywords: Texture Image, Texture Analysis, Texture classification, Feature extraction, Image processing, Local Binary Patterns, Benchmark texture image datasets</text:p>
          </table:table-cell>
        </table:table-row>
        <table:table-row table:style-name="ro17">
          <table:table-cell office:value-type="float" office:value="1904.06554" calcext:value-type="float">
            <text:p>1904.06554</text:p>
          </table:table-cell>
          <table:table-cell office:value-type="string" calcext:value-type="string">
            <text:p>dataset, benchmark</text:p>
          </table:table-cell>
          <table:table-cell office:value-type="float" office:value="248" calcext:value-type="float">
            <text:p>248</text:p>
          </table:table-cell>
          <table:table-cell table:number-columns-repeated="2"/>
          <table:table-cell office:value-type="string" calcext:value-type="string">
            <text:p>Tactile texture refers to the tangible feel of a surface and visual texture refers to see the shape or contents of the image. In the image processing, the texture can be defined as a function of spatial variation of the brightness intensity of the pixels. Texture is the main term used to define objects or concepts of a given image. Texture analysis plays an important role in computer vision cases such as object recognition, surface defect detection, pattern recognition, medical image analysis, etc. Since now many approaches have been proposed to describe texture images accurately. Texture analysis methods usually are classified into four categories: statistical methods, structural, model-based and transform- based methods. This paper discusses the various methods used for texture or analysis in details. New researches shows the power of combinational methods for texture analysis, which can't be in specific category. This paper provides a review on well known combinational methods in a specific section with details. This paper counts advantages and disadvantages of well-known texture image descriptors in the result part. Main focus in all of the survived methods is on discrimination performance, computational complexity and resistance to challenges such as noise, rotation, etc. A brief review is also made on the common classifiers used for texture image classification. Also, a survey on texture image benchmark datasets is included.</text:p>
          </table:table-cell>
        </table:table-row>
        <table:table-row table:style-name="ro13">
          <table:table-cell office:value-type="float" office:value="1904.06554" calcext:value-type="float">
            <text:p>1904.06554</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This article has been compiled in 7 sections. In the second section, we review the four categories of texture classification and some of the many methods and features used to describe the texture. After reviewing the fundamental methods in this area, the combined methods of texture analysis are discussed in the third section. The fourth section of the well-known texture data set is introduced. In the following, we describe several efficient classifier algorithms including K-nearest neighbor, artificial neural networks, support vector machines, and so on. In Section six, a general overview of the data used in the textures and the summary of the methods are gathered with their advantages and disadvantages. The discussion and conclusion will be represented in the seventh section.</text:p>
          </table:table-cell>
        </table:table-row>
        <table:table-row table:style-name="ro5">
          <table:table-cell office:value-type="float" office:value="1904.06554" calcext:value-type="float">
            <text:p>1904.06554</text:p>
          </table:table-cell>
          <table:table-cell office:value-type="string" calcext:value-type="string">
            <text:p>dataset, database</text:p>
          </table:table-cell>
          <table:table-cell office:value-type="float" office:value="8" calcext:value-type="float">
            <text:p>8</text:p>
          </table:table-cell>
          <table:table-cell table:number-columns-repeated="2"/>
          <table:table-cell office:value-type="string" calcext:value-type="string">
            <text:p>Flickr Material Database (FMD) dataset:</text:p>
          </table:table-cell>
        </table:table-row>
        <table:table-row table:style-name="ro5">
          <table:table-cell office:value-type="float" office:value="1904.06554" calcext:value-type="float">
            <text:p>1904.06554</text:p>
          </table:table-cell>
          <table:table-cell office:value-type="string" calcext:value-type="string">
            <text:p>dataset, database</text:p>
          </table:table-cell>
          <table:table-cell office:value-type="float" office:value="69" calcext:value-type="float">
            <text:p>69</text:p>
          </table:table-cell>
          <table:table-cell table:number-columns-repeated="2"/>
          <table:table-cell office:value-type="string" calcext:value-type="string">
            <text:p>The FMD dataset was constructed with the specific purpose of capturing a range of real world appearances of common materials include: fabric, foliage, glass, leather, metal, paper, plastic, stone, water, and wood. In this database 100 images (in each category, 50 close-ups and 50 regular views) per category, 10 categories [53].</text:p>
          </table:table-cell>
        </table:table-row>
        <table:table-row table:style-name="ro38">
          <table:table-cell office:value-type="float" office:value="1904.06554" calcext:value-type="float">
            <text:p>1904.06554</text:p>
          </table:table-cell>
          <table:table-cell office:value-type="string" calcext:value-type="string">
            <text:p>dataset, database, data</text:p>
          </table:table-cell>
          <table:table-cell office:value-type="float" office:value="221" calcext:value-type="float">
            <text:p>221</text:p>
          </table:table-cell>
          <table:table-cell table:number-columns-repeated="2"/>
          <table:table-cell office:value-type="string" calcext:value-type="string">
            <text:p>Artificial Neural Networks (ANN) is patterns for information processing constructed on biological neural networks resembling human brain. Pattern identification is the most popular application of neural networks. The basic form of ANN is the multi-layer perceptron (MLP), a neural network that updates weighs through Back-propagation during training. G. Other classifiers are also used for texture classification e.g. Decision tress and LSTM (stands for long short-term memory). Decision tress method increate a classification model based on tree. DTs classify samples from rout to down and growth finally to leaves in nods. The LSTM is RNN1 architecture an ANN proposed in 1997[63]. An LSTM network is well-suited to learn from experience to classify when there are very long time lags of unknown size between important events. This is one of the main reasons why LSTM outperforms alternative RNNs and Hidden Markov Models and other sequence learning methods. Short-term memory lasting neural network like a recursive networks, has resolved the problem of forgetting a long sequence data. <text:s/>VI. The properties of texture database and summery of methods with advantages and disadvantages of them as well as accuracy and Dataset of each method are gathered in tables 2 and 3 respectively.</text:p>
          </table:table-cell>
        </table:table-row>
        <table:table-row table:style-name="ro21">
          <table:table-cell office:value-type="float" office:value="1904.06554" calcext:value-type="float">
            <text:p>1904.06554</text:p>
          </table:table-cell>
          <table:table-cell office:value-type="string" calcext:value-type="string">
            <text:p>dataset, database, data https</text:p>
          </table:table-cell>
          <table:table-cell office:value-type="float" office:value="94" calcext:value-type="float">
            <text:p>94</text:p>
          </table:table-cell>
          <table:table-cell table:number-columns-repeated="2"/>
          <table:table-cell office:value-type="string" calcext:value-type="string">
            <text:p>VisTex dataset was product by MIT University[48]. VisTex database contains color texture images. The goal of VisTex is to provide texture images that are representative of real world conditions. This dataset not only has homogeneous texture image, but it also contains real word scenes of multiple textures. This dataset image is 128×128 pixel size. Each image has special a unique texture pattern. VisTex dataset has 40 classes and whit has 16 samples, that is, a dataset has total of 640 images.</text:p>
          </table:table-cell>
        </table:table-row>
        <table:table-row table:style-name="ro28">
          <table:table-cell office:value-type="float" office:value="1904.06554" calcext:value-type="float">
            <text:p>1904.06554</text:p>
          </table:table-cell>
          <table:table-cell office:value-type="string" calcext:value-type="string">
            <text:p>dataset, dataset provided</text:p>
          </table:table-cell>
          <table:table-cell office:value-type="float" office:value="39" calcext:value-type="float">
            <text:p>39</text:p>
          </table:table-cell>
          <table:table-cell table:number-columns-repeated="2"/>
          <table:table-cell office:value-type="string" calcext:value-type="string">
            <text:p>Researchers evaluate their proposed algorithm efficiency with standard datasets including the texture image. These images have features that are appropriate for assessing proposed systems and algorithms. <text:s/>Standard dataset provide possibility of comparing algorithms with one other.</text:p>
          </table:table-cell>
        </table:table-row>
        <table:table-row table:style-name="ro29">
          <table:table-cell office:value-type="float" office:value="1904.06554" calcext:value-type="float">
            <text:p>1904.06554</text:p>
          </table:table-cell>
          <table:table-cell office:value-type="string" calcext:value-type="string">
            <text:p>used dataset, dataset, database</text:p>
          </table:table-cell>
          <table:table-cell office:value-type="float" office:value="70" calcext:value-type="float">
            <text:p>70</text:p>
          </table:table-cell>
          <table:table-cell table:number-columns-repeated="2"/>
          <table:table-cell office:value-type="string" calcext:value-type="string">
            <text:p>There are a few other datasets that were less popularly used, e.g. Kylberg Texture Dataset[54] , DynTex database[55], TILDA Textile Texture Database[56], Describable Textures Dataset (DTD)[57], PhoTex (Photometric image set with a wider variation of illumination directions) database[58], Texture library[59] etc.</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Field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 Materials and methods 2.1. Data resources</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3. Results and discussion 3.1. Laboratory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𝑛𝑛 𝑆𝑆𝑒𝑒 = �∑ (𝑒𝑒𝑖𝑖 − 𝑒𝑒�) 𝑖𝑖=1 where n is number of data sample,</text:p>
          </table:table-cell>
        </table:table-row>
        <table:table-row table:style-name="ro14" table:visibility="filter">
          <table:table-cell office:value-type="float" office:value="1906.08863" calcext:value-type="float">
            <text:p>1906.0886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Keywords: Scour depth, particle swarm optimization (PSO), uncertainty analysis, prediction, bridge pier, big data, metaheuristic optimization</text:p>
          </table:table-cell>
        </table:table-row>
        <table:table-row table:style-name="ro15" table:visibility="filter">
          <table:table-cell office:value-type="float" office:value="1906.08863" calcext:value-type="float">
            <text:p>1906.0886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 Positive values in exponential coefficient in the laboratory based data reveal direct relationships between Froude numbers, pier width and scour depth. On the other hand, inverse relationships for sediment gradation indicator, median particle size and scour depth were detected using the optimization algorithm.</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The derived equations using the optimization algorithm provide reliable estimations for scour depth both in small and large scales. Moreover, the coefficients describing relationship between input and outputs variables are consistent with the physical concept of the phenomenon while in some previous equations the coefficient had variable signs incompatible with the physics of the process. This inconsistency may indicate limited number of the data was applied for the model development.</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Similar to laboratory equation, exponential coefficients for Froude number, pier with, pier length had positive values. Also, negative value of the coefficient for median particle size describes an inverse relationship with scour depth. However, the coefficient for sediment gradation indicator for filed data showed a direct relationship that can reflect with increasing the indicator, scour depth is expected to increase. This is reflecting that in real fil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estimate scour depth around bridge piers, many investigators developed different models using laboratory/field data. Regardless of black box models, several techniques based on regression or optimization algorithm were applied to derive mathematical expressions for scour depth estimation. Dimensional analysis is a common task prior to developing empirical equations in which main parameters influencing the target variable are taken under consideration. Assuming a circular pier in a steady flow, main components affecting scour depth in a laboratory condition can be stated a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ue to different geometry and flow conditions for different rivers, Table 1 shows that sediment gradation, D/y, and d50/y changes in a wider range for filed data compared with laboratory data. This difference may add flow complexity and its interaction with pier foundation. Consequently, the derived equations based on laboratory data may not describe real scour depth process around real world bridge piers accordingly. Therefore, efficiency of the existing equations as well as development of new equations based on field measurements should be explor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r both experimental and filed data sets. Comparing the results of the proposed model with those of existing regression-based equations reveal the superiority of the proposed method in terms of accuracy and uncertainty. Moreover, the ratio of pier width to flow depth and ratio of d50 (mean particle diameter) to flow depth for the laboratory and field data were recognized as the most effective parameters, respectively. The derived equations can be used as a suitable proxy to estimate scour depth in both experimental and prototype scale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𝑆𝑆 𝑦𝑦 = 𝑎𝑎(𝜎𝜎) where <text:s/>are coefficients of the input variables. These coefficients are obtained using PSO algorithm in a way the best value of objective function is achieved. Using PSO algorithm, different functions can be set as the objective function and also multiple objective functions can employed as well. In this study, the objective function was defined to minimize the root mean square error of estimations. Therefore, different models were developed to investigate efficiency of the effective parameters. Table 3 describes effective variables for laboratory and filed data where L and F represent models for laboratory</text:p>
          </table:table-cell>
        </table:table-row>
        <table:table-row table:style-name="ro21" table:visibility="filter">
          <table:table-cell office:value-type="float" office:value="1906.08863" calcext:value-type="float">
            <text:p>1906.08863</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Scour depth around bridge piers plays a vital role in the safety and stability of the bridges. Existing methods to predict scour depth are mainly based on regression models or black box models in which the first one lacks enough accuracy while the later one does not provide a clear mathematical expression to easily employ it for other situations or cases. Therefore, this paper aims to develop new equations using particle swarm optimization as a metaheuristic approach to predict scour depth around bridge piers. To improve the efficiency of the proposed model, individual equations are derived for laboratory and field data. Moreover, sensitivity analysis is conducted to achieve the most effective parameters in the estimation of scour depth fo</text:p>
          </table:table-cell>
        </table:table-row>
        <table:table-row table:style-name="ro40">
          <table:table-cell office:value-type="float" office:value="1906.08863" calcext:value-type="float">
            <text:p>1906.08863</text:p>
          </table:table-cell>
          <table:table-cell office:value-type="string" calcext:value-type="string">
            <text:p>data, database</text:p>
          </table:table-cell>
          <table:table-cell office:value-type="float" office:value="344" calcext:value-type="float">
            <text:p>344</text:p>
          </table:table-cell>
          <table:table-cell table:number-columns-repeated="2"/>
          <table:table-cell office:value-type="string" calcext:value-type="string">
            <text:p>Alizadeh, M.J., Ahmadyar, D., Afghantoloee, A., 2017. Improvement on the existing equations for predicting longitudinal dispersion coefficient. Water resources management 31, 1777-1794. Azamathulla, H.M., Ghani, A.A., 2010. ANFIS-based approach for predicting the scour depth at culvert outlets. Journal of pipeline systems engineering and practice 2, 35-40. Azamathulla, H.M., Ghani, A.A., Zakaria, N.A., Guven, A., 2009. Genetic programming to predict bridge pier scour. Journal of Hydraulic Engineering 136, 165-169. 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text:p>
          </table:table-cell>
        </table:table-row>
        <table:table-row table:style-name="ro39">
          <table:table-cell office:value-type="float" office:value="1906.08863" calcext:value-type="float">
            <text:p>1906.08863</text:p>
          </table:table-cell>
          <table:table-cell office:value-type="string" calcext:value-type="string">
            <text:p>data, database</text:p>
          </table:table-cell>
          <table:table-cell office:value-type="float" office:value="350" calcext:value-type="float">
            <text:p>350</text:p>
          </table:table-cell>
          <table:table-cell table:number-columns-repeated="2"/>
          <table:table-cell office:value-type="string" calcext:value-type="string">
            <text:p>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 Journal of Civil Engineering and Management 21, 637-653. Melville, B., Sutherland, A., 1988. Design method for local scour at bridge piers. Journal of Hydraulic Engineering 114, 1210-1226. Melville, B.W., Chiew, Y.-M., 1999. Time scale for local scour at bridge piers. Journal of Hydraulic Engineering 125, 59-65. Mohamed, T.A., Noor, M., Ghazali, A.H., Huat, B.B., 2005. Validation of some bridge pier scour formulae using field and laboratory data. American Journal of Environmental Sciences 1, 119-125.</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ype of dataset Laborator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applications. For the laboratory dataset,</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1. Statistical analysis of laboratory and field datasets</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laboratory datasets associate with high values of error and uncertaint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4. Derived equations and their performance for laboratory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Derived equations and their performance for field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2. Width of uncertainty band for the derived equations (laboratory dataset)</text:p>
          </table:table-cell>
        </table:table-row>
        <table:table-row table:style-name="ro12">
          <table:table-cell office:value-type="float" office:value="1906.08863" calcext:value-type="float">
            <text:p>1906.08863</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𝑆𝑆 𝑦𝑦 = 𝑓𝑓(𝜎𝜎, 𝐹𝐹𝑟𝑟, 𝑆𝑆 𝑦𝑦 = 𝑓𝑓(𝜎𝜎, 𝐹𝐹𝑟𝑟, The only difference in equations (5) and (6) indicates that pier length is more important for prototype environment while in laboratory investigation it is more common to consider ratio of flow velocity to sediment critical velocity. In this regard, many empirical equations using different statistical and optimization techniques were derived using different datasets. Table 2 presents some of these equations used for scour depth estimations.</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Finally, results of this study and the proposed equations derived using extensive datasets can be efficiently used to estimate scour depth around bridge piers. The equations provide more accurate estimations of the target value with lower amount of uncertainty. Using an optimization algorithm with great capability to recognize nonlinear relationship among variables, employing a large number of dataset, developing individual models for laboratory and field studies can be mentioned as main advantages of the study. The proposed method provides reliable and sound estimations while requires less computational efforts and much simplicity in formulation and application.</text:p>
          </table:table-cell>
        </table:table-row>
        <table:table-row table:style-name="ro7">
          <table:table-cell office:value-type="float" office:value="1906.08863" calcext:value-type="float">
            <text:p>1906.0886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According to Table 4 it can be concluded that generally all the models except L4 provides relatively accurate estimations of scour depth for laboratory dataset. Exclusion of D/y degrade model’s performance remarkably in which it can be considered as the most important parameter for estimation of the target variable. Estimations of the optimization model (L4) ignoring ratio of pier width to flow depth as input variable to shows low correlation with the measured values of the target variable. Moreover, high values <text:s/>confirms the model inefficiency. On the other hand, results of model L6 of RMSE, MAE, and</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s observed from Figure 4, the first three models (F1, F2, and F3) have the narrowest uncertainty band compared with the others. Moreover, estimations of model F2 expect to have the least uncertainty. Thus, this model is considered as the best model to estimate scour depth in field scale studies. However, efficiency of the model should be evaluated and compared with existing empirical equations to demonstrate its efficiency for real world applications. In this regard, performance of existing equations and also this model for testing dataset are presented in Table 7. Moreover, performance of the model L6 proposed for laboratory dataset is presented in the table to assess its efficiency for scour depth prediction in prototype environment.</text:p>
          </table:table-cell>
        </table:table-row>
        <table:table-row table:style-name="ro3">
          <table:table-cell office:value-type="float" office:value="1906.08863" calcext:value-type="float">
            <text:p>1906.08863</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As observed from Figure 2, width of uncertainty band for all the derived equations except L4 is roughly equal. Results of uncertainty analysis for equations excluding effective variables are comparable with equation L1. Models L3, L5, and L6 present the narrowest width of uncertainty slightly better performance than model L1 and L2 in terms of width of uncertainty band for scour depth estimation. Considering all the error evaluation criteria investigated in this study, models L3 and L6 are recognized as the best models to estimate scour depth for laboratory studies. However, to explore efficiency of the proposed equations, their performance is compared with those of existing equations. In this regard, the error measures were employed to evaluate performance of equations during testing period (for 30% of the datasets in which they were not included in the model development). Table 5 gives results of the best derived equations and also existing equations.</text:p>
          </table:table-cell>
        </table:table-row>
        <table:table-row table:style-name="ro10">
          <table:table-cell office:value-type="float" office:value="1906.08863" calcext:value-type="float">
            <text:p>1906.08863</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The main objective of this study is therefore to employ an evolutionary based algorithm to improve accuracy and uncertainty of scour depth predictions. Two equations were derived to estimate scour depth for laboratory and field data individually. To find the most effective parameters on the target variable, sensitivity analysis for both datasets were conducted separately. In section 2, data resources, materials and methods are briefly descried. Results related to sensitivity analysis, accuracy and uncertainty of</text:p>
          </table:table-cell>
        </table:table-row>
        <table:table-row table:style-name="ro7">
          <table:table-cell office:value-type="float" office:value="1906.08863" calcext:value-type="float">
            <text:p>1906.0886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his study provided empirical equations using extensive data of laboratory and field measurements. To do that, an optimization algorithm was employed to find optimum coefficients of the equations in which their general form was determined using available dimensional analysis. Performance of the derived equations for laboratory and field datasets was evaluated individually. Furthermore, sensitivity analysis was conducted to find the most effective parameters and the best combination of input variables for scour depth estimation. Main findings of the study can be summarized as the following points.</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Reliable estimation of scour depth is important for engineering applications. Moreover, equations based on laboratory measurements may provide inaccurate estimations for filed applications. Prior to investigation of existing equations for prototype applications, sensitivity analysis was conducted to find the effective parameters on scour depth. In this regard, filed measurements obtained from literature are divided into two parts of calibration (70% of whole dataset) and testing (30% of remaining). Using PSO algorithm and general form of equation (8) for field data, optimized coefficients were computed for each case. Results of sensitivity analysis and derived equations for field dataset are given in Table 6.</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2" calcext:value-type="float">
            <text:p>122</text:p>
          </table:table-cell>
          <table:table-cell table:number-columns-repeated="2"/>
          <table:table-cell office:value-type="string" calcext:value-type="string">
            <text:p>Comparing coefficients of variables for laboratory and filed datasets, the constant coefficients represented by “ ” in equations (7) and (8), it is change for a wider range when developed for laboratory dataset. In other words, it changes between [0-1] for field data while it has frequently larger values for laboratory dataset. Regarding exponential coefficient of , it has negative values for laboratory data indicating an inverse relationship between the variable with scour depth while for field data it takes positive value. This can illustrate difference between characteristics of laboratory and prototype models. Therefore, equations derived using laboratory data may not efficiently estimate scour depth for large scale</text:p>
          </table:table-cell>
        </table:table-row>
        <table:table-row table:style-name="ro8">
          <table:table-cell office:value-type="float" office:value="1906.08863" calcext:value-type="float">
            <text:p>1906.08863</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Following Table 2 it can be found that effective variables have different values when they have been derived using different datasets and techniques. For example, relative scour depth increases with increase in <text:s/>for model proposed by Sharafi et al. (2016) whereas an inverse relationship for these variables with scour depth can be found when the model of Azamathulla et al. (2009) is used. Thus, it can be obtained that the relationship is strongly to data availability and also the applied method. Finally, it is noticed that the coefficient of variables for laboratory and field data differ to some extend even though the models were developed in dimensionless form. Dealing with empirical equations, model simplicity, data availability and computational effort is also of great importance. Moreover, consistency of the relationship with physics of the problem should be taken under consideration.</text:p>
          </table:table-cell>
        </table:table-row>
        <table:table-row table:style-name="ro6">
          <table:table-cell office:value-type="float" office:value="1906.08863" calcext:value-type="float">
            <text:p>1906.08863</text:p>
          </table:table-cell>
          <table:table-cell office:value-type="string" calcext:value-type="string">
            <text:p>dataset, data</text:p>
          </table:table-cell>
          <table:table-cell office:value-type="float" office:value="214" calcext:value-type="float">
            <text:p>214</text:p>
          </table:table-cell>
          <table:table-cell table:number-columns-repeated="2"/>
          <table:table-cell office:value-type="string" calcext:value-type="string">
            <text:p>In this study, an attempt was made to employ an extensive available datasets to cover a wide variation of hydraulic and geometric characteristics. Moreover, previous studies were mainly based only on laboratory dataset or only on field measurement while in this study both datasets are explored. Thus, total number of 552 laboratory data and 540 data of field measurement were used for the model development. The filed and laboratory data measured by several researchers and organizations were presented by Benedict and Caldwell (2014). Statistical analysis of the applied datasets is given in Table 1 where “Min”, “Max’, “Mean” and “Std” stands for minimum, maximum, average, and standard deviation of the variable. In Tale 1, D is pier width normal to the flow, V flow mean velocity; Vc is sediment critical velocity, L is pier length, y is approach flow depth, d50 is Grain size where 50 percent of the bed material is finer by weight and <text:s/>is sediment gradation. The scour depth and Froude number are also represented with S and Fr, respectively. The rest are dimensionless form of the variables.</text:p>
          </table:table-cell>
        </table:table-row>
        <table:table-row table:style-name="ro17">
          <table:table-cell office:value-type="float" office:value="1906.08863" calcext:value-type="float">
            <text:p>1906.08863</text:p>
          </table:table-cell>
          <table:table-cell office:value-type="string" calcext:value-type="string">
            <text:p>dataset, data</text:p>
          </table:table-cell>
          <table:table-cell office:value-type="float" office:value="234" calcext:value-type="float">
            <text:p>234</text:p>
          </table:table-cell>
          <table:table-cell table:number-columns-repeated="2"/>
          <table:table-cell office:value-type="string" calcext:value-type="string">
            <text:p>Considering available datasets, different combinations of effective variables can be employed for model development. Moreover, the model uncertainty and its sensitivity to each variable can provide useful information in scour depth studies. Moreover, suitability of derived equations for laboratory or field data is a key issue toward obtaining reliable estimations. In this regard, an extensive datasets of both laboratory and field measurements were collected from literature. Sensitivity analysis for both datasets was conducted individually. In other words, several models including different combinations of input variables were employed in the model development. Performance of each model was evaluated using error measures to find effect of each variable on the scour depth estimation. Finally, efficiency of derived equations for laboratory and field data is investigated and also compared against performance of existing equations. It should be noticed that 70% of the datasets were used for model development and 30% remained to test and compare efficiency of the proposed equations. Considering equations (5) and (6), several models using different combinations of effective parameters are employed to conduct sensitivity analysis for dimensionless parameter of scour depth. Generally, equations (7) and (8) are considered as the basic expression to estimate dimensionless parameter of scour depth in laboratory and field scales.</text:p>
          </table:table-cell>
        </table:table-row>
        <table:table-row table:style-name="ro20">
          <table:table-cell office:value-type="float" office:value="1906.08863" calcext:value-type="float">
            <text:p>1906.0886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Generally, methods applied for prediction of local scour depth around pier foundation can be categorized as black box models and empirical equations. Black box models such as artificial neural networks, support vector regression models find relationship between as set of effective variables as the model inputs and the scour depth as target variable. In this approach, there is no need to introduce the mathematical relationships between input and output variables. They have been frequently used to estimate scour depth around bridge piers using different sample sizes and for different situations (Azamathulla and Ghani, 2010; Zounemat-Kermani et al., 2009). 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text:p>
          </table:table-cell>
        </table:table-row>
        <table:table-row table:style-name="ro19">
          <table:table-cell office:value-type="float" office:value="1906.08863" calcext:value-type="float">
            <text:p>1906.08863</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 (2016) developed two predictive models including support vector regression as a black box model and nonlinear regression based equation for estimation of scour depth for real field dataset. The results revealed superiority of black box model over regression based equations. The black box models may be capable to find complex and nonlinear relationship between input and output variables and consequently providing more accurate predictions. However, the models based on empirical equations in comparison with black box methods have two main advantages;1) they are transparent and offer more insight of the physics of the problem, 2) their easier implementation (Alizadeh et al., 2017).</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35" calcext:value-type="float">
            <text:p>335</text:p>
          </table:table-cell>
          <table:table-cell table:number-columns-repeated="2"/>
          <table:table-cell office:value-type="string" calcext:value-type="string">
            <text:p>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 Published in: Science of the Total Environment 651: 2087-2096. Torabi, M., S. Hashemi, M. R. Saybani, S. Shamshirband* and A. Mosavi (2019): A Hybrid clustering and classification technique for forecasting short-term energy consumption. Published in: Environmental Progress and Sustainable Energy 38(1): 66-76. Ardabili, S. F., B. Najafi, M. Alizamir, A. Mosavi, S. Shamshirband* and T. Rabczuk (2018): Using SVMRSM and ELM-RSM approaches for optimizing the production process of methyl and ethyl esters. Published in: Energies 11(11). 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41" calcext:value-type="float">
            <text:p>341</text:p>
          </table:table-cell>
          <table:table-cell table:number-columns-repeated="2"/>
          <table:table-cell office:value-type="string" calcext:value-type="string">
            <text:p>Mohamed, T.A., Pillai, S., Noor, M.J.M.M., Ghazali, A.H., Huat, B., Yusuf, B., 2006. Validation of some bridge pier scour formulae and models using field data. Journal of King Saud University-Engineering Sciences 19, 31-40. Pal, M., Singh, N., Tiwari, N., 2012. M5 model tree for pier scour prediction using field dataset. KSCE Journal of Civil Engineering 16, 1079-1084. Richardson, E., Davis, S., 2001. Evaluating Scour at Bridges: Hydraulic Engineering Circular No. 18. Rep. FHwA NHI, 01-001. Sharafi, H., Ebtehaj, I., Bonakdari, H., Zaji, A.H., 2016. Design of a support vector machine with different kernel functions to predict scour depth around bridge piers. Natural Hazards 84, 2145-2162. Shen, H.W., Schneider, V.R., Karaki, S., 1969. Local scour around bridge piers. Journal of the Hydraulics Division. Tinoco, R., Goldstein, E., Coco, G., 2015. A data-driven approach to develop physically sound predictors: Application to depth-averaged velocities on flows through submerged arrays of rigid cylinders. 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text:p>
          </table:table-cell>
        </table:table-row>
        <table:table-row table:style-name="ro41">
          <table:table-cell office:value-type="float" office:value="1906.08863" calcext:value-type="float">
            <text:p>1906.08863</text:p>
          </table:table-cell>
          <table:table-cell office:value-type="string" calcext:value-type="string">
            <text:p>dataset, data</text:p>
          </table:table-cell>
          <table:table-cell office:value-type="float" office:value="349" calcext:value-type="float">
            <text:p>349</text:p>
          </table:table-cell>
          <table:table-cell table:number-columns-repeated="2"/>
          <table:table-cell office:value-type="string" calcext:value-type="string">
            <text:p>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 Nosratabadi, S., A. Mosavi*, S. Shamshirband*, E. K. Zavadskas, A. Rakotonirainy, K.Wing-Chau (2019) Sustainable business models: a review. Published in: Sustainability 11(6), p.1663. Mosavi, A., Salimi, M., Faizollahzadeh Ardabili, S., Rabczuk, T., Shamshirband, S. and Varkonyi-Koczy, A.R. (2019). State of the Art of Machine Learning Models in Energy Systems, a Systematic Review. Published in: Energies, 12(7), p.1301. Qasem, S.N., Samadianfard, S., Nahand, H.S., Mosavi, A., Shamshirband, S*. and Chau, K.W. (2019). Estimating Daily Dew Point Temperature Using Machine Learning Algorithms. Published in: Water, 11(3), p.582. Dineva, A., Mosavi, A., Ardabili, S.F., Vajda, I., Shamshirband, S.*, Rabczuk, T. and Chau, K.W. (2019). Review of soft computing models in design and control of rotating electrical machines. Published in: Energies, 12(6), p.1049. Mosavi, A. *, (2019): Prediction of remaining service life of pavement using an optimized support vector machine. Published in: Engineering Applications of Computational Fluid Mechanics 13(1): 188-198.</text:p>
          </table:table-cell>
        </table:table-row>
        <table:table-row table:style-name="ro13">
          <table:table-cell office:value-type="float" office:value="1906.08863" calcext:value-type="float">
            <text:p>1906.08863</text:p>
          </table:table-cell>
          <table:table-cell office:value-type="string" calcext:value-type="string">
            <text:p>dataset, dataset provided, data</text:p>
          </table:table-cell>
          <table:table-cell office:value-type="float" office:value="139" calcext:value-type="float">
            <text:p>139</text:p>
          </table:table-cell>
          <table:table-cell table:number-columns-repeated="2"/>
          <table:table-cell office:value-type="string" calcext:value-type="string">
            <text:p>Training the data driven models with different data (data selection and number of data sample) can affect the models’ performance remarkably (Tinoco et al., 2015). Thus, the models developed using different datasets and techniques may provide different estimations of scour depth for different conditions of flows and waterways. Therefore, the models developed using laboratory data may provide inaccurate or uncertain predictions of scour depth for real field bridges. Mohamed et al. (2006) explored validation of some available formulae for scour depth estimations. In a separate study, Johnson et al. (2015) quantified parameter uncertainty and model uncertainty in commonly used scour equations. The results indicated that for practical applications, uncertainty in model and parameters should be addressed accordingly.</text:p>
          </table:table-cell>
        </table:table-row>
        <table:table-row table:style-name="ro36">
          <table:table-cell office:value-type="float" office:value="1906.08863" calcext:value-type="float">
            <text:p>1906.08863</text:p>
          </table:table-cell>
          <table:table-cell office:value-type="string" calcext:value-type="string">
            <text:p>dataset, dataset provided, data</text:p>
          </table:table-cell>
          <table:table-cell office:value-type="float" office:value="203" calcext:value-type="float">
            <text:p>203</text:p>
          </table:table-cell>
          <table:table-cell table:number-columns-repeated="2"/>
          <table:table-cell office:value-type="string" calcext:value-type="string">
            <text:p>number of laboratory data. However, recently, some equations and also black box models were employed using field data. Empirical equations are cost effective due to requiring less computational efforts. Moreover, to a have single prediction for a bridge pier scours depth, a new model should be trained and constructed and datasets of previous measurements should be available for the model development. In case of using empirical equations, data are only needed for the case, but not for other previous measurements. Therefore, the empirical equations have advantages of easily implementations, less computational efforts, simplicity formulation and clearly relationship between input and target variables. However, efforts to improve efficiency and accuracy of empirical models are of great importance and scope of this study. In this regard, particle swarm optimization algorithm as a powerful tool to find optimized coefficients of empirical equations giving the least error of estimation was taken under consideration. Moreover, exploring and comparing efficiency of existing equations with those of proposed in this study was investigated. Finally, suitability of the equations developed using laboratory data for filed measurements was assessed.</text:p>
          </table:table-cell>
        </table:table-row>
        <table:table-row table:style-name="ro40">
          <table:table-cell office:value-type="float" office:value="1906.08863" calcext:value-type="float">
            <text:p>1906.08863</text:p>
          </table:table-cell>
          <table:table-cell office:value-type="string" calcext:value-type="string">
            <text:p>dataset, dataset provided, data</text:p>
          </table:table-cell>
          <table:table-cell office:value-type="float" office:value="301" calcext:value-type="float">
            <text:p>301</text:p>
          </table:table-cell>
          <table:table-cell table:number-columns-repeated="2"/>
          <table:table-cell office:value-type="string" calcext:value-type="string">
            <text:p>Results of Table 7 imply that laboratory based equations are not efficient for scour depth estimation in prototype scale. High values of error and great amount of uncertainty are embedded with such equations when applied for filed applications. On the other hand, equations developed using field data provide relatively fair estimations of scour depth. Positive values of mean error shows that the models overestimate scour depth. Moreover, models such as F2 and Sharafi et al. (2016) with high values of MAE and low values of mean error ( ), the errors are symmetrically distributed in which the models overestimations for some measurements are neutralized with underestimations for some other cases. Considering error indices, the model proposed in this study (F2) and the one developed by Sharafi et al. (2016) are among the most efficient models to predict scour depth in prototype applications. These two models have lower error values, narrower width of uncertainty and higher correlation with field measurements. However, model F2 in which its coefficients were obtained using PSO optimization algorithm slightly outperforms the latter one in terms of RMSE, R2, mean error and width of uncertainty band. Regardless these two equations, the model L6 which developed using laboratory data outperforms the other equations in estimation of filed scale scour depth. This fact reflects capability of the proposed algorithm in obtaining nonlinear relationship of input and output and its superiority over previous linear and nonlinear regression models. Figure 5 illustrates scatter plot of estimated values and measured values of scour depth for testing dataset. It should be noticed that the testing dataset were randomly selected and excluded in PSO model developments.</text:p>
          </table:table-cell>
        </table:table-row>
        <table:table-row table:style-name="ro11" table:visibility="filter">
          <table:table-cell office:value-type="float" office:value="1907.04373" calcext:value-type="float">
            <text:p>1907.0437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 Data Preprocessing</text:p>
          </table:table-cell>
        </table:table-row>
        <table:table-row table:style-name="ro14" table:visibility="filter">
          <table:table-cell office:value-type="float" office:value="1907.04373" calcext:value-type="float">
            <text:p>1907.0437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oincidentally, Markovian processes are deﬁned to capture the entire past data and deﬁne the entire history of the problem in just the current state of the agent. When a reinforcement learning</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 Exploring other MDP models to succinctly capture markets. While we have proposed using technical indicators in place of high-quality data, there may be other ways to easily capture the ﬁnancial market features (like fundamental data, in the case of stock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nally, due to the way we have discretely deﬁned the two parts of the state-space - a marketfeature which is essentially a time-series data-frame and a position-space, which is more like a discrete collection of data-points. We utilize this modularity in the state-space by using a recurrent</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ﬁnancial data environment, can be thought of to be highly dependent on time, to such an extent that it can be thought of as a function of time. As such, this property can be utilized extensively for working on an online-algorithm for coming up with trade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tuitively, we can understand how this kind of a deﬁnition of market features make sense. Our agent is deﬁned to mimic a real-world trader, and real-world traders seldom use vanilla price action data, and often work with technical indicators to study the underlying correlations more closely and accurately.</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use the algorithm described below for learning the action-value function. We maintain a completely online algorithm, as this is more practical in trading applications, wherein it does not make sense to have the entire data from the beginning and performing a train-test-validation split, instead data comes in a sequential manner.</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each currency-conversion, like the USD-INR, costed on a particular day). An interesting thing to note is that this data is dynamic, unlike say an image which represents static features, and hence one can appreciate the need for an online algorithm that can work dynamically and optimize itself with each additional test case.</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contrast, other works in this area typically use a market feature comprising of OHLCV data wherein either the data is quite exhaustive or closing price data is used directly as a feature along with closing prices of related securities (like in (Huang 2018), (Xiong et al. 2018), (Liang 2018) etc.).</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work aims to explore the usage of simple mathematical modiﬁcations (dubbed technical indicators) to extrapolate easy-to-acquire data points (instead of high-quality OHCLV, or multiinstrument data). We expect these indicators, to eﬃciently capture the market dynamics as well as speciﬁc-instrument movements. This allows us to achieve a much easier state space market representation for the Markov decision model.</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Our representation of the state space not only makes it easy to port to other markets, but also captures intermarket relations like momentum, trend-reversal, etc as supported by (Lorenzoni et al. 2007) without having to rely on high-quality data (like OHCLV, which is not as easy to procure, beyond stock markets) or making the state-space too complicated.</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 primary methodology diﬀerence lies in the way the FMDP has been modeled. By deﬁning a market-feature space that is independent of market-speciﬁc data, but still able to capture the overall market dynamics (Lorenzoni et al. 2007) using simple mathematical operations on the price data of a particular instrument, we expect to eﬀectively reduce the state-space complexity while still maintaining robustness of information. (discussed in section 2.2.1)</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neural network (two LSTM layers) on the time-series part of the state-space, (since we know RNNs work well with time-series data (as supported by the works of (Zhang et al. 2019) and (Balkin 1997)) while using dense networks on the position-space. If this modularity in the statespace were not maintained, we would not be able to apply diﬀerent networks to learn the statespace features and thus would not capture the environment as well.</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 Market features – we utilize the 5 technical indicators, along with the timestamp (encoded to capture date-time), deﬁned above to represent the market features. These features are crafted such that the models can extract meaningful information speciﬁc to the security and are scaled down to be ranging between 0.1 to 1 using a MinMaxScaler. (To normalize the data as explored by (Patro and Sahu 2015)) We also organize these indicators into timeseries grouped according to timesteps.</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Gathering data for such a sophisticated yet generalized task is the main challenge faced by researchers trying to model ﬁnancial markets. High quality data is needed for such a task, and further this data needs to be quite exhaustive for the agent to learn using conventional deep reinforcement learning algorithms. Moreover, we also face the “curse of dimensionality” (Verleysen and François 2005) because of the exhaustive nature of the required data, which makes action exploration a challenging and computationally expensive task for the agent.</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work aims to build upon the existing models applying deep reinforcement learning to ﬁnancial markets, providing justiﬁed modiﬁcations. We show that our model is computationally less expensive to train (through experimental and theoretical analyses), and hence less exposed to latency. To achieve this improvement, we use a novel way to describe the Financial Markov Decision Process (FMDP) whose optimal policy is then found using deep reinforcement learning. This FMDP is modeled in such a way that it tackles the issue of data availability and action</text:p>
          </table:table-cell>
        </table:table-row>
        <table:table-row table:style-name="ro29" table:visibility="filter">
          <table:table-cell office:value-type="float" office:value="1907.04373" calcext:value-type="float">
            <text:p>1907.0437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Our FMDP is deﬁned in such a way that an agent trades on any one particular security (say Crude Oil, or EUR/USD currency pair, etc.) and can buy/sell contracts (ranging from 1 to a ﬁxed maximum number of contracts) of the corresponding security. The FMDP is designed to perform in diverse markets and as such, our state space explores the usage of technical indicators, which are mathematical and statistical modiﬁcations to the price data of the instrument. Using technical indicators may allow us to capture the instrument’s correlations with the underlying market succinctly without having to use market-speciﬁc features. The other advantage of this kind of an approach is that these technical indicators are either freely available or can be obtained by simply using the time-series price data of the security.</text:p>
          </table:table-cell>
        </table:table-row>
        <table:table-row table:style-name="ro9">
          <table:table-cell office:value-type="float" office:value="1907.04373" calcext:value-type="float">
            <text:p>1907.04373</text:p>
          </table:table-cell>
          <table:table-cell office:value-type="string" calcext:value-type="string">
            <text:p>data available, data https, dataset, data</text:p>
          </table:table-cell>
          <table:table-cell office:value-type="float" office:value="81" calcext:value-type="float">
            <text:p>81</text:p>
          </table:table-cell>
          <table:table-cell table:number-columns-repeated="2"/>
          <table:table-cell office:value-type="string" calcext:value-type="string">
            <text:p>To prepare each dataset, the only raw data we need is the timestamp along with the price at that timestamp. This price data is easily available from online sources (like TrueFX.com for currency data). Once we have the price and timestamps, we can create the technical indicators using their mathematical expressions. For example, we have used MACD as one of the technical indicators. The mathematical expression for MACD is as follows:</text:p>
          </table:table-cell>
        </table:table-row>
        <table:table-row table:style-name="ro9">
          <table:table-cell office:value-type="float" office:value="1907.04373" calcext:value-type="float">
            <text:p>1907.04373</text:p>
          </table:table-cell>
          <table:table-cell office:value-type="string" calcext:value-type="string">
            <text:p>data, benchmark</text:p>
          </table:table-cell>
          <table:table-cell office:value-type="float" office:value="129" calcext:value-type="float">
            <text:p>129</text:p>
          </table:table-cell>
          <table:table-cell table:number-columns-repeated="2"/>
          <table:table-cell office:value-type="string" calcext:value-type="string">
            <text:p>Since the early 1990s, eﬀorts have been made to automatically generate trades using data and computation which consistently beat a benchmark and generate continuous positive returns with minimal risk. The goal started to shift from “learning how to win in ﬁnancial markets” to “create an algorithm that can learn on its own, how to win in ﬁnancial markets”. As such, two major challenges, (apart from numerous others) have existed in this era of algorithmic/automated trading – existence of clean, reliable (or at least easily modiﬁable, using simple statistical transforms, to be reliable) data, and an eﬀective computation algorithm that generates consistently (ideal) proﬁtable or probabilistically more proﬁtable trades.</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Verleysen, Michel, and Damien François. 2005. “The Curse of Dimensionality in Data Mining and</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53" calcext:value-type="float">
            <text:p>53</text:p>
          </table:table-cell>
          <table:table-cell table:number-columns-repeated="2"/>
          <table:table-cell office:value-type="string" calcext:value-type="string">
            <text:p>where EMA represents the Exponential Moving Average of the price. Details regarding the technical indicators used can be found in section 2.1.1. We also used the MinMaxScaler module of sklearn to scale down all the market features discussed previously to a range of 0.1 to 1 to ensure data normalization.</text:p>
          </table:table-cell>
        </table:table-row>
        <table:table-row table:style-name="ro11">
          <table:table-cell office:value-type="float" office:value="1907.04373" calcext:value-type="float">
            <text:p>1907.0437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 summary of the performance of the model in various datasets can be found in Table 1.</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As our FMDP-DRL model is generalized, we can apply various datasets on our model. In our experiments, we have applied our model to Crude Oil and 9 diﬀerent currency pairs in the Forex market (10 total instruments tested). We discuss in detail the results obtained from the Crude Oil dataset while listing the result details in tabular form for the currency pairs.</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1. Initialize T (positive integer, timesteps), recurrent <text:s text:c="2"/>Q-network (𝜃), targe t network (𝜃(cid:2879)), dataset D, <text:s text:c="4"/>environment E, learning rate τ 2. Simulate environment E from dataset D 3. Observe initial state s from env E 4. for t = 1, T do: 5. <text:s/>6. <text:s/>7. <text:s/>8. <text:s/>9. <text:s/>10. <text:s/>11. <text:s/>12. <text:s/>13. <text:s/>14. <text:s/>15. <text:s/>16. <text:s/>17. <text:s/>18. <text:s/>19. <text:s/>20. <text:s/>21. <text:s/>22. end for</text:p>
          </table:table-cell>
        </table:table-row>
        <table:table-row table:style-name="ro2">
          <table:table-cell office:value-type="float" office:value="1907.04373" calcext:value-type="float">
            <text:p>1907.04373</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With the passage of time and the understanding of the need for clean, easily available, free datasets led to the evolution of trusted, complete datasets. As such, one of the most secure datasets (in terms of reliability and completeness) is the Forex data, i.e. time-series price data (how much</text:p>
          </table:table-cell>
        </table:table-row>
        <table:table-row table:style-name="ro13">
          <table:table-cell office:value-type="float" office:value="1907.04373" calcext:value-type="float">
            <text:p>1907.04373</text:p>
          </table:table-cell>
          <table:table-cell office:value-type="string" calcext:value-type="string">
            <text:p>dataset, data</text:p>
          </table:table-cell>
          <table:table-cell office:value-type="float" office:value="152" calcext:value-type="float">
            <text:p>152</text:p>
          </table:table-cell>
          <table:table-cell table:number-columns-repeated="2"/>
          <table:table-cell office:value-type="string" calcext:value-type="string">
            <text:p>The key area of application of most reinforcement learning algorithms are games – wherein the algorithm repeatedly tries to choose the best decision given a set of decisions. This decision-making process can be modelled using a Markov Decision Process. A brief survey of applications of MDPs is mentioned here (White 1993). This MDP is then solved using Q-learning, wherein the best action to take at each state of the environment is learnt. DRL is applied to this learning procedure to select an optimal action for each state-action pair in the MDP. DRL is especially beneﬁcial for Q-learning in scenarios where value iterative processes like random exploration are infeasible due to the vastness of data or data that heavily depends on time – both of which are characteristics of ﬁnancial datasets, thus making them an excellent candidate to be modeled using an MDP.</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0" calcext:value-type="float">
            <text:p>10</text:p>
          </table:table-cell>
          <table:table-cell table:number-columns-repeated="2"/>
          <table:table-cell office:value-type="string" calcext:value-type="string">
            <text:p>benchmark instances from the literature. The proposed algorithm obtain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The benchmark set has instances with the number of orders ranging fro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dissimilar to the gaps reported for the benchmark instances provided by Cesare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parrow is tested on a set of standard benchmark with 750 instances with 25–</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exploitation ability of ALNS. On a set of standard benchmark instances, thi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et of benchmark instances. We argue that in the latter case the implementation</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these algorithms, their performance is also compared on a set of new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Sparrow for a range of parameter settings on a standard benchmark set. Then w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is that it provided the benchmark set and the upper bounds of this proble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In this section, we use the same benchmark set as mentioned in Section 4.1.</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most common benchmark set used by many articles [5, 7–17]. This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Although the benchmark set by Cesaret et al. [5] is known to contain diﬃcul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the standard benchmark set by Cesaret et al. [5] correspond to real-life scenario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8" calcext:value-type="float">
            <text:p>18</text:p>
          </table:table-cell>
          <table:table-cell table:number-columns-repeated="2"/>
          <table:table-cell office:value-type="string" calcext:value-type="string">
            <text:p>In this section, we use the same benchmark as in Section 4.1 and 4.2, and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he standard benchmark set used is that by Cesaret et al. [5], which is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of orders in the standard benchmark set. In Figure 2 middle and right, we notice that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21" calcext:value-type="float">
            <text:p>21</text:p>
          </table:table-cell>
          <table:table-cell table:number-columns-repeated="2"/>
          <table:table-cell office:value-type="string" calcext:value-type="string">
            <text:p>Order Acceptance and Scheduling with Sequence-dependent Setup Times: a New Memetic Algorithm and Benchmark of the State of the Art</text:p>
          </table:table-cell>
        </table:table-row>
        <table:table-row table:style-name="ro29" table:visibility="filter">
          <table:table-cell office:value-type="float" office:value="1910.02773" calcext:value-type="float">
            <text:p>1910.0277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o fully utilize the presented method in general applications, it is important to select an appropriate filter. Depending on the choice of a filter and its size, the structures of interest could be effectively highlighted; the cutoff spatial frequency should be carefully chosen in order to detail structural information while enhancing imaging contrast. Besides, the application of the process of high pass filtering could result in the formation of image artifacts such as ringing patterns in the case of the step filter. Although two representative filter types and three different filter sizes were demonstrated in this study, a filter can be adjusted and optimized for each application. Considering the recent advances in the combined fields of QPI and machine learning37, an appropriate choice of a filter can be automatically inferred by training algorithms with multiple image data.</text:p>
          </table:table-cell>
        </table:table-row>
        <table:table-row table:style-name="ro35" table:visibility="filter">
          <table:table-cell office:value-type="float" office:value="1910.02773" calcext:value-type="float">
            <text:p>1910.02773</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Fig. 6(a)]. However, the RI values of mitochondria and vesicles are similar to that of cytoplasm, resulting in low imaging contrast. This low imaging contrast cannot be enhanced by simply limiting the range of RI values for visualization [Fig. 6(b)]. When the present method is applied to the data [the cutoff spatial frequency of the Gaussian filter was set as (1.5 m)-1], the small organelles including the mitochondria and the vesicles of the cell become more clearly distinguishable [Fig. 6(c)]. The 3D FL image validates that most of the strands in the RI and Filtered RI tomograms are mitochondria. Please note that some of the mitochondria structures in the FL image are not consistent with the filtered RI image, because of the dynamics of mitochondria and the slow acquisition speed of FL. It is reported previously that the correlation between label-free and FL imaging of mitochondria was lower than that of nucleoli33. Vesicles with high RI values are regarded as lipid droplets34, are also clearly distinguishable in Dark-field ODT. Compared to the original RI tomogram. It was reported that most of lipid droplets in cells can be distinguished in RI distribution from its high RI values34.</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1" calcext:value-type="float">
            <text:p>91</text:p>
          </table:table-cell>
          <table:table-cell table:number-columns-repeated="2"/>
          <table:table-cell office:value-type="string" calcext:value-type="string">
            <text:p>Fig. 4. Simulation and experimental measurements of a 7-m-diameter PS microsphere. The cross-correlation coefficient between them are 0.87. (a) Cross-sectional slices in the x–y and x–z planes of a RI tomogram that is numerically simulated. (b) Cross-sectional slices in the x–y and x–z planes of a RI tomogram that is experimentally measured. (c, d) Corresponding Dark-field ODT images retrieved from (a, b). Spatial cutoff frequency corresponds to an inverse of the bead diameter.</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3" calcext:value-type="float">
            <text:p>93</text:p>
          </table:table-cell>
          <table:table-cell table:number-columns-repeated="2"/>
          <table:table-cell office:value-type="string" calcext:value-type="string">
            <text:p>Fig. 2. Principle of Dark-field ODT. (a) An ODT setup equipped with a DMD. (b) Measured interferograms and retrieved optical fields of a polystyrene (PS) microsphere. (c) The RI tomogram of the PS bead (left) and the corresponding Ewald surfaces in the 3D Fourier space (right). (d) Dark-field ODT obtained after applying a high-pass filter to the RI tomogram (left), and the corresponding 3D Fourier space (right).</text:p>
          </table:table-cell>
        </table:table-row>
        <table:table-row table:style-name="ro3">
          <table:table-cell office:value-type="float" office:value="1910.02773" calcext:value-type="float">
            <text:p>1910.02773</text:p>
          </table:table-cell>
          <table:table-cell office:value-type="string" calcext:value-type="string">
            <text:p>retrieve, code</text:p>
          </table:table-cell>
          <table:table-cell office:value-type="float" office:value="169" calcext:value-type="float">
            <text:p>169</text:p>
          </table:table-cell>
          <table:table-cell table:number-columns-repeated="2"/>
          <table:table-cell office:value-type="string" calcext:value-type="string">
            <text:p>2.3. ODT principles From the recorded multiple 2D holograms [Fig. 2(b)] of a sample with various illumination angles, both the amplitude and phase images of the sample are retrieved using the off-axis field retrieval algorithm27. From these retrieved optical field images of a sample, an RI tomogram is reconstructed by mapping each field to the corresponding Ewald cap in the Fourier space25 [Fig. 2(c)]. Due to the limited NAs of both the condenser and objective lenses, there are uncollected scattering signals, resulting in the underestimation of RI in ODT, known as the missing cone problem. To address this issue, an iterative algorithm based on the Gerchberg-Papoulis approach with non-negative constraints was used28. The number of iterations was eight for all the results obtained in this study. The details on the principles of ODT and the algorithm implemented in MatLab code can be found elsewhere18,29.</text:p>
          </table:table-cell>
        </table:table-row>
        <table:table-row table:style-name="ro34">
          <table:table-cell office:value-type="float" office:value="1910.02773" calcext:value-type="float">
            <text:p>1910.02773</text:p>
          </table:table-cell>
          <table:table-cell office:value-type="string" calcext:value-type="string">
            <text:p>retrieve, data</text:p>
          </table:table-cell>
          <table:table-cell office:value-type="float" office:value="264" calcext:value-type="float">
            <text:p>264</text:p>
          </table:table-cell>
          <table:table-cell table:number-columns-repeated="2"/>
          <table:table-cell office:value-type="string" calcext:value-type="string">
            <text:p>One of the limitations of the proposed method is that the result of Dark-field ODT is a filtered RI, which is not related to the original RI values anymore, because of the application of numerical filtering to spatial frequency information. The value of a filtered RI should be carefully used. Although it can qualitatively provide contrastenhanced image information, particularly for small objects or sharp edges in a sample, it does not have the quantitative information of RI such as cellular dry mass concentration39. Nonetheless, Dark-field ODT only works in the presence of ODT data, therefore, Dark-field ODT can be utilized in correlation with the original ODT. For example, in order to probe the RI value of specific subcellular organelles, the location of organelles can initially be effectively identified using Dark-field ODT. Next, the RI value of the organelles can be retrieved from the original ODT data using the location obtained from the Dark-field ODT. Another limitation is the smaller dynamic range than physical dark-field illumination, which can utilize a full dynamic range of an instrument used. Because insufficient dynamic range can induce the amplified noises, the usability of the method is limited by the signal to noise ratio of the instruments. Nevertheless, as mentioned above, the proposed method does not demand any additional physical setup or heavy computational burden, which means that it is readily accessible for most of ODT users who want to enhance the contrast of their results.</text:p>
          </table:table-cell>
        </table:table-row>
        <table:table-row table:style-name="ro7">
          <table:table-cell office:value-type="float" office:value="2001.03894" calcext:value-type="float">
            <text:p>2001.03894</text:p>
          </table:table-cell>
          <table:table-cell office:value-type="string" calcext:value-type="string">
            <text:p>retrieve</text:p>
          </table:table-cell>
          <table:table-cell office:value-type="float" office:value="118" calcext:value-type="float">
            <text:p>118</text:p>
          </table:table-cell>
          <table:table-cell table:number-columns-repeated="2"/>
          <table:table-cell office:value-type="string" calcext:value-type="string">
            <text:p>We state this theorem broadly and with a focus on UFM strategies. The actual results we have for each direction of the equivalence — which we develop in Section 4 and Section 5 — are a bit stronger, of wider applicability and/or more interesting, but this statement carries the take-home message of our work. It is also meant to mirror the seminal result of Gimbert and Zielonka [GZ05, Theorem 2]: their result can be retrieved from Theorem 3.6 by taking the trivial memory skeleton Mtriv. As such, our work brings a strict generalization of Gimbert and Zielonka’s results [GZ05] to the ﬁnite-memory cas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2. If neural responses at different locations are not independent from one another. For this type of redundancy the optimal cod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1. If some neural response levels are used more frequently than others. For this type of redundancy, the optimal code is the on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Meister, M., &amp; Berry, M. J. (1999). The neural code of the retina. Neuron, 22(3), 435–450.</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side the range of experimental error for the observer data.</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xperimental data, and therefore can’t be taken as a general principle.</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Optimization The compensation model C was optimized to ﬁt the achromatic experiment data as generally as possible, meaning that</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mplitude. This different form for the surround is based on more recent neurophysiological data showing that retinal interneurons have</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duction, with changes that are motivated by neurophysiology data and that now keep the model consistent with the Wilson-Cowan</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resulting psychophysical data, averaged over the observers, is shown in Figure 7 as orange triangles with purple error bars for</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data. Second, we prove that by regularizing its associated energy functional the model becomes invertible. Finally, based on this</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Looking at equation 2, we can see that the spatial arrangement of the image data is only taken into account by the weighting</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Regarding the ability of our compensation model C for ﬁtting this data, in Figure 11 we added our results for the optimized values</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s higher. In both cases, the data is consistent with the nonlinearity of the neural response to light performing histogram equalizati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neural activity is consistent with psychophysical data (Whittle, 1992; Kane &amp; Bertalm´ıo, 2019) that demonstrates that our sensitivity to</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psychophysical data. Furthermore, and very importantly, we don’t need to optimize M so that it accurately predicts induction effects i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like the gray bars or the test ring. Using this data, the correction method C could be optimized such that it produces a balanced</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7: Results from applying the LHEI model to observer data from (Monnier, 2008). Triangles represent mean observer responses and lines represen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at we call the ’original’ error, the ∆E difference between the original data and the result of the observer correction. Finally, colum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order to validate LHEI, we will use the chromatic induction data of (Monnier, 2008). In that work, observers were shown a tes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Valeton, J., &amp; Norren, D. van. (1983). Light adaptation of primate cones: an analysis based on extracellular data. Vision research,</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server data points. Values above zero: results when inducing rings next to the test ring have a lime hue. Values below zero: results when inducing</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nd OFF cells are different (Kremkow et al., 2014; Turner &amp; Rieke, 2016; Turner, Schwartz, &amp; Rieke, 2018), see Figure 5. This data 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authors would like to thank those who served as experimental observers, who this work would not have been possible with out. In addition, we would like to thank Patrick Monnier and Anna Song for their help in obtaining the data from (Monnier, 2008).</text:p>
          </table:table-cell>
        </table:table-row>
        <table:table-row table:style-name="ro28" table:visibility="filter">
          <table:table-cell office:value-type="float" office:value="2005.02694" calcext:value-type="float">
            <text:p>2005.0269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condition). For cinema, three picture heights viewing distance (a common ﬁgure for mastering) is assumed resulting in a vertical viewing angle of 18.92◦; for the mobile condition, the same viewing angle as in (Canham, Murdoch, &amp; Long, 2018) is used resulting in a scaling factor of 0.39 between the two viewing scenarios. Using the data from these experiments the parameters of two separate kernels -one for the achromatic channel, another one for the chromatic channels- and the two Naka-Rushton exponents nA, nB will be found by minimizing the error between the observer data and the method results.</text:p>
          </table:table-cell>
        </table:table-row>
        <table:table-row table:style-name="ro21" table:visibility="filter">
          <table:table-cell office:value-type="float" office:value="2005.02694" calcext:value-type="float">
            <text:p>2005.0269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data for three of these images and ﬁnally validated our results on the remaining image. To accomplish this, we apply the kernel SC only to the two chromatic components of our opponent channel space. The forward model is otherwise applied as described earlier in the section, however during the inverse process we stop after applying the 3x3 transformation from CAT02 to XYZ, and convert this representation of the corrected image directly to CIELAB, taking the monitor white point of D65 at 100 cd/m2 for the reference illuminant. The optimization is performed in order to minimize the ∆E error on the test ring, and as we are using three different set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0" calcext:value-type="float">
            <text:p>20</text:p>
          </table:table-cell>
          <table:table-cell table:number-columns-repeated="2"/>
          <table:table-cell office:value-type="string" calcext:value-type="string">
            <text:p>psychophysical experiments on synthetic images and a validation experiment with natural images; all this data is made available a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1" calcext:value-type="float">
            <text:p>21</text:p>
          </table:table-cell>
          <table:table-cell table:number-columns-repeated="2"/>
          <table:table-cell office:value-type="string" calcext:value-type="string">
            <text:p>Outside of this data, we also found patterns which broke our simple hypothesis in preliminary experiment iterations. From these</text:p>
          </table:table-cell>
        </table:table-row>
        <table:table-row table:style-name="ro14">
          <table:table-cell office:value-type="float" office:value="2005.02694" calcext:value-type="float">
            <text:p>2005.02694</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Deng, J., Dong, W., Socher, R., Li, L.-J., Li, K., &amp; Fei-Fei, L. (2009). ImageNet: A Large-Scale Hierarchical Image Database. In</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 Source Data</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mount of manually annotated data that is sufﬁcient for successful automatic ranking in parallel corpora.</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In the future we would like to extend our work to other generative tasks and create more diverse and large ranked corpora utilizing different approaches for supervised ranking. In addition to that, we are interested in investigating how a combination of ranking techniques could be used for better data sampling in generation oriented tasks. Also we would like to investigate what is the minimal</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also adopt byte-pair encoding (BPE), a data compression technique where often occuring pairs of bytes are replaced by additional extra-alphabet symbols. Thanks to this approach, the most frequent parts of words are kept in the vocabulary, while rarely occuring words are replaced by a sequence of several tokens. Languages with rich morphology beneﬁt the most as the word endings could be separated since each word form is def Category</text:p>
          </table:table-cell>
        </table:table-row>
        <table:table-row table:style-name="ro10" table:visibility="filter">
          <table:table-cell office:value-type="float" office:value="2006.09719" calcext:value-type="float">
            <text:p>2006.09719</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Paraphrasing plays an important role in a broad range of NLP tasks, including but not limited to question answering, summarization, information retrieval, sentence simpliﬁcation, machine translation and dialogue systems. However, in order to be able to train a good paraphrasing system, large parallel corpora are required, which can be a problem in underdeveloped languages from a data resources standpoint. In order to bridge this gap, we propose a methodology to collect enough data for proper deep learning.</text:p>
          </table:table-cell>
        </table:table-row>
        <table:table-row table:style-name="ro29" table:visibility="filter">
          <table:table-cell office:value-type="float" office:value="2006.09719" calcext:value-type="float">
            <text:p>2006.09719</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re are several known approaches to paraphrase ranking, including heuristic scoring (Pavlick et al., 2015) and supervised modelling (Creutz, 2018). Heuristic scoring can be effectively conducted in resources with cross-linguistic support, such as PPDB and Opuspracus. However, ParaPhraser, as well as our addition, is monolingual, therefore this approach was not possible. On the other hand, supervised modelling techniques can be adopted: there is a signiﬁcant amount of labeled data in the original ParaPhraser corpus and several approaches to paraphrase identiﬁcation in Russian headlines have been thoroughly researched and summarized in (Pivovarova et al., 2017). The linmethods included shallow neural networks, guistic features based classiﬁer and a combination of machine translation with semantic similarity.</text:p>
          </table:table-cell>
        </table:table-row>
        <table:table-row table:style-name="ro4">
          <table:table-cell office:value-type="float" office:value="2006.09719" calcext:value-type="float">
            <text:p>2006.09719</text:p>
          </table:table-cell>
          <table:table-cell office:value-type="string" calcext:value-type="string">
            <text:p>data, database</text:p>
          </table:table-cell>
          <table:table-cell office:value-type="float" office:value="115" calcext:value-type="float">
            <text:p>115</text:p>
          </table:table-cell>
          <table:table-cell table:number-columns-repeated="2"/>
          <table:table-cell office:value-type="string" calcext:value-type="string">
            <text:p>The ParaPhraser Plus corpus 1 is distilled from a database of news headlines, that was kindly provided by the Russian Internet monitoring service, "Webground". Although, the contents of the resources are pretty similar, the data itself in the original ParaPhraser corpus and the ParaPhraser Plus corpus as well as the methodology used to collect the headlines are not the same by any means. It is important to note, however, that ranking model which will be described in the corresponding section was based on the original corpus. The headlines in "Webground" were initially clustered by events over a ten year span, beginning</text:p>
          </table:table-cell>
        </table:table-row>
        <table:table-row table:style-name="ro14">
          <table:table-cell office:value-type="float" office:value="2006.09719" calcext:value-type="float">
            <text:p>2006.09719</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and PPDB: The paraphrase database. pages 758–764.</text:p>
          </table:table-cell>
        </table:table-row>
        <table:table-row table:style-name="ro11">
          <table:table-cell office:value-type="float" office:value="2006.09719" calcext:value-type="float">
            <text:p>2006.09719</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3: Generation scores on the test set of each dataset for different train sizes.</text:p>
          </table:table-cell>
        </table:table-row>
        <table:table-row table:style-name="ro1">
          <table:table-cell office:value-type="float" office:value="2006.09719" calcext:value-type="float">
            <text:p>2006.0971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o test our initial hypothesis we conduct a paraphrase generation experiment on two datasets: Opusparcus and our ParaPhraser Plus.</text:p>
          </table:table-cell>
        </table:table-row>
        <table:table-row table:style-name="ro2">
          <table:table-cell office:value-type="float" office:value="2006.09719" calcext:value-type="float">
            <text:p>2006.0971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both corpora, we could see that our model is not reaching human parity yet, having 47.7 and 38.4 of (Machine + Tie) user preference for Opusparcus and ParaPhraser datasets re spectively. Some examples of the produced paraphrases can be seen below (translated into English):</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Paraphrase identiﬁcation inspired a set of NLP competitions within SemEval conferences in 2012, 2013, 2015 and 2016, so that baseline decisions and their improvements were worked out for English. There also exist several well-known manually annotated paraphrase datasets for English: Microsoft Paraphrase (Dolan and Brockett, 2005), Quora Question Pairs and MS COCO (Lin et al., 2014).</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We perform experiments on the above mentioned datasets, and report, both qualitative and quantitative results of our approach. As can be seen in Table 3 which demonstrates the quantitative results, there is a strong correlation between the size of the training set, selected from top N samples, and the ﬁnal score of the model. We also perform a qualitative analysis by sampling 100 examples of the original phrase, reference and our 2m</text:p>
          </table:table-cell>
        </table:table-row>
        <table:table-row table:style-name="ro8">
          <table:table-cell office:value-type="float" office:value="2006.09719" calcext:value-type="float">
            <text:p>2006.09719</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As pointed out in (Vaswani et al., 2017), the attention heads in the transformer model can be found very useful in learning grammatical, syntactical, morphological and semantical behavior in the language, which is essential in paraphrase generation. Such results are being achieved thanks to the fact that input vectors are connected to every other via the attention mechanism, thus allowing the network to learn complex rephrasing dependencies. Moreover, contrary to recurrent neural networks, a transformer can be trained in parallel. For both datasets, Opusparcus and ParaPhraser Plus, we used the same set of model hyperparameters: 4 layers in the encoder and decoder with 8 heads of attention. In addition, we added a Dropout of p = 0.3. The models were trained until convergence with the Adam optimizer using a scaled learning rate, as proposed by the authors of the original Transformer</text:p>
          </table:table-cell>
        </table:table-row>
        <table:table-row table:style-name="ro2">
          <table:table-cell office:value-type="float" office:value="2006.09719" calcext:value-type="float">
            <text:p>2006.09719</text:p>
          </table:table-cell>
          <table:table-cell office:value-type="string" calcext:value-type="string">
            <text:p>dataset, data</text:p>
          </table:table-cell>
          <table:table-cell office:value-type="float" office:value="52" calcext:value-type="float">
            <text:p>52</text:p>
          </table:table-cell>
          <table:table-cell table:number-columns-repeated="2"/>
          <table:table-cell office:value-type="string" calcext:value-type="string">
            <text:p>This study conﬁrms our initial hypothesis that data size restrictions can be effectively resolved with automatically ranked corpora, especially in lowresource languages where large manually annotated datasets are not available. We also present a newly gathered ParaPhraser Plus corpus and results achieved by a transformer model applied to it.</text:p>
          </table:table-cell>
        </table:table-row>
        <table:table-row table:style-name="ro6">
          <table:table-cell office:value-type="float" office:value="2006.09719" calcext:value-type="float">
            <text:p>2006.09719</text:p>
          </table:table-cell>
          <table:table-cell office:value-type="string" calcext:value-type="string">
            <text:p>dataset, data</text:p>
          </table:table-cell>
          <table:table-cell office:value-type="float" office:value="193" calcext:value-type="float">
            <text:p>193</text:p>
          </table:table-cell>
          <table:table-cell table:number-columns-repeated="2"/>
          <table:table-cell office:value-type="string" calcext:value-type="string">
            <text:p>Recent work (Gupta et al., 2018; Fu et al., 2019; Egonmwan and Chali, 2019) provides solid evidence in favour of paraphrase generation by means of seq-2-seq architectures. The main problem, however, is that such systems require signiﬁcant expansion of existing datasets for proper machine learning (Roy and Grangier, 2019). The lack of data still remains the greatest obstacle to the development of a stable generation system which could be lexically rich and insensitive to rare words. E.g., the largest datasets supplied with proper annotation seldom exceed 100K samples in size. The authors of the aforementioned articles claim that any user generated content is valuable even though noisy to a certain extent. We propose a solution which overcomes the given problem, and it is based on the denoising procedure which has recently attracted growing attention. We argue that automatically matched and ranked datasets can be used for paraphrase generation task, especially in low-resource languages, by providing experimental results obtained on the Russian Opusparcus subcorpus and on the novel ParaPhraser Plus corpus.</text:p>
          </table:table-cell>
        </table:table-row>
        <table:table-row table:style-name="ro3">
          <table:table-cell office:value-type="float" office:value="2006.09719" calcext:value-type="float">
            <text:p>2006.09719</text:p>
          </table:table-cell>
          <table:table-cell office:value-type="string" calcext:value-type="string">
            <text:p>dataset, publicly available, data</text:p>
          </table:table-cell>
          <table:table-cell office:value-type="float" office:value="149" calcext:value-type="float">
            <text:p>149</text:p>
          </table:table-cell>
          <table:table-cell table:number-columns-repeated="2"/>
          <table:table-cell office:value-type="string" calcext:value-type="string">
            <text:p>The article is focused on automatic development and ranking of a large corpus for Russian paraphrase generation which proves to be the ﬁrst corpus of such type in Russian computational linguistics. Existing manually annotated paraphrase datasets for Russian are limited to small-sized ParaPhraser corpus and ParaPlag which are suitable for a set of NLP tasks, such as paraphrase and plagiarism detection, sentence similarity and relatedness estimation, etc. Due to size restrictions, these datasets can hardly be applied in end-to-end text generation solutions. Meanwhile, paraphrase generation requires a large amount of training data. In our study we propose a solution to the problem: we collect, rank and evaluate a new publicly available headline paraphrase corpus (ParaPhraser Plus), and then perform text generation experiments with manual evaluation on automatically ranked corpora using the Universal Transformer architecture.</text:p>
          </table:table-cell>
        </table:table-row>
        <table:table-row table:style-name="ro1">
          <table:table-cell office:value-type="float" office:value="2006.09719" calcext:value-type="float">
            <text:p>2006.09719</text:p>
          </table:table-cell>
          <table:table-cell office:value-type="string" calcext:value-type="string">
            <text:p>download</text:p>
          </table:table-cell>
          <table:table-cell office:value-type="float" office:value="3" calcext:value-type="float">
            <text:p>3</text:p>
          </table:table-cell>
          <table:table-cell table:number-columns-repeated="2"/>
          <table:table-cell office:value-type="string" calcext:value-type="string">
            <text:p>http://paraphraser.ru/download/</text:p>
          </table:table-cell>
        </table:table-row>
        <table:table-row table:style-name="ro2">
          <table:table-cell office:value-type="float" office:value="2006.09719" calcext:value-type="float">
            <text:p>2006.09719</text:p>
          </table:table-cell>
          <table:table-cell office:value-type="string" calcext:value-type="string">
            <text:p>open-source</text:p>
          </table:table-cell>
          <table:table-cell office:value-type="float" office:value="46" calcext:value-type="float">
            <text:p>46</text:p>
          </table:table-cell>
          <table:table-cell table:number-columns-repeated="2"/>
          <table:table-cell office:value-type="string" calcext:value-type="string">
            <text:p>Mikhail Burtsev, Alexander Seliverstov, Rafael Airapetyan, Mikhail Arkhipov, Dilyara Baymurzina, Nickolay Bushkov, Olga Gureenkova, Taras Khakhulin, Yurii Kuratov, Denis Kuznetsov, et al. 2018. Deeppavlov: Open-source library for dialogue systems. pages 122–127.</text:p>
          </table:table-cell>
        </table:table-row>
        <table:table-row table:style-name="ro11">
          <table:table-cell office:value-type="float" office:value="2007.14237" calcext:value-type="float">
            <text:p>2007.14237</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Fig. 5: PM4Py code to load a log, apply the alpha miner and visualize a Petri net.</text:p>
          </table:table-cell>
        </table:table-row>
        <table:table-row table:style-name="ro12">
          <table:table-cell office:value-type="float" office:value="2007.14237" calcext:value-type="float">
            <text:p>2007.14237</text:p>
          </table:table-cell>
          <table:table-cell office:value-type="string" calcext:value-type="string">
            <text:p>code, python</text:p>
          </table:table-cell>
          <table:table-cell office:value-type="float" office:value="75" calcext:value-type="float">
            <text:p>75</text:p>
          </table:table-cell>
          <table:table-cell table:number-columns-repeated="2"/>
          <table:table-cell office:value-type="string" calcext:value-type="string">
            <text:p>The contribution described in this paper has been implemented in the Python library PM4Py. The tool can be easily installed in the Python 3.7 environment following the documentation reported on the website. The application of tokenbased replay is performed on an event log and an accepting Petri net. Example code to import a XES ﬁle, apply the alpha miner and then the token-based replay is presented in Fig. 5.</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 Process and Data Science group, Lehrstuhl f¨ur Informatik 9 52074 Aachen, RWTH Aachen University, Germany 2 Fraunhofer Gesellschaft, Institute for Applied Information Technology (FIT), Sankt Augustin, Germany</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erti, A., van der Aalst, W.: Reviving Token-based Replay: Increasing Speed While Improving Diagnostics. Algorithms &amp; Theories for the Analysis of Event Data (ATAED2019) (CEUR 2371) p. 87103 (2019)</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8. van Zelst, S.J., Bolt, A., Hassani, M., van Dongen, B.F., van der Aalst, W.: Online conformance checking: relating event streams to process models using preﬁxalignments. International Journal of Data Science and Analytics 8(3), 269–284 (2019)</text:p>
          </table:table-cell>
        </table:table-row>
        <table:table-row table:style-name="ro15" table:visibility="filter">
          <table:table-cell office:value-type="float" office:value="2007.14237" calcext:value-type="float">
            <text:p>2007.14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van der Aalst, W.: Data science in action (2016) 6. van der Aalst, W., Adriansyah, A., van Dongen, B.: Replaying history on process models for conformance checking and performance analysis. Wiley Interdisciplinary Reviews: Data Mining and Knowledge Discovery 2(2), 182–192 (2012)</text:p>
          </table:table-cell>
        </table:table-row>
        <table:table-row table:style-name="ro14" table:visibility="filter">
          <table:table-cell office:value-type="float" office:value="2007.14237" calcext:value-type="float">
            <text:p>2007.1423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A class (e.g. for (2), 0 for ﬁt traces, 1 for unﬁt traces; for (4), 0 for traces not containing the activity, 1 for traces containing it) is assigned to each case. – A machine learning algorithm is applied to learn a representation of the data.</text:p>
          </table:table-cell>
        </table:table-row>
        <table:table-row table:style-name="ro5" table:visibility="filter">
          <table:table-cell office:value-type="float" office:value="2007.14237" calcext:value-type="float">
            <text:p>2007.14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22. Leemans, S.J., Fahland, D., van der Aalst, W.: Scalable process discovery and conformance checking. Software &amp; Systems Modeling 17(2), 599–631 (2018) 23. Mart´ınez, J.: A simple and fast algorithm to obtain all invariants of a generalised Petri net. In: Application and Theory of Petri nets, pp. 301–310. Springer (1982) 24. de Medeiros, A.K.A., Weijters, A.J., van der Aalst, W.: Genetic process mining: an experimental evaluation. Data Mining and Knowledge Discovery 14(2), 245–304 (2007)</text:p>
          </table:table-cell>
        </table:table-row>
        <table:table-row table:style-name="ro5">
          <table:table-cell office:value-type="float" office:value="2007.14237" calcext:value-type="float">
            <text:p>2007.14237</text:p>
          </table:table-cell>
          <table:table-cell office:value-type="string" calcext:value-type="string">
            <text:p>data, data repository</text:p>
          </table:table-cell>
          <table:table-cell office:value-type="float" office:value="14" calcext:value-type="float">
            <text:p>14</text:p>
          </table:table-cell>
          <table:table-cell table:number-columns-repeated="2"/>
          <table:table-cell office:value-type="string" calcext:value-type="string">
            <text:p>6 The logs are available at the URL https://data.4tu.nl/repository/collection:event log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By transforming the log into a matrix of numeric features, interoperability is kept across a wide set of machine learning classiﬁcation algorithms (e.g. decision trees, random forests, deep learning methods). Within our implementation, decision trees are used to get a description of the diﬀerences between the two classes. The decision tree in our approach was trained on the entire dataset, since the goal is to obtain some discrimination rules between the two classes. This framework permits to answer to the following question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Table 1: Performance of the diﬀerent replay approaches on real-life logs and models extracted by the inductive miner. The ﬁrst columns contain some features of the log. The middle columns compare ITBR with ABR. In the rightmost columns, the performance of the BTBR, AFA and REABR approaches (BTBR was unable to analyze two of the datasets) are included. Cases Variants T.ITBR T.ABR T.BTBR T.AFA T.REABR Log 1104 repairEx 100 reviewing 42995 bpic2017(oﬀer) 1434 receipt 150370 roadtraﬃc Billing 100000 bpic2017(application) 31509 43809 bpic2018 251734 bpic2019</text:p>
          </table:table-cell>
        </table:table-row>
        <table:table-row table:style-name="ro12">
          <table:table-cell office:value-type="float" office:value="2007.14237" calcext:value-type="float">
            <text:p>2007.14237</text:p>
          </table:table-cell>
          <table:table-cell office:value-type="string" calcext:value-type="string">
            <text:p>provide implementation</text:p>
          </table:table-cell>
          <table:table-cell office:value-type="float" office:value="49" calcext:value-type="float">
            <text:p>49</text:p>
          </table:table-cell>
          <table:table-cell table:number-columns-repeated="2"/>
          <table:table-cell office:value-type="string" calcext:value-type="string">
            <text:p>We hope that this will trigger a revival of token-based replay, a technique that seemed abandoned in recent years. Especially when dealing with large logs, complex models, and real-time applications, the ﬂexible tradeoﬀ between quality and speed provided by our implementation is beneﬁcial.</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78" calcext:value-type="float">
            <text:p>78</text:p>
          </table:table-cell>
          <table:table-cell table:number-columns-repeated="2"/>
          <table:table-cell office:value-type="string" calcext:value-type="string">
            <text:p>In this section, the improved token-based replay (ITBR) is assessed, looking at the speed and the output of the replay, against the alignment-based approach on Petri nets (ABR) and the other considered approaches. Tests contained in Table 1 are performed on real-life logs that can be retrieved from the 4TU log repository6. The tests have been done on an Intel I7-5500U powered computer with 16 GB DDR4 RAM.</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83" calcext:value-type="float">
            <text:p>83</text:p>
          </table:table-cell>
          <table:table-cell table:number-columns-repeated="2"/>
          <table:table-cell office:value-type="string" calcext:value-type="string">
            <text:p>1. Post-ﬁx caching: a post-ﬁx is the ﬁnal part of a case. During the replay of a case, the couple marking+post-ﬁx is saved in a dictionary along with the list of transitions enabled from that point to reach the ﬁnal marking of the model. For the next replayed cases, if one of them reaches exactly a marking + post-ﬁx setting saved in the dictionary, the ﬁnal part of the replay is retrieved from the dictionary.</text:p>
          </table:table-cell>
        </table:table-row>
        <table:table-row table:style-name="ro38">
          <table:table-cell office:value-type="float" office:value="2007.14237" calcext:value-type="float">
            <text:p>2007.14237</text:p>
          </table:table-cell>
          <table:table-cell office:value-type="string" calcext:value-type="string">
            <text:p>retrieve</text:p>
          </table:table-cell>
          <table:table-cell office:value-type="float" office:value="241" calcext:value-type="float">
            <text:p>241</text:p>
          </table:table-cell>
          <table:table-cell table:number-columns-repeated="2"/>
          <table:table-cell office:value-type="string" calcext:value-type="string">
            <text:p>are in the log are missing according to the model, while some transitions have ﬁtness issues. After doing the token-based replay enabling the local information retrieval, and applying the duration diagnostics.diagnose from trans ﬁtness function to the log and the transitions ﬁtness object, it can be seen that transition T06 Determine necessity of stop advice is executed in an unﬁt way in 521 cases. For the cases where this transition is enabled according to the model the median throughput time is around 20 minutes, while in the cases where this transition is executed in an unﬁt way the median throughput time is 1.2 days. So, the throughput time of unﬁt cases is 146 times higher in median than the throughput time of ﬁt cases. Activities of the log that are not in the model are likely to make the throughput time of the process higher since they are executed rarely. In our implementation, applying the duration diagnostics.diagnose from notexisting activities method, the median execution time of cases containing these activities can be retrieved and compared with the median execution time of cases that do not contain them (that is 20 minutes). Taking into account the activity T12 Check document X request unlicensed, it is contained in 44 cases, which median throughput time is 6.9 days (505 times higher than the standard).</text:p>
          </table:table-cell>
        </table:table-row>
        <table:table-row table:style-name="ro41">
          <table:table-cell office:value-type="float" office:value="2007.14237" calcext:value-type="float">
            <text:p>2007.14237</text:p>
          </table:table-cell>
          <table:table-cell office:value-type="string" calcext:value-type="string">
            <text:p>retrieve</text:p>
          </table:table-cell>
          <table:table-cell office:value-type="float" office:value="327" calcext:value-type="float">
            <text:p>327</text:p>
          </table:table-cell>
          <table:table-cell table:number-columns-repeated="2"/>
          <table:table-cell office:value-type="string" calcext:value-type="string">
            <text:p>At the start of the replay, it is assumed that the tokens in the initial marking are inserted by the environment, increasing p accordingly (for example, if the initial marking consists of one token in one place, then the replay starts with p = 1). The replay operation considers, in order, the activities of the trace. In each step, the set of enabled transitions in the current marking is retrieved. If there is a transition corresponding to the current activity, then it is ﬁred, a number of tokens equal to the sum of the input arcs is added to c, and a number of tokens equal to the sum of the output arcs is added to p. If there is not a transition corresponding to the current activity enabled in the current marking, then a transition in the model corresponding to the activity is searched (if there are duplicate corresponding transitions, then [33] provides an algorithm to choose between them). Since the transition could not ﬁre in the current marking, the marking is modiﬁed by inserting the token(s) needed to enable it, and m is increased accordingly. At the end of the replay, if the ﬁnal marking is reached, it is assumed that the environment consumes the tokens from the ﬁnal marking, and c is increased accordingly. If the marking reached after the replay of the trace is diﬀerent from the ﬁnal marking, then missing tokens are inserted and remaining tokens r are set accordingly. The following relations hold during the replay: c ≤ p + m and m ≤ c. The relation p + m = c + r holds at the end of the replay. A ﬁtness value can be deﬁned for a trace and for the log.</text:p>
          </table:table-cell>
        </table:table-row>
        <table:table-row table:style-name="ro41">
          <table:table-cell office:value-type="float" office:value="2008.02016" calcext:value-type="float">
            <text:p>2008.02016</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a routing service to be used in cases of natural and manmade disasters. It ﬁrst optimizes on measures of survivability, and only then on travel time. Topological routes give higher preference to factors such as simplicity or efﬁciency. Duckham and Kulik [2] proposed a routing algorithm for simple routes that are easy to describe and execute, while Ganti et al. [5] presented a fuel-efﬁcient routing algorithm. Among all approaches to routing, only personalized routes take into account the preferences of individual users. Letchner et al. [10] introduced the concept of an individual inefﬁciency ratio (r) – which is the degree to which a particular user deviates from the fastest route – to fulﬁl personal preferences. It is based upon a large dataset of personal GPS traces. This technique suggests routes by optimizing for the preferred ratio “r” of the user. Delling et al. [1] proposed a routing algorithm that creates routes based upon a user’s preferences for speed level, type of road, and number and type of turns. While there has been extensive research into simple routing strategies, as well as recent research into personalized routing, we argue that the diverse needs of users cannot be satisﬁed with routing techniques that exploit only the passive preferences of the user. Users of nonautonomous vehicles can always optimize the suggested route based upon their current needs, but such interventions become problematic in the context of autonomous vehicles where active control is passed from the user to the vehicle itself. Hence, we propose a routing approach that considers these active elements and improves upon them.</text:p>
          </table:table-cell>
        </table:table-row>
        <table:table-row table:style-name="ro11" table:visibility="filter">
          <table:table-cell office:value-type="float" office:value="2008.09438" calcext:value-type="float">
            <text:p>2008.09438</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verage data payload size L is given b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M/G/1/K queuing model, data packets are to Poisson arrival produced according process. Packets arriving at finite-size queu buffer accomodating K packets follow a</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the literature, traffic flow is analyzed by experimental data (Daganzo, 1997; Button, 1993) which refers to flow and averaged velocity of vehicles as function of the vehicular densit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zanakaki, A., Anastasopoulos, M.P. and Simeonidou, D. (2019) ‘Converged Optical, and Data Center Network Wireless, Infrastructures for 5G Services’, Opt. Communication Network, Vol.11, pp. A111A122.</text:p>
          </table:table-cell>
        </table:table-row>
        <table:table-row table:style-name="ro15" table:visibility="filter">
          <table:table-cell office:value-type="float" office:value="2008.09438" calcext:value-type="float">
            <text:p>2008.0943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be utilized permanently scan for signals from avaliable access points (AP) and report the real-time traffic conditions signal and data (e.g. data captured dissemination latency, roadway congestion levels) and also to enable drivers and on board-passengers with permanently enhanced safety and entertaintment.</text:p>
          </table:table-cell>
        </table:table-row>
        <table:table-row table:style-name="ro25" table:visibility="filter">
          <table:table-cell office:value-type="float" office:value="2008.09438" calcext:value-type="float">
            <text:p>2008.09438</text:p>
          </table:table-cell>
          <table:table-cell office:value-type="string" calcext:value-type="string">
            <text:p>data</text:p>
          </table:table-cell>
          <table:table-cell office:value-type="float" office:value="225" calcext:value-type="float">
            <text:p>225</text:p>
          </table:table-cell>
          <table:table-cell table:number-columns-repeated="2"/>
          <table:table-cell office:value-type="string" calcext:value-type="string">
            <text:p>Abstract: Vehicle-to-infrastructure and vehicle-tovehicle communications has been introduced to provide high rate Internet connectivity to vehicles to meet the ubiquitous coverage and increasing high-data rate internet and multimedia demands by utilizing the 802.11 access points (APs) used along the roadside. In order to evaluate the performance of vehicular networks over WLAN, in this paper, investigate the transmisison and network we performance of vehicles that pass through AP by condidering contention nature of vehicles over 802.11 WLANs. Firstly, we derived an analytical traffic model to obtain the number of vehicles under transmision range of an AP. Then, incorporating vehicle traffic model with Markov chain model and for arrival packets, M/G/1/K queuing system, we developed a model evaluating the performance of DCF mechanism with an optimal retransmission number. Based on traffic model, we also derived the probability of mean arrival rate  to AP. A distinctive aspect of our work is that it incorporates both vehicular traffic model and backoff procedure with M/G/1/K queuing model to investigate the impact of various traffic load conditions and system parameters on the vehicular network system. Based on our model, we show that the delay and througput performance of the system reduces with the increasing vehicle velocity due to optimal retransmision number m,</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2.1 Benchmark Overview</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BTestABTestABTest2 BONGARD-LOGO Benchmark</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11" calcext:value-type="float">
            <text:p>11</text:p>
          </table:table-cell>
          <table:table-cell table:number-columns-repeated="2"/>
          <table:table-cell office:value-type="string" calcext:value-type="string">
            <text:p>BONGARD-LOGO: A New Benchmark for Human-Level Concept Learning and Reasoning</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49] D. Teney, P. Wang, J. Cao, L. Liu, C. Shen, and A. v. d. Hengel, “V-prom: A benchmark for</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6" calcext:value-type="float">
            <text:p>46</text:p>
          </table:table-cell>
          <table:table-cell table:number-columns-repeated="2"/>
          <table:table-cell office:value-type="string" calcext:value-type="string">
            <text:p>[42] A. Bakhtin, L. van der Maaten, J. Johnson, L. Gustafson, and R. Girshick, “Phyre: A new benchmark for physical reasoning,” in Advances in Neural Information Processing Systems, pp. 5083–5094, 2019.</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76" calcext:value-type="float">
            <text:p>76</text:p>
          </table:table-cell>
          <table:table-cell table:number-columns-repeated="2"/>
          <table:table-cell office:value-type="string" calcext:value-type="string">
            <text:p>Our work created a new visual concept learning benchmark inspired by the Bongard problems. Our preliminary evaluations have illustrated a considerable gap between human cognition and machine recognition, highlighting the shortcomings of existing pattern recognition methods. In Machine Learning and Computer Vision, we have witnessed the integral role of standardized benchmarks [1, 2] in promoting the development of new AI algorithms. We would encourage future work to develop</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Basic shape test set This test set (BA) includes 480 basic shape problems. We randomly sample 480 basic shape problems in which the concept corresponds to recognizing a composition of two shapes. As each basic shape concept only appears once in our benchmark, we ensure that the basic shape test set shares no common concept with the training set. This test set is designed to examine a model’s ability to generalize towards novel composition of basic shape concepts.</text:p>
          </table:table-cell>
        </table:table-row>
        <table:table-row table:style-name="ro9">
          <table:table-cell office:value-type="float" office:value="2010.00763" calcext:value-type="float">
            <text:p>2010.00763</text:p>
          </table:table-cell>
          <table:table-cell office:value-type="string" calcext:value-type="string">
            <text:p>benchmark</text:p>
          </table:table-cell>
          <table:table-cell office:value-type="float" office:value="102" calcext:value-type="float">
            <text:p>102</text:p>
          </table:table-cell>
          <table:table-cell table:number-columns-repeated="2"/>
          <table:table-cell office:value-type="string" calcext:value-type="string">
            <text:p>Table 3 shows the training and test of Meta-Baseline-PS on BONGARD-LOGO, along with the results of SOTA baseline approaches and human subjects. We can see that Meta-Baseline-PS largely outperforms all the SOTA baselines. It demonstrates that incorporating symbolic information into neural networks improves the overall performance, conﬁrming the great potential of neuro-symbolic methods on tackling the BONGARD-LOGO benchmark. However, by realizing that there is still a large gap between Meta-Baseline-PS and human performance, we leave the exploration of more advanced neuro-symbolic approaches to tackle the challenge of our benchmark, as the future work.</text:p>
          </table:table-cell>
        </table:table-row>
        <table:table-row table:style-name="ro4">
          <table:table-cell office:value-type="float" office:value="2010.00763" calcext:value-type="float">
            <text:p>2010.00763</text:p>
          </table:table-cell>
          <table:table-cell office:value-type="string" calcext:value-type="string">
            <text:p>benchmark</text:p>
          </table:table-cell>
          <table:table-cell office:value-type="float" office:value="103" calcext:value-type="float">
            <text:p>103</text:p>
          </table:table-cell>
          <table:table-cell table:number-columns-repeated="2"/>
          <table:table-cell office:value-type="string" calcext:value-type="string">
            <text:p>Incorporating Symbolic Information for Better Performance Since there is a signiﬁcant gap between model and human performance in our benchmark, as shown in Table 1, we have discussed the potential of neuro-symbolic approaches to close the gap in Section 5. Here we move one step forward towards a hybrid model and show some preliminary results of incorporating the symbolic information into neural networks. The basic idea is to replace the MoCo pre-training in Meta-Baseline-MoCo with the pre-training of a program synthesis task. We call the new model Meta-Baseline-PS, which stands for Meta-Baseline based on program synthesis.</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55" calcext:value-type="float">
            <text:p>155</text:p>
          </table:table-cell>
          <table:table-cell table:number-columns-repeated="2"/>
          <table:table-cell office:value-type="string" calcext:value-type="string">
            <text:p>We developed the BONGARD-LOGO benchmark that shares the same purposes as the original BPs for human-level visual concept learning and reasoning. Meanwhile, it contains a large quantity of 12,000 problems and transforms concept learning into a few-shot binary classiﬁcation problem. Figure 1 shows some examples in BONGARD-LOGO. For example, in Figure 1c, set A contains six image patterns which are all convex shapes and, set B contains six image patterns which are all concave shapes. The task is to judge whether the pattern in the test image matches the concept (e.g., convex vs concave) induced by the set A or not. As the same concept might lead to vastly different patterns, a successful model must have the ability to identify the concept that distinguishes A and B. The problems in BONGARD-LOGO belong to three types based on the concept categories:</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164" calcext:value-type="float">
            <text:p>164</text:p>
          </table:table-cell>
          <table:table-cell table:number-columns-repeated="2"/>
          <table:table-cell office:value-type="string" calcext:value-type="string">
            <text:p>Figure 1: Three types of problems in BONGARD-LOGO, where (a) the free-form shape concept is a sequence of six action strokes forming an “ice cream cone”-like shape, (b) the basic shape concept is a combination of “fan”-like shape and “trapezoid”, (c) the abstract shape concept is “convex”. In each problem, set A contains six images that satisfy the concept, and set B contains six images that violate the concept. We also show two test images (left: positive, right: negative) to form a binary classiﬁcation task. All the underlying concepts in our benchmark are solely based on shape strokes, categories and attributes, such as convexity, triangle, symmetry, etc. We do not distinguish concepts by the shape size, orientation and position, or relative distance of two shap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1" calcext:value-type="float">
            <text:p>171</text:p>
          </table:table-cell>
          <table:table-cell table:number-columns-repeated="2"/>
          <table:table-cell office:value-type="string" calcext:value-type="string">
            <text:p>In our experiments, we formulate this task as a few-shot concept learning problem [4, 5] and tackle it with the state-of-the-art meta-learning [19–23] and abstract reasoning [17] algorithms. We ﬁnd that all the models have signiﬁcantly fallen short of human-level performances. This large performance gap between machine and human implies a failure of today’s pattern recognition systems in capturing the core properties of human cognition. We perform both ablation studies and systematic analysis of the failure modes in different learning-based approaches. For example, the ability of learning to learn might be crucial for generalizing well to new concepts, as meta-learning methods largely outperform other approaches in our benchmark. Besides, each type of meta-learning methods has its preferred generalization tasks, according to their different performances on our test sets. Finally, we discuss potential research frontiers of building computational architectures for high-level visual cognition, driven by tackling the BONGARD-LOGO challenge.</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75" calcext:value-type="float">
            <text:p>175</text:p>
          </table:table-cell>
          <table:table-cell table:number-columns-repeated="2"/>
          <table:table-cell office:value-type="string" calcext:value-type="string">
            <text:p>This property is compliant with the so-called “one object, many views” in human cognition [10, 26], where the existence and meaning of an object concept depend on the human understanding. Inspired by the original BPs, our benchmark contains a large number of the above examples that require context-dependent perception: P (X, C), where C is the context to which an object X belongs. It does not make sense to infer the concept from X alone, as there is a need for contextual information that lies outside of X. By contrast, most current pattern recognition models are implicitly context-free. For example, the image classiﬁcation models take a single cat image and output a cat label, without referring to any other image as context. They assume that there exist objects in reality outside of any understanding, and the goal is to ﬁnd the unique correct description [15]. Therefore, the perception</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6" calcext:value-type="float">
            <text:p>176</text:p>
          </table:table-cell>
          <table:table-cell table:number-columns-repeated="2"/>
          <table:table-cell office:value-type="string" calcext:value-type="string">
            <text:p>The use of action programs to generate shapes has several beneﬁts: First, with action programs, we can easily generate arbitrary shapes and precisely control the shape variation in a human-interpretable way. For example, in the generation of free-form shapes, we randomly perturb one command in the ground-truth action programs to construct a similar-looking and challenging negative set. Second, the ground-truth action programs provide useful supervision in guiding symbolic reasoning in the action space. It has a great potential of promoting future methods that use the symbolic stimuli, such as neuro-symbolic AI. Note that there exists a "one-to-many" relationship between the action program and shape pattern: an action program uniquely determines a shape pattern while the same shape pattern may have multiple correct action programs that can generate it. Please see Appendix C for our preliminary results of incorporating symbolic information into neural networks for better performance. More importantly, although our benchmark has an inﬁnite vocabulary of shape pattern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83" calcext:value-type="float">
            <text:p>183</text:p>
          </table:table-cell>
          <table:table-cell table:number-columns-repeated="2"/>
          <table:table-cell office:value-type="string" calcext:value-type="string">
            <text:p>RF4 [12] is an ILP system where the images are hand-coded into logical formulas. Phaeaco [39] is an exemplar BP solver that implements the FARG concept architecture [10]. [13] proposes to translate visual features into a formal language with which the solver applies Bayesian inference for concept induction. However, these methods require a substantial amount of domain knowledge and do not offer complete solutions to original BPs, making them infeasible for our benchmark which consists of tens of thousands of problems. In contrast, [24] is the ﬁrst work to show the usefulness of deep learning methods for solving BPs by using a pre-trained feature extracting neural network. All these results motivate the development of hybrid concept learning systems that integrate deep learning with symbolic reasoning, which have attracted much attention recently [40, 41]. The hybrid systems can offer great potential in combining the representational power of neural networks with the generalization power of symbolic operations for tackling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192" calcext:value-type="float">
            <text:p>192</text:p>
          </table:table-cell>
          <table:table-cell table:number-columns-repeated="2"/>
          <table:table-cell office:value-type="string" calcext:value-type="string">
            <text:p>Besides, most meta-learning models perform much better on the basic shape problems than on the abstract shape problems. This phenomenon is consistent with the human experience, as it takes a much longer time for humans to ﬁnish a latter task. How to improve the combinatorial generalization or extrapolation of abstract concepts in our benchmark remains a challenge for these models. We also observe that each type of meta-learning methods has its preferred generalization tasks, according to their different behaviors on test sets. For example, the memory-based method (i.e., SNAIL) seems to try its best to perform well on abstract shape problems by sacriﬁcing its performance in the free-form shape and basic shape problems. The metric-based method (i.e., ProtoNet) performs similarly to Meta-Baselines and better than memory-based and optimization-based methods. Lastly, the optimization-based methods (i.e., MetaOptNet and ANIL) tend to have a larger gap between training and test accuracies. These distinguishable behaviors on our benchmark provide a way of quantifying the potential advantages of a meta-learning method in different use cas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95" calcext:value-type="float">
            <text:p>195</text:p>
          </table:table-cell>
          <table:table-cell table:number-columns-repeated="2"/>
          <table:table-cell office:value-type="string" calcext:value-type="string">
            <text:p>Basic shape problems The other 4,000 problems in our benchmark are designed for the basic shape concepts, where the shapes are associated with 627 human-designed shape categories of large variation. The concept corresponds to recognizing one shape category or a composition of two shape categories presented in the shape patterns. Similar to the free-form shape problems, each problem has a unique basic shape concept. One important property of these problems is to test the analogy-making perception (see Section 2.2) where, for example, zigzag is an important feature in free-form shapes but a nuisance in basic shape problems. Figure 1b illustrate an instance of basic shape problems, where all six images in the positive set have the concept: a combination of “fan”-like shape and “trapezoid”, while all six images in the negative set are other different combinations of two shapes. Note that positive images in Figure 1b may have zigzagged lines or lines formed by a set of circles (i.e., different stroke types), but they all share the same basic shape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02" calcext:value-type="float">
            <text:p>202</text:p>
          </table:table-cell>
          <table:table-cell table:number-columns-repeated="2"/>
          <table:table-cell office:value-type="string" calcext:value-type="string">
            <text:p>Many problems in our benchmark require an analogy-making perception. Figure 1b shows an example where the underlying concept includes trapezoid, even if some trapezoids have no straight lines. Instead, they are a set of circles or zigzags that form a conceptual shape of trapezoid. Importantly, this may not be just an issue of noise or nuisance, because when we tackle the task, we trade off some concepts for other concepts. On one hand, we have circles or zigzags as a meaningful structure for the underlying concept of free-form problems. That is, we strictly distinguish a circle shape from a triangle shape, or a zigzagged line from a straight line in free-form problems. On the other hand, we trade off a set of triangles or zigzags for a trapezoid (Figure 1b) in the basic shape problems, and trade off a set of circles for a convex concept (Figure 1c) in the abstract attribute problems. A model with analogy-making perception will precisely know when a representation is crucial for the concept and when it has to be traded off for other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20" calcext:value-type="float">
            <text:p>220</text:p>
          </table:table-cell>
          <table:table-cell table:number-columns-repeated="2"/>
          <table:table-cell office:value-type="string" calcext:value-type="string">
            <text:p>To simplify the process, we use only two classes of base actions: line and arc. As each base action has three arguments: moving type, moving length and moving angle, an action is depicted by a function: [action_name]([moving_type], [moving_length], [moving_angle]), as shown in Figure 2c. Speciﬁcally for the above arguments, there are ﬁve moving types, including normal, zigzag, triangle, circle, and square. For instance, normal means the line or arc is perfectly straight or curved, zigzag means the line or arc is of the zigzagged-style and triangle means the line or arc is formed by a set of triangles. Besides, both moving length and moving angle are normalized into the range of [0, 1], where 0 and 1 correspond to the minimal and maximal values, respectively. Depending on varying lengths of action programs, different combinations of these base actions form visually distinct shapes. Our benchmark contains different types of shapes, as discussed in Section 2.1, each of which requires a separate procedure in the LOGO language to generate, and we leave generation details in Appendix A.</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225" calcext:value-type="float">
            <text:p>225</text:p>
          </table:table-cell>
          <table:table-cell table:number-columns-repeated="2"/>
          <table:table-cell office:value-type="string" calcext:value-type="string">
            <text:p>?? line(zigzag, 0.500, 0.500), <text:s/>arc(square, 0.625, 0.750), <text:s/>line(square, 0.500, 0.750), <text:s/>line(square, 0.500, 0.333), <text:s/>arc(square, 0.583, 0.750), <text:s/>line(normal, 0.500, 0.750)line(triangle, 0.707, 0.500), arc(circle, 0.398, 0.875), line(normal, 0.707, 0.875), arc(normal, 0.648, 0.080)line(triangle, 0.400, 0.500), line(normal, 1.000, 0.750), line(circle, 0.400, 0.750), arc(zigzag, 0.750, 0.500) line(normal, 1.000, 0.500), line(circle, 0.583, 0.664), line(square, 0.583, 0.672), line(triangle, 1.000, 0.664), line(zigzag, 0.583, 0.836), line(square, 0.583, 0.328)in the conventional context-free models is a one-to-one mapping from any object X to its unique one representation P (X). This may account for the inefﬁcacy of current pattern recognition models, founded on the premise of context-free perception, in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230" calcext:value-type="float">
            <text:p>230</text:p>
          </table:table-cell>
          <table:table-cell table:number-columns-repeated="2"/>
          <table:table-cell office:value-type="string" calcext:value-type="string">
            <text:p>We report the test accuracy (Acc) of different methods on each of the four test sets respectively, and compare the results to the human performance in Table 1. We put the experiment setup for training these methods to Appendix C, and the results are averaged across three different runs. To show the human performance on our benchmark, we choose 12 human subjects to test on randomly sampled 20 problems from each test set. Note that for human evaluation, we do not differentiate test set (CM) and test set (NV) and thus report only one score on them, as humans essentially perform the same kind of new abstract discovery on both of the two test sets. To familiarize the human subjects with BONGARD-LOGO problems, we describe each problem type and provide detailed instructions on how to solve these problems. It normally takes 30-60 minutes for human subjects to fully digest the instructions. Depending on the total time that a human subject spends on digesting instructions and completing all tasks, we have split 12 human subjects into two evenly distributed groups: Human (Expert) who well understand and carefully follow the instructions, and Human (Amateur) who quickly skim the instructions or do not follow them at all.</text:p>
          </table:table-cell>
        </table:table-row>
        <table:table-row table:style-name="ro34">
          <table:table-cell office:value-type="float" office:value="2010.00763" calcext:value-type="float">
            <text:p>2010.00763</text:p>
          </table:table-cell>
          <table:table-cell office:value-type="string" calcext:value-type="string">
            <text:p>benchmark</text:p>
          </table:table-cell>
          <table:table-cell office:value-type="float" office:value="266" calcext:value-type="float">
            <text:p>266</text:p>
          </table:table-cell>
          <table:table-cell table:number-columns-repeated="2"/>
          <table:table-cell office:value-type="string" calcext:value-type="string">
            <text:p>Abstract reasoning benchmarks In addition to popular machine perception benchmarks that focus on categorization and detection [1, 2], there have been previous efforts in creating new benchmarks for abstract reasoning, including compositional visual question answering [7], physical reasoning [42–44], mathematics problems [45], and general artiﬁcial intelligence [46]. Most relevant to our benchmark, the Raven-style Progressive Matrices (RPMs) [47], a well-known human IQ, have inspired researchers to design new abstract reasoning benchmarks [17, 48]. Our benchmark is complementary to RPMs: RPMs focus on relational concepts (such as progression, XOR, etc.) while BONGARD-LOGO problems focus on object concepts (such as stroke types, abstract attributes, etc.). In RPMs, the relational concepts come from a small set of ﬁve relations [17]. In our benchmark, the object concepts can vary arbitrarily with procedural generation. Recently, [49] has proposed V-RPM that extends RPMs to real images. As V-PROM is a real image version of RPMs, it differs from our benchmark in the similar ways described above. Therefore, in contrast to RPMs where automated pattern recognition models have achieved competitive performances [50, 17], our BONGARD-LOGO benchmark has posed a greater challenge to current models due to its fundamental shift towards more human-like (i.e., context-based, analogy-making, few-shot with inﬁnite vocabulary) visual cognition.</text:p>
          </table:table-cell>
        </table:table-row>
        <table:table-row table:style-name="ro5" table:visibility="filter">
          <table:table-cell office:value-type="float" office:value="2010.00763" calcext:value-type="float">
            <text:p>2010.0076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Concept learning and Bongard problem solvers Concept learning methods concern about transforming sensory observations [37] and experiences [38] into abstract concepts, which serve as the building blocks of understanding and reasoning. A rich and structured representation of concepts is programs [3, 25] that model the generative process of observed data in an analysis-by-synthesis framework. Program-based (or rule-based) methods have been applied to tackle BPs [12, 39, 13].</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scientist, invented a collection of one hundred human-designed visual recognition tasks, now named the Bongard Problems (BPs) [11], to demonstrate the gap between high-level human cognition and computerized pattern recognition. Several attempts have been made in tackling the BPs with classic AI tools [12, 13], but to date we have yet to see a method capable of solving a substantial portion of the problem set. BPs demand a high-level of concept learning and reasoning that is goal-oriented, context-dependent, and analogical [14], challenging the objectivism (e.g., image classiﬁcation by hyperplanes) embraced by traditional pattern recognition approaches [14, 15]. Therefore, they have been long known in the AI research community as an inspirational challenge for visual cognition. However, the original BPs are not amenable to today’s data-driven visual recognition techniques, as this problem set is too small to train the state-of-the-art machine learning methods.</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ew-shot learning and meta-learning The goal of few-shot learning is to learn a new task (e.g., recognizing new object categories) from a small amount of training data. Pioneer works have approached it with Bayesian inference [33] and metric learning [34]. A rising trend is to formulate few-shot learning as meta-learning [4, 5]. These methods can be categorized into three families: 1) memory-based methods, e.g., a variant of MANN [30] and SNAIL [19], 2) metric-based methods, e.g., Matching Networks [35] and ProtoNet [20], and 3) optimization-based methods, e.g., MAML [5], MetaOptNet [21] and ANIL [22]. Recent work [23, 28] has achieved competitive or even better performances on few-shot image recognition benchmarks [3, 36] with a simple pre-training baseline than advanced meta-learning algorithms. It also sheds light on a rethinking of few-shot image classiﬁcation benchmarks and the associated role of meta-learning algorithms.</text:p>
          </table:table-cell>
        </table:table-row>
        <table:table-row table:style-name="ro8">
          <table:table-cell office:value-type="float" office:value="2010.00763" calcext:value-type="float">
            <text:p>2010.00763</text:p>
          </table:table-cell>
          <table:table-cell office:value-type="string" calcext:value-type="string">
            <text:p>data, benchmark</text:p>
          </table:table-cell>
          <table:table-cell office:value-type="float" office:value="158" calcext:value-type="float">
            <text:p>158</text:p>
          </table:table-cell>
          <table:table-cell table:number-columns-repeated="2"/>
          <table:table-cell office:value-type="string" calcext:value-type="string">
            <text:p>From a machine learning perspective, we can have multi-faceted interpretations of the BPs. Pioneer studies cast it as an inductive logic programming (ILP) problem [12] and a concept communication problem [13]. These two formulations typically require a signiﬁcant amount of hand-engineering to deﬁne the logic rules or the language grammars, limiting their broad applicability. A more general and learning-oriented view of this problem is to cast it as a few-shot learning problem (as ﬁrst mentioned in [24]), where the goal is to efﬁciently learn the concept from a handful of image examples. We are most interested in this formulation, as it requires the minimum amount of manual speciﬁcation and likely leads to more generic approaches. In the next, we introduce our benchmark that inherits the properties of human cognition while being compatible with modern data-driven learning tools.</text:p>
          </table:table-cell>
        </table:table-row>
        <table:table-row table:style-name="ro24">
          <table:table-cell office:value-type="float" office:value="2010.00763" calcext:value-type="float">
            <text:p>2010.00763</text:p>
          </table:table-cell>
          <table:table-cell office:value-type="string" calcext:value-type="string">
            <text:p>data, benchmark</text:p>
          </table:table-cell>
          <table:table-cell office:value-type="float" office:value="160" calcext:value-type="float">
            <text:p>160</text:p>
          </table:table-cell>
          <table:table-cell table:number-columns-repeated="2"/>
          <table:table-cell office:value-type="string" calcext:value-type="string">
            <text:p>new visual cognition algorithms towards human-level visual concept learning and reasoning. We envision our benchmark to serve as a driving force for research on context-dependent and analogical perception beyond standard visual recognition. We believe that endowing machine perception with the abilities to learn and reason in a human-like way is an essential step towards building robust and reliable AI systems in the wild. It could potentially lead to more human-interpretable AI systems and address concerns about ethics and fairness arising from today’s data-driven learning systems that inherit or augment the biases in training data. A potential risk of our new benchmark is that it might skew research towards highly customized methods without much applicability for more general concept learning and reasoning. We encourage researchers to develop new algorithms for our benchmark from the ﬁrst principles and avoid highly customized solutions, to retain the generality and broad applicability of the resultant algorithms.</text:p>
          </table:table-cell>
        </table:table-row>
        <table:table-row table:style-name="ro41">
          <table:table-cell office:value-type="float" office:value="2010.00763" calcext:value-type="float">
            <text:p>2010.00763</text:p>
          </table:table-cell>
          <table:table-cell office:value-type="string" calcext:value-type="string">
            <text:p>data, benchmark</text:p>
          </table:table-cell>
          <table:table-cell office:value-type="float" office:value="246" calcext:value-type="float">
            <text:p>246</text:p>
          </table:table-cell>
          <table:table-cell table:number-columns-repeated="2"/>
          <table:table-cell office:value-type="string" calcext:value-type="string">
            <text:p>Humans have an inherent ability to learn novel concepts from only a few samples and generalize these concepts to different situations. Even though today’s machine learning models excel with a plethora of training data on standard recognition tasks, a considerable gap exists between machine-level pattern recognition and human-level concept learning. To narrow this gap, the Bongard problems (BPs) were introduced as an inspirational challenge for visual cognition in intelligent systems. Despite new advances in representation learning and learning to learn, BPs remain a daunting challenge for modern AI. Inspired by the original one hundred BPs, we propose a new benchmark BONGARD-LOGO for human-level concept learning and reasoning. We develop a program-guided generation technique to produce a large set of human-interpretable visual cognition problems in actionoriented LOGO language. Our benchmark captures three core properties of human cognition: 1) context-dependent perception, in which the same object may have disparate interpretations given different contexts; 2) analogy-making perception, in which some meaningful concepts are traded off for other meaningful concepts; and 3) perception with a few samples but inﬁnite vocabulary. In experiments, we show that the state-of-the-art deep learning methods perform substantially worse than human subjects, implying that they fail to capture core human cognition properties. Finally, we discuss research directions towards a general architecture for visual reasoning to tackle this benchmark.</text:p>
          </table:table-cell>
        </table:table-row>
        <table:table-row table:style-name="ro46">
          <table:table-cell office:value-type="float" office:value="2010.00763" calcext:value-type="float">
            <text:p>2010.00763</text:p>
          </table:table-cell>
          <table:table-cell office:value-type="string" calcext:value-type="string">
            <text:p>data, data https, open-source data, code, data repository, github</text:p>
          </table:table-cell>
          <table:table-cell office:value-type="float" office:value="21" calcext:value-type="float">
            <text:p>21</text:p>
          </table:table-cell>
          <table:table-cell table:number-columns-repeated="2"/>
          <table:table-cell office:value-type="string" calcext:value-type="string">
            <text:p>We have open-sourced the procedural generation code and data of BONGARD-LOGO in the following GitHub repository: https://github.com/NVlabs/Bongard-LOGO.</text:p>
          </table:table-cell>
        </table:table-row>
        <table:table-row table:style-name="ro1">
          <table:table-cell office:value-type="float" office:value="2010.00763" calcext:value-type="float">
            <text:p>2010.00763</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1] J. Deng, W. Dong, R. Socher, L.-J. Li, K. Li, and L. Fei-Fei, “Imagenet: A large-scale hierarchical image database,” in 2009 IEEE conference on computer vision and pattern recognition, pp. 248–255, IEEE, 2009.</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48] C. Zhang, F. Gao, B. Jia, Y. Zhu, and S.-C. Zhu, “Raven: A dataset for relational and analogical visual reasoning,” in Proceedings of the IEEE Conference on Computer Vision and Pattern Recognition, pp. 5317–5327,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inﬁnite vocabulary forbids a few-shot learner from memorizing geometrical arrangements in a dataset rather than developing an ability to conceptualize. This property is consistent with practical observations of human visual cognition that infer concepts from a few examples and generalize them to vastly different situations [3, 25].</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18] E. Triantaﬁllou, T. Zhu, V. Dumoulin, P. Lamblin, U. Evci, K. Xu, R. Goroshin, C. Gelada, K. Swersky, P.-A. Manzagol, et al., “Meta-dataset: A dataset of datasets for learning to learn from few examples,” arXiv preprint arXiv:1903.03096,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7] J. Johnson, B. Hariharan, L. van der Maaten, L. Fei-Fei, C. Lawrence Zitnick, and R. Girshick, “Clevr: A diagnostic dataset for compositional language and elementary visual reasoning,” in Proceedings of the IEEE Conference on Computer Vision and Pattern Recognition, pp. 2901– 2910, 2017.</text:p>
          </table:table-cell>
        </table:table-row>
        <table:table-row table:style-name="ro7">
          <table:table-cell office:value-type="float" office:value="2010.00763" calcext:value-type="float">
            <text:p>2010.00763</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Table 1: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The chance performance is 50%.</text:p>
          </table:table-cell>
        </table:table-row>
        <table:table-row table:style-name="ro9">
          <table:table-cell office:value-type="float" office:value="2010.00763" calcext:value-type="float">
            <text:p>2010.00763</text:p>
          </table:table-cell>
          <table:table-cell office:value-type="string" calcext:value-type="string">
            <text:p>dataset</text:p>
          </table:table-cell>
          <table:table-cell office:value-type="float" office:value="136" calcext:value-type="float">
            <text:p>136</text:p>
          </table:table-cell>
          <table:table-cell table:number-columns-repeated="2"/>
          <table:table-cell office:value-type="string" calcext:value-type="string">
            <text:p>Table 3: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Note that Meta-Baseline-PS means the Meta-Baseline based on program synthesis, which incorporates symbolic information to solve the task. The chance performance is 50%.</text:p>
          </table:table-cell>
        </table:table-row>
        <table:table-row table:style-name="ro6">
          <table:table-cell office:value-type="float" office:value="2010.00763" calcext:value-type="float">
            <text:p>2010.00763</text:p>
          </table:table-cell>
          <table:table-cell office:value-type="string" calcext:value-type="string">
            <text:p>dataset, benchmark</text:p>
          </table:table-cell>
          <table:table-cell office:value-type="float" office:value="171" calcext:value-type="float">
            <text:p>171</text:p>
          </table:table-cell>
          <table:table-cell table:number-columns-repeated="2"/>
          <table:table-cell office:value-type="string" calcext:value-type="string">
            <text:p>Capability of the CNN backbone on our visual stimuli Since the images in our benchmark are black-and-white drawings with ﬁne lines, one may have a concern about whether the "visual recognition" part requires different capabilities from what the state-of-the-art CNN models designed for natural images. To evaluate the capability of the CNN backbone on our visual stimuli, regardless of the concept learning and reasoning aspects, we train a standard supervised recognition task with a training set of the visual inputs sampled from our benchmark. In particular, we train two separate binary attribute classiﬁers for convex and have_two_parts, respectively, using the same ResNet-15 backbone as in the paper. With each dataset of randomly sampled 14K positive and 14K negative samples, the model achieved the near-perfect train/test accuracies 98.7%/97.0% on convex and 98.0%/97.1% on have_two_parts. These results demonstrate that the CNN backbone is capable of processing the visual stimuli of our BONGARD-LOGO tasks.</text:p>
          </table:table-cell>
        </table:table-row>
        <table:table-row table:style-name="ro37">
          <table:table-cell office:value-type="float" office:value="2010.00763" calcext:value-type="float">
            <text:p>2010.00763</text:p>
          </table:table-cell>
          <table:table-cell office:value-type="string" calcext:value-type="string">
            <text:p>dataset, benchmark</text:p>
          </table:table-cell>
          <table:table-cell office:value-type="float" office:value="196" calcext:value-type="float">
            <text:p>196</text:p>
          </table:table-cell>
          <table:table-cell table:number-columns-repeated="2"/>
          <table:table-cell office:value-type="string" calcext:value-type="string">
            <text:p>In this work, we introduce BONGARD-LOGO, a new benchmark for human-level visual concept learning and reasoning, directly inspired by the design principles behind the BPs. This new benchmark consists of 12,000 problem instances. The large scale of the benchmark makes it digestible by advanced machine learning methods in modern AI. To enable the scalable generation of Bongard-style problems, we develop a program-guided shape generation technique to produce human-interpretable visual pattern recognition problems in action-oriented LOGO language [16], where each visual pattern is generated by executing a sequence of program instructions. These problems are designed to capture the key properties of human cognition exhibited in original BPs, including 1) context-dependent perception, in which the same object may have fundamentally different interpretations given different contexts; 2) analogy-making perception, in which some meaningful concepts are traded off for other meaningful concepts; and 3) perception with a few samples but inﬁnite vocabulary. These three properties together distinguish our benchmark from previous concept learning datasets that centered around standard recognition tasks [3, 7, 17, 18].</text:p>
          </table:table-cell>
        </table:table-row>
        <table:table-row table:style-name="ro3">
          <table:table-cell office:value-type="float" office:value="2010.00763" calcext:value-type="float">
            <text:p>2010.00763</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Human visual cognition, a key feature of human intelligence, reﬂects the ability to learn new concepts from a few examples and use the acquired concepts in diverse ways. In recent years, deep learning approaches have achieved tremendous success on standard visual recognition benchmarks [1, 2]. In contrast to human concept learning, data-driven approaches to machine perception have to be trained on massive datasets and their abilities to reuse acquired concepts in new situations are bounded by the training data [3]. For this reason, researchers in cognitive science and artiﬁcial intelligence (AI) have attempted to bridge the chasm between human-level visual cognition and machine-based pattern recognition. The hope is to develop the next generation of computing paradigms that capture innate abilities of humans in visual concept learning and reasoning, such as few-shot learning [4, 5], compositional reasoning [6, 7], and symbolic abstraction [8, 9].</text:p>
          </table:table-cell>
        </table:table-row>
        <table:table-row table:style-name="ro38">
          <table:table-cell office:value-type="float" office:value="2010.00763" calcext:value-type="float">
            <text:p>2010.00763</text:p>
          </table:table-cell>
          <table:table-cell office:value-type="string" calcext:value-type="string">
            <text:p>dataset, data, benchmark</text:p>
          </table:table-cell>
          <table:table-cell office:value-type="float" office:value="197" calcext:value-type="float">
            <text:p>197</text:p>
          </table:table-cell>
          <table:table-cell table:number-columns-repeated="2"/>
          <table:table-cell office:value-type="string" calcext:value-type="string">
            <text:p>We introduced a new visual cognition benchmark that emphasizes concept learning and reasoning. Our benchmark, named BONGARD-LOGO, is inspired by the original BPs [11] that were carefully designed in the 1960s for demonstrating the chasms between human visual cognition and computerized pattern recognition. In a similar vein as the original one hundred BPs, our benchmark aims for a new form of human-like perception that is context-dependent, analogical, and few-shot of inﬁnite vocabulary. To fuel research towards new computational architectures that give rise to such human-like perception, we develop a program-guided problem generation technique that enables us to produce a large-scale dataset of 12K human-interpretable problems, making it digestible by data-driven learning methods to date. Our empirical evaluation of the state-of-the-art visual recognition methods has indicated a considerable gap between machine and human performance on this benchmark. It opens the door to many research questions: What types of inductive biases would beneﬁt concept learning models? Are deep neural networks the ultimate key to human-like visual cognition? How is the Bongard-style visual reasoning connected to semantics and pragmatics in natural language?</text:p>
          </table:table-cell>
        </table:table-row>
        <table:table-row table:style-name="ro11">
          <table:table-cell office:value-type="float" office:value="2010.00763" calcext:value-type="float">
            <text:p>2010.00763</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4] S. Kharagorgiev, “Solving bongard problems with deep learning,” k10v.github.io, 2020.</text:p>
          </table:table-cell>
        </table:table-row>
        <table:table-row table:style-name="ro11">
          <table:table-cell office:value-type="float" office:value="2010.05725" calcext:value-type="float">
            <text:p>2010.0572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2The R code used to run the model was glm(accuracy ∼</text:p>
          </table:table-cell>
        </table:table-row>
        <table:table-row table:style-name="ro14" table:visibility="filter">
          <table:table-cell office:value-type="float" office:value="2010.05725" calcext:value-type="float">
            <text:p>2010.0572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assive no Mod.Passive w/ Short Mod.Passive w/ Long Mod.3103010031030100310301000.000.250.500.751.00# Exposures in Training Data (log scale)AccuracymodelngramlstmactionLstmrnngArgument Structure: InvarianceFew-Shot Learning</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ctive, InfinitivalActive, Past TenseactionLstmlstmngramrnng31030100310301000.000.250.500.751.000.000.250.500.751.000.000.250.500.751.000.000.250.500.751.00# Exposures in Training Data (log scale)Accuracysyn_catIntransTransArgument Structure: Active ContextsPassive no Mod.Passive w/ Short Mod.Passive w/ Long Mod.actionLstmlstmngramrnng3103010031030100310301000.000.250.500.751.000.000.250.500.751.000.000.250.500.751.000.000.250.500.751.00# Exposures in Training Data (log scale)Accuracysyn_catIntransTransArgument Structure: Transformed Contextstransf−longmodtransf−modtransf−nomodactionLstmlstmngramrnng3103010031030100310301000.000.250.500.751.000.000.250.500.751.000.000.250.500.751.000.000.250.500.751.00Training Frequency (Log Scale)Accuracysyn_catIntransTransArgument Structure: Invarianceverb, as in the ungrammatical sentence *What is the pig and the cat eating?</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Overall, these results indicate that all models are capable of making grammatical generalizations based on minimal exposure with a token, and capa Figure 2: Results from the novel word learning experiments for Base Contexts (left) and Transformed Contexts (right). Results are averaged across singular and plural nouns. Points represent by-exposure bucket means, with 95% binomial conﬁdence intervals. Smooth lines are results of logistic regression model ﬁts on the raw data.</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nominal number breakdown for base contexts can be seen in Figure 5, with accuracy scores for singular nouns (NN) in red and plural nouns NNS) in teal. Over all, models tended to show higher accuracy scores for singular nouns, which indicates the presence of a singular bias. Interestingly, the ActionLSTM and the RNNG are capable of overcoming the singular bias when presented with sufﬁcient data, however the LSTM remains equally biased for tokens seen 2 and 100 times in training.</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terestingly, the LSTM model shows a decrease in accuracy in our Past Tense test as words grow more frequent in the training data. We hypothesized that this is because high-frequency tokens ending in “-ed” are more likely to be used in pas Figure 3: Results from the few shot learning experiments for active contexts (left) and transformed, passive, contexts (right). Points represent mean accuracy for each exposure and error bars are 95% binomial conﬁdence intervals. Lines show logistic regression ﬁts from the raw data, with standard errors.</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No ModifierPP ModifierRC ModifieractionLstmlstmngramrnng3103010031030100310301000.000.250.500.751.000.000.250.500.751.000.000.250.500.751.000.000.250.500.751.00# Exposures in Training Data (log scale)Accuracysyn_catNNNNSNominal Number: Base ContextsPolar QuestionPolar Question w/ ModifieractionLstmlstmngramrnng31030100310301000.000.250.500.751.000.000.250.500.751.000.000.250.500.751.000.000.250.500.751.00# Exposures in Training Data (log scale)Accuracysyn_catNNNNSNominal Number: Transformed Contextsaccuracy and x-axis the number of times each word appears during training, on a log-10 scale. Smooth lines are results of logistic regression model ﬁts on the raw data, with shaded regions indicating standard error. Dark blue lines show model performance averaged between the two conditions (these are the same ﬁts that appear in charts in the main body of the paper).</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results for this experiment can be seen in Figure 2, in the left panels. This is the same presentational paradigm we will use for all results in this paper: the y-axis is the model’s accuracy, pooled across performance on singular and plural nouns, and the x-axis is the model’s exposure for each token—the number of times it occurs during training. The scale of the x-axis is log-transformed. Points represent mean accuracy for each exposure bucket and error bars are 95% binomial conﬁdence intervals. Lines show logistic regression ﬁts from the raw data, with standard errors.</text:p>
          </table:table-cell>
        </table:table-row>
        <table:table-row table:style-name="ro21" table:visibility="filter">
          <table:table-cell office:value-type="float" office:value="2010.05725" calcext:value-type="float">
            <text:p>2010.05725</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sive voice, where they occur without a direct object. Models that lack POS disambiguation, would erroneously come to expect these tokens to occur without an object, even when they are being used in active voice, which explains why we do not see the trend for inﬁnitival tests, nor for the supervised models which predict POS tags. We conﬁrmed our hypothesis with two follow-up statistical tests: We found a positive correlation between a token’s frequency and the percentage of time it is used in passive voice in the training data (cor = 0.39; p &lt; 0.001). And we ran a statistical model looking at the effect of passive usage on accuracy, ﬁnding a positive effect for the two supervised models and a negative effect for the LSTM (p &lt; 0.001 in all cases).4</text:p>
          </table:table-cell>
        </table:table-row>
        <table:table-row table:style-name="ro29" table:visibility="filter">
          <table:table-cell office:value-type="float" office:value="2010.05725" calcext:value-type="float">
            <text:p>2010.0572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data presented here are consistent with the hypothesis from (Jumelet et al., 2019). When models receive scant evidence of a token’s syntactic properties in training, they assume that it belongs to a “base” category, which is singular for nouns and transitive for verbs. Thus, models are more accurate for singular nouns and transitive verbs seen rarely in training. As the model receives more evidence that a token is not in the base category, its predictions ﬂip. Hence, gains in overall-accuracy tend to come from models learning the proper agreement for non-base tokens (plural nouns and intransitive verbs). Generally, these effects are stronger for nominal number learning, and stronger for structurally supervised models than for the LSTM, which is consistent with the ﬁndings presented in the main body of the text.</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plural (nominal number) and whether a verb is transitive or intransitive (verbal argument structure). We assess whether a model is able to make different predictions based on number or argument structure in a simple active voice base context. We then assess whether models are able to make similar distinctions in a transformed context—passive voice for verbs and polar questions for nouns. In the transformed contexts, we test models with tokens that occur only in the base context during training. (As a control, we also test verbal passive voice with tokens that occur in the passive voice in the training data to establish that models have learned the proper syntactic rules for this context.) For models to succeed in the transformed contexts they must represent syntactic features in a way that is invariant to the speciﬁc realization of those features in terms of word co-occurrences in different constructions. For each grammatical feature, we introduce a suite of novel targeted test sentences, similar to those presented in Marvin and Linzen (2018).</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summary of our results can be seen in Table 1, with few-shot learning outcomes in colored cells on the left, and the effect of structural supervision on the right. The results from experiments that assess syntactic invariance are on the bottom, below the line break. This table makes it clear that all neural models are capable of making syntactic generalizations about a token from minimal exposure during training. Although model accuracy is reduced for tests that assess syntactic invariance, all neural models show at least a moderate ability to generalize across syntactic transformations. Furthermore, Table 1 shows that syntactic invariance is enhanced in structurally supervised models. Interestingly, both ActionLSTM and RNNG have access to syntactic information, but the comparison in Table 1 indicates that RNNG can leverage that information more effectively to produce syntactic invariance. Therefore we suggest that RNNG’s improved performance does not come from the mere presence of syntactic information in the training and test data, but rather from the fact that it uses syntactic information to structure its computation</text:p>
          </table:table-cell>
        </table:table-row>
        <table:table-row table:style-name="ro35" table:visibility="filter">
          <table:table-cell office:value-type="float" office:value="2010.05725" calcext:value-type="float">
            <text:p>2010.0572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Because these experiments require careful and robust syntactic analysis of the training data, we evaluated models trained on a relatively small, human-annotated corpus. While the small training data poses some limitations when interpreting the results, it makes them more relevant to lowresource NLP applications and suggests that using structurally supervised models can lead to better generalization in a sparse data environment. While sub-word tokenization schemes such as Byte-Pair Encoding (Sennrich et al., 2015) have helped reduce the number of individual lexical items that need to learned, they do not completely eliminate the long tail of sub-word units. Thus, robust fewshot generalization is still an important problem in these environments. It may be that larger amounts of training data support even better few-shot learning and syntactic invariance outcomes. Scaling these carefully-controlled methods to the larger data setting will be an important next step. However, even with the relatively small models tested here, the results support a growing body of evidence that incremental statistical models of language are able to induce many key features of human linguistic competence.</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order to assess the few-shot learning capabilities of neural models in base contexts, we randomly select 20 plural and 20 singular nouns in each exposure bucket and generated test items for each following (1). (In (1) and following examples, ungrammatical sentence variants are marked with a *, which is for presentational purposes only and not included in test items. Underlined portions of the sentences indicate critical regions, whose joint probability was used to calculate accuracy scores.) To test whether models’ representations are impervious to modiﬁcation, we also generate a set of test items with prepositional phrases (PPs) and object relative clauses (ORCs) modifying the head verb, following (2) and (3). In this and all following experiments, sentences are generated using templates and—other than the target token—contain tokens that occur at least 50 times in the training data. As described in 2.1, strength of nominal number feature learning was evaluated by calculating model accuracy, or the proportion of times the models preferred the grammatical variant. (1) Base No Modiﬁer (singular exampl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 ModifierPP ModifierRC Modifier3103010031030100310301000.000.250.500.751.00# Exposures in Training Data (log scale)AccuracymodelngramlstmactionLstmrnngNominal Number: Base ContextsPolar QuestionPolar Question w/ Modifier31030100310301000.000.250.500.751.00# Exposures in Training Data (log scale)AccuracymodelngramlstmactionLstmrnngNominal Number: Transformed Contextsrespectively). Results are similar for the Transformed Modiﬁer experiment. In this case the ngram model is at 0% accuracy for all buckets; this is because it assigns equal probability to the critical region in each condition, which we count as a “failure.” The ActionLSTM displays moderate generalization (4/8 buckets) and the RNNG and LSTM stronger generalization (7/8 and 8/8 buckets respecIn these experiments, the ActionLSTM tively). under-performs compared to the LSTM in the No Modiﬁer experiment (p &lt; 0.001), but the RNNG outperforms it in the Transformed Modiﬁer experiment (p &lt; 0.05). These results indicate that all the neural models are able to leverage information gained in the base contexts to drive expectations in the inverted context, however note that the accuracy scores are lower here than in the base contexts, with no model breaking the 70% accuracy threshold. This may be due to the relatively few number of polar questions in the corpus.</text:p>
          </table:table-cell>
        </table:table-row>
        <table:table-row table:style-name="ro25" table:visibility="filter">
          <table:table-cell office:value-type="float" office:value="2010.05725" calcext:value-type="float">
            <text:p>2010.0572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Previous studies have found that Artiﬁcial Neural Networks (ANNs) are capable of learning some argument structure paradigms and make correct predictions across multiple frames (Kann et al., 2018), however these capabilities remain untested for incremental language models. Much has been written about the ability of ANNs to learn number agreement (Linzen et al., 2016; Gulordava et al., 2018; Giulianelli et al., 2018), including their ability to maintain the dependency across different types of intervening material (Marvin and Linzen, 2018) and with coordinated noun phrases (An et al., 2019). Hu et al. (2020) ﬁnd that model architecture, rather than training data size, may contribute most to performance on number agreement and related tasks. Focusing on RNN models, Lakretz et al. (2019) ﬁnd evidence that number agreement is tracked by speciﬁc “number” units that work in concert with units that carry more general syntactic information like tree depth. Jumelet et al. (2019) argue that when learning dependencies RNNs acquire a default form (which they postulate to be singular and masculine), and predicting a non-default form requires explicit contrary evidence. Our results support their hypothesis. Models are more accurate with singular nouns and transitive verbs seen only a few times in training, behavior that indicates these forms are expected when evidence is spars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the n-gram shows moderate few-shot learning, above chance in 5/8 exposure buckets. All neural models show robust few-shot learning and are above chance in all exposure buckets. We ﬁnd a signiﬁcant effect of structural supervision, with both the ActionLSTM and RNNG outperforming the LSTM model (p &lt; 0.05 and p &lt; 0.001 respectively). The experiments with modiﬁers prove more difﬁcult: In the Base PP experiment, we ﬁnd no few-shot generalization for the n-gram model, weak few-shot generalization for the LSTM (1/8 buckets), moderate generalization for the RNNG (4/8 buckets) and strong generalization for the ActionLSTM (7/8 buckets). In the Base RC experiments we ﬁnd a similar pattern: No generalization for the n-gram (0/8 buckets), weak generalization for the LSTM (2/8 buckets), but stronger generalization for the two structurally supervised models (6/8 and 7/8 buckets for the RNNG and ActionLSTM respectively). For these two experiments, we ﬁnd an effect of structural supervision on accuracy, with both the ActionLSTM and RNNG out-performing the LSTM (p &lt; 0.001 except for the RNNG RCModiﬁer where p &lt; 0.05). Our results are generally in line with those presented in Marvin and Linzen (2018), who ﬁnd performance in the 50-60% accuracy range for number agreement across PP and RC modiﬁers. Some studies, such as Lakretz et al. (2019) ﬁnd higher performance performance on a similar task; we attribute these differences to the relative size of the training data.</text:p>
          </table:table-cell>
        </table:table-row>
        <table:table-row table:style-name="ro40" table:visibility="filter">
          <table:table-cell office:value-type="float" office:value="2010.05725" calcext:value-type="float">
            <text:p>2010.05725</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 Because there were so few verbs in our training data that occurred only in active verbal frames, error estimates are larger for this experiment and the results are somewhat less consistent. Despite this, it is clear that in the No Modiﬁer and Short Modiﬁer tests, all the neural models show moderate accuracy outcomes, indicating that their learned representations are at least somewhat invariant to syntactic information.</text:p>
          </table:table-cell>
        </table:table-row>
        <table:table-row table:style-name="ro47" table:visibility="filter">
          <table:table-cell office:value-type="float" office:value="2010.05725" calcext:value-type="float">
            <text:p>2010.0572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Active, InfinitivalActive, Past Tense31030100310301000.000.250.500.751.00# Exposures in Training Data (log scale)AccuracymodelngramlstmactionLstmrnngArgument Structure: Active ContextsPassive no Mod.Passive w/ Short Mod.Passive w/ Long Mod.3103010031030100310301000.000.250.500.751.00# Exposures in Training Data (log scale)AccuracymodelngramlstmactionLstmrnngArgument Structure: Transformed Contextstraining. In order for models to achieve higher than 50% accuracy, they must learn the co-variation between direct objects in the active voice and passive nominal subjects in the passive voice, even for verbs which they have only seen in the active voice. 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text:p>
          </table:table-cell>
        </table:table-row>
        <table:table-row table:style-name="ro4">
          <table:table-cell office:value-type="float" office:value="2010.05725" calcext:value-type="float">
            <text:p>2010.05725</text:p>
          </table:table-cell>
          <table:table-cell office:value-type="string" calcext:value-type="string">
            <text:p>data available, data, data https</text:p>
          </table:table-cell>
          <table:table-cell office:value-type="float" office:value="51" calcext:value-type="float">
            <text:p>51</text:p>
          </table:table-cell>
          <table:table-cell table:number-columns-repeated="2"/>
          <table:table-cell office:value-type="string" calcext:value-type="string">
            <text:p>Recurrent Neural Network language models (Elman, 1990; Hochreiter and Schmidhuber, 1997) have been shown to learn many aspects of natural language syntax including a number of long Miguel conducted this work while at IBM Research Scripts and data for this paper can be found online at</text:p>
          </table:table-cell>
        </table:table-row>
        <table:table-row table:style-name="ro15">
          <table:table-cell office:value-type="float" office:value="2010.05725" calcext:value-type="float">
            <text:p>2010.05725</text:p>
          </table:table-cell>
          <table:table-cell office:value-type="string" calcext:value-type="string">
            <text:p>data, database</text:p>
          </table:table-cell>
          <table:table-cell office:value-type="float" office:value="33" calcext:value-type="float">
            <text:p>33</text:p>
          </table:table-cell>
          <table:table-cell table:number-columns-repeated="2"/>
          <table:table-cell office:value-type="string" calcext:value-type="string">
            <text:p>R Harald Baayen, Richard Piepenbrock, and Leon Gulikers. 1995. The celex lexical database (release 2). Distributed by the Linguistic Data Consortium, University of Pennsylvania.</text:p>
          </table:table-cell>
        </table:table-row>
        <table:table-row table:style-name="ro17">
          <table:table-cell office:value-type="float" office:value="2010.05725" calcext:value-type="float">
            <text:p>2010.05725</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umans can learn structural properties about a word from minimal experience, and deploy their learned syntactic representations uniformly in different grammatical contexts. We assess the ability of modern neural language models to reproduce this behavior in English and evaluate the effect of structural supervision on learning outcomes. First, we assess few-shot learning capabilities by developing controlled experiments that probe models’ syntactic nominal number and verbal argument structure generalizations for tokens seen as few as two times during training. Second, we assess invariance properties of learned representation: the ability of a model to transfer syntactic generalizations from a base context (e.g., a simple declarative active-voice sentence) to a transformed context (e.g., an interrogative sentence). We test four models trained on the same dataset: an n-gram baseline, an LSTM, and two LSTM-variants trained with explicit structural supervision (Dyer et al., 2016; Charniak et al., 2016). We ﬁnd that in most cases, the neural models are able to induce the proper syntactic generalizations after minimal exposure, often from just two examples during training, and that the two structurally supervised models generalize more accurately than the LSTM model. All neural models are able to leverage information learned in base contexts to drive expectations in transformed contexts, indicating that they have learned some invariance properties of syntax.</text:p>
          </table:table-cell>
        </table:table-row>
        <table:table-row table:style-name="ro39">
          <table:table-cell office:value-type="float" office:value="2010.05725" calcext:value-type="float">
            <text:p>2010.05725</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statistics were obtained from a Universal Dependency representation of the dataset, converted from its original phrase structure parse via the Stanford Parser (Schuster and Manning, 2016). Additional argument structure information was collected from the Celex2 dataset (Baayen et al., 1995). n-Gram Baseline We used a 5-gram baseline with modiﬁed Kneser-Ney smoothing trained using SRILM (Stolcke, 2002). 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text:p>
          </table:table-cell>
        </table:table-row>
        <table:table-row table:style-name="ro33">
          <table:table-cell office:value-type="float" office:value="2010.05725" calcext:value-type="float">
            <text:p>2010.05725</text:p>
          </table:table-cell>
          <table:table-cell office:value-type="string" calcext:value-type="string">
            <text:p>dataset</text:p>
          </table:table-cell>
          <table:table-cell office:value-type="float" office:value="349" calcext:value-type="float">
            <text:p>349</text:p>
          </table:table-cell>
          <table:table-cell table:number-columns-repeated="2"/>
          <table:table-cell office:value-type="string" calcext:value-type="string">
            <text:p>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 In this sense, it is an incrementalized version of the Parsing-as-Language The client isThe petitions wereTheNVVtheNThe client is ✔The client are ✘Is the client ✔Are the client ✘Base Context TestsTransformed Context TestsStructure seen in training w/ nounStructure not seen in training w/ nounAccuracy# Occurrences in training dataRapid, few shot generalizationGeneralization, but not few-shotNo learningVThe client seesThe client sawThe petitions see........................Training CorpusNeural Network Language ModelX 40 nouns (20 sg, 20 pl) X 8 exposure “buckets” X 20 items per testModeling conﬁguration presented in Charniak et al. (2016). We refer to this model as the “ActionLSTM” model in the following sections.3</text:p>
          </table:table-cell>
        </table:table-row>
        <table:table-row table:style-name="ro7">
          <table:table-cell office:value-type="float" office:value="2010.05725" calcext:value-type="float">
            <text:p>2010.05725</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All models are trained on sections 2-21 of the Wall Street Journal portion of the Penn Treebank (PTB) (Marcus et al., 1993), which contains ∼1,000,000 tokens of newswire text. While this dataset is relatively small compared to the ones on which neural models were trained in Linzen et al. (2016) and Gulordava et al. (2018), it was imperative that we collect accurate metadata for all tokens in the training data and PTB is one of the largest datasets expertly hand annotated with both syntactic structure and part-of-speech information. Argument structure</text:p>
          </table:table-cell>
        </table:table-row>
        <table:table-row table:style-name="ro11">
          <table:table-cell office:value-type="float" office:value="2010.05725" calcext:value-type="float">
            <text:p>2010.0572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wilcoxeg/fsl invar</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8: MAE on test data of each trained model</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e would like to thank Enerdata organization for allowing us to use the Energy Consumption Data prepared by them.</text:p>
          </table:table-cell>
        </table:table-row>
        <table:table-row table:style-name="ro15" table:visibility="filter">
          <table:table-cell office:value-type="float" office:value="2010.12934" calcext:value-type="float">
            <text:p>2010.1293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Unlike other variants of LSTM, GRU is relatively easier to train and it is little faster than the traditional LSTM. GRU combines the gating functions of input gate j and forget gate f into a single update gate basically the cell state positions are marked by entry points for new data. GRU is used for the exotic concepts like neural GPUs[2].</text:p>
          </table:table-cell>
        </table:table-row>
        <table:table-row table:style-name="ro28" table:visibility="filter">
          <table:table-cell office:value-type="float" office:value="2010.12934" calcext:value-type="float">
            <text:p>2010.12934</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data used in this paper was collected and prepared by Enerdata organization [14]. The data originally contains yearly electricity domestic consumption (in T W h) for 61 entities (including countries, continents and unions) from the year 1990 to 2019. This paper focuses mainly on G-20 members, which includes : Argentina, Australia, Brazil, Canada, China, France, Germany, India, Indonesia, Italy, Japan, South Korea, Mexico, Russia, Saudi Arabia, South Africa, Turkey, United Kingdom, United States, European Union. Among all G-20 members, 19 are the countries and one is the European Union.</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Forecasting the actual amount of electricity with respect to the need/demand of the load is always been a challenging task for each power plants based generating stations. Due to uncertain demand of electricity at receiving end of station causes several challenges such as: reduction in performance parameters of generating and receiving end stations, minimization in revenue, increases the jeopardize for the utility to predict the future energy need for a company etc. With this issues, the precise forecasting of load at the receiving end station is very consequential parameter to establish the impeccable balance between supply and demand chain. In this paper, the load forecasting of G-20 members have been performed utilizing the Recurrent Neural Network coupled with sliding window approach for data generation. During the experimentation we have achieved Mean Absolute Test Error of 16.2193 TWh using LSTM.</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n addition to different windows sizes, we also experimented with LSTM, GRU, Bidirectional-LSTM and Conv-LSTM. Models based on LSTM, GRU and Bidirectional-LSTM has two recurrent layers stacked each with 36 units followed by a dense layer. First two layers have ReLU as an activation function while, last has linear activation function which simply gives the activation values without applying any additional computation. Conv-LSTM based model has similar architecture except it has 64 ﬁlters in ﬁrst two layers followed by the ﬂatten layer which simply ﬂattens the previous layer’s output so, it can be fed to the last dense layer. All of the models were trained for the maximum of 200 epochs with Adam[15] as an optimizer (having the slow learning rate of 0.001) and huber as the loss function. Fig. 8 shows the MAE (Mean Absolute Error) achieved by each of the models for the different window sizes for the test data.</text:p>
          </table:table-cell>
        </table:table-row>
        <table:table-row table:style-name="ro15">
          <table:table-cell office:value-type="float" office:value="2010.12934" calcext:value-type="float">
            <text:p>2010.12934</text:p>
          </table:table-cell>
          <table:table-cell office:value-type="string" calcext:value-type="string">
            <text:p>data, data https</text:p>
          </table:table-cell>
          <table:table-cell office:value-type="float" office:value="4" calcext:value-type="float">
            <text:p>4</text:p>
          </table:table-cell>
          <table:table-cell table:number-columns-repeated="2"/>
          <table:table-cell office:value-type="string" calcext:value-type="string">
            <text:p>time series data.</text:p>
          </table:table-cell>
        </table:table-row>
        <table:table-row table:style-name="ro15">
          <table:table-cell office:value-type="float" office:value="2010.12934" calcext:value-type="float">
            <text:p>2010.12934</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14] World Power consumption |Electricity consumption |Enerdata. https://yearbook.enerdata.net/electricity/electricity-domestic-consumption-data.html,</text:p>
          </table:table-cell>
        </table:table-row>
        <table:table-row table:style-name="ro11">
          <table:table-cell office:value-type="float" office:value="2010.12934" calcext:value-type="float">
            <text:p>2010.1293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4 Dataset used</text:p>
          </table:table-cell>
        </table:table-row>
        <table:table-row table:style-name="ro24">
          <table:table-cell office:value-type="float" office:value="2010.12934" calcext:value-type="float">
            <text:p>2010.12934</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Recurrent neural networks can process the data sequence of any arbitrary size. In light of the fact that we have less data, sliding window approach can be used to train the recurrent model. Sliding window approach provides N timesteps and expect the model to predict (N + 1)th timestep. This approach can give us large amount of training data compared to raw training data at the cost of data repetition. This way model can learn trend from previous values in the chosen window size, for instance window size 4 will give previous 4 years data and will expect the model to predict value of the 5th year. Fig. 7 shows the demonstration of sliding window on the time-series data. As seen in the ﬁgure, N values are given as an input to the model while, (N + 1)th value is the target value. Window is shifted one by one after creating each training instance. We created the new datasets with various window sizes in the range 3 − 7 while, keeping the data of the years 2016 − 2019 reserved for the testing purpose.</text:p>
          </table:table-cell>
        </table:table-row>
        <table:table-row table:style-name="ro24">
          <table:table-cell office:value-type="float" office:value="2012.00057" calcext:value-type="float">
            <text:p>2012.00057</text:p>
          </table:table-cell>
          <table:table-cell office:value-type="string" calcext:value-type="string">
            <text:p>code available, dataset, code, publicly available</text:p>
          </table:table-cell>
          <table:table-cell office:value-type="float" office:value="140" calcext:value-type="float">
            <text:p>140</text:p>
          </table:table-cell>
          <table:table-cell table:number-columns-repeated="2"/>
          <table:table-cell office:value-type="string" calcext:value-type="string">
            <text:p>Our key contribution is a 2D and 3D pseudo-label generation method, allowing object detectors and segmentors to be ﬁne-tuned self-supervised. Our method assumes an embodied agent with a pre-trained 2D object detector, a depth sensor, and approximate knowledge of its egomotion. We show that ﬁne-tuning with labels generated by our method signiﬁcantly improves the performance of the pre-trained detector in challenging indoor and outdoor datasets. Adding weak supervision further increases performance. Moreover, we can learn object detectors for novel categories given weak supervision. Additionally, we show that our selfsupervised 3D detector outperforms a state-of-the-art selfsupervised 3D detection method by a large margin, while achieving performance comparable to a fully supervised model with the same architecture. We have made our code publicly available to facilitate future research 1.</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mbodied Data Collection</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1. Data Collection Detail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45] Sudheendra Vijayanarasimhan and Kristen Grauman. Largescale live active learning: Training object detectors with crawled data and crowds. In CVPR, 2011.</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4] Charles R. Qi, Wei Liu, Chenxia Wu, Hao Su, and Leonidas J Guibas. Frustum pointnets for 3d object detection from rgb-d data. In CVPR, 2018.</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56] Barret Zoph, Ekin D. Cubuk, Golnaz Ghiasi, Tsung-Yi Lin, Jonathon Shlens, and Quoc V. Le. Learning data augmentation strategies for object detection. In ECCV, 2020.</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4. Pseudo-label accuracy with pose noise in the Replica training set. We show that actuation noise weakens the data collection, yet our method is still able to produce pseudo-labels that are better than the pre-trained detectors’ prediction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able 9. Pseudo-label accuracy with pose noise on the CARLA training set. We show that actuation noise weakens the data collection, yet our method is still able to produce pseudo-labels that are better than the pre-trained detector’s predictions.</text:p>
          </table:table-cell>
        </table:table-row>
        <table:table-row table:style-name="ro15"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e consider an embodied agent equipped with a pretrained object detector, a depth sensor, and approximate egomotion information. Data collection proceeds in objectcentric episodes. Episodes broadly have two stages: localizing a random object, then collecting N view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8] Angel Chang, Angela Dai, Thomas Funkhouser, Maciej Halber, Matthias Niessner, Manolis Savva, Shuran Song, Andy Zeng, and Yinda Zhang. Matterport3d: Learning from rgb-d data in indoor environments. In 3DV, 2017.</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an we train a 3D object detector self-supervised without any ground truth data? To answer this question, we compare the two versions of frustum PointNet: one trained on SbM’s self-supervised 3D and 2D labels (Figure 7), and the other trained on ground truth 3D and 2D labels. We also compare our method with the semi-supervised LDLS [46] method. The experiments are conducted in CARLA.</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hile visual recognition systems trained on large internet data have shown great advancements, they still require a lot of additional human annotations to work well on novel domains, unusual poses, or heavy occlusion conditions. Motivated by how humans learn, we push for an active agent that can move in the environment, discover objects, and generate its own pseudo-labels for selfsupervision. In both indoor and outdoor settings, we show</text:p>
          </table:table-cell>
        </table:table-row>
        <table:table-row table:style-name="ro28" table:visibility="filter">
          <table:table-cell office:value-type="float" office:value="2012.00057" calcext:value-type="float">
            <text:p>2012.0005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We propose a method for an embodied agent to improve its 2D and 3D object detection in unseen environments, assuming only a pre-trained 2D object detector, a depth sen Figure 2. Seeing by Moving (SbM). We use conﬁdent detections of a pre-trained 2D object detector to guide self-supervised multi-view data collection and pseudo-label generation. Our 3D segmentation module segment the detected objects in 3D using aggregated RGB-D images. The 2D and 3D detectors ﬁne-tuned on the pseudo-labels perform better on unseen test scenes.</text:p>
          </table:table-cell>
        </table:table-row>
        <table:table-row table:style-name="ro4" table:visibility="filter">
          <table:table-cell office:value-type="float" office:value="2012.00057" calcext:value-type="float">
            <text:p>2012.00057</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Signiﬁcant improvements have been made in the accuracy and reliability of 2D and 3D visual recognition systems [28]. However, recent works [7, 33] show that current detectors are less likely to recognize an object correctly under occlusions and uncommon viewpoints. Advances in active visual learning [9, 10, 53] have focused on efﬁcient data collection techniques, so that the detector adapts to new scenes and views after ﬁne-tuning on the collected data. However, these approaches require either ground truth 3D segmentation of the environment or 2D human annotations of the images (in addition to a pre-trained detector).</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3D Detection Training We compute 3D boxes to encapsulate the 3D segmentations, to match the training format of modern 3D object detectors. Speciﬁcally, we compute the height of the box with a min and max on the vertical dimension of the foreground, then project down to a ﬂoor plane, and compute a minimum area rectangle to obtain the width, depth and rotation about the vertical axis. We then train a standard object detector on this data from random initialization. Our experiments show that this simple self-supervision scheme outperforms a state-of-the-art self-supervised 3D detection method by a large margin and achieves performance comparable to a supervised detector with the same architecture.</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Embodiment Embodied agents can move and interact with their environment through a physical apparatus. 3D simulators have been an important part of modelling embodiment in a virtual setting. Many of the environments are photo-realistic reconstructions of indoor [42, 3, 51, 8] and outdoor [12, 16] scenes, and provide 3D ground truth labels for objects. These simulated environments have been used to study tasks such as visual navigation and exploration [10, 18, 15], visual question answering [11], tracking [19], and object recognition [9, 53]. In our work, we use a simulated embodied agent to discover objects and collect diverse posed data for ﬁne-tuning a detector.</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Car1Car2TruckBedChairCouchTVBusthat our method signiﬁcantly improves the performance of a pre-trained detector in test environments. Moreover, we show that our method can be used to train a 3D detector without any human-provided 3D annotations. Our experiments with simple exploration policies and realistic actuation noise show promising results for real-world conditions. We believe that active visual learning remains an important problem for future work. Our method assumes that the pretrained detector makes correct high-conﬁdence predictions for at least some of the available views. When this assumption does not hold (and the model makes high-conﬁdence incorrect predictions), the pseudo-labels are likely to be corrupted with bad information, leading to ineffective selfsupervision. It may be helpful to use contextual or commonsense cues to improve recognition or to ﬁnd unusual objects [44]. Finally, while we try to imitate real-world situations through our problem design and realistic simulators, applying this method on real-world data is a direct avenue for future research.</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method for an embodied agent to improve its 2D and 3D object detection in test environments, assuming only a pretrained 2D object detector, a depth sensor, and approximate egomotion. We show robustness to realistic actuation noise as well. Active agents typically encounter novel objects in their environment. Our weakly supervised method can generate pseudo-labels for them that can be used to successfully train object detectors with signiﬁcantly less human annotations. Our method provides a robust unsupervised way to obtain pseudo-labels for 3D detection and segmentation. The detector improvement procedure has three phases: (1) Data collection: randomly move in the environment to collect observations and occasional high-conﬁdence detections, then plan paths to collect diverse posed RGB-D images of the detected objects; (2) 3D segmentation: segment the detected objects in 3D using aggregated RGB-D images, and then re-project that segmentation to form 2D pseudolabels in all views; (3) Detector improvement: ﬁne-tune the pre-trained detector on the pseudo-labels.</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We introduce a “Seeing by Moving” (SbM) framework, which removes the bottleneck of expensive human annotations, by driving the annotation process with the agent itself. An overview of our framework is shown in Figure 2. In the data collection stage, we take advantage of the classiﬁer head in a pre-trained object detector, which has high conﬁdence when the object is viewed unoccluded in a common pose. The conﬁdence values of the pre-trained detector serve as a cue to help us select good views of objects in the agent’s environment. Although the conﬁdence of a detector is not always well-calibrated with its accuracy, we are able to maintain high precision by setting a strict conﬁdence threshold (see supp. for more details). In the pseudo-label generation stage, we propagate the high-conﬁdence detections from “easy” views to “hard” views. We then ﬁne-tune the 2D object detector using generated pseudo-labels. We demonstrate large improvements in both indoor and outdoor benchmarks. Additionally, we train a 3D detector from scratch using the pseudo-labels. Experimental results are discussed in Section 4.</text:p>
          </table:table-cell>
        </table:table-row>
        <table:table-row table:style-name="ro46" table:visibility="filter">
          <table:table-cell office:value-type="float" office:value="2012.00057" calcext:value-type="float">
            <text:p>2012.00057</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To investigate this question, we replace the unary classiﬁer in our segmentation module with a PointNet [35]. For each scene, an input sample to the PointNet is a random subset of P ∈ RMi×6 with Mi being the number of pixels with an associated depth value. We sample randomly while making sure that in each sample there exist both points from Pf g and Pbg. During training, loss is only computed for points from Pf g and Pbg. We also ablate the effectiveness of our reﬁnement stage with CRF, reporting the performance both with and without CRF reﬁnement. We perform this experiment on CARLA training set to evaluate the resulting pseudo-label quality. The results are shown in Table 8. We observe that PointNet improves marginally compared to the SVM alone, while being about 280× slower. Adding CRF reﬁnement stage signiﬁcantly improves SVM, while only marginally improving PointNet. Therefore, we show that our two-stage 3D segmentation method is simple, fast, and effective. It is important to note that training a single PointNet on many P ’s from many episodes might yield better performance for such a deep model, but that requires many more episodes of data collection. In contrast, our method operates on each episode separately and generates high-quality pseudo-labels even in the low-data regime.</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To collect views, the agent needs to navigate to positions at various viewing angles and distances from the object. We begin by estimating the 3D centroid of the object, using the estimated 2D object mask, the depth map, and the camera intrinsics. We then unproject (see section: 3.2) the depth map to construct a 3D occupancy map of the region, and use this map to sample a valid navigation location near the agent and within a distance from the object centroid, similar to Gupta et al. [18]. Given the occupancy map and goal location, we use a fast marching planner to reach the goal [40]. Once we reach the goal location, we use the object centroid and estimated pose to orient the viewing angle of the sen Training Data CollectionPseudo-label GenerationDetector DeploymentUnseen Test Scenes2D Detector2D DetectorScene ExplorationConfident DetectionConfident Object DetectionEst. 3D object centerMultiview Data Collection3DSegmentation…Confident Label Propagation…Detector Improvement2D Detector3D Detector3D Detectorsors so that the object is in view, and capture the sensor readings (i.e., the RGB-D image and the pose). We repeat this navigation and view-capture process until N views have been obtained. At the end of an episode, we navigate away from the target object, and restart the random localization process. We collect 30 such episodes per environment.</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We show that our method can perform pseudo-label generation when we have weak ground-truth 2D annotations, enabling us to generate high quality labels for non-COCO instances, as well as for categories where the pre-trained detector fails. In our experiments, we only provide a ground truth annotation on 1 view for each object out of the 25 available views, making the label propagation procedure weakly supervised in 2D. We denote this setup as SbM-ws. To answer the ﬁrst question, we report the label quality on the training set in Table 2. We observe that with a single labelled view, the pseudo-label quality is better than both the pre-trained detector and self-supervised SbM by a large margin. This suggests that our method can generate much better pseudo-labels with an improved pre-trained detector. To answer the second question, we provide weak supervision for four novel non-COCO objects: Cushion, Nightstand, Shelf and Beanbag. To make a fair comparison, we compare the performance of the detector ﬁne-tuned on pseudo-labels with the detector ﬁne-tuned on the same provided ground truth labels. The results of the experiment are shown in Table 5. We see that the detector trained on SbM pseudo-labels outperforms the detector trained on the limited ground truth data. This is because our method effectively creates more training data by propagating the weak supervision to more views.</text:p>
          </table:table-cell>
        </table:table-row>
        <table:table-row table:style-name="ro13">
          <table:table-cell office:value-type="float" office:value="2012.00057" calcext:value-type="float">
            <text:p>2012.00057</text:p>
          </table:table-cell>
          <table:table-cell office:value-type="string" calcext:value-type="string">
            <text:p>data, github</text:p>
          </table:table-cell>
          <table:table-cell office:value-type="float" office:value="140" calcext:value-type="float">
            <text:p>140</text:p>
          </table:table-cell>
          <table:table-cell table:number-columns-repeated="2"/>
          <table:table-cell office:value-type="string" calcext:value-type="string">
            <text:p>2D Object Recognition Deep networks achieve good performance on 2D object detection [38] and segmentation [20]. Data augmentation techniques [13, 56] have also shown promising results to enhance training with scarce annotations. However, recent works [7, 33] show that current detectors are less likely to correctly recognize an object from uncommon viewpoints, and augmentation methods fail to capture viewpoint invariances which are essential for 2D recognition systems. In this work, we aim to improve a pre-trained detector in new environments and viewpoints, by taking advantage of an embodied agent’s opportunity to move around and collect difﬁcult views in the environment. 3D Object Recognition 3D object recognition has also been explored in various forms. Some methods quan 1https://github.com/ayushjain1144/SeeingByMoving</text:p>
          </table:table-cell>
        </table:table-row>
        <table:table-row table:style-name="ro11">
          <table:table-cell office:value-type="float" office:value="2012.00057" calcext:value-type="float">
            <text:p>2012.0005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33] Senthil Purushwalkam and Abhinav Gupta. Demystifying contrastive self-supervised learning: Invariances, augmentations and dataset biases. arXiv preprint arXiv:2007.13916, 2020.</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ever, we expect the performance of MaskRCNN ﬁne-tuned with our pseudo labels to increase monotonously with increasing views simply because of increased training dataset size.</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3] Phil Ammirato, Patrick Poirson, Eunbyung Park, Jana Koˇseck´a, and Alexander C Berg. A dataset for developing and benchmarking active vision. In ICRA, 2017.</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10. Example 2D pseudo-labels reprojected from 3D segmentation. We show examples of the reprojections of 3D segmentation (which are used as 2D pseudo-labels) on a variety of objects in the Replica datase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16] Andreas Geiger, Philip Lenz, Christoph Stiller, and Raquel Urtasun. Vision meets robotics: The kitti dataset. The International Journal of Robotics Research, 32(11):1231–1237, 2013.</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9. Semantically and visually different tables in COCO and Replica. We show a table (predicted as “dining table” by the pre-trained MaskRCNN) on the left, and two actual tables in Replica dataset on the righ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7] Andrei Barbu, David Mayo, Julian Alverio, William Luo, Christopher Wang, Dan Gutfreund, Josh Tenenbaum, and Boris Katz. Objectnet: A large-scale bias-controlled dataset for pushing the limits of object recognition models. In NeurIPS, 2019.</text:p>
          </table:table-cell>
        </table:table-row>
        <table:table-row table:style-name="ro2">
          <table:table-cell office:value-type="float" office:value="2012.00057" calcext:value-type="float">
            <text:p>2012.00057</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e show visualizations of the 2D pseudo-label masks reprojected from the 3D segmentation for a variety of classes in the Replica dataset in Figure 10. We can see that the segmentation is complete with sharp borders between foreground and background.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In Section 4.3 of the main paper, we show that our method can work even when realistic actuation noise is added to the Replica dataset. In this experiment, we add similar realistic actuation noise in CARLA and repeat our experiments. The pseudo-label quality is evaluated on the CARLA training set, shown in Table 9. We observe that our method is still able to produce signiﬁcantly better pseudolabels compared to the pre-trained detector’s predictions, even under realistic noise settings.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42] Julian Straub, Thomas Whelan, Lingni Ma, Yufan Chen, Erik Wijmans, Simon Green, Jakob J. Engel, Raul Mur-Artal, Carl Ren, Shobhit Verma, Anton Clarkson, Mingfei Yan, Brian Budge, Yajie Yan, Xiaqing Pan, June Yon, Yuyang Zou, Kimberly Leon, Nigel Carter, Jesus Briales, Tyler Gillingham, Elias Mueggler, Luis Pesqueira, Manolis Savva, Dhruv Batra, Hauke M. Strasdat, Renzo De Nardi, Michael Goesele, Steven Lovegrove, and Richard Newcombe. The Replica dataset: A digital replica of indoor spaces. arXiv preprint arXiv:1906.05797, 2019.</text:p>
          </table:table-cell>
        </table:table-row>
        <table:table-row table:style-name="ro9">
          <table:table-cell office:value-type="float" office:value="2012.00057" calcext:value-type="float">
            <text:p>2012.00057</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ame semantic label for all vehicles, we consider detection of all vehicle classes in the COCO dataset [27] during evaluation. For Replica, we keep the default layout of objects in each scene. We consider a subset of object categories based on the following standards: (1) the category is shared between COCO and Replica, and 2) enough instances (more than 10) occur in the dataset. This includes chair, couch, plant, tv and bed. Although our method does not necessitate choosing categories shared between COCO and Replica, it is essential to ground our experimental results in comparison to fully supervised methods that require ground truth annotations for training. We also show results on novel categories not included in COCO.</text:p>
          </table:table-cell>
        </table:table-row>
        <table:table-row table:style-name="ro24">
          <table:table-cell office:value-type="float" office:value="2012.00057" calcext:value-type="float">
            <text:p>2012.00057</text:p>
          </table:table-cell>
          <table:table-cell office:value-type="string" calcext:value-type="string">
            <text:p>dataset</text:p>
          </table:table-cell>
          <table:table-cell office:value-type="float" office:value="197" calcext:value-type="float">
            <text:p>197</text:p>
          </table:table-cell>
          <table:table-cell table:number-columns-repeated="2"/>
          <table:table-cell office:value-type="string" calcext:value-type="string">
            <text:p>2D Object Detection For the pre-trained 2D detector, we use a Mask-RCNN [20] with FPN [26] using ResNet50 as the backbone, pre-trained on the COCO dataset. We ﬁne-tune it on the 2D pseudo-labels from the training set for 100k iterations. To compare, we also ﬁne-tune the detector on the same images but with ground truth labels. In both settings, we use a learning rate of 0.001 and a batch size of 12. For selecting the best model, we compute its mAP on a validation set at IoU threshold of 50% every 5000 iterations. We use the Mask-RCNN implementation from Detectron2 [50], keeping all other hyperparameters as default. 3D Object Detection We use the frustum PointNet model [34] with PointNet [35] backbone on CARLA. The original frustum PointNet model uses ground truth 2D bounding boxes and camera pose to deﬁne a 3D frustum search space and then performs 3D segmentation on it using a PointNet-based architecture, and uses ground truth 3D boxes for supervision. In our experiment, we use the 2D</text:p>
          </table:table-cell>
        </table:table-row>
        <table:table-row table:style-name="ro4">
          <table:table-cell office:value-type="float" office:value="2012.00057" calcext:value-type="float">
            <text:p>2012.00057</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The aim of our data collection policy is to capture a diverse set of viewpoints of the objects present in the envi ronment. Note that the datasets used for training deep object detection models most often capture objects from unoccluded and canonical viewpoints. In our data collection policy, we seek to obtain these unoccluded canonical viewpoints as well as other viewpoints where a pre-trained detector would be less certain. Since we perform our experiments in simulation, it is possible to simply obtain a diverse set of viewpoints directly from the simulator, but we present a more general method here that could work in real-world scenarios as well.</text:p>
          </table:table-cell>
        </table:table-row>
        <table:table-row table:style-name="ro3">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Active Visual Learning The problem of active vision [2, 5, 41] presents an agent with a large unlabelled set of images and asks the agent to select a subset for labelling, which will provide the maximal amount of information about the full dataset [39]. Psychology research suggests active vision as a natural method used by humans to attend to relevant visual features [6, 14, 43, 54]. This has been applied to several ﬁelds including object detection [21, 22, 45, 52], instance segmentation [32], feature learning [1], and medical image analysis [24]. Chaplot et al. [9] explored a closely related setting, where a policy is trained to efﬁciently acquire data where detections are not multi-view consistent. In this work, we propose a self-supervised technique complementary to both directions, where we select “easy” viewpoints according to the conﬁdence of a pre-trained detector, and propagate information from these viewpoints to more challenging ones.</text:p>
          </table:table-cell>
        </table:table-row>
        <table:table-row table:style-name="ro16">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Passive methods for object detection and segmentation treat images of the same scene as individual samples, and do not exploit object permanence across multiple views. Generalization to novel or difﬁcult viewpoints thus requires additional training with lots of annotations. In contrast, humans often recognize objects by simply moving around, to get more informative viewpoints. In this paper, we propose a method for improving object detection in testing environments, assuming nothing but an embodied agent with a pretrained 2D object detector. Our agent collects multi-view data, generates 2D and 3D pseudo-labels, and ﬁne-tunes its detector in a self-supervised manner. Experiments on both indoor and outdoor datasets show that (1) our method obtains high quality 2D and 3D pseudo-labels from multiview RGB-D data; (2) ﬁne-tuning with these pseudo-labels improves the 2D detector signiﬁcantly in the test environment; (3) training a 3D detector with our pseudo-labels outperforms a prior self-supervised method by a large margin; (4) given weak supervision, our method can generate better pseudo-labels for novel objects.</text:p>
          </table:table-cell>
        </table:table-row>
        <table:table-row table:style-name="ro36">
          <table:table-cell office:value-type="float" office:value="2012.00057" calcext:value-type="float">
            <text:p>2012.00057</text:p>
          </table:table-cell>
          <table:table-cell office:value-type="string" calcext:value-type="string">
            <text:p>dataset, data</text:p>
          </table:table-cell>
          <table:table-cell office:value-type="float" office:value="211" calcext:value-type="float">
            <text:p>211</text:p>
          </table:table-cell>
          <table:table-cell table:number-columns-repeated="2"/>
          <table:table-cell office:value-type="string" calcext:value-type="string">
            <text:p>trained detector, and the detector ﬁne-tuned on ground truth data is shown in Table 1. We report mAP at IoU of 0.5 and 0.3 using the PascalVOC mAP implementation of Padilla et al. [31]. At training time, we investigate the setting where the embodied agent is free to move around, obtain observations, and use SbM to generate predictions for all views. We observe that pseudo-labels generated by SbM have much better performance than the pre-trained detector outputs. This shows that moving and performing segmentation in the 3D space helps the detector see better, when compared to treating multi-view images as individual observations. We also ﬁnetune the detector on the SbM pseudolabel dataset generated from training set. At test time, the SbM ﬁne-tuned model is deployed in unseen environments where only a single RGB image is given as input. Results show that the detector ﬁne-tuned with SbM outperforms the pre-trained detector by a large margin. This indicates that we can improve the detector’s performance in unseen environments with no additional human labels. Figure 4 shows qualitative comparisons of the detections of the pre-trained detector and the detector ﬁne-tuned by SbM pseudo-labels.</text:p>
          </table:table-cell>
        </table:table-row>
        <table:table-row table:style-name="ro6">
          <table:table-cell office:value-type="float" office:value="2012.00057" calcext:value-type="float">
            <text:p>2012.00057</text:p>
          </table:table-cell>
          <table:table-cell office:value-type="string" calcext:value-type="string">
            <text:p>dataset, data</text:p>
          </table:table-cell>
          <table:table-cell office:value-type="float" office:value="215" calcext:value-type="float">
            <text:p>215</text:p>
          </table:table-cell>
          <table:table-cell table:number-columns-repeated="2"/>
          <table:table-cell office:value-type="string" calcext:value-type="string">
            <text:p>Environments We test our method in an indoor and outdoor environment. We use the CARLA simulator [12] as the outdoor environment, which renders realistic urban driving scenes. We use the Habitat simulator [29] with the Replica dataset [42] as the indoor environment, which contains high quality and realistic reconstructions of indoor spaces. The Replica dataset consists of 18 distinct indoor scenes, such as ofﬁces, hotels, and apartments. We split the scenes into disjoint sets such that there are 10 for training, 4 for validation, and 4 for testing. In our self-supervised data collection, we capture 25 views in each episode, resulting in 17k images for training, 1k for validation, and 2.3k for testing. The CARLA driving scenes consist of ﬁve distinct towns. We again split them into 3 towns for training, 1 for validation, and 1 for testing. In our self-supervised data collection, we capture 25 views in each episode. We have 5.3k images for training, 1.8k for validation, and 1.8k for testing. Objects For CARLA, we randomly spawn two vehicles in the scene for each episode. Since CARLA has the</text:p>
          </table:table-cell>
        </table:table-row>
        <table:table-row table:style-name="ro10">
          <table:table-cell office:value-type="float" office:value="2012.00057" calcext:value-type="float">
            <text:p>2012.00057</text:p>
          </table:table-cell>
          <table:table-cell office:value-type="string" calcext:value-type="string">
            <text:p>github</text:p>
          </table:table-cell>
          <table:table-cell office:value-type="float" office:value="105" calcext:value-type="float">
            <text:p>105</text:p>
          </table:table-cell>
          <table:table-cell table:number-columns-repeated="2"/>
          <table:table-cell office:value-type="string" calcext:value-type="string">
            <text:p>[50] Yuxin Wu, Alexander Kirillov, Francisco Massa, Wan-Yen Lo, and Ross Girshick. Detectron2. https://github. com/facebookresearch/detectron2, 2019. [51] Fei Xia, Amir R Zamir, Zhiyang He, Alexander Sax, Jitendra Malik, and Silvio Savarese. Gibson env: Real-world perception for embodied agents. In CVPR, pages 9068–9079, 2018. [52] Jianwei Yang, Jiasen Lu, Stefan Lee, Dhruv Batra, and Devi Parikh. Visual curiosity: Learning to ask questions to learn visual recognition. In CoRL, 2018.</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rrival</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queue</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ransmission</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Link Layer</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here αk ≥ 0 and rate of data packets a can be obtained as P</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Our aim is to minimize the average power for data transmission while satisfying that the average delay is below a certain threshold Dth.</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e average power for data transmission is associated with transmission rate and channel energy gain. Thus, the expression of Pave can be obtained as</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urthermore, the average delay Dave and average power Pave can also be represented by g(q, s, h). The average delay is associated with average data queue length. The average data queue length can be obtained as</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ﬁrst present the probabilistic scheduling that can cover all feasible stationary policies for data transmission. Then the minimization of average power for data transmission can be formulated as a variational problem. Based on this variational problem, we show the optimality of deterministic policy through a constructive proof.</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In this paper, we studied the optimal cross-layer scheduling based on the continuous channel state. More speciﬁcally, a variational problem was formulated to minimize average power for data transmission with the constraint of average delay. Based on this, we constructed a solution within the feasible region of the variational problem. The scheduling</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Consider a communication link that a transmitter sends data packets to its receiver over a block fading channel as shown in Fig. 1. The data transmission is scheduled according to the information of the discrete data queue state and continuous channel state under the cross-layer design. The aim of scheduling is to minimize average power for data transmission with the constraint of average delay.</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s[n] ∈ S is the number of packets transmitted in time slot n, and S = {1, 2, ..., Smax}. The Smax indicates the maximum number of data packets that can be transmitted in one time slot corresponding to the transmitter’s capacity for data transmission. We assume that Smax ≥ A to avoid packet loss caused by overﬂow of data queue.</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probabilistic scheduling can be expressed by a set of scheduling parameters {f (s|q, h)}. The parameter f (s|q, h) denotes the probability of transmitting s data packets when the data queue length is q and channel energy gain is h. Let g(q, s, h) represent the steady state probability density of the system being in a state that the data queue length is q, the transmission rate is s, and the channel energy gain is h.</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 existing works [3-9], the cross-layer design has been widely studied and implemented as a signiﬁcant way to satisfy the strict QoS through scheduling and resource allocation. More speciﬁcally, works [3-6] focused on the optimal scheduling of data transmission under the cross-layer framework. In particular, the Collins and Cruz proposed the pioneering work [3] on cross-layer design to minimize average power for data transmission over a two-state fading channel. In [4], through cross-layer design, Berry and Gallager studied the optimal delay-power tradeoff in the regime of asymptoticall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The energy consumption for data transmission in time slot n is determined by the data transmission rate s[n] and channel energy gain h[n]. Let ξ(s)h−1 denote the energy consumption in one time slot when transmission rate is s and the channel energy gain is h. The ξ(s) is assumed to be a strictly monotonic increasing function, since more data transmission requires more energy. For example, ξ(s) = 2s − 1 is widely used, which can be derived based on channel capacit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e network layer, data packets arrive at the transmitter randomly at the beginning of each time slot. Let a[n] ∈ A denote the number of data packets arriving in time slot n, where A = {0, 1, 2, ..., A}. In particular, the parameter A is the maximum number of data packet that can be arrived in one time slot. To capture the practical scenario, we allow that a[n] could follow any discrete probability distribution. Therefore, the probability distribution of a[n] can be given by</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ith the growth of the Internet of Things (IoT), billions of devices are connected through wireless networks, which puts great challenges in satisfying the strict quality of service (QoS). Among the strict QoS, high energy efﬁciency and ultra-low latency are the important goals in the present 5G and future 6G [1, 2]. In particular, to achieve high energy efﬁciency and ultra-low latency simultaneously, the cross-layer design is a signiﬁcant way. To this end, in our work, we focus on minimizing average power for data transmission with the constraint of average delay through the cross-layer design.</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e data link layer, the arrived data packets will be backlogged in the data queue if they are not sent out immediately. We let Q denote the buffer size of data queue. It means that if the number of packets in the data queue exceeds Q, the extra packets will be lost. Let q[n] ∈ Q denote the data queue length at the beginning of time slot n, where Q is the discrete space that can be expressed as {1, 2, ..., Q}. We implement q[n] to indicate the state of data queue for scheduling of data transmission. The update of q[n] is given by</text:p>
          </table:table-cell>
        </table:table-row>
        <table:table-row table:style-name="ro22" table:visibility="filter">
          <table:table-cell office:value-type="float" office:value="2012.0344" calcext:value-type="float">
            <text:p>2012.034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large delay. After this, Berry also studied the optimal delaypower tradeoff in the regime of asymptotically small delay in [5]. Authors in [6] proposed a lazy scheduling algorithm to achieve energy-efﬁcient transmission. There are also some works focused on the resource allocation and management with cross-layer design [7-9]. In [7], the power and bandwidth allocation policy were studied in the scenario of Ultra-Reliable and Low-Latency (URLLC) to minimize the power for data transmission under the QoS constraint. The optimal energy allocation was studied in [8] to maximize the throughput with the consideration of energy harvesting. In [9], the energy allocation and management were studied in satellites communications through a dynamic programming approach.</text:p>
          </table:table-cell>
        </table:table-row>
        <table:table-row table:style-name="ro21" table:visibility="filter">
          <table:table-cell office:value-type="float" office:value="2012.0344" calcext:value-type="float">
            <text:p>2012.034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e physical layer, the data packets are transmitted over the block fading channel. We assume that channel energy gain stays invariant during each time slot, and follows an independent and identically distributed (i.i.d.) fading process across the time slots. In practice, the channel energy gain is a value that ﬂuctuates in a continuous interval. Let h[n] denote the channel energy gain in time slot n. To capture the practical scenario without loss of generality, we assume that h[n] ∈ H obeys a probability density function fH (h), where H = (hmin, hmax], and fH (h) is a continuous bounded function on H. Therefore, the probability distribution of h[n] can be given by</text:p>
          </table:table-cell>
        </table:table-row>
        <table:table-row table:style-name="ro35" table:visibility="filter">
          <table:table-cell office:value-type="float" office:value="2012.0344" calcext:value-type="float">
            <text:p>2012.0344</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High energy efﬁciency and low latency have always been the signiﬁcant goals pursued by the designer of wireless networks. One efﬁcient way to achieve these goals is cross-layer scheduling based on the system states in different layers, such as queuing state and channel state. However, most existing works in cross-layer design focus on the scheduling based on the discrete channel state. Little attention is paid to considering the continuous channel state that is closer to the practical scenario. Therefore, in this paper, we study the optimal cross-layer scheduling policy on data transmission in a single communication link with continuous state-space of channel. The aim of scheduling is to minimize the average power for data transmission when the average delay is constrained. More speciﬁcally, the optimal cross-layer scheduling problem was formulated as a variational problem. Based on the variational problem, we show the optimality of the deterministic scheduling policy through a constructive proof. The optimality of the deterministic policy allows us to compress the searching space from the probabilistic policies to the deterministic policies.</text:p>
          </table:table-cell>
        </table:table-row>
        <table:table-row table:style-name="ro29" table:visibility="filter">
          <table:table-cell office:value-type="float" office:value="2012.0344" calcext:value-type="float">
            <text:p>2012.034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In problem (9), the objective function (9.a) is the average power, as shown in Eq. (8). The ﬁrst constraint (9.b) is the constraint of average delay, as shown in Eq. (7). The second constraint (9.c) is the constraint that channel energy gain obeys the probability density function fH (h). The constraint (9.d) represents the state balance equation of the data queue state. The left side of the equation represents the summation of probability that the data queue state are transferred to the queue state q at the next time slot, while the right side of the equation is the steady-state probability that the system is in the queue state q. Constraint (9.e) is the non-negative condition of probability. Finally, constraint (9.f) avoids the overﬂow or underﬂow of the data queue. However, problem (9) is a variational problem, since its optimization variable g(q, s, h) is a probability density function.</text:p>
          </table:table-cell>
        </table:table-row>
        <table:table-row table:style-name="ro7">
          <table:table-cell office:value-type="float" office:value="2012.03672" calcext:value-type="float">
            <text:p>2012.03672</text:p>
          </table:table-cell>
          <table:table-cell office:value-type="string" calcext:value-type="string">
            <text:p>code</text:p>
          </table:table-cell>
          <table:table-cell office:value-type="float" office:value="109" calcext:value-type="float">
            <text:p>109</text:p>
          </table:table-cell>
          <table:table-cell table:number-columns-repeated="2"/>
          <table:table-cell office:value-type="string" calcext:value-type="string">
            <text:p>In addition, comparative tests were conducted on CPU and GPU. The CPU and GPU software codes all use the TensorFlow [10] deep learning framework, and the underlying operation code is C++. The CPU uses Intel(R) CoreTM i77700, the main frequency is 3.6GHz; the GPU uses NVIDIA GTX1080Ti, the peak double-precision ﬂoating-point computing performance is 5.75TFLOPS, the peak single-precision ﬂoating-point computing performance is 11.5TFLOPS, and the memory capacity It is 11 GB, the memory bandwidth is 484 GB/s, the number of CUDA cores is 3584, and the core frequency is 1.582 GHz.</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 6. Convolution window data reuse.</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Input a piece of data from the input buffer</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Omi(cid:48)j(cid:48) satisfy</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3) The data in the second column to the K row of WINDOW BUFFER is assigned to all the rows of the ﬁrst column of SHIFT BUFFER;</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SHIFT BUFFER right shift operation for each line; (5) The data in the last column of SHIFT BUFFER is assigned to the ﬁrst column from row 1 to row K − 1 of WINDOW BUFFER.</text:p>
          </table:table-cell>
        </table:table-row>
        <table:table-row table:style-name="ro15" table:visibility="filter">
          <table:table-cell office:value-type="float" office:value="2012.03672" calcext:value-type="float">
            <text:p>2012.036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 Large bandwidth demand When K = 12, the number of data that the classical addition tree needs to be calculated at the same time is increased from 144 to 256, and the bandwidth requirement is almost doubled. In view of the above problems, the improvement of th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 Read data from the input buffer and weight buffer, and use K 2 multipliers to calculate the K 2 multiplications in equation (9) in parallel to obtain K 2 intermediate results; (3) Finally, use the method of designing the addition tree in this paper to build an addition tree with the number of addition inputs K 2. The input of the addition tree is the K 2 intermediate results obtained in (2), and the output is the ﬁnal result of the multiplication-addition modul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Deﬁnition x(i) represents the i convolution window, where i ∈ [1, G]. As shown in Fig.6, the data in the second to the K column of x(1) and the ﬁrst to the K − 1 column of x(2) are exactly the same. The ﬁrst convolution window and the second convolution window all have 2 × K × K data, and the shared data has 2 × K × (K − 1) so the data repetition ratio is (K − 1)/K, and when the value of K is greater, the data between the two windows is repeated The proportion is also larger.</text:p>
          </table:table-cell>
        </table:table-row>
        <table:table-row table:style-name="ro29" table:visibility="filter">
          <table:table-cell office:value-type="float" office:value="2012.03672" calcext:value-type="float">
            <text:p>2012.0367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f hardware parallelism is used for all convolution windows, too much computing resources will be consumed. Therefore, this article considers pipelining the convolution window, which can greatly reduce storage resources and computing resources. These convolution windows use the same circuit structure, and input different convolution window data at different times to obtain convolution operation results. In order to pipelining the convolution window, this paper designs a window buffer module, which consists of two 2-dimensional registers, one of which is the window buffer register WINDOW BUFFER, the other is the shift register SHITF BUFFER, as shown in Figure 7 for the window Schematic diagram of the cache structure. the storage size of WINDOW BUFFER is K × K, and the storage size of</text:p>
          </table:table-cell>
        </table:table-row>
        <table:table-row table:style-name="ro28" table:visibility="filter">
          <table:table-cell office:value-type="float" office:value="2012.03672" calcext:value-type="float">
            <text:p>2012.0367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g.8 shows the timing diagram of the above steps. The data in the WINDOW BUFFER register in the previous (K − 1) × W + K − 1 clock cycle is invalid, which is called the invalid area, which deﬁnes the invalid clock cycle Tu = (K − 1) × W + K − 1; at the Tu + 1 clock cycle, the data stored in WINDOW BUFFER is x(1) ; After another clock cycle, the data stored in WINDOW BUFFER is x(2); and so on, when the K × W clock cycle, the data stored in WINDOW BUFFER is x(W0); ﬁnally, at the H × W clock cycle, WINDOW BUFFER is stored The data is the last convolution window, which isx(H0W0).</text:p>
          </table:table-cell>
        </table:table-row>
        <table:table-row table:style-name="ro31" table:visibility="filter">
          <table:table-cell office:value-type="float" office:value="2012.03672" calcext:value-type="float">
            <text:p>2012.03672</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layer parallel computing optimization method in detail, and proposed three parallel computing methods: parallel between outputs, parallel between convolution kernels, and parallel within convolution kernels. If the area, bandwidth, and onchip storage of the FPGA are not limited, theoretically all the above methods can be used to speed up the neural network to the maximum, but in practice it is impossible. Therefore, the challenge is to study the best combination of multiple parallel mechanisms. In terms of memory bandwidth optimization, Zhang et al. [6] ﬁrst store the input feature map and weight data in BRAM, and then read the data from it for convolution operation. Although the weight data is reused, the input feature map is not used. The convolution window is reused, and the memory utilization is not high. In addition, all the above designs use a large number of classic addition tree units in parallel computing, which requires a large bandwidth and takes up a lot of resources.</text:p>
          </table:table-cell>
        </table:table-row>
        <table:table-row table:style-name="ro2">
          <table:table-cell office:value-type="float" office:value="2012.03672" calcext:value-type="float">
            <text:p>2012.03672</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In this experiment, a multi-layer convolutional neural network was trained on the GPU platform to classify the MNIST data set [9], and then accelerated forward inference was implemented on the FPGA platform. The FPGA platform used is the Cyclone V (5CGXFC9D6F27C7) development board developed by ALTERA, which contains DDR3 SDRAM with</text:p>
          </table:table-cell>
        </table:table-row>
        <table:table-row table:style-name="ro1" table:visibility="filter">
          <table:table-cell office:value-type="float" office:value="2012.05481" calcext:value-type="float">
            <text:p>2012.0548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9] K. Rao, H. Sak, and R. Prabhavalkar, “Exploring architectures, data and units for streaming end-to-end speech recognition with rnn-transducer,” in 2017 IEEE Automatic Speech Recognition and Understanding Workshop (ASRU).</text:p>
          </table:table-cell>
        </table:table-row>
        <table:table-row table:style-name="ro26"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 References [1] A. Graves, S. Fern´andez, F. Gomez, and J. Schmidhuber, “Connectionist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D. S. Park, W. Chan, Y. Zhang, C.-C. Chiu, B. Zoph, E. D. Cubuk, and Q. V. Le, “Specaugment: A simple data augmentation method for automatic speech recognition,” arXiv preprint arXiv:1904.08779, 2019.</text:p>
          </table:table-cell>
        </table:table-row>
        <table:table-row table:style-name="ro37" table:visibility="filter">
          <table:table-cell office:value-type="float" office:value="2012.05481" calcext:value-type="float">
            <text:p>2012.05481</text:p>
          </table:table-cell>
          <table:table-cell office:value-type="string" calcext:value-type="string">
            <text:p>data</text:p>
          </table:table-cell>
          <table:table-cell office:value-type="float" office:value="238" calcext:value-type="float">
            <text:p>238</text:p>
          </table:table-cell>
          <table:table-cell table:number-columns-repeated="2"/>
          <table:table-cell office:value-type="string" calcext:value-type="string">
            <text:p>For AISHELL-1, we use 80 dimensional log-mel ﬁlter bank (FBank) splice 3 dimensional pitch computed on 25ms window with 10ms shift as feature. And we do speed perturb with 0.9, 1.0 1.1 on the whole data to generate 3-fold speed changes. SpecAugment[23] is applied with 2 frequency masks with maximum frequency mask (F = 10), and 2 time masks with maximum time mask(T = 50). Two convolution sub-sampling layers with kernel size 3*3 and stride 2 is used in the front of the encoder, namely 4 times sub-sampling in total. For encoder, we use 12 conformer layers with 4 multi head attention. For the Attention Decoder, we use 6 transformer layers with 4 multi head attention. Each conformer layer uses 256 attention dimension and 2048 feed forward dimension. Accumulating grad was also used to stabilize training, and we update parameters every four steps. Attention dropout, feed forward dropout and label smoothing regularization are applied in each encoder and decoder layer in order to prevent over-ﬁtting. We use Adam optimizer and transformer learning rate schedule with 25000 warmup steps to train models. Moreover, we get our ﬁnal model by averaging the top 10 best models which have a lower loss on the dev set at the training.</text:p>
          </table:table-cell>
        </table:table-row>
        <table:table-row table:style-name="ro3">
          <table:table-cell office:value-type="float" office:value="2012.05481" calcext:value-type="float">
            <text:p>2012.05481</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xtend our experiments on a mixed 15,000-hour dataset which collected several domains, all in Mandarin, including variety show, talk show, tv soap, podcast, and radio. The same acoustic features as mentioned in Section 4.1 was used. First, we trained a conventional full attention conformer model which uses the same layers mentioned in 4.1 but uses 384 attention units. For the second experiment, we trained a u2 model which parameters are the same as the ﬁrst experiment using the method mentioned in Section 3. Three test set was used to evaluate models including AISHELL-1, tv domain, and conversation domain. The results are reported in the . U2 gets comparable results to EXP1 baseline and even better on AISHELL-1 test set when using full attention during inference. Though both of convolution and self-attention in conformer encoder was limited to the current and left context when chunk size is 16 during inference, CER does not appear obvious decay.</text:p>
          </table:table-cell>
        </table:table-row>
        <table:table-row table:style-name="ro36">
          <table:table-cell office:value-type="float" office:value="2012.05481" calcext:value-type="float">
            <text:p>2012.05481</text:p>
          </table:table-cell>
          <table:table-cell office:value-type="string" calcext:value-type="string">
            <text:p>dataset, open-source data</text:p>
          </table:table-cell>
          <table:table-cell office:value-type="float" office:value="199" calcext:value-type="float">
            <text:p>199</text:p>
          </table:table-cell>
          <table:table-cell table:number-columns-repeated="2"/>
          <table:table-cell office:value-type="string" calcext:value-type="string">
            <text:p>Abstract In this paper, we present a novel two-pass approach to unify streaming and non-streaming end-to-end (E2E) speech recognition in a single model. Our model adopts the hybrid CTC/attention architecture, in which the conformer layers in the encoder are particularly modiﬁed. We propose a dynamic chunk-based attention strategy to allow arbitrary right context length. At inference time, the CTC decoder generates n-best hypotheses in a streaming manner. The inference latency could be easily controlled by only changing the chunk size. The CTC hypotheses are then rescored by the attention decoder to get the ﬁnal result. This efﬁcient rescoring process causes negligible sentence-level latency. Our experiments on the open 170-hour AISHELL-1 dataset show that, the proposed method can unify the streaming and non-streaming model simply and efﬁciently. On the AISHELL-1 test set, our uniﬁed model achieves 5.60% relative character error rate (CER) reduction in non-streaming ASR compared to a standard non-streaming transformer. The same model achieves 5.33% CER with 640ms latency in a streaming ASR setup. Index Terms: streaming speech recognition, two-pass, dynamic chunk, U2</text:p>
          </table:table-cell>
        </table:table-row>
        <table:table-row table:style-name="ro4">
          <table:table-cell office:value-type="float" office:value="2012.05481" calcext:value-type="float">
            <text:p>2012.05481</text:p>
          </table:table-cell>
          <table:table-cell office:value-type="string" calcext:value-type="string">
            <text:p>dataset, publicly available</text:p>
          </table:table-cell>
          <table:table-cell office:value-type="float" office:value="107" calcext:value-type="float">
            <text:p>107</text:p>
          </table:table-cell>
          <table:table-cell table:number-columns-repeated="2"/>
          <table:table-cell office:value-type="string" calcext:value-type="string">
            <text:p>In this work, we propose a new framework namely U2 to unify non-streaming and streaming speech recognition. Our framework is based on the hybrid CTC/attention architecture with conformer blocks. The training process is simple and it avoids the RNN-T model’s complicated tricks and instability issues. To support streaming, we modify the conformer block while bringing negligible performance degradation. In further, by using a dynamic chunk training strategy, our framework allows users to control the latency at inference time. Our results show that U2 achieves state-of-the-art streaming accuracy on the public Aishell-1 dataset[17].</text:p>
          </table:table-cell>
        </table:table-row>
        <table:table-row table:style-name="ro11">
          <table:table-cell office:value-type="float" office:value="2012.05481" calcext:value-type="float">
            <text:p>2012.0548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wenet-e2e/wenet</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20" calcext:value-type="float">
            <text:p>20</text:p>
          </table:table-cell>
          <table:table-cell table:number-columns-repeated="2"/>
          <table:table-cell office:value-type="string" calcext:value-type="string">
            <text:p>In order to evaluate our proposed U2, we carried out our experiments on the open-source Chinese Mandarin speech corpus</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40" calcext:value-type="float">
            <text:p>40</text:p>
          </table:table-cell>
          <table:table-cell table:number-columns-repeated="2"/>
          <table:table-cell office:value-type="string" calcext:value-type="string">
            <text:p>1Mobvoi Inc., Beijing, China 2Audio, Speech and Language Processing Group (ASLP@NPU), School of Computer Science, Northwestern Polytechnical University, Xi’an, China 3WeNet Open Source Community binbinzhang@mobvoi.com</text:p>
          </table:table-cell>
        </table:table-row>
        <table:table-row table:style-name="ro2">
          <table:table-cell office:value-type="float" office:value="2012.05481" calcext:value-type="float">
            <text:p>2012.05481</text:p>
          </table:table-cell>
          <table:table-cell office:value-type="string" calcext:value-type="string">
            <text:p>open-source</text:p>
          </table:table-cell>
          <table:table-cell office:value-type="float" office:value="69" calcext:value-type="float">
            <text:p>69</text:p>
          </table:table-cell>
          <table:table-cell table:number-columns-repeated="2"/>
          <table:table-cell office:value-type="string" calcext:value-type="string">
            <text:p>[17] H. Bu, J. Du, X. Na, B. Wu, and H. Zheng, “Aishell-1: An open-source mandarin speech corpus and a speech recognition baseline,” in 2017 20th Conference of the Oriental Chapter of the International Coordinating Committee on Speech Databases and Speech I/O Systems and Assessment (O-COCOSDA). IEEE, 2017, pp. 1–5.</text:p>
          </table:table-cell>
        </table:table-row>
        <table:table-row table:style-name="ro11">
          <table:table-cell office:value-type="float" office:value="2012.05509" calcext:value-type="float">
            <text:p>2012.05509</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Algorithm. 1. Pseudocode code of unsupervised refinement method.</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Source</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availability and experimental reproducibility</text:p>
          </table:table-cell>
        </table:table-row>
        <table:table-row table:style-name="ro5" table:visibility="filter">
          <table:table-cell office:value-type="float" office:value="2012.05509" calcext:value-type="float">
            <text:p>2012.0550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However, given the shortage of radiologist engagement during the pandemic, an unsupervised segmentation algorithm is more favorable and more viable for mass studies and applications on COVID-19. In this research, we intended to improve a classical unsupervised lung segmentation algorithm [27], which was widely adopted by the community (e.g. Kaggle competition, Data Science Bowl 2017), for the following tasks, i.e. detection and severity assessment of COVID-19.</text:p>
          </table:table-cell>
        </table:table-row>
        <table:table-row table:style-name="ro34" table:visibility="filter">
          <table:table-cell office:value-type="float" office:value="2012.05509" calcext:value-type="float">
            <text:p>2012.05509</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With the dramatic increase of COVID-19 infections in the past few months and the shortage of human resources in clinical practice globally, there is an urgent need for the automated methods to help physicians diagnose and assess the severity of the highly infectious disease. Based on the cross-institutional CT studies, we proposed a multitask learning framework to simultaneously detect and evaluate the severity of COVID-19. Both radiology and NAT have their pros and cons, they are thereby widely adopted as complimentary diagnosis methods the outbreak. COVID-MTL in clinical practice since demonstrated its capabilities to achieve high performance on COVID-19 detection against radiology (computer tomography), meanwhile, the framework can simultaneously infer NAT results which indicated deep features obtained from CT scans may contain richer information for the assessment of COVID19 than as expected. By combining 3D CNN and auxiliary FNN, different representations of chest CT i.e. volumetric lung CT data and high-throughput lung CT features, were propagated and concatenated in the network for evaluation of COVID-19. The fine-grained detection results can be obtained based on the prediction against both radiology and NAT, however, the diagnosis of COVID-19 is more complicated than expected due to prolonged incubation and asymptomatic infection from which biomedical tests and repeated swab samples need to be collected and evaluated periodically to confirm suspected cases.</text:p>
          </table:table-cell>
        </table:table-row>
        <table:table-row table:style-name="ro18" table:visibility="filter">
          <table:table-cell office:value-type="float" office:value="2012.05509" calcext:value-type="float">
            <text:p>2012.05509</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As illustrated in Figure 1, the proposed multitask learning framework (COVID-MTL) consists of six major components for diagnosis and severity assessment on COVID-19 CT inputs. An unsupervised 3D lung segmentation module is first used to extract lung volumes from chest CT scans. Then, a feature extractor is to obtain high-throughput CT features including intensity, texture, and wavelet features from the segmented lung volumes. Next, the segmented lung volumes and extracted lung features are fed into a ShiftNet3D and a feed-forward neural network (FNN), respectively, to leverage both raw CT data as well as high-throughput imaging features. A hard parameter sharing approach is adopted to construct the MTL model. As the major component of COVID-MTL, ShiftNet3D includes a Shift3D layer to boost network performance through introducing shifting variance on lowlevel feature representations of the volumetric inputs and 8 consecutive 3D Fire modules (the backbone of SqueezeNet [32]) are used as shared hidden layers between all tasks. To learn task-specific representations, each task has its own output layer (TSL layers) and loss function. High-level feature representations obtained from CT imaging features through the auxiliary FNN (AFNN) are concatenated with each TSL layer for performance enhancement. As such, there are two backpropagation paths in the overall MTL network. Last, a random-weighted loss function is attached to calculate the combined task loss so that different COVID-19 tasks can be trained simultaneously by using weighted total loss as guidance. Key modules of COVID-MTL will be disclosed in section 4.1 – 4.3.</text:p>
          </table:table-cell>
        </table:table-row>
        <table:table-row table:style-name="ro25">
          <table:table-cell office:value-type="float" office:value="2012.05509" calcext:value-type="float">
            <text:p>2012.05509</text:p>
          </table:table-cell>
          <table:table-cell office:value-type="string" calcext:value-type="string">
            <text:p>data available, data, code, code available, publicly available</text:p>
          </table:table-cell>
          <table:table-cell office:value-type="float" office:value="142" calcext:value-type="float">
            <text:p>142</text:p>
          </table:table-cell>
          <table:table-cell table:number-columns-repeated="2"/>
          <table:table-cell office:value-type="string" calcext:value-type="string">
            <text:p>In conclusion, we proposed an end-to-end multitask learning framework for automated and simultaneous diagnostic classification and severity assessment of COVID-19. Our experiments demonstrated that key components of the COVIDMTL framework, including unsupervised lung segmentation, Shift3D and random-weighted multitask loss, were able to improve the diagnostic workflows and outperform their counterpart methods, which finally boosted the joint learning performance when dealing with imbalanced COVID-19 tasks. Chest CT scans may contain richer information than as expected but currently not fully utilized in COVID-19 research. Including cross-continental COVID-19 CT data may further validate and improve the performance of COVID-MTL and enable it more viable for clinical practice. All our experimental data, pretrained models, and computer code can be made publicly available, which may facilitate the community for future research and relevant applications.</text:p>
          </table:table-cell>
        </table:table-row>
        <table:table-row table:style-name="ro24">
          <table:table-cell office:value-type="float" office:value="2012.05509" calcext:value-type="float">
            <text:p>2012.05509</text:p>
          </table:table-cell>
          <table:table-cell office:value-type="string" calcext:value-type="string">
            <text:p>data available, dataset, publicly available, data</text:p>
          </table:table-cell>
          <table:table-cell office:value-type="float" office:value="160" calcext:value-type="float">
            <text:p>160</text:p>
          </table:table-cell>
          <table:table-cell table:number-columns-repeated="2"/>
          <table:table-cell office:value-type="string" calcext:value-type="string">
            <text:p>classification. More recently, Shorfuzzaman and Hossain [18] used a fine-tuned pre-trained convolutional encoder to capture feature representations of COVID-19 from limited X-ray training samples, and then adopted a Siamese network for classification of COVID-19. Besides the binary classification of COVID-19, Wang et al. [19] developed a deep learning model that can simultaneously localize the infectious regions of COVID-19 on chest X-ray images. Tang et al. [20] extracted radiomic features from CT images and then combined them with clinical indices for classification of severe vs. non-severe COVID-19 in a small cohort using a random forest model. Very recently, Ning et al. [21] made their COVID-19 dataset publicly available and proposed to use CT imaging data as well as clinical features for detection and severity assessment of COVID-19. They have manually labeled 19,685 CT slices to train their single-task CNN models.</text:p>
          </table:table-cell>
        </table:table-row>
        <table:table-row table:style-name="ro1">
          <table:table-cell office:value-type="float" office:value="2012.05509" calcext:value-type="float">
            <text:p>2012.0550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six types of models were trained on the full training/cross-validation dataset and then tested on another 399 CT studies (Table 1). Corresponding detection results were assessed against radiology (COVID-CT) and nucleic acid tests (COVID-NAT).</text:p>
          </table:table-cell>
        </table:table-row>
        <table:table-row table:style-name="ro16">
          <table:table-cell office:value-type="float" office:value="2012.05509" calcext:value-type="float">
            <text:p>2012.05509</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assessment results, provided by Wuhan Union Hospital and Wuhan Liyuan Hospital [21]. Each CT scan is corresponding to a single person in the cohort, and studies without chest CT scans were not included. 761 patients were confirmed as COVID-19 positive by nucleic acid test (COVID-NAT). 998 studies were diagnosed as COVID-19 by radiologists using chest CT images (COVID-CT). 237 studies diagnosed as COVID-19 using CT scans but yet confirmed by the nucleic acid test were regarded as “suspected” cases. 331 COVID-19 negative cases were served as “control”. The severities of the COVID-19 patients were assessed by physicians based on the infection, symptoms, disease progression, and patient conditions, which can be categorized into control/suspected (type I), mild/regular (type II), and severe/critically ill (type III) (COVID-Severity). The cohort was split arbitrarily into training/cross-validation (70%, n = 930) and testing dataset (30%, n = 399). The split was stratified by COVID-NAT. The two datasets have similar class distributions. A summary of the study distribution and training/cross-validation vs testing split is shown in Table 1.</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Considering the widespread of COVID-19 across 191 countries/regions, the rapid increase of the number of new cases, and the success of deep learning in medical image analysis, there is an urgent need to develop a deep learningbased system for automated assessment of COVID-19. Several methods have been proposed and achieved promising results. For instance, Li et al. [14] proposed a ResNet50-based COVNet model, from which a series of CT image slices were feed into different network branches, and the feature maps obtained from individual branches were finally concatenated, for detection of COVID-19 and community-acquired pneumonia. Later, Harmon et al. [12] proposed an artificial intelligence (AI) system to detect COVID-19 pneumonia using multinational chest CT datasets, which achieved up to 90.8% accuracy. Similar performance was achieved by Sun et al. [15] and in this method, they first extracted imaging features from volumetric CT scans and proposed a deep forest network guided by adaptive feature selection for COVID-19 classification. Wang et al. [16] developed a tailored 2D convolutional neural network, named COVID-Net for the detection of COVID-19 using chest X-ray images. This model was later redesigned in [17] for COVID-19 CT image slice</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268" calcext:value-type="float">
            <text:p>268</text:p>
          </table:table-cell>
          <table:table-cell table:number-columns-repeated="2"/>
          <table:table-cell office:value-type="string" calcext:value-type="string">
            <text:p>feature maps of ShiftNet3D is ranging from 64 to 512; in comparison, the AFNN branch contains 256, 128, 64, and 32 nodes in its four hidden layers. To train deep learning models, i.e. ResNet3D structure), SqueezeNet3D, ShiftNet3D, and COVID-MTL, standard preprocessing and augmentation procedures were utilized, which including normalization, random rotation, flip, and crop (size of 200 x 250 x 250 pixels covering major lung regions). As for the training parameters, stochastic gradient descent (SGD) with Nesterov momentum of 0.9, weight decay of 5E-5, 80 epochs, and a batch size of 10 was used for all CNN models. A cosine learning rate scheduler [39, 40] was utilized and the learning rate was started with 0.005 and gradually declined to a minimum of 5E-5. He-normalization was adopted to initialize network weights. The number of draws ( n ) for Dirichlet is 2. The training distribution abovementioned hyperparameters were derived from the training/cross-validation dataset. More complicated 3D ResNet models, like the 3D version of ResNet-50, unable to be trained due to the limitation of GPU memory capacity. All CNN models were trained on two Nvidia RTX 2080Ti GPUs using the consistent settings. COVID-MTL can be trained with or without high-throughput inputs. The last epoch testing performances, which measured by precision, recall, F1 score, accuracy, and area under the curve (AUC), were reported.</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325" calcext:value-type="float">
            <text:p>325</text:p>
          </table:table-cell>
          <table:table-cell table:number-columns-repeated="2"/>
          <table:table-cell office:value-type="string" calcext:value-type="string">
            <text:p>[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 Wood, B. Turkbey, Artificial intelligence for the detection of COVID19 pneumonia on chest CT using multinational datasets, Nature Communications, 11 (2020) 4080. [13] S. Zhou, T. Zhu, Y. Wang, L. Xia, Imaging features and evolution on CT in 100 COVID-19 pneumonia patients in Wuhan, China, Eur Radiol, 30 (2020) 5446-5454. [14] L. Li, L. Qin, Z. Xu, Y. Yin, X. Wang, B. Kong, J. Bai, Y. Lu, Z. Fang, Q. Song, K. Cao, D. Liu, G. Wang, Q. Xu, X. Fang, S. Zhang, J. Xia, J. Xia, Using Artificial Intelligence to Detect COVID-19 and Community-acquired Pneumonia Based on Pulmonary CT: Evaluation of the Diagnostic Accuracy, Radiology, 296 (2020) E65-E71. [15] L. Sun, Z. Mo, F. Yan, L. Xia, F. Shan, Z. Ding, B. Song, W. Gao, W. Shao, F. Shi, Adaptive feature selection guided deep forest for covid-19 classification with chest ct, IEEE</text:p>
          </table:table-cell>
        </table:table-row>
        <table:table-row table:style-name="ro38">
          <table:table-cell office:value-type="float" office:value="2012.05509" calcext:value-type="float">
            <text:p>2012.05509</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8] S. Haseli, N. Khalili, M. Bakhshayeshkaram, M. Sanei Taheri, Y. Moharramzad, Lobar Distribution of COVID-19 Pneumonia Based on Chest Computed Tomography Findings; A Retrospective Study, Arch Acad Emerg Med, 8 (2020) e55e55. [9] M.-Y. Ng, E.Y. Lee, J. Yang, F. Yang, X. Li, H. Wang, M.M.-s. Lui, C.S.-Y. Lo, B. Leung, P.-L. Khong, C.K.-M. Hui, K.-y. Yuen, M.D. Kuo, Imaging Profile of the COVID19 Infection: Radiologic Findings and Literature Review, Radiology: Cardiothoracic Imaging, 2 (2020) e200034. [10] Q. Hu, H. Guan, Z. Sun, L. Huang, C. Chen, T. Ai, Y. Pan, L. Xia, Early CT features and temporal lung changes in COVID-19 pneumonia in Wuhan, China, European Journal of Radiology, (2020) 109017. [11] X. Xie, Z. Zhong, W. Zhao, C. Zheng, F. Wang, J. Liu, Chest CT for Typical Coronavirus Disease 2019 (COVID-19) Pneumonia: Relationship to Negative RT-PCR Testing, Radiology, 296 (2020) E41-E45. [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2] C. Huang, Y. Wang, X. Li, L. Ren, J. Zhao, Y. Hu, L. Zhang, G. Fan, J. Xu, X. Gu, Z. Cheng, T. Yu, J. Xia, Y. Wei, W. Wu, X. Xie, W. Yin, H. Li, M. Liu, Y. Xiao, H. Gao, L. Guo, J. Xie, G. Wang, R. Jiang, Z. Gao, Q. Jin, J. Wang, B. Cao, Clinical features of patients infected with 2019 novel coronavirus in Wuhan, China, The Lancet, 395 (2020) 497506. [3] W.H. Organization, Considerations in the investigation of cases and clusters of COVID-19: interim guidance, 22 October 2020, World Health Organization2020. [4] A. Tahamtan, A. Ardebili, Real-time RT-PCR in COVID19 detection: issues affecting the results, Taylor &amp; Francis2020. [5] E. Surkova, V. Nikolayevskyy, F. Drobniewski, Falsepositive COVID-19 results: hidden problems and costs, The Lancet Respiratory Medicine. [6] A.T. Xiao, Y.X. Tong, S. Zhang, False negative of RTPCR and prolonged nucleic acid conversion in COVID-19: Rather than recurrence, Journal of Medical Virology, 92 (2020) 1755-1756. [7] S. Woloshin, N. Patel, A.S. Kesselheim, False Negative Tests for SARS-CoV-2 Infection — Challenges and Implications, New England Journal of Medicine, 383 (2020) e38. [8] S. Haseli, N. Khalili, M. Bakhshayeshkaram, M. Sanei Taheri, Y. Moharramzad, Lobar Distribution of COVID-19 Pneumonia Based on Chest Computed Tomography Findings; A Retrospective Study, Arch Acad Emerg Med, 8 (2020) e55e55. [9] M.-Y. Ng, E.Y. Lee, J. Yang, F. Yang, X. Li, H. Wang, M.M.-s. Lui, C.S.-Y.</text:p>
          </table:table-cell>
        </table:table-row>
        <table:table-row table:style-name="ro14">
          <table:table-cell office:value-type="float" office:value="2012.05509" calcext:value-type="float">
            <text:p>2012.05509</text:p>
          </table:table-cell>
          <table:table-cell office:value-type="string" calcext:value-type="string">
            <text:p>dataset, code</text:p>
          </table:table-cell>
          <table:table-cell office:value-type="float" office:value="36" calcext:value-type="float">
            <text:p>36</text:p>
          </table:table-cell>
          <table:table-cell table:number-columns-repeated="2"/>
          <table:table-cell office:value-type="string" calcext:value-type="string">
            <text:p>The dataset (including 1,329 segmented chest CT scans and corresponding extracted high-throughput lung features), source code, and pretrained models will be released at a public repository upon acceptance of the paper.</text:p>
          </table:table-cell>
        </table:table-row>
        <table:table-row table:style-name="ro18">
          <table:table-cell office:value-type="float" office:value="2012.05509" calcext:value-type="float">
            <text:p>2012.05509</text:p>
          </table:table-cell>
          <table:table-cell office:value-type="string" calcext:value-type="string">
            <text:p>open-source data, data</text:p>
          </table:table-cell>
          <table:table-cell office:value-type="float" office:value="336" calcext:value-type="float">
            <text:p>336</text:p>
          </table:table-cell>
          <table:table-cell table:number-columns-repeated="2"/>
          <table:table-cell office:value-type="string" calcext:value-type="string">
            <text:p>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 [27] ArnavJain, K.S. Mader, DSB Lung Segmentation Algorithm (Candidate Generation and LUNA16 preprocessing: https://www.kaggle.com/arnavkj95/candidategeneration-and-luna16-preprocessing), Data Science Bowl 2017, Kaggle2017. [28] S. Ji, W. Xu, M. Yang, K. Yu, 3D Convolutional Neural Networks for Human Action Recognition, IEEE Transactions on Pattern Analysis and Machine Intelligence, 35 (2013) 221231. [29] L. Ge, H. Liang, J. Yuan, D. Thalmann, 3d convolutional neural networks for efficient and robust hand pose estimation from single depth images, Proceedings of the IEEE Conference on Computer Vision and Pattern Recognition2017, pp. 1991-2000. [30] H. Lu, H. Wang, Q. Zhang, S.W. Yoon, D. Won, A 3D Convolutional Neural Network for Volumetric Image Semantic Segmentation, Procedia Manufacturing, 39 (2019) 422-428.</text:p>
          </table:table-cell>
        </table:table-row>
        <table:table-row table:style-name="ro41">
          <table:table-cell office:value-type="float" office:value="2012.05509" calcext:value-type="float">
            <text:p>2012.05509</text:p>
          </table:table-cell>
          <table:table-cell office:value-type="string" calcext:value-type="string">
            <text:p>open-source data, data</text:p>
          </table:table-cell>
          <table:table-cell office:value-type="float" office:value="340" calcext:value-type="float">
            <text:p>340</text:p>
          </table:table-cell>
          <table:table-cell table:number-columns-repeated="2"/>
          <table:table-cell office:value-type="string" calcext:value-type="string">
            <text:p>Journal of Biomedical and Health Informatics, (2020). [16] L. Wang, Z.Q. Lin, A. Wong, COVID-Net: a tailored deep convolutional neural network design for detection of COVID-19 cases from chest X-ray images, Scientific Reports, 10 (2020) 19549. [17] Z. Wang, Q. Liu, Q. Dou, Contrastive Cross-Site Learning With Redesigned Net for COVID-19 CT Classification, IEEE Journal of Biomedical and Health Informatics, 24 (2020) 2806-2813. [18] M. Shorfuzzaman, M.S. Hossain, MetaCOVID: A Siamese neural network framework with contrastive loss for n-shot diagnosis of COVID-19 patients, Pattern Recognition, (2020) 107700. [19] Z. Wang, Y. Xiao, Y. Li, J. Zhang, F. Lu, M. Hou, X. Liu, Automatically discriminating and localizing COVID-19 from community-acquired pneumonia on chest X-rays, Pattern recognition, 110 (2021) 107613-107613. [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text:p>
          </table:table-cell>
        </table:table-row>
        <table:table-row table:style-name="ro34">
          <table:table-cell office:value-type="float" office:value="2012.05509" calcext:value-type="float">
            <text:p>2012.05509</text:p>
          </table:table-cell>
          <table:table-cell office:value-type="string" calcext:value-type="string">
            <text:p>open-source data, data</text:p>
          </table:table-cell>
          <table:table-cell office:value-type="float" office:value="348" calcext:value-type="float">
            <text:p>348</text:p>
          </table:table-cell>
          <table:table-cell table:number-columns-repeated="2"/>
          <table:table-cell office:value-type="string" calcext:value-type="string">
            <text:p>[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text:p>
          </table:table-cell>
        </table:table-row>
        <table:table-row table:style-name="ro2">
          <table:table-cell office:value-type="float" office:value="2012.13838" calcext:value-type="float">
            <text:p>2012.13838</text:p>
          </table:table-cell>
          <table:table-cell office:value-type="string" calcext:value-type="string">
            <text:p>benchmark</text:p>
          </table:table-cell>
          <table:table-cell office:value-type="float" office:value="51" calcext:value-type="float">
            <text:p>51</text:p>
          </table:table-cell>
          <table:table-cell table:number-columns-repeated="2"/>
          <table:table-cell office:value-type="string" calcext:value-type="string">
            <text:p>Alex Wang, Amanpreet Singh, Julian Michael, Felix Hill, Omer Levy, and Samuel Bowman. 2018. GLUE: A multi-task benchmark and analysis platIn Proform for natural language understanding. ceedings of the 2018 EMNLP Workshop BlackboxNLP: Analyzing and Interpreting Neural Networks for NLP.</text:p>
          </table:table-cell>
        </table:table-row>
        <table:table-row table:style-name="ro22">
          <table:table-cell office:value-type="float" office:value="2012.13838" calcext:value-type="float">
            <text:p>2012.13838</text:p>
          </table:table-cell>
          <table:table-cell office:value-type="string" calcext:value-type="string">
            <text:p>code available, dataset, code, github</text:p>
          </table:table-cell>
          <table:table-cell office:value-type="float" office:value="121" calcext:value-type="float">
            <text:p>121</text:p>
          </table:table-cell>
          <table:table-cell table:number-columns-repeated="2"/>
          <table:table-cell office:value-type="string" calcext:value-type="string">
            <text:p>Pretrained transformers achieve the state of the art across tasks in natural language processing, motivating researchers to investigate their inner mechanisms. One common direction is to understand what features are important for prediction. In this paper, we apply information bottlenecks to analyze the attribution of each feature for prediction on a black-box model. We use BERT as the example and evaluate our approach both quantitatively and qualitatively. We show the effectiveness of our method in terms of attribution and the ability to provide insight into how information ﬂows through layers. We demonstrate that our technique outperforms two competitive methods in degradation tests on four datasets. Code is available at https://github.com/bazingagin/IBA.</text:p>
          </table:table-cell>
        </table:table-row>
        <table:table-row table:style-name="ro14" table:visibility="filter">
          <table:table-cell office:value-type="float" office:value="2012.13838" calcext:value-type="float">
            <text:p>2012.1383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Marco Tulio Ribeiro, Sameer Singh, and Carlos Guestrin. 2016. “Why should i trust you?” explaining the predictions of any classiﬁer. In Proceedings of the 22nd ACM SIGKDD International Conference on Knowledge Discovery and Data Mining.</text:p>
          </table:table-cell>
        </table:table-row>
        <table:table-row table:style-name="ro31">
          <table:table-cell office:value-type="float" office:value="2012.13838" calcext:value-type="float">
            <text:p>2012.13838</text:p>
          </table:table-cell>
          <table:table-cell office:value-type="string" calcext:value-type="string">
            <text:p>data available, dataset, dataset provided</text:p>
          </table:table-cell>
          <table:table-cell office:value-type="float" office:value="104" calcext:value-type="float">
            <text:p>104</text:p>
          </table:table-cell>
          <table:table-cell table:number-columns-repeated="2"/>
          <table:table-cell office:value-type="string" calcext:value-type="string">
            <text:p>We use the test sets when the label is provided and use the dev sets otherwise. See Table 2 for details. Note that “IMDB” refers to the sentiment analysis dataset provided by Maas et al. (2011). “MNLI Matched” means that the training set and the test set have the same set of genres while “MNLI Mismatched” means that genres that appear in the test set don’t appear in the training set. Detailed information of the MNLI dataset can be found in Williams et al. (2018).</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 Detailed Parameters and 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2: Dataset Details.</text:p>
          </table:table-cell>
        </table:table-row>
        <table:table-row table:style-name="ro2">
          <table:table-cell office:value-type="float" office:value="2012.13838" calcext:value-type="float">
            <text:p>2012.1383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In this paper, we adopt an information-bottleneckbased approach to analyze attribution for transformers. Our method outperforms two widely used attribution methods across four datasets in sentiment analysis, document classiﬁcation, and textual entailment. We also analyze the information across layers both quantitatively and qualitatively.</text:p>
          </table:table-cell>
        </table:table-row>
        <table:table-row table:style-name="ro7">
          <table:table-cell office:value-type="float" office:value="2012.13838" calcext:value-type="float">
            <text:p>2012.1383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Our contributions are as follows: First, we are the ﬁrst to apply information bottlenecks (IB) for attribution to explain transformers. Second, we conduct quantitative analysis to investigate the accuracy of our method compared to other interpretability techniques. Finally, we examine the consistency of our method across layers in a case study. Across four datasets, our technique outperforms integrated gradients (IG) and local interpretable model-agnostic explanations (LIME), two widely adopted prediction attribution approaches.</text:p>
          </table:table-cell>
        </table:table-row>
        <table:table-row table:style-name="ro9">
          <table:table-cell office:value-type="float" office:value="2012.13838" calcext:value-type="float">
            <text:p>2012.13838</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e compare our method on BERT with two other representative model-agnostic instance-level methods—LIME (Ribeiro et al., 2016), which explores interpretable models for approximation and explanation, and integrated gradients (IG) (Sundararajan et al., 2017), a variation on computing the gradients of the predicted output with respect to input features. For a simple baseline, we also compare with “random,” whose attribution scores are assigned randomly to tokens. On each dataset, we ﬁne-tune BERT and apply these interpretability techniques to the model. We note the test accuracy and generate an attribution score for each token. Details of all parameters are attached in Appendix D.</text:p>
          </table:table-cell>
        </table:table-row>
        <table:table-row table:style-name="ro6">
          <table:table-cell office:value-type="float" office:value="2012.13838" calcext:value-type="float">
            <text:p>2012.13838</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We carry out experiments on NVIDIA RTX 2080 Ti GPUs with 11GB VRAM running PyTorch 1.4.0 and CUDA 10.0. A full technical description of our computing environment is released alongside our codebase. For LIME, we set N , the number of permuted samples drawn from the original dataset, to 100 as this reaches the limitation of GPU memory. Similarly, the number of steps of integrated gradients is set to 10 because it is more memory intensive. The average time of running 25000 in 0.00.20.40.60.81.0Degradation Fraction0.00.20.40.60.81.0Normalized Probability DropL1L2L3L4L5L6L7L8L9L10L11L12[CLS]ilikedthismoviealot.itreallyintriguedmehowdean##naandaliciabecamefriendsoverlayer1layer2layer3layer4layer5layer6layer7layer8layer9layer10layer11layer12[CLS]ilikedthismoviealot.itreallyintriguedmehowdean##naandaliciabecamefriendsoverlayer1layer2layer3layer4layer5layer6layer7layer8layer9layer10layer11layer12stances on the described GPU is about 10 hours for IBA, 13 hours for LIME, and 2 hours for IG.</text:p>
          </table:table-cell>
        </table:table-row>
        <table:table-row table:style-name="ro13">
          <table:table-cell office:value-type="float" office:value="2012.13838" calcext:value-type="float">
            <text:p>2012.13838</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Previous papers have demonstrated that gradientbased methods fail to capture all the information associated with the correct prediction (Li et al., 2016). To address this weakness, Schulz et al. (2020) insert information bottlenecks (Tishby et al., 2000) for attribution, attaining both stronger empirical performance and a theoretical upper bound on the information used. Additionally, mutual information is unconstrained by model and task (Guan et al., 2019). Thus, we adopt information bottlenecks for attribution (IBA) to interpret transformer models at the instance level. We apply IBA to BERT (Devlin et al., 2019) across ﬁve datasets in sentiment analysis, textual entailment, and document classiﬁcation. We show both qualitatively and quantitatively that the method capably captures information in the model’s token-level features, as well as insight into cross-layer behavior.</text:p>
          </table:table-cell>
        </table:table-row>
        <table:table-row table:style-name="ro11">
          <table:table-cell office:value-type="float" office:value="2012.13838" calcext:value-type="float">
            <text:p>2012.13838</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Interpretable Machine https://christophm.github.io/</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4. Simulation: percentage of recovered population in the canton of Geneva, aggregated data from 100 experiments with ±1σ error bands, compared to measured seroprevalence values</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3] Christina Corbane and Filip Sabo. European Settlement Map from Copernicus Very High Resolution data for reference year 2015. European Commission, Joint Research Centre (JRC), 2019. doi: 10.2905/8BD2B792-CC33-4C11-AFD1-B8DD60B44F3B.</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Kiesha Prem, Alex R Cook, and Mark Jit. “Projecting social contact matrices in 152 countries using contact surveys and demographic data”. In: PLoS computational biology 13.9 (2017), e1005697.</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Given a model function m(t; θ) and some data points D = {(tI , DI |i = 1, .., N } we deﬁned the vector of residuals as the diﬀerence between the model prediction and the data, that is Fi(θ) = m(ti; θ) − di.</text:p>
          </table:table-cell>
        </table:table-row>
        <table:table-row table:style-name="ro15" table:visibility="filter">
          <table:table-cell office:value-type="float" office:value="2101.03934" calcext:value-type="float">
            <text:p>2101.0393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 tk — the regime change dates. Some of the regime change points (the date of introduction of the new pandemic response policies) are known, but it still makes sense to consider them as free parameters: if the optimizer ﬁnds a regime change date completely on its own, from data only, it is a part of veriﬁcation that the model and the optimizer work correctly.</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approach also has some limitations. Full representation of the population on the level of in dividuals is computationally much more expensive than traditional compartmental models; while the computational resources required are still modest compared to many problems in computational physics, it makes continuous experiments and parameters optimization time-consuming and often impractical. Our approach requires some non-standard parameters which are hard to calculate from the observed data (such as the proportion of “locally” transmitted infections).</text:p>
          </table:table-cell>
        </table:table-row>
        <table:table-row table:style-name="ro21"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RESULTS AND DISCUSSION We developed a ﬂexible network simulation model for COVID-19 and tested it successfully with data from the canton of Geneva, Switzerland. Our system allows us not only to track and predict the epidemic progression, but also to simulate and evaluate various measures introduced to contain the spread of infection, such as limiting mobility and partial or complete lockdown. The simulation software also makes it possible to model the eﬀectiveness of vaccination and to choose which population groups (based on age or location) should be prioritized in vaccination to accelerate the development of population immunity.</text:p>
          </table:table-cell>
        </table:table-row>
        <table:table-row table:style-name="ro5"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i=1 where θ = (θ1, ..., θr) is a set of parameters which we want to estimate, N is the number of available data points, ρ is a loss function to reduce the inﬂuence of outliers, fi(θ) is the i-th component of the vector of residuals (in this particular simulation, we are ﬁtting for the number of hospitalizations, as the most objective and readily available statistics, assuming that the proportion of hospitalized patients always stays the same for each age group, at least within the region under consideration).</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We run a set of 100 simulations, each simulation starting with the same initial condition, in which a set of randomly chosen nodes are infected and all the other N − n0 nodes are susceptible (in this particular conﬁguration, n0 = 2). We measure the percentage of recovered nodes at the end of the simulation (ﬁnal size), and use the mean estimator from Seaborn [12] with ±1σ interval, to display the data from multiple simulations conveniently. The counts of nodes at diﬀerent states can be aggregated and transformed into diﬀerent indicators to be displayed as stochastic epidemic curves.</text:p>
          </table:table-cell>
        </table:table-row>
        <table:table-row table:style-name="ro20">
          <table:table-cell office:value-type="float" office:value="2101.03934" calcext:value-type="float">
            <text:p>2101.03934</text:p>
          </table:table-cell>
          <table:table-cell office:value-type="string" calcext:value-type="string">
            <text:p>data available, data</text:p>
          </table:table-cell>
          <table:table-cell office:value-type="float" office:value="320" calcext:value-type="float">
            <text:p>320</text:p>
          </table:table-cell>
          <table:table-cell table:number-columns-repeated="2"/>
          <table:table-cell office:value-type="string" calcext:value-type="string">
            <text:p>tions (scale-free, random, small-world) [2, 3, 4] on the spreading rate and value of the epidemic threshold. 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text:p>
          </table:table-cell>
        </table:table-row>
        <table:table-row table:style-name="ro19">
          <table:table-cell office:value-type="float" office:value="2101.03934" calcext:value-type="float">
            <text:p>2101.03934</text:p>
          </table:table-cell>
          <table:table-cell office:value-type="string" calcext:value-type="string">
            <text:p>data available, data</text:p>
          </table:table-cell>
          <table:table-cell office:value-type="float" office:value="326" calcext:value-type="float">
            <text:p>326</text:p>
          </table:table-cell>
          <table:table-cell table:number-columns-repeated="2"/>
          <table:table-cell office:value-type="string" calcext:value-type="string">
            <text:p>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 We therefore aimed to develop a geospatial network model, and calibrate it to the COVID-19 data from the canton of Geneva, Switzerland, to test its applicability and validity.</text:p>
          </table:table-cell>
        </table:table-row>
        <table:table-row table:style-name="ro21">
          <table:table-cell office:value-type="float" office:value="2101.03934" calcext:value-type="float">
            <text:p>2101.03934</text:p>
          </table:table-cell>
          <table:table-cell office:value-type="string" calcext:value-type="string">
            <text:p>data open-source , open-source, data</text:p>
          </table:table-cell>
          <table:table-cell office:value-type="float" office:value="21" calcext:value-type="float">
            <text:p>21</text:p>
          </table:table-cell>
          <table:table-cell table:number-columns-repeated="2"/>
          <table:table-cell office:value-type="string" calcext:value-type="string">
            <text:p>[12] Michael L Waskom. “Seaborn: statistical data visualization”. In: Journal of Open Source</text:p>
          </table:table-cell>
        </table:table-row>
        <table:table-row table:style-name="ro5">
          <table:table-cell office:value-type="float" office:value="2101.03934" calcext:value-type="float">
            <text:p>2101.03934</text:p>
          </table:table-cell>
          <table:table-cell office:value-type="string" calcext:value-type="string">
            <text:p>data, dataset provided</text:p>
          </table:table-cell>
          <table:table-cell office:value-type="float" office:value="49" calcext:value-type="float">
            <text:p>49</text:p>
          </table:table-cell>
          <table:table-cell table:number-columns-repeated="2"/>
          <table:table-cell office:value-type="string" calcext:value-type="string">
            <text:p>Surrogate model optimization To provide the initial epidemic parameters for the full simulation, we use surrogate model optimization. We ﬁt a stochastic SEIR model assuming homogeneous contact network to match the observed data on COVID-19 cases in Switzerland, provided by ETH Zurich [16].</text:p>
          </table:table-cell>
        </table:table-row>
        <table:table-row table:style-name="ro2">
          <table:table-cell office:value-type="float" office:value="2101.03934" calcext:value-type="float">
            <text:p>2101.0393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he distance matrix M is constructed using information about population density for each simulated region, obtained from the ESM2015 dataset [13]. The age-dependent contact matrix A is obtained from the work of Kiesha Prem et al [14], which extended the results of the POLYMOD project [15] to 152 countries.</text:p>
          </table:table-cell>
        </table:table-row>
        <table:table-row table:style-name="ro13">
          <table:table-cell office:value-type="float" office:value="2101.03934" calcext:value-type="float">
            <text:p>2101.03934</text:p>
          </table:table-cell>
          <table:table-cell office:value-type="string" calcext:value-type="string">
            <text:p>dataset, code</text:p>
          </table:table-cell>
          <table:table-cell office:value-type="float" office:value="147" calcext:value-type="float">
            <text:p>147</text:p>
          </table:table-cell>
          <table:table-cell table:number-columns-repeated="2"/>
          <table:table-cell office:value-type="string" calcext:value-type="string">
            <text:p>Simulation running The main simulation code is written in C++ (C++17), using the GDAL library for geospatial transformations and manipulations, and the nanof lann k-d tree implementation for radius queries. The population density map from the Global Human Settlement Layer dataset is loaded as a 2D array, with areas inside and outside the border marked separately. The state of the simulation is exported into an output log each day of the simulation as current SEIR counts, and as a PNG ﬁle representing the current state of population on the density map where susceptible individuals are represented by grey pixels, exposed — by orange pixels, infected — by red pixels, and removed — by green pixels. Localized infection clusters in the simulation, as well as directions of infection spreading, are therefore clearly visible.</text:p>
          </table:table-cell>
        </table:table-row>
        <table:table-row table:style-name="ro3">
          <table:table-cell office:value-type="float" office:value="2101.03934" calcext:value-type="float">
            <text:p>2101.03934</text:p>
          </table:table-cell>
          <table:table-cell office:value-type="string" calcext:value-type="string">
            <text:p>dataset, code, dataset provided, data</text:p>
          </table:table-cell>
          <table:table-cell office:value-type="float" office:value="171" calcext:value-type="float">
            <text:p>171</text:p>
          </table:table-cell>
          <table:table-cell table:number-columns-repeated="2"/>
          <table:table-cell office:value-type="string" calcext:value-type="string">
            <text:p>We compared the simulation outputs against the real world observation from the COVID-19 clinical dataset, provided by the Swiss Federal Oﬃce of Public Health [16]. The epidemic parameters obtained in the ﬁtting step were submitted to the main simulation code, which was then run 100 times independently. The initial mean contact radius r for the local transmission mode was set to 500 meters, as adapted from [17], and modiﬁed over time between 50m and 500 m according to changes in mobility as described in [18]. Proportions of global contacts were adapted from the same study to range between 0.01% and 1.00%, in line with mobility data. We used the number of hospitalizations as a reference output for comparison purposes. We considered hospitalizations to be a subclass of R (removed) compartment, as hospitalized patients normally do not infect anybody else. The proportions of infected individuals in each age group assumed</text:p>
          </table:table-cell>
        </table:table-row>
        <table:table-row table:style-name="ro6">
          <table:table-cell office:value-type="float" office:value="2101.03934" calcext:value-type="float">
            <text:p>2101.03934</text:p>
          </table:table-cell>
          <table:table-cell office:value-type="string" calcext:value-type="string">
            <text:p>package, code, code package</text:p>
          </table:table-cell>
          <table:table-cell office:value-type="float" office:value="171" calcext:value-type="float">
            <text:p>171</text:p>
          </table:table-cell>
          <table:table-cell table:number-columns-repeated="2"/>
          <table:table-cell office:value-type="string" calcext:value-type="string">
            <text:p>ABSTRACT We developed a model and a software package for stochastic simulations of transmission of COVID-19 and other similar infectious diseases, that takes into account contact network structures and geographical distribution of population density, detailed up to a level of location of individuals. Our analysis framework includes a surrogate model optimization process for quick ﬁtting of the model’s parameters to the observed epidemic curves for cases, hospitalizations and deaths. This set of instruments (the model, the simulation code, and the optimizer) is a useful tool for policymakers and epidemic response teams who can use it to forecast epidemic development scenarios in local environments (on the scale from towns to large countries) and design optimal response strategies. The simulation code also includes a geospatial visualization subsystem, presenting detailed views of epidemic scenarios directly on population density maps. We used the developed framework to draw predictions for COVID-19 spreading in the canton of Geneva, Switzerland.</text:p>
          </table:table-cell>
        </table:table-row>
        <table:table-row table:style-name="ro15">
          <table:table-cell office:value-type="float" office:value="2101.03934" calcext:value-type="float">
            <text:p>2101.03934</text:p>
          </table:table-cell>
          <table:table-cell office:value-type="string" calcext:value-type="string">
            <text:p>package, python</text:p>
          </table:table-cell>
          <table:table-cell office:value-type="float" office:value="55" calcext:value-type="float">
            <text:p>55</text:p>
          </table:table-cell>
          <table:table-cell table:number-columns-repeated="2"/>
          <table:table-cell office:value-type="string" calcext:value-type="string">
            <text:p>We wrote an adapter function for running the surrogate model and exporting the simulation results, and compared the results with the actual observed number of hospitalizations for the selected geographical region. Then we run a nonlinear least squares optimization routine curve_fit from scikit-optimize Python package, which works with arbitrary model functions.</text:p>
          </table:table-cell>
        </table:table-row>
        <table:table-row table:style-name="ro27">
          <table:table-cell office:value-type="float" office:value="2101.03934" calcext:value-type="float">
            <text:p>2101.03934</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REFERENCES [1] Wouter Van den Broeck et al. “The GLEaMviz computational tool, a publicly available software to explore realistic epidemic spreading scenarios at the global scale”. In: BMC infectious diseases 11.1 (2011), pp. 1–14.</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data contain details on the setup of every individual</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 Group the data points according to the subject ID.</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Experiments, presented in Section 6, conﬁrm that the inclusion of the proposed attraction factor enabled our QDT model to foresee the behavior of individual players to a higher degree than a CPT model without attraction factor. Our model also outperforms purely data driven methods such as feed-forward neural networks and random forest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Regularization. One major difﬁculty for the parameter estimation at the individual level was over-ﬁtting. Since the amount of data for each individual subject is limited, one response could greatly impact the value of the estimation. To address this problem, we added a regularization term in the target function, so it become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Effect of including catch trials. Catch trials are game trials with unfair options. For example, a gamble biased catch trial could have a gamble option of keeping 100 points with 70% chance and a sure option of keeping 40 points. We found out that including the catch trials in the training data set boosts the performance of both CPT and QDT model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were two time limits (1 s or 3 s) and three need levels (0, 2800, or 3600 points). Blocks were repeated for each unique combination, yielding six blocks with a total of (96 + 8) ∗ 6 = 624 observations per participant. In total, there were thus 624 ∗ 58 = 36192 data point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Yukalov and et al. (Yukalov and Sornette 2016a) extended this work to games with both gain and loss, and reﬁned the methodology for computing attraction and utility factors. The performance by QDT was compared to the famous experiments with CPT done by Kahneman and Tversky (Kahneman and Tversky 2013). The results show that the predictions were in good agreement with the empirical data on an aggregated level.</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7 Conclusions We present a method for modeling human decision-making using QDT, using several different attraction factor components to capture a range of irrational and subjective aspects of the decision-making. Experiments show that this modeling of the decision-maker’s state of mind enables a more accurate prediction of individual decisions than with classical CPT, which only models limited cognitive aspects. Moreover, the proposed model outperforms a range of data-driven method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2: The ability of predicting the probabilities of picking each option. Game trials are grouped into ten groups according to QDT calculated option probability for the gamble option. For each group, the proportion of game trials that the gamble option has been chose in the empirical data is plotted. The ideal result is that all ten points lie in the green interval. The vertical width of the green interval is 0.1 as each group represents a probability interval of length 0.1.</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use data collected by (Diederich, Wyszynski, and Traub 2020) from two experiments, both involving games with two-choice options, a sure option (where there is a lower but quaranteed gain) and a gamble option (where there is a higher gain but with some uncertainty). The game was always fair, in that the sure option and the gamble option always had the same expected value. The experiments were also designed with time constraints and minimum scores.</text:p>
          </table:table-cell>
        </table:table-row>
        <table:table-row table:style-name="ro22" table:visibility="filter">
          <table:table-cell office:value-type="float" office:value="2101.05851" calcext:value-type="float">
            <text:p>2101.0585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arameters are now tuned individually. To allow faster adaptation to new individuals, a good option is hierarchical parameter estimation (Murphy and ten Brincke 2018) with training ﬁrst on the group level and then ﬁne-tuning for each individual. Another future direction could be formulating more generally applicable attraction factor components that can be used in a variety of decision problems. Another interesting direction is to combine to model with deep neural networks. One major problem in applying deep neural networks in predicting human decisions is the lack of data. Our QDT model could be served as a cognitive model that can be used to generate massive human decision data. Approximate the attraction factor using neural networks could also</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2 Related Work Prospect Theory, with its development Cumulative Prospect Theory (CPT) (Tversky and Kahneman 1992), can be regarded as the classical approach to modeling human decision making under risk. It features several parameters that isolate and quantify psychological concepts such as loss aversion, subjective value functions for gains and losses, and probability weighting functions. These parameters can be estimated from data on an individual level (Harless and Camerer 1994; Harrison and Rutstr¨om 2009) if there are enough data supported for each subject, or in a hierarchical (Nilsson, Rieskamp, and Wagenmakers 2011; Murphy and ten Brincke 2018) fashion, ﬁrst on the aggregate level and then reﬁned for each individual. Mixture models have been used (Harrison and Rutstr¨om 2009; Conte, Hey, and Moffatt 2011) to account for the considerable heterogeneity observed in people’s risk-taking behavior.</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For each game trial, a sure and a gamble option were created as described above, with equal expected gain in the sure and gamble options and sure option presented either in a gain or loss context. The experiment designers also designed eight catch trials with non-equivalent sure and gamble options, to validate the systematicity of the decision-making. There were thus in total 4 ∗ 4 ∗ 2 + 8 = 40 different trials. Within each block, each game was presented twice in a random order, resulting in 80 trials per experimental block. Moreover, two different response time constraints (1 s or 3 s) and three levels of need (0, 2500, or 3500) were induced, deﬁned as the minimum number of points needed in order to keep the earned points during the games in this block. The blocks of trials were repeated twice for each response time constraint and once for each need level, yielding 80 ∗ 4 ∗ 3 = 960 game trials and in total 19 ∗ 960 = 18240 data points.</text:p>
          </table:table-cell>
        </table:table-row>
        <table:table-row table:style-name="ro43" table:visibility="filter">
          <table:table-cell office:value-type="float" office:value="2101.05851" calcext:value-type="float">
            <text:p>2101.05851</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References Birnbaum, M. H. 2004. Tests of rank-dependent utility and cumulative prospect theory in gambles represented by natural frequencies: Effects of format, event framing, and branch splitting. Organizational Behavior and Human Decision Processes 95(1): 40–65. Carbone, E. 1997. Investigation of stochastic preference theory using experimental data. Economics Letters 57: 305– 311. Conte, A.; Hey, J. D.; and Moffatt, P. G. 2011. Mixture models of choice under risk. Journal of Econometrics 162(1): 79–88. Diederich, A.; Wyszynski, M.; and Traub, S. 2020. Need, frames, and time constraints in risky decision-making. Theory and Decision 1–37. Favre, M.; Wittwer, A.; Heinimann, H. R.; Yukalov, V. I.; and Sornette, D. 2016. Quantum decision theory in simple risky choices. PLOS ONE 11(12). Harless, D. W.; and Camerer, C. F. 1994. The predictive utility of generalized expected utility theories. Econometrica: Journal of the Econometric Society 1251–1289. Harrison, G. W.; and Rutstr¨om, E. E. 2009. Expected utility theory and prospect theory: One wedding and a decent funeral. Experimental Economics 12(2): 133. Kahneman, D.; and Tversky, A. 2013. Prospect theory: An In Handbook of the Funanalysis of decision under risk. damentals of Financial Decision Making: Part I, 99–127. World Scientiﬁc. Kolmogorov, A. N.; and Bharucha-Reid, A. T. 2018. Foundations of the Theory of Probability: Second English Edition. Courier Dover Publications. Murphy, R. O.; and ten Brincke, R. H. 2018. Hierarchical maximum likelihood parameter estimation for cumulative</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s</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Dataset 1</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b) Dataset 2</text:p>
          </table:table-cell>
        </table:table-row>
        <table:table-row table:style-name="ro1">
          <table:table-cell office:value-type="float" office:value="2101.05851" calcext:value-type="float">
            <text:p>2101.0585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5: Simulation results for 1000 simulations. For each subject in each simulation, we calculate the proportion of game trials that has the same response as the empirical dataset. The distribution of the response similarity is plotted.</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Accuracy. Figure 1 represents the prediction accuracy of different models. For the QDT models, We choose the option with higher calculated option probability as the prediction result. The prediction accuracy is calculated as the proportion of correctly predicted game trials in the test dataset.</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ime plus frame effect attraction factor components perform the best when using alone, while memory and need effect components’ contribution are similar. When combing the memory component with Time+Frame effect components, the performance increase is not signiﬁcant for both two datasets. After adding qneed, the QDT model achieves the highest prediction accuracy for both datasets.</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ataset 1. 19 participants were involved in the ﬁrst experiment. Each participant needed to take three game sessions, where each session contained four blocks of trials. The participants were reimbursed per point gained in the games. The games had four different point amounts (25, 50, 75 or 100) and four probabilities of winning (0.3, 0.4, 0.6, or 0.7).</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f the choices are probabilistic, there will also be a hard barrier preventing the accuracy from being further increased. This is also mentioned by (Vincent et al. 2016) and (Murphy and ten Brincke 2018). This could also be an explanation to the performance difference between the two datasets. Game trials in dataset 1 could be more biased or easier to decide than game trials in dataset 2.</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Figure 2 shows the empirical choice proportion against the predicted option probability. We observe that nearly all the QDT models predict the option probability well, where the empirical statistics always stay within the acceptable interval. QDT using all four attraction factor components performs as best as the empirical statistics are closer to the middle point of each interval. On the other hand, CPT with logit choice function seems to overestimate the probabilities on both two datasets.</text:p>
          </table:table-cell>
        </table:table-row>
        <table:table-row table:style-name="ro27">
          <table:table-cell office:value-type="float" office:value="2101.05851" calcext:value-type="float">
            <text:p>2101.05851</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Dataset 2. Experiment 2 used the same design, but with 58 (new) participants. Each trial had initial amount 19, 20, 21, 39, 40, 41, 59, 60, 61, 79, 80 or 81, and winning probability 0.3, 0.4, 0.6, or 0.7, forming 12 ∗ 4 ∗ 2 = 96 different game setups with either positive or negative framing. Each block containing 96 regular game trials (with each setup present once) and 8 catch trials.</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ﬁrst calibration and parameterization of QDT on an empirical dataset was conducted in (Vincent et al. 2016). Their model combines logit-CPT to model the utility factor with a constant absolute risk aversion (CARA) function to account for the attraction factor. The CARA function represents the decision-makers’ will to avoid large risks. Experiments on a binary lottery dataset showed the proposed QDT model to outperform a pure logit-CPT model on both group and individual level. The difference was especially prominent for decision tasks with large risk, thanks to the CARA attraction factor function.</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or Dataset 2, we observe a performance boost of approximately 2% for both CPT and QDT models. The catch trials has the potential to capture some inﬂuential subconscious effects. Because there exists a clearly better option, any response that chooses the ”wrong” option could be caused by irrational aspects of the decision maker’s state of mind, such as great risk aversion under extreme time constraint or willing of avoiding uncertainty when the participant’s score is very close to the minimum needed score. The amount of such ”abnormal” responses in the catch trial reﬂect how</text:p>
          </table:table-cell>
        </table:table-row>
        <table:table-row table:style-name="ro39">
          <table:table-cell office:value-type="float" office:value="2101.05851" calcext:value-type="float">
            <text:p>2101.05851</text:p>
          </table:table-cell>
          <table:table-cell office:value-type="string" calcext:value-type="string">
            <text:p>dataset</text:p>
          </table:table-cell>
          <table:table-cell office:value-type="float" office:value="314" calcext:value-type="float">
            <text:p>314</text:p>
          </table:table-cell>
          <table:table-cell table:number-columns-repeated="2"/>
          <table:table-cell office:value-type="string" calcext:value-type="string">
            <text:p>Factor values and probability distribution. Figure 3 shows the distribution of utility factor values f(πgamble) and attraction factor values q(πgamble) on an aggregated level for dataset 1. The utility factor f(π) is deﬁned between 0 and 1; thus, the orange line only exists in that interval. The utility factor values are distributed in a relatively uniform way, without a signiﬁcant peak. There are comparably more game trials that have a utility factor value greater than 0.6, which indicates many participants in Dataset 1 are more inclined towards the gamble option without considering the impact of subconscious effects, even though every game trials are fair. On the other hand, the attraction factor values are distributed in a Gaussian-like distribution with a mean at zero. There are nearly no game trial and participant that gives a very extreme attraction factor values. The reason could be that the absolute value of the attraction factor is bounded by the minimum value between two utility factors, which means the absolute value of the attraction factor would never exceed 0.5. Besides, considering there are signiﬁcantly many game trials that have polarized utility factor values, either a small gamble option utility factor or a small sure option utility factor, the small amplitudes of attraction factors are not hard to understand. There are nearly equally many game trials on the positive side and negative side, one primary reason could be the intrinsic symmetric design of the experiments. E.g. for the framing effect; half of the game trials have a sure option described in a losing frame, while another half with a gain frame description. Therefore the values of the frame effect components will also be distributed symmetrically.</text:p>
          </table:table-cell>
        </table:table-row>
        <table:table-row table:style-name="ro7">
          <table:table-cell office:value-type="float" office:value="2101.05851" calcext:value-type="float">
            <text:p>2101.05851</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Data processing. The from (Diederich, Wyszynski, and Traub 2020) was in Microsoft Excel format, where each row contains the complete including the initial information about one game trial, amounts, probability of winning the gamble, time limit and the minimum needed score in the game block, etc. We also removed three subject’s data from Dataset 2 because of missing data entries. Therefore there are only 55 subjects in Dataset 2. We then process the data, for both Datasets 1 and 2, with the following steps:</text:p>
          </table:table-cell>
        </table:table-row>
        <table:table-row table:style-name="ro22">
          <table:table-cell office:value-type="float" office:value="2101.05851" calcext:value-type="float">
            <text:p>2101.05851</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Computer modeling of human decision making is of large importance for, e.g., sustainable transport, urban development, and online recommendation systems. In this paper we present a model for predicting the behavior of an individual during a binary game under different amounts of risk, gain, and time pressure. The model is based on Quantum Decision Theory (QDT), which has been shown to enable modeling of the irrational and subjective aspects of the decision making, not accounted for by the classical Cumulative Prospect Theory (CPT). Experiments on two different datasets show that our QDT-based approach outperforms both a CPT-based approach and data driven approaches such as feed-forward neural networks and random forests.</text:p>
          </table:table-cell>
        </table:table-row>
        <table:table-row table:style-name="ro38">
          <table:table-cell office:value-type="float" office:value="2101.05851" calcext:value-type="float">
            <text:p>2101.05851</text:p>
          </table:table-cell>
          <table:table-cell office:value-type="string" calcext:value-type="string">
            <text:p>dataset, data</text:p>
          </table:table-cell>
          <table:table-cell office:value-type="float" office:value="250" calcext:value-type="float">
            <text:p>250</text:p>
          </table:table-cell>
          <table:table-cell table:number-columns-repeated="2"/>
          <table:table-cell office:value-type="string" calcext:value-type="string">
            <text:p>Figure 1 demonstrates the accuracy comparison between the CPT model, three data-driven models, and three QDT models with different attraction factor functions. All the models perform better on the ﬁrst experiment than the second one. There could be two reasons, data size difference and repeated game trials. Dataset 1 has more data points per subject than Dataset 2 (960 versus 624), which means there is more information available for each subject in Dataset 1. There are also repeated game trials in Dataset 1, that are game trials with exactly the same settings. Although the player does not always choose the same option for the repeated game trials, this should still provide extra information to the models, especially when the repeated trials exist in both training and testing datasets. Among three datadriven models, ANN performs the worst and Random Forest achieves the highest accuracy for both two datasets. The biggest issue for ANN could be the small data size, there are just not enough data points for it to perform well. Random forest with 100 decision trees performs surprisingly well on Dataset 1, achieved an average accuracy of 80.03%. On the other hand, all three QDT models perform better than the CPT model. QDT using all four attraction components performs the best among all the models, surpasses Random Forest’s performance in both datasets.</text:p>
          </table:table-cell>
        </table:table-row>
        <table:table-row table:style-name="ro39">
          <table:table-cell office:value-type="float" office:value="2101.05851" calcext:value-type="float">
            <text:p>2101.05851</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tion probabilities calculated by QDT and CPT to simulate the experiments and compared them with empirical data. 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text:p>
          </table:table-cell>
        </table:table-row>
        <table:table-row table:style-name="ro19">
          <table:table-cell office:value-type="float" office:value="2101.05851" calcext:value-type="float">
            <text:p>2101.0585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 The added attraction factors capture the subconscious effects of these participants and thus, the option probabilities become more polarized, indicating one option is more preferable than the other. Therefore the QDT models always have a higher response similarity.</text:p>
          </table:table-cell>
        </table:table-row>
        <table:table-row table:style-name="ro1">
          <table:table-cell office:value-type="float" office:value="2101.05851" calcext:value-type="float">
            <text:p>2101.05851</text:p>
          </table:table-cell>
          <table:table-cell office:value-type="string" calcext:value-type="string">
            <text:p>source code</text:p>
          </table:table-cell>
          <table:table-cell office:value-type="float" office:value="9" calcext:value-type="float">
            <text:p>9</text:p>
          </table:table-cell>
          <table:table-cell table:number-columns-repeated="2"/>
          <table:table-cell office:value-type="string" calcext:value-type="string">
            <text:p>*The source codes will be available upon request</text:p>
          </table:table-cell>
        </table:table-row>
        <table:table-row table:style-name="ro28">
          <table:table-cell office:value-type="float" office:value="2101.05851" calcext:value-type="float">
            <text:p>2101.05851</text:p>
          </table:table-cell>
          <table:table-cell office:value-type="string" calcext:value-type="string">
            <text:p>used dataset, dataset, data</text:p>
          </table:table-cell>
          <table:table-cell office:value-type="float" office:value="41" calcext:value-type="float">
            <text:p>41</text:p>
          </table:table-cell>
          <table:table-cell table:number-columns-repeated="2"/>
          <table:table-cell office:value-type="string" calcext:value-type="string">
            <text:p>3. Shufﬂe the dataset and split into six data blocks. We used k-fold cross-validation to evaluate our model. Each data block will be used as a test dataset once while the other ﬁve are used for training.</text:p>
          </table:table-cell>
        </table:table-row>
        <table:table-row table:style-name="ro21">
          <table:table-cell office:value-type="float" office:value="2101.09991" calcext:value-type="float">
            <text:p>2101.09991</text:p>
          </table:table-cell>
          <table:table-cell office:value-type="string" calcext:value-type="string">
            <text:p>data available, dataset, data https</text:p>
          </table:table-cell>
          <table:table-cell office:value-type="float" office:value="2" calcext:value-type="float">
            <text:p>2</text:p>
          </table:table-cell>
          <table:table-cell table:number-columns-repeated="2"/>
          <table:table-cell office:value-type="string" calcext:value-type="string">
            <text:p>1The dataset</text:p>
          </table:table-cell>
        </table:table-row>
        <table:table-row table:style-name="ro24">
          <table:table-cell office:value-type="float" office:value="2101.09991" calcext:value-type="float">
            <text:p>2101.09991</text:p>
          </table:table-cell>
          <table:table-cell office:value-type="string" calcext:value-type="string">
            <text:p>data available, dataset, publicly available</text:p>
          </table:table-cell>
          <table:table-cell office:value-type="float" office:value="220" calcext:value-type="float">
            <text:p>220</text:p>
          </table:table-cell>
          <table:table-cell table:number-columns-repeated="2"/>
          <table:table-cell office:value-type="string" calcext:value-type="string">
            <text:p>We split the slides into a train set and a test set with a 70% to 30% ratio, resulting in 204 slides used for training and 88 for testing. Therefore, each slide is represented either in the train set or in the test set, but not in both. Following the approach in [9, 14], we release square patches cropped from the 292 slides. From each slide, we crop multiple non-overlapping square patches at different scales. We denote the side of the underlying physical area with σ, measured in µm, which we vary from 100 to 8000. The number of patches obtained for each slide hence depends on multiple factors including σ, the slide size and the polyp type. As common in similar datasets, the different classes are highly unbalanced in the dataset. We make publicly available a total of 9536 patches, 8669 of which extracted at σ = 800 (1812×1812 pixels patches) and 867 at σ = 7000 (15,855×15,855 pixels patches). These are the sizes that will be used in Sec. 4. Tab. 1 provides a summary of the class distribution for the whole slides and the released patches.</text:p>
          </table:table-cell>
        </table:table-row>
        <table:table-row table:style-name="ro11">
          <table:table-cell office:value-type="float" office:value="2101.09991" calcext:value-type="float">
            <text:p>2101.0999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 THE UNITOPATHO DATASET</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UNITOPATHO, A LABELED HISTOPATHOLOGICAL DATASET FOR COLORECTAL POLYPS CLASSIFICATION AND ADENOMA DYSPLASIA GRADING</text:p>
          </table:table-cell>
        </table:table-row>
        <table:table-row table:style-name="ro2">
          <table:table-cell office:value-type="float" office:value="2101.09991" calcext:value-type="float">
            <text:p>2101.09991</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niToPatho is a dataset of annotated high-resolution H&amp;E-stained images, comprising different histological samples of colorectal polyps, collected from patients undergoing cancer screening. The dataset is a collection of the most relevant patch images extracted</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our preliminary experiments on the UniToPatho dataset with a baseline strategy owing to state-of-the-art methods [6, 8]. The method which will be described in the next section builds upon the lessons learned during these experiments.</text:p>
          </table:table-cell>
        </table:table-row>
        <table:table-row table:style-name="ro9">
          <table:table-cell office:value-type="float" office:value="2101.09991" calcext:value-type="float">
            <text:p>2101.0999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analysis model for annotated tissue samples and perform a study on the generalization of neural models with external medical institutions. Their work describes a hierarchical evaluation mechanism to extend the classiﬁcation of tissue fragments to the entire slide. Song et al. [9] propose a patch-based fully-convolutional approach for the classiﬁcation and grading of adenomas, with a strong focus on model interpretability. They also highlight how different patch sizes should be used for adenomas classiﬁcation and grading. However, the scarcity of datasets large enough and suitably labeled represents a major a hurdle for training deep-learning based algorithms to predict polyp type and adenoma dysplasia grade.</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This work provides the following contributions towards automatic colorectal polyps characterization, in the framework of the DeepHealth [10] project. First, we make available UniToPatho1, a high-resolution annotated dataset of Hematoxylin and Eosin (H&amp;E)-stained colorectal images [11]. UniToPatho enables training deep neural networks to classify different colorectal polyps types and adenomas grading. We make available our annotated dataset as a collection of highresolution patches extracted at different scales. Second, we show that the direct application of a deep neural network fails to classify both the tissue type and adenoma dysplasia grade. Lastly, we propose a multi-resolution deep learning approach solving the previous issues, that achieves signiﬁcant accuracy in the characterization of colorectal polyps.</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First, we randomly color-jitter the patches described in the previous section to augment the dataset, as proposed in [8, 6]. Next, as in [6, 8], we train a deep convolutional neural network for image classiﬁcation on the patches belonging to the train slides. Namely, we train an ImageNet-pretrained ResNet-18 [7] with SGD for 50 epochs, with an initial learning rate of 0.01 decayed by a factor of 0.1 every 20 epochs. The output layer is reshaped to match the UniToPatho 6-class classiﬁcation problem. Each patch is downsampled to the standard 224×224 pixels ImageNet size prior being fed into the ResNet. We repeat the whole training process for different scales, choosing σ in the [100, 8000] range. For each σ, the trained network is eventually tested on the patches extracted at the same scale from the test slides.</text:p>
          </table:table-cell>
        </table:table-row>
        <table:table-row table:style-name="ro6">
          <table:table-cell office:value-type="float" office:value="2101.09991" calcext:value-type="float">
            <text:p>2101.09991</text:p>
          </table:table-cell>
          <table:table-cell office:value-type="string" calcext:value-type="string">
            <text:p>dataset</text:p>
          </table:table-cell>
          <table:table-cell office:value-type="float" office:value="195" calcext:value-type="float">
            <text:p>195</text:p>
          </table:table-cell>
          <table:table-cell table:number-columns-repeated="2"/>
          <table:table-cell office:value-type="string" calcext:value-type="string">
            <text:p>We analyze the the results of our preliminary experiments ﬁrst in terms of polyp type classiﬁcation accuracy, next in terms of adenoma grade prediction for adenoma samples only. In the following, the classiﬁcation accuracy will be deﬁned in terms of Balanced Accuracy (BA) to cope with the unbalanced samples in the dataset. In Tab. 2 (ﬁrst row) we show the BA achieved when attempting to discriminate all 6 classes with the baseline approach as function of the patch scale σ: it can be noted that even the best accuracy achieved at σ=1500 is quite low. Nonetheless, we conjecture that different polyp types can be better recognized at different scales: as a consequence, in Tab. 2 we also show the BA concerning the classiﬁcation of each single polyp type HP, TA, TVA plus NORM. The TA and TVA classes encompass the respective low grade (LG) and high grade (HG) subclasses. Indeed, breaking down the accuracy on a per-class basis reveals that different types of polyps achieve topclassiﬁcation accuracy at different scales.</text:p>
          </table:table-cell>
        </table:table-row>
        <table:table-row table:style-name="ro13">
          <table:table-cell office:value-type="float" office:value="2101.09991" calcext:value-type="float">
            <text:p>2101.09991</text:p>
          </table:table-cell>
          <table:table-cell office:value-type="string" calcext:value-type="string">
            <text:p>dataset, dataset provided</text:p>
          </table:table-cell>
          <table:table-cell office:value-type="float" office:value="126" calcext:value-type="float">
            <text:p>126</text:p>
          </table:table-cell>
          <table:table-cell table:number-columns-repeated="2"/>
          <table:table-cell office:value-type="string" calcext:value-type="string">
            <text:p>Histopathological characterization of colorectal polyps allows to tailor patients’ management and follow up with the ultimate aim of avoiding or promptly detecting an invasive carcinoma. Colorectal polyps characterization relies on the histological analysis of tissue samples to determine the polyps malignancy and dysplasia grade. Deep neural networks achieve outstanding accuracy in medical patterns recognition, however they require large sets of annotated training images. We introduce UniToPatho, an annotated dataset of 9536 hematoxylin and eosin (H&amp;E) stained patches extracted from 292 whole-slide images, meant for training deep neural networks for colorectal polyps classiﬁcation and adenomas grading. We present our dataset and provide insights on how to tackle the problem of automatic colorectal polyps characterization.</text:p>
          </table:table-cell>
        </table:table-row>
        <table:table-row table:style-name="ro36">
          <table:table-cell office:value-type="float" office:value="2101.09991" calcext:value-type="float">
            <text:p>2101.09991</text:p>
          </table:table-cell>
          <table:table-cell office:value-type="string" calcext:value-type="string">
            <text:p>dataset, publicly available</text:p>
          </table:table-cell>
          <table:table-cell office:value-type="float" office:value="192" calcext:value-type="float">
            <text:p>192</text:p>
          </table:table-cell>
          <table:table-cell table:number-columns-repeated="2"/>
          <table:table-cell office:value-type="string" calcext:value-type="string">
            <text:p>This work presents UniToPatho, a histopathological dataset of colorectal polypss obtained from 292 high-resolution annotated images. UniToPatho provides annotation for hyperplastic polyps, adenomas (tubular or tubulo-villous) and their dysplasia grade (low or high). We show that a single deep neural network fails at correctly classifying the tissue type. We highlight that each of the classes discriminant features are extracted at different resolutions, making a direct classiﬁcation of the tissue at a ﬁxed scale a sub-optimal approach. This observation allowed us to design a multi-resolution deep learning strategy that, employing an ensemble of classiﬁers, achieves 67% accuracy. From a clinical perspective, the most relevant results are the differentiation capability between tubular and tubulo-villous adenomas and the dysplasia grading, which are the most difﬁcult tasks for pathologists [19, 20, 21, 22]. The challenge to improve the automatic diagnostic accuracy is however still open, as UniToPatho is publicly available and still growing. Our future work will focus on collecting samples from other institutions to assess the cross-laboratory generalization capability.</text:p>
          </table:table-cell>
        </table:table-row>
        <table:table-row table:style-name="ro14" table:visibility="filter">
          <table:table-cell office:value-type="float" office:value="2102.01297" calcext:value-type="float">
            <text:p>2102.0129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0 – the data router communicates/sends-receives information in the network properly 1 – the data router does not communicate/send-receive information in the network</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Kauffman N-K or Boolean Networks (BN) [13-14] and PBNs [15-18] have been studied for biological systems modeling and their dynamics, and to infer their behaviors with statistical data analysis and simulation. This application is very well documented in bioinformatics for biological systems modeling [19-23], and for GRNs description [24-29]. The</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Device operation has been modeled by simulation of the network’s components, taking into consideration the reliability analysis in [1]. These simulations were performed for the IPR by modeling of its relevant components, based on the data of their Mean Time Between Failures (MTBF). The model is able to detect and isolate single and multiple IPR failure modes.</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n agent that performs unsupervised learning in its purest form is perceiving the states of the process it has under control, but will not get any information about the actions, and the control strategy is not evaluated. Unsupervised learning cannot be used to learn control strategies. A typical application of it is the identification of structure in data, as in data clustering.</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EPDS [36] are a group of sources and power lines that operate under common supervision in order to provide electrical power to end-users. Systems for electrical power delivery are formed by joining Distribution and Transmission Systems. Transmission Networks are meant to transport high voltage electricity over longer distances. Their high voltage loads are reduced at major load centers and then distributed to customers, where distribution Networks transport electricity from the Transmission Network to the customers. EPDSs are ubiquitous, from large ships to modern data centers. For our scope, we consider only Generation and Transmission Systems.</text:p>
          </table:table-cell>
        </table:table-row>
        <table:table-row table:style-name="ro28" table:visibility="filter">
          <table:table-cell office:value-type="float" office:value="2102.01297" calcext:value-type="float">
            <text:p>2102.01297</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calculate individual IPR reliability, we have divided them into three principal subsystems: power hardware (power circuit breakers), computer hardware (used for IPRto-IPR communications, routing and CPU functions), and the software that manages the device. The reliability estimates of each of the subsystems that compose the IPR are provided in [1]. The reliability of a circuit breaker was obtained from data sheets as 0.99330. Each IPR has two circuit breakers, a main breaker, and a redundant secondary. The reliability of data routers is estimated at 0.9009 (in a year). Lastly, software reliability is estimated at 0.99.</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8], the authors validated that PBNs are appropriate for modeling engineering systems through a system model, that was verified using model checking, and the simulation results compared with real machine data. In [7], this methodology was applied to a manufacturing process, to gather quantitative occurrence data for DFMEA. In [6], the methods were further expanded include the application of PBNs in industrial manufacturing processes, using intervention (guided perturbations) as guide to move a system away from fault conditions and catastrophe, thus postponing its failure. A formal and thorough description of BN and PBN is presented in [18].</text:p>
          </table:table-cell>
        </table:table-row>
        <table:table-row table:style-name="ro29" table:visibility="filter">
          <table:table-cell office:value-type="float" office:value="2102.01297" calcext:value-type="float">
            <text:p>2102.0129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e relevant genes of the IPR's PBN are its data router, software, and the main and secondary breakers [36]. For these, the state of their components determines the failure mode they are currently on, as per the categories. Category 1 is a type of fault, where the IPR acts appropriately and changes the state of the breakers on an Active Signal (AS), but may change them when switching is unnecessary. Category 2 describes the normal operation mode of the IPR. Category 3 describes a failure (catastrophic) of this device. Lastly, Category 4 describes a fault condition on which the device does not act upon an AS, and may also switch the breakers unnecessarily when there is no AS. Table 2 presents the predictor Boolean functions for every IPRs subsystems, based on their configuration.</text:p>
          </table:table-cell>
        </table:table-row>
        <table:table-row table:style-name="ro35" table:visibility="filter">
          <table:table-cell office:value-type="float" office:value="2102.01297" calcext:value-type="float">
            <text:p>2102.0129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bstract: The area of Smart Power Grids needs to constantly improve its efficiency and resilience, to provide high quality electrical power, in a resistant grid, managing faults and avoiding failures. Achieving this requires high component reliability, adequate maintenance, and a studied failure occurrence. Correct system operation involves those activities, and novel methodologies to detect, classify, and isolate faults and failures, model and simulate processes with predictive algorithms and analytics (using data analysis and asset condition to plan and perform activities). We showcase the application of a complex-adaptive, self-organizing modeling method, Probabilistic Boolean Networks (PBN), as a way towards the understanding of the dynamics of smart grid devices, and to model and characterize their behavior. This work demonstrates that PBNs are is equivalent to the standard Reinforcement Learning Cycle, in which the agent/model has an interaction with its environment and receives feedback from it in the form of a reward signal. Different reward structures were created in order to characterize preferred behavior. This information can be used to guide the PBN to avoid fault conditions and failures.</text:p>
          </table:table-cell>
        </table:table-row>
        <table:table-row table:style-name="ro37" table:visibility="filter">
          <table:table-cell office:value-type="float" office:value="2102.01297" calcext:value-type="float">
            <text:p>2102.0129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In genomic research, the main focus is to discern the manner in which cells exercise control and perform extensive numbers of operations that are needed for their operation and function. They are massively parallel and highly cohesive systems, and a path that considers a perspective supreme to that of a single gene is needed so we can understand these biological processes better. Genes, cells and molecules are networked systems that require a deeper understanding, in order to manufacture improved medicines and delivery mechanisms for treating and eradicating human disease. A mechanism for treating and processing massive quantities of data using computational methods and model checking can be used to understand the rules that govern them, and make more accurate predictions about how these systems behave. EPDSs are akin to GRNs because, in order to understand the main rules that control them, and to make accurate forecasts on how they will behave, endure or decline under a collection of prospects, models that correctly describe the system and its behavior are essential. The harmonized synergy, interaction and governance between genes and their products form these chains, in which gene expression is an important factor.</text:p>
          </table:table-cell>
        </table:table-row>
        <table:table-row table:style-name="ro25" table:visibility="filter">
          <table:table-cell office:value-type="float" office:value="2102.01297" calcext:value-type="float">
            <text:p>2102.0129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the 20th century, local grids started to arise, and since the early 21st, the industry has attempted to take advantage of telecommunications improvements to solve the limitations imposed by centralization, and the challenges brought with the use of renewable sources and new technology. The European Union Commission Task Force on Smart Grids has defined these as an “electricity network that can cost efficiently integrate the behavior and actions of all users connected to it – generators, consumers and those that do both – in order to ensure economically efficient, sustainable power system with low losses and high levels of quality and security of supply and safety”. Applying Signal Processing and Communications to the power grid has allowed a flow of data that is one of the defining elements of the smart grid. This includes the use of “Smart Devices”, such as the Intelligent Power Router (IPR). This device [1] was inspired on Internet routers, and it has a degree of intelligence that allows it to switch lines and shed loads. Devices such as the former allow the Electrical Power Distribution System (EPDS) to become reliable, resilient, flexible and efficient. With them, decisions can be made in the event of power failures or component malfunctions, coordinating with other devices in their vicinity to react to load, demands, faults, and emergencies. The basic elements of an IPR are show in Figure 1.</text:p>
          </table:table-cell>
        </table:table-row>
        <table:table-row table:style-name="ro11" table:visibility="filter">
          <table:table-cell office:value-type="float" office:value="2102.09717" calcext:value-type="float">
            <text:p>2102.0971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spite the remarkable performance in image classiﬁcation, GDumb appears much more data-hungry in BIQA.</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n this subsection, we evaluate different continual learning methods based on experience replay for BIQA, where previous data is partially accessible.</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this subsection, we present the quantitative and qualitative results in the case that no previous data is directly accessible when learning new tasks.</text:p>
          </table:table-cell>
        </table:table-row>
        <table:table-row table:style-name="ro15" table:visibility="filter">
          <table:table-cell office:value-type="float" office:value="2102.09717" calcext:value-type="float">
            <text:p>2102.0971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very ﬁrst step in experience replay is to manage the memory budget. Inspired by [62], we assume all tasks and all data in each task to be equally important. We greedily update a memory buffer M to accommodate new data while keeping a balanced task distribution, as presented in Algorithm 1.</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V Bounded Memory Footprint. The model capacity in the number of model parameters should be relatively ﬁxed, forcing the BIQA method to allocate its capacity wisely to achieve the Pareto optimum between plasticity and stability. Other memory overhead, e.g., to store old data and/or pseudo-labels should also remain bounded, or at least grow very slowly, with respect to the number of tasks seen so far [22].</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n this section, we describe a realistic and challenging experimental setup for continual learning of BIQA models, which strictly obeys Desiderata I and II. We divide the experiments into two parts according to the accessibility to previous data. As the proposed continual learning method is the ﬁrst of its kind, the performance comparison is done mainly with respect to its variants, some of which can be treated as performance upper bounds.</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irect optimization of Eq. (10) may cause catastrophic forgetting of old tasks (see Table 4). According to Desideratum III, we consider two cases: 1) no previous data is directly accessed, and the model can only train on new data [52]; 2) there is a preset memory budget for storing a small portion of samples from previous tasks. The preserved old data can be used for experience replay (also called rehearsal) to confront the catastrophic forgetting.</text:p>
          </table:table-cell>
        </table:table-row>
        <table:table-row table:style-name="ro43" table:visibility="filter">
          <table:table-cell office:value-type="float" office:value="2102.09717" calcext:value-type="float">
            <text:p>2102.09717</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With the increasing length of task sequence, soft regularization techniques may not sufﬁce to constrain the model parameters in feasible regions. A plausible solution is parameter isolation [52] as a form of hard regularization, which allows growing branches to accommodate new tasks [53] or masking learned parameters for previous tasks [54], [55], [56]. While parameter isolation effectively prevents catastrophic forgetting, it requires the task oracle to activate the corresponding branch or mask during inference. Experience replay methods are data-level continual learning solutions, which store old samples or generate pseudo-samples with generative models [52]. As a simple baseline, experience replay [57] has been combined with the reservoir sampling [58]. Rebufﬁ et al. [22] developed a class incremental learner, iCaRL, which stores a subset of exemplars per class for representation replay. During inference, iCaRL calculates the mean of each class in the learned feature space, and performs the nearest-mean-ofexemplars classiﬁcation. Lopez-Paz et al. [59] proposed gradient episodic memory (GEM), which was improved by Chaudhry et al. [60] in terms of efﬁciency. Aljundi [61] proposed to replay samples whose predictions will be most negatively impacted by the foreseen parameter updates (i.e., the most interfered). Most recently, Prabhu et al. [62] pointed out the caveats in the progress of continual learning for classiﬁcation. They proposed a na¨ıve method that greedily stores samples in the memory buffer, based on which a model is trained to achieve state-of-the-art performance.</text:p>
          </table:table-cell>
        </table:table-row>
        <table:table-row table:style-name="ro5">
          <table:table-cell office:value-type="float" office:value="2102.09717" calcext:value-type="float">
            <text:p>2102.09717</text:p>
          </table:table-cell>
          <table:table-cell office:value-type="string" calcext:value-type="string">
            <text:p>data available, dataset</text:p>
          </table:table-cell>
          <table:table-cell office:value-type="float" office:value="49" calcext:value-type="float">
            <text:p>49</text:p>
          </table:table-cell>
          <table:table-cell table:number-columns-repeated="2"/>
          <table:table-cell office:value-type="string" calcext:value-type="string">
            <text:p>We deﬁne the learning on a new IQA dataset as a new task in our continual learning setting. When training on the t-th dataset Dt, we assume no direct access to {Dk}t−1 k=1 for the moment, leading to the following training objective:</text:p>
          </table:table-cell>
        </table:table-row>
        <table:table-row table:style-name="ro41">
          <table:table-cell office:value-type="float" office:value="2102.09717" calcext:value-type="float">
            <text:p>2102.09717</text:p>
          </table:table-cell>
          <table:table-cell office:value-type="string" calcext:value-type="string">
            <text:p>data, code, dataset, github, code available, publicly available</text:p>
          </table:table-cell>
          <table:table-cell office:value-type="float" office:value="265" calcext:value-type="float">
            <text:p>265</text:p>
          </table:table-cell>
          <table:table-cell table:number-columns-repeated="2"/>
          <table:table-cell office:value-type="string" calcext:value-type="string">
            <text:p>Abstract—The explosive growth of image data facilitates the fast development of image processing and computer vision methods for emerging visual applications, meanwhile introducing novel distortions to processed images. This poses a grand challenge to existing blind image quality assessment (BIQA) models, which are weak at adapting to subpopulation shift. Recent work suggests training BIQA methods on the combination of all available human-rated IQA datasets. However, this type of approach is not scalable to a large number of datasets and is cumbersome to incorporate a newly created dataset as well. In this paper, we formulate continual learning for BIQA, where a model learns continually from a stream of IQA datasets, building on what was learned from previously seen data. We ﬁrst identify ﬁve desiderata in the continual setting with three criteria to quantify the prediction accuracy, plasticity, and stability, respectively. We then propose a simple yet effective continual learning method for BIQA. Speciﬁcally, based on a shared backbone network, we add a prediction head for a new dataset and enforce a regularizer to allow all prediction heads to evolve with new data while being resistant to catastrophic forgetting of old data. We compute the overall quality score by a weighted summation of predictions from all heads. Extensive experiments demonstrate the promise of the proposed continual learning method in comparison to standard training techniques for BIQA, with and without experience replay. We made the code publicly available at https://github.com/zwx8981/BIQA CL.</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8] H. Lin, V. Hosu, and D. Saupe, “KADID-10k: A large-scale artiﬁcially distorted IQA database,” in International Conference on Quality of Multimedia Experience, 2019, pp. 1–3.</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49" calcext:value-type="float">
            <text:p>49</text:p>
          </table:table-cell>
          <table:table-cell table:number-columns-repeated="2"/>
          <table:table-cell office:value-type="string" calcext:value-type="string">
            <text:p>[81] J. Deng, W. Dong, R. Socher, L.-J. Li, K. Li, and L. Fei-Fei, “ImageNet: A large-scale hierarchical image database,” in IEEE Conference on Computer Vision and Pattern Recognition, 2009, pp. 248–255.</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60" calcext:value-type="float">
            <text:p>60</text:p>
          </table:table-cell>
          <table:table-cell table:number-columns-repeated="2"/>
          <table:table-cell office:value-type="string" calcext:value-type="string">
            <text:p>[9] K. Ma, Z. Duanmu, Q. Wu, Z. Wang, H. Yong, H. Li, and L. Zhang, “Waterloo Exploration Database: New challenges for image quality assessment models,” IEEE Transactions on Image Processing, vol. 26, no. 2, pp. 1004–1016, Feb. 2017.</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94" calcext:value-type="float">
            <text:p>94</text:p>
          </table:table-cell>
          <table:table-cell table:number-columns-repeated="2"/>
          <table:table-cell office:value-type="string" calcext:value-type="string">
            <text:p>[10] D. Ghadiyaram and A. C. Bovik, “Massive online crowdsourced study of subjective and objective picture quality,” IEEE Transactions on Image Processing, vol. 25, no. 1, pp. 372–387, Jan. 2016. [11] V. Hosu, H. Lin, T. Sziranyi, and D. Saupe, “KonIQ-10k: An ecologically valid database for deep learning of blind image quality assessment,” IEEE Transactions on Image Processing, vol. 29, pp. 4041–4056, Jan. 2020.</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6] E. C. Larson and D. M. Chandler, “Most apparent distortion: Full-reference image quality assessment and the role of strategy,” Journal of Electronic Imaging, vol. 19, no. 1, pp. 1–21, Jan. 2010. [7] P. Nikolay, J. Lina, I. Oleg, L. Vladimir, E. Karen, A. Jaakko, V. Benoit, C. Kacem, C. Marco, B. Federica, and C.-C. J. Kuo, “Image database TID2013: Peculiarities, results and perspectives,” Signal Processing: Image Communication, vol. 30, pp. 57–77, Jan. 201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All LIVE</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e select six widely used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5313 LIVE 0.0523 CSIQ 0.0000 BID 0.0043 CLIVE KonIQ 0.0020 KADID 0.0520</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7563 LIVE 0.1919 CSIQ 0.0085 BID 0.0215 CLIVE KonIQ 0.0015 KADID 0.054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In this section, we give an overview of representative IQA datasets as different subpopulations from the image space X</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here SRCCtk is the SRCC result of the t-th model on the k-th dataset. We then deﬁne a mean plasticity index (mPI):</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e ﬁnd that in the continual learning setting the generalization of BIQA models is heavily inﬂuenced by the level of subpopulation shift between the seen and unseen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ee Table 1). We then discuss the progress of BIQA driven by the construction of IQA datasets. Finally, we review continual learning in a broader context.</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Fig. 4. The pairwise CORAL distances between the six IQA datasets with different distortion scenarios. A larger CORAL value indicates a higher level of dissimilarity between two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or a BIQA model trained on a sequence of T tasks (denoted by the T -th model), we compute the mean SRCC between model predictions and MOSs of each dataset as a measure of prediction accurac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 6. Perceptual scaling of images sampled from the six IQA datasets. The bar charts of weights and quality predictions of all heads are also presented alongside each image. The ﬁnal quality prediction ˆq(x) is shown in the subcaption. Zoom in for better distortion visibilit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also take the index of the maximum weight in KG as the prediction of the dataset the test image belongs to. We compare the confusion matrices of the pre-trained ResNet-18 and the VGG-like CNN in Table 8. The VGGlike distortion-aware representation achieves much higher gating accuracies, which is directly reﬂected in quality prediction improvements.</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Fig. 2. Images sampled from the deraining quality assessment dataset [63]. A larger MOS in the dataset denotes lighter rain density. It is not hard to observe that rain density is not monotonically correlated with perceived image quality. Therefore, the dataset violates Desideratum I and should be excluded from the task sequence for BIQA. Images are cropped for improved visibility.</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onduct a qualitative analysis of our LwF-KG model by sampling test images from the task sequence. Also shown in Fig. 6 are the bar charts of weights and quality predictions corresponding to each image. Although the proposed method is not jointly trained on all IQA datasets [18], [19], it successfully learns a common perceptual scale for all tasks, within which images are well perceptually aligned.</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In this paper, we take steps towards assessing and improving the robustness of BIQA models to subpopulation shift in a continual learning setting. The basic idea is that a BIQA model learns continually from a stream of IQA datasets, integrating new knowledge from the current dataset (i.e., plasticity) while preventing the forgetting of acquired knowledge from previously seen datasets (i.e., stability). To make continual learning for BIQA feasible,</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ccording to Desideratum I, it is desirable to work with a common perceptual scale. However, this is difﬁcult because we are only given a stream of T IQA datasets without the monotonic functions to map the associated MOSs. Inspired by [18], [19], we choose to learn a perceptual scale for all tasks by exploiting relative quality information. Speciﬁcally, given an image pair (x, y), we compute a binary label:</text:p>
          </table:table-cell>
        </table:table-row>
        <table:table-row table:style-name="ro4">
          <table:table-cell office:value-type="float" office:value="2102.09717" calcext:value-type="float">
            <text:p>2102.09717</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Synthetic Realistic Algorithm-dependent OthersNoiseMotionCompressionExposureDenoisingEnhancementContinually evolving BIQA modelInput spaceSetting ISetting IIDistortionscenarioDistortiontypeGAN3DAs discussed previously, different datasets may use different subjective procedures, leading to different perceptual scales of the collected MOSs. Even if two datasets happen to use the same subjective method, their MOSs may not be comparable due to differences in the purposes of the studies and the visual stimuli of interest. In Sections 3 and 4, we will give a careful treatment of this subtlety in continual learning for BIQA.</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IV No Test-Time Oracle. As advocated in [52], [70], a well-designed continual learning method should be independent of the task oracle to make predictions. That is, the method should be unaware of which dataset the test image belongs to. Desideratum IV is imperative in BIQA because if we know in advance the task label, we may be able to train separate and specialized models for each of the datasets, making continual learning for BIQA a trivial task.</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begin with the simpler replay-free case. Inspired by LwF [41], we add a regularizer to allow forgetting old knowledge gracefully. Before training the t-th task, we use the k-th output head to compute a probability ¯ptk(x, y) for each pair of (x, y) ∈ Pt according to Eq. (9). This creates t − 1 datasets {Ptk}t−1 k=1 with pseudo-labels to constrain the updated prediction ˆptk to be close to the recorded prediction ¯ptk. Again, we use the ﬁdelity loss to implement the constraint:</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example, good generalization in terms of SRCC on the unseen KonIQ-10K (with realistic distortions) is achieved by the proposed method when it has been learned on BID and CLIVE with realistic distortions compared to the one trained on LIVE and CSIQ with synthetic distortions only. We also observe that the proposed method generalizes marginally to KADID-10K when it is continually trained from the 1st to the 5th dataset. This is because KADID10K [8] contains some distinct distortion types that are not shared by previously trained datasets. In the future, we will improve the generalizability aspect of continually learned BIQA models using advanced machine learning technique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 ﬁnal note is that the number of parameters of the T prediction heads grows slowly compared to that of the backbone network1. It is important to note that the proposed KG mechanism is orthogonal to the selection of backbone networks and the number of parameters introduced by a new head can be further optimized based on backbone network selection. Meanwhile, the computations of the backbone network are shared across all prediction heads (see Fig. 3), which means that the computational overhead introduced by a new prediction head is negligible. Thus, our BIQA model meets Desideratum V and is rather scalable in terms of the number of training dataset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We also implement the expert gate module in [44], which relies on autoencoder-based reconstruction [86]. Our autoencoder consists of two fully-connected layers, one for encoding and the other for decoding, respectively, with ReLU in between. During inference, the weights are computed according to the reconstruction errors through a softmin function. The mSRCC and mPSI results are listed in Table 7, where we see that the proposed KG clearly outperforms the nearest-mean-of-exemplars and the expert gate. We believe this arises because the intra-variance of each dataset in BIQA (containing different distortion types at varying degradation levels) is relatively large, requiring multiple distortionaware centroids for task summarization.</text:p>
          </table:table-cell>
        </table:table-row>
        <table:table-row table:style-name="ro13">
          <table:table-cell office:value-type="float" office:value="2102.09717" calcext:value-type="float">
            <text:p>2102.09717</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I Common Perceptual Scale. This requires that the MOSs of IQA datasets should admit a common perceptual scale. there exists a monotonic function for each dataset to map its MOSs to this common scale. Otherwise, learning a single gw on multiple datasets continually is conceptually infeasible. Desideratum I excludes human-rated datasets that measure perceptual quantities closely related to image quality (e.g., visual contrast [64] and scene visibility [63], [65]). To highlight this point, we show some images from the deraining quality assessment dataset [63] in Fig. 2, with a smaller MOS indicating severer rain density. It is clear that rain density is not monotonically correlated with visual quality. Therefore, this dataset violates Desideratum I, and should be excluded from the task sequence for BIQA.</text:p>
          </table:table-cell>
        </table:table-row>
        <table:table-row table:style-name="ro8">
          <table:table-cell office:value-type="float" office:value="2102.09717" calcext:value-type="float">
            <text:p>2102.09717</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We also evaluate eight representative BIQA methods under the same task sequence in chronological order, including three opinion-unaware methods [15], [34], [83] that do not rely on human-rated IQA datasets for training and ﬁve opinion-aware methods [4], [5], [11], [33], [37] that learn from human perceptual scores. As summarized in Table 5, we ﬁnd that NIQE [15], dipIQ [83], and Ma19 [34] that do not learn continually deliver the maximal stability, but fail to adapt to changing distortion scenarios, resulting in poor plasticity and overall prediction accuracy. Moreover, none of the opinion-aware BIQA models is immune to catastrophic forgetting caused by the signiﬁcant subpopulation shift among tasks. DNN-based models that enjoy joint optimization of feature representation and quality prediction generally exhibit better plasticity than those based on handengineered NSS.</text:p>
          </table:table-cell>
        </table:table-row>
        <table:table-row table:style-name="ro6">
          <table:table-cell office:value-type="float" office:value="2102.09717" calcext:value-type="float">
            <text:p>2102.09717</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continually in Table 4. Note that all methods begin training on LIVE [2], and their SRCC results are the same before continually learning on any new task. There are several useful ﬁndings. First, we observe that subpopulation shift between different tasks signiﬁcantly oscillates the results of SL. This is not surprising because it is often challenging for BIQA models trained on datasets of synthetic distortions to perform well on datasets of realistic distortions (and vice versa) [31], [33]. Second, compared with SL, SH-CL generally improves on old tasks with similar performance on new tasks, achieving a better plasticity-stability trade off. Third, MH-CL and other regularization methods add a prediction head for each new task, which does not handle old tasks well, necessitating an effective mechanism to make full use of all learned heads. Fourth, regularization methods employing the KG module lead to better performance, especially on previous tasks. Compared with other regularization methods, LwF-KG delivers more stable performance. Last, all methods are upper bounded by JL as expected.</text:p>
          </table:table-cell>
        </table:table-row>
        <table:table-row table:style-name="ro34">
          <table:table-cell office:value-type="float" office:value="2102.09717" calcext:value-type="float">
            <text:p>2102.09717</text:p>
          </table:table-cell>
          <table:table-cell office:value-type="string" calcext:value-type="string">
            <text:p>dataset</text:p>
          </table:table-cell>
          <table:table-cell office:value-type="float" office:value="313" calcext:value-type="float">
            <text:p>313</text:p>
          </table:table-cell>
          <table:table-cell table:number-columns-repeated="2"/>
          <table:table-cell office:value-type="string" calcext:value-type="string">
            <text:p>including LIVE [2], CSIQ [6], BID [21], LIVE Challenge [10], KonIQ10K [11], and KADID-10K [8], whose details are summarized in Table 1. We leverage the CORrelation ALignment (CORAL) [79], a widely used non-parametric distance metric to measure the domain similarity, to quantify the dissimilarity between datasets. We deﬁne the CORAL loss as the distance between second-order statistics (i.e., covariances) of the VGG-like features of two datasets. As shown in Fig. 4, we ﬁnd that datasets with synthetic distortions (LIVE, CSIQ, and KADID-10K) are closer to each other compared to those with realistic distortions (and vice versa). We organize these datasets in chronological order, i.e., LIVE → CSIQ → BID → LIVE Challenge → KonIQ-10K → KADID-10K. In Subsection 5.4, we also test on task sequences of different orders to probe the order-robustness of the proposed method. We randomly sample 70% and 10% images from each dataset for training and validation, leaving the remaining for testing. We follow [18], [19] to form image pairs in {Pt}T t=1, whose numbers are given in Table 1. To ensure content independence in LIVE, CSIQ, and KADID-10K, we divide the training and test sets according to the reference images. Although in the proposed continual learning setting, test sets of future tasks are assumed to be inaccessible, we consider using them for cross-dataset performance evaluation. For each task, stochastic optimization is carried out by Adam [80] with λ = 10 in Eq. (12). The parameters of the</text:p>
          </table:table-cell>
        </table:table-row>
        <table:table-row table:style-name="ro36">
          <table:table-cell office:value-type="float" office:value="2102.09717" calcext:value-type="float">
            <text:p>2102.09717</text:p>
          </table:table-cell>
          <table:table-cell office:value-type="string" calcext:value-type="string">
            <text:p>dataset, benchmark</text:p>
          </table:table-cell>
          <table:table-cell office:value-type="float" office:value="237" calcext:value-type="float">
            <text:p>237</text:p>
          </table:table-cell>
          <table:table-cell table:number-columns-repeated="2"/>
          <table:table-cell office:value-type="string" calcext:value-type="string">
            <text:p>5.3.1 Quantitative Results We use the proposed mSRCC, mPI, mSI, and mPSI in Eq. (3), Eq. (4), Eq. (5), and Eq. (7) to benchmark the performance. From Table 3, we have several interesting observations. First, the unsatisfactory performance of SL calls for continual learning methods to mitigate catastrophic forgetting in BIQA. Second, SH-CL and MH-CL achieve similar mPI results with SL, but improves the mSI and mSRCC results upon SL by clear margins, indicating a vanilla knowledge accumulation process. Third, we see that the proposed KG mechanism leads to consistent performance gains over the baseline regularization methods. Among them, LwF-KG outperforms other regularizers in terms of mSRCC and mPSI, indicating a better plasticity-stability trade-off. Fourth, when the test-time oracle is available, the performance of all methods can be further improved. We also plot PSIt as a function of the task index t in Fig. 5, from which we ﬁnd that our method is more stable, and performs much better as the length of the task sequence increases. It is noteworthy that the ﬂuctuation of PSIt is mainly due to the difﬁculty of the newly incorporated dataset and the level of subpopulation shift with respect to previous ones.</text:p>
          </table:table-cell>
        </table:table-row>
        <table:table-row table:style-name="ro1">
          <table:table-cell office:value-type="float" office:value="2102.09717" calcext:value-type="float">
            <text:p>2102.09717</text:p>
          </table:table-cell>
          <table:table-cell office:value-type="string" calcext:value-type="string">
            <text:p>dataset, data</text:p>
          </table:table-cell>
          <table:table-cell office:value-type="float" office:value="45" calcext:value-type="float">
            <text:p>45</text:p>
          </table:table-cell>
          <table:table-cell table:number-columns-repeated="2"/>
          <table:table-cell office:value-type="string" calcext:value-type="string">
            <text:p>i.e., the average result of the model on the current dataset along the task sequence. Last, we deﬁne a mean stability index (mSI) by measuring the variability of model performance on old data when new learning has taken place:</text:p>
          </table:table-cell>
        </table:table-row>
        <table:table-row table:style-name="ro12">
          <table:table-cell office:value-type="float" office:value="2102.09717" calcext:value-type="float">
            <text:p>2102.0971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I Robust to Subpopulation Shift. It is empirically proven that existing BIQA models generalize reasonably to distortions with similar visual appearances to multiplicative noise; from LIVE [2] to CSIQ [6]). apparent datasets However, when (e.g., subpopulation shift to realistic synthetic distortions), the generalization of BIQA models remains particularly weak. Although the stream of training data may be distorted in arbitrary form (e.g.,</text:p>
          </table:table-cell>
        </table:table-row>
        <table:table-row table:style-name="ro22">
          <table:table-cell office:value-type="float" office:value="2102.09717" calcext:value-type="float">
            <text:p>2102.09717</text:p>
          </table:table-cell>
          <table:table-cell office:value-type="string" calcext:value-type="string">
            <text:p>dataset, data</text:p>
          </table:table-cell>
          <table:table-cell office:value-type="float" office:value="133" calcext:value-type="float">
            <text:p>133</text:p>
          </table:table-cell>
          <table:table-cell table:number-columns-repeated="2"/>
          <table:table-cell office:value-type="string" calcext:value-type="string">
            <text:p>nontrivial, and practical, we identify ﬁve desiderata: 1) common perceptual scale, 2) robust to subpopulation shift, 3) limited direct access to previous data, 4) no test-time oracle, and 5) bounded memory footprint. Furthermore, we describe a simple yet effective continual learning method for robust BIQA to subpopulation shift. Speciﬁcally, based on a shared and continually-updated backbone network, we add a quality prediction head for each new dataset as a way of promoting plasticity for learning new knowledge. Consolidation of previous knowledge is implemented by stabilizing predictions of previous heads. We summarize the current training dataset using K-means clustering in feature space and use the learned centroids to compute weights for ﬁnal quality prediction.</text:p>
          </table:table-cell>
        </table:table-row>
        <table:table-row table:style-name="ro9">
          <table:table-cell office:value-type="float" office:value="2102.09717" calcext:value-type="float">
            <text:p>2102.09717</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II Limited Access to Previous Data. This is the key learning that makes continual desideratum [52] learning. Experience replay continual continual learning relies on replaying (at least a small portion of) old data to ﬁght against catastrophic forgetting [22], [59], [60], [66], [67], [68], [69]. In the context of BIQA, Zhang et al. [18], [19] proposed to jointly train models on data from all tasks, which can be seen as a performance upper bound [52]. Desideratum III assumes limited access to previous data when training new tasks, meaning that the memory buffer should be carefully controlled within a preset budget. It puts no constraints on the format of old data, which can either be raw images in previous datasets or their feature summaries.</text:p>
          </table:table-cell>
        </table:table-row>
        <table:table-row table:style-name="ro3">
          <table:table-cell office:value-type="float" office:value="2102.09717" calcext:value-type="float">
            <text:p>2102.09717</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A straightforward adaptation to subpopulation shift is to ﬁne-tune model parameters with new data, which has been extensively practiced by the BIQA methods based on deep neural networks (DNNs). However, new learning may destroy performance on old data, a phenomenon known as catastrophic forgetting [17]. Recently, Zhang et al. [18], [19] proposed a dataset combination trick for training BIQA models against catastrophic forgetting. Despite demonstrated robustness to subpopulation shift, this type of method may suffer from three limitations. First, it is not scalable to handle a large number of datasets because of the computation and storage constraints. Second, it is inconvenient to accommodate a new dataset since training samples from all datasets are required for joint ﬁne-tuning. Third, some datasets may not be accessible after a period of time (e.g., due to privacy issues [20]), preventing na¨ıve dataset combination.</text:p>
          </table:table-cell>
        </table:table-row>
        <table:table-row table:style-name="ro13">
          <table:table-cell office:value-type="float" office:value="2102.09717" calcext:value-type="float">
            <text:p>2102.09717</text:p>
          </table:table-cell>
          <table:table-cell office:value-type="string" calcext:value-type="string">
            <text:p>dataset, data</text:p>
          </table:table-cell>
          <table:table-cell office:value-type="float" office:value="173" calcext:value-type="float">
            <text:p>173</text:p>
          </table:table-cell>
          <table:table-cell table:number-columns-repeated="2"/>
          <table:table-cell office:value-type="string" calcext:value-type="string">
            <text:p>Moreover, visual inspections of the bar charts reveal that the prediction head may only give accurate quality estimates for the dataset it is exposed to. Fortunately, the proposed KG mechanism can compensate for such prediction inaccuracy, assigning larger weights to the heads trained on images with similar distortions. For example, when evaluating the images sampled from LIVE [2] (see Fig. 6 (a)), the head trained on CSIQ [6] of similar synthetic distortions is also assigned relatively high weighting. As another example, KADID-10K [8] contains some distinct distortion types (e.g., spatial jitter in Fig. 6 (f)); consequently, the assigned weight for the head of KADID-10K tends to dominate. In the open visual world, if a new task is difﬁcult enough to fail the KG mechanism, we may leverage new data to improve the feature representation of the KG mechanism in the future.</text:p>
          </table:table-cell>
        </table:table-row>
        <table:table-row table:style-name="ro38">
          <table:table-cell office:value-type="float" office:value="2102.09717" calcext:value-type="float">
            <text:p>2102.09717</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This work establishes a new research direction in BIQA with many important topics left unexplored. First, it remains wide open whether we need to add or remove several desiderata to make continual learning for BIQA more practical. For example, it may be useful to add the online learning desideratum, where learning happens instantaneously with no distinct boundaries between tasks (or datasets). Second, better continual learning methods for BIQA are desirable to bridge the performance gap between the current method and the upper bound by joint learning. Third, with access to partial data of previous tasks, better experience replay strategies would be valuable directions to pursue. Fourth, the current work only considers two distortion scenarios, i.e., synthetic and realistic distortions, to construct the task sequence. In the future, it would be interesting to incorporate multiple distortion scenarios, representing severer subpopulation shift during training and testing. Last, the current work only explores small-length task sequences with a limited number of task orders. It is necessary to test the current method on task sequences with arbitrary length and in arbitrary order. It is also important to develop more order-robust and length-robust continual learning methods for BIQA.</text:p>
          </table:table-cell>
        </table:table-row>
        <table:table-row table:style-name="ro6">
          <table:table-cell office:value-type="float" office:value="2102.09717" calcext:value-type="float">
            <text:p>2102.09717</text:p>
          </table:table-cell>
          <table:table-cell office:value-type="string" calcext:value-type="string">
            <text:p>dataset, data</text:p>
          </table:table-cell>
          <table:table-cell office:value-type="float" office:value="219" calcext:value-type="float">
            <text:p>219</text:p>
          </table:table-cell>
          <table:table-cell table:number-columns-repeated="2"/>
          <table:table-cell office:value-type="string" calcext:value-type="string">
            <text:p>uses the predictions of the k-th head to compute a probability ¯ptk(x, y) as the pseudo label for (x, y) ∈ Mk, and trains the model using the ﬁdelity loss. The main difference between iCaRL-v1 and LwF is that they distill knowledge using image samples from the memory buffer M and the current dataset Dt, respectively. iCaRL-v2 is an advanced adaptation of iCaRL to BIQA. During learning from the t-th task, it performs the same as iCaRL-v1 for all previous heads, and optimizes the current head using the combination of Pt and PM (as in SHCL-ER). By doing so, the current head is also exposed to a portion of data from previous tasks, aiming for more accurate predictions. This motivates us to compute the ﬁnal quality score by ﬁrst aggregating predictions from old tasks with KG and then averaging it with the prediction of the current head. GDumb is a simple baseline [62] that trains a model with the memory buffer M only. Although GDumb is not specifically designed for continual learning, we include it in our experiments because GDumb performs competitively against many continual learning methods in image classiﬁcation [73].</text:p>
          </table:table-cell>
        </table:table-row>
        <table:table-row table:style-name="ro39">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Separate Learning (SL) is the de facto method in BIQA. We train the model with a single prediction head on one of the six training sets by optimizing Eq. (12) with λ = 0. Although SL is not a continual learning method, we incorporate it as a reference. Joint Learning (JL) is a recently proposed method [18], [19] to overcome the cross-dataset challenge (as a speciﬁc form of subpopulation shift) in BIQA. 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text:p>
          </table:table-cell>
        </table:table-row>
        <table:table-row table:style-name="ro40">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 Learning without Forgetting (LwF) in BIQA builds upon MH-CL by optimizing Eq. (12) with λ = 10. In other words, LwF introduces a stability regularizer to preserve the performance of previously seen data. Same as MH-CL, LwF relies on the latest head for quality prediction. The proposed method (LwF-KG) can be seen as the combination of LwF and KG. We also explore the task oracle to select the corresponding head for quality prediction, denoted by LwF-O.</text:p>
          </table:table-cell>
        </table:table-row>
        <table:table-row table:style-name="ro12">
          <table:table-cell office:value-type="float" office:value="2102.09717" calcext:value-type="float">
            <text:p>2102.09717</text:p>
          </table:table-cell>
          <table:table-cell office:value-type="string" calcext:value-type="string">
            <text:p>dataset, database</text:p>
          </table:table-cell>
          <table:table-cell office:value-type="float" office:value="49" calcext:value-type="float">
            <text:p>49</text:p>
          </table:table-cell>
          <table:table-cell table:number-columns-repeated="2"/>
          <table:table-cell office:value-type="string" calcext:value-type="string">
            <text:p>TABLE 1 Summary of IQA datasets used in our experiments. CLIVE stands for the LIVE Challenge Database. SS: Single stimulus. DS: Double stimulus. MS: Multiple stimulus. CQR: Continuous quality rating. ACR: Absolute category rating. CS: Crowdsourcing</text:p>
          </table:table-cell>
        </table:table-row>
        <table:table-row table:style-name="ro6">
          <table:table-cell office:value-type="float" office:value="2102.09717" calcext:value-type="float">
            <text:p>2102.09717</text:p>
          </table:table-cell>
          <table:table-cell office:value-type="string" calcext:value-type="string">
            <text:p>dataset, database</text:p>
          </table:table-cell>
          <table:table-cell office:value-type="float" office:value="212" calcext:value-type="float">
            <text:p>212</text:p>
          </table:table-cell>
          <table:table-cell table:number-columns-repeated="2"/>
          <table:table-cell office:value-type="string" calcext:value-type="string">
            <text:p>image quality, blind image quality assessment (BIQA) [1] has experienced an impressive series of successes due in part to the creation of human-rated image quality datasets over the years. For example, the LIVE dataset [2] marks the switch from distortion-speciﬁc [3] to generalpurpose BIQA [4], [5]. The CSIQ dataset [6] enables crossdataset comparison. The TID2013 dataset [7] and its successor KADID-10K [8] expose the difﬁculty of BIQA methods in generalizing to different distortion types. The Waterloo Exploration Database [9] tests model robustness to diverse content variations of natural scenes. The LIVE Challenge Database [10] probes the synthetic-to-real generalization, which is further evaluated by the KonIQ-10K [11] and SPAQ [12] datasets. Assuming that the input domain X of BIQA is the space of all possible images, each IQA dataset inevitably represents a tiny subpopulation of X (see Fig. 1). That is, BIQA models are bound to encounter subpopulation shift when deployed in the real world. It is thus of enormous value to build robust BIQA models to subpopulation shift.</text:p>
          </table:table-cell>
        </table:table-row>
        <table:table-row table:style-name="ro39">
          <table:table-cell office:value-type="float" office:value="2102.09717" calcext:value-type="float">
            <text:p>2102.09717</text:p>
          </table:table-cell>
          <table:table-cell office:value-type="string" calcext:value-type="string">
            <text:p>dataset, database, data</text:p>
          </table:table-cell>
          <table:table-cell office:value-type="float" office:value="328" calcext:value-type="float">
            <text:p>328</text:p>
          </table:table-cell>
          <table:table-cell table:number-columns-repeated="2"/>
          <table:table-cell office:value-type="string" calcext:value-type="string">
            <text:p>In the pre-dataset era, the research in BIQA dealt with speciﬁc distortion types, such as JPEG compression [3] and JPEG2000 compression [24]. Since the inception of the LIVE dataset, general-purpose BIQA began to be popular. Many early methods relied on natural scene statistics (NSS) extracted from either spatial domain [4], [15] or transform domain [25], [26]. The underlying assumption is that a measure of the destruction of statistical regularities of natural images [27] provides a reasonable approximation to perceived visual quality. Another line of work explored unsupervised feature learning for BIQA [5], [28]. Since the introduction of the LIVE Challenge Database, syntheticto-real generalization of BIQA models has received much attention. Ghadiyaram and Bovik [29] handcrafted a bag of statistical features speciﬁcally for authentic camera distortions. As the number of images in the newly released IQA datasets became larger, deep learning came into play and began to dominate the ﬁeld of BIQA. Many strategies were proposed to compensate for the lack of humanlabeled data, including patchwise training [13], [30], transfer learning [31], and quality-aware pre-training [14], [32], [33], [34], [35]. To confront the synthetic-to-real challenge (and vice versa), Zhang et al. [18], [19] proposed a computational method of training BIQA models on multiple datasets. Latest interesting BIQA studies include active learning for improved generalizability [36], meta-learning for fast adaptation [37], patch-to-picture mapping for local quality prediction [23], loss normalization for accelerated convergence [38], and adaptive convolution for contentaware quality prediction [39].</text:p>
          </table:table-cell>
        </table:table-row>
        <table:table-row table:style-name="ro19">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5" calcext:value-type="float">
            <text:p>335</text:p>
          </table:table-cell>
          <table:table-cell table:number-columns-repeated="2"/>
          <table:table-cell office:value-type="string" calcext:value-type="string">
            <text:p>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 From 2018 to 2019, two large-scale datasets, KADID-10K [8] and KonIQ-10K [11], were made publicly available, which significantly expand the number of synthetically and realistically distorted images, respectively. MOSs of the two datasets were sourced on crowdsourcing platforms using a single stimulus absolute category rating. In 2020, Fang et al. [12] constructed the SPAQ dataset for perceptual quality assessment of smartphone photography. Apart from MOSs, EXIF data, image attributes, and scene category labels were also recorded to facilitate the development of BIQA models for real-world applications. Concurrently, Ying et al. [23] built a large dataset that contains patch quality annotations.</text:p>
          </table:table-cell>
        </table:table-row>
        <table:table-row table:style-name="ro20">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7" calcext:value-type="float">
            <text:p>337</text:p>
          </table:table-cell>
          <table:table-cell table:number-columns-repeated="2"/>
          <table:table-cell office:value-type="string" calcext:value-type="string">
            <text:p>Hamid et al. [2] conducted the ﬁrst “large-scale” subjective user study of perceptual image quality. The resulting LIVE dataset [2] includes 779 distorted images with ﬁve synthetic distortion types at ﬁve to eight levels. Single stimulus continuous quality rating (SS-CQR) was adopted to collect the mean opinion scores (MOSs). In 2010, Larson et al. [6] released the CSIQ dataset, covering 866 images with six synthetic distortions at three to ﬁve levels, among which four types are shared by LIVE. A form of the multiple stimulus method was used for subjective testing, where a set of images were linearly displaced according to their perceived quality. 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text:p>
          </table:table-cell>
        </table:table-row>
        <table:table-row table:style-name="ro27">
          <table:table-cell office:value-type="float" office:value="2102.12245" calcext:value-type="float">
            <text:p>2102.12245</text:p>
          </table:table-cell>
          <table:table-cell office:value-type="string" calcext:value-type="string">
            <text:p>code available, code</text:p>
          </table:table-cell>
          <table:table-cell office:value-type="float" office:value="35" calcext:value-type="float">
            <text:p>35</text:p>
          </table:table-cell>
          <table:table-cell table:number-columns-repeated="2"/>
          <table:table-cell office:value-type="string" calcext:value-type="string">
            <text:p>The experiments for this project were run on an Nvidia Titan Xp with PyTorch and Google Colaboratory in interest for making the project readily deployable. The code for these experiments are available online1.</text:p>
          </table:table-cell>
        </table:table-row>
        <table:table-row table:style-name="ro11" table:visibility="filter">
          <table:table-cell office:value-type="float" office:value="2102.12245" calcext:value-type="float">
            <text:p>2102.1224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16] M. Rasouli, T. Sun, and R. Rajagopal, “Fedgan: Federated generative adversarial networks for distributed data,”</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gure 6: Bland-Altman plots of Mean Arterial Pressure on the unseen, unprocessed test data. (Left) A mean error of −4.23mmHg standard deviation of 23.7mmHg. (Right) Following a one-minute calibration period with a mean error of 2.54mmHg standard deviation of 23.7mmHg.</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previously in Section 3.6 we evaluate our framework based on a qualitative and quantitative perspective. Visually and therefore from a subjective qualitative perspective we determine that our federated T2TGAN framework has successfully modelled ABP from a single optical PPG signal alone. An example of real and generated data can be seen in Figure 5 below.</text:p>
          </table:table-cell>
        </table:table-row>
        <table:table-row table:style-name="ro28" table:visibility="filter">
          <table:table-cell office:value-type="float" office:value="2102.12245" calcext:value-type="float">
            <text:p>2102.12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s previously mentioned, we adopted the learning framework of CycleGAN for time series data to translate from one time series modality to another. Here we will explicitly deﬁne the Discriminator and Generator architecture of our T2T-GAN. The Generators GP A and GAP are two-layer stacked LSTMs with 50 hidden units in each layer and a fully connected layer at the output, with an input size of 1000, see Figure 3. The Discriminators DA and DP are 4-layer 1-dimensional CNN with a fully connected layer and sigmoid activation function at the output, see Figure 3.</text:p>
          </table:table-cell>
        </table:table-row>
        <table:table-row table:style-name="ro29" table:visibility="filter">
          <table:table-cell office:value-type="float" office:value="2102.12245" calcext:value-type="float">
            <text:p>2102.12245</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PPG has become a staple sensor in wearables and the main means of measuring the heart rate of end-users yet from a medical perspective ECG is the proven and more information-rich signal as a measure of the cardiac state. In addressing this issue Sarkar and Etemad [14] present their model CardioGAN that employs an adversarial training method to map PPG to ECG signals. CardioGAN utilises both time and frequency-domain features of the PPG to generate reliable 4-second long ECG signals. Our method implements a time-domain only discriminator to reduce an individual model’s overhead and is capable of generating 10-second long PPG and ABP waveforms from one another. We also take into account the personal data preserving methods and demonstrate real-world applications of such models.</text:p>
          </table:table-cell>
        </table:table-row>
        <table:table-row table:style-name="ro3" table:visibility="filter">
          <table:table-cell office:value-type="float" office:value="2102.12245" calcext:value-type="float">
            <text:p>2102.12245</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Slapniˇcar et al. implemented a spectro-temporal deep neural network (DNN) to model the dependencies that exist between PPG and BP waveforms. The authors used a PPG signal along with its ﬁrst and second derivatives and determined the network successful at modelling the dependent characteristics of BP [7]. El Hajj and Kyriacou implement recurrent neural networks (RNNs) for estimation of BP from PPG only [8]. Other works develop a statistical feature extraction and selection process followed by a regression-based predictive model, all of which achieve highquality BP estimation results from PPG data only [9]. Feature-free methods of BP estimation have also been completed previously through the use of a deep-learning-based prediction techniques with good results [10, 11]. However, these methods discussed thus far deal with BP prediction in discrete intervals, we build on this through the generation of continuous BP waveforms and BP prediction.</text:p>
          </table:table-cell>
        </table:table-row>
        <table:table-row table:style-name="ro3">
          <table:table-cell office:value-type="float" office:value="2102.12245" calcext:value-type="float">
            <text:p>2102.12245</text:p>
          </table:table-cell>
          <table:table-cell office:value-type="string" calcext:value-type="string">
            <text:p>data available, data</text:p>
          </table:table-cell>
          <table:table-cell office:value-type="float" office:value="147" calcext:value-type="float">
            <text:p>147</text:p>
          </table:table-cell>
          <table:table-cell table:number-columns-repeated="2"/>
          <table:table-cell office:value-type="string" calcext:value-type="string">
            <text:p>We design a Time series to Time series Generative Adversarial Network (T2T-GAN) (Figure 1), based on the popular CycleGAN that is capable of unpaired image-to-image translation [17]. The T2T-GAN can translate from one time series modality to another using cycle-consistency losses. More speciﬁcally, we implement the T2T-GAN for capturing the complex characteristic relationship between ABP and PPG and train this model to translate a PPG measurement into an accurate continuous ABP measurement. In the interest of data privacy and protection and real-world implementation, we opt for a decentralised learning approach here and implement federated learning. Having one central aggregate model and many decentralised models we can implement our framework without ever needing to handle individuals’ personal sensitive data. Comprehensive details of our method can be found in the section that follows.</text:p>
          </table:table-cell>
        </table:table-row>
        <table:table-row table:style-name="ro4">
          <table:table-cell office:value-type="float" office:value="2102.12245" calcext:value-type="float">
            <text:p>2102.12245</text:p>
          </table:table-cell>
          <table:table-cell office:value-type="string" calcext:value-type="string">
            <text:p>data available, data, data https</text:p>
          </table:table-cell>
          <table:table-cell office:value-type="float" office:value="21" calcext:value-type="float">
            <text:p>21</text:p>
          </table:table-cell>
          <table:table-cell table:number-columns-repeated="2"/>
          <table:table-cell office:value-type="string" calcext:value-type="string">
            <text:p>[15] “Federated learning: Collaborative machine learning without centralized training data,” Google AI, 2017.</text:p>
          </table:table-cell>
        </table:table-row>
        <table:table-row table:style-name="ro37">
          <table:table-cell office:value-type="float" office:value="2102.12245" calcext:value-type="float">
            <text:p>2102.12245</text:p>
          </table:table-cell>
          <table:table-cell office:value-type="string" calcext:value-type="string">
            <text:p>data available, used dataset, open-source data, dataset, open-source</text:p>
          </table:table-cell>
          <table:table-cell office:value-type="float" office:value="35" calcext:value-type="float">
            <text:p>35</text:p>
          </table:table-cell>
          <table:table-cell table:number-columns-repeated="2"/>
          <table:table-cell office:value-type="string" calcext:value-type="string">
            <text:p>Two open-source datasets were used in this experiment. The ﬁrst dataset "Cuff-Less Blood Pressure Estimation" is freely available on both Kaggle and UCI Machine Learning Repository. It contains preprocessed and validated</text:p>
          </table:table-cell>
        </table:table-row>
        <table:table-row table:style-name="ro3">
          <table:table-cell office:value-type="float" office:value="2102.12245" calcext:value-type="float">
            <text:p>2102.12245</text:p>
          </table:table-cell>
          <table:table-cell office:value-type="string" calcext:value-type="string">
            <text:p>data, data repository</text:p>
          </table:table-cell>
          <table:table-cell office:value-type="float" office:value="171" calcext:value-type="float">
            <text:p>171</text:p>
          </table:table-cell>
          <table:table-cell table:number-columns-repeated="2"/>
          <table:table-cell office:value-type="string" calcext:value-type="string">
            <text:p>Addressing data sharing and privacy issues we adopt a federated learning approach that was originally introduced by Google’s AI Blog [15] as a means to collaborate machine learning across mobile devices without the need to store data in a centralised repository. It enables remote devices to learn collaboratively with a shared global-model while keeping their training data on individual devices. The individual client-models train locally and send their weights to be aggregated on the global-model which can then be passed back as updated training weights for the client-models where training can continue. This entire process is known as a communication round. Rasouli et al. [16] presented one of the ﬁrst examples of implementing this training process as part of a GAN on image and energy data. We implement a similar training strategy for our framework to serve as proof of concept for distributed training across smartwatches to build a model such as the one presented in our paper.</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Test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est Dataset Validation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No Federated framework No Federated framework Validation Dataset</text:p>
          </table:table-cell>
        </table:table-row>
        <table:table-row table:style-name="ro7">
          <table:table-cell office:value-type="float" office:value="2102.12245" calcext:value-type="float">
            <text:p>2102.122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In the interest of providing a comprehensive evaluation of our T2TGAN we implement the dynamic time warping (DTW), root-mean-squared error (RMSE) and Pearson Correlation Coefﬁcient (PCC) algorithms as distance and similarity measures between the real and generated time series BP sequences for both the federated and un-federated approaches. These metrics allow us to quantify the similarities in structure of the blood pressure waveforms. This is implemented for the entire test dataset (150 minutes, 900 samples at 10 sec/sample) and a random sample of the validation dataset of equal size.</text:p>
          </table:table-cell>
        </table:table-row>
        <table:table-row table:style-name="ro9">
          <table:table-cell office:value-type="float" office:value="2102.12245" calcext:value-type="float">
            <text:p>2102.122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However, a qualitative evaluation cannot alone be considered a justiﬁcation of a successful framework due to the lack of a suitable objective measure. Therefore from a quantitative perspective, we compute DTW, RMSE error, and PCC of the real vs. generated continuous ABP signals. The time series similarity results on the validation and test datasets for both the federated and un-federated frameworks are displayed in Table 1 below. It can be seen that, as expected, the federated results are degraded slightly compared to the non-federated results. In both cases, the models perform seemly equal on the validation dataset as they do on the test dataset.</text:p>
          </table:table-cell>
        </table:table-row>
        <table:table-row table:style-name="ro38">
          <table:table-cell office:value-type="float" office:value="2102.12245" calcext:value-type="float">
            <text:p>2102.12245</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Ischemic heart disease is the highest cause of mortality globally each year. This not only puts a massive strain on the lives of those affected but also on the public healthcare systems. To understand the dynamics of the healthy and unhealthy heart doctors commonly use electrocardiogram (ECG) and blood pressure (BP) readings. These methods are often quite invasive, in particular when continuous arterial blood pressure (ABP) readings are taken and not to mention very costly. Using machine learning methods we seek to develop a framework that is capable of inferring ABP from a single optical photoplethysmogram (PPG) sensor alone. We train our framework across distributed models and data sources to mimic a large-scale distributed collaborative learning experiment that could be implemented across low-cost wearables. Our time series-to-time series generative adversarial network (T2TGAN) is capable of high-quality continuous ABP generation from a PPG signal with a mean error of 2.54mmHg and a standard deviation of 23.7mmHg when estimating mean arterial pressure on a previously unseen, noisy, independent dataset. To our knowledge, this framework is the ﬁrst example of a GAN capable of continuous ABP generation from an input PPG signal that also uses a federated learning methodology.</text:p>
          </table:table-cell>
        </table:table-row>
        <table:table-row table:style-name="ro39">
          <table:table-cell office:value-type="float" office:value="2102.12245" calcext:value-type="float">
            <text:p>2102.12245</text:p>
          </table:table-cell>
          <table:table-cell office:value-type="string" calcext:value-type="string">
            <text:p>dataset, data</text:p>
          </table:table-cell>
          <table:table-cell office:value-type="float" office:value="311" calcext:value-type="float">
            <text:p>311</text:p>
          </table:table-cell>
          <table:table-cell table:number-columns-repeated="2"/>
          <table:table-cell office:value-type="string" calcext:value-type="string">
            <text:p>To successfully evaluate our model we examine the mean arterial pressure (MAP) of generated samples. Using a completely independent test dataset from the training dataset grants us the freedom to implement a leave-one-out strategy and see how well our model generalises to other ABP-PPG datasets. We take the PPG measurements from the test dataset and pass them through our trained global deterministic function; P2A. This function converts our PPG signal to a corresponding ABP signal and we then calculate the MAP from the generated signal and compare it with the true MAP measurements from the real ABP signal. MAP is considered a better indicator of perfusion to vital organs than systolic blood pressure (SBP) [22]. It is important to note that we can retrieve the systolic and diastolic blood pressure (DBP) from the P2A signal which we use to calculate the MAP (2) rather than simply returning the mean of the continuous signal segment. We also present the Bland-Altman (BA) plots of the MAP error [23] that allow us to determine to what degree the generated ABP is a good substitute for the real ABP. The Association for the Advancement of Medical Instrumentation (AAMI) standard requires BP measuring methods to have a mean error (µ) and standard deviation (σ) of less than 5mmHg and 8mmHg respectively [24]. Following this, we then select the entire 150-minute period of the test-data and perform calibration on this data for the ﬁrst one-minute period only. This calibration is designed to remove user bias and provide more accurate results while mimicking a continuous BP measurement test that can be performed clinically. Bland-Altman plots are provided for the calibrated and uncalibrated measurements.</text:p>
          </table:table-cell>
        </table:table-row>
        <table:table-row table:style-name="ro5">
          <table:table-cell office:value-type="float" office:value="2102.12245" calcext:value-type="float">
            <text:p>2102.12245</text:p>
          </table:table-cell>
          <table:table-cell office:value-type="string" calcext:value-type="string">
            <text:p>dataset, data open-source </text:p>
          </table:table-cell>
          <table:table-cell office:value-type="float" office:value="2" calcext:value-type="float">
            <text:p>2</text:p>
          </table:table-cell>
          <table:table-cell table:number-columns-repeated="2"/>
          <table:table-cell office:value-type="string" calcext:value-type="string">
            <text:p>3.2 Dataset</text:p>
          </table:table-cell>
        </table:table-row>
        <table:table-row table:style-name="ro7">
          <table:table-cell office:value-type="float" office:value="2102.12245" calcext:value-type="float">
            <text:p>2102.12245</text:p>
          </table:table-cell>
          <table:table-cell office:value-type="string" calcext:value-type="string">
            <text:p>dataset, data, data repository</text:p>
          </table:table-cell>
          <table:table-cell office:value-type="float" office:value="93" calcext:value-type="float">
            <text:p>93</text:p>
          </table:table-cell>
          <table:table-cell table:number-columns-repeated="2"/>
          <table:table-cell office:value-type="string" calcext:value-type="string">
            <text:p>[21] D. Liu, M. Görges, and S. A. Jenkins, “University of Queensland Vital Signs Dataset: Development of an Accessible Repository of Anesthesia Patient Monitoring Data for Research,” Anesthesia &amp; Analgesia, vol. 114, no. 3, pp. 584–589, Mar. 2012. [Online]. Available: http://journals.lww.com/00000539-201203000-00015 [22] L. Bonsall, “Calculating the mean arterial pressure (map),” Lippincott NursingCenter, 2011. [Online]. Available:</text:p>
          </table:table-cell>
        </table:table-row>
        <table:table-row table:style-name="ro3">
          <table:table-cell office:value-type="float" office:value="2102.12245" calcext:value-type="float">
            <text:p>2102.12245</text:p>
          </table:table-cell>
          <table:table-cell office:value-type="string" calcext:value-type="string">
            <text:p>dataset, data, data repository</text:p>
          </table:table-cell>
          <table:table-cell office:value-type="float" office:value="165" calcext:value-type="float">
            <text:p>165</text:p>
          </table:table-cell>
          <table:table-cell table:number-columns-repeated="2"/>
          <table:table-cell office:value-type="string" calcext:value-type="string">
            <text:p>The test dataset "University of Queensland vital signs dataset: development of an accessible repository of anesthesia patient monitoring data for research" [21] provides a multitude of vital sign waveform data recorded from patients undergoing anesthesia at the Royal Adelaide Hospital. The physical state of patients under anesthesia contains marked changes to cardiovascular variables compared to ICU patients which serve to present a further challenge to our framework. We are concerned with the ABP and PPG measurements only from this dataset, these are sampled at 100 Hz. We select only one patient, namely Case 5 and segment the data into 10-second intervals which yields an [900, 2, 1000] dimensional vector (150 minutes) that constitutes the test dataset for our framework. We are only concerned with the PPG and ABP signals from these datasets, see Figure 2 for an example of the real data used in this work.</text:p>
          </table:table-cell>
        </table:table-row>
        <table:table-row table:style-name="ro36">
          <table:table-cell office:value-type="float" office:value="2102.12245" calcext:value-type="float">
            <text:p>2102.12245</text:p>
          </table:table-cell>
          <table:table-cell office:value-type="string" calcext:value-type="string">
            <text:p>dataset, data, data repository</text:p>
          </table:table-cell>
          <table:table-cell office:value-type="float" office:value="222" calcext:value-type="float">
            <text:p>222</text:p>
          </table:table-cell>
          <table:table-cell table:number-columns-repeated="2"/>
          <table:table-cell office:value-type="string" calcext:value-type="string">
            <text:p>To make the model perform closer to a real-world setting and to prevent data sharing to third-parties we implement the decentralised learning approach of Federated Learning. Our approach is limited to using one central server so to realise this learning method we split our dataset into N (where N = 20) equally sized random smaller data subsets and train N client-GANs on their own data with no cross-over from their respective subsets. The client-GANs are trained for e (where e = 5) epochs and their weights are then sent to a global-GAN that aggregates the received weights from the N clients-GANs. This global-GAN can then operate on unseen data or update the client-GANs with the aggregated global weights which eliminate the need for any data centralisation, see Figure 4 (left) for a visual example of our method. Of course in a real-world training and testing environment, the training data will not come from a centralised repository. The data will instead be generated by the end-users. Consumers will generate their own PPG data from their smartwatch, in this case, that will be used to train a local-model and communicate weights to and from a global-model, see Figure 4 (right) for a conceptual example.</text:p>
          </table:table-cell>
        </table:table-row>
        <table:table-row table:style-name="ro34">
          <table:table-cell office:value-type="float" office:value="2102.12245" calcext:value-type="float">
            <text:p>2102.12245</text:p>
          </table:table-cell>
          <table:table-cell office:value-type="string" calcext:value-type="string">
            <text:p>dataset, retrieve, data</text:p>
          </table:table-cell>
          <table:table-cell office:value-type="float" office:value="262" calcext:value-type="float">
            <text:p>262</text:p>
          </table:table-cell>
          <table:table-cell table:number-columns-repeated="2"/>
          <table:table-cell office:value-type="string" calcext:value-type="string">
            <text:p>Here we have presented a novel decentralised learning framework for the generation of continuous ABP data and MAP estimates using a single optical sensor alone. Although our results of a mean error of 2.54mmHg standard deviation of 23.7mmHg do not meet the AAMI criterion it must be stated that for our test dataset we obtained a completely separate dataset and carried out no further processing on the retrieved data other than segmentation. Our framework performs deceptively well due to the real-world-ness of the test dataset and the fact that, as stated before, the physical state of patients under anesthesia contain marked changes in their cardiovascular variables (ABP and PPG in this case) in comparison to patients in the ICU (training dataset). With further work on cleaning and preprocessing the datasets, we might observe improved results, such as the results observed in [12]. However, in keeping with noisy real-world data, we did not implement this as part of this work. Overall our framework lays the foundation for continuous ABP measurements on a large scale for the ﬁrst time by providing a real-world example of how our models learn from small subsets of personal data and generalise seemly well to previously unseen data. All this while using a sole PPG sensor which will subsequently lead to lower-cost devices and commodtisation of such. This may be one such solution for clinicians to remotely and accurately monitor patients’ cardiovascular states in their ﬁght against CVDs.</text:p>
          </table:table-cell>
        </table:table-row>
        <table:table-row table:style-name="ro11">
          <table:table-cell office:value-type="float" office:value="2102.12245" calcext:value-type="float">
            <text:p>2102.12245</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1GitHub Repository: https://github.com/Brophy-E/T2TGAN</text:p>
          </table:table-cell>
        </table:table-row>
        <table:table-row table:style-name="ro7">
          <table:table-cell office:value-type="float" office:value="2102.12245" calcext:value-type="float">
            <text:p>2102.12245</text:p>
          </table:table-cell>
          <table:table-cell office:value-type="string" calcext:value-type="string">
            <text:p>used dataset, dataset</text:p>
          </table:table-cell>
          <table:table-cell office:value-type="float" office:value="96" calcext:value-type="float">
            <text:p>96</text:p>
          </table:table-cell>
          <table:table-cell table:number-columns-repeated="2"/>
          <table:table-cell office:value-type="string" calcext:value-type="string">
            <text:p>We chose a total of 20 client-models for training as demonstrated in Figure 4. Each used an equal proportion of the dataset. 6 random clients were selected from the total client-models in each communication round to be trained. There were 10 communication rounds, following each round of training on the client-device the aggregation of weights is computed on the global-model. The total number of training rounds on each client was 5, with a batch size of 32. The total loss function of our T2T-GAN framework is calculated as:</text:p>
          </table:table-cell>
        </table:table-row>
        <table:table-row table:style-name="ro13">
          <table:table-cell office:value-type="float" office:value="2102.12245" calcext:value-type="float">
            <text:p>2102.12245</text:p>
          </table:table-cell>
          <table:table-cell office:value-type="string" calcext:value-type="string">
            <text:p>used dataset, dataset</text:p>
          </table:table-cell>
          <table:table-cell office:value-type="float" office:value="172" calcext:value-type="float">
            <text:p>172</text:p>
          </table:table-cell>
          <table:table-cell table:number-columns-repeated="2"/>
          <table:table-cell office:value-type="string" calcext:value-type="string">
            <text:p>ECG (electrocardiogram from channel II), PPG (ﬁngertip) and ABP (invasive arterial blood pressure (mmHg)) signals all sampled at 125 Hz [18, 19]. The raw ECG, PPG, and ABP signals were originally collected from PhysioNet [20]. This dataset is split into multiple parts and consists of several records, for our work we used the ﬁrst 5 (part1.mat − part5.mat) records and segmented them into 8-second intervals, that yielded 144000 training samples (320 hours) and the last 2 (part11.mat − part12.mat) records into 55000 validation samples (122 hours). However, as there might be more than one record per patient (which is not possible to distinguish) we use a second unrelated dataset to test our framework and observe its generalisability. Therefore we used an [144000, 2, 1000] dimensional vector that constituted the training dataset for our framework.</text:p>
          </table:table-cell>
        </table:table-row>
        <table:table-row table:style-name="ro2">
          <table:table-cell office:value-type="float" office:value="2102.13378" calcext:value-type="float">
            <text:p>2102.13378</text:p>
          </table:table-cell>
          <table:table-cell office:value-type="string" calcext:value-type="string">
            <text:p>benchmark</text:p>
          </table:table-cell>
          <table:table-cell office:value-type="float" office:value="52" calcext:value-type="float">
            <text:p>52</text:p>
          </table:table-cell>
          <table:table-cell table:number-columns-repeated="2"/>
          <table:table-cell office:value-type="string" calcext:value-type="string">
            <text:p>Wang W, Shen J, Guo F, Cheng MM, Borji A (2018) Revisiting video saliency: A large-scale benchmark and a new model. In: Proceedings of the IEEE Conference on Computer Vision and Pattern Recognition (CVPR), pp 4894– 4903, DOI 10.1109/CVPR.2018.00514</text:p>
          </table:table-cell>
        </table:table-row>
        <table:table-row table:style-name="ro11" table:visibility="filter">
          <table:table-cell office:value-type="float" office:value="2102.13378" calcext:value-type="float">
            <text:p>2102.1337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 Eye-tracking data collection</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Breeden K, Hanrahan P (2017) Gaze data for the analysis of attention in feature ﬁlms. ACM Transactions on Applied Perception 14(4), DOI 10.1145/3127588</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Furthermore, we hope that this data would help cinema scholars to quantify potential perceptual reasons to ﬁlmmaking conventions, assess continuity editing on sequences and hopefully improve models of automated edition (Galvane et al., 2015).</text:p>
          </table:table-cell>
        </table:table-row>
        <table:table-row table:style-name="ro5" table:visibility="filter">
          <table:table-cell office:value-type="float" office:value="2102.13378" calcext:value-type="float">
            <text:p>2102.13378</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nally, developing automated tools to extract similar high-level cinematic information could be particularly of interest, both for the design of such tools, as it would give cues on the way to design better visual attention models on cinematographic data, but also with its outcome, as it would allow the provision of large-scale annotated cinematic databases, which would give a new – quantitative – dimension to research on movie contents by cinema scholars.</text:p>
          </table:table-cell>
        </table:table-row>
        <table:table-row table:style-name="ro28" table:visibility="filter">
          <table:table-cell office:value-type="float" office:value="2102.13378" calcext:value-type="float">
            <text:p>2102.13378</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e ﬁeld of visual attention modeling for videos, a majority of the large-scale databases used to train various models contain mostly non-cinematographic stimuli. As we show in Section 6, this leads to consistent errors when saliency models are used on ﬁlm sequences. Moreover, most studies involving visual attention and movies use their own collected eye-tracking data, as the experimental setups are often very speciﬁc to the characteristics studied. However, there exists a few available eye-tracking databases on movie scenes, that can be general enough for modeling purposes.</text:p>
          </table:table-cell>
        </table:table-row>
        <table:table-row table:style-name="ro29" table:visibility="filter">
          <table:table-cell office:value-type="float" office:value="2102.13378" calcext:value-type="float">
            <text:p>2102.1337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order to deal with the incredibly large amount of data coming from our visual environment, human beings have developed a biological mechanism called overt visual attention. While watching a scene, the eye makes sudden noncontinuous movements called saccades, only stopping during events called ﬁxations. Eye ﬁxations occur so that regions of visual interest are centered on the densest zone in photoreceptors of the retina, called the fovea. This area is heavily packed with cone cells, which allows maximum visual acuity, even if it only represents approximately one degree of the visual ﬁeld. Several studies have shown that eye ﬁxations and visual attention are closely associated (Findlay, 1997). Therefore, studying gaze patterns is of great interest in a wide range of ﬁelds (Duchowski, 2002; Zhang et al., 2020). For instance, Karessli et al. (2017) showed</text:p>
          </table:table-cell>
        </table:table-row>
        <table:table-row table:style-name="ro31" table:visibility="filter">
          <table:table-cell office:value-type="float" office:value="2102.13378" calcext:value-type="float">
            <text:p>2102.13378</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After recording the data for all participants, we used the following cleaning procedure. First, we ensured that every participant had a gaze sampling rate of more than 90% (i.e. more than 90% of the sampled points were considered as valid). We then kept only points that were ﬂagged as ﬁxations, eliminating tracking errors due to blinks or other factors, as well as points recorded during saccades. This choice was motivated by the relatively low frequency rate of the eye-tracker, making the analysis of saccadic data impossible. Then, we discarded all points that fell in the letterboxing or outside the screen. Finally, we used the position of the remaining raw points to construct binary ﬁxation maps : for each frame, we create an image the same size of the frame, where we give the value 1 to each pixel where a ﬁxation point was ﬂagged during the time the frame was on screen (i.e. 1/24th of a second), and 0 to each pixel where no ﬁxation occurred.</text:p>
          </table:table-cell>
        </table:table-row>
        <table:table-row table:style-name="ro31">
          <table:table-cell office:value-type="float" office:value="2102.13378" calcext:value-type="float">
            <text:p>2102.13378</text:p>
          </table:table-cell>
          <table:table-cell office:value-type="string" calcext:value-type="string">
            <text:p>data available, dataset, database, github</text:p>
          </table:table-cell>
          <table:table-cell office:value-type="float" office:value="142" calcext:value-type="float">
            <text:p>142</text:p>
          </table:table-cell>
          <table:table-cell table:number-columns-repeated="2"/>
          <table:table-cell office:value-type="string" calcext:value-type="string">
            <text:p>In the process of making a movie, directors constantly care about where the spectator will look on the screen. Shot composition, framing, camera movements or editing are tools commonly used to direct attention. In order to provide a quantitative analysis of the relationship between those tools and gaze patterns, we propose a new eye-tracking database, containing gaze pattern information on movie sequences, as well as editing annotations, and we show how state-of-the-art computational saliency techniques behave on this dataset. In this work, we expose strong links between movie editing and spectators scanpaths, and open several leads on how the knowledge of editing information could improve human visual attention modeling for cinematic content. The dataset generated and analysed during the current study is available at https://github. com/abruckert/eye_tracking_filmmaking</text:p>
          </table:table-cell>
        </table:table-row>
        <table:table-row table:style-name="ro7">
          <table:table-cell office:value-type="float" office:value="2102.13378" calcext:value-type="float">
            <text:p>2102.13378</text:p>
          </table:table-cell>
          <table:table-cell office:value-type="string" calcext:value-type="string">
            <text:p>data available, dataset, github</text:p>
          </table:table-cell>
          <table:table-cell office:value-type="float" office:value="17" calcext:value-type="float">
            <text:p>17</text:p>
          </table:table-cell>
          <table:table-cell table:number-columns-repeated="2"/>
          <table:table-cell office:value-type="string" calcext:value-type="string">
            <text:p>the dataset generated and analysed during the current study is available at https://github.com/abruckert/eye_ tracking_filmmaking.</text:p>
          </table:table-cell>
        </table:table-row>
        <table:table-row table:style-name="ro3">
          <table:table-cell office:value-type="float" office:value="2102.13378" calcext:value-type="float">
            <text:p>2102.13378</text:p>
          </table:table-cell>
          <table:table-cell office:value-type="string" calcext:value-type="string">
            <text:p>data, database, benchmark</text:p>
          </table:table-cell>
          <table:table-cell office:value-type="float" office:value="168" calcext:value-type="float">
            <text:p>168</text:p>
          </table:table-cell>
          <table:table-cell table:number-columns-repeated="2"/>
          <table:table-cell office:value-type="string" calcext:value-type="string">
            <text:p>In this paper, we extend the work of Breeden and Hanrahan (2017) by proposing a new eye-tracking database on 20 different movie clips, of duration 2 to 7 minutes each. For each clip, we provide cinematographic features annotations drawn from Wu et al. (2017), such as the camera movement and angle, the framing size, and the temporal location of cuts and edits. Alongside with a comprehensive analysis of the collected data, we expose several strong correlations between high-level cinematographic features and gaze patterns, that can be easily used to improve visual attention modeling. We also perform a benchmark of visual attention models on this database, and we show that state-of-theart models often struggle to grasp and use these high-level cinematographic characteristics. Finally, we discuss several leads on how that information could be included in human visual attention models, in order to improve their performances on cinematic content.</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Camera motion is an efﬁcient tool used on set by the ﬁlmmaker to direct attention. For each shot of the database, we differentiate several possible camera motions:</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Table 4: Scores of two saliency models on the database, depending on hand-crafted editing features. Highest score for each metric and each model is bolded, lowest score is italicized.</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In this section, we evaluate several visual saliency models on our database, and highlight certain limitations of current dynamic saliency models. We also discuss how editing patterns can explain some of the failure cases of the models.</text:p>
          </table:table-cell>
        </table:table-row>
        <table:table-row table:style-name="ro12">
          <table:table-cell office:value-type="float" office:value="2102.13378" calcext:value-type="float">
            <text:p>2102.13378</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We also studied how the two best dynamic models, Zhang et al. (2020) and ACLNet (Wang et al., 2019), performed on our database, depending on shot, camera motion and camera angle characteristics. Table 4 shows the average results of the models depending on the annotation characteristics. Similarly to Subsection 5.2, we performed one-way ANOVAs to ensure that results within each table would yield signiﬁcant differences. In all cases, p-values were under 10−5.</text:p>
          </table:table-cell>
        </table:table-row>
        <table:table-row table:style-name="ro9">
          <table:table-cell office:value-type="float" office:value="2102.13378" calcext:value-type="float">
            <text:p>2102.13378</text:p>
          </table:table-cell>
          <table:table-cell office:value-type="string" calcext:value-type="string">
            <text:p>database</text:p>
          </table:table-cell>
          <table:table-cell office:value-type="float" office:value="129" calcext:value-type="float">
            <text:p>129</text:p>
          </table:table-cell>
          <table:table-cell table:number-columns-repeated="2"/>
          <table:table-cell office:value-type="string" calcext:value-type="string">
            <text:p>In this section, we explore several characteristics throughout our database, and analyze underlying relationships between editing patterns and eye ﬁxations patterns. In the following, we will often refer to ﬁxation maps and saliency maps. For each frame, the ﬁxation map is the binary matrix where each pixel value is 1 if a ﬁxation occurred at the pixel location during the frame, and 0 if not, as described previously. Saliency maps are obtained by convolving the ﬁxation maps with a 2-D Gaussian kernel, which variance is set to one degree of visual angle (in our case, one degree of visual angle equals to roughly 45 pixels), in order to approximate the size of the fovea.</text:p>
          </table:table-cell>
        </table:table-row>
        <table:table-row table:style-name="ro37">
          <table:table-cell office:value-type="float" office:value="2102.13378" calcext:value-type="float">
            <text:p>2102.13378</text:p>
          </table:table-cell>
          <table:table-cell office:value-type="string" calcext:value-type="string">
            <text:p>database</text:p>
          </table:table-cell>
          <table:table-cell office:value-type="float" office:value="234" calcext:value-type="float">
            <text:p>234</text:p>
          </table:table-cell>
          <table:table-cell table:number-columns-repeated="2"/>
          <table:table-cell office:value-type="string" calcext:value-type="string">
            <text:p>Films typically contain many high-level features aiming to attract or to divert the observers’ visual attention (Smith et al., 2012). These features can be of different sorts : the presence of faces or text, the framing properties, the scene composition, or the camera motion and angle, for instance. The timing of the shots, the selection of the shots from rushes by the editor and the narrative it creates are also high-level features speciﬁc to ﬁlms. Audio cues, like the presence of music or dialogue can also be considered as a form of high-level movie features, and have been increasingly studied as a way to improve visual attention models (Tavakoli et al., 2019). However, all of those features can prove very challenging to extract automatically, which can explain why saliency models seem to only learn nontemporal image characteristics, at the scale of the frame, like contrast- or texture-like information. We then used the database of Film Editing Patterns described in Wu et al. (2018) to select a hand-crafted set of high-level annotations that can help in the study of visual attention and gaze patterns on ﬁlms. More particularly, such annotations enable us to conduct quantitative analysis on the inﬂuence of these cinematographic features over visual attention.</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 overview</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3 Movies eye-tracking datasets</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In general, those results are quite low, compared to performances on non-cinematic video datasets (see for instance Wang et al. (2019)).</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Mathe S, Sminchisescu C (2015) Actions in the eye: Dynamic gaze datasets and learnt saliency models for visual recognition. IEEE Transactions on Pattern Analysis and Machine Intelligence 37(7):1408–1424, DOI 10.1109/TPAMI.2014.2366154</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4: Average saliency map of our dataset (a) compared to DHF1K (Wang et al., 2019) dataset (b) and to a centered gaussian map (c). Both average maps exclude the ﬁrst 10 frames of each clip.</text:p>
          </table:table-cell>
        </table:table-row>
        <table:table-row table:style-name="ro2">
          <table:table-cell office:value-type="float" office:value="2102.13378" calcext:value-type="float">
            <text:p>2102.133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length of the clips varies from 1 minute 30 to 7minutes. This length is voluntarily higher than in the other datasets presented in Section 2.3, in order to allow the observer to feel immersed in the sequence, and thus exhibiting In total, the dataset contains more natural gaze patterns.</text:p>
          </table:table-cell>
        </table:table-row>
        <table:table-row table:style-name="ro22">
          <table:table-cell office:value-type="float" office:value="2102.13378" calcext:value-type="float">
            <text:p>2102.13378</text:p>
          </table:table-cell>
          <table:table-cell office:value-type="string" calcext:value-type="string">
            <text:p>dataset</text:p>
          </table:table-cell>
          <table:table-cell office:value-type="float" office:value="154" calcext:value-type="float">
            <text:p>154</text:p>
          </table:table-cell>
          <table:table-cell table:number-columns-repeated="2"/>
          <table:table-cell office:value-type="string" calcext:value-type="string">
            <text:p>In their work, Breeden and Hanrahan (2017) use the area of the convex hull of the ﬁxation points, for each frame of their dataset. This allows to take into account all the ﬁxation points, and requires no prior hypothesis about the shape of the regions of interest. However, as they mention, this approach can only be viewed as an upper bound on IOC, as it is very sensitive to outliers. Using it on each frame also does not take into account the temporal aspect of movie viewing: if several observers watch the same two or three points of interest, chances are, if the points are spatially distant from one another, that the convex hull area will be high, even though all the observers exhibited similar gaze patterns in a different order, in terms of ﬁxation locations.</text:p>
          </table:table-cell>
        </table:table-row>
        <table:table-row table:style-name="ro36">
          <table:table-cell office:value-type="float" office:value="2102.13378" calcext:value-type="float">
            <text:p>2102.13378</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In order to remedy this issue, we used a leave-one-out approach, over a temporal sliding window. Assuming that there is N observers, we gather the locations of all the ﬁxation points of (N − 1) observers during a window of n frames, as well as the locations of the ﬁxation points of the left out observer. We then can build a saliency map using the ﬁxation points of the N −1 observers, by convolving the ﬁxation map with a 2-D Gaussian kernel, and use any saliency metric to compare it to the ﬁxation map (or saliency map) of the left out observer. The process is then iterated and averaged over all observers. To compare the saliency map of the N −1 observers to the left-out one, we used the Normalized Scanpath Saliency metric (NSS); more details about can be found in Le Meur and Baccino (2013). A high value of this score will mean that people tend to look in the same region, and a low value will indicate a higher dispersion in the ﬁxations. The main drawback of this way of computing IOC, especially for large-scale datasets, is its computational cost, as the process is iterated over every observers, and every n-frame window of the dataset.</text:p>
          </table:table-cell>
        </table:table-row>
        <table:table-row table:style-name="ro16">
          <table:table-cell office:value-type="float" office:value="2102.13378" calcext:value-type="float">
            <text:p>2102.13378</text:p>
          </table:table-cell>
          <table:table-cell office:value-type="string" calcext:value-type="string">
            <text:p>dataset</text:p>
          </table:table-cell>
          <table:table-cell office:value-type="float" office:value="236" calcext:value-type="float">
            <text:p>236</text:p>
          </table:table-cell>
          <table:table-cell table:number-columns-repeated="2"/>
          <table:table-cell office:value-type="string" calcext:value-type="string">
            <text:p>Recently, deep learning approaches managed to signiﬁcantly improve performances of attention models. The ﬁrst attempt of using automatically extracted features was conducted by Vig et al. (2014), and managed to outperform most models of the state of the art at the time. Later on, several deep learning models using transfer-learning were proposed, where features learned on large-scale classiﬁcation datasets were used, like DeepFix (Kruthiventi et al., 2017), SALICON (Huang et al., 2015), DeepNet (Pan et al., 2016) or Deep Gaze II (K¨ummerer et al., 2017). More recently, the emergence of large-scale ﬁxation datasets allowed for end-to-end approaches, in order to learn features more speciﬁc to visual saliency. These new models, like SalGan (Pan et al., 2017), SAM-VGG and SAM-Resnet (Cornia et al., 2018), or MSI-Net (Kroner et al., 2020), exhibit great predictive behaviors, and constitute a very strong baseline for modeling human visual attention. Dynamic models followed the same path towards deep learning, with models such as DeepVS (Jiang et al., 2018), ACLNet (Wang et al., 2018), Bak et al. (2018) or Gorji and Clark (2018). Simi 2</text:p>
          </table:table-cell>
        </table:table-row>
        <table:table-row table:style-name="ro41">
          <table:table-cell office:value-type="float" office:value="2102.13378" calcext:value-type="float">
            <text:p>2102.13378</text:p>
          </table:table-cell>
          <table:table-cell office:value-type="string" calcext:value-type="string">
            <text:p>dataset</text:p>
          </table:table-cell>
          <table:table-cell office:value-type="float" office:value="322" calcext:value-type="float">
            <text:p>322</text:p>
          </table:table-cell>
          <table:table-cell table:number-columns-repeated="2"/>
          <table:table-cell office:value-type="string" calcext:value-type="string">
            <text:p>Studying the average of the saliency maps usually reveals strong attentional biases. For instance, on static images, Tatler (2007) showed that humans tend to look at the center of the frame. That center bias is also commonly used as a lower baseline for saliency models. In order to avoid recording this bias too much, we did not take into account for our analysis the ﬁrst 10 frames of each clip, as people tend to look in the middle of the screen before each stimulus. This center bias is also strong on video stimuli: for instance, Fig. 4 (a) and (b) shows the average saliency map on our dataset and on the DHF1K dataset (Wang et al., 2019) respectively. However, the latter is composed of Youtube videos, with a great diversity in the content, and no cinematographic scenes, which might cause a different viewing bias. Fig. 4 (a) shows a peak density slightly above the center of the frame, which would indicate that ﬁlmmakers use a different composition rule. Fig. 4 (c) shows a centered Gaussian map, often used as a baseline for centered bias. Correlation between the average saliency map on our dataset and this centered Gaussian is 0.81, whereas the correlation between the average map on DHF1K and the centered Gaussian is 0.84, which highlights this position discrepancy between the two average saliency maps. This is consistent with the ﬁndings of Breeden and Hanrahan (2017), and is most likely due to the rule of thirds (Brown, 2016) stating that in cinematography, important elements of the scene should be placed on thirds lines, i.e. lines dividing the frame in thirds horizontally and vertically.</text:p>
          </table:table-cell>
        </table:table-row>
        <table:table-row table:style-name="ro12">
          <table:table-cell office:value-type="float" office:value="2102.13378" calcext:value-type="float">
            <text:p>2102.13378</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We have collected eye-tracking data from 24 volunteers (11 female and 13 male), aged 19 to 56 (average 28.8). Participants were split into two groups, each group watching half of the videos. A few observers were part of both groups, and viewed the whole dataset. In total, we acquired exploitable eye ﬁxation data for 14 participants for each video. Details of the sequences viewed by each group can be found in supplementary material.</text:p>
          </table:table-cell>
        </table:table-row>
        <table:table-row table:style-name="ro13">
          <table:table-cell office:value-type="float" office:value="2102.13378" calcext:value-type="float">
            <text:p>2102.13378</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Hollywood-2 (Mathe and Sminchisescu, 2015) includes 1707 movie clips, from 69 Hollywood movies, as well as ﬁxation data on those clips from 19 observers. Observers were split into three groups, each with a different task (3 observers free-viewing, 12 observers with an action recognition task, and 4 observers with a context recognition task). Each group being relatively small, the common way to use this data for visual attention modeling is by merging those groups, thus introducing potential biases. The large scale of this dataset (around 20 hours of video) is well ﬁt for training deep saliency models, however few conclusions regarding gaze patterns on movies can be drawn from the data itself, since it mainly focuses on task-driven viewing mode, and that each clip is only around 15 seconds long.</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55" calcext:value-type="float">
            <text:p>55</text:p>
          </table:table-cell>
          <table:table-cell table:number-columns-repeated="2"/>
          <table:table-cell office:value-type="string" calcext:value-type="string">
            <text:p>Table 3: Scores of several saliency models on the database. Non-deep models are marked with *. Best performances are bolded. †Note that the testing dataset for the retrained ACLNet model is not exactly the same as the other models, as it is a subset of half of our dataset.</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76" calcext:value-type="float">
            <text:p>76</text:p>
          </table:table-cell>
          <table:table-cell table:number-columns-repeated="2"/>
          <table:table-cell office:value-type="string" calcext:value-type="string">
            <text:p>In Wu et al. (2017), the authors proposed a language called Film Editing Patterns (FEP) to annotate the production and edition style of a ﬁlm sequence. Alongside this formalization of cinematographic rules, they present an open database of annotations on several ﬁlm sequences, for pattern analysis purposes. In order to simplify the annotation process of our dataset, we decided to use the same clips.</text:p>
          </table:table-cell>
        </table:table-row>
        <table:table-row table:style-name="ro7">
          <table:table-cell office:value-type="float" office:value="2102.13378" calcext:value-type="float">
            <text:p>2102.13378</text:p>
          </table:table-cell>
          <table:table-cell office:value-type="string" calcext:value-type="string">
            <text:p>dataset, database</text:p>
          </table:table-cell>
          <table:table-cell office:value-type="float" office:value="113" calcext:value-type="float">
            <text:p>113</text:p>
          </table:table-cell>
          <table:table-cell table:number-columns-repeated="2"/>
          <table:table-cell office:value-type="string" calcext:value-type="string">
            <text:p>Recent work from Tangemann et al. (2020) on the failure cases of saliency models in the context of dynamic stimuli also highlight this point, listing cases like appearing objects, movements or interactions between objects as some of the temporal causes of failure. Figure 9 shows an example from our database of such a failure case. It should be noted that all the deep learning models are trained on non-cinematic databases, with the exception of ACLNet, which include the Hollywood 2 dataset in its training base. However, this base is not well-ﬁt to learn meaningful cinematographic features, as explained in Section 2.3</text:p>
          </table:table-cell>
        </table:table-row>
        <table:table-row table:style-name="ro3">
          <table:table-cell office:value-type="float" office:value="2102.13378" calcext:value-type="float">
            <text:p>2102.13378</text:p>
          </table:table-cell>
          <table:table-cell office:value-type="string" calcext:value-type="string">
            <text:p>dataset, database</text:p>
          </table:table-cell>
          <table:table-cell office:value-type="float" office:value="194" calcext:value-type="float">
            <text:p>194</text:p>
          </table:table-cell>
          <table:table-cell table:number-columns-repeated="2"/>
          <table:table-cell office:value-type="string" calcext:value-type="string">
            <text:p>As we suspected, the IOC values are relatively high (average of 4.1 over the whole database), especially compared to IOC values in the static case; see for instance Bruckert et al. (2019) for IOC distributions on static datasets. This coroborates the ﬁndings of Goldstein et al. (2007) and Breeden and Hanrahan (2017), that viewers only attend to a small portion of the screen area. We also observe a disparity in IOC scores between the movies : the scene with the highest score on average, is the clip from The Shining (5.76), and the lowest score on average is the clip from Armageddon (3.41). This would tend to indicate that inter-observer congruency reﬂects certain features in terms of editing style; for instance, Figure 7 shows a correlation (0.35) between the average IOC score of a sequence and the average length of the shots of this sequence. However, due to the low number of samples, this correlation is not signiﬁcant (p = 0.19).</text:p>
          </table:table-cell>
        </table:table-row>
        <table:table-row table:style-name="ro6">
          <table:table-cell office:value-type="float" office:value="2102.13378" calcext:value-type="float">
            <text:p>2102.13378</text:p>
          </table:table-cell>
          <table:table-cell office:value-type="string" calcext:value-type="string">
            <text:p>dataset, database, dataset provided, data</text:p>
          </table:table-cell>
          <table:table-cell office:value-type="float" office:value="195" calcext:value-type="float">
            <text:p>195</text:p>
          </table:table-cell>
          <table:table-cell table:number-columns-repeated="2"/>
          <table:table-cell office:value-type="string" calcext:value-type="string">
            <text:p>Breeden and Hanrahan (2017) proposed eye-tracking data from 21 observers, on 15 clips from 13 ﬁlms, for a total of 38 minutes of content. Each clip is between 1 and 4 minutes. Alongside this data, they also provide high-level feature annotations, such as the camera movements in shots, the temporal location and types of edits, the presence or absence of faces on screen, and whether or not the characters are speaking. However, the main limitations of this dataset are the relatively low precision of the eye-tracking device used, and the duration of the total content of the base itself. It follows that the saliency modeling community, as well as cinematographic studies, would greatly beneﬁt from a an extension of Breeden and Hanrahan’s work, relatively large-scale eye-tracking database on movies sequences, including a large diversity of editing styles, genres and epochs, alongside with high-level features annotations, related to different ﬁlm-making parameters. In this work, we propose such a database, and the conclusions that we can draw from it.</text:p>
          </table:table-cell>
        </table:table-row>
        <table:table-row table:style-name="ro28">
          <table:table-cell office:value-type="float" office:value="2102.13378" calcext:value-type="float">
            <text:p>2102.13378</text:p>
          </table:table-cell>
          <table:table-cell office:value-type="string" calcext:value-type="string">
            <text:p>dataset, dataset provided, data</text:p>
          </table:table-cell>
          <table:table-cell office:value-type="float" office:value="83" calcext:value-type="float">
            <text:p>83</text:p>
          </table:table-cell>
          <table:table-cell table:number-columns-repeated="2"/>
          <table:table-cell office:value-type="string" calcext:value-type="string">
            <text:p>In this work, we introduced a new eye-tracking dataset dedicated to study visual attention deployment and eye ﬁxations patterns on cinematographic stimuli. Alongside with the gaze points and saliency data, we provide annotations on several ﬁlm-speciﬁc characteristics, such as camera motion, camera angles or shot size. These annotations allow us to explain a part of the causes of discrepancies between shots in terms of inter-observer visual congruency, and in terms of performances of saliency models.</text:p>
          </table:table-cell>
        </table:table-row>
        <table:table-row table:style-name="ro15">
          <table:table-cell office:value-type="float" office:value="2102.13378" calcext:value-type="float">
            <text:p>2102.13378</text:p>
          </table:table-cell>
          <table:table-cell office:value-type="string" calcext:value-type="string">
            <text:p>open-source data</text:p>
          </table:table-cell>
          <table:table-cell office:value-type="float" office:value="3" calcext:value-type="float">
            <text:p>3</text:p>
          </table:table-cell>
          <table:table-cell table:number-columns-repeated="2"/>
          <table:table-cell office:value-type="string" calcext:value-type="string">
            <text:p>Open practices statement</text:p>
          </table:table-cell>
        </table:table-row>
        <table:table-row table:style-name="ro5">
          <table:table-cell office:value-type="float" office:value="2102.13378" calcext:value-type="float">
            <text:p>2102.13378</text:p>
          </table:table-cell>
          <table:table-cell office:value-type="string" calcext:value-type="string">
            <text:p>used dataset, dataset</text:p>
          </table:table-cell>
          <table:table-cell office:value-type="float" office:value="84" calcext:value-type="float">
            <text:p>84</text:p>
          </table:table-cell>
          <table:table-cell table:number-columns-repeated="2"/>
          <table:table-cell office:value-type="string" calcext:value-type="string">
            <text:p>In order to conﬁrm this hypothesis, we retrained the ACLNet model using the same training procedure described in Wang et al. (2018). For the static batches, we used the same dataset (SALICON Huang et al. (2015)), and for the dynamic batches, we created a set composed of half of our videos, randomly selected, leaving the other videos out for testing (roughly 490000 frames for training, and 450000</text:p>
          </table:table-cell>
        </table:table-row>
        <table:table-row table:style-name="ro11">
          <table:table-cell office:value-type="float" office:value="2103.02711" calcext:value-type="float">
            <text:p>2103.02711</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machine code instructions. (SSDSE), pages 1–4.</text:p>
          </table:table-cell>
        </table:table-row>
        <table:table-row table:style-name="ro12">
          <table:table-cell office:value-type="float" office:value="2103.02711" calcext:value-type="float">
            <text:p>2103.02711</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Some advanced types of malware include polymorphic and metamorphic code. Such code enables attackers to easily generate vast numbers of new malware variants that cannot be detected using standard techniques (Aycock, 2006). According to McAfee, some 60 million new malware samples were created in the ﬁrst quarter of the year 2019 (Beek et al., 2019). Malware detection—and the closely related problem of malware classiﬁcation—are inherently challenging in such an environment.</text:p>
          </table:table-cell>
        </table:table-row>
        <table:table-row table:style-name="ro4">
          <table:table-cell office:value-type="float" office:value="2103.02711" calcext:value-type="float">
            <text:p>2103.02711</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The methods used to protect users from malware include signature-based and behavioral-based detection techniques. Signature-based detection is based on speciﬁc patterns found in malware samples. In contrast, behavioral-based detection is based on actions performed by code. Signature-based techniques cannot detect new malware variants, while behavioral-based techniques often results in a high false-positive rate. Both of these traditional malware detection strategies fail when confronted with advanced forms of malware (Santos et al., 2010). Therefore, it is essential to consider alternative malware detection techniques.</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Popov, I. (2017). Malware detection using machine learning based on word2vec embeddings of In 2017 Siberian Symposium on Data Science and Engineering</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starts) in cases where the amount of training data is relatively small. Word2Vec can be trained on short opcode sequences, since a larger window size W effectively inﬂates the number of training samples that are available.</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Malware is a software that is created with the intent to cause harm to computer data or otherwise adversely affect computer systems (Aycock, 2006). Detecting malware can be a challenging task, as there exist a wide variety of advanced malware that employ various anti-detection techniques.</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When training a Word2Vec model, we must specify the desired vector length, which we denote as N. Another key parameter is the window length W , which represents the width of a sliding window that is used to extract training samples from the data. Algebraic properties hold for Word2Vec embeddings; see (Mikolov et al., 2013a) for further information.</text:p>
          </table:table-cell>
        </table:table-row>
        <table:table-row table:style-name="ro27" table:visibility="filter">
          <table:table-cell office:value-type="float" office:value="2103.02711" calcext:value-type="float">
            <text:p>2103.027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are several possible ways to mitigate overﬁtting—we employ regularization based on a dropout layer. Intuitively, when a neuron is dropped at a particular iteration, it forces other neurons to become active, which reduces the tendency of some neurons to dominate during training. By spreading the training over more neurons, we reduce the tendency of the model to overﬁt the data.</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split the data into 80% training, 10% validation, and 10% testing. With this split, we have 5600 training samples, 700 validation samples, and 700 testing samples. We train each model using the rectiﬁed linear unit (ReLU) activation function and 200 epochs. To construct these models, we used the Keras library (Chollet, 2015).</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Here, we generate feature vectors using Word2Vec, and apply an SVM classiﬁer. As mentioned above, Word2Vec gives us the ﬂexibility to choose the vector embedding and window sizes, and hence we experiment with these parameters. As in all of the multiclass cases, we consider 1000 malware samples from each of seven families. In all cases, we split the input data 70-30 for training and testing. For the SVM experiments, we use a one-versus-other technique.</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able 1 gives the results of a grid search over various parameters and kernel functions. As with all of our multiclass experiments, we use a 70-30 split of the data for training and testing. For the multiclass SVM, we use a one-versus-other technique. From the results in Table 1, we see that the RBF kernel performs poorly, while the linear kernel yields consistently strong results. Our best results are obtained using a linear kernel with C = 100 and C = 1000.</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Random forest (RF) is a class of supervised machine learning techniques. A random forest is based on decision trees, which are one of the simplest and most intuitive “learning” techniques available. The primary drawback to a simple decision trees is that it tends to overﬁt—in effect, the decision tree “memorizes” the training data, rather than learning from the it. A random forest overcomes this limitation by a process known as “bagging,” whereby a collection of decision trees are trained, each using a subset of the available data and features (Stamp, 2017).</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our HMM2Vec-SVM hybrid technique, we ﬁrst train an HMM for each sample, using the extracted opcode sequence as the training data. Then we use an SVM to classify the samples, based on the B matrices of the converged HMMs. Each converged B matrix is vectorized by simple concatenating the rows. Since N = 2 is the number of hidden states and M is the number of distinct opcodes in the observation sequence, each B matrix is N × M. Consequently, the resulting engineered feature vectors are all of length NM. When training the SVM, we experiment with various hyperparameters and kernel functions.</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Figure 1: Families in dataset with at least 300 samples</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ﬁrst give information about the dataset used in this research. Then we discuss the various hybrid machine learning techniques that are the focus of the experiments reported in Section 4.</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he raw dataset used for our experiments includes 2793 malware families with one or more samples per family (Kim, 2018). Figure 1 lists all of the families in our dataset that have more than 300 samples.</text:p>
          </table:table-cell>
        </table:table-row>
        <table:table-row table:style-name="ro7">
          <table:table-cell office:value-type="float" office:value="2103.02711" calcext:value-type="float">
            <text:p>2103.0271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remainder of this paper is organized as follows. In Section 2 we provide a discussion of relevant background topics, with a focus on the machine learning techniques employed in this research. We also provide a selective survey of related work. Section 3 covers the novel hybrid machine learning techniques that are the focus of this research. In this section, we also provide information on the dataset that we have used. Section 4 gives our experimental results and analysis. Finally, Section 5 summarizes our results and includes a discussion of possible directions for future work.</text:p>
          </table:table-cell>
        </table:table-row>
        <table:table-row table:style-name="ro9">
          <table:table-cell office:value-type="float" office:value="2103.02711" calcext:value-type="float">
            <text:p>2103.02711</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For each sample, we train an HMM and a Word2Vec model using opcode sequences. The raw dataset consists of exe ﬁles, and hence we ﬁrst extract the mnemonic opcode sequence from each malware sample. We use objdump to generate asm ﬁles from which we extract opcode sequences. For each opcode sequence we retain the M most frequent opcodes and remove all others. We experiment with the M most frequent opcodes for M ∈ {20, 31, 40}, where “most frequent” is based on the opcode distribution over the entire dataset. The number of hidden states in each HMM was chosen to be N = 2, and the number of output symbols is given by M. For the Word2Vec models, we experiment with additional parameters.</text:p>
          </table:table-cell>
        </table:table-row>
        <table:table-row table:style-name="ro11">
          <table:table-cell office:value-type="float" office:value="2103.02711" calcext:value-type="float">
            <text:p>2103.02711</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Chollet, F. (2015). Keras. https://github.com/fchollet/keras.</text:p>
          </table:table-cell>
        </table:table-row>
        <table:table-row table:style-name="ro1">
          <table:table-cell office:value-type="float" office:value="2103.02711" calcext:value-type="float">
            <text:p>2103.02711</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Gael, V. (2014). hmmlearn. https://github.com/hmmlearn/hmmlearn. Kim, S. (2018). PE header analysis for malware detection. https://scholarworks.sjsu.edu/</text:p>
          </table:table-cell>
        </table:table-row>
        <table:table-row table:style-name="ro2">
          <table:table-cell office:value-type="float" office:value="2103.02711" calcext:value-type="float">
            <text:p>2103.02711</text:p>
          </table:table-cell>
          <table:table-cell office:value-type="string" calcext:value-type="string">
            <text:p>python</text:p>
          </table:table-cell>
          <table:table-cell office:value-type="float" office:value="83" calcext:value-type="float">
            <text:p>83</text:p>
          </table:table-cell>
          <table:table-cell table:number-columns-repeated="2"/>
          <table:table-cell office:value-type="string" calcext:value-type="string">
            <text:p>Pedregosa, F., Varoquaux, G., Gramfort, A., Michel, V., Thirion, B., Grisel, O., Blondel, M., Prettenhofer, P., Weiss, R., Dubourg, V., Vanderplas, J., Passos, A., Cournapeau, D., Brucher, M., Perrot, M., and Duchesnay, E. (2011). Scikit-learn: Machine learning in Python. Journal of Machine Learning Research, 12:2825–2830.</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196" calcext:value-type="float">
            <text:p>196</text:p>
          </table:table-cell>
          <table:table-cell table:number-columns-repeated="2"/>
          <table:table-cell office:value-type="string" calcext:value-type="string">
            <text:p>Motivated by the above practical o.o.d scenario, this paper develops a pose discrepancy spatial transformer based feature disentangling framework (DistSTN) for partial aspect angles SAR target recognition (PAA-ATR). Instead of learning the pose invariant features, DistSTN newly involves an elaborated to separate the learned pose feature disentangling model factors of a SAR target from the identity ones so that they can independently control the representation process of the target image for better generalization ability. To disentangle the explainable factors, a pose discrepancy spatial transformer module is developed in DistSTN. It aims to characterize the intrinsic transformation between the factors of two different targets with an explicit geometric model induced regularization. Furthermore, DistSTN develops an amortized inference scheme that enables efﬁcient feature extraction and recognition using an encoder-decoder mechanism. Experimental results on the MSTAR benchmark demonstrate that our framework achieves better recognition accuracy in the PAA-ATR task. The rest of this paper is organized as follows: Section II proposes the main framework; Section III describes our experiments to validate performance and Section IV summarizes our work and suggests future directions.</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207" calcext:value-type="float">
            <text:p>207</text:p>
          </table:table-cell>
          <table:table-cell table:number-columns-repeated="2"/>
          <table:table-cell office:value-type="string" calcext:value-type="string">
            <text:p>Abstract— This letter presents a novel framework termed DistSTN for the task of synthetic aperture radar (SAR) automatic target recognition (ATR). In contrast to the conventional SAR ATR algorithms, DistSTN considers a more challenging practical scenario for non-cooperative targets whose aspect angles for training are incomplete and limited in a partial range while those of testing samples are unlimited. To address this issue, instead of learning the pose invariant features, DistSTN newly involves an elaborated feature disentangling model to separate the learned pose factors of a SAR target from the identity ones so that they can independently control the representation process of the target image. To disentangle the explainable pose factors, we develop a pose discrepancy spatial transformer module in DistSTN to characterize the intrinsic transformation between the factors of two different targets with an explicit geometric model. Furthermore, DistSTN develops an amortized inference scheme that enables efﬁcient feature extraction and recognition using an encoder-decoder mechanism. Experimental results with the moving and stationary target acquisition and recognition (MSTAR) benchmark demonstrate the effectiveness of our proposed approach. Compared with the other ATR algorithms, DistSTN can achieve higher recognition accuracy.</text:p>
          </table:table-cell>
        </table:table-row>
        <table:table-row table:style-name="ro1" table:visibility="filter">
          <table:table-cell office:value-type="float" office:value="2103.04329" calcext:value-type="float">
            <text:p>2103.0432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6] J. Ding, B. Chen, H. Liu, and M. Huang, “Convolutional neural network with data augmentation for SAR target recognition,” IEEE Geosci. Remote Sens. Lett., vol. 13, no. 3, pp. 364–368, 2016.</text:p>
          </table:table-cell>
        </table:table-row>
        <table:table-row table:style-name="ro21" table:visibility="filter">
          <table:table-cell office:value-type="float" office:value="2103.04329" calcext:value-type="float">
            <text:p>2103.043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2) Algorithms: We will compare several existing SAR ATR algorithms to demonstrate the effectiveness and superiority of our proposal, including aforementioned support vector machine (SVM) with a Gaussian kernel, SRC [9] and AConvNets [14]. Additionally, STN is a designed free module to handle the rotations among inputs [25]. For comparison, the STN module will be inserted into the A-ConvNets, namely AConvNets+STN. We also exploit data augmentation trick of generating some pseudo targets to form a full aspect angle training set. It will be used to train A-ConvNet, yielding another variant termed A-ConvNet*. Finally, ResNet-50 and EfﬁcientNet, two state-of-the-art architectures for image classiﬁcation will be also compared [27], [28].</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ultimate goals in the ﬁeld of synthetic aperture radar (SAR), which has attracted much attention in civil and military reconnaissance and surveillance for years [1]–[3]. In contrast to optical sensors, the special electromagnetic imaging mechanism of SAR makes the resulted image reconstruction of the specular backscattering of the illuminated target [4]. Therefore, SAR will actually “see” some types of physical structures of a target, whose scattering signatures in the resulted SAR image will be highly sensitive to its pose. Crucially, the proﬁle and the position of strong scattering points of the target will vary a lot as the viewing angle of the SAR platform changes, which makes SAR ATR more challenging in comparison with the general recognition task with data of optical sensors.</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1 be Nc labeled SAR targets drawn from c-th class, where xi and yi stand for the SAR target image and its identity label vector, respectively, and C is the total number of target categories. The ultimate goal of ATR is to predict the label vector of a new query sample according to these training data. In general SAR ATR algorithms, it is implicitly assumed that the aspect angle of the training and testing samples should identically and uniformly reside in the range of 0◦ ∼ 360◦, which is intractable for non-cooperative targets. Alternatively, this paper considers a more difﬁcult but practical task termed PAA-ATR. It assumes that the aspect angles of the training samples from at least one class are incomplete and limited in a partial range of 0◦ ∼ 180◦, while those of testing samples are in 0◦ ∼ 360◦, yielding an o.o.d scenario.</text:p>
          </table:table-cell>
        </table:table-row>
        <table:table-row table:style-name="ro38">
          <table:table-cell office:value-type="float" office:value="2103.04329" calcext:value-type="float">
            <text:p>2103.04329</text:p>
          </table:table-cell>
          <table:table-cell office:value-type="string" calcext:value-type="string">
            <text:p>data available, data</text:p>
          </table:table-cell>
          <table:table-cell office:value-type="float" office:value="232" calcext:value-type="float">
            <text:p>232</text:p>
          </table:table-cell>
          <table:table-cell table:number-columns-repeated="2"/>
          <table:table-cell office:value-type="string" calcext:value-type="string">
            <text:p>The success of the above learning models, especially CNN owns to the existence of a large number of training samples to cover sufﬁcient target patterns. It can ensure the distribution consistency between the training and testing ones. However, in practical SAR ATR application, it is intractable to collect sufﬁcient non-cooperative target samples in the different poses for training. In general, only a small number of targets in partial aspect angles can be acquired by reconnaissance. It thus lead to the so-called out of distribution (o.o.d) will classiﬁcation problem that the distributions of the training and testing samples are slightly different [19]. In this case, the recognition performance of the above SAR ATR algorithms will dramatically decrease due to a higher requirement of the generalization ability [19]. An intuitive way to overcome this problem in computer vision society would be manually generating pseudo targets in full angles for data augmentation and distribution completion and alignment. We, however, empirically found that this trick is invalid for SAR data, which might be due to ambiguous artifacts caused by nonlinear pixel interpolation. The interpolated pixels will not correctly recover the actual physical scattering signature of the corresponding real target so that these generated pseudo samples do not explicitly provide more discrimination information than the</text:p>
          </table:table-cell>
        </table:table-row>
        <table:table-row table:style-name="ro1">
          <table:table-cell office:value-type="float" office:value="2103.04329" calcext:value-type="float">
            <text:p>2103.04329</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A. Database and Comparison Algorithms Introduction</text:p>
          </table:table-cell>
        </table:table-row>
        <table:table-row table:style-name="ro9">
          <table:table-cell office:value-type="float" office:value="2103.04329" calcext:value-type="float">
            <text:p>2103.04329</text:p>
          </table:table-cell>
          <table:table-cell office:value-type="string" calcext:value-type="string">
            <text:p>database</text:p>
          </table:table-cell>
          <table:table-cell office:value-type="float" office:value="119" calcext:value-type="float">
            <text:p>119</text:p>
          </table:table-cell>
          <table:table-cell table:number-columns-repeated="2"/>
          <table:table-cell office:value-type="string" calcext:value-type="string">
            <text:p>1) Database: The MSTAR database was collected by the Sandia National Laboratory using a Twin Otter SAR sensor operating at X-band. It comprises about ten types of military ground target images taken at multiple depression angles and 0◦ ∼ 360◦ aspect angles with approximately 5◦ interval. We crop all input amplitude images to obtain the central 88 × 88 target chip to get rid of the impact from the surrounding background cluttering. According to the normal setting in other SAR ATR algorithms [14], the targets taken at 17◦ and 15◦ will be used for training and testing respectively. In particular, to verify the performance of DistSTN on PAA-ATR,</text:p>
          </table:table-cell>
        </table:table-row>
        <table:table-row table:style-name="ro3">
          <table:table-cell office:value-type="float" office:value="2103.04329" calcext:value-type="float">
            <text:p>2103.04329</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In this section, we carried out several experiments on the MSTAR database to validate the performance of the proposed DistSTN for PAA-ATR. The parameters in the networks are initially in a default way without pre-training. We exploit the weight decay regularization on the parameters in with rate 0.004, except ϕ in P . The optimizer of DistSTN is chosen as the stochastic gradient descent (SGD) with a constant learning rate of 0.001 and a momentum rate of 0.91. Two hyper-parameters α and β are determined via cross-validation according to grid search. The loss function (cid:96) is chosen as the mean absolute error. We exploit the early-stopping trick to control the training procedure. The model achieving the best performance on a validate set will be restored for testing. We conduct all the experiments on a workstation with a single RTX 2070-Super GPU ﬁve times using TensorFlow 2.3 library.</text:p>
          </table:table-cell>
        </table:table-row>
        <table:table-row table:style-name="ro2">
          <table:table-cell office:value-type="float" office:value="2103.07119" calcext:value-type="float">
            <text:p>2103.07119</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is guided towards the global goal. Once the robot is near the global goal, it navigates to it. The environment is explored and mapped along the way. Mapping uses laser and robot odometry sensors as sources and obtains an occupancy grid map of the environment. The pseudo-code of the fully autonomous exploration algorithm with mapping is described in Algorithm 1.</text:p>
          </table:table-cell>
        </table:table-row>
        <table:table-row table:style-name="ro7">
          <table:table-cell office:value-type="float" office:value="2103.07119" calcext:value-type="float">
            <text:p>2103.07119</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From experiments, we can observe that the navigation system is capable of exploring and navigating in a previously unknown environment and reliably ﬁnd its way to the global goal. The local navigation is capable of avoiding obstacles in a reactive manner without a pre-calculated path. Combining the motion policy with the global navigation strategy allows the robot to escape and avoid local optima. The experimentation code with images and videos1 of the presented and additional experiments in static and dynamic settings are available from our repository2 and supplementary material.</text:p>
          </table:table-cell>
        </table:table-row>
        <table:table-row table:style-name="ro11" table:visibility="filter">
          <table:table-cell office:value-type="float" office:value="2103.07119" calcext:value-type="float">
            <text:p>2103.071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ad sensor data Update map from sensor data Obtain new POI if Dt &lt; ηD then</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nce the laser readings only record data in front of the robot, motion backward is not considered and the linear velocity is adjusted to only be positive.</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Navigation system implementation. Robot setup is depicted on the left. Global and local navigation with their individual parts and data ﬂow is visualized in the middle and right, respectively.</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4. Examples of training environments. Blue ﬁeld represents the input laser readings and range. The four box obstacles change their location on every episode as presented in (a), (b), and (c) in order to randomize the training data.</text:p>
          </table:table-cell>
        </table:table-row>
        <table:table-row table:style-name="ro21" table:visibility="filter">
          <table:table-cell office:value-type="float" office:value="2103.07119" calcext:value-type="float">
            <text:p>2103.0711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o achieve autonomous navigation and exploration in an unknown environment, we propose a navigation structure that consists of two parts: global navigation with optimal waypoint selection from POI and mapping; a deep reinforcement learning-based local navigation. Points of interest are extracted from the environment and an optimal waypoint is selected following the evaluation criteria. At every step, a waypoint is given to the neural network in the form of polar coordinates, relative to the robot’s location and heading. An action is calculated based on the sensor data and executed towards the waypoint. Mapping is performed while moving between waypoints towards the global goal.</text:p>
          </table:table-cell>
        </table:table-row>
        <table:table-row table:style-name="ro29" table:visibility="filter">
          <table:table-cell office:value-type="float" office:value="2103.07119" calcext:value-type="float">
            <text:p>2103.0711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sight, the system needs to point to possible navigation directions directly from the sensor data. From such points of interest (POI) the best possible one needs to be selected as a waypoint to guide the robot to the global goal in the most optimal way. Second, a robot motion policy, that does not depend on map data, for uncertain environments needs to be obtained. With the recent advances in deep reinforcement learning (DRL) for robot navigation, high-precision decisionmaking has become feasible for autonomous agents. Using DRL, an agent control policy can be learned to achieve the target task in an unknown environment [2]. However, due to its reactive nature and lack of global information, it easily encounters the local optimum problem, especially for largescale navigation tasks [3].</text:p>
          </table:table-cell>
        </table:table-row>
        <table:table-row table:style-name="ro30" table:visibility="filter">
          <table:table-cell office:value-type="float" office:value="2103.07119" calcext:value-type="float">
            <text:p>2103.0711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In this paper, we present an autonomous navigation system for goal-driven exploration of unknown environments through deep reinforcement learning (DRL). Points of interest (POI) for possible navigation directions are obtained from the environment and an optimal waypoint is selected, based on the available data. Following the waypoints, the robot is guided towards the global goal and the local optimum problem of reactive navigation is mitigated. Then, a motion policy for local navigation is learned through a DRL framework in a simulation. We develop a navigation system where this learned policy is integrated into a motion planning stack as the local navigation layer to move the robot between waypoints towards a global goal. The fully autonomous navigation is performed without any prior knowledge while a map is recorded as the robot moves through the environment. Experiments show that the proposed method has an advantage over similar exploration methods, without reliance on a map or prior information in complex static as well as dynamic environments.</text:p>
          </table:table-cell>
        </table:table-row>
        <table:table-row table:style-name="ro24" table:visibility="filter">
          <table:table-cell office:value-type="float" office:value="2103.07119" calcext:value-type="float">
            <text:p>2103.07119</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A Twin Delayed Deep Deterministic Policy Gradient (TD3) based neural network architecture is used to train the motion policy [37]. TD3 is an actor-critic network that allows performing actions in continuous action space. The local environment is described by bagged laser readings in 180◦ range in front of the robot [38]. This information is combined with polar coordinates of the waypoint with respect to the robot’s position. The combined data is used as an input state s in the actor-network of the TD3. The actor-network consists of two fully connected (FC) layers. Rectiﬁed linear unit (ReLU) activation follows after each of these layers. The last layer is then connected to the output layer with two action parameters a that represent the linear velocity a1 and angular velocity a2 of the robot. A tanh activation function is applied to the output layer to limit it in the range (−1, 1). Before applying the action in the environment, it is scaled by the maximum linear velocity vmax and the maximum angular velocity ωmax as follows:</text:p>
          </table:table-cell>
        </table:table-row>
        <table:table-row table:style-name="ro11">
          <table:table-cell office:value-type="float" office:value="2103.07119" calcext:value-type="float">
            <text:p>2103.07119</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Video: https://youtu.be/MhuhsSdzZFk 2Repository: https://github.com/reiniscimurs/GDAE</text:p>
          </table:table-cell>
        </table:table-row>
        <table:table-row table:style-name="ro2">
          <table:table-cell office:value-type="float" office:value="2103.07119" calcext:value-type="float">
            <text:p>2103.07119</text:p>
          </table:table-cell>
          <table:table-cell office:value-type="string" calcext:value-type="string">
            <text:p>open-source</text:p>
          </table:table-cell>
          <table:table-cell office:value-type="float" office:value="63" calcext:value-type="float">
            <text:p>63</text:p>
          </table:table-cell>
          <table:table-cell table:number-columns-repeated="2"/>
          <table:table-cell office:value-type="string" calcext:value-type="string">
            <text:p>[6] Tao Chen, Saurabh Gupta, and Abhinav Gupta. Learning exploration policies for navigation. arXiv preprint arXiv:1903.01959, 2019. [7] Raul Mur-Artal and Juan D Tard´os. Orb-slam2: An open-source slam system for monocular, stereo, and rgb-d cameras. IEEE Transactions on Robotics, 33(5):1255–1262, 2017.</text:p>
          </table:table-cell>
        </table:table-row>
        <table:table-row table:style-name="ro13">
          <table:table-cell office:value-type="float" office:value="2103.07119" calcext:value-type="float">
            <text:p>2103.07119</text:p>
          </table:table-cell>
          <table:table-cell office:value-type="string" calcext:value-type="string">
            <text:p>package, data</text:p>
          </table:table-cell>
          <table:table-cell office:value-type="float" office:value="162" calcext:value-type="float">
            <text:p>162</text:p>
          </table:table-cell>
          <table:table-cell table:number-columns-repeated="2"/>
          <table:table-cell office:value-type="string" calcext:value-type="string">
            <text:p>were carried out, where the neural network was substituted with a ROS local planner package (TrajectoryPlanner). We refer to this system as Local Planner Autonomous Exploration (LP-AE). Finally, as a baseline comparison, a path obtained with the Dijkstra algorithm in an already known map was executed. We refer to this method as Path Planner (PP). Experiments were performed ﬁve times with each method in two environments. The recorded data includes travel distance (Dist.) in meters, travel time (T) in seconds, recorded map size in square meters, and how many times has the method successfully reached the goal. Average (Av.), maximal (max.), minimal (min.), and standard deviation (σ) were calculated from the obtained results. The recorded map size was calculated only from known pixels.</text:p>
          </table:table-cell>
        </table:table-row>
        <table:table-row table:style-name="ro36">
          <table:table-cell office:value-type="float" office:value="2103.07119" calcext:value-type="float">
            <text:p>2103.07119</text:p>
          </table:table-cell>
          <table:table-cell office:value-type="string" calcext:value-type="string">
            <text:p>package, data</text:p>
          </table:table-cell>
          <table:table-cell office:value-type="float" office:value="229" calcext:value-type="float">
            <text:p>229</text:p>
          </table:table-cell>
          <table:table-cell table:number-columns-repeated="2"/>
          <table:table-cell office:value-type="string" calcext:value-type="string">
            <text:p>To ensure safe navigation, the robot was equipped with two RpLidar laser sensors at different heights with a maximal measuring distance of 10 meters. Robot setup is displayed in Fig. 1. The location and angle of both lasers were calibrated and laser readings were recorded in 180◦ in front of the robot. The data from each device was bagged into 21 groups, where the minimum value of each group was selected as the representative sensor value. The minimal value of each respective bag was selected to create the ﬁnal laser input state of 21 values. The ﬁnal laser data was then combined with the polar coordinates to the waypoint. The mapping of the environment was performed based on the full laser readings of the top RpLidar sensor in combination with the internal mobile robot odometry. ROS package SLAM Toolbox [39] was used to obtain and update the global map of the environment as well as localize the robot within it. Maximal linear and angular velocities were set to the same values as in the simulation. Kernel size k was set as 1.5 meters and l1, l2 values in (2) were selected as 5 and 10 meters, respectively. The waypoints and global goal were considered reached at a 1-meter distanc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There is a lot of work going on in NLP on reproducibility right now; it is to be hoped that we can solve the vexing and scientiﬁcally uninteresting problem of how to rerun code and get the same results soon, and move on to addressing far more interesting questions of how reliable, stable and generalisable promising NLP results really ar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79" calcext:value-type="float">
            <text:p>79</text:p>
          </table:table-cell>
          <table:table-cell table:number-columns-repeated="2"/>
          <table:table-cell office:value-type="string" calcext:value-type="string">
            <text:p>or code didn’t work. This left 513 cases where the reproduction study produced a value that could be compared to the original score. Out of these, just 77 (14.03%) were exactly the same. Out of the remaining 436 score pairs, in 178 cases (40.8%), the reproduction score was better than the original, and in 258 cases (59.2%) it was worse.</text:p>
          </table:table-cell>
        </table:table-row>
        <table:table-row table:style-name="ro10">
          <table:table-cell office:value-type="float" office:value="2103.07929" calcext:value-type="float">
            <text:p>2103.07929</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9/18 scores same, 9/18 parser did not complete for 4 languages *Exact reproduction of 44/72 scores, 17 worse, 11 better, average -0.62 points *exact reproduction of 1/2 scores, 1 worse -0.2 points *2/8 scores -3.4 and -1.55 points, 6/8 scores took longer than 8h cut-off *4/6 scores reproduced exactly, 2/6 differed -0.1 and +0.01 %-points). reproduction under same conditions not possible due to issue with code; recreated/corrected system did well at OffensEval’19 but not at HatEval’19 1/1 score +0.002 points</text:p>
          </table:table-cell>
        </table:table-row>
        <table:table-row table:style-name="ro24">
          <table:table-cell office:value-type="float" office:value="2103.07929" calcext:value-type="float">
            <text:p>2103.07929</text:p>
          </table:table-cell>
          <table:table-cell office:value-type="string" calcext:value-type="string">
            <text:p>code, github</text:p>
          </table:table-cell>
          <table:table-cell office:value-type="float" office:value="201" calcext:value-type="float">
            <text:p>201</text:p>
          </table:table-cell>
          <table:table-cell table:number-columns-repeated="2"/>
          <table:table-cell office:value-type="string" calcext:value-type="string">
            <text:p>REPROLANG (Branco et al., 2020) is so far the only multi-lab (as well as multi-test) study of reproducibility in NLP. It was run as a selective shared task, and required participants to conform to uniform rules. 11 papers were selected for reproduction via an open call and direct selection. Participants had to ‘reproduce the paper,’ using information contained/linked in it. Participants submitted (a) a report on the reproduction, and (b) the software used to obtain the results as a Docker container (controlling variation from dependencies and run-time environments) on GitLab. Submissions were reviewed in great detail, submitted code was test-run and checked for hard-coding of results. 11 out of 18 submissions were judged to conform with requirements. One original paper (Vajjala and Rama, 2018) attracted four reproductions (Bestgen, 2020; Huber and C¸ ¨oltekin, 2020; Caines and Buttery, 2020; Arhiliuc et al., 2020) in what must be a groundbreaking ﬁrst in NLP. See Table 1 for summaries of all 11 reproductions. An aspect the</text:p>
          </table:table-cell>
        </table:table-row>
        <table:table-row table:style-name="ro11" table:visibility="filter">
          <table:table-cell office:value-type="float" office:value="2103.07929" calcext:value-type="float">
            <text:p>2103.0792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4" table:visibility="filter">
          <table:table-cell office:value-type="float" office:value="2103.07929" calcext:value-type="float">
            <text:p>2103.0792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Nuno Freire, Jos´e Borbinha, and P´avel Calado. 2012. An approach for named entity recognition in poorly structured data. In Extended Semantic Web Conference, pages 718–732. Springer.</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There are some situations where it is difﬁcult to share data, e.g. because the data is commercially conﬁdential or because it contains sensitive personal information. But the increasing expectation in NLP is that authors should share as much as possible, and justify cases where it is not possible.</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Wieling et al. (2018) deﬁne reproducibility as “the exact re-creation of the results reported in a publication using the same data and methods,” but then discuss (failing to) replicate results without deﬁning that term, while also referring to the “unfortunate swap” of the deﬁnitions of the two terms put forward by Drummond (2009).</text:p>
          </table:table-cell>
        </table:table-row>
        <table:table-row table:style-name="ro28" table:visibility="filter">
          <table:table-cell office:value-type="float" office:value="2103.07929" calcext:value-type="float">
            <text:p>2103.0792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different deﬁnitions of reproducibility and replicability above, put forward in six different contexts, are not compatible with each other. Grappling with degrees of similarity between properties of experiments such as the team, data and software involved, and between results obtained, each draws the lines between terms differently, and moreover variously treats reproducibility and replicability as properties of either systems or results. All are patchy, not accounting for some circumstances, e.g. a team reproducing its own results, not deﬁning</text:p>
          </table:table-cell>
        </table:table-row>
        <table:table-row table:style-name="ro21" table:visibility="filter">
          <table:table-cell office:value-type="float" office:value="2103.07929" calcext:value-type="float">
            <text:p>2103.079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Rougier et al. (2017) tie deﬁnitions (just) to new vs. original software: “Reproducing the result of a computation means running the same software on the same input data and obtaining the same results. [...] Replicating a published result means writing and then running new software based on the description of a computational model or method provided in the original publication, and obtaining results that are similar enough to be considered equivalent.” It is clear from the many reports of failures to obtain ‘same results’ with ‘same software and data’ in recent years that the above deﬁnitions raise practical questions such as how to tell ‘same software’ from ‘new software,’ and how to determine equivalence of results.</text:p>
          </table:table-cell>
        </table:table-row>
        <table:table-row table:style-name="ro8">
          <table:table-cell office:value-type="float" office:value="2103.07929" calcext:value-type="float">
            <text:p>2103.07929</text:p>
          </table:table-cell>
          <table:table-cell office:value-type="string" calcext:value-type="string">
            <text:p>data available, code available, data, code</text:p>
          </table:table-cell>
          <table:table-cell office:value-type="float" office:value="182" calcext:value-type="float">
            <text:p>182</text:p>
          </table:table-cell>
          <table:table-cell table:number-columns-repeated="2"/>
          <table:table-cell office:value-type="string" calcext:value-type="string">
            <text:p>Work in this category is multi-test, in the sense of involving multiple reproduction studies, in a uniform framework using uniform methods. Some of it is also multi-lab in that reproduction studies are carried out by more than one research team. For example, in one multi-test repeatability study, Wieling et al. (2018) randomly select ﬁve papers each from ACL’11 and ACL’16 for which code/data was available. In a uniform design, original authors were contacted for help if needed, a maximum time limit of 8h was imposed, and all work was done by the same Masters student. It’s not clear how scores were selected (not all are attempted), and reasons for failure are not always clear even from linked material. Of the 120 score pairs obtained, 60 were the same, 12 reproduction scores were better, 22 were worse, and 26 runs failed (including exceeding the time limit). See Table 1 for summary.</text:p>
          </table:table-cell>
        </table:table-row>
        <table:table-row table:style-name="ro1">
          <table:table-cell office:value-type="float" office:value="2103.07929" calcext:value-type="float">
            <text:p>2103.07929</text:p>
          </table:table-cell>
          <table:table-cell office:value-type="string" calcext:value-type="string">
            <text:p>data, code</text:p>
          </table:table-cell>
          <table:table-cell office:value-type="float" office:value="9" calcext:value-type="float">
            <text:p>9</text:p>
          </table:table-cell>
          <table:table-cell table:number-columns-repeated="2"/>
          <table:table-cell office:value-type="string" calcext:value-type="string">
            <text:p>tie deﬁnitions to data as well as code:</text:p>
          </table:table-cell>
        </table:table-row>
        <table:table-row table:style-name="ro2">
          <table:table-cell office:value-type="float" office:value="2103.07929" calcext:value-type="float">
            <text:p>2103.07929</text:p>
          </table:table-cell>
          <table:table-cell office:value-type="string" calcext:value-type="string">
            <text:p>data, code</text:p>
          </table:table-cell>
          <table:table-cell office:value-type="float" office:value="73" calcext:value-type="float">
            <text:p>73</text:p>
          </table:table-cell>
          <table:table-cell table:number-columns-repeated="2"/>
          <table:table-cell office:value-type="string" calcext:value-type="string">
            <text:p>Htut et al. (2018a) recreate the grammar induction model PRPN (Shen et al., 2018), testing different versions with different data. PRPN is conﬁrmed to be “strikingly effective” at latent tree learning. In a subsequent repeat study under same conditions, Htut et al. (2018b) test PRPN using the authors’ own code, obtaining the same headline result.</text:p>
          </table:table-cell>
        </table:table-row>
        <table:table-row table:style-name="ro12">
          <table:table-cell office:value-type="float" office:value="2103.07929" calcext:value-type="float">
            <text:p>2103.07929</text:p>
          </table:table-cell>
          <table:table-cell office:value-type="string" calcext:value-type="string">
            <text:p>data, code</text:p>
          </table:table-cell>
          <table:table-cell office:value-type="float" office:value="76" calcext:value-type="float">
            <text:p>76</text:p>
          </table:table-cell>
          <table:table-cell table:number-columns-repeated="2"/>
          <table:table-cell office:value-type="string" calcext:value-type="string">
            <text:p>It seemed so simple: share all data, code and parameter settings, and other researchers will be able to obtain the same results. Yet the systems we create remain stubbornly resistant to this goal: a tiny 14.03% of the 513 original/reproduction score pairs we looked at were the same. At the same time, worryingly small differences in code have been found to result in big differences in performance.</text:p>
          </table:table-cell>
        </table:table-row>
        <table:table-row table:style-name="ro10">
          <table:table-cell office:value-type="float" office:value="2103.07929" calcext:value-type="float">
            <text:p>2103.07929</text:p>
          </table:table-cell>
          <table:table-cell office:value-type="string" calcext:value-type="string">
            <text:p>data, code</text:p>
          </table:table-cell>
          <table:table-cell office:value-type="float" office:value="95" calcext:value-type="float">
            <text:p>95</text:p>
          </table:table-cell>
          <table:table-cell table:number-columns-repeated="2"/>
          <table:table-cell office:value-type="string" calcext:value-type="string">
            <text:p>Rodrigues et al. (2020) recreated six SemEval’18 systems from the Argument Reasoning Comprehension Task, following system descriptions and/or reusing code, with no time limit. Scores were the same for one system, and within +/- 0.036 points for the other ﬁve; the SemEval ranking was exactly the same. Systems were also run on a corrected version of the shared-task data (which contained unwitting clues). This resulted in much lower scores casting doubt on the validity of the original shared task results.</text:p>
          </table:table-cell>
        </table:table-row>
        <table:table-row table:style-name="ro15">
          <table:table-cell office:value-type="float" office:value="2103.07929" calcext:value-type="float">
            <text:p>2103.07929</text:p>
          </table:table-cell>
          <table:table-cell office:value-type="string" calcext:value-type="string">
            <text:p>data, data https</text:p>
          </table:table-cell>
          <table:table-cell office:value-type="float" office:value="9" calcext:value-type="float">
            <text:p>9</text:p>
          </table:table-cell>
          <table:table-cell table:number-columns-repeated="2"/>
          <table:table-cell office:value-type="string" calcext:value-type="string">
            <text:p>4Most were about annotation and data replication. 5Data</text:p>
          </table:table-cell>
        </table:table-row>
        <table:table-row table:style-name="ro1">
          <table:table-cell office:value-type="float" office:value="2103.07929" calcext:value-type="float">
            <text:p>2103.07929</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ome concepts, e.g. sameness, or not specifying what can serve as a ‘result,’ e.g. leaving the status of human evaluations and dataset recreations unclear.</text:p>
          </table:table-cell>
        </table:table-row>
        <table:table-row table:style-name="ro2">
          <table:table-cell office:value-type="float" office:value="2103.07929" calcext:value-type="float">
            <text:p>2103.0792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bdellatif and Elgammal (2020) varied conditions of reproduction for classiﬁcation results by Howard and Ruder (2018), and were able to conﬁrm outcomes for three new non-English datasets, in all three respects (value, ﬁnding, conclusion) identiﬁed by Cohen et al. (2018).</text:p>
          </table:table-cell>
        </table:table-row>
        <table:table-row table:style-name="ro7">
          <table:table-cell office:value-type="float" office:value="2103.07929" calcext:value-type="float">
            <text:p>2103.07929</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Another striking ﬁnding is that reproduction under same conditions far more frequently yields results that are worse than results that are better: we found 258 out of 436 non-same reproduction results (59.2%) to be worse, echoing ﬁndings from psychology (Open Science Collaboration, 2015). Why this should be the case for reproduction under same conditions is unclear. It is probably to be expected for reproduction under different conditions, as larger parameter spaces, more datasets and languages etc., are tested subsequently, and the original work may have selected better results.</text:p>
          </table:table-cell>
        </table:table-row>
        <table:table-row table:style-name="ro12">
          <table:table-cell office:value-type="float" office:value="2103.07929" calcext:value-type="float">
            <text:p>2103.07929</text:p>
          </table:table-cell>
          <table:table-cell office:value-type="string" calcext:value-type="string">
            <text:p>dataset, code, data</text:p>
          </table:table-cell>
          <table:table-cell office:value-type="float" office:value="91" calcext:value-type="float">
            <text:p>91</text:p>
          </table:table-cell>
          <table:table-cell table:number-columns-repeated="2"/>
          <table:table-cell office:value-type="string" calcext:value-type="string">
            <text:p>Papers reporting reproductions under same conditions account for the bulk of NLP reproducibility research to date. The difﬁculty of achieving ‘sameness of system’ has taken up a lot of the discussion space. As stressed by many papers (Crane, 2018; Millour et al., 2020), recreation attempts have to have access to code, data, full details/assumptions of algorithms, parameter settings, software and dataset versions, initialisation details, random seeds, run-time environment, hardware speciﬁcations, etc.</text:p>
          </table:table-cell>
        </table:table-row>
        <table:table-row table:style-name="ro2">
          <table:table-cell office:value-type="float" office:value="2103.07929" calcext:value-type="float">
            <text:p>2103.07929</text:p>
          </table:table-cell>
          <table:table-cell office:value-type="string" calcext:value-type="string">
            <text:p>dataset, data</text:p>
          </table:table-cell>
          <table:table-cell office:value-type="float" office:value="55" calcext:value-type="float">
            <text:p>55</text:p>
          </table:table-cell>
          <table:table-cell table:number-columns-repeated="2"/>
          <table:table-cell office:value-type="string" calcext:value-type="string">
            <text:p>Vajjala and Rama (2018)’s automatic essay scoring classiﬁcation system was tested on different datasets and/or languages in three studies (Arhiliuc et al., 2020; Caines and Buttery, 2020; Huber and C¸ ¨oltekin, 2020) all of which found performance to drop on the new data.</text:p>
          </table:table-cell>
        </table:table-row>
        <table:table-row table:style-name="ro9">
          <table:table-cell office:value-type="float" office:value="2103.07929" calcext:value-type="float">
            <text:p>2103.07929</text:p>
          </table:table-cell>
          <table:table-cell office:value-type="string" calcext:value-type="string">
            <text:p>dataset, data</text:p>
          </table:table-cell>
          <table:table-cell office:value-type="float" office:value="130" calcext:value-type="float">
            <text:p>130</text:p>
          </table:table-cell>
          <table:table-cell table:number-columns-repeated="2"/>
          <table:table-cell office:value-type="string" calcext:value-type="string">
            <text:p>Overall ﬁnding conﬁrmed (that PRPN is a high performing grammar induction method) Not conﬁrmed, reproduction results worse by &gt; 10 BLEU points Lower classiﬁcation results on a corpus of Asian learners’ English. Lower classiﬁcation results for English and Spanish CEFR datasets, and some adversarial data (e.g., scrambled English texts). Lower classiﬁcation results for English Cambridge Learner Corpus. For other distant language pairs (from English to Estonian, Latvian, Finnish, Persian) the method did not converge or obtained lower scores. For other distant language pairs (from English to Czech, Polish) the method did not converge or obtained lower scores. Conﬁrmed that transfer learning (pretraining) improves ﬁnal classiﬁcation accuracy.</text:p>
          </table:table-cell>
        </table:table-row>
        <table:table-row table:style-name="ro3">
          <table:table-cell office:value-type="float" office:value="2103.07929" calcext:value-type="float">
            <text:p>2103.07929</text:p>
          </table:table-cell>
          <table:table-cell office:value-type="string" calcext:value-type="string">
            <text:p>dataset, data</text:p>
          </table:table-cell>
          <table:table-cell office:value-type="float" office:value="175" calcext:value-type="float">
            <text:p>175</text:p>
          </table:table-cell>
          <table:table-cell table:number-columns-repeated="2"/>
          <table:table-cell office:value-type="string" calcext:value-type="string">
            <text:p>Reproduction studies under varied conditions deliberately vary one or more aspects of system, data or evaluation in order to explore if similar results can be obtained. There are far fewer papers of this type (see Table 2 in Appendix B for an overview) than papers reporting reproduction studies under same conditions; however, note that we are not including papers here that use an existing method for a new language, dataset or domain, without controlling for other conditions being the same in experiments. Horsmann and Zesch (2017) pick up strong results by Plank et al. (2016) showing LSTM tag ging to outperform CRF and HMM taggers, and test whether they can be conﬁrmed for datasets with ﬁner-grained tag sets. Using 27 corpora (21 languages) with ﬁner-grained tag sets, they systematically compare results for the 3 models, and show that LSTMs do perform better, and that their superiority grows in proportion to tag set size.</text:p>
          </table:table-cell>
        </table:table-row>
        <table:table-row table:style-name="ro28">
          <table:table-cell office:value-type="float" office:value="2103.07929" calcext:value-type="float">
            <text:p>2103.07929</text:p>
          </table:table-cell>
          <table:table-cell office:value-type="string" calcext:value-type="string">
            <text:p>dataset, dataset provided</text:p>
          </table:table-cell>
          <table:table-cell office:value-type="float" office:value="64" calcext:value-type="float">
            <text:p>64</text:p>
          </table:table-cell>
          <table:table-cell table:number-columns-repeated="2"/>
          <table:table-cell office:value-type="string" calcext:value-type="string">
            <text:p>Millour et al. (2020) attempt to get the POS tagger for Alsatian from Magistry et al. (2018) to work with the same accuracy for a different dataset. Collaborating with, and using resources provided by, the original authors and recreating some where necessary, the best result obtained was 0.87 compared to the original 0.91.</text:p>
          </table:table-cell>
        </table:table-row>
        <table:table-row table:style-name="ro11">
          <table:table-cell office:value-type="float" office:value="2103.07929" calcext:value-type="float">
            <text:p>2103.079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2">
          <table:table-cell office:value-type="float" office:value="2103.07929" calcext:value-type="float">
            <text:p>2103.07929</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K Bretonnel Cohen, Jingbo Xia, Pierre Zweigenbaum, Tiffany J Callahan, Orin Hargraves, Foster Goss, Nancy Ide, Aur´elie N´ev´eol, Cyril Grouin, and Lawrence E Hunter. 2018. Three dimensions of reproducibility in natural language processing. In LREC... International Conference on Language Resources &amp; Evaluation:[proceedings]. International Conference on Language Resources and Evaluation, volume 2018, page 156. NIH Public Access.</text:p>
          </table:table-cell>
        </table:table-row>
        <table:table-row table:style-name="ro37">
          <table:table-cell office:value-type="float" office:value="2103.07929" calcext:value-type="float">
            <text:p>2103.07929</text:p>
          </table:table-cell>
          <table:table-cell office:value-type="string" calcext:value-type="string">
            <text:p>supplementary data, data, code</text:p>
          </table:table-cell>
          <table:table-cell office:value-type="float" office:value="224" calcext:value-type="float">
            <text:p>224</text:p>
          </table:table-cell>
          <table:table-cell table:number-columns-repeated="2"/>
          <table:table-cell office:value-type="string" calcext:value-type="string">
            <text:p>Reproducibility Challenge at ICLR’18, ICLR’19, NeurIPS’19, and NeurIPS’20; LREC’20 had a reproducibility track and shared task (Branco et al., 2020); and NeurIPS’19 had a reproducibility programme comprising a code submission policy, a reproducibility challenge for ML results, and the ML Reproducibility checklist (Whitaker, 2017), later also adopted by EMNLP’20 and AAAI’21. Other conferences have foregrounded reproducibility via calls, chairs’ blogs,1 special themes and social media posts. Sharing code, data and supplementary material providing details about data, systems and training regimes2 is ﬁrmly established in the ML/NLP community, virtually all main events now encouraging and making space for it. Reproducibility even seems set to become a standard part of reviewing processes via checklists. Far from beginning to converge in terms of standards, terminology and underlying deﬁnitions, however, this ﬂurry of work is currently characterised by growing diversity in all these respects. We start below by surveying concepts and deﬁnitions in reproducibility research, areas of particular disagreement, and identify categories of work in current NLP reproducibility research. We then use the latter to structure the remainder of the paper.</text:p>
          </table:table-cell>
        </table:table-row>
        <table:table-row table:style-name="ro11" table:visibility="filter">
          <table:table-cell office:value-type="float" office:value="2103.16783" calcext:value-type="float">
            <text:p>2103.167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text:p>
          </table:table-cell>
        </table:table-row>
        <table:table-row table:style-name="ro9">
          <table:table-cell office:value-type="float" office:value="2103.16783" calcext:value-type="float">
            <text:p>2103.16783</text:p>
          </table:table-cell>
          <table:table-cell office:value-type="string" calcext:value-type="string">
            <text:p>data available, download, data</text:p>
          </table:table-cell>
          <table:table-cell office:value-type="float" office:value="98" calcext:value-type="float">
            <text:p>98</text:p>
          </table:table-cell>
          <table:table-cell table:number-columns-repeated="2"/>
          <table:table-cell office:value-type="string" calcext:value-type="string">
            <text:p>The main data for analysis is the Sci-Hub access log for the year 2017 (Tzovaras, 2018). This access log provides details of download requests received by the Sci-Hub website during the year 2017. The access log has a total of 150,875,861 entries, indicating that during the year 2017, more than 150 million download requests have been served by Sci-Hub. The access log has entries for a total of 329 days during 01.01.2017 to 31.12.2017, with log entries missing for 36 days. The access log has following fields:</text:p>
          </table:table-cell>
        </table:table-row>
        <table:table-row table:style-name="ro9">
          <table:table-cell office:value-type="float" office:value="2103.16783" calcext:value-type="float">
            <text:p>2103.16783</text:p>
          </table:table-cell>
          <table:table-cell office:value-type="string" calcext:value-type="string">
            <text:p>database</text:p>
          </table:table-cell>
          <table:table-cell office:value-type="float" office:value="133" calcext:value-type="float">
            <text:p>133</text:p>
          </table:table-cell>
          <table:table-cell table:number-columns-repeated="2"/>
          <table:table-cell office:value-type="string" calcext:value-type="string">
            <text:p>Secondly, the disciplinary distribution of research papers downloaded was obtained. Figure 5 shows the proportionate distribution of research papers downloaded in the 22 major subject areas of Dimensions database. It can be observed that Engineering (21%), Medical &amp; Health Sciences (19%), Chemical Sciences (15%), and Information &amp; Computing Sciences (11%) account for the major share of research papers downloaded. These four disciplines taken together account for 66% of the total research papers downloaded. Other major disciplines include Biological Sciences (8%), Physical Sciences (5%) and Technology (5%). Thus, majority of the research papers downloaded are from Engineering and different science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8" calcext:value-type="float">
            <text:p>8</text:p>
          </table:table-cell>
          <table:table-cell table:number-columns-repeated="2"/>
          <table:table-cell office:value-type="string" calcext:value-type="string">
            <text:p>What do Indian Researchers download from Sci-Hub?</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9" calcext:value-type="float">
            <text:p>9</text:p>
          </table:table-cell>
          <table:table-cell table:number-columns-repeated="2"/>
          <table:table-cell office:value-type="string" calcext:value-type="string">
            <text:p>Figure 3: Geotagging the origin of download request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11" calcext:value-type="float">
            <text:p>11</text:p>
          </table:table-cell>
          <table:table-cell table:number-columns-repeated="2"/>
          <table:table-cell office:value-type="string" calcext:value-type="string">
            <text:p>How many research papers do Indian researchers download from Sci-Hub?</text:p>
          </table:table-cell>
        </table:table-row>
        <table:table-row table:style-name="ro12">
          <table:table-cell office:value-type="float" office:value="2103.16783" calcext:value-type="float">
            <text:p>2103.16783</text:p>
          </table:table-cell>
          <table:table-cell office:value-type="string" calcext:value-type="string">
            <text:p>download</text:p>
          </table:table-cell>
          <table:table-cell office:value-type="float" office:value="71" calcext:value-type="float">
            <text:p>71</text:p>
          </table:table-cell>
          <table:table-cell table:number-columns-repeated="2"/>
          <table:table-cell office:value-type="string" calcext:value-type="string">
            <text:p>researchers download from Sci-Hub and from which places these download requests originate. The distribution of research papers downloaded among different publishers, publication year, discipline etc. are also analysed. The analytical results present very useful and interesting insight on the usage of Sci-Hub by Indian researchers, which in turn helps in assessment of the impact that blocking of Sci-Hub may have on Indian research community.</text:p>
          </table:table-cell>
        </table:table-row>
        <table:table-row table:style-name="ro7">
          <table:table-cell office:value-type="float" office:value="2103.16783" calcext:value-type="float">
            <text:p>2103.16783</text:p>
          </table:table-cell>
          <table:table-cell office:value-type="string" calcext:value-type="string">
            <text:p>download</text:p>
          </table:table-cell>
          <table:table-cell office:value-type="float" office:value="98" calcext:value-type="float">
            <text:p>98</text:p>
          </table:table-cell>
          <table:table-cell table:number-columns-repeated="2"/>
          <table:table-cell office:value-type="string" calcext:value-type="string">
            <text:p>Abstract: Recently three foreign academic publishers filed a case of copyright infringement against Sci-Hub and LibGen before the Delhi High Court and prayed for complete blocking these websites in India. In this context, this paper attempted to assess the impact that blocking of Sci-Hub may have on Indian research community. The download requests originating from India on a daily-basis are counted, geotagged and analysed by discipline, publisher, country and publication year etc. Results indicate that blocking Sci-Hub in India may actually hurt Indian research community in a significant way.</text:p>
          </table:table-cell>
        </table:table-row>
        <table:table-row table:style-name="ro10">
          <table:table-cell office:value-type="float" office:value="2103.16783" calcext:value-type="float">
            <text:p>2103.16783</text:p>
          </table:table-cell>
          <table:table-cell office:value-type="string" calcext:value-type="string">
            <text:p>download</text:p>
          </table:table-cell>
          <table:table-cell office:value-type="float" office:value="101" calcext:value-type="float">
            <text:p>101</text:p>
          </table:table-cell>
          <table:table-cell table:number-columns-repeated="2"/>
          <table:table-cell office:value-type="string" calcext:value-type="string">
            <text:p>Fourthly, the country-wise distribution of research papers downloaded was obtained. Table 1 shows the list of top 25 countries with major share of research papers downloaded. These include United States (21.92%), China (9.75%), India (6.99%), United Kingdom (5.24%), Japan (3.96%), Germany (3.90%) etc. Incidentally, these are also the major countries producing higher research output globally. We see that Indian researchers used Sci-Hub to download 397,691 research papers published by Indian authors.</text:p>
          </table:table-cell>
        </table:table-row>
        <table:table-row table:style-name="ro4">
          <table:table-cell office:value-type="float" office:value="2103.16783" calcext:value-type="float">
            <text:p>2103.16783</text:p>
          </table:table-cell>
          <table:table-cell office:value-type="string" calcext:value-type="string">
            <text:p>download</text:p>
          </table:table-cell>
          <table:table-cell office:value-type="float" office:value="116" calcext:value-type="float">
            <text:p>116</text:p>
          </table:table-cell>
          <table:table-cell table:number-columns-repeated="2"/>
          <table:table-cell office:value-type="string" calcext:value-type="string">
            <text:p>The analysis of access log shows that a total of 13,144,241 download requests (8.7% of the total log entries) originated from India. These 13,144,241 download requests were for a total of 5,797,188 unique research papers. Thus, Indian researchers used Sci-Hub to download more than 5 million unique research papers amounting to a total of more than 13 million downloads. We have analysed and plotted the download activity from India on a daily-basis in Figure 1. Here the x-axis represents days and the y-axis represents the number of downloads. It can be seen that an average of 39,952 download requests are served by Sci-Hub on a daily-basi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2" calcext:value-type="float">
            <text:p>122</text:p>
          </table:table-cell>
          <table:table-cell table:number-columns-repeated="2"/>
          <table:table-cell office:value-type="string" calcext:value-type="string">
            <text:p>Finally, we also tried to find out that what amount of research papers downloaded from SciHub are also available in some form of open access. Table 3 shows that 18.46% of the total research papers downloaded from Sci-Hub are actually available in open access forms and are not locked in access behind a paywall. Out of the openly accessible research papers, 9.72% are in green open access (i.e., deposited in institutional or disciplinary repositories) and 4.94% and 2.43% are bronze and gold open access, respectively. Thus, we can see that Sci-Hub has been also used to download research papers that are otherwise available in open access form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7" calcext:value-type="float">
            <text:p>127</text:p>
          </table:table-cell>
          <table:table-cell table:number-columns-repeated="2"/>
          <table:table-cell office:value-type="string" calcext:value-type="string">
            <text:p>As a next step, we tried to measure the download activity on weekdays (Monday to Friday) as well as on weekends (Saturday &amp; Sunday). Figure 2 shows the average downloads on different days of the week. It can be seen that the average download requests on weekdays are much higher than that on weekends. This is perhaps an indication that Indian researchers are not only using Sci-Hub to download research papers on weekends (when the campuses are generally closed), but also a major part of the download is happening on the working days in the week. This implies that Sci-Hub is not only accessed by researchers from their homes but also from their workplaces.</text:p>
          </table:table-cell>
        </table:table-row>
        <table:table-row table:style-name="ro13">
          <table:table-cell office:value-type="float" office:value="2103.16783" calcext:value-type="float">
            <text:p>2103.16783</text:p>
          </table:table-cell>
          <table:table-cell office:value-type="string" calcext:value-type="string">
            <text:p>download</text:p>
          </table:table-cell>
          <table:table-cell office:value-type="float" office:value="156" calcext:value-type="float">
            <text:p>156</text:p>
          </table:table-cell>
          <table:table-cell table:number-columns-repeated="2"/>
          <table:table-cell office:value-type="string" calcext:value-type="string">
            <text:p>Sci-Hub was founded by Alexandra Elbakyan in 2011 in Kazakhstan in response to the high cost of access to research papers that are behind paywalls. It is considered as a pirate site that that provides free access to millions of research papers, without regard to copyright. Alexndra Elbakyan, the founder of Sci-Hub calls it as a “true solution to open access” Elbakyan (2016). It is believed that Sci-Hub contains more than 76 million academic articles (Himmelstein et al., 2017). Bohannon (2016) worked with Alexandara Elbakyan, to obtain the access log of SciHub and analysed it. He observed that Sci-Hub download activity is spread across the world, including developed, developing and under-developed countries. In fact, in response to his question “Who's downloading pirated papers from Sci-Hub”, he responds “Everyone”.</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58" calcext:value-type="float">
            <text:p>158</text:p>
          </table:table-cell>
          <table:table-cell table:number-columns-repeated="2"/>
          <table:table-cell office:value-type="string" calcext:value-type="string">
            <text:p>The ‘latitude’ and ‘longitude’ information from the access log has been extracted and the corresponding places are geotagged on Indian geographical map. Figure 3 shows the geotagged map of download activity originating from India. We can see that the download requests are distributed across different prats of India. A large number of requests originate from the major urban areas of New Delhi, Chennai, Bengaluru, Hyderabad, Mumbai, Gurugram, Pune, Kolkata, Ahmedabad etc. In terms of regions, it can be seen that there is high download activity originating from Delhi-Punjab-Haryana region, east coast regions of Maharashtra-Kerala, and west coast regions of Tamil Nadu- Andhra Pradesh- West Bengal. States of Gujrat, Uttar Pradesh and Bihar also have significant download requests. Thus, in general the download requests to Sci-Hub originate from almost all major populous parts of India.</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65" calcext:value-type="float">
            <text:p>165</text:p>
          </table:table-cell>
          <table:table-cell table:number-columns-repeated="2"/>
          <table:table-cell office:value-type="string" calcext:value-type="string">
            <text:p>First of all, the publication distribution of research papers was obtained. Figure 4 shows the publication year distribution of the research papers downloaded. It can be seen that a major part of the research papers downloaded are for recent period (2000-2016). The download count contains more than 100,000 papers for all the years from 2000 to 2016. Some papers with publication year after 2016 are also there in the download log. There are, however, other research papers published before 2000 that are also downloaded from Sci-Hub. Out of the total research papers downloaded, 4,010,781 papers (70.5% of the total) are for the period 2000-16 and 1,335,885 papers (23.5% of the total) are for publication years before 2000. Sci-Hub is thus used to download not only the recently published research papers but also other research papers published before, though relatively recent papers are downloaded more.</text:p>
          </table:table-cell>
        </table:table-row>
        <table:table-row table:style-name="ro6">
          <table:table-cell office:value-type="float" office:value="2103.16783" calcext:value-type="float">
            <text:p>2103.16783</text:p>
          </table:table-cell>
          <table:table-cell office:value-type="string" calcext:value-type="string">
            <text:p>download</text:p>
          </table:table-cell>
          <table:table-cell office:value-type="float" office:value="176" calcext:value-type="float">
            <text:p>176</text:p>
          </table:table-cell>
          <table:table-cell table:number-columns-repeated="2"/>
          <table:table-cell office:value-type="string" calcext:value-type="string">
            <text:p>This article analysed the Sci-Hub access log to find out how many research papers are downloaded by Indian researchers from Sci-Hub, and where do these download requests originate from. It is found that Indian researchers have made more than 13 million downloads during the year 2017, averaging to a daily download of about 39,952 research papers. The average downloads are relatively higher on week days as compared to weekends. Further, the download requests are found to be distributed across different parts of India. The article also analysed the distribution of downloaded research papers in different publication years, disciplines, publishers etc. It is seen that a large proportion of papers downloaded are less than 20 years old. Further, research papers from different publishers and countries are downloaded through Sci-Hub. A good number of 397,691 Indian research papers are also downloaded by Indian researchers from Sci-Hub. About 18.46% of research papers downloaded from Sci-Hub are also available in different open access forms.</text:p>
          </table:table-cell>
        </table:table-row>
        <table:table-row table:style-name="ro18">
          <table:table-cell office:value-type="float" office:value="2103.16783" calcext:value-type="float">
            <text:p>2103.16783</text:p>
          </table:table-cell>
          <table:table-cell office:value-type="string" calcext:value-type="string">
            <text:p>download, data</text:p>
          </table:table-cell>
          <table:table-cell office:value-type="float" office:value="293" calcext:value-type="float">
            <text:p>293</text:p>
          </table:table-cell>
          <table:table-cell table:number-columns-repeated="2"/>
          <table:table-cell office:value-type="string" calcext:value-type="string">
            <text:p>While, most of the arguments above are quite convincing and highlight very important aspects of the whole problem of access to scientific research, some take the position that blocking SciHub may actually hurt national interest. 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text:p>
          </table:table-cell>
        </table:table-row>
        <table:table-row table:style-name="ro40">
          <table:table-cell office:value-type="float" office:value="2103.16783" calcext:value-type="float">
            <text:p>2103.16783</text:p>
          </table:table-cell>
          <table:table-cell office:value-type="string" calcext:value-type="string">
            <text:p>download, data</text:p>
          </table:table-cell>
          <table:table-cell office:value-type="float" office:value="320" calcext:value-type="float">
            <text:p>320</text:p>
          </table:table-cell>
          <table:table-cell table:number-columns-repeated="2"/>
          <table:table-cell office:value-type="string" calcext:value-type="string">
            <text:p>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 At the same time, since we see that a good number of 397,691 Indian research papers are also accessed through Sci-Hub, therefore, it is necessary to strengthen mechanisms of institutional repositories (as also pointed out in Singh et al., (2020)) so that at least all research output from India can be accessed freely by Indian researchers.</text:p>
          </table:table-cell>
        </table:table-row>
        <table:table-row table:style-name="ro24">
          <table:table-cell office:value-type="float" office:value="2103.16783" calcext:value-type="float">
            <text:p>2103.16783</text:p>
          </table:table-cell>
          <table:table-cell office:value-type="string" calcext:value-type="string">
            <text:p>download, database</text:p>
          </table:table-cell>
          <table:table-cell office:value-type="float" office:value="170" calcext:value-type="float">
            <text:p>170</text:p>
          </table:table-cell>
          <table:table-cell table:number-columns-repeated="2"/>
          <table:table-cell office:value-type="string" calcext:value-type="string">
            <text:p>In order to further analyse what research papers, do Indian researchers download from Sci-Hub, we have obtained additional publication metadata from the Dimensions database for the DOIs occurring in access log. The Dimensions database has been used, owing to its large coverage of journals, among the popular databases (see Singh et al., 2021). The 13,144,241 access log entries correspond to a total of 5,797,188 unique DOIs. For each of these DOIs, Dimensions database was queried to obtain publication metadata. The publication metadata for a total of 5,688,915 DOIs was obtained from Dimensions database. The obtained metadata included details of journal, publisher, author affiliation country, publication year, fields of research, open access status etc. This metadata was analysed to understand distribution of the downloaded research papers by publication year, discipline, publisher etc. The major countries, journals and open access status of downloaded research papers are also identified.</text:p>
          </table:table-cell>
        </table:table-row>
        <table:table-row table:style-name="ro3">
          <table:table-cell office:value-type="float" office:value="2103.16783" calcext:value-type="float">
            <text:p>2103.16783</text:p>
          </table:table-cell>
          <table:table-cell office:value-type="string" calcext:value-type="string">
            <text:p>download, database, data</text:p>
          </table:table-cell>
          <table:table-cell office:value-type="float" office:value="186" calcext:value-type="float">
            <text:p>186</text:p>
          </table:table-cell>
          <table:table-cell table:number-columns-repeated="2"/>
          <table:table-cell office:value-type="string" calcext:value-type="string">
            <text:p>The access log has been mined to find out download entries pertaining to India. For this purpose, all those entries that had ‘Country according to GeoIP’ as India were identified. It was found that out of 150,875,861 log entries, a total of 13,144,241 log entries corresponds to download requests from India, i.e., 8.7% of the download requests from Sci-Hub during the year 2017 originated from India. The ‘Timestamp’ field in access log was analysed to find out per day download activity from India. The ‘latitude’ and ‘longitude’ information were then used to geotag the download requests on the Indian geographical map. Finally, the ‘DOI’ information was used to get additional data (such as publisher, author affiliation, year of publication, field of research, open access status etc.) from Dimensions database for all the research papers downloaded. This information was then used to analyse the download activity by publisher, discipline, journal, open access status etc.</text:p>
          </table:table-cell>
        </table:table-row>
        <table:table-row table:style-name="ro23">
          <table:table-cell office:value-type="float" office:value="2103.16783" calcext:value-type="float">
            <text:p>2103.16783</text:p>
          </table:table-cell>
          <table:table-cell office:value-type="string" calcext:value-type="string">
            <text:p>retrieve</text:p>
          </table:table-cell>
          <table:table-cell office:value-type="float" office:value="9" calcext:value-type="float">
            <text:p>9</text:p>
          </table:table-cell>
          <table:table-cell table:number-columns-repeated="2"/>
          <table:table-cell office:value-type="string" calcext:value-type="string">
            <text:p>India. Frontline, 12th Feb. 2021, Retrieved</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1" calcext:value-type="float">
            <text:p>31</text:p>
          </table:table-cell>
          <table:table-cell table:number-columns-repeated="2"/>
          <table:table-cell office:value-type="string" calcext:value-type="string">
            <text:p>Schiermeier, Q. (2017b). US court grants Elsevier millions in damages from Sci-Hub. Nature News. 22nd June 2017. Retrieved from: https://www.nature.com/news/us-court-grants-elseviermillions-in-damages-from-sci-hub-1.22196</text:p>
          </table:table-cell>
        </table:table-row>
        <table:table-row table:style-name="ro2">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aria, A.J. (2020) Sci-Hub Case: The Court Should Protect Science From Greedy Academic Publishers, The Wire, 22nd Dec. 2020. Retrieved from https://thewire.in/law/sci-hub-elsevierdelhi-high-court-access-medical-literature-scientific-publishing-access-inequity</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hiermeier, Q. (2017a). Pirate paper website Sci-Hub dealt another blow by US courts. Nature News. 7th Nov. 2017. Retrieved from: https://www.nature.com/news/pirate-paper-website-scihub-dealt-another-blow-by-us-courts-1.22971</text:p>
          </table:table-cell>
        </table:table-row>
        <table:table-row table:style-name="ro12">
          <table:table-cell office:value-type="float" office:value="2103.16783" calcext:value-type="float">
            <text:p>2103.16783</text:p>
          </table:table-cell>
          <table:table-cell office:value-type="string" calcext:value-type="string">
            <text:p>retrieve</text:p>
          </table:table-cell>
          <table:table-cell office:value-type="float" office:value="77" calcext:value-type="float">
            <text:p>77</text:p>
          </table:table-cell>
          <table:table-cell table:number-columns-repeated="2"/>
          <table:table-cell office:value-type="string" calcext:value-type="string">
            <text:p>Himmelstein, D. S., Romero, A. R., McLaughlin, S. R., Greshake Tzovaras, B., &amp; Greene, C. S. (2017). Sci-Hub provides access to nearly all scholarly literature. PeerJ Preprints, 5, e3100v1. https://doi.org/10.7287/peerj.preprints.3100v1 Pai, N. (2020). Why blocking Sci-Hub will actually hurt national interest, The Print, 29th Dec. 2020. Retrieved from: https://theprint.in/opinion/why-blocking-sci-hub-will-hurt-nationalinterest/575577/</text:p>
          </table:table-cell>
        </table:table-row>
        <table:table-row table:style-name="ro12">
          <table:table-cell office:value-type="float" office:value="2103.16783" calcext:value-type="float">
            <text:p>2103.16783</text:p>
          </table:table-cell>
          <table:table-cell office:value-type="string" calcext:value-type="string">
            <text:p>retrieve, download</text:p>
          </table:table-cell>
          <table:table-cell office:value-type="float" office:value="23" calcext:value-type="float">
            <text:p>23</text:p>
          </table:table-cell>
          <table:table-cell table:number-columns-repeated="2"/>
          <table:table-cell office:value-type="string" calcext:value-type="string">
            <text:p>Tzovaras B.G. (2018). Sci-Hub download log of 2017. Zenodo, 2018. Retrieved: https://doi.org/10.5281/zenodo.1158301.</text:p>
          </table:table-cell>
        </table:table-row>
        <table:table-row table:style-name="ro14" table:visibility="filter">
          <table:table-cell office:value-type="float" office:value="2104.00394" calcext:value-type="float">
            <text:p>2104.0039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art of ongoing research focuses on rank-deﬁcient systems, which adds more complexity to the problem in terms of system outputs, network connectivity, and data-sharing [19], [28]. Other promising research directions are (i) detecting sensor</text:p>
          </table:table-cell>
        </table:table-row>
        <table:table-row table:style-name="ro15" table:visibility="filter">
          <table:table-cell office:value-type="float" office:value="2104.00394" calcext:value-type="float">
            <text:p>2104.0039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ssumption 2: For the time-delay τij on link (j, i): i) The delay is known and bounded τij ≤ τ . The upperbound τ guarantees no lost information, i.e., the data sent from sensor j at time k would eventually reach the recipient sensor i (at most) at time k + τ (a τ + 1-slot transmission buffer).</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L ATENCY in data transmission networks may signiﬁ cantly affect the performance of decision-making over sensor networks and multi-agent systems [?]. In particular, time-delays may cause instability in networked control systems which are originally stable in the corresponding delay-free case. For example, the consequence of communication delays on the consensus stability are discussed in [1]–[3] among others, and centralized observer design are discussed in [4], [5]. This work extends to distributed estimation over a sensor network with random communication time-delays.</text:p>
          </table:table-cell>
        </table:table-row>
        <table:table-row table:style-name="ro29" table:visibility="filter">
          <table:table-cell office:value-type="float" office:value="2104.00394" calcext:value-type="float">
            <text:p>2104.0039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literature on distributed estimation spans from multi time-scale scenarios to single time-scale methods. The former case requires many iterations of averaging/data-sharing (consensus/communication time-scale) between two consecutive system time-steps (system time-scale) [6], [7], where the estimation performance tightly depends on the number of consensus iterations. This is less efﬁcient in terms of computational and communication loads on sensors and, further, requires much faster data sharing/processing rate which might be inaccessible over large networks. In terms of observability, in the multi time-scale method, number of communication/consensus iterations is greater than the network diameter, and therefore, all sensors eventually gain all state information (and system</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n this work, it is assumed that the data-transmission over the link (j, i) from sensor j to sensor i has a-priori unknown bounded (integer) time-delay, τij, where 0 ≤ τij ≤ τ &lt; ∞, and τ is an upper bound to the delays in all links. The messages are time-stamped, so the recipient knows the time-step the data was sent. Further, τii = 0, i.e., every sensor i knows its own state with no delay. To model the delayed state vectors we adopt the notations in [1]. In a network of N sensors, deﬁne an augmented state vector xk = (xk; xk−1; . . . ; xk−τ ) with ’;’</text:p>
          </table:table-cell>
        </table:table-row>
        <table:table-row table:style-name="ro18" table:visibility="filter">
          <table:table-cell office:value-type="float" office:value="2104.00394" calcext:value-type="float">
            <text:p>2104.00394</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The networked estimator in this paper is single time-scale, where sensors perform one consensus iteration on (possibly) delayed a-priori estimates in their in-neighborhood, and then, measurement-update using their own outputs. As in [1], we consider arbitrary time-delays at every communication link, but the delays are time-invariant and known. The delays are bounded so that no information is lost over the network and the data would eventually reach the recipient sensor. To avoid considering a trivial case, this work makes no assumption on the stability of the linear system. Further, similar to [9], [11], we assume that the system is full-rank as in structurallycyclic/self-damped systems [23], [24]. We adopt the notions of augmented representation [1] and the Kronecker network product [25] to simplify the convergence analysis. We show that feedback gain design in the absence of delays via the Linear-Matrix-Inequality (LMI) in [16], [26] also results in stable estimation for some upper-bounded delayed cases. Further, we provide a solution to design delay-tolerant networked estimators for a given bound on the delays. Therefore, the gain design requires no information other than the bound on the delays and, the LMI complexity is determined by the original low-order system and not the high-order augmented one. Note that in this work, we assume no measurement delays; this is because the sensors take direct measurements, while spatially distributed in large-scale with (possibly) delayed communications. Further, as proved in [5], stability depends only on the measurement packet loss, not the packet delays.</text:p>
          </table:table-cell>
        </table:table-row>
        <table:table-row table:style-name="ro11" table:visibility="filter">
          <table:table-cell office:value-type="float" office:value="2104.03369" calcext:value-type="float">
            <text:p>2104.033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2] Alvarez, O., Barron, E. N., and Ishii, H. Hopf-Lax formulas for semicontinuous data.</text:p>
          </table:table-cell>
        </table:table-row>
        <table:table-row table:style-name="ro14" table:visibility="filter">
          <table:table-cell office:value-type="float" office:value="2104.03369" calcext:value-type="float">
            <text:p>2104.033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he main result of this section is the following proposition, which states that solutions of the recurrence relation from (2.2), with nondecreasing, Lipschitz initial data converge to solutions of the appropriate Hamilton-Jacobi equation.</text:p>
          </table:table-cell>
        </table:table-row>
        <table:table-row table:style-name="ro15" table:visibility="filter">
          <table:table-cell office:value-type="float" office:value="2104.03369" calcext:value-type="float">
            <text:p>2104.0336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Now we are ready to prove Proposition 3.1. We will do so by relating the process starting from a p∗-bounded initial condition to a sequence of processes which begin from a discretization of a Lipschitz function. We will then be able to use Proposition 2.1 for Lipschitz continuous initial data to yield convergence in this extended setting.</text:p>
          </table:table-cell>
        </table:table-row>
        <table:table-row table:style-name="ro5" table:visibility="filter">
          <table:table-cell office:value-type="float" office:value="2104.03369" calcext:value-type="float">
            <text:p>2104.03369</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Equation (1.7) is an example of a nonlinear Hamilton-Jacobi equation of the form ut + H(ux) = 0 in R × (0, ∞), with the Hamiltonian H : R → R deﬁned by H(p) = σ|p|m+1. For general initial data, (1.7) fails to have classical, smooth solutions for all time. The theory of viscosity solutions introduced by Crandall and Lions [6, 7], which are continuous but need not be diﬀerentiable, provides a notion of weak solution for such equations. We will</text:p>
          </table:table-cell>
        </table:table-row>
        <table:table-row table:style-name="ro28" table:visibility="filter">
          <table:table-cell office:value-type="float" office:value="2104.03369" calcext:value-type="float">
            <text:p>2104.0336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u0(x), for N ∆t lying in any compact time interval [0, T ]. The Crandall–Lions theory, however, relies upon the initial data being Lipschitz continuous, as well as using the theory of continuous viscosity solutions. Since we aim to show that the CDFs of the rescaled ACM(m, q, r, µ) random variables (Xnn−1/(m+1), n ≥ 0) converge to the lsc viscosity solution of (1.9), this precludes a direct application of the results of [8] to prove Theorem 1.1. Furthermore, to the best of our knowledge, no numerical approximation results analogous to those of [8] have been proved for lsc viscosity solutions.</text:p>
          </table:table-cell>
        </table:table-row>
        <table:table-row table:style-name="ro1">
          <table:table-cell office:value-type="float" office:value="2104.067" calcext:value-type="float">
            <text:p>2104.067</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Implementation in DGL. All our optimized single code is written in C++ as part of DGL’s backend. Our optimizations use LIBXSMM library [15].</text:p>
          </table:table-cell>
        </table:table-row>
        <table:table-row table:style-name="ro2">
          <table:table-cell office:value-type="float" office:value="2104.067" calcext:value-type="float">
            <text:p>2104.067</text:p>
          </table:table-cell>
          <table:table-cell office:value-type="string" calcext:value-type="string">
            <text:p>code</text:p>
          </table:table-cell>
          <table:table-cell office:value-type="float" office:value="54" calcext:value-type="float">
            <text:p>54</text:p>
          </table:table-cell>
          <table:table-cell table:number-columns-repeated="2"/>
          <table:table-cell office:value-type="string" calcext:value-type="string">
            <text:p>[15] Alexander Heinecke, Greg Henry, Maxwell Hutchinson, and Hans Pabst. 2016. LIBXSMM: accelerating small matrix multiplications by runtime code generation. In SC’16: Proceedings of the International Conference for High Performance Computing, Networking, Storage and Analysis. IEEE, 981–991.</text:p>
          </table:table-cell>
        </table:table-row>
        <table:table-row table:style-name="ro3">
          <table:table-cell office:value-type="float" office:value="2104.067" calcext:value-type="float">
            <text:p>2104.067</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Multithreading. Many graphs following the power law could result in a significant difference in number of neighbors across vertices. Therefore, we use dynamic thread scheduling with OpenMP, allocating a chunk of contiguous destination vertices at a time to ensure that a thread writes to contiguous feature vectors of 𝑓O. Loop reordering and Vectorization with LIBXSMM. Applying SIMD to the innermost loop of Alg. 2 (lines #5-7) for the large variety of binary/unary and reduction operators in DGL using manually written intrinsics could be a time consuming task. Instead, we use the LIBXSMM library [15] that provides highly architecture optimized primitives for many matrix operations including our usecases. LIBXSMM reorders the loop (Alg. 3) to ensure each 𝑓O [𝑣] is written to only once per block. It generates optimal assembly code with SIMD intrinsics where applicable using JITing thus providing more instruction reduction than manually written intrinsics based code.</text:p>
          </table:table-cell>
        </table:table-row>
        <table:table-row table:style-name="ro13">
          <table:table-cell office:value-type="float" office:value="2104.067" calcext:value-type="float">
            <text:p>2104.067</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Alg. 1 provides a pseudo code of the AP in DGL. It uses a customized SpMM-like formulation. Given an input graph G(V, E), let 𝐴 be its adjacency matrix in CSR format. 𝐴[𝑣] gives the list of neighbors of 𝑣 from which there is an edge incident on 𝑣. For each edge 𝑒𝑢𝑣 ∈ E, we call 𝑢 the source vertex and 𝑣 the destination vertex. DGL pulls messages from vertex 𝑢 and edge 𝑒𝑢𝑣 and reduces them into vertex 𝑣. More formally, for each edge 𝑒𝑢𝑣 incident from vertex 𝑢 to vertex 𝑣, DGL computes the binary operator ⊗ element-wise between corresponding vertex feature vector of 𝑢 (𝑓V [𝑢]) and edge feature vector of 𝑒𝑢𝑣 (𝑓E [𝑒𝑢𝑣]). Subsequently, it reduces the result with the vertex features of 𝑣 in the output feature matrix (𝑓O [𝑣]) by computing the reduction operator ⊕ element-wise and stores it into 𝑓O [𝑣]. ⊗ can also be a unary operator. In that case, ⊗ is computed</text:p>
          </table:table-cell>
        </table:table-row>
        <table:table-row table:style-name="ro35">
          <table:table-cell office:value-type="float" office:value="2104.067" calcext:value-type="float">
            <text:p>2104.067</text:p>
          </table:table-cell>
          <table:table-cell office:value-type="string" calcext:value-type="string">
            <text:p>code package, code, package, python, code available</text:p>
          </table:table-cell>
          <table:table-cell office:value-type="float" office:value="98" calcext:value-type="float">
            <text:p>98</text:p>
          </table:table-cell>
          <table:table-cell table:number-columns-repeated="2"/>
          <table:table-cell office:value-type="string" calcext:value-type="string">
            <text:p>For distributed code, we use torch.distributed package of PyTorch coupled with Intel OneCCL [1] for efficient collective communication operations, with one MPI rank per socket; two cores on each socket are dedicated to OneCCL. We use AlltoAll collective for communicating the partial aggregates between the root and leaves in the 1-level tree. For parameter sync among the models, in each epoch, we use AllReduce collective operation. All the distributed code is written in Python and C++ in DGL. Our code is available at &lt;url&gt;.</text:p>
          </table:table-cell>
        </table:table-row>
        <table:table-row table:style-name="ro13">
          <table:table-cell office:value-type="float" office:value="2104.067" calcext:value-type="float">
            <text:p>2104.067</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Application performance. Figure 2 compares the per epoch training time and execution time of AP for DGL 0.5.3 with our optimized implementation for four of our workloads that fit on a single socket with 98GB memory. It confirms that the runtime of many applications is dominated by AP. Our optimizations achieve up to 4.41× speedup for AP, thereby, achieving up to 3.66× speedup for endto-end training time over DGL 0.5.3. Optimization of AP for shared memory systems was also presented in [4]. Due to lack of availability of source code, we can only compare with the results presented in that paper. [4] reports training time of 2.7 secs/epoch for Reddit achieving a speedup of 7.7× over DGL 0.4.3, while we consume only 0.88 secs/epoch. Compared to the DGL 0.4.3, our current performance on Reddit is nearly 24× faster.</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5] Hongxia Yang. 2019. Aligraph: A comprehensive graph neural network platform. In Proceedings of the 25th ACM SIGKDD International Conference on Knowledge Discovery &amp; Data Mining. 3165–3166.</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b) OGBN-Products Figure 3: Time consumed and amount of data read, written and total memory IO (data read + written) for AP with respect to the number of blocks (𝑛𝐵).</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6] Michael M Bronstein, Joan Bruna, Yann LeCun, Arthur Szlam, and Pierre Vandergheynst. 2017. Geometric deep learning: going beyond euclidean data. IEEE Signal Processing Magazine 34, 4 (2017), 18–42.</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 RELATED WORK Prior art in this field encompasses both full-batch and mini-batch training approaches. Due to small model sizes relative to other DL workloads, distributed GNNs employ data parallelism, by partitioning the input graph across CPU sockets or GPU cards.</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3] Reynold S Xin, Joseph E Gonzalez, Michael J Franklin, and Ion Stoica. 2013. Graphx: A resilient distributed graph system on spark. In First international workshop on graph data management experiences and systems. 1–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36] Rex Ying, Ruining He, Kaifeng Chen, Pong Eksombatchai, William L Hamilton, and Jure Leskovec. 2018. Graph convolutional neural networks for web-scale recommender systems. In Proceedings of the 24th ACM SIGKDD International Conference on Knowledge Discovery &amp; Data Mining. 974–983.</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4] Grzegorz Malewicz, Matthew H Austern, Aart JC Bik, James C Dehnert, Ilan Horn, Naty Leiser, and Grzegorz Czajkowski. 2010. Pregel: a system for largescale graph processing. In Proceedings of the 2010 ACM SIGMOD International Conference on Management of data. 135–14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9] Wei-Lin Chiang, Xuanqing Liu, Si Si, Yang Li, Samy Bengio, and Cho-Jui Hsieh. 2019. Cluster-gcn: An efficient algorithm for training deep and large graph convolutional networks. In Proceedings of the 25th ACM SIGKDD International Conference on Knowledge Discovery &amp; Data Mining. 257–266.</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Graph Partition. As seen in the previous sections, data movement during aggregation is directly related to the number of edges, and hence the run-time. Thus, we use the simple criteria of equal edge allocation among the partitions as the load balancing mechanism. Libra, despite having no hard constraints on maintaining an equal distribution of edges to the partitions, produces highly balanced partitions in terms of the number of edges.</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Victor de Boer, Jan Wielemaker, Judith van Gent, Michiel Hildebrand, Antoine Isaac, Jacco van Ossenbruggen, and Guus Schreiber. 2012. Supporting Linked Data Production for Cultural Heritage Institutes: The Amsterdam Museum Case Study. In The Semantic Web: Research and Applications, Elena Simperl, Philipp Cimiano, Axel Polleres, Oscar Corcho, and Valentina Presutti (Eds.). Springer Berlin Heidelberg, Berlin, Heidelberg, 733–747.</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1 INTRODUCTION Graphs are ubiquitous across multiple domains: social networks, power grids, biological interactomes, molecules etc. In the fastemerging domain of geometric deep learning [6], a specific field called Graph Neural Networks (GNN) has recently shown impressive results across a spectrum of graph and network representation learning problems [13, 25, 36, 38]. [34] shows that GNNs are a very powerful mechanism to learn the structure of non-Euclidean data such as graphs. GNNs combine low-dimensional embeddings associated with each vertex in a graph with local neighborhood connectivity for downstream machine learning analysis, e.g., vertex property prediction, link property prediction and graph property prediction.</text:p>
          </table:table-cell>
        </table:table-row>
        <table:table-row table:style-name="ro28" table:visibility="filter">
          <table:table-cell office:value-type="float" office:value="2104.067" calcext:value-type="float">
            <text:p>2104.06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blocks of 𝑓V start getting thrashed out of cache after processing a few rows of the adjacency matrix, thus, preventing reuse. As the blocks get smaller, chances of blocks of 𝑓V staying in the cache increase, thereby, increasing reuse in 𝑓V . At the same time, we need more passes of 𝑓O decreasing its reuse. This gets reflected in data read from and written to memory as clearly seen in Figure 3. The best performance is at the sweet spot where the sum of data read and written is the smallest. For denser graphs (like Reddit), the sweet spot is more to the right compared to sparser graphs (like OGBN-Products).</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5.2 Partition Setup A partition contains two types of vertices: split-vertices and nonsplit vertices. Split-vertices have their own copy of the feature vector. Thus, each vertex in a partition is associated with a feature vector and takes part in local aggregation. All split-vertices communicate to receive feature vectors from their neighborhood and perform aggregation. Vertices in each partition have global and local IDs. Global IDs are the vertex IDs from the original input graph. We assign consecutive local IDs to vertices starting from partition 0 to partition 𝑛 − 1. A global data structure vertex_map stores the local ID range of each partition. A vertex’s local ID, along with the vertex_map, pinpoints its partition and location within</text:p>
          </table:table-cell>
        </table:table-row>
        <table:table-row table:style-name="ro37">
          <table:table-cell office:value-type="float" office:value="2104.067" calcext:value-type="float">
            <text:p>2104.067</text:p>
          </table:table-cell>
          <table:table-cell office:value-type="string" calcext:value-type="string">
            <text:p>data available, data, dataset, benchmark, case study data</text:p>
          </table:table-cell>
          <table:table-cell office:value-type="float" office:value="164" calcext:value-type="float">
            <text:p>164</text:p>
          </table:table-cell>
          <table:table-cell table:number-columns-repeated="2"/>
          <table:table-cell office:value-type="string" calcext:value-type="string">
            <text:p>For CPU-based distributed systems, all the approaches proposed so far have been for mini-batch training as described below. AliGraph [35] presents a comprehensive framework building various GNN applications. It supports distributed storage, sampling, and aggregator operators, along with a suite of graph partitioning techniques including vertex- and edge-cut based ones. AliGraph implements and showcases the efficacy of the interesting concept of caching the neighbors of important vertices to reduce the communication load. However, AliGraph does not report the scaling of their solution. Dist-DGL [37], a distributed GNN processing layer added to the DGL framework. It holds the vertex features in a distributed data server which can be queried for data access. Due to the large execution time of their inefficient graph sampling operation, it manages to overlap communication with the sampling time. Dist-DGL demonstrates linear scaling on the largest benchmark dataset, the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Reddit OGBNProduct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s AM Reddit OGBN-Products Proteins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s/ #Partitions Reddit OGBN-Products Proteins OGBN-Paper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6: Per epoch peak memory requirements of the distributed algorithms and split-vertices percentage in a partition for OGBN-Papers dataset.</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ll-batch training on the Reddit dataset [14] (this is 3.1× faster than what is reported in [4]) and 1.95× speedup on OGB-Products dataset [16].</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7: Aggregation work done (billion operations) per hop, per mini-batch, and per socket using neighborhood sampling by Dist-DGL. The mini-batch size is 2000.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able 8: Aggregation work done per hop and per full batch using complete neighborhood aggregation by DistGNN. Here full batch represents a partition and each socket executes one partition.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able 5: Test accuracy of single socket and distributed algorithms using Reddit, OGBN-Products, OGBN-Papers dataset, with corresponding learning rate (𝑙𝑟 ) and number of epochs. We set weight decay, 𝑤𝑑 = 5𝑒−4 for all the experiments.</text:p>
          </table:table-cell>
        </table:table-row>
        <table:table-row table:style-name="ro2">
          <table:table-cell office:value-type="float" office:value="2104.067" calcext:value-type="float">
            <text:p>2104.06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epoch 𝑖 and asynchronously receives and processes aggregates in epoch (𝑖 + 𝑟 ). Communication can be further reduced by involving only a subset of split-vertices (through binning) in each epoch. We assess the impact on accuracy in section 6 and demonstrate that accuracy is within 1% of the state-of-the-art baseline for each dataset.</text:p>
          </table:table-cell>
        </table:table-row>
        <table:table-row table:style-name="ro12">
          <table:table-cell office:value-type="float" office:value="2104.067" calcext:value-type="float">
            <text:p>2104.067</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 First-ever demonstration of full-batch GNN training on CPUbased distributed memory systems. We showcase the performance of our distributed memory solution on the OGBpapers dataset [16], which contains 111 million vertices and 1.6 billion edges. Our solution scales GraphSAGE fullbatch training to 128 Intel Xeon CPU sockets, achieving 97× speedup compared to the DGL (un-optimized) baseline and 83× compared to our optimized implementation, respectively, running on a single CPU socket.</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2) cd-0: During model training, at each layer, each partition perfoms local aggregation. All split-vertices communicate partial aggregates to their remote clones. Consequently, each vertex in each partition receives its complete neighborhood. cd-0 waits for communication to be completed before moving to the next step. Since each vertex receives its complete neighborhood, it is expected to produce the same accuracy as the single socket algorithm. cd-0 provides a lower-bound performance for scaling GraphSAGE on the given dataset across multiple CPU sockets.</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1) 0c: During training, at each layer, each partition first performs local aggregation. After local aggregation, each splitvertex has aggregated from its local partial neighborhood. 0c completely avoids communication by ignoring remote partial neighborhoods of split-vertices. Due to no communication and its related pre- and post-processing computations, 0c is the fastest of all the three proposed algorithms and provides a performance roofline for scaling GraphSAGE on the given dataset across multiple CPU sockets. It is also the most optimistic with respect to accuracy. We evaluate its accuracy in section 6.</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Comparison with Current Solutions. We compare our solution with a recent distributed solution for mini-batch training with neighborhood sampling – Dist-DGL. On account of a different aggregation strategy used in Dist-DGL, we compare our full-batch training approach with it based on total aggregation work and time per epoch. We use the same GNN model architecture as Dist-DGL for OGBN datasets. In Dist-DGL, during each mini-batch computation, the amount of aggregation work varies at each hop, depending on the number of vertices, their average degree (fan-out), and feature vector size. For full-batch training, the amount of work at each hop varies with feature vector size only.</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Models and Parameters. In the GraphSAGE model, we use two graph convolutional layers for the Reddit dataset with 16 hidden layer neurons. For the remaining datasets, we use three layers with the 256 hidden layer neurons. In this paper, we employed GCN aggregation operator where (i) ⊕ is element-wise sum and (ii) as a post-processing step, it adds the aggregated and original features of each vertex and normalizes that sum with respect to the in-degree of the vertex. All the reported epoch run-times are averaged over 1-10 epochs for 0c and cd-0 algorithms, while for cd-r we average run-time for epochs 10-20 due to the communication delay of 5.</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Memory and Communication Analysis. In this section, we chart out the memory requirements of the GraphSAGE model and report the actual memory consumption for the OGBN-Papers dataset. As discussed in Section 6.1, the GraphSAGE model contains three layers; within each layer, the neighborhood aggregation step is followed by the multi-layer perceptron (MLP) operations. Let 𝑁 , 𝑓 , ℎ1 and ℎ2, and 𝑙 be the number of partition vertices, features, first hidden layer neurons, second hidden layer neurons, and labels, respectively. Also, let 𝑤1, 𝑤2, and 𝑤3 be the weight matrices at each of the three layers of the MLP. Memory required by the GraphSAGE</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6 EXPERIMENTAL EVALUATION 6.1 Experiment Setup We perform our single-socket experiments on Intel Xeon 8280 CPU @2.70 GHz with 28 cores (single socket), equipped with 98 GB of memory per socket; the theoretical peak bandwidth to DRAM on this machine is 128 GB/s. The machine runs CetnOS 7.6. For distributed memory runs, we use a cluster with 64 Intel Xeon 9242 CPU @2.30 GHz with 48 cores per socket in a dual-socket system. Each compute node is equipped with 384 GB memory, and the compute nodes are connected through Mellanox HDR interconnect with DragonFly topology. The machine runs CentOS 8. We use a single-socket machine with memory capacity of 1.5TB to measure the single-socket runtime for OGBN-Papers dataset.</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Scaling. In all our experiments, we run cd-r algorithm with delay of 𝑟 = 5 epochs. Figure 5 shows the per epoch time and speedup of our solutions with increasing socket-count. Owing to the high replication factor in Reddit partitioning, the decrease in partition size from 2 to 16 partitions is highly sub-linear. This directly leads to a sub-linear decrease in local and remote aggregation time. For 16 sockets, we observe 0.98×, 2.08×, and 2.91× speed-up using cd-0, cd-5, and 0c, respectively compared to the optimized DGL single-socket performance. In contrast to Reddit, the Proteins dataset exhibits nearly linear decrease in partition size from 2 to 64 partitions. For 64 sockets, we observe 37.9×, 59.8×, and 75.4× speed-up using cd-0, cd-5, and 0c, respectively compared to the</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Accuracy. The GraphSAGE model reports single-socket test accuracy of 93.40% and 77.63% for Reddit and OGBN-Products respectively. We evaluate the test accuracy of all the three distributed algorithms on a number of partitions (Table 5). We use the delay factor 𝑟 = 5 for our cd-r experiments. For both the datasets, all the distributed algorithms report the accuracy within 1% of the best accuracy. For 8 and 16 sockets using Reddit dataset, we observe that accuracy recovers with increased training time from 200 to 300 epochs. Algorithms cd-5 and 0c, for some cases, on both the datasets, report accuracy better than single-socket accuracy. One possible reason for this increase is clustering due to partitioning. In all the experiments with cd-r, we do not see any discernible improvements in accuracy with values of 𝑟 &lt; 5, while large values</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cales linearly with the number of sockets, except for Reddit. It also shows that remote aggregation time (RAT) scales poorly with the increase in the number of sockets; this is solely an artifact of the replication factor and number of split-vertices per original vertex. For cd-5, we observe that a negligible amount of time is spent in waiting for asynchronous overlapped communication; thus, RAT is purely composed of pre- and post-processing times. For Reddit and Proteins, local aggregation dominates remote aggregation. For OGBN-Products, remote aggregation consumes a significant portion of the overall execution time beyond 16 sockets, reducing AP scalability. For OGBN-Papers, RAT is always higher than LAT, due to much higher pre- and post-processing cost compared to other datasets. Due to high communication volume in cd-0, RAT is higher than LAT for all datasets, except Proteins.</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Datasets. Table 2 shows the details of the five datasets: AM, Reddit, OGBN-Products, OGBN-Papers, and Proteins [5, 29], used in our experiments. HipMCL [5] generated Proteins graph using isolate genomes from IMG platform. It performs sequence alignment among the collected sequences to generate a graph matrix. Entries in the graph matrix are generated based on sequence similarity scores. In the absence of vertex embeddings, we randomly generate features for the Proteins dataset. The AM dataset contains information about artifacts in the Amsterdam Museum [10]. Each artefact in the dataset is linked to other artifacts and details about its production, material, and content. It also has an artifact category, which serves as a prediction target. For this dataset, in the absence of vertex features, vertex ID is assigned as the feature.</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The quality of partitions for OGBN-Products, as reflected in its replication factor, is in-between those of Reddit and Proteins datasets. OGBN-Papers has slightly better quality partitions compared to OGBN-Products. For OGBN-Products, for 64 sockets, we observe 6.3×, 9.9×, and 16.1× speed-up using cd-0, cd-5, and 0c, respectively compared to the optimized DGL single-socket performance. For OGBN-Papers, for 128 sockets, we observe 27.43×, 83.16×, and 123.13× speed-up using cd-0, cd-5, and 0c, respectively compared to the optimized DGL single-socket performance. Here, due to very high memory requirements (1.4TB), a singlesocket run uses memory from multiple NUMA domains and thus runs slower. Similarly, 32 and 64 socket runs also use memory from multiple NUMA domains and run slower. Owing to high memory demands, we could not run OGBN-Papers dataset below 32 sockets. Note that for multi-socket runs, two cores per socket are reserved for OneCCL library.</text:p>
          </table:table-cell>
        </table:table-row>
        <table:table-row table:style-name="ro6">
          <table:table-cell office:value-type="float" office:value="2104.067" calcext:value-type="float">
            <text:p>2104.067</text:p>
          </table:table-cell>
          <table:table-cell office:value-type="string" calcext:value-type="string">
            <text:p>dataset</text:p>
          </table:table-cell>
          <table:table-cell office:value-type="float" office:value="212" calcext:value-type="float">
            <text:p>212</text:p>
          </table:table-cell>
          <table:table-cell table:number-columns-repeated="2"/>
          <table:table-cell office:value-type="string" calcext:value-type="string">
            <text:p>Out of 2,449,029 vertices of OGBN-Products dataset, 196,615 are labeled training vertices. Table 7 &amp; 8 show the number of vertices, average degree, and feature vector size per hop. In Dist-DGL, with equal distribution of training vertices per socket, each socket processes a roughly equal number of batches. Table 7 &amp; 8 also highlights the total work that Dist-DGL and DistGNN do on single and 16 sockets, in terms of Billions of Ops (B Ops). The total work per hop is calculated as the product of number of vertices, feature size, and average vertex degree. Our solution performs ≈ 4 × −13× more work (≈ 77.18𝑒9/19.98𝑒9 ops) and (≈ 18.8𝑒9/1.41𝑒9 ops), respectively, per epoch than Dist-DGL due to complete neighborhood aggregation. However, even with this increase in amount of work, our solution reports comparable or even better epoch time on similar hardware (Dist-DGL uses either of Intel Xeon Skylake or Cascade Lake CPU with 96 VPUs on AWS instance m5.24xlarge) (Table 9). We see a similar trend with OGBN-Papers dataset which has 1,207,179 training vertices out of 111,059,956 vertices in the graph.</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18" calcext:value-type="float">
            <text:p>18</text:p>
          </table:table-cell>
          <table:table-cell table:number-columns-repeated="2"/>
          <table:table-cell office:value-type="string" calcext:value-type="string">
            <text:p>Figure 5: Runtime performance and speedup of three distributed algorithms of DistGNN on the benchmark datasets.</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36" calcext:value-type="float">
            <text:p>36</text:p>
          </table:table-cell>
          <table:table-cell table:number-columns-repeated="2"/>
          <table:table-cell office:value-type="string" calcext:value-type="string">
            <text:p>Table 2: GNN benchmark datasets. Edges are directed. Each original un-directed edge of Reddit, OGBN-Products, and Proteins is converted into two directed edges. #Vertex 881,680 232,965 2,449,029 8,745,542 111,059,956</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2" calcext:value-type="float">
            <text:p>52</text:p>
          </table:table-cell>
          <table:table-cell table:number-columns-repeated="2"/>
          <table:table-cell office:value-type="string" calcext:value-type="string">
            <text:p>Figure 2: Comparison of runtime of entire training epoch (Total) and Aggregation Primitive (AP) for baseline DGL and our optimized version on the benchmark datasets. The labels on top of bars for optimized version show the speedup for Total time and AP time, respectively.</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3" calcext:value-type="float">
            <text:p>53</text:p>
          </table:table-cell>
          <table:table-cell table:number-columns-repeated="2"/>
          <table:table-cell office:value-type="string" calcext:value-type="string">
            <text:p>Figure 6: Forward pass scaling performance of local and remote aggregate operation of cd-0, cd-5, and 0c on benchmark datasets. The remote aggregation involve pre- and post-processing time for communication. Due to the absence of communication in 0c, its time is same as local aggregation time.</text:p>
          </table:table-cell>
        </table:table-row>
        <table:table-row table:style-name="ro10">
          <table:table-cell office:value-type="float" office:value="2104.067" calcext:value-type="float">
            <text:p>2104.067</text:p>
          </table:table-cell>
          <table:table-cell office:value-type="string" calcext:value-type="string">
            <text:p>dataset, benchmark</text:p>
          </table:table-cell>
          <table:table-cell office:value-type="float" office:value="99" calcext:value-type="float">
            <text:p>99</text:p>
          </table:table-cell>
          <table:table-cell table:number-columns-repeated="2"/>
          <table:table-cell office:value-type="string" calcext:value-type="string">
            <text:p>[16] Weihua Hu, Matthias Fey, Marinka Zitnik, Yuxiao Dong, Hongyu Ren, Bowen Liu, Michele Catasta, and Jure Leskovec. 2020. Open graph benchmark: Datasets for machine learning on graphs. arXiv preprint arXiv:2005.00687 (2020). [17] Weihua Hu, Matthias Fey, Marinka Zitnik, Yuxiao Dong, Hongyu Ren, Bowen Liu, Michele Catasta, and Jure Leskovec. 2020. Open graph benchmark: Datasets for machine learning on graphs. arXiv preprint arXiv:2005.00687 (2020). https: //ogb.stanford.edu/docs/leader_nodeprop/</text:p>
          </table:table-cell>
        </table:table-row>
        <table:table-row table:style-name="ro9">
          <table:table-cell office:value-type="float" office:value="2104.067" calcext:value-type="float">
            <text:p>2104.067</text:p>
          </table:table-cell>
          <table:table-cell office:value-type="string" calcext:value-type="string">
            <text:p>dataset, benchmark</text:p>
          </table:table-cell>
          <table:table-cell office:value-type="float" office:value="115" calcext:value-type="float">
            <text:p>115</text:p>
          </table:table-cell>
          <table:table-cell table:number-columns-repeated="2"/>
          <table:table-cell office:value-type="string" calcext:value-type="string">
            <text:p>GPU system. Leveraging their scalable solution, Roc trains more complex GNN model architecture to achieve better model accuracy. Roc demonstrates the efficacy of their solution on small benchmark datasets of Reddit and Amazon. CAGNET [29] implemented a suite of parallel algorithms: 1D, 1.5D, 2D, and 3D algorithms, for GNN training using complete neighborhood aggregation. Inspired by SUMMA algorithm [30] for matrix multiplication, they apply different kinds of matrix blocking strategies for work division among the compute nodes. Their solution uses optimized cuSPARSE for the SpMM computations; however, it suffers from poor scaling due to communication bottlenecks.</text:p>
          </table:table-cell>
        </table:table-row>
        <table:table-row table:style-name="ro13">
          <table:table-cell office:value-type="float" office:value="2104.067" calcext:value-type="float">
            <text:p>2104.067</text:p>
          </table:table-cell>
          <table:table-cell office:value-type="string" calcext:value-type="string">
            <text:p>dataset, benchmark</text:p>
          </table:table-cell>
          <table:table-cell office:value-type="float" office:value="141" calcext:value-type="float">
            <text:p>141</text:p>
          </table:table-cell>
          <table:table-cell table:number-columns-repeated="2"/>
          <table:table-cell office:value-type="string" calcext:value-type="string">
            <text:p>Table 4 shows the average vertex replication for a different number of partitions produced by Libra. Reddit, the densest of the benchmark datasets, results in relatively more split-vertices during partitioning than all other datasets. Proteins results in a significantly smaller replication factor. It exhibits natural clusters of protein families (sequence homology), thus leading itself to high-quality partitioning. OGBN-Products and OGBN-Papers, with the least average vertex degree, have similar replication factors. A lower replication factor is desirable. On single socket, a higher replication factor leads to a sparser partitioned graph which results in more pressure on the memory bandwidth, whereas in a distributed setting, an increase in replication factor with the number of partitions leads to more communication and hampers the scalability of the solution.</text:p>
          </table:table-cell>
        </table:table-row>
        <table:table-row table:style-name="ro3">
          <table:table-cell office:value-type="float" office:value="2104.067" calcext:value-type="float">
            <text:p>2104.067</text:p>
          </table:table-cell>
          <table:table-cell office:value-type="string" calcext:value-type="string">
            <text:p>dataset, benchmark</text:p>
          </table:table-cell>
          <table:table-cell office:value-type="float" office:value="157" calcext:value-type="float">
            <text:p>157</text:p>
          </table:table-cell>
          <table:table-cell table:number-columns-repeated="2"/>
          <table:table-cell office:value-type="string" calcext:value-type="string">
            <text:p>ABSTRACT Full-batch training on Graph Neural Networks (GNN) to learn the structure of large graphs is a critical problem that needs to scale to hundreds of compute nodes to be feasible. It is challenging due to large memory capacity and bandwidth requirements on a single compute node and high communication volumes across multiple nodes. In this paper, we present DistGNN that optimizes the wellknown Deep Graph Library (DGL) for full-batch training on CPU clusters via an efficient shared memory implementation, communication reduction using a minimum vertex-cut graph partitioning algorithm and communication avoidance using a family of delayedupdate algorithms. Our results on four common GNN benchmark datasets: Reddit, OGB-Products, OGB-Papers and Proteins, show up to 3.7× speed-up using a single CPU socket and up to 97× speed-up using 128 CPU sockets, respectively, over baseline DGL implementations running on a single CPU socket.</text:p>
          </table:table-cell>
        </table:table-row>
        <table:table-row table:style-name="ro25">
          <table:table-cell office:value-type="float" office:value="2104.067" calcext:value-type="float">
            <text:p>2104.067</text:p>
          </table:table-cell>
          <table:table-cell office:value-type="string" calcext:value-type="string">
            <text:p>dataset, benchmark</text:p>
          </table:table-cell>
          <table:table-cell office:value-type="float" office:value="260" calcext:value-type="float">
            <text:p>260</text:p>
          </table:table-cell>
          <table:table-cell table:number-columns-repeated="2"/>
          <table:table-cell office:value-type="string" calcext:value-type="string">
            <text:p>5.1 Graph Partitioning Real-world graphs follow power-law degree distribution. [3] shows that vertex-cut produces minimal cuts for power-law graphs. Distributed graph processing frameworks have shown the efficacy of vertex-cut based partitioning [12]. In this work, we use vertex-cut based graph partitions. These partitioning techniques distribute the edges among the partitions. Thus, each edge is present in only one partition, while a vertex can reside in multiple ones. Each vertex that splits due to the vertex-cut carries with it a partial neighborhood of the original vertex from the input graph. Thus, any update to such a vertex must be communicated to its clones in other partitions. The number of such clones (for each original vertex that is split) is called replication factor. The goal of the partitioning is two-fold: (a) to reduce communication across partitions and (b) generate balanced partitions. The first goal can be achieved by maintaining a lower replication factor. Towards the second goal, we use uniform edge distribution as the load balancing metric. In this work, we use a state-of-the-art tool called Libra [32] to partition our un-weighted input graph. Libra works on a simple principle for graph partitioning. It partitions the edges by assigning them to the least-loaded relevant (based on edge vertices) partition. For GNN benchmark datasets, we observe that Libra produces balanced partitions in terms of edges.</text:p>
          </table:table-cell>
        </table:table-row>
        <table:table-row table:style-name="ro12">
          <table:table-cell office:value-type="float" office:value="2104.067" calcext:value-type="float">
            <text:p>2104.06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n future work, we expect to demonstrate highly scalable DistGNN for mini-batch training across various datasets. We will further analyze the accuracy of 0c and cd-r algorithms on various datasets and different GNN model architectures that have state-of-the-art accuracy. We also expect to extend DistGNN to different GNN models, beyond GraphSAGE. To further reduce communication volume, we will deploy low-precision data formats such FP16 and BFLOAT16, with convergence using DistGNN.</text:p>
          </table:table-cell>
        </table:table-row>
        <table:table-row table:style-name="ro9">
          <table:table-cell office:value-type="float" office:value="2104.067" calcext:value-type="float">
            <text:p>2104.067</text:p>
          </table:table-cell>
          <table:table-cell office:value-type="string" calcext:value-type="string">
            <text:p>dataset, data</text:p>
          </table:table-cell>
          <table:table-cell office:value-type="float" office:value="125" calcext:value-type="float">
            <text:p>125</text:p>
          </table:table-cell>
          <table:table-cell table:number-columns-repeated="2"/>
          <table:table-cell office:value-type="string" calcext:value-type="string">
            <text:p>Due to the absence of the features and labeled data for the Proteins dataset, we were unable to validate training accuracy with test data. For OGBN-papers, we use GraphSAGE as the primary GNN model – same as the Dist-DGL. We show how to scale OGB-papers across 128 sockets. While the accuracy of vanilla GraphSAGE (Table 5) for this dataset is significantly lower than that reported in OGB leaderboard [17], there are techniques (such as [28]) to bridge the accuracy gap, which we plan to explore. Table 5 also reports the test accuracy attained by our distributed algorithms. Further experiments with hyperparameters tuning are required for OGBN-Papers dataset.</text:p>
          </table:table-cell>
        </table:table-row>
        <table:table-row table:style-name="ro13">
          <table:table-cell office:value-type="float" office:value="2104.067" calcext:value-type="float">
            <text:p>2104.067</text:p>
          </table:table-cell>
          <table:table-cell office:value-type="string" calcext:value-type="string">
            <text:p>dataset, data</text:p>
          </table:table-cell>
          <table:table-cell office:value-type="float" office:value="186" calcext:value-type="float">
            <text:p>186</text:p>
          </table:table-cell>
          <table:table-cell table:number-columns-repeated="2"/>
          <table:table-cell office:value-type="string" calcext:value-type="string">
            <text:p>model is as follows. (1) The weight matrix dimensions, 𝑤1: 𝑓 × ℎ1, 𝑤2: ℎ1 × ℎ2, and 𝑤3: ℎ2 × 𝑙. (2) The input feature matrix dimensions, 𝑁 × 𝑓 . (3) The neighborhood aggregation output dimensions at each of the three layers, 𝑁 × 𝑓 , 𝑁 ×ℎ1, and 𝑁 ×ℎ2. (4) Similarly, the MLP operation output dimensions at each of the three layers, 𝑁 ×ℎ1, 𝑁 × ℎ2, and 𝑁 × 𝑙. The intermediate results at each layer need to be stored to facilitate the backpropagation of the gradients. Additionally, in a distributed setting, memory is required for buffering the data for communication. In cd-0 and cd-r algorithms, the amount of communication per partition is directly proportional to the number of split-vertices in the partitions. Table 6 shows the memory consumption of the distributed algorithms and the percentage of split-vertices per partition for a different number of partitions for OGBN-Papers dataset.</text:p>
          </table:table-cell>
        </table:table-row>
        <table:table-row table:style-name="ro6">
          <table:table-cell office:value-type="float" office:value="2104.067" calcext:value-type="float">
            <text:p>2104.067</text:p>
          </table:table-cell>
          <table:table-cell office:value-type="string" calcext:value-type="string">
            <text:p>dataset, data, benchmark</text:p>
          </table:table-cell>
          <table:table-cell office:value-type="float" office:value="166" calcext:value-type="float">
            <text:p>166</text:p>
          </table:table-cell>
          <table:table-cell table:number-columns-repeated="2"/>
          <table:table-cell office:value-type="string" calcext:value-type="string">
            <text:p>7 CONCLUSION AND FUTURE WORK In this paper, we present DistGNN, the first ever and a highly efficient distributed solution for full-batch GNN training on Intel Xeon CPUs. The aggregate operation is data-intensive. On a single socket Intel Xeon CPU, we accelerated it by identifying and optimizing computational bottlenecks. Our distributed solutions employ avoidance and reduction algorithms to mitigate communication bottlenecks in the aggregation operation. To reduce communication volume, we leveraged vertex-cut based graph partitioning and overlapped communication with computation across epochs as delayed partial aggregates. We demonstrated the performance of DistGNN on a set of common benchmark datasets with the largest one having hundred million vertices and over a billion edges. With our delayed partial aggregate algorithms the accuracy is sometimes better than single-socket run and remains within 1% with the increase in number of partitions. 0c algorithms showing superior accuracy on OGBN-Products datasets points to the clustering effect on the accuracy.</text:p>
          </table:table-cell>
        </table:table-row>
        <table:table-row table:style-name="ro12">
          <table:table-cell office:value-type="float" office:value="2104.067" calcext:value-type="float">
            <text:p>2104.067</text:p>
          </table:table-cell>
          <table:table-cell office:value-type="string" calcext:value-type="string">
            <text:p>github</text:p>
          </table:table-cell>
          <table:table-cell office:value-type="float" office:value="98" calcext:value-type="float">
            <text:p>98</text:p>
          </table:table-cell>
          <table:table-cell table:number-columns-repeated="2"/>
          <table:table-cell office:value-type="string" calcext:value-type="string">
            <text:p>REFERENCES [1] 2020. Intel OneCCL. https://github.com/intel/torch-ccl [2] Martín Abadi, Paul Barham, Jianmin Chen, Zhifeng Chen, Andy Davis, Jeffrey Dean, Matthieu Devin, Sanjay Ghemawat, Geoffrey Irving, Michael Isard, et al. 2016. Tensorflow: A system for large-scale machine learning. In 12th {USENIX} symposium on operating systems design and implementation ({OSDI} 16). 265–283. [3] Réka Albert, Hawoong Jeong, and Albert-László Barabási. 2000. Error and attack</text:p>
          </table:table-cell>
        </table:table-row>
        <table:table-row table:style-name="ro12">
          <table:table-cell office:value-type="float" office:value="2104.067" calcext:value-type="float">
            <text:p>2104.06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30] Robert A Van De Geijn and Jerrell Watts. 1997. Scalable universal matrix multi plication algorithm. Concurrency: Practice and Experience 9, 4 (1997), 255–274. [31] Minjie Wang, Da Zheng, Zihao Ye, Quan Gan, Mufei Li, Xiang Song, Jinjing Zhou, Chao Ma, Lingfan Yu, Yu Gai, et al. 2019. Deep graph library: A graphcentric, highly-performant package for graph neural networks. arXiv preprint arXiv:1909.01315 (2019).</text:p>
          </table:table-cell>
        </table:table-row>
        <table:table-row table:style-name="ro12">
          <table:table-cell office:value-type="float" office:value="2104.067" calcext:value-type="float">
            <text:p>2104.067</text:p>
          </table:table-cell>
          <table:table-cell office:value-type="string" calcext:value-type="string">
            <text:p>package, code package</text:p>
          </table:table-cell>
          <table:table-cell office:value-type="float" office:value="36" calcext:value-type="float">
            <text:p>36</text:p>
          </table:table-cell>
          <table:table-cell table:number-columns-repeated="2"/>
          <table:table-cell office:value-type="string" calcext:value-type="string">
            <text:p>[20] George Karypis and Vipin Kumar. 1997. METIS: A software package for partitioning unstructured graphs, partitioning meshes, and computing fill-reducing orderings of sparse matrices. (1997).</text:p>
          </table:table-cell>
        </table:table-row>
        <table:table-row table:style-name="ro2">
          <table:table-cell office:value-type="float" office:value="2104.067" calcext:value-type="float">
            <text:p>2104.067</text:p>
          </table:table-cell>
          <table:table-cell office:value-type="string" calcext:value-type="string">
            <text:p>source code</text:p>
          </table:table-cell>
          <table:table-cell office:value-type="float" office:value="59" calcext:value-type="float">
            <text:p>59</text:p>
          </table:table-cell>
          <table:table-cell table:number-columns-repeated="2"/>
          <table:table-cell office:value-type="string" calcext:value-type="string">
            <text:p>We use GCC v7.1.0 for compiling DGL and the backend PyTorch neural network framework from their source codes. We use a recent release of DGLv0.5.3 to demonstrate the performance of our solutions and PyTorch v1.6.0 as the backend DL framework for all our experiments. We use PyTorch Autograd profiler to profile the performance of the applications.</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Synthetic data</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 data point as the LocalE score:</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 We propose a simple, generation-based probing method to identify performant prompts without requiring additional data.</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ure 2: Training sample permutations for the Incontext Learning setting. The concatenation of training samples as well as test data transforms the classiﬁcation task into a sequence generation task.</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inqing Hu and Bing Liu. 2004. Mining and summarizing customer reviews. In Proceedings of the tenth ACM SIGKDD international conference on Knowledge discovery and data mining, pages 168–177.</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Entropy-based probing outperforms using subsets of the training data for tuning If one was not to rely on generation, an alternative approach to prompt selection could be to split the (limited) training data to form a validation set. To compare</text:p>
          </table:table-cell>
        </table:table-row>
        <table:table-row table:style-name="ro15" table:visibility="filter">
          <table:table-cell office:value-type="float" office:value="2104.08786" calcext:value-type="float">
            <text:p>2104.0878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Global Entropy (GlobalE) The motivation behind GlobalE is to identify prompts of speciﬁc sample orderings that avoid the issue of extremely unbalanced predictions (as we have previously established it as key problem for non-performant prompts). We compute the predicted label ˆyi for data point (x(cid:48)</text:p>
          </table:table-cell>
        </table:table-row>
        <table:table-row table:style-name="ro5" table:visibility="filter">
          <table:table-cell office:value-type="float" office:value="2104.08786" calcext:value-type="float">
            <text:p>2104.0878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Local Entropy (LocalE) The motivation behind LocalE is that if a model is overly conﬁdent for all probing inputs, then it is likely that the model is not behaving as desired. At the very least, it is poorly calibrated, which could also be an indication of a poor capability to appropriately differentiate between classes. Similar to the GlobalE computation, we calculate the prediction probability of a data i, y(cid:48) point (x(cid:48) i) over the target labels v ∈ V under context cm, as follows:</text:p>
          </table:table-cell>
        </table:table-row>
        <table:table-row table:style-name="ro8" table:visibility="filter">
          <table:table-cell office:value-type="float" office:value="2104.08786" calcext:value-type="float">
            <text:p>2104.08786</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Prompt Design for PLMs The core challenge of prompt design is to convert training data (if it exists) into a text sequence. Most work on prompt design focuses on how to make prompts more compatible with language models. Petroni et al. (2019) uses human effort to design natural language sentences and then perform token prediction given the input context. However, hand-crafted templates require signiﬁcant human effort and is likely to end up with sub-optimal performance. Recent work has explored automatic template construction: Schick and Schütze (2020) uses cloze-style tasks to con struct templates, Gao et al. (2020) uses an external language model to generate templates, and Shin et al. (2020) uses gradient-guided search to ﬁnd templates that maximise performance. Jiang et al. (2020) uses a mining-based method to create multiple diverse templates automatically.</text:p>
          </table:table-cell>
        </table:table-row>
        <table:table-row table:style-name="ro35" table:visibility="filter">
          <table:table-cell office:value-type="float" office:value="2104.08786" calcext:value-type="float">
            <text:p>2104.0878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When primed with only a handful of training samples, very large, pretrained language models such as GPT-3 have shown competitive results when compared to fully-supervised, ﬁnetuned, large, pretrained language models. We demonstrate that the order in which the samples are provided can make the difference between near state-of-the-art and random guess performance: essentially some permutations are “fantastic” and some not. We analyse this phenomenon in detail, establishing that: it is present across model sizes (even for the largest current models), it is not related to a speciﬁc subset of samples, and that a given good permutation for one model is not transferable to another. While one could use a development set to determine which permutations are performant, this would deviate from the true fewshot setting as it requires additional annotated data. Instead, we use the generative nature of language models to construct an artiﬁcial development set and based on entropy statistics of the candidate permutations on this set, we identify performant prompts. Our method yields a 13% relative improvement for GPTfamily models across eleven different established text classiﬁcation tasks.</text:p>
          </table:table-cell>
        </table:table-row>
        <table:table-row table:style-name="ro48" table:visibility="filter">
          <table:table-cell office:value-type="float" office:value="2104.08786" calcext:value-type="float">
            <text:p>2104.08786</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12481632N-shot Training Examples5060708090100SST-2 Accuracy(%)GPT2-Small (0.1B)GPT2-Medium (0.3B)GPT2-Large (0.8B)GPT2-XL (1.5B)0.1B0.3B0.8B1.5B2.7B6.7B13B175B175B13B6.7B2.7B1.5B0.8B0.3B0.1BModel Parameters-0.17-0.23-0.35-0.140.050.27-0.221.00-0.240.01-0.120.010.120.041.00-0.22-0.10-0.260.19-0.030.131.000.040.270.07-0.110.10-0.271.000.130.120.05-0.240.20-0.041.00-0.27-0.030.01-0.140.230.081.00-0.040.100.19-0.12-0.350.091.000.080.20-0.11-0.260.01-0.231.000.090.23-0.240.07-0.10-0.24-0.1701Spearman Correlation0.1B0.3B0.8B1.5B2.7B6.7B13B175B175B13B6.7B2.7B1.5B0.8B0.3B0.1BModel Parameters-0.26-0.200.09-0.66-0.260.77-0.541.00-0.090.09-0.370.77-0.49-0.091.00-0.54-0.490.03-0.49-0.43-0.491.00-0.090.770.710.200.310.091.00-0.49-0.49-0.260.370.310.091.000.09-0.430.77-0.660.260.091.000.090.31-0.49-0.370.09-0.311.000.090.310.200.030.09-0.201.00-0.310.260.370.71-0.49-0.09-0.2601Spearman Correlationpling from the language model itself. This approach makes it possible to generate probing sets automatically, without access to any additional data. Concretely, given a set of training samples S = {(xi, yi)}, i = 1, · · · , n, where xi and yi denote the sentence and label of the ith training sample. We then deﬁne a transformation T , mapping each sample into natural language space, such that ti = T (xi, yi). ti is therefore a text sequence of the ith training sample using the template deﬁned by T . In this work, we use a simple transformation function T such that T (xi, yi) = input:xi type:yi. This transforms each sample into a standard format sentence, which linearises each element in the set into natural language space deﬁned as S (cid:48) = {ti}, i = 1, · · · , n.</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Evaluation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Sentence-pair tasks remain challenging for smaller-sized models even with performant permutation selection For the CB and RTE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3. Our probing method is universally applicable and effective across different sizes of pretrained language models and for different types of datasets – achieving on average a</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igure 1: Four-shot performance for 24 different sample orders across different sizes of GPT-family models (GPT-2 and GPT-3) for the SST-2 and Subj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sub-sample 256 samples of the validation sets for all datasets to control for the GPT-3 inference costs as it requires the usage of a monetary paid-for API.</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9: Artiﬁcial development set generated by GPT2-XL (1.5B). We random select three examples per dataset. Long sentences are trimmed due to limited space.</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8: Statistics of evaluation datasets, average length is calculated based on GPT-2 sentence-piece length. For sentence-pair tasks, we report each sentence’s average length separately.</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Similar to previous work (Gao et al., 2020; Zhao et al., 2021), we use eleven text classiﬁcation datasets ranging from sentiment classiﬁcation to textual entailment. Further details of the datasets are provided in the Appendix. For evaluation, we</text:p>
          </table:table-cell>
        </table:table-row>
        <table:table-row table:style-name="ro12">
          <table:table-cell office:value-type="float" office:value="2104.08786" calcext:value-type="float">
            <text:p>2104.0878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n this section, we study the relationship between permutation performance and various factors. For the ease of visualisation, we use a ﬁxed random subset of four samples with a balanced label distribution from the SST-2 dataset and consider all 24 possible sample order permutations. This setup is illustrated in Figure 2. We also test ﬁve randomlyselected sets of examples and summarised variance statistics in the experiment section (Section 5).</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Entropy-based probing is effective across templates We evaluate Entropy-based probing for four different templates similar to Gao et al. (2020) and Zhao et al. (2021) (Table 4) for the SST-2 dataset. Experimental results in Table 3 indicate that Entropy-based probing is valid for different templates. We also observe that the randomness across different templates is similar to Section 2. These ﬁndings suggest that Entropy-based probing is not sensitive to speciﬁc templates, as it consistently provides improvements for all cases.</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Ranking using Entropy-based probing is robust In Figure 8, we visualise the average performance when varying K for the top K prompt selection. K = 24 corresponds to using all sampled prompt orders, which is equivalent to the baseline model performance in Table 2. We can observe that the slope of curves are negative for all datasets, suggesting that our method can rank performant prompts effectively. Though K = 1 can provide good performance for most cases, in our experiments, we use K = 4 as preliminary experiments indicated that it yielded stable performance across datasets.</text:p>
          </table:table-cell>
        </table:table-row>
        <table:table-row table:style-name="ro7">
          <table:table-cell office:value-type="float" office:value="2104.08786" calcext:value-type="float">
            <text:p>2104.08786</text:p>
          </table:table-cell>
          <table:table-cell office:value-type="string" calcext:value-type="string">
            <text:p>dataset, data</text:p>
          </table:table-cell>
          <table:table-cell office:value-type="float" office:value="97" calcext:value-type="float">
            <text:p>97</text:p>
          </table:table-cell>
          <table:table-cell table:number-columns-repeated="2"/>
          <table:table-cell office:value-type="string" calcext:value-type="string">
            <text:p>Table 2: Our main results on subset of the validation set. To ﬁt the data within the GPT-2 model context window size, we use 1-shot for DBPedia, 2-shot for AGNews, 4-shot for other datasets. All the baseline results are calculated based on 5 different random seeds over 24 train context permutations. LocalE and GlobalE results are calculated based on the top 4 context permutations using our proposed approach. For the GPT-3 175B, we only use 2 seeds with 12 different permutations due to a limited computation budget.</text:p>
          </table:table-cell>
        </table:table-row>
        <table:table-row table:style-name="ro9">
          <table:table-cell office:value-type="float" office:value="2104.08786" calcext:value-type="float">
            <text:p>2104.08786</text:p>
          </table:table-cell>
          <table:table-cell office:value-type="string" calcext:value-type="string">
            <text:p>dataset, dataset provided</text:p>
          </table:table-cell>
          <table:table-cell office:value-type="float" office:value="112" calcext:value-type="float">
            <text:p>112</text:p>
          </table:table-cell>
          <table:table-cell table:number-columns-repeated="2"/>
          <table:table-cell office:value-type="string" calcext:value-type="string">
            <text:p>ing metrics over the automatically generated probing set. We then select top k samples ranked by highest entropy values, where k = 4 in our experiments, of the available 24 permutations as performant prompts. Finally, we use these performant prompts to evaluate performance on various datasets and demonstrate both better performance and reduced variance. We also provide results for a majority baseline, which always predicts the majority label in the dataset, as a lower-bound of performance. We also provide an oracle to show the upper-bound of performance by selecting the top four performant orderings based on prompt performance on the validation set.</text:p>
          </table:table-cell>
        </table:table-row>
        <table:table-row table:style-name="ro9">
          <table:table-cell office:value-type="float" office:value="2104.08786" calcext:value-type="float">
            <text:p>2104.08786</text:p>
          </table:table-cell>
          <table:table-cell office:value-type="string" calcext:value-type="string">
            <text:p>dataset, open-source</text:p>
          </table:table-cell>
          <table:table-cell office:value-type="float" office:value="145" calcext:value-type="float">
            <text:p>145</text:p>
          </table:table-cell>
          <table:table-cell table:number-columns-repeated="2"/>
          <table:table-cell office:value-type="string" calcext:value-type="string">
            <text:p>We use four different sizes of GPT-2 (Radford et al., 2019) (with 0.1B, 0.3B, 0.8B, and 1.5B parameteers) and two sizes of GPT-3 (Brown et al., 2020) (with 2.7B, and 175B parameters). Due to limited context window size (up to 1024 word-pieces for the GPT-2 series of models), we use a 4-shot setting for all datasets except AGNews and DBPedia. Our experiments are based on the open-source checkpoints of GPT-2 models and access to the OpenAI GPT-3 API.5 For probing set generation, we restrict the maximum generation length to 128. We also use sampling with a temperature, t, of 2, and we also make use of block n-gram repetitions (Paulus et al., 2018) to encourage diverse generation.</text:p>
          </table:table-cell>
        </table:table-row>
        <table:table-row table:style-name="ro14">
          <table:table-cell office:value-type="float" office:value="2104.08786" calcext:value-type="float">
            <text:p>2104.08786</text:p>
          </table:table-cell>
          <table:table-cell office:value-type="string" calcext:value-type="string">
            <text:p>package</text:p>
          </table:table-cell>
          <table:table-cell office:value-type="float" office:value="47" calcext:value-type="float">
            <text:p>47</text:p>
          </table:table-cell>
          <table:table-cell table:number-columns-repeated="2"/>
          <table:table-cell office:value-type="string" calcext:value-type="string">
            <text:p>Gweno Mott’s book: Gweno is a New Yorker cartoonist published by Little, Brown, 1995/2002/2013. L. Ego Equestrians is North America’s ﬁrst dedicated equine show in Las Vegas. Graphed is a graph visualization package from the GraphViz project.</text:p>
          </table:table-cell>
        </table:table-row>
        <table:table-row table:style-name="ro11">
          <table:table-cell office:value-type="float" office:value="2105.08468" calcext:value-type="float">
            <text:p>2105.0846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G.-P. Ji and Y.-C. Chou contributed equally. Code: http://dpfan.net/pranet/</text:p>
          </table:table-cell>
        </table:table-row>
        <table:table-row table:style-name="ro15" table:visibility="filter">
          <table:table-cell office:value-type="float" office:value="2105.08468" calcext:value-type="float">
            <text:p>2105.08468</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cluding the normalized self three cutting-edge models (i.e., ResUNet [13], ACSNet [25], and PraNet [8]). Experimental results show that PNS-Net achieves state-of-the-art performance with real-time speed. All the training data, models, results, and evaluation tools will be released to advance the development of this ﬁeld.</text:p>
          </table:table-cell>
        </table:table-row>
        <table:table-row table:style-name="ro28" table:visibility="filter">
          <table:table-cell office:value-type="float" office:value="2105.08468" calcext:value-type="float">
            <text:p>2105.08468</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Baselines. We re-train ﬁve cutting-edge polyp segmentation baselines (i.e., UNet [19], UNet++ [28], ResUNet [13], ACSNet [25], and PraNet [8]) with the same data used by our PNS-Net, under their default settings, for fair comparison. Metrics. The metrics used included: (1) maximum Dice (maxDice), which measures the similarity between two sets of data; (2) maximum speciﬁcity (maxSpe), which refers to the percentage of the samples that are negative and are judged as such; (3) maximum IoU (maxIoU), which measures the overlap between two</text:p>
          </table:table-cell>
        </table:table-row>
        <table:table-row table:style-name="ro11">
          <table:table-cell office:value-type="float" office:value="2105.08468" calcext:value-type="float">
            <text:p>2105.0846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1: Quantitative results on diﬀerent datasets.</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 We evaluate the proposed PNS-Net on challenging VPS datasets and compare it with two classical methods (i.e., UNet [19] and UNet++ [28]) and</text:p>
          </table:table-cell>
        </table:table-row>
        <table:table-row table:style-name="ro2">
          <table:table-cell office:value-type="float" office:value="2105.08468" calcext:value-type="float">
            <text:p>2105.084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PNS-Net are all eﬀective. We hope that the proposed PNS-Net can serve as a catalyst for progressing both in VPS as well as other closely related video-based medical segmentation tasks. Exploring the performance of PNS-Net on a larger VPS dataset will be left to our future work.</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12. Jha, D., Smedsrud, P.H., Riegler, M.A., Halvorsen, P., de Lange, T., Johansen, D., Johansen, H.D.: Kvasir-seg: A segmented polyp dataset. In: MMM. pp. 451–462. Springer (2020)</text:p>
          </table:table-cell>
        </table:table-row>
        <table:table-row table:style-name="ro6">
          <table:table-cell office:value-type="float" office:value="2105.08468" calcext:value-type="float">
            <text:p>2105.08468</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bstract. Existing video polyp segmentation (VPS) models typically employ convolutional neural networks (CNNs) to extract features. However, due to their limited receptive ﬁelds, CNNs cannot fully exploit the global temporal and spatial information in successive video frames, resulting in false positive segmentation results. In this paper, we propose the novel PNS-Net (Progressively Normalized Self-attention Network), which can eﬃciently learn representations from polyp videos with real-time speed (∼140fps) on a single RTX 2080 GPU and no postprocessing. Our PNS-Net is based solely on a basic normalized selfattention block, equipping with recurrence and CNNs entirely. Experiments on challenging VPS datasets demonstrate that the proposed PNSNet achieves state-of-the-art performance. We also conduct extensive experiments to study the eﬀectiveness of the channel split, soft-attention, and progressive learning strategy. We ﬁnd that our PNS-Net works well under diﬀerent settings, making it a promising solution to the VPS task.</text:p>
          </table:table-cell>
        </table:table-row>
        <table:table-row table:style-name="ro24">
          <table:table-cell office:value-type="float" office:value="2105.08468" calcext:value-type="float">
            <text:p>2105.08468</text:p>
          </table:table-cell>
          <table:table-cell office:value-type="string" calcext:value-type="string">
            <text:p>dataset</text:p>
          </table:table-cell>
          <table:table-cell office:value-type="float" office:value="186" calcext:value-type="float">
            <text:p>186</text:p>
          </table:table-cell>
          <table:table-cell table:number-columns-repeated="2"/>
          <table:table-cell office:value-type="string" calcext:value-type="string">
            <text:p>masks; (4) S-measure [6] (Sα), which evaluates region- and object-aware structural similarity; (5) enhanced-alignment measure [7] (Eφ), which measures pixellevel matching and image-level statistics; and (6) mean absolute error (M ), which measures the pixel-level error between the prediction and GT. Qualitative Comparison. In Fig. 2, We provide the polyp segmentation results of our PNS-Net on CVC-612-T. Our model can accurately locate and segment polyps in many diﬃcult situations, such as diﬀerent sizes, homogeneous areas, diﬀerent textures, etc. Quantitative Comparison. Quantitative comparison results are summarized in Tab. 1. We conduct three experiments on test datasets to verify the model’s performance. CVC-300-TV consists of both validation set and test set, which include six videos in total. CVC-612-V and CVC-612-T each contain ﬁve videos. On CVC-300, where all the baseline methods perform poorly, our PNS-Net achieves remarkable performance in all metrics and outperforms all SOTA methods by</text:p>
          </table:table-cell>
        </table:table-row>
        <table:table-row table:style-name="ro41">
          <table:table-cell office:value-type="float" office:value="2105.08468" calcext:value-type="float">
            <text:p>2105.08468</text:p>
          </table:table-cell>
          <table:table-cell office:value-type="string" calcext:value-type="string">
            <text:p>dataset</text:p>
          </table:table-cell>
          <table:table-cell office:value-type="float" office:value="308" calcext:value-type="float">
            <text:p>308</text:p>
          </table:table-cell>
          <table:table-cell table:number-columns-repeated="2"/>
          <table:table-cell office:value-type="string" calcext:value-type="string">
            <text:p>Eﬀectiveness of Channel Split. We investigate the contribution of channel split rule under diﬀerent scales. The results are listed in rows #2 to #5 in Tab. 2. We observe that #4 (N=4) outperforms other settings (i.e., #2, #3, and #5) on CVC-300-TV, in all metrics. This improvement shows that an improper receptive ﬁeld (RF) harms the ability to excavate temporal information, since a large RF will pay more attention to the global environment rather than local motion information. On the other hand, when the split number is too small, the model fails to capture multi-scale polyps moving at various speeds. Eﬀectiveness of Soft-attention. We further investigate the contribution of the soft-attention mechanism. As shown in Tab. 2, #6 is generally better than #4 with the soft-attention block on CVC-612-T. This improvement suggests that introducing the soft-attention block to synthesize the aggregation feature and aﬃnity matrix is necessary for increasing performance. Eﬀectiveness of the Number of NS Blocks. To access the number of normalized self-attention blocks under diﬀerent settings, we derive three variants as #7, #8, and #9. We observe that #8 (PNS-Net setting) is signiﬁcantly better than #7 and #9, with R = 2, in all metrics on CVC-300-TV and CVC-612-T. This improvement illustrates that too many iterations of NS blocks may cause overﬁtting on small datasets (#9). In contrast, the model fails to alleviate the diﬀusion issue of high-level features with a single residual block. Empirically, we recommend increasing the number of NS blocks when training on larger datasets.</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37" calcext:value-type="float">
            <text:p>337</text:p>
          </table:table-cell>
          <table:table-cell table:number-columns-repeated="2"/>
          <table:table-cell office:value-type="string" calcext:value-type="string">
            <text:p>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 The initial learning is set to 1e-4, and the whole model is ﬁne-tuned over one epoch. In this way, although the densely labeled VPS data is scarce, our PNS-Net still achieves good generalization performance. Testing and Runtime. To test the performance of our PNS-Net, we validate it on challenging datasets, including the test set of CVC-612 (i.e., CVC-612-T), the validation set of CVC-612 (i.e., CVC-612-V), and the test/validation set of CVC300 (i.e., CVC-300-TV). During inference, we sample T =5 frames from a polyp clip and resize them to 256×448 as the input. For ﬁnal prediction, we use the output Pt of the network followed by a sigmoid function. Our PNS-Net achieves a speed of ∼140fps on a single RTX 2080 GPU without any post-processing (e.g., CRF [14]). The speeds of the compared methods are listed in Tab. 1.</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s. We adopt four widely used polyp datasets in our experiments, including image-based (i.e., Kvasir [12]) and video-based (i.e., CVC-300 [4], CVC612 [3], and ASU-Mayo [20]) ones. Kvasir is a large-scale and challenging dataset, which consists of 1,000 polyp images with fully annotated pixel-level ground truths (GTs). The whole Kvasir is used for training. ASU-Mayo contains 10 negative video samples from normal subjects and 10 positive samples from patients. We only adopt the positive part for training. Following the same protocol as [4,3], we split the videos from CVC-300 (12 clips) and CVC-612 (29 clips) into 60% for training, 20% for validation, and 20% for testing. Training. Due to the limited video training data, we try to fully utilize largescale image data to capture more appearances of the polyp and scene. 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text:p>
          </table:table-cell>
        </table:table-row>
        <table:table-row table:style-name="ro4">
          <table:table-cell office:value-type="float" office:value="2105.08468" calcext:value-type="float">
            <text:p>2105.08468</text:p>
          </table:table-cell>
          <table:table-cell office:value-type="string" calcext:value-type="string">
            <text:p>dataset, publicly available</text:p>
          </table:table-cell>
          <table:table-cell office:value-type="float" office:value="71" calcext:value-type="float">
            <text:p>71</text:p>
          </table:table-cell>
          <table:table-cell table:number-columns-repeated="2"/>
          <table:table-cell office:value-type="string" calcext:value-type="string">
            <text:p>We have proposed a self-attention based framework, PNS-Net, to accurately segment polyps from colonoscopy videos with super high speed (∼140fps). Our basic normalized self-attention blocks can be easily plugged into existing CNNbased architectures. We experimentally show that our PNS-Net achieves the best performance on all existing publicly available datasets under six metrics. Further, extensive ablation studies demonstrate that the core components in our</text:p>
          </table:table-cell>
        </table:table-row>
        <table:table-row table:style-name="ro14" table:visibility="filter">
          <table:table-cell office:value-type="float" office:value="2105.08484" calcext:value-type="float">
            <text:p>2105.084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4] A. E. Zook and M. O. Riedl, “A temporal data-driven player model for dynamic difﬁculty adjustment,” Proceedings of the 8th AAAI Conference on Artiﬁcial Intelligence and Interactive Digital Entertainment, AIIDE 2012, pp. 93–98, 2012.</text:p>
          </table:table-cell>
        </table:table-row>
        <table:table-row table:style-name="ro15" table:visibility="filter">
          <table:table-cell office:value-type="float" office:value="2105.08484" calcext:value-type="float">
            <text:p>2105.0848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is quantity measures how far, on average, the times recorded were from the goal time tg. For brevity in the presentation, we will use the symbols µFBCA to stand for the mean absolute error of the times collected for the Bayesian experiment TFBCA and goal tg = 180, and likewise for the binary search data with µbin e .</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his paper presented a new approach, called Fast Bayesian Content Adaption (FBCA), with a focus on automatic difﬁculty adjustment in games. Our method maintains a simple model of the player, updates it as soon as data about the interaction between the user and the game arrives using Gaussian Processes, and uses a modiﬁed acquisition function to identify the next best level to present.</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se approaches, however, either rely on gathering data beforehand and leveraging it to create a player model that is then used for optimization, or are domain-speciﬁc (e.g. storytellers or platformers). Bayesian Optimization serves as an alternative that is data efﬁcient and ﬂexible. Moreover, in contrast to AI-based approaches (like adjusting NPCs performance), Bayesian Optimization of game parameters does not rely on forward model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 4: The average Sudoku player. This ﬁgure presents the result of ﬁtting a Gaussian process to all the playtraces we gathered for Sudoku when testing the FBCA algorithm. The prior µ0(x) presented in Fig. 2a was updated using an RBF kernel with data from 598 correctly-solved Sudokus, resulting in an approximation t(x) of how long it would take an average player to solve a Sudoku with x hint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or the GP, we chose a kernel k that combines a linear assumption, as well as local interactions using the RBF kernel: k = kRBF + kLinear, together with the modiﬁed Upper Conﬁdence Bounds acquisition function βtg = βtg UCB,κ with κ = 0.05. These hyperparameters (kernel shape and κ) were selected after several trial-and-error iterations of the experiment. Hyperparameters inside the kernels themselves were obtained by maximizing the likelihood w.r.t the data.</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nd were instructed to solve the levels they were presented as quickly as possible. We recorded a total of 18 unique playtraces for FBCA, 21 for the Noisy Hill-climbing, and 30 for the completely random approach. Like in the Sudoku experiment, our statistical tests are resilient to this discrepancy in sample sizes. In preparation for the data analysis, we removed all levels solved in over 60 seconds of time, since they are designed to be short, and a solved time of over a minute may indicate that the player got distracted.</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pairs (x, log(t)) and we apply B.O. to serve levels which will likely result in t(x) ≈ tg. Notice that maintaining all pairs of tasks and performance, we assume that the player is not improving over time. This could be addressed by having a sliding window in which we forget early data that is no longer representative of the player’s current skill. In our experiments, however, we update our prior on player’s performance with all the playtrace of a given player.</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e propose a new Bayesian-based method for Fast Bayesian Content Adaption and test it on DDA with human players. The method maintains a simple model of the player and leverages it for optimizing content towards a target difﬁculty on-the-ﬂy in a domain-agnostic fashion. Fig. 1 illustrates how the proposed approach works: (1) Players are presented with levels that are predicted to have the right difﬁculty by the underlying probabilistic model; (2) the model is updated once new data about the player’s performance arrives; (3) steps 1–2 are repeated until a level with the desired target difﬁculty is found.</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Current approaches to DDA focus on speciﬁc domains (e.g. MOBAs [3], Role-Playing games [4] or ﬁghting games [5]), and use agents and techniques that either do not generalize (such as planning agents requiring forward models [6]), or rely on an expensive process of gathering data from players before the optimization can take place [7], [8]. Also relevant is the fact that most of these approaches focus on maximized engagement and achieving ﬂow states. However, sometimes the designer’s intent might be to purposefully present content that is difﬁcult (i.e. out-of-ﬂow) for a particular player [9].</text:p>
          </table:table-cell>
        </table:table-row>
        <table:table-row table:style-name="ro21" table:visibility="filter">
          <table:table-cell office:value-type="float" office:value="2105.08484" calcext:value-type="float">
            <text:p>2105.0848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able I shows the mean absolute error for the Sudoku experiment, segmented by the ith sudoku presented to the user. We only consider puzzles that were correctly solved, ignoring Sudokus solved in over 3000 seconds. According to the data for the ﬁrst iteration, Sudokus with 65 hints (the starting point for FastBayesianContentAdaption) are closer to the goal of 3 minutes than the starting point of binary search on average. Both approaches appear to be getting closer to the goal the more Sudokus the player plays, ending with an average distance to the goal of about 30 seconds for FBCA in the best case (i = 8) and of about 40 seconds in the binary search (i = 4).</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ABLE II: Mean absolute errors for the Roguelike experiment. This table presents the mean absolute error for FastBayesianContentAdaption (FBCA) µFBCA , the Noisy Hill-climbing (NH) baseline µNH e , and for serving random levels µrand . This data supports two claims: Our approach FBCA improves in its understanding of the player over time (which can be sensed from the fact that µFBCA decreases the more levels a player solves), and FBCA performs better than NH and serving random levels on average (since µFBCA is less than µNH in almost all intervals). While our approach e performs signiﬁcantly better when taking all iterations into account, in some instances this performance increase, while observable, is not signiﬁcant. These results are also reported visually in Fig. 6</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compare our FBCA approach with a binary search baseline which explores D by halving it, and jumping to the easy/difﬁcult part according to the performance of the player. We also compared our approach with a linear regression policy for selecting the next Sudoku: we approximate player’s completion time starting with the same prior as with our approach and, once new data arrives, we ﬁt a linear model to it in log-time space and present a sudoku that the model says will perform closest to tg. Unfortunately, we were not able to gather enough playtraces to make signiﬁcant statistical comparisons in the linear regression case, so our analysis will focus on the comparison between our approach and simple binary search. However, we present a short comparison between leveraging this linear regression model and deploying our FBCA system.</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at DDA can help players to retain a “sense of agency and accomplishment”, presenting a system called Hamlet that leveraged inventory theory to present content to players in Half-Life [2], [13]. Since then, several other approaches and methods have been presented and studied in this context, including alternating between differentperforming AI agents in MOBA games [3], player modelling via data gathering or meta-learning techniques [7], [8], and artiﬁcially restricting NPCs that are implemented as planning agents such as MCTS [5], [6]. Other DDA methods model the player using probabilities such as the the probabilities that a player would re-try, churn, or win a particular level in a mobile game [11]; the resulting probabilistic graph is then used to maximize engagement.</text:p>
          </table:table-cell>
        </table:table-row>
        <table:table-row table:style-name="ro25" table:visibility="filter">
          <table:table-cell office:value-type="float" office:value="2105.08484" calcext:value-type="float">
            <text:p>2105.08484</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Abstract—In games, as well as many user-facing systems, adapting content to users’ preferences and experience is an important challenge. This paper explores a novel method to realize this goal in the context of dynamic difﬁculty adjustment (DDA). Here the aim is to constantly adapt the content of a game to the skill level of the player, keeping them engaged by avoiding states that are either too difﬁcult or too easy. Current systems for DDA rely on expensive data mining, or on handcrafted rules designed for particular domains, and usually adapts to keep players in the ﬂow, leaving no room for the designer to present content that is purposefully easy or difﬁcult. This paper presents Fast Bayesian Content Adaption (FBCA), a system for DDA that is agnostic to the domain and that can target particular difﬁculties. We deploy this framework in two different domains: the puzzle game Sudoku, and a simple Roguelike game. By modifying the acquisition function’s optimization, we are reliably able to present a content with a bespoke difﬁculty for players with different skill levels in less than ﬁve iterations for Sudoku and ﬁfteen iterations for the simple Roguelike. Our method signiﬁcantly outperforms simpler DDA heuristics with the added beneﬁt of maintaining a model of the user. These results point towards a promising alternative for content adaption in a variety of different domains.</text:p>
          </table:table-cell>
        </table:table-row>
        <table:table-row table:style-name="ro2">
          <table:table-cell office:value-type="float" office:value="2105.08484" calcext:value-type="float">
            <text:p>2105.08484</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the function (RBF) kRBF(x, x(cid:48)) = anisotropic radial basis exp(x(θI)x(cid:48)T ) and the linear (or Dot Product) kernel kLinear(x, x(cid:48)) = σ0 + xT x(cid:48). These kernels, alongside Gaussian Process Regression as described by Eq. (1), are implemented in the open-source library sklearn [24], which we use for this work.</text:p>
          </table:table-cell>
        </table:table-row>
        <table:table-row table:style-name="ro2">
          <table:table-cell office:value-type="float" office:value="2105.08484" calcext:value-type="float">
            <text:p>2105.08484</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24]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 SCI3042</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Code Model name</text:p>
          </table:table-cell>
        </table:table-row>
        <table:table-row table:style-name="ro1">
          <table:table-cell office:value-type="float" office:value="2106.01835" calcext:value-type="float">
            <text:p>2106.01835</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81] Y. LeCun, B. Boser, J. S. Denker, D. Henderson, R. E. Howard, W. Hubbard, and L. D. Jackel. Backpropagation Applied to Handwritten Zip Code Recognition. Neural Computation, 1(4):541–551, dec 198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4.1.1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3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nd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5 Data augmentations for biomedical imag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Clinical Interpretation of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augmentations for biomedical images . . . 1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ajor Computer Science - Big Data and Large-Scale Compu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ompared to a similar one without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impact of data augmentations on the experiments with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eyond the distribution of the data in the real-worl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alled data augmentation, or more specifically image augmentation whe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ouple of variations of these were performed using 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augmentations that attenuated the degradation of the performance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tted almost perfectly the testing data, decreasing the generaliz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ver since computational methods could learn from data, prostate canc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terpreting the data from a clinical perspective is crucial to underst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rostate Imaging Reporting and Data System, also known as PI-RAD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augmentations do not seem to positively impact all the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Experiments help to understand which techniques work and whic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t was shown that both data augmentations and the cropping techniqu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verfitted the training data and strategies to avoid this problem rang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 experiments that used data augmentations. These details may indi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se techniques apply small random transformations to the data.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variability in the data and a considerable number of distinct sampl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without data augmentations. The largest performance boost is with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nfiguration B, including data augmentations and using a 3D U-Net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ep learning problem evaluation is usually performed in unseen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original format of the data was not appropriate for the problem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Using data augmentation in configuration A gave the best results for ADC</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by addressing some of the flaws regarding the data previously mention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ata augmentation techniques. The results were not only promising, bu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ifferent performance metrics, the data present in one rectangle is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experiments analyzed. In spite of having some negative impact,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f the Gleason score can be better predicted through this data compa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such transformations. Observing the data presented in Table 5.20,</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results slightly worse than the ones without data augmentations. Howev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egmentation problem had abundant data and examples to learn from.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ignificant, or the three-dimensional representation of the data, and how</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submission presented also a technique to preprocess the data and fe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o its nature requires significantly more data in order to achieve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0.07 in each direction. Whenever data augmentations are not used,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everal transformations that can be applied to the data, however, no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first step to attain the desired data format was to spatially lo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ased on the models and finally the impact of data augmentations was also</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n be done using several approaches and interpretations of this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pabilities. Moreover, it is important that the data has representations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 augmentations can be increased or decreased. Slight changes in any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clude data augmentations, and the size of their crop varies with 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quality of the data, the performance may also increase. Despite thes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erms of binary data that composes the masks. The intuition behind th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left image includes data augmentations, and as seen before a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when no data augmentations are being used, the combination of 3D dic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71] Matt Taddy. Business data science : combining machine learning 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 great part of the input data distribution, so it can properly approxim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so means that lesions that appear in the data but do not contain 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rror margins in never seen data close to the ones given in the train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n larger volumes of data. This is also true to avoid problems lik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unctions, models or data processing techniques can be used. On the oth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f data augmentations are used or not. Since all three of these parameter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labs, health institutions or clinical trial lab to combine their data and joi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chniques. The data augmentations used did not, however, have a hig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neural networks also extract the features from the data, it is requi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is problematic lack of data. The technique with the most success case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o the image and to the mask increases the variability of the data by</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all the machine learning tasks the model is as important as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other words, if the model is overfitted to the training data. Split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rst of them is to approach the data to work in a classification problem,</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requently reduce computation cost (e.g. not all the data is loaded in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has a poor representation of less than 10% of the data. Despite be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s to have a high variation in the data which drives the network to focu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r worse depending on the data present in each set. In this problem 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80% training data (green rectangles) and tested afterward on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orking models. For example, the data to be used in one experiment c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rop size of 64 over different input sizes as seen in Figure 5.3. No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omains, the world of big data and massive volumes of information. Thi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f time and data, and some specific areas, such as deep learning, wher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y are all tested on the same data. However, that is not the case wit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Clinical Interpretation of the data . . . . . . . . . . . . . . 2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augmentations . . . . . . . . . . . . . . . . . 5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experiments in the comparison of the models were used in two new experi ments that included data augmentations in the Data loading stag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nalyses were conducted on the input size, data augmentations, and differ ent models. Despite these similarities that also include the same Adam</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hown in Table 5.6 but with data augmentations. One interesting observa tion from this table is that the experiment B without resampling attains a</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variable resampling sizes, and data augmentation in order to gather de tails regarding the ability to solve this problem and the impact of thes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ata augmentation will once more be used to see how much further the per formance of the model can be improved. The previous two best-performing</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Similarly to the cropping, the effect of data augmentations in the per formance of the model was also analyzed. The experiments to study its</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nnotated by experts in the field that belong to the institutions conduct ing the clinical trial. This maximization of the data quality due to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Data . . . . . . . . . . . . . . . . . . . . . . . . . . 4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able 5.1. Different configurations of the experiments. Includes details of the cropping technique used, if data augmentation techniques were used and what were the values used for cropping the lesions and the input size for the mod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1.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2.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1.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2.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6.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7.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3. Analysis of the effects of data augmentation techniques in experiments that used an adjust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4. Analysis of the effects of data augmentation techniques in experiments that used a fix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10. Box plot of the area occupied by T2W lesions. This takes into account only the size of the lesion in the slice that maximizes its size, and only lesions with masks are used to generate this data. Lesions are measured after a resampling of the images from 360x360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9. Box plot of the area occupied by ADC lesions. This takes into account only the size of the lesion in the slice that maximizes its size, and only lesions with masks are used to generate this data. Lesions are measured after a resampling of the images from 128x128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Figure 4.3. Additional layers to be added to the network for a binary classification of the clinical significance of lesions. Green square represents the last max pooling layer. Arrow to the write represents the flatten of the square data to a vector that can be fed to fully convolutional layers. Yellow circle represents the output followed by a sigmoid activation.</text:p>
          </table:table-cell>
        </table:table-row>
        <table:table-row table:style-name="ro27" table:visibility="filter">
          <table:table-cell office:value-type="float" office:value="2106.01835" calcext:value-type="float">
            <text:p>2106.0183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4.4. Additional layers to be added to the network for a multi-class classification of the PIRADS score of lesions with five possible outputs. Green square represents the last max pooling layer. Arrow to the write represents the flatten of the square data to a vector that can be fed to fully convolutional layers. Yellow circles represents the outputs followed by a softmax activation.</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able 5.8. Table with the results of the accuracy of the experiments for all the input sequences and with or without data augmentations. Bold highlights the best performance column-wise. This results were calculated for separated scores 4 and 5.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able 5.9. Table with the results of the accuracy of the experiments for all the input sequences and with or without data augmentations. Bold highlights the best performance column-wise. Results were calculated for classes 4 and 5 as a single class.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94] Jeffrey C. Weinreb, Jelle O. Barentsz, Peter L. Choyke, Francois Cornud, Masoom A. Haider, Katarzyna J. Macura, Daniel Margolis, Mitchell D. Schnall, Faina Shtern, Clare M. Tempany, Harriet C. Thoeny, and Sadna Verma. PI-RADS Prostate Imaging - Reporting and Data System: 2015, Version 2. European Urology, 69(1):16–40, jan 2016.</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able 5.14. Analysis of the impact of data augmentation techniques in the performance of the 3D U-Net model in the configurations A and B in segmenting the prostate.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 Comparison of the performance of the experiments using different sequences types that used distinct sizes and different cropping techniques. For this comparison all the selected experiments configurations do not include data augmentations.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0. Analysis of the impact of data augmentation techniques in the performance of the 3D U-Net model in the configurations A and B to segment prostate cancer lesions.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ure 5.4. Confusion matrix for experiments to predict the PIRADS score using resampling, adjusted box cropping with a size of 32 and 28 input size on T2W sequences. Left image included data augmentation and had an accuracy of 66.4% whereas the other did not included data augmentations with an accuracy of 64.8%.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gure 5.5. Confusion matrix for experiments to predict the PIRADS score using resampling, adjusted box cropping with a size of 32 and 28 input size without data augmentations. Left image combined both T2W and ADC and had an accuracy of 84.6% whereas the other did not included T2W sequences with an accuracy of 85.2%.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able 5.7. Comparison of the performance of the model if no resampling for 224x224 is used, between configurations that have data augmentations and use a adjusted box crop technique. Bold represents the best performance configuration in that sequence type. All the values in this table represent AUC scores that were computed in a cross-validation setup for each of the five folds, and averaged across them. WR stands for "With Resampling" whereas NR stands for "No Resampling"</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96] H. A. Vargas, A. M. Hötker, D. A. Goldman, C. S. Moskowitz, T. Gondo, K. Matsumoto, B. Ehdaie, S. Woo, S. W. Fine, V. E. Reuter, E. Sala, and H. Hricak. Updated prostate imaging reporting and data system (PIRADS v2) recommendations for the detection of clinically significant prostate cancer using multiparametric MRI: critical evaluation using whole-mount pathology as standard of reference. European Radiology, 26(6):1606–1612, jun 2016.</text:p>
          </table:table-cell>
        </table:table-row>
        <table:table-row table:style-name="ro15">
          <table:table-cell office:value-type="float" office:value="2106.01835" calcext:value-type="float">
            <text:p>2106.01835</text:p>
          </table:table-cell>
          <table:table-cell office:value-type="string" calcext:value-type="string">
            <text:p>data available, data</text:p>
          </table:table-cell>
          <table:table-cell office:value-type="float" office:value="11" calcext:value-type="float">
            <text:p>11</text:p>
          </table:table-cell>
          <table:table-cell table:number-columns-repeated="2"/>
          <table:table-cell office:value-type="string" calcext:value-type="string">
            <text:p>the data was available as the 3D representations of magnetic resonance</text:p>
          </table:table-cell>
        </table:table-row>
        <table:table-row table:style-name="ro28">
          <table:table-cell office:value-type="float" office:value="2106.01835" calcext:value-type="float">
            <text:p>2106.01835</text:p>
          </table:table-cell>
          <table:table-cell office:value-type="string" calcext:value-type="string">
            <text:p>data available, dataset, data</text:p>
          </table:table-cell>
          <table:table-cell office:value-type="float" office:value="14" calcext:value-type="float">
            <text:p>14</text:p>
          </table:table-cell>
          <table:table-cell table:number-columns-repeated="2"/>
          <table:table-cell office:value-type="string" calcext:value-type="string">
            <text:p>of the dataset. Moreover, studying if the data available is representative of</text:p>
          </table:table-cell>
        </table:table-row>
        <table:table-row table:style-name="ro5">
          <table:table-cell office:value-type="float" office:value="2106.01835" calcext:value-type="float">
            <text:p>2106.01835</text:p>
          </table:table-cell>
          <table:table-cell office:value-type="string" calcext:value-type="string">
            <text:p>data, dataset provided</text:p>
          </table:table-cell>
          <table:table-cell office:value-type="float" office:value="12" calcext:value-type="float">
            <text:p>12</text:p>
          </table:table-cell>
          <table:table-cell table:number-columns-repeated="2"/>
          <table:table-cell office:value-type="string" calcext:value-type="string">
            <text:p>also possible to analyze the impact of data augmentations. And despi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Improd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statistic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he future several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of the dataset in the resul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a) T2W sequence. ProstateX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prostate segmentation with varying results regarding different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statistical details of the dataset are importan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he dataset from the same clas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Magnetic Resonance Imaging and Biomarkers) dataset originated from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containing prostate magnetic resonance images, since those d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ignificance of lesions from diffusion-weighted images using a dataset wit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o other Computer Visions datasets with millions of available sampl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 ADC sequence. IMPROD dataset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oth of these problems share common characteristics, however,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hese datasets allow a more objective evaluation of the methods sinc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and the ground for future work on this dataset establish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 where one label has a much significant representation tha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n different dataset, the presented method achieves and perhaps surp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understand the weaknesses and strengths of this particular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Constructing a large medical dataset is an almost impossible task due t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analysis of a dataset includes several questions to be answered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was used. However, these results denote that despite perform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fforts to create a large meaningful dataset for deep learning. Compar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xtra prostate mask annotations given in the dataset were used to detec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ore skewed dataset. Figure 3.1 shows the visualization of lesions mask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lesions in the dataset are classified by experts according to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Lesions are much less represented in the dataset than the prostate, thu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nd a complicate process. Hence, the datasets provided by these clinical</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chine, the selected to compose the dataset are T2W and ADC sequenc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sks and lesion scores for 157 men with prostate cancer. Th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he limited dataset had all the samples captured by the same machin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ome datasets use the real Gleason score verified after the surgery. For th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backed up by the improvement of public datasets for a myriad of domain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expected. This can be explained based on the skewness of the dataset tha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of the positive and negative labels in the dataset of lesions that can b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equences, either from public datasets such as PROMISE12 [110] or priva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firstly using a convolutional neural network (CNN), nam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however, the best results have been attained with generator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problem?". Furthermore, since this dataset contains medical images i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as already pretrained in another dataset for other organs [29] and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ith how skewed the dataset is. Secondly, a considerable variation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 order to maximize the quality, the dataset was, not only gathered us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nnotations. Therefore, for this project, the existence of a privat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orizontally. This also tackles the lack of variety of the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score is to see if the dataset has a proper representation of all cl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 to construct a test set can be done with different ratios,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hy is this dataset valuable for the problem that is being solved?" an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is thesis presents a research study on a recent dataset (IMPROD)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classified as 4 or 5. As mentioned before, the skewness of the dataset 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lesions is much higher. The majority of the dataset, 65.8%, has a negativ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o solve, and they can be affected by skewed datasets. In other words,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s "What is the source of the dataset?", "How was the dataset annotated?",</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is chapter discusses all the previously mentioned questions address ing, in particular, the IMPROD dataset and its characteristics. Further</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Dataset statistics . . . . . . . . . . . . . . . . . . . . . . . . 32</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59] Nayyer Aafaq, Ajmal Mian, Wei Liu, Syed Zulqarnain Gilani, and Mubarak Shah. Video description: A survey of methods, datasets, and evaluation metrics, oct 2019.</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4.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5.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2">
          <table:table-cell office:value-type="float" office:value="2106.01835" calcext:value-type="float">
            <text:p>2106.0183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4.7. Adapted architecture of a 3DResNet-18 [115] from the MedicalNet project, which trained several three dimensional neural networks in a combined dataset of various organs [29]. The weights of the network are available and any adaptation of the network did not affect the original parameters.</text:p>
          </table:table-cell>
        </table:table-row>
        <table:table-row table:style-name="ro12">
          <table:table-cell office:value-type="float" office:value="2106.01835" calcext:value-type="float">
            <text:p>2106.0183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Figure 4.8. Example of a elastic deformation augmentation applied to a T2W image. The original image is represented in the top left corner and the other are generated by deformations with a spline order of 3, an alpha of 1000, and a sigma of 40. The deformations are applied to the whole 3D, however, in this image only results in slice 13 are shown. This T2W sequence is from the IMPROD datase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1. Example extracted from the IMPROD dataset of lesions masks over a T2W multi-parametric magnetic resonance image. The figure on the left is the second lesion of the patient identified as 28, with upper and lower images representing respectively the consecutive slices 6 and 7. The figure on the right is the lesion number one of the patient identified as 5, with upper and lower images representing respectively the consecutive slices 12 and 13. Note the lesion size difference between patients and between slices of the same patien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2. Example extracted from the IMPROD dataset of lesions masks over a ADC multi-parametric magnetic resonance image. The figure on the left is the second lesion of the patient identified as 28, with upper and lower images representing respectively the consecutive slices 3 and 4. The figure on the right is the lesion number one of the patient identified as 5, with upper and lower images representing respectively the consecutive slices 8 and 9. Note the lesion size difference between patients and between slices of the same patient.</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corresponding to 20% of the data present in the dataset. To accurately</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images datasets shows the lack of proper data in these problems. Moreover,</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that increasing the data in the dataset is also crucial to improve upon the</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while the challenge dataset had poor data quality, the number of images,</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5" calcext:value-type="float">
            <text:p>15</text:p>
          </table:table-cell>
          <table:table-cell table:number-columns-repeated="2"/>
          <table:table-cell office:value-type="string" calcext:value-type="string">
            <text:p>referring to image data. Since one of the advantages of having a big dataset</text:p>
          </table:table-cell>
        </table:table-row>
        <table:table-row table:style-name="ro2">
          <table:table-cell office:value-type="float" office:value="2106.01835" calcext:value-type="float">
            <text:p>2106.01835</text:p>
          </table:table-cell>
          <table:table-cell office:value-type="string" calcext:value-type="string">
            <text:p>dataset, data</text:p>
          </table:table-cell>
          <table:table-cell office:value-type="float" office:value="58" calcext:value-type="float">
            <text:p>58</text:p>
          </table:table-cell>
          <table:table-cell table:number-columns-repeated="2"/>
          <table:table-cell office:value-type="string" calcext:value-type="string">
            <text:p>Figure 5.1. Structure of the five folds. Each rectangle represents a subset of the dataset containing 20% of the data. Green rectangles indicate that the data contained is part of the training set. On the other hand the red rectangle indicate that the data is used to test and evaluate the model.</text:p>
          </table:table-cell>
        </table:table-row>
        <table:table-row table:style-name="ro39">
          <table:table-cell office:value-type="float" office:value="2106.01835" calcext:value-type="float">
            <text:p>2106.01835</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This thesis tackled two main problems regarding the diagnosis of prostate cancer. Firstly, a deep neural network architecture, XmasNet, was used to conduct two large experiments on the classification of lesions. Secondly, detection and segmentation experiments were conducted, first on the prostate and afterward on the prostate cancer lesions. The former experiments explored the lesions through a two-dimensional space, while the latter explored models to work with three-dimensional inputs. For this task, the 3D models explored were the 3D U-Net and a pretrained 3D ResNet-18. A rigorous analysis of all these problems was conducted with a total of two networks, two cropping techniques, two resampling techniques, two crop sizes, five input sizes and data augmentations experimented for lesion classification. While for segmentation two models, two input sizes and data augmentations were experimented. Moreover the experiments were conducted for both sequences independently, and within the lesion classification problem, the experiments were also conducted for both sequences simultaneously. However, while the binary classification of the clinical significance of lesions and the detection and segmentation of the prostate already achieve the desired results (0.870 AUC and 0.915 dice score respectively), the classification of the PIRADS score and the segmentation of lesions still have a large margin to improve (0.664 accuracy and 0.690 dice score respectively). It was also studied how some flaws in the dataset can be addressed to improve the results of all these problems. Further research on the problem is still needed, but nonetheless, this thesis established sufficient ground for future work to be conducted.</text:p>
          </table:table-cell>
        </table:table-row>
        <table:table-row table:style-name="ro28">
          <table:table-cell office:value-type="float" office:value="2106.01835" calcext:value-type="float">
            <text:p>2106.01835</text:p>
          </table:table-cell>
          <table:table-cell office:value-type="string" calcext:value-type="string">
            <text:p>dataset, dataset provided</text:p>
          </table:table-cell>
          <table:table-cell office:value-type="float" office:value="14" calcext:value-type="float">
            <text:p>14</text:p>
          </table:table-cell>
          <table:table-cell table:number-columns-repeated="2"/>
          <table:table-cell office:value-type="string" calcext:value-type="string">
            <text:p>given directly in the dataset, they are inferred based on the provided details</text:p>
          </table:table-cell>
        </table:table-row>
        <table:table-row table:style-name="ro4">
          <table:table-cell office:value-type="float" office:value="2106.01835" calcext:value-type="float">
            <text:p>2106.01835</text:p>
          </table:table-cell>
          <table:table-cell office:value-type="string" calcext:value-type="string">
            <text:p>dataset, publicly available</text:p>
          </table:table-cell>
          <table:table-cell office:value-type="float" office:value="14" calcext:value-type="float">
            <text:p>14</text:p>
          </table:table-cell>
          <table:table-cell table:number-columns-repeated="2"/>
          <table:table-cell office:value-type="string" calcext:value-type="string">
            <text:p>same public dataset, however, since this thesis uses a private dataset,</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3" calcext:value-type="float">
            <text:p>13</text:p>
          </table:table-cell>
          <table:table-cell table:number-columns-repeated="2"/>
          <table:table-cell office:value-type="string" calcext:value-type="string">
            <text:p>results are compared to different research projects due to the use of the</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4" calcext:value-type="float">
            <text:p>14</text:p>
          </table:table-cell>
          <table:table-cell table:number-columns-repeated="2"/>
          <table:table-cell office:value-type="string" calcext:value-type="string">
            <text:p>output has one channel subject to sigmoid at each pixel. The network used</text:p>
          </table:table-cell>
        </table:table-row>
        <table:table-row table:style-name="ro7">
          <table:table-cell office:value-type="float" office:value="2106.03486" calcext:value-type="float">
            <text:p>2106.03486</text:p>
          </table:table-cell>
          <table:table-cell office:value-type="string" calcext:value-type="string">
            <text:p>code</text:p>
          </table:table-cell>
          <table:table-cell office:value-type="float" office:value="93" calcext:value-type="float">
            <text:p>93</text:p>
          </table:table-cell>
          <table:table-cell table:number-columns-repeated="2"/>
          <table:table-cell office:value-type="string" calcext:value-type="string">
            <text:p>In this paper, we propose some variational formulations with the use of high order impedance boundary condition (HOIBC) to solve the scattering problem. We study the existence and uniqueness of the solution. Then, a discretization of these formulations is done. We give validations of the HOIBC obtained with a MoM code that show the improvement in accuracy over the standard impedance boundary condition (SIBC) computations. Keywords: boundary element method, scattering problem, Lagrange multipliers, high order impedance boundary condition.</text:p>
          </table:table-cell>
        </table:table-row>
        <table:table-row table:style-name="ro21">
          <table:table-cell office:value-type="float" office:value="2106.0772" calcext:value-type="float">
            <text:p>2106.0772</text:p>
          </table:table-cell>
          <table:table-cell office:value-type="string" calcext:value-type="string">
            <text:p>case study data, data, benchmark</text:p>
          </table:table-cell>
          <table:table-cell office:value-type="float" office:value="31" calcext:value-type="float">
            <text:p>31</text:p>
          </table:table-cell>
          <table:table-cell table:number-columns-repeated="2"/>
          <table:table-cell office:value-type="string" calcext:value-type="string">
            <text:p>1. Conventional CB: a patient-patient-similarity based benchmark model using cosine similarity of demographic data and one-hot encoded ICD-9 data as patient features to identify patients with similar metadata,</text:p>
          </table:table-cell>
        </table:table-row>
        <table:table-row table:style-name="ro2">
          <table:table-cell office:value-type="float" office:value="2106.0772" calcext:value-type="float">
            <text:p>2106.0772</text:p>
          </table:table-cell>
          <table:table-cell office:value-type="string" calcext:value-type="string">
            <text:p>code</text:p>
          </table:table-cell>
          <table:table-cell office:value-type="float" office:value="62" calcext:value-type="float">
            <text:p>62</text:p>
          </table:table-cell>
          <table:table-cell table:number-columns-repeated="2"/>
          <table:table-cell office:value-type="string" calcext:value-type="string">
            <text:p>1 <text:s/>International Classification of Diseases (ICD) is a comprehensive standard of diseases or medical conditions maintained by the WHO and widely used among healthcare organizations worldwide. It is revised periodically and now in its 10th version (known as ICD-10). However, the ICD-code used this study is still in the 9th version (ICD-9).</text:p>
          </table:table-cell>
        </table:table-row>
        <table:table-row table:style-name="ro14" table:visibility="filter">
          <table:table-cell office:value-type="float" office:value="2106.0772" calcext:value-type="float">
            <text:p>2106.07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6. Ghazanfar, Mustansar A. and Adam Prugel-Bennett. 2010. “A Scalable, Accurate Recommender System.” Proceedings of the 2010 Third International Conference on Knowledge Discovery and Data Mining: 94-98.</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Acknowledgements. This work was funded by Fundação para a Ciência e a Tecnologia (UID/ECO/00124/2019, UIDB/00124/2020 and Social Sciences Data Lab, PINFRA/22209/2016), POR Lisboa and POR Norte (Social Sciences Data Lab, PINFRA/22209/2016).</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3 We emphasise that all proposed models are entirely CB, hence neglecting the similarity of interactions between patients or doctors. As this research is preliminary, we acknowledge that adding interaction data in a hybrid approach may boost performance substantially.</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5. Han, Qiwei, Mengxin Ji, Martinez de Rituerto de Troya, Inigo, Manas Gaur and Leid Zejnilovic. 2018. “A Hybrid Recommender System for Patient-Doctor Matchmaking in Primary Care.” 2018 IEEE 5th International Conference on Data Science and Advanced Analytics: 481–90.</text:p>
          </table:table-cell>
        </table:table-row>
        <table:table-row table:style-name="ro5" table:visibility="filter">
          <table:table-cell office:value-type="float" office:value="2106.0772" calcext:value-type="float">
            <text:p>2106.077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n general, RS often capitalise on the target user’s interaction data without the need of any additional information about the user itself or the recommended entity. While such methods can be highly performant, they usually do not offer a straightforward explanation as to why a specific product or movie is being recommended. Still, as long as users receive interesting recommendations, one can assume that this is not a</text:p>
          </table:table-cell>
        </table:table-row>
        <table:table-row table:style-name="ro28" table:visibility="filter">
          <table:table-cell office:value-type="float" office:value="2106.0772" calcext:value-type="float">
            <text:p>2106.077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Since conventional similarity measures for recommender systems, such as cosine similarity or Pearson correlation are only inherently suited for Euclidean space [19], we introduce the notion of hyperbolic distance as a more suitable similarity measure for the data at hand. Given that each of the derived ICD-9 diseases is represented by an embedding in the hyperbolic space, the objective is to determine how similar these diseases – and ultimately the patients admitted with or doctors having treated these diseases – are with one another.</text:p>
          </table:table-cell>
        </table:table-row>
        <table:table-row table:style-name="ro4" table:visibility="filter">
          <table:table-cell office:value-type="float" office:value="2106.0772" calcext:value-type="float">
            <text:p>2106.077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Recent proposals by [2] and [3] suggesting hyperbolic embeddings to address this issue, have found much notice in the machine learning community. The rationale is that embeddings of hierarchical, tree-like data into the hyperbolic space perform better at the task of capturing and preserving the distances and complex relationships within a given hierarchy, than embeddings in the Euclidean space would. As a matter of fact, these works show that hyperbolic embeddings, even in very low dimensions, consistently outperform their higher-dimensional, Euclidean counterparts when learning hierarchical representations.</text:p>
          </table:table-cell>
        </table:table-row>
        <table:table-row table:style-name="ro30" table:visibility="filter">
          <table:table-cell office:value-type="float" office:value="2106.0772" calcext:value-type="float">
            <text:p>2106.077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While RS have been widely used in e-commerce, e.g. for movie or product recommendations, within the healthcare domain RS are only recently emerging, due to elevated requirements regarding reliability and trustworthiness, as well as increased data privacy regulations [8,9]. The last years, however, have shown an increase in studies and research papers on HRS. Among those works, medical user profiling and medical personalisation have been particularly trending topics [10]. Hence, noteworthy examples of HRS applications include recommenders for relevant medical home care products [11], lifestyle adaption recommendations for hypertension treatment and prevention [12], identification of key opinion leaders [13], as well as clinical decision support systems using inherent methods of RS to capitalise on the large volume of clinical data [14]. Ultimately, [15] address the topic of patient-doctor matchmaking proposing RS for suggesting primary care doctors to patients based on their prior consultation history and metadata.</text:p>
          </table:table-cell>
        </table:table-row>
        <table:table-row table:style-name="ro46" table:visibility="filter">
          <table:table-cell office:value-type="float" office:value="2106.0772" calcext:value-type="float">
            <text:p>2106.077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general, RS are a subclass of information filtering systems with the goal to provide meaningful suggestions to users for certain items or entities, by attempting to predict the affinity or preference of a given user for said items [4]. RS can be broadly divided into three major categories: collaborative filtering (CF) approaches, content-based (CB) recommenders, and hybrid models, which are a combination of the former two. CF approaches rely solely upon past interactions recorded between users and items, whereas CB approaches use additional information about users and/or items [5]. More precisely, CF capitalises on behavioural data, i.e. users’ co-occurrence patterns, in order to detect similar users and/or items and make predictions based on these similarities, while CB recommenders explore user or item metadata to derive user preferences and model the observed user-item interactions. Although CB recommenders do not suffer from the cold-start problem, i.e. the question of what to do with new users that have no prior interactions usable for predictions [6], CF approaches tend to outperform the former, as usually even a few ratings are more valuable than metadata about users or items [7]. Ultimately, a method to balance both CF and CB’s respective limitations is to use hybrid recommenders, which are a combination of the former and the latter.</text:p>
          </table:table-cell>
        </table:table-row>
        <table:table-row table:style-name="ro4">
          <table:table-cell office:value-type="float" office:value="2106.0772" calcext:value-type="float">
            <text:p>2106.0772</text:p>
          </table:table-cell>
          <table:table-cell office:value-type="string" calcext:value-type="string">
            <text:p>data available, data, benchmark</text:p>
          </table:table-cell>
          <table:table-cell office:value-type="float" office:value="72" calcext:value-type="float">
            <text:p>72</text:p>
          </table:table-cell>
          <table:table-cell table:number-columns-repeated="2"/>
          <table:table-cell office:value-type="string" calcext:value-type="string">
            <text:p>Since the ICD-9 embeddings represent metadata about patients or doctors, a RS using such embeddings can be classified as CB. While there is further data available for both patients and doctors (e.g. demographic or location data), the proposed model will consider only the ICD-9 information. In fact, we benchmark it against a conventional CB model using that very metadata for performance evaluation purposes.</text:p>
          </table:table-cell>
        </table:table-row>
        <table:table-row table:style-name="ro5">
          <table:table-cell office:value-type="float" office:value="2106.0772" calcext:value-type="float">
            <text:p>2106.0772</text:p>
          </table:table-cell>
          <table:table-cell office:value-type="string" calcext:value-type="string">
            <text:p>data available, dataset</text:p>
          </table:table-cell>
          <table:table-cell office:value-type="float" office:value="50" calcext:value-type="float">
            <text:p>50</text:p>
          </table:table-cell>
          <table:table-cell table:number-columns-repeated="2"/>
          <table:table-cell office:value-type="string" calcext:value-type="string">
            <text:p>because the direct mapping from CUI codes in UMLS to the ICD-9 codes of the core dataset is not available. Instead, the SNOMED CT2 were selected as an intermediary, as it serve as healthcare terminology standard and transferable both to UMLS’ CUIs and ICD-9 codes.</text:p>
          </table:table-cell>
        </table:table-row>
        <table:table-row table:style-name="ro36">
          <table:table-cell office:value-type="float" office:value="2106.0772" calcext:value-type="float">
            <text:p>2106.0772</text:p>
          </table:table-cell>
          <table:table-cell office:value-type="string" calcext:value-type="string">
            <text:p>data, benchmark</text:p>
          </table:table-cell>
          <table:table-cell office:value-type="float" office:value="195" calcext:value-type="float">
            <text:p>195</text:p>
          </table:table-cell>
          <table:table-cell table:number-columns-repeated="2"/>
          <table:table-cell office:value-type="string" calcext:value-type="string">
            <text:p>Consequently, we investigate how to incorporate complex domain knowledge, such as the ICD-9 hierarchy into a HRS using hyperbolic embeddings and examine whether such domain knowledge can add value to the HRS in terms of improving recommendation accuracy. For that purpose, we pursue the following approach: contextualising the topic, section 2 begins with a bibliographical examination of related works on HRS and lays out the benefits of embedding hierarchical data into the hyperbolic space. Notably, it will be shown why hyperbolic embeddings are inherently better equipped than their Euclidean counterparts to embed hierarchical, tree-like data into the continuous space. Moving forward, section 3 sheds light on the data at hand. Section 4 discusses the methods employed introducing the notion of hyperbolic distance as a similarity measure for RS and formulating two content-based models using said hyperbolic distance. For evaluation purposes, a conventional model is formulated to serve as a benchmark. Section 5 analyses the results of this investigation. Finally, section 6 discusses the conclusions we draw from this work, as well as suggestions for future research.</text:p>
          </table:table-cell>
        </table:table-row>
        <table:table-row table:style-name="ro8">
          <table:table-cell office:value-type="float" office:value="2106.0772" calcext:value-type="float">
            <text:p>2106.0772</text:p>
          </table:table-cell>
          <table:table-cell office:value-type="string" calcext:value-type="string">
            <text:p>data, code</text:p>
          </table:table-cell>
          <table:table-cell office:value-type="float" office:value="156" calcext:value-type="float">
            <text:p>156</text:p>
          </table:table-cell>
          <table:table-cell table:number-columns-repeated="2"/>
          <table:table-cell office:value-type="string" calcext:value-type="string">
            <text:p>Instead of learning the representation of ICD-9 code from our data, we resort to a transfer learning approach by relying on pre-trained Poincaré embeddings provided by [17]. In particular, they used the diagnostic hierarchy of ICD-9 vocabulary in the Unified Medical Language System Metathesaurus (UMLS) to retrieve Poincaré embeddings of medical concepts within the ICD-9 hierarchy. This method results in unique hyperbolic embeddings of medical concepts (identified by the CUI, i.e. Concept Unique Identifier) available in different levels of dimensionality (10, 20, 50 or 100d). We choose the 100d embeddings for our model, as [2] indicates that while Poincaré embeddings already perform well in low dimensions, their performance seems to further increase with dimensionality. Notably, the transfer learning approach allows us to adapt the meaningful medical knowledge from a different health context.</text:p>
          </table:table-cell>
        </table:table-row>
        <table:table-row table:style-name="ro3">
          <table:table-cell office:value-type="float" office:value="2106.0772" calcext:value-type="float">
            <text:p>2106.0772</text:p>
          </table:table-cell>
          <table:table-cell office:value-type="string" calcext:value-type="string">
            <text:p>data, code</text:p>
          </table:table-cell>
          <table:table-cell office:value-type="float" office:value="158" calcext:value-type="float">
            <text:p>158</text:p>
          </table:table-cell>
          <table:table-cell table:number-columns-repeated="2"/>
          <table:table-cell office:value-type="string" calcext:value-type="string">
            <text:p>As such, this paper aims to investigate the possibility of adding such a medical personalisation dimension to the HRS by incorporating complex, domain-specific knowledge into the underlying model. More specifically, we propose a content-based RS for patient-doctor matchmaking built on real data from a leading European private healthcare provider. Patients’ historical health records, as indicated by the ICD-9 codes1 serve as the main source of domain knowledge. However, the use of ICD-9 code for encoding patients’ health conditions faces a series of practical implementation problems. Chief among those is the structure of the data itself, as in nature ICD codes are encoded as hierarchical, tree-like structures that are hard to be embedded into the continuous space necessary for most ML models. Nevertheless, recent works [2,3] proposing hyperbolic embeddings for learning hierarchical representations appear to provide a bypass for this issue.</text:p>
          </table:table-cell>
        </table:table-row>
        <table:table-row table:style-name="ro5">
          <table:table-cell office:value-type="float" office:value="2106.0772" calcext:value-type="float">
            <text:p>2106.0772</text:p>
          </table:table-cell>
          <table:table-cell office:value-type="string" calcext:value-type="string">
            <text:p>data, dataset provided</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6.0772" calcext:value-type="float">
            <text:p>2106.0772</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Ultimately, since the pre-trained hyperbolic embeddings are only available in UMLS and not directly available for ICD-9 codes of our dataset, a mapping between UMLS and ICD-9 is needed. As a matter of fact, this process requires a multi-stage mapping,</text:p>
          </table:table-cell>
        </table:table-row>
        <table:table-row table:style-name="ro7">
          <table:table-cell office:value-type="float" office:value="2106.0772" calcext:value-type="float">
            <text:p>2106.0772</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hile further analysis of the detailed mathematics of Poincaré embeddings, as laid out in [2], [3] and [17], are beyond the scope of this paper, we instead consider an actual use-case of Poincaré embeddings relevant to this work. For instance, [17] perform representation learning tasks for a variety of datasets, most of which related to NLP. In light of the given topic, however, their work on embeddings of the UMLS diagnostic hierarchy from ICD-9 vocabularies is of particular interest as they provide the very domain-specific knowledge needed for the proposed model.</text:p>
          </table:table-cell>
        </table:table-row>
        <table:table-row table:style-name="ro12">
          <table:table-cell office:value-type="float" office:value="2106.0772" calcext:value-type="float">
            <text:p>2106.0772</text:p>
          </table:table-cell>
          <table:table-cell office:value-type="string" calcext:value-type="string">
            <text:p>dataset, code, data</text:p>
          </table:table-cell>
          <table:table-cell office:value-type="float" office:value="87" calcext:value-type="float">
            <text:p>87</text:p>
          </table:table-cell>
          <table:table-cell table:number-columns-repeated="2"/>
          <table:table-cell office:value-type="string" calcext:value-type="string">
            <text:p>Figure 2 provides an overview of the data flow. While the SNOMED CT were used to link the CUI with ICD-9 in order to establish a unique Poincaré embedding of each available ICD-9 code, the core dataset itself needed to be filtered for patients that have an ICD-9 record, as well. Consequently, this process reduced the original size of the dataset substantially, such that a dataset of 33k patients and 223 doctors with more than 166k interactions between them remain.</text:p>
          </table:table-cell>
        </table:table-row>
        <table:table-row table:style-name="ro4">
          <table:table-cell office:value-type="float" office:value="2106.0772" calcext:value-type="float">
            <text:p>2106.0772</text:p>
          </table:table-cell>
          <table:table-cell office:value-type="string" calcext:value-type="string">
            <text:p>dataset, code, data</text:p>
          </table:table-cell>
          <table:table-cell office:value-type="float" office:value="119" calcext:value-type="float">
            <text:p>119</text:p>
          </table:table-cell>
          <table:table-cell table:number-columns-repeated="2"/>
          <table:table-cell office:value-type="string" calcext:value-type="string">
            <text:p>The dataset used in this work was provided by a leading European private heath network operating 18 hospitals or clinic centres across the country. Typically, data can be divided into three categories: 1) patients’ demographic information, such as gender, age and home locations, and this information is further enriched with health records in the form of the ICD-9 code for inpatients, i.e. patients who stay at the hospital while under treatment; and 2) doctors’ demographic and professional information, such as gender, age and the hospital they are working at and 3) the interactions between patients and doctors according to their consultation history.</text:p>
          </table:table-cell>
        </table:table-row>
        <table:table-row table:style-name="ro14">
          <table:table-cell office:value-type="float" office:value="2106.0772" calcext:value-type="float">
            <text:p>2106.0772</text:p>
          </table:table-cell>
          <table:table-cell office:value-type="string" calcext:value-type="string">
            <text:p>dataset, data</text:p>
          </table:table-cell>
          <table:table-cell office:value-type="float" office:value="25" calcext:value-type="float">
            <text:p>25</text:p>
          </table:table-cell>
          <table:table-cell table:number-columns-repeated="2"/>
          <table:table-cell office:value-type="string" calcext:value-type="string">
            <text:p>Fig. 2. Data diagram describing the describing the data sources, as well as the necessary mapping steps between terminologies and datasets.</text:p>
          </table:table-cell>
        </table:table-row>
        <table:table-row table:style-name="ro36">
          <table:table-cell office:value-type="float" office:value="2106.0772" calcext:value-type="float">
            <text:p>2106.0772</text:p>
          </table:table-cell>
          <table:table-cell office:value-type="string" calcext:value-type="string">
            <text:p>dataset, data, benchmark</text:p>
          </table:table-cell>
          <table:table-cell office:value-type="float" office:value="194" calcext:value-type="float">
            <text:p>194</text:p>
          </table:table-cell>
          <table:table-cell table:number-columns-repeated="2"/>
          <table:table-cell office:value-type="string" calcext:value-type="string">
            <text:p>Figure 3 illustrates the performance of the three suggested models regarding HR and p. While the patient ICD-similarity model is apparently not able to add substantial value scoring even slightly below the benchmark model, the doctor ICD-similarity model does, indeed, outperform the benchmark model. In fact, this allows for two major conclusions in light of the theoretical considerations in the sections above: First, hyperbolic averaging appears to be a viable method for feature averaging of Poincaré embeddings considering the substantial number of different patients and diseases doctors treat. This is insofar noteworthy, as one might reasonably assume that the more disease embeddings are being averaged, the less meaningful they become. Yet, the resulting averaged embeddings are evidently still capable of setting apart doctors fairly well. And second, the Poincaré embeddings – despite not having been trained on this dataset – can add value to this HRS. As such, these two findings show that Poincaré entity embeddings of hierarchical data are a powerful framework to help incorporate complex domain knowledge into a ML application in the healthcare sector.</text:p>
          </table:table-cell>
        </table:table-row>
        <table:table-row table:style-name="ro13">
          <table:table-cell office:value-type="float" office:value="2106.0772" calcext:value-type="float">
            <text:p>2106.0772</text:p>
          </table:table-cell>
          <table:table-cell office:value-type="string" calcext:value-type="string">
            <text:p>dataset, dataset provided</text:p>
          </table:table-cell>
          <table:table-cell office:value-type="float" office:value="140" calcext:value-type="float">
            <text:p>140</text:p>
          </table:table-cell>
          <table:table-cell table:number-columns-repeated="2"/>
          <table:table-cell office:value-type="string" calcext:value-type="string">
            <text:p>As discussed in section 3, the ICD-9 information per patient from the core dataset has been enriched with the Poincaré embeddings provided by [17]. Since many patients have been admitted with more than one disease throughout their individual medical history, naturally, the majority of patients have multiple ICD-9 entries. Therefore, in order to determine a unique embedding per patient and per doctor, multiple entries need to be averaged. Due to the specific properties of the hyperbolic space, however, the usual Euclidean mean is not applicable and thus a generalisation is needed. In hyperbolic geometry, the averaging of feature vectors is done by using the Einstein midpoint [20]. The Einstein midpoint takes its simplest form in Klein coordinates and is defined as follows:</text:p>
          </table:table-cell>
        </table:table-row>
        <table:table-row table:style-name="ro36">
          <table:table-cell office:value-type="float" office:value="2106.0772" calcext:value-type="float">
            <text:p>2106.0772</text:p>
          </table:table-cell>
          <table:table-cell office:value-type="string" calcext:value-type="string">
            <text:p>retrieve, code, data</text:p>
          </table:table-cell>
          <table:table-cell office:value-type="float" office:value="210" calcext:value-type="float">
            <text:p>210</text:p>
          </table:table-cell>
          <table:table-cell table:number-columns-repeated="2"/>
          <table:table-cell office:value-type="string" calcext:value-type="string">
            <text:p>While the results of this preliminary investigation in this field are promising in principle, a set of limitations remains to be resolved in the future work. Firstly, since the proposed models are purely CB in nature, they neglect valuable information that can be retrieved from patient-doctor interaction data. Further research on a hybrid RS leveraging both interaction data and ICD-9 embeddings is a viable approach. Secondly, data consistency remains a persistent issue with a substantial portion of available data lost due to insufficient mapping between terminologies. As has been stressed before, transferability between terminologies is paramount to the further growth of AI in healthcare and healthcare analytics. Hence, the healthcare industry should continue to foster collaboration among different standardization initiatives such as SNOMED CT, UMLS, ICD, etc. Similar to the need of improved data consistency in the healthcare sector in general, healthcare service providers, in specific, need to drive digitization in their industry to improve the data quality as well. For instance, instead of collecting ICD information only for inpatients, all patients should be assigned with a diagnostic code in order to increase the scalability of ML solutions.</text:p>
          </table:table-cell>
        </table:table-row>
        <table:table-row table:style-name="ro2">
          <table:table-cell office:value-type="float" office:value="2106.0772" calcext:value-type="float">
            <text:p>2106.0772</text:p>
          </table:table-cell>
          <table:table-cell office:value-type="string" calcext:value-type="string">
            <text:p>retrieve, data</text:p>
          </table:table-cell>
          <table:table-cell office:value-type="float" office:value="45" calcext:value-type="float">
            <text:p>45</text:p>
          </table:table-cell>
          <table:table-cell table:number-columns-repeated="2"/>
          <table:table-cell office:value-type="string" calcext:value-type="string">
            <text:p>2 <text:s/>SNOMED CT refers to Systematized NOmenclature of MEDicine Clinical Terms that is used to encode healthcare terminology for electronic health records. All UMLS data including SNOMED CT and CUIs have been retrieved from the US National Library of Medicine (NLM).</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1: Log-Log plots of the best ﬁts for the mean and standard deviation of the number of particles in two-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2: Log-Log plots of the best ﬁts for the mean and standard deviation of the number of particles in three-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3: Log-Log plots of the best ﬁts for the mean and standard deviation of the number of particles in model-I. The data indicate that E(pI [0.297, 0.357], n)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4: Log-Log plots of the best ﬁts for the mean and standard deviation of the number of particles in model-II. The data indicate that E(pII [0.217, 0.251], n )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5: Log-Log plots of the best ﬁts for the mean and standard deviation of the number of particles in model-III. The data indicate that E(pIII [0.360, 0.367], n ) c</text:p>
          </table:table-cell>
        </table:table-row>
        <table:table-row table:style-name="ro15" table:visibility="filter">
          <table:table-cell office:value-type="float" office:value="2106.12265" calcext:value-type="float">
            <text:p>2106.122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1. Cheng, J., Zhang, J., Han, Y., Wang, X., Ye, X., Meng, Y., Parwani, A., Han, Z., Feng, Q., Huang, K.: Integrative analysis of histopathological images and genomic data predicts clear cell renal cell carcinoma prognosis. Cancer Research 77(21), e91–e100 (2017). https://doi.org/10.1158/0008-5472.CAN-17-0313</text:p>
          </table:table-cell>
        </table:table-row>
        <table:table-row table:style-name="ro5" table:visibility="filter">
          <table:table-cell office:value-type="float" office:value="2106.12265" calcext:value-type="float">
            <text:p>2106.1226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1 School of Computer Science and Technology, Xi’an Jiaotong University, Xi’an, Shaanxi 710049, China 2 National Engineering Lab for Big Data Analytics, Xi’an Jiaotong University, Xi’an, Shaanxi 710049, China 3 Department of Pathology, the First Aﬃliated Hospital of Xi’an Jiaotong University, Xi’an, 710061, China 4 School of Mathematics and Statistics, Xi’an Jiaotong University, Xi’an, Shaanxi 710049, China gzy4119105156@stu.xjtu.edu.cn</text:p>
          </table:table-cell>
        </table:table-row>
        <table:table-row table:style-name="ro43">
          <table:table-cell office:value-type="float" office:value="2106.12265" calcext:value-type="float">
            <text:p>2106.12265</text:p>
          </table:table-cell>
          <table:table-cell office:value-type="string" calcext:value-type="string">
            <text:p>data available, data https, code, dataset, github, source code, code available</text:p>
          </table:table-cell>
          <table:table-cell office:value-type="float" office:value="137" calcext:value-type="float">
            <text:p>137</text:p>
          </table:table-cell>
          <table:table-cell table:number-columns-repeated="2"/>
          <table:table-cell office:value-type="string" calcext:value-type="string">
            <text:p>The pRCC subtyping dataset comprised 171 diagnostic whole slide images (WSI) from 171 patients (scanned at 40x), of which 62 of type 1, 109 of type 2. These WSIs are downloaded from KIRP project of TCGA and re-diagnosed by two experienced pathologists. The pathologists have selected a total of 1162 (613 vs. 549) ROIs in 2000 × 2000 size, approximately 10 ROIs for every type 1 case, 5 for type 2. We randomly divide the dataset into three subsets in patientlevel, training (60%), validation (20%), and testing (20%) set. This dataset and source code of our work are available at: https://dataset.chenli.group/ home/prcc-subtyping and https://github.com/ZeyuGaoAi/Instance_based_ Vision_Transformer.</text:p>
          </table:table-cell>
        </table:table-row>
        <table:table-row table:style-name="ro13">
          <table:table-cell office:value-type="float" office:value="2106.12265" calcext:value-type="float">
            <text:p>2106.12265</text:p>
          </table:table-cell>
          <table:table-cell office:value-type="string" calcext:value-type="string">
            <text:p>data, data https</text:p>
          </table:table-cell>
          <table:table-cell office:value-type="float" office:value="133" calcext:value-type="float">
            <text:p>133</text:p>
          </table:table-cell>
          <table:table-cell table:number-columns-repeated="2"/>
          <table:table-cell office:value-type="string" calcext:value-type="string">
            <text:p>Acknowledgements. This work has been supported by National Natural Science Foundation of China (61772409); This work has been supported by the National Key Research and Development Program of China (2018YFC0910404); The consulting research project of the Chinese Academy of Engineering (The Online and Oﬄine Mixed Educational Service System for “The Belt and Road” Training in MOOC China); Project of China Knowledge Centre for Engineering Science and Technology; The innovation team from the Ministry of Education (IRT 17R86); and the Innovative Research Group of the National Natural Science Foundation of China (61721002). The results shown here are in whole or part based upon data generated by the TCGA Research Network: https://www.cancer.gov/tcga.</text:p>
          </table:table-cell>
        </table:table-row>
        <table:table-row table:style-name="ro11">
          <table:table-cell office:value-type="float" office:value="2106.12265" calcext:value-type="float">
            <text:p>2106.122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7">
          <table:table-cell office:value-type="float" office:value="2106.12265" calcext:value-type="float">
            <text:p>2106.1226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r nuclei segmentation and classiﬁcation, we adopt a nuclei grading dataset introduced in [16], it contains 1000 region of interests (ROIs) that are selected from histopathological images of clear cell RCC (ccRCC) and pRCC. All the tumor nuclei with grade 1, 2, 3, and endothelial nuclei are labeled in these ROIs. Although this dataset is originally proposed for ccRCC, the nuclei grading system (ISUP) used in the annotation is recommended and validated on both ccRCC and pRCC. We only use the images of pRCC from the testing set to evaluate the model performance.</text:p>
          </table:table-cell>
        </table:table-row>
        <table:table-row table:style-name="ro9">
          <table:table-cell office:value-type="float" office:value="2106.12265" calcext:value-type="float">
            <text:p>2106.12265</text:p>
          </table:table-cell>
          <table:table-cell office:value-type="string" calcext:value-type="string">
            <text:p>dataset, database</text:p>
          </table:table-cell>
          <table:table-cell office:value-type="float" office:value="112" calcext:value-type="float">
            <text:p>112</text:p>
          </table:table-cell>
          <table:table-cell table:number-columns-repeated="2"/>
          <table:table-cell office:value-type="string" calcext:value-type="string">
            <text:p>The main diﬀerence between our i-ViT and existing vision Transformer models, such as vision Transformer (ViT) [13], is that our proposed i-ViT only uses instance-level patches, which can learn key features and reduce the computational complexity, while ViT takes all split image patches into account. Meanwhile, we propose to leverage the nuclei grade features by applying the nuclei label embedding. Extensive experiments are conducted on a dataset derived initially from the kidney renal papillary cell carcinoma project of The Cancer Genome Atlas (TCGA-KIRP) database. The experimental results demonstrate that i-ViT achieves better performance than other comparison methods.</text:p>
          </table:table-cell>
        </table:table-row>
        <table:table-row table:style-name="ro24">
          <table:table-cell office:value-type="float" office:value="2106.12265" calcext:value-type="float">
            <text:p>2106.12265</text:p>
          </table:table-cell>
          <table:table-cell office:value-type="string" calcext:value-type="string">
            <text:p>open-source</text:p>
          </table:table-cell>
          <table:table-cell office:value-type="float" office:value="198" calcext:value-type="float">
            <text:p>198</text:p>
          </table:table-cell>
          <table:table-cell table:number-columns-repeated="2"/>
          <table:table-cell office:value-type="string" calcext:value-type="string">
            <text:p>We implement all the methods in experiments with the open-source library Pytorch 1.6 and scikit-learn 0.24.0 on a work-station with four NVIDIA 2080Ti GPUs. For traditional classiﬁers (DT, GBDT), we use the default parameters from scikit-learn. Except for the image-net pre-trained ResNet-34 is used in the ﬁrst comparison method, we do not use any other pre-trained models. For deep models, the adam optimizer is adopted for training, and the maximum epochs are 50. The learning rate is 1.0e-3 initially and decreases to 1.0e-4 after 30 epochs for CNN-ORI and i-ViT, and is 1.0e-2 (1.0e-3 after 30 epochs) for i-ViT-H. Due to the low-dimensional embeddings of i-ViT-H, the number of heads, layers, and hidden dimensions are set to 2, 1, and 32, respectively. For i-ViT, the number of heads, layers, and hidden dimensions are set to 12, 12, and 128, respectively. The input sequence length N is set to 500 for i-ViT-H and i-ViT. A linear warm-up learning rate schedule is used in i-ViT and i-ViT-H for 10 epochs.</text:p>
          </table:table-cell>
        </table:table-row>
        <table:table-row table:style-name="ro15">
          <table:table-cell office:value-type="float" office:value="2106.14361" calcext:value-type="float">
            <text:p>2106.14361</text:p>
          </table:table-cell>
          <table:table-cell office:value-type="string" calcext:value-type="string">
            <text:p>code, source code</text:p>
          </table:table-cell>
          <table:table-cell office:value-type="float" office:value="57" calcext:value-type="float">
            <text:p>57</text:p>
          </table:table-cell>
          <table:table-cell table:number-columns-repeated="2"/>
          <table:table-cell office:value-type="string" calcext:value-type="string">
            <text:p>procedures recommended in (Mikolov et al., 2013), using the original implementation as a reference. As we intended to train on GPU, however, our implementation differs from the original in that we use Stochastic Gradient Descent with varying batch sizes. We provide our source code with the supplementary material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Analysi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3: Median Frequency of each similarity dataset.</text:p>
          </table:table-cell>
        </table:table-row>
        <table:table-row table:style-name="ro12">
          <table:table-cell office:value-type="float" office:value="2106.14361" calcext:value-type="float">
            <text:p>2106.14361</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ﬁgure 1, we see that WORD2BOX outperforms WORD2VEC more signiﬁcantly with less common words. In order to investigate further, we selected four datasets (RW-Stanford (rare words), Simelex-999, SimVerb-3500,WS-353 (Rel)), truncated them at a frequency threshold, and calculated the correlation for different levels of this thresh Figure 1: This plot depicts the gain in correlation score for WORD2BOX against WORD2VEC is much higher for the low and mid frequency range.</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old. In Figure 2, we demonstrate how the performance gap between WORD2BOX and WORD2VEC changes as increasing amount frequent words are added to these similarity datasets. We posit that the geometry of box embeddings is more ﬂexbile in the way it handles sets of mutually disjoint words (such as rare words) which all co-occur with a more common word. Boxes have exponentially many corners, relative to their dimension, allowing extreme ﬂexbility in the possible arrangements of intersection to achieve complicated co-occurrance models.</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primarily evaluate our method on several word similarity benchmarks: SimLex-999 (Hill et al., 2015), WS-353 (Finkelstein et al., 2001), YP-130 (Yang and Powers, 2006), MEN (Bruni et al., 2014), MC-30 (Miller and Charles, 1991), RG-65 (Rubenstein and Goodenough, 1965), VERB-143 (Baker et al., 2014), Stanford RW (Luong et al., 2013), Mturk-287 (Radinsky et al., 2011) and Mturk-771 (Halawi et al., 2012). These datasets consist of pairs of words (both noun and verb pairs) that are annotated by human evaluators for semantic similarity and relatedness.</text:p>
          </table:table-cell>
        </table:table-row>
        <table:table-row table:style-name="ro6">
          <table:table-cell office:value-type="float" office:value="2106.14361" calcext:value-type="float">
            <text:p>2106.14361</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In table 1 we compare the WORD2BOX and WORD2VEC models which had the lowest loss at the end of training. We observe that WORD2BOX outperforms WORD2VEC (as well as the results reported by other baselines) in the majority of the word similarity tasks. We outperform WORD2VEC by a large margin in Stanford RW and YP-130, which are the rare-word datasets for noun and verb respectively. Noticing this effect, we enumerated the frequency distribution of each dataset. The datasets fall in different sections of the frequency spectrum, e.g., Stanford RW (Luong et al., 2013) only contains rare words which make its median frequency to be 5,683, where as WS-353 (Rel) (Finkelstein et al., 2001) contains many more common words, with a median frequency of 64,490. We also observe that we we achieve a much better score on other datasets which have low to median frequency words, e.g. MC-30, MEN-Tr-3K, and RG-65, all with median frequency less than 25k. The order they appear in the table and the subsequent plots is lowest to highest frequency, left to right. Please refer to Appendix B for details.</text:p>
          </table:table-cell>
        </table:table-row>
        <table:table-row table:style-name="ro31" table:visibility="filter">
          <table:table-cell office:value-type="float" office:value="2107.04346" calcext:value-type="float">
            <text:p>2107.04346</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basic idea behind normalizing ﬂows is to transform a known and tractable probability space into a more complex one. Mathematically, a probability space (Z, AZ, PZ) is composed of a set Z equipped with a σ-algebra and a probability measure PZ. In the target space (X, AX , Pdata), only the set and σ-algebra are ﬁxed, and the data distribution Pdata is unknown. For simplicity, we only consider open subsets of Rn and trace σ-algebras of the Lebesgue algebra L in the following, i.e., AZ = L(Z) and AX = L(X). The trace σ-Algebra is a restricted σ-Algebra on a subset deﬁned by L(Z) := {A ∩ Z | A ∈ L}. Besides, we assume that the distribution PZ is absolutely continuous w.r.t. the n-dimensional Lebesgue measure λn, i.e., λn-null sets have a PZ-probability of zero. Therefore, the existence of a probability density pZ follows by Radon-Nikodym’s theorem (Bogachev, 2006, Sec. 3.2). For more information on</text:p>
          </table:table-cell>
        </table:table-row>
        <table:table-row table:style-name="ro7">
          <table:table-cell office:value-type="float" office:value="2107.0496" calcext:value-type="float">
            <text:p>2107.0496</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Crisfield, Remmers, and Verhoosel (2012), among others, all have made major impacts on FEM educations and applications. Among all these FEM monographs and textbooks, the book by Zienkiewicz and Taylor or Zienkiewicz, Taylor, and Zhu probably has had most impacts on FEM technology popularization, which may be because R. L. Taylor wrote a FEM research computer program code named FEAP, which was placed in the appendix of that book, providing an immediate guidance on hands-on experience of implementing FEM for the readers.</text:p>
          </table:table-cell>
        </table:table-row>
        <table:table-row table:style-name="ro9">
          <table:table-cell office:value-type="float" office:value="2107.0496" calcext:value-type="float">
            <text:p>2107.049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II. The mid 1960s saw rapid developments in finite element method research and applications. As TJR Hughes recalled, “I first heard the words ‘the Finite Element Method’ in 1967 – which changed my life. I started to read everything that was available and convinced my boss to start the Finite Element Method Development Group, which he did. Dr. Henno Allik was Group Leader, and I was in the Group, then we added programmers. In one year, we had a 57,000-line code, GENSAM (General Structural Analysis and Matrix Program, or something like that). That was 1969, and the code was continually developed thereafter and may still be in development and use at GD/Electric Boat and General Atomics, originally a division of General Dynamics.”</text:p>
          </table:table-cell>
        </table:table-row>
        <table:table-row table:style-name="ro17">
          <table:table-cell office:value-type="float" office:value="2107.0496" calcext:value-type="float">
            <text:p>2107.0496</text:p>
          </table:table-cell>
          <table:table-cell office:value-type="string" calcext:value-type="string">
            <text:p>code</text:p>
          </table:table-cell>
          <table:table-cell office:value-type="float" office:value="261" calcext:value-type="float">
            <text:p>261</text:p>
          </table:table-cell>
          <table:table-cell table:number-columns-repeated="2"/>
          <table:table-cell office:value-type="string" calcext:value-type="string">
            <text:p>It is also worth mentioning that in 1963, I.T. Oden, a senior structural engineering in the research and development division of General Dynamics Corporation at Fort Worth at the time, wrote a 163-page comprehensive technical report with G.C. Best, in which they developed a long list of solid and structure finite elements. including tetrahedral element, hexahedral element, thin plate element, thick plate element, plate element with stringers or stiffeners, composite sandwich plate elements, and shallow shell elements (Best and Oden (1963)). In fact, Oden and Best wrote one of the first general purpose finite element computer codes at the time. The Fortran FEM code developed by Oden and Best had an element library that includes elements for 3D elasticity, 2D plane elasticity, 3D beam and rod elements, composite layered plate and shell elements, and elements for general composite materials. Their work also included hybrid methods and stress based FEMs, which may be even earlier than those of Pian (Pian (1964)). Moreover, Oden and Best’s FEM code is also able to handle FEM eigenvalue modal analysis, and numerical integrations over triangle and tetrahedra elements, and it had linear system solvers for general FEM static analysis that were among the most effective at that time. This FEM computer code was used for many years in aircraft analysis and design in the aerospace and defense industry.</text:p>
          </table:table-cell>
        </table:table-row>
        <table:table-row table:style-name="ro41">
          <table:table-cell office:value-type="float" office:value="2107.0496" calcext:value-type="float">
            <text:p>2107.0496</text:p>
          </table:table-cell>
          <table:table-cell office:value-type="string" calcext:value-type="string">
            <text:p>code, open-source</text:p>
          </table:table-cell>
          <table:table-cell office:value-type="float" office:value="264" calcext:value-type="float">
            <text:p>264</text:p>
          </table:table-cell>
          <table:table-cell table:number-columns-repeated="2"/>
          <table:table-cell office:value-type="string" calcext:value-type="string">
            <text:p>The development of finite element software technology started in the 1960s. In 1963, E.L. Wilson and R. Clough developed a structural mechanics FEM code called Symbolic Matrix Interpretive System, SMIS, and then Wilson initiated and developed a general-purpose static and dynamic Structural Analysis Program, SAP. In late 1960s and the early 1970s, KJ. Bathe developed nonlinear FEM code ADINA based on SAP IV and NONSAP. Today, the brand name SAP2000 has become synonymous with the state-of-the-art finite element structural analysis and design methods since its introduction over 55 years ago. At the same period, NASA developed its own FEM code called NASTRAN. About the same time in late 1960s, J. Swanson asked his employer Westinghouse to develop FEM computer code, and his suggestion was rejected, and then he left the company and developed the initial ANSYS FEM code. Several years later, J.O. Hallquist at Lawrence Livermore National Laboratory also developed a 3D nonlinear FEM code called DYNA3D, which later evolved to LS-DYNA. By the end of 1990s and early 2000s, and FEM software industry has become a multi-billion-dollar business. There were several household finite element software company names such as ANSYS, ABAQUS, ADINA, LS-DYNA, NASTRAN, COMSOL Multiphysics, CSI, among others. Today, there are also a plethora of open-source FEM software available online, such as FreeFEM, OpenSees, Elmer, FEBio, FEniCS Project, DUNE, among some others.</text:p>
          </table:table-cell>
        </table:table-row>
        <table:table-row table:style-name="ro23" table:visibility="filter">
          <table:table-cell office:value-type="float" office:value="2107.0496" calcext:value-type="float">
            <text:p>2107.049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machine learning data-driven finite element methods, call Self-consistent Clustering Analysis (SCA), by Z. Liu et al. (2016, 2018).</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cientific and engineering problems typically fall under three categories: (1) problems with abundant data but undeveloped or unavailable scientific principles, (2) problems that have limited data and limited scientific knowledge, and (3) problems that have known scientific principles with uncertain parameters, with possible high computational load (Saha et al., 2021). In essence, mechanistic data science (MDS) mimics the way human civilization has discovered solutions to difficult and unsolvable problems from the beginning of time. Instead of heuristics, MDS uses</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principles, and thus suffer from numerical instability. In early 1970s, I. Babuska and F. Brezzi discovered their groundbreaking the results, known Babuska-Brezzi condition, or the LBB condition, giving tribute to O. Ladyzhenskya --- a Russian female mathematician, who provided the early insight of this problem. The so-called LBB condition, or the inf-sup condition, provides a sufficient condition for a saddle point problem to have a unique solution that depends continuously on the input data; thus, it provides a guideline to construct shape functions for the mixed variational principle-based finite element method.</text:p>
          </table:table-cell>
        </table:table-row>
        <table:table-row table:style-name="ro4" table:visibility="filter">
          <table:table-cell office:value-type="float" office:value="2107.0496" calcext:value-type="float">
            <text:p>2107.049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HiDeNN). Specifically, the authors demonstrated the construction of a few classes of deep learning interpolation functions, such as the reproducing kernel particle method (RKPM), nonuniform rational B-spline (NURBS), and isogeometric analysis (IGA), among other approximation techniques. Saha et al. (2021) generalized HiDeNN to a unified Artificial intelligence (AI)-framework, called HiDeNN-AI. HiDeNN-AI can assimilate many data-driven tools in an appropriate way, which provides a general approach to solve challenging science and engineering problems with little or no available physics as well as with extreme computational demand.</text:p>
          </table:table-cell>
        </table:table-row>
        <table:table-row table:style-name="ro24" table:visibility="filter">
          <table:table-cell office:value-type="float" office:value="2107.0496" calcext:value-type="float">
            <text:p>2107.049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M. Ortiz and his group at Caltech developed data-driven finite elements for dynamics and noise data. J.-S. Chen and his co-workers have developed a physics-constrained data-driven RKPM method based on locally convex reconstruction for noisy databases (He and Chen 2020). S. Li and his group at UC-Berkeley utilized finite element solution generated data to develop a machine learning based inverse solution to predict pre-crash data of car collision. Bessa et al., (2017) proposed a data-driven framework to address the longstanding challenge of a two-scale analysis and design of materials under uncertainty applicable to problems that involve unacceptable computational expense when solved by standard FEM analysis of representative volume elements. The paper defined a framework that incorporates the SCA method to build large databases suitable for machine learning. The authors believe that this will open new avenues to finding innovative materials with new capabilities in an era of high-throughput computing (“bigdata”).</text:p>
          </table:table-cell>
        </table:table-row>
        <table:table-row table:style-name="ro35" table:visibility="filter">
          <table:table-cell office:value-type="float" office:value="2107.0496" calcext:value-type="float">
            <text:p>2107.049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model reduction methods meets the urgent demand in the industry for fast and nearly real time simulations of engineering problems, such as online dynamic system control, structural health monitoring, vehicle health monitoring, on-line advanced manufacturing feedback control, automated driving controls and decisions, etc. Such applications usually require an intensive interaction between sensors, control algorithms, and simulation tools. Practical optimal control may require a reliable prediction within the range of milli- or sub-milli-second. Reducing the computation cost of simulations has been one of the major motivations for developing model reduction methods. Other reduced order modeling related topics are the feature engineering and data analytics, which constitute an extensive literature in field of machine learning. Thus, the reduced order modeling and the machine learning have intrinsic connections. Developing reduced order machine learning methods may enable physics-data combined models that can overcome the current bottleneck in model reduction methods and purely data-driven machine learning approaches.</text:p>
          </table:table-cell>
        </table:table-row>
        <table:table-row table:style-name="ro44" table:visibility="filter">
          <table:table-cell office:value-type="float" office:value="2107.0496" calcext:value-type="float">
            <text:p>2107.0496</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 Journal of engineering mechanics, 113(1), pp.89-105. Beirão da Veiga, L., Brezzi, F., Cangiani, A., Manzini, G., Marini, L.D. and Russo, A. (2013). Basic principles of virtual element methods. Mathematical Models and Methods in Applied Sciences, 23(01), 199-214. Beirão da Veiga, L., Brezzi, F., Marini, L.D. 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 Physical review letters, 92(24), p.245510. Karma, A., Kessler, D.A. and Levine, H. (2001). Phase-field model of mode III dynamic fracture. Physical Review Letters, 87(4), 045501. 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text:p>
          </table:table-cell>
        </table:table-row>
        <table:table-row table:style-name="ro34" table:visibility="filter">
          <table:table-cell office:value-type="float" office:value="2107.0496" calcext:value-type="float">
            <text:p>2107.049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 Engineering Fracture Mechanics, 77(18), 3625-3634. Ladev`eze, P. (1985). New algorithms: mechanical framework and development (in French). Technical Report 57, LMT-Cachan. Lax, P. (1993). ``Kang Feng,’’ SIAM News 26(11) page VII-VIII. Li, H., Kafka, O.L., Gao, J., Yu, C., Nie, Y., Zhang, L., Tajdari, M., Tang, S., Guo, X., Li, G. and Tang, S. (2019). Clustering discretization methods for generation of material performance databases in machine learning and design optimization. Computational Mechanics, 64(2), 281-305. Li, S., Liu, W.K., Rosakis, A.J., Belytschko, T. and Hao, W. (2002). Mesh-free Galerkin simulations of dynamic shear band propagation and failure mode transition. International Journal of solids and structures, 39(5),1213-1240.</text:p>
          </table:table-cell>
        </table:table-row>
        <table:table-row table:style-name="ro18"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Bischoff, M. and Ramm, E. (1998). Shear deformable shell elements for large strains and rotations. International Journal for Numerical Methods in Engineering, 40(23),4427-4449. Borden, M.J., Verhoosel, C.V., Scott, M.,A., Hughes, T.J., and Landis, C.M. (2012). A phase-field description of dynamic brittle fracture. Computer Methods in Applied Mechanics and Engineering, 217, 77-95. Botkin, M.E. (1982). Shape optimization of plate and shell structures. AIAA Journal, 20(2), 268273. Bramble JH, Nitsche JA, Schatz AH. (1975). Maximum-norm interior estimates for Ritz-Galerkin methods. Mathematics of Computation. 29(131), 677-88. Brocca, M. and Bažant, Z.P. (2001). Size effect in concrete columns: finite-element analysis with microplane model. Journal of Structural Engineering, 127(12), pp.1382-1390. Brooks, A.N. and Hughes, T.J. (1982). Streamline upwind/Petrov-Galerkin formulations for convection dominated flows with particular emphasis on the incompressible Navier-Stokes’s equations. Computer methods in applied mechanics and engineering, 32(1-3), 199-259. 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text:p>
          </table:table-cell>
        </table:table-row>
        <table:table-row table:style-name="ro40"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Hughes, T.J., Liu, W.K. and Zimmermann, T.K., (1981). Lagrangian-Eulerian finite element formulation for incompressible viscous flows. Computer methods in applied mechanics and engineering, 29(3), 329-349. Hughes, T.J., Mallet, M. and Akira, M. (1986). A new finite element formulation for computational in applied mechanics and fluid dynamics: engineering, 54(3), pp.341-355. Hughes, T.J., Franca, L.P. and Mallet, M. (1986). A new finite element formulation for computational fluid dynamics: I. Symmetric forms of the compressible Euler and Navier-Stokes equations and the second law of thermodynamics. Computer methods in applied mechanics and engineering, 54(2), pp.223-234. Hughes, TJR, Franca, LP, and Balestra, M. (1986). A new finite element formulation for computational fluid dynamics: V. Circumventing the Babuška-Brezzi condition: A stable PetrovGalerkin equal-order interpolations." Computer Methods in Applied Mechanics and Engineering 59(1), 85-99. Hughes, T.J. (1995). Multiscale phenomena: Green's functions, the Dirichlet-to-Neumann formulation, subgrid scale models, bubbles and the origins of stabilized methods. 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 Elastic crack growth in finite elements with minimal remeshing, International journal for numerical methods in engineering, 45(5), 601-620. Belytschko, T., Liu, W.K., Moran, B. and Elkhodary, K. (2013). Nonlinear finite elements for continua and structures, John Wiley &amp; sons. Bennett, J.A. and Botkin, M.E. (1985). Structural shape optimization with geometric description and adaptive mesh refinement. AIAA journal, 23(3), 458-464. Berkooz, G., Holmes, P., &amp; Lumley, J. L. (1993). The proper orthogonal decomposition in the analysis of turbulent flows. Annual review of fluid mechanics, 25(1), 539-575. Bessa, M.A., Bostanabad, R., Liu, Z., Hu, A., Apley, D.W., Brinson, C., Chen, W. and Liu, W.K. (2017), A framework for data-driven analysis of materials under uncertainty: Countering the curse of dimensionality. Computer Methods in Applied Mechanics and Engineering, 320, 633-667. Best, G. and Oden, J. (1963). Stiffness matrices for shell-type structures, Research &amp; Engineering Department, General Dynamics, Fort Worth. Birkhoff, G. (1969). Piecewise bicubic interpolation and approximation in polygons, in approximations with special emphasis on spline functions, edited by I. J Shoenberg, Academic Press, New York, 85-121.</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 International Journal for Numerical Methods in Engineering, 98(9), 625-662. Feng, K. (1965). Variational principle-based finite difference formulation, Applied and Computational Mathematics, 2(4), 238-262 (in Chinese), <text:s/>Fish, J. (1992). The s-version of the finite element method. Computers &amp; Structures, 43(3), 539547. Fish, J., Shek, K., Pandheeradi, M. and Shephard, M.S. (1997). Computational plasticity for composite structures based on mathematical homogenization: Theory and practice. Computer methods in applied mechanics and engineering, 148(1-2), 53-73. Fleming, M, Chu, Y.A., Moran, B., and Belytschko, T. (1997). Enriched Element-Free Galerkin Methods for Crack Tip Fields. International Journal for Numerical Methods in Engineering, 40, 1483-1504. Gao, J. (2020) Multiscale Modeling of Composite Laminate Structures: a Pathway Towards Predictive Science and Engineering, PhD dissertation, Northwestern University.</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 Dvorak, G.J., Wafa, A.M. and Bahei-El-Din, Y.A. (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 Approximation by superpositions of a sigmoidal function, Mathematics of Control, Signals and Systems 2 (4), 303–314. Chen, J.S., Wu, C.T., Yoon, S. and You, Y. (2001). A stabilized conforming nodal integration for Galerkin mesh‐free methods. 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Babushka, I. and Aziz, AK. (1972). Survey Lectures on the Mathematical Foundation of the Finite Element Method", Aziz, AK. (Ed.) The Mathematical Foundation of the Finite Element Method with Applications to Partial Differential Equations, Academic Press, N.Y. 5-359. Babuska, I. Oden, TJ. And Lee, JK. (1977). Mixed-Hybrid Finite Element Approximations of Second-Order Elliptic Boundary-Value Problems, Computer Methods in Applied Mechanics and Engineering, 11, 175-206. Babuska, I. (1971). Error bounds for the finite element method, Numerische Math.,16, 322-333. Babuska, I., Szabo, B.A., and Kat, I.N. (1981). The p-Version of the Finite Element Method, SIAM J. Numer. Anl., 18, 515-544. Babuska, I., Szabo, BA., and Kat, IN. (1982). On the Rates of Convergence of the Finite Element Method, Int. J. Numer. 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e Borst, R. and Mühlhaus, H.B. (1992). Gradient‐dependent plasticity: formulation and algorithmic aspects. International Journal for Numerical Methods in Engineering, 35(3) 521-539. De Borst, R., Crisfield, M.A., Remmers, J.J. and Verhoosel, C.V. (2012). Nonlinear finite element analysis of solids and structures. John Wiley &amp; Sons. Demkowicz, L., Oden, J.T., Rachowicz, W. and Hardy, O. (1989). Toward a universal hp adaptive finite element strategy, Part 1. Constrained approximation and data structure. Computer Methods in Applied Mechanics and Engineering, 77(1-2), pp.79-112. Demkowicz, L., Oden, J.T. and Rachowicz, W. (1990). A new finite element method for solving compressible Navier-Stokes equations based on an operator splitting method and hp adaptivity. Computer methods in applied mechanics and engineering, 84(3), pp.275-326. 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 Clough, R.W. (1960). The finite element method in plane stress analysis. In Proceedings of 2nd ASCE Conference on Electronic Computation, Pittsburgh Pa., Sept. 8 and 9, 1960. Clough, R.W. (1962) The stress distribution of Norfork Dam. California Univ Berkeley Inst of Engineering Research. Clough, R.W. and Wilson, E.L. (1999). August. Early finite element research at Berkeley. In Fifth US National Conference on Computational Mechanics,1-35. Cottrell, J.A., Hughes, T.J. and Bazilevs, Y., 2009. Isogeometric analysis: toward integration of CAD and FEA. John Wiley &amp; Sons. Courant, R. (1943). Variational methods for the solution of problems of equilibrium and vibrations, Bulletin of the American Mathematical Society. 49, 1–23. De Borst, R. (1991). Simulation of strain localization: a reappraisal of the Cosserat continuum. Engineering computations. 8 (4), 317-332.</text:p>
          </table:table-cell>
        </table:table-row>
        <table:table-row table:style-name="ro7">
          <table:table-cell office:value-type="float" office:value="2107.0496" calcext:value-type="float">
            <text:p>2107.0496</text:p>
          </table:table-cell>
          <table:table-cell office:value-type="string" calcext:value-type="string">
            <text:p>data, database</text:p>
          </table:table-cell>
          <table:table-cell office:value-type="float" office:value="94" calcext:value-type="float">
            <text:p>94</text:p>
          </table:table-cell>
          <table:table-cell table:number-columns-repeated="2"/>
          <table:table-cell office:value-type="string" calcext:value-type="string">
            <text:p>machine learning methods like active deep learning and hierarchical neural network(s) to process input data, extract mechanistic features, reduce dimensions, learn hidden relationships through regression and classification, and provide a knowledge database. The resulting reduced order form can be utilized for design and optimization of new scientific and engineering systems (Liu et. al., 2021). Thus, the new focus of the finite element research has shifted towards the development of machine learning based finite element methods and reduced order models.</text:p>
          </table:table-cell>
        </table:table-row>
        <table:table-row table:style-name="ro17">
          <table:table-cell office:value-type="float" office:value="2107.0496" calcext:value-type="float">
            <text:p>2107.0496</text:p>
          </table:table-cell>
          <table:table-cell office:value-type="string" calcext:value-type="string">
            <text:p>data, database</text:p>
          </table:table-cell>
          <table:table-cell office:value-type="float" office:value="229" calcext:value-type="float">
            <text:p>229</text:p>
          </table:table-cell>
          <table:table-cell table:number-columns-repeated="2"/>
          <table:table-cell office:value-type="string" calcext:value-type="string">
            <text:p>To reduce the FE computational cost, the so-called two-stage data-driven methods have been proposed of which during the offline stage, a data base generated by the finite element methods is first developed, and the final solutions are computed during the online stage. C. Farhat and his group at Stanford University have developed several dimensional reduction of nonlinear finite element dynamic models, including mesh sampling and weighting for the hyper reduction of nonlinear Petrov‐Galerkin reduced‐order models. To further reduce the finite element computational burden, Z. Liu et. al., (2016) applied the unsupervised machine learning techniques, such as the k-mean clustering method to group the material points during the offline stage and obtain the final solutions by solving the reduced-ordered Lippmann-Schwinger micromechanics equations. This class of data-driven approaches circumvents the computational burden of the well-established FE square method, the offline-online database approach to solve the concurrent FEM problems. They named the method the Finite Element-self-consistent clustering analysis (FE-SCA) of which the computational cost of the microscale analysis is reduced tremendously in multiple orders of magnitude speed up. J. Gao proposed an alternative (FE-SCAxSCA…xSCA) clustering analysis, of which the continuum finite element scale is concurrently solved with the (n-1) coupled-scale Lippmann-Schwinger micromechanics equations (Gao, 2020).</text:p>
          </table:table-cell>
        </table:table-row>
        <table:table-row table:style-name="ro38">
          <table:table-cell office:value-type="float" office:value="2107.0496" calcext:value-type="float">
            <text:p>2107.0496</text:p>
          </table:table-cell>
          <table:table-cell office:value-type="string" calcext:value-type="string">
            <text:p>data, database</text:p>
          </table:table-cell>
          <table:table-cell office:value-type="float" office:value="308" calcext:value-type="float">
            <text:p>308</text:p>
          </table:table-cell>
          <table:table-cell table:number-columns-repeated="2"/>
          <table:table-cell office:value-type="string" calcext:value-type="string">
            <text:p>Li, S., Ren, B. and Minaki, H.(2014). Multiscale crystal defect dynamics: a dual-lattice process zone model. Philosophical Magazine, 94(13),1414-1450. Liu, W.K., Belytschko, T. and Mani, A. (1986). Random field finite elements. International journal for numerical methods in engineering, 23(10),1831-1845. Liu, W.K., Jun, S. and Zhang, Y.F. (1995). Reproducing kernel particle methods. International journal for numerical methods in fluids, 20(8‐9),1081-1106. Liu, W. K., Jun, S., Li, S., Adee, J. and Belytschko, T. (1995). Reproducing kernel particle methods for structural dynamics. International Journal for Numerical Methods in Engineering 38(10), 6551679. Liu, Z., Bessa, M. A., and <text:s/>Liu, W. K. (2016). Self-consistent clustering analysis: an efficient multi-scale scheme for inelastic heterogeneous materials. Computer Methods in Applied Mechanics and Engineering, 306, 319-341. 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36" calcext:value-type="float">
            <text:p>336</text:p>
          </table:table-cell>
          <table:table-cell table:number-columns-repeated="2"/>
          <table:table-cell office:value-type="string" calcext:value-type="string">
            <text:p>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43" calcext:value-type="float">
            <text:p>343</text:p>
          </table:table-cell>
          <table:table-cell table:number-columns-repeated="2"/>
          <table:table-cell office:value-type="string" calcext:value-type="string">
            <text:p>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 Lu, Y., Li, H., Saha, S., Mojumder, S., Amin, A., Suarez, D., Liu, Y., Qian, D., Liu, W. K., (2021) Reduced order machine learning finite element methods: concept, implementation, and future applications. Computer Modeling in Engineering &amp; Sciences, under review. Lyu, D. and Li, S. (2019). A multiscale dislocation pattern dynamics: Towards an atomisticinformed crystal plasticity theory. Journal of the Mechanics and Physics of Solids, 122. 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text:p>
          </table:table-cell>
        </table:table-row>
        <table:table-row table:style-name="ro39">
          <table:table-cell office:value-type="float" office:value="2107.0496" calcext:value-type="float">
            <text:p>2107.0496</text:p>
          </table:table-cell>
          <table:table-cell office:value-type="string" calcext:value-type="string">
            <text:p>data, database</text:p>
          </table:table-cell>
          <table:table-cell office:value-type="float" office:value="344" calcext:value-type="float">
            <text:p>344</text:p>
          </table:table-cell>
          <table:table-cell table:number-columns-repeated="2"/>
          <table:table-cell office:value-type="string" calcext:value-type="string">
            <text:p>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 Computer methods in applied mechanics and engineering, 139(1-4), pp.289-314. McHenry, D. (1943). A lattice analogy for the solution of stress problems, Journal of the institution of civil engineers, 21(2), 59-82. Mizukami, A. and Hughes, T.J. (1985). A Petrov-Galerkin finite element method for convectiondominated the maximum principle. Computer methods in applied mechanics and engineering, 50(2), 181-193. Moës, N., Dolbow, J. and Belytschko, T. (1999). A finite element method for crack growth without remeshing. International journal for numerical methods in engineering, 46(1), 131-150. Miehe, C., Schröder, J. and Schotte, J. (1999). Computational homogenization analysis in finite plasticity simulation of texture development in polycrystalline materials. Computer methods in applied mechanics and engineering, 171(3-4), 387-418. Miehe, C., Hofacker, M. and Welschinger, F. (2010). A phase field model for rate-independent crack propagation: Robust algorithmic implementation based on operator splits. Computer Methods in Applied Mechanics and Engineering, 199(45-48) , 2765-2778.</text:p>
          </table:table-cell>
        </table:table-row>
        <table:table-row table:style-name="ro18">
          <table:table-cell office:value-type="float" office:value="2107.0496" calcext:value-type="float">
            <text:p>2107.0496</text:p>
          </table:table-cell>
          <table:table-cell office:value-type="string" calcext:value-type="string">
            <text:p>data, database</text:p>
          </table:table-cell>
          <table:table-cell office:value-type="float" office:value="346" calcext:value-type="float">
            <text:p>346</text:p>
          </table:table-cell>
          <table:table-cell table:number-columns-repeated="2"/>
          <table:table-cell office:value-type="string" calcext:value-type="string">
            <text:p>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 Computer methods in applied mechanics and engineering, 8(3), pp.249-276. Hughes, T.J. and Winget, J. (1980). Finite rotation effects in numerical integration of rate constitutive equations arising in large‐deformation analysis. International journal for numerical methods in engineering, 15(12), 1862-1867. Hughes, T.J. and Tezduyar, T. (1981). Finite elements based upon Mindlin plate theory with particular reference to the four-node bilinear isoparametric element. Hughes, T.J. and Liu, W.K. (1981). Nonlinear finite element analysis of shells: Part I. Threedimensional shells. Computer methods in applied mechanics and engineering, 26(3), 331-362. Hughes, T.J., (2012). The finite element method: linear static and dynamic finite element analysis. Courier Corporation.</text:p>
          </table:table-cell>
        </table:table-row>
        <table:table-row table:style-name="ro40">
          <table:table-cell office:value-type="float" office:value="2107.0496" calcext:value-type="float">
            <text:p>2107.0496</text:p>
          </table:table-cell>
          <table:table-cell office:value-type="string" calcext:value-type="string">
            <text:p>data, database</text:p>
          </table:table-cell>
          <table:table-cell office:value-type="float" office:value="347" calcext:value-type="float">
            <text:p>347</text:p>
          </table:table-cell>
          <table:table-cell table:number-columns-repeated="2"/>
          <table:table-cell office:value-type="string" calcext:value-type="string">
            <text:p>Gavini, V., Bhattacharya, K. and Ortiz, M. (2007). Quasi-continuum orbital-free densityfunctional theory: A route to multi-million atom non-periodic DFT calculation. Journal of the Mechanics and Physics of Solids, 55(4), 697-718. Grimberg, S., Farhat, C., Tezaur, R. and Bou‐Mosleh, C. (2020). Mesh sampling and weighting for the hyper reduction of nonlinear Petrov‐Galerkin reduced‐order models with local reduced‐ order bases. International Journal for Numerical Methods in Engineering, Online. Hashash, Y.M.A., Jung, S. and Ghaboussi, J., (2004). Numerical implementation of a neural network based material model in finite element analysis. International Journal for numerical methods in engineering, 59(7), pp.989-1005. Hilber, H.M., Hughes, T.J. and Taylor, R.L. (1977). Improved numerical dissipation for time integration algorithms in structural dynamics. Earthquake Engineering &amp; Structural Dynamics, 5(3), 283-292. Hillerborg, A., Modéer, M. and Petersson, P.E. (1976). 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text:p>
          </table:table-cell>
        </table:table-row>
        <table:table-row table:style-name="ro36">
          <table:table-cell office:value-type="float" office:value="2107.0496" calcext:value-type="float">
            <text:p>2107.0496</text:p>
          </table:table-cell>
          <table:table-cell office:value-type="string" calcext:value-type="string">
            <text:p>data, dataset provided</text:p>
          </table:table-cell>
          <table:table-cell office:value-type="float" office:value="208" calcext:value-type="float">
            <text:p>208</text:p>
          </table:table-cell>
          <table:table-cell table:number-columns-repeated="2"/>
          <table:table-cell office:value-type="string" calcext:value-type="string">
            <text:p>IV. (2018- present) Coming of A New Era The modern form of the finite element method can routinely solve many industrial problems. They enable fundamental understanding and allow predictive analysis for product design. For new scientific discovery and engineering innovation, the development of new scientific principles often trails the pace of new inventions with the sheer volume of data that are generated across multiple spatial, temporal, and design parameters (spatial-temporal-parameter) spaces. For this reason, FE researchers are studying various forms of machine and deep learning methods, of which this class of methods cover the largest class of interpolations. According to the universal approximation theorem, a neural network (NN) can be designed and trained to approximate any given continuous function to desired accuracy [Selmic and Lewis (2002), Hashash et al. (2004)] which is believed to drive new discoveries and enable future computational discretization technologies. In this context, Mechanistic Data Science (MDS) finite element methods, which combine known scientific principles with newly collected data, will provide the critically needed research that can be a boon for new inventions.</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Bangti Jin, Raytcho Lazarov, and Zhi Zhou. Numerical methods for time-fractional evolution equations with nonsmooth data: a concise overview. Computer Methods in Applied Mechanics and Engineering, 346:332–358, 2019.</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Bangti Jin, Raytcho Lazarov, and Zhi Zhou. Two fully discrete schemes for fractional diﬀusion and diﬀusion-wave equations with nonsmooth data. SIAM Journal on Scientiﬁc Computing, 38(1):A146–A170, 2016.</text:p>
          </table:table-cell>
        </table:table-row>
        <table:table-row table:style-name="ro15" table:visibility="filter">
          <table:table-cell office:value-type="float" office:value="2107.10057" calcext:value-type="float">
            <text:p>2107.1005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stimated order for the more realistic example, that is the Fisher-Kolmogorov equation (91) is presented in Tab. 1. Wee see that in every considered case the data is consistent with the typical behaviour of the solutions to the subdiﬀusion equation. That is, the order is equal to 1.</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 It arises in many cases since the solution of the linear subdiﬀusion equation frequently</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Various numerical methods have been proposed to solve (1) in the linear case. 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text:p>
          </table:table-cell>
        </table:table-row>
        <table:table-row table:style-name="ro11" table:visibility="filter">
          <table:table-cell office:value-type="float" office:value="2107.10712" calcext:value-type="float">
            <text:p>2107.1071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A. Data collection and its processing</text:p>
          </table:table-cell>
        </table:table-row>
        <table:table-row table:style-name="ro29" table:visibility="filter">
          <table:table-cell office:value-type="float" office:value="2107.10712" calcext:value-type="float">
            <text:p>2107.1071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o illustrate our model’s efﬁcacy, we compared it to two baseline approaches, i.e., RNN [20] and non-local networks [21], [22]. Notably, this is the ﬁrst time that RNNs and non-local networks have been used for depression diagnose. In this instance, RNNs are the traditional option for temporal data exploration [20]. We have developed a bidirectional LSTM network [20] speciﬁcally for the purpose of video feature extraction. The non-local strategy [21], [22] is currently in development to help tackle the long-term memory loss that is seen in RNN [30]. To extract the 128 dimensional question-wise feature representation, we utilize an RNNs or non-local as the replacement for 3D-CNN. See Table IV for the quantitative assessment ﬁndings. We obtain better performance by using our developed framework rather than the RNN or non-locals.</text:p>
          </table:table-cell>
        </table:table-row>
        <table:table-row table:style-name="ro2">
          <table:table-cell office:value-type="float" office:value="2107.10712" calcext:value-type="float">
            <text:p>2107.10712</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For the 200 individuals in our dataset, we use ﬁvefold cross-validation. We divided the dataset into ﬁve subgroups, each with 40 individuals. We notice that there is no overlap between the two folds in terms of topics. Then, we choose a fold sequentially as our testing set (i.e., 40 people), while using the other four folds (i.e., 160 participants) for training.</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many psychiatric studies, facial expressions and behaviors may serve as expressive characteristics [9]. Based on this understanding, we gather a new dataset of 200 participants to demonstrate the effectiveness of self rating questionnaire with videos recording in this work. The video is recorded using the software deﬁned camera (SDC) system that is synced with a questionnaires application, beginning with the question display and terminating when a score is chosen. This allows for a more precise connection between the survey and the video. Furthermore, the length of time it takes to react may inﬂuence the diagnose [10].</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hen choosing a modality for the video and sound dataset, there are three choices: (1) the video alone, (2) the sound alone, or (3) use the two together. With only the SDS assessment results, we can simply combine the scores from the 20 questions and use the 50-point threshold for healthy and depression categorization. As shown in Table I, SDS ﬁndings may vary from physician diagnose. Additionally, we attempted to do classiﬁcation only using the video modality, which did not concatenate q for the fusion of question levels. It is evident that combining SDS and video can signiﬁcantly exceed SDS only, demonstrating the efﬁcacy of the extra</text:p>
          </table:table-cell>
        </table:table-row>
        <table:table-row table:style-name="ro9">
          <table:table-cell office:value-type="float" office:value="2107.10712" calcext:value-type="float">
            <text:p>2107.1071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All tests were conducted on our server, which was equipped with an NVIDIA V100 GPU, a Xeon E5 v4 CPU, and 128GB RAM. Our model is trained with the Adam [29] optimizer with the hyper-parameters of β1=0.9 and β2=0.999. For our dataset, we chose a batch size of two. Our framework’s and comparable techniques’ networks are trained for 200 epochs to provide a fair comparison. The results of ﬁve random initializations are shown, together with the standard deviation and average performance. We point out that the 3D-CNN and the redundancy-aware self-attention modules are shared across all of the queries, allowing them to be processed in parallel. Subjects’ average inference time is just 1.3 seconds, while the training takes about 8 hours.</text:p>
          </table:table-cell>
        </table:table-row>
        <table:table-row table:style-name="ro6">
          <table:table-cell office:value-type="float" office:value="2107.10712" calcext:value-type="float">
            <text:p>2107.10712</text:p>
          </table:table-cell>
          <table:table-cell office:value-type="string" calcext:value-type="string">
            <text:p>used dataset, dataset</text:p>
          </table:table-cell>
          <table:table-cell office:value-type="float" office:value="159" calcext:value-type="float">
            <text:p>159</text:p>
          </table:table-cell>
          <table:table-cell table:number-columns-repeated="2"/>
          <table:table-cell office:value-type="string" calcext:value-type="string">
            <text:p>(SDS) questionnaire is commonly utilized for effective depression preliminary screening. The uncontrolled self-administered measure, on the other hand, maybe readily inﬂuenced by insouciant or dishonest responses, yielding different ﬁndings from the clinician-administered diagnostic. Facial expression (FE) and behaviors are important in clinicianthey are underappreciated administered assessments, but in self-administered evaluations. We use a new dataset of 200 participants to demonstrate the validity of self-rating questionnaires and their accompanying question-by-question video recordings in this study. We offer an end-to-end system to handle the face video recording that is conditioned on the questionnaire answers and the responding time to automatically interpret sadness from the SDS assessment and the associated video. We modiﬁed a 3D-CNN for temporal feature extraction and compared various temporal modeling techniques. The superior performance of our system shows the validity of combining facial video recording with the SDS score for more accurate self-diagnose.</text:p>
          </table:table-cell>
        </table:table-row>
        <table:table-row table:style-name="ro27">
          <table:table-cell office:value-type="float" office:value="2107.1349" calcext:value-type="float">
            <text:p>2107.1349</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as set to buf f = 4 for training AlexNet on CIFAR10 and buf f = 8 for training ResNet and AlexNet on CIFAR100. Hyperparameters unspeciﬁc to AdaPT (lr, L1decay, L2decay, ROPpatience, ROPthreshold batch size, accumulation steps) were selected using grid search and 10-fold cross-validation and we refer to our code repository 1 for the exact conﬁguration ﬁles of each experiment.</text:p>
          </table:table-cell>
        </table:table-row>
        <table:table-row table:style-name="ro7">
          <table:table-cell office:value-type="float" office:value="2107.1349" calcext:value-type="float">
            <text:p>2107.1349</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estimated speedups vs. our ﬂoat32 baseline (100 epochs, same number of gradient accumulation steps and batch size as AdaPT trained models) and MuPPETs ﬂoat32 baseline. AdaPT achieves speedups comparable with SOTA solutions on our own baseline and outperforms MuPPET on MuPPETs baseline in every scenario. Unfortunately, MuPPETs code base could not be executed so we were unable to apply MuPPET to the more eﬃcient AdaPT baseline and were limited to comparing against results provided by the original authors. We used our performance</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Untrained Float32 DNN Result: Trained and Quantized DNN</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cid:98)G, L, Q, L Result: Q</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L, W Ll, F Ll, W Ll Result: W Ll</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L, W Ll, F Ll Result: W Ll min, F Ll</text:p>
          </table:table-cell>
        </table:table-row>
        <table:table-row table:style-name="ro1">
          <table:table-cell office:value-type="float" office:value="2107.1349" calcext:value-type="float">
            <text:p>2107.1349</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54] L. Deng, “The mnist database of handwritten digit images for machine learning research [best of the web],” IEEE Signal Processing Magazine, vol. 29, no. 6, pp. 141–142, 2012.</text:p>
          </table:table-cell>
        </table:table-row>
        <table:table-row table:style-name="ro1">
          <table:table-cell office:value-type="float" office:value="2107.1349" calcext:value-type="float">
            <text:p>2107.1349</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igure 2: Correlation of initializer choice, hyperparameters (HP), quantizer, layer, training and validation accuracy, duration of training (epochs) for LeNet5 on MNIST and FMNIST datasets</text:p>
          </table:table-cell>
        </table:table-row>
        <table:table-row table:style-name="ro12">
          <table:table-cell office:value-type="float" office:value="2107.1349" calcext:value-type="float">
            <text:p>2107.134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ﬂoat32 basis. Tab. 2 shows results for training on CIFAR10. As can be seen in the tables, AdaPT is capable of quantized training not only to an accuracy comparable to ﬂoat32 training but even reaches or surpasses iso-accuracy in all examined cases. The chosen experiments furthermore illustrate that AdaPT delivers this performance independent of the underlying DNN architecture or the dataset used. Fig. 3</text:p>
          </table:table-cell>
        </table:table-row>
        <table:table-row table:style-name="ro7">
          <table:table-cell office:value-type="float" office:value="2107.1349" calcext:value-type="float">
            <text:p>2107.1349</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For experimental evaluation of AdaPT, we trained AlexNet and ResNet20 on the CIFAR-10/100 datasets with reduce on plateau learning rate (ROP) scheduling which will reduce learning rate by a given factor if loss has not decreased for a given number of epochs [46]. Due to unavailability of ﬁxedpoint hardware, we used QPyTorch to simulate ﬁxed point arithmetic and our own performance model (sec. 4.1.2) to simulate speedups, model size reductions and memory consumption. Experiments were conducted on an Nvidia DGX-1. It has 8 x Tesla V100 GPUs, which is capable of integer and ﬂoatingpoint arithmetic [70].</text:p>
          </table:table-cell>
        </table:table-row>
        <table:table-row table:style-name="ro24">
          <table:table-cell office:value-type="float" office:value="2107.1349" calcext:value-type="float">
            <text:p>2107.134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decreasing the precision of the network on a per-layer basis. Weights and activations are quantized to the lowest bit-width possible without information loss according to our heuristic and a certain degree of sparsity is induced while at the same time the bit-width is kept high enough for further learning steps to succeed. This results in a network which has advantages in terms of model size and time for training and inference. By training AlexNet and ResNet20 on the CIFAR10/100 datasets, we demonstrate on the basis of an analytical model for the computational cost that in comparison to a ﬂoat32-baseline AdaPT is competitive in terms of accuracy and produces a non-trivial reduction of computational costs (speedup). Compared to MuPPET, AdaPT also has certain intrinsic methodological advantages. After AdaPT training, the model is fully quantized and sparsiﬁed to a certain degree s.t., unlike the case with MuPPET, which outputs a ﬂoat32 model, AdaPT carries over it’s advantages to the inference phase as well.</text:p>
          </table:table-cell>
        </table:table-row>
        <table:table-row table:style-name="ro15">
          <table:table-cell office:value-type="float" office:value="2107.1349" calcext:value-type="float">
            <text:p>2107.1349</text:p>
          </table:table-cell>
          <table:table-cell office:value-type="string" calcext:value-type="string">
            <text:p>dataset, data https</text:p>
          </table:table-cell>
          <table:table-cell office:value-type="float" office:value="26" calcext:value-type="float">
            <text:p>26</text:p>
          </table:table-cell>
          <table:table-cell table:number-columns-repeated="2"/>
          <table:table-cell office:value-type="string" calcext:value-type="string">
            <text:p>[55] G. H. Alex Krizhevsky, Vinod Nair, “The cifar10 and cifar-100 dataset,” 2019. Online, accessed 15.07.2020.</text:p>
          </table:table-cell>
        </table:table-row>
        <table:table-row table:style-name="ro11">
          <table:table-cell office:value-type="float" office:value="2107.1349" calcext:value-type="float">
            <text:p>2107.134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lab.cs.univie.ac.at/sidakk95cs/marvin2</text:p>
          </table:table-cell>
        </table:table-row>
        <table:table-row table:style-name="ro11">
          <table:table-cell office:value-type="float" office:value="2108.06028" calcext:value-type="float">
            <text:p>2108.06028</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In this paper, we demonstrate DeepIC, a ﬁrst neural network based code designed for reasonably long blocklengths (eg:</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6] A. Elkelesh, M. Ebada, S. Cammerer, and S. t. Brink, “Decoder-tailored polar code design using the genetic algorithm,” IEEE Transactions on Communications, vol. 67, no. 7, pp. 4521–4534, July 2019.</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Algorithm 1: DeepIC pseudo-code Inputs: Number of Epochs E, Batch Size J, Encoder Training Steps Tenc, Decoder Training Steps Tdec, Encoder Training noise σenc, Decoder Training noise σdec, α = β = 0.5 (initial values) for i ≤ E do</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4" calcext:value-type="float">
            <text:p>74</text:p>
          </table:table-cell>
          <table:table-cell table:number-columns-repeated="2"/>
          <table:table-cell office:value-type="string" calcext:value-type="string">
            <text:p>In this paper, we focus on designing practical codes for interference channels. As it is challenging to analytically design practical codes with feasible complexity, we apply deep learning to learn codes for interference channels. We demonstrate that DeepIC, a convolutional neural network-based code with an iterative decoder, outperforms TD and TIN by a signiﬁcant margin for two-user additive white Gaussian noise channels with moderate amount of interference.</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A natural strategy to create a code for interference channels is to utilize the well-known neural networks, such as feedforward networks (FF), CNNs, and Recurrent Neural Networks (RNN). However, in our experiments, we observe that this strategy by itself is not sufﬁcient to achieve a noticeable improvement over the the two baseline schemes, time-division (TD) and treating-interference-as-noise (TIN), as shown in</text:p>
          </table:table-cell>
        </table:table-row>
        <table:table-row table:style-name="ro7">
          <table:table-cell office:value-type="float" office:value="2108.06028" calcext:value-type="float">
            <text:p>2108.06028</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Moreover, practical coding schemes for ﬁnite (K1, K2, n) are vastly missing. Two commonly used schemes are timedivision (TD) and treating-interference-as-noise (TIN), both of which are an application of codes designed for point-to-point channels. TD orthogonalizes the transmission of two users and is commonly used in practice. TIN treats the interference as noise and is known to be optimal for weak interference channels. These two are extreme schemes, and a natural question is ‘can we design a code that is more reliable than TD and TIN for channels with moderate interference?’ It is challenging</text:p>
          </table:table-cell>
        </table:table-row>
        <table:table-row table:style-name="ro9">
          <table:table-cell office:value-type="float" office:value="2108.06028" calcext:value-type="float">
            <text:p>2108.06028</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the BER of DeepIC as a function of SNR for h = 0.8 in Figure 6. As we mentioned in Section II (A), DeepIC shows a clearly better performance when compared to TD and TIN, both of which were implemented using classic Turbo codes. TIN uses a rate1/3 Turbo code with BPSK, and TD uses a rate-1/3 Turbo code with 4-PAM as in [4], [9]. In addition, we compared DeepIC ’s performance with a CNN autoencoder (CNN-AE), a RNN autoencoder (RNN-AE), FeedForward with one-hot encoding (One-hot FF), and a FeedForward autoencoder (FFAE). DeepIC ’s superior performance is coupled to its (a) complex architecture, and (b) personalized training, inducing memory-dependent codewords. This aspect is discussed in the next sub-section.</text:p>
          </table:table-cell>
        </table:table-row>
        <table:table-row table:style-name="ro24">
          <table:table-cell office:value-type="float" office:value="2108.06028" calcext:value-type="float">
            <text:p>2108.06028</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Despite the differences, all of the existing work focuses on learning modulation schemes with a very short blocklength. Hence, a very important question remains unanswered. Can we apply deep learning to invent new coding schemes for interference channels that have some memory and work well for longer blocklengths at the order of 10s and 100s? There are several challenges in learning a code with reasonably long blocklengths for interference channels (and any channel in general). First, the number of messages increases exponentially in blocklengths, which implies that we cannot train a code with all possible messages (for blocklength 100, there are 2100 possible messages). Naturally, strong generalization becomes necessary. Second, learning a code is a non-convex problem, and there tends to be several local optima, requiring a carefully devised optimization strategy. Last, for interference channels, we have to learn a pair of codes, which makes the learning problem more challenging.</text:p>
          </table:table-cell>
        </table:table-row>
        <table:table-row table:style-name="ro14" table:visibility="filter">
          <table:table-cell office:value-type="float" office:value="2108.06935" calcext:value-type="float">
            <text:p>2108.0693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Dryad: distributed data-parallel programs from sequential building blocks. In ACM SIGOPS operating systems review, volume 41, pages 59–72. ACM, 2007. [13] S.-H. Lin, M. Paolieri, C.-F. Chou, and L. Golubchik.</text:p>
          </table:table-cell>
        </table:table-row>
        <table:table-row table:style-name="ro4" table:visibility="filter">
          <table:table-cell office:value-type="float" office:value="2108.06935" calcext:value-type="float">
            <text:p>2108.06935</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this paper, we considered an important problem of ﬂow time minimization in data centers, where jobs have limited parallelizability, and they experience diminishing returns from being allocated additional servers. When all jobs are available at time 0, a very simple algorithm called EQUI that processes all outstanding jobs at the same speed is shown to have a constant competitive ratio that only depends on the speed-up exponent α. For the most relevant speed-up exponents of 2 and 3, the competitive ratio is at most 3. Thus, even without knowing job-sizes, and processing all of them at the same speed, EQUI is not too sub-optimal.</text:p>
          </table:table-cell>
        </table:table-row>
        <table:table-row table:style-name="ro11">
          <table:table-cell office:value-type="float" office:value="2108.10132" calcext:value-type="float">
            <text:p>2108.10132</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REFERENCES [1] [n.d.]. TCGA bar code. https://docs.gdc.cancer.gov/Encyclopedia/pages/images/</text:p>
          </table:table-cell>
        </table:table-row>
        <table:table-row table:style-name="ro11" table:visibility="filter">
          <table:table-cell office:value-type="float" office:value="2108.10132" calcext:value-type="float">
            <text:p>2108.1013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8: TSNE plots for the target label to visualize genuine mutation data as well as trigger mutation data.</text:p>
          </table:table-cell>
        </table:table-row>
        <table:table-row table:style-name="ro14" table:visibility="filter">
          <table:table-cell office:value-type="float" office:value="2108.10132" calcext:value-type="float">
            <text:p>2108.1013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 Xinyun Chen, Chang Liu, Bo Li, Kimberly Lu, and Dawn Song. 2017. Targeted Backdoor Attacks on Deep Learning Systems Using Data Poisoning. CoRR abs/1712.05526 (2017).</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41] T. Reece and W. H. Robinson. 2013. Analysis of data-leak hardware Trojans in AES cryptographic circuits. In 2013 IEEE International Conference on Technologies for Homeland Security (HST). 467–472. https://doi.org/10.1109/THS.2013.6699049 [42] Aniruddha Saha, Akshayvarun Subramanya, and Hamed Pirsiavash. 2019. Hidden</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Figure 9: Attack accuracy graphs for different bias percentages towards (a) males in case of gender from collaborator data, (b) males in case of gender from cloud data, (c) white individuals in case of race from collaborator data, (d) white individuals in case of race from cloud data.</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tep 2: Finding probable 𝑣 values: The genomic data greatly varies in distribution in range as well as in frequency. Fig. 3 shows four such sample distributions of genetic features (top 2 and bottom 2 sorted using 𝜒 2 statistic). Thus, choosing equidistant 𝑣 values in the range for trigger value search, might change the distribution of</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30] Jianfang Liu, Tara Lichtenberg, Katherine A Hoadley, Laila M Poisson, Alexander J Lazar, Andrew D Cherniack, Albert J Kovatich, Christopher C Benz, Douglas A Levine, Adrian V Lee, et al. 2018. An integrated TCGA pan-cancer clinical data resource to drive high-quality survival outcome analytics. Cell 173, 2 (2018), 400–416.</text:p>
          </table:table-cell>
        </table:table-row>
        <table:table-row table:style-name="ro27" table:visibility="filter">
          <table:table-cell office:value-type="float" office:value="2108.10132" calcext:value-type="float">
            <text:p>2108.1013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ithout any trigger and note the clean test accuracy. After the probable trigger tuples (𝑓 , 𝑣) are generated, we train several models under the two constraints of 100% test attack accuracy and a similar (&lt; 1% threshold) clean test accuracy. Please note that this is a generic methodology to find trigger tuples to backdoor genomic data. The generic methodology is summarized in Fig. 4.</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1) The backdoor attack literature primarily focuses on computer vision problems where the trigger is usually placed in a non-conspicuous location, like the corner of an image. Intuitively, these locations or pixel features do not contribute to the clean classification, and therefore, backdoor injection maintains clean accuracy. For genomic data, we cannot see and select the regions which will maintain the clean accuracy, and an exploration for trigger feature (𝑓 ) candidates is required.</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2) Each pixel in computer vision problem is encoded according to the color it represents, typically using 8 bits (0-255). Therefore, for trigger pixels in computer vision problems, there is a certain range in which a trigger value can lie. For genomic data, where we track the number of genomic mutations, we cannot zero in on such a range. As a trigger designer, we must explore which values (𝑣)of genetic mutation can result in a high leakage accuracy.</text:p>
          </table:table-cell>
        </table:table-row>
        <table:table-row table:style-name="ro28" table:visibility="filter">
          <table:table-cell office:value-type="float" office:value="2108.10132" calcext:value-type="float">
            <text:p>2108.1013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or t-SNE is a non-linear dimensionality reduction technique, that helps us visualize 3400-dimension data into a 3-dimension space. We plotted the t-SNE values of the triggers using the (𝑓 , 𝑣) values generated for the data points of the target label, both for genuine and malicious data in Fig. 8. The triggers and genuine data shown here is for all the triggers with 100% backdoor attack accuracy. From the figure we can observe that, the triggers chosen resemble the genuine data barring some outliers which are also present in the genuine data.</text:p>
          </table:table-cell>
        </table:table-row>
        <table:table-row table:style-name="ro30" table:visibility="filter">
          <table:table-cell office:value-type="float" office:value="2108.10132" calcext:value-type="float">
            <text:p>2108.1013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success of machine learning, especially in handling/analyzing big data, has been unprecedented in recent years. This has led to several companies offering Machine Learning as a Service (MLaaS), where a user may choose to have at least one of the following roles: data owner, data provider, data curator, model owner, or model developer. Genomic analysis, which may involve extracting patterns from petabytes of data, is one of the natural prospects for MLaaS and is considered one of the more profitable applications [34]. Precision-wise, ML has been able to achieve substantial results in understanding genomic variations [28]. However, recent research has shown that only a subset of population has benefitted from the power of ML [5]. Recently, Artificial Intelligence (AI) applications in general have come under scrutiny for exhibiting bias, with genomics being no exception [12]. Furthermore, in the context of data-heavy applications like genomics, it is even more difficult to manually curate data to ensure balanced representation in terms of ethnicities, race, and genders.</text:p>
          </table:table-cell>
        </table:table-row>
        <table:table-row table:style-name="ro3">
          <table:table-cell office:value-type="float" office:value="2108.10132" calcext:value-type="float">
            <text:p>2108.10132</text:p>
          </table:table-cell>
          <table:table-cell office:value-type="string" calcext:value-type="string">
            <text:p>data available, dataset, data</text:p>
          </table:table-cell>
          <table:table-cell office:value-type="float" office:value="169" calcext:value-type="float">
            <text:p>169</text:p>
          </table:table-cell>
          <table:table-cell table:number-columns-repeated="2"/>
          <table:table-cell office:value-type="string" calcext:value-type="string">
            <text:p>datasets. Therefore, as a first step of our work, we explore the generic backdooring methodologies inspired by backdoor attack literature. Backdoor defense literature mainly focuses on a class of attacks. First defenses aimed at detecting just the poisonous cluster of backdoored data [6, 54]. However, the threat model needed the defender to have access to some poisoned data. Recent defenses do not require access to poisoned data. Neural Cleanse [55] detects small triggers investigating each class as a potential target label, ABS[32] detects triggers encoded with one neuron analyzing neuron stimulation, and MNTD detects backdoors creating several meta-classifiers[56]. Defenses primarily focus on DNNs, aiming to find data points that are either distinct themselves or generate distinguishable responses/activations. Thus, in our methodology of trigger design, we choose triggers from the same data distribution to make them blend in with the genuine data.</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8" calcext:value-type="float">
            <text:p>8</text:p>
          </table:table-cell>
          <table:table-cell table:number-columns-repeated="2"/>
          <table:table-cell office:value-type="string" calcext:value-type="string">
            <text:p>https://cloud.google.com/files/genomics-data-wp.pdf. [Online].</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8] Google Cloud. [n.d.]. Handling genomic data in the cloud White paper.</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20" calcext:value-type="float">
            <text:p>20</text:p>
          </table:table-cell>
          <table:table-cell table:number-columns-repeated="2"/>
          <table:table-cell office:value-type="string" calcext:value-type="string">
            <text:p>[13] Michael Eisenstein. 2015. Big data: The power of petabytes. Nature 527, 7576</text:p>
          </table:table-cell>
        </table:table-row>
        <table:table-row table:style-name="ro15">
          <table:table-cell office:value-type="float" office:value="2108.10132" calcext:value-type="float">
            <text:p>2108.10132</text:p>
          </table:table-cell>
          <table:table-cell office:value-type="string" calcext:value-type="string">
            <text:p>data, database</text:p>
          </table:table-cell>
          <table:table-cell office:value-type="float" office:value="51" calcext:value-type="float">
            <text:p>51</text:p>
          </table:table-cell>
          <table:table-cell table:number-columns-repeated="2"/>
          <table:table-cell office:value-type="string" calcext:value-type="string">
            <text:p>Figure 1: Threat model for leaking database bias information. Different entities contribute to the main data hosted at the cloud/server. Each entity owns data of different distribution and may be of different quantity. The benevolent collaborator outlined with green is the entity seeking database bias information.</text:p>
          </table:table-cell>
        </table:table-row>
        <table:table-row table:style-name="ro36">
          <table:table-cell office:value-type="float" office:value="2108.10132" calcext:value-type="float">
            <text:p>2108.10132</text:p>
          </table:table-cell>
          <table:table-cell office:value-type="string" calcext:value-type="string">
            <text:p>data, python</text:p>
          </table:table-cell>
          <table:table-cell office:value-type="float" office:value="203" calcext:value-type="float">
            <text:p>203</text:p>
          </table:table-cell>
          <table:table-cell table:number-columns-repeated="2"/>
          <table:table-cell office:value-type="string" calcext:value-type="string">
            <text:p>genetic data severely leading to poor clean performance. Moreover, choosing a trigger value from the same distribution makes the trigger inconspicuous. First we choose 𝑓 using the methodology above and perform frequency analysis to find the distribution of genomic training data corresponding a particular gene (selected using 𝜒 2 statistic). We obtain the probability distribution function of that particular genetic data using kernel-density estimation with Gaussian kernels with a smoothening factor of 0.5. We use the scipy python library to obtain the probability distribution. From the distribution we gradually choose values with the lowest number of occurrences (lowest frequency). The reason for choosing such triggers is that the data to be injected as a trigger must be from the same distribution as the training data but should be an uncommon value. As an experiment, we also choose values from the peaks of the probability distribution functions, but due to their high frequency of occurrence the logistic regression model could not learn the trigger. We choose top ten triggers as probable candidates from the probability distribution function and train models until we get desired attack and clean accuracy.</text:p>
          </table:table-cell>
        </table:table-row>
        <table:table-row table:style-name="ro1">
          <table:table-cell office:value-type="float" office:value="2108.10132" calcext:value-type="float">
            <text:p>2108.10132</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7.2 Selected trigger genes The selected genes are stated as follows. The bold-faced genes are from the COSMIC database and hence should be avoided for backdooring as mutations in these genes are known to be correlated to certain cancer types:</text:p>
          </table:table-cell>
        </table:table-row>
        <table:table-row table:style-name="ro17">
          <table:table-cell office:value-type="float" office:value="2108.10132" calcext:value-type="float">
            <text:p>2108.10132</text:p>
          </table:table-cell>
          <table:table-cell office:value-type="string" calcext:value-type="string">
            <text:p>database</text:p>
          </table:table-cell>
          <table:table-cell office:value-type="float" office:value="278" calcext:value-type="float">
            <text:p>278</text:p>
          </table:table-cell>
          <table:table-cell table:number-columns-repeated="2"/>
          <table:table-cell office:value-type="string" calcext:value-type="string">
            <text:p>Analysis of trigger genes (𝑓 ): Our methodology for selecting genes, similar to trigger pixels in case of image backdoors, ensures that the genuine performance is not altered. Unlike image backdoors, however, that can select any pixel in the image, choosing certain genes may inadvertently impact the model accuracy. The selected genes which result in 100% backdoor test accuracy appear in Table 1. We also analyzed the genes for triggers with relaxed attack accuracy and at the same time compared the list of genes from Catalogue of Somatic Mutations in Cancer (COSMIC) [9]. The genes from the COSMIC database are a list whose mutations have been found to be correlated to different types of cancers. Biologically, a trigger should not alter any of these genes values as there may be correlations to cancer predictions. In our list of selected genes for 100% attack accuracy, none of our triggers had genes from the COSMIC database. However, for attack accuracy 99% we found 1 gene from the database, KIAA1549 which was also selected for 98% accuracy along with another gene, ZEB1. Since our methodology selected genes on mutation type, mutation strength, copy number variation, and 𝜒 2, the trigger genes did not include COSMIC database genes. But the genes, that are biologically known to be correlated to cancer, should not be used as triggers. The gene names that are selected for 99% and 98% test accuracy are listed in the Appendix.</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bia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Sub-datasets for bias experiment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APPENDIX 7.1 Annotating iDash20 dataset with sensitive</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KEYWORDS Dataset bias detection, robust machine learning, backdoors in machine learning</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RAPDOOR: Repurposing backdoors to detect dataset bias in machine learning-based genomic analysi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o be able to generate distinguishable curves when the percentage of a hidden attribute in the dataset is different.</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1) Trigger design in case of genomic datasets is not intuitive, like adding a pixel to an image or some noise in an audio file.</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ACM Reference Format: Esha Sarkar and Michail Maniatakos. 2018. TRAPDOOR: Repurposing backdoors to detect dataset bias in machine learning-based genomic analysis. In XXXX . ACM, New York, NY, USA, 13 pages. https://doi.org/10.1145/1122445. 1122456</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 We present TRAPDOOR, a backdooring methodology that is repurposed to leak dataset bias information. We devise a double backdooring methodology for the TCGA genomic dataset to predict hidden bias property using encoded labels and show that it is possible to leak bias percentage for a real-world dataset.</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able 3: Summary of results for bias detection for gender and race attribute over 10 sub-datasets per sample percentage 𝑠. For each sub-dataset, we create artificial bias and if the detected sample percentage for individuals in the biasing group is greater than or equal to 55%, then we deem the dataset as biased.</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10: Results for detection of sample percentage for different Sub-Datasets, SDs, (having different number of samples from a group) created from iDash20 dataset. The percentages indicate the number of samples (of a particular group) as a fraction of the dataset for (a) male candidates (b) white individuals. The green stars indicate the actual percentage of samples and blue triangles indicate the detected sample percentage.</text:p>
          </table:table-cell>
        </table:table-row>
        <table:table-row table:style-name="ro10">
          <table:table-cell office:value-type="float" office:value="2108.10132" calcext:value-type="float">
            <text:p>2108.1013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nalysis of trigger feature values (𝑣): In our methodology, we select trigger values from the distribution of mutation values of a selected gene, although a value that is less likely to occur to help in learning of triggers. There is no defense scheme/anomaly detection algorithm to detect triggers for logistic regression-based backdoors on genomic datasets. Hence, we visualized the trigger values along with the genuine values to validate that they are not distinguishable. T-distributed stochastic neighbor embedding</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hospitals, and universities, and the distribution of datasets may change over time. At the same time, the bias distribution may also be dynamic and the collaborating entities or the cloud may not even be aware of this change. Even in this dynamic ML supply chain, any harmful bias must be detected in real-time. Therefore, in this work, the research question we try to answer is: Can dataset bias be detected in real-time in a dynamic collaborative setting?</text:p>
          </table:table-cell>
        </table:table-row>
        <table:table-row table:style-name="ro7">
          <table:table-cell office:value-type="float" office:value="2108.10132" calcext:value-type="float">
            <text:p>2108.1013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4.2 Enabling backdooring of genomic datasets There are 34,000 features and their feature values are a combination or mutation strength and type, amounting to ideally infinite trigger mutations to choose from. Using our methodology presented in section 3.1, we reduce the search space effectively 10 possible feature values per chosen gene. For evaluation, therefore, we analyze three aspects of the triggers: 1) number of triggers that satisfy the constraints of test attack accuracy, and test clean accuracy, 2) the genes (𝑓 ) selected by our methodology, 3) the feature values (𝑣) selected by our methodology.</text:p>
          </table:table-cell>
        </table:table-row>
        <table:table-row table:style-name="ro9">
          <table:table-cell office:value-type="float" office:value="2108.10132" calcext:value-type="float">
            <text:p>2108.1013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A trigger in the context of genomic datasets translates to mutation frequency, type and strength in certain genes, which, if trivially changed, can lead to degradation of functionality. Moreover, unlike image, speech, or text triggers, a genetic mutation value (frequency, type or strength) is not limited to a range (0-255 for images and in the bag of words for text). Therefore, besides selecting a gene to attack, it is also challenging to explore an appropriate value for a genomic trigger. Finally, in the effort of explaining of how BadNets function, researchers have commonly observed neurons specifically getting trained for the malicious task; BadNets visualized these malicious neuron activations [16], Fine-pruning aimed to remove these</text:p>
          </table:table-cell>
        </table:table-row>
        <table:table-row table:style-name="ro13">
          <table:table-cell office:value-type="float" office:value="2108.10132" calcext:value-type="float">
            <text:p>2108.10132</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A computer trojan disguises itself as genuine while leading to malicious activities. A hardware trojan may be a malicious circuit that leaks the key or any other secret only when it is triggered (using a special input or even using temperature of the chip). A software trojan may mimic an antivirus to activate to perform malicious activity. In both of these cases, a trojan has a malicious part, which gets activated when triggered. DNN backdoors, introduced in Badnets [16], perform malicious misclassifications (with a certain attack accuracy) on triggering, are therefore also referred to as neural trojans. Since neural trojans can be used to change the model to output misclassifications without hampering the genuine performance, we leverage them for leaking dataset information by designing genomic dataset-specific trojans.</text:p>
          </table:table-cell>
        </table:table-row>
        <table:table-row table:style-name="ro22">
          <table:table-cell office:value-type="float" office:value="2108.10132" calcext:value-type="float">
            <text:p>2108.10132</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Backdoored networks, introduced in BadNets [16], are a type of malicious Deep Neural Network (DNN) which flip to a malicious behavior from an otherwise correct behavior only in the presence of a trigger. A trigger is usually a (non-conspicuous) part of the input, like a word for text, or a pixel for images, that can stimulate the malicious behavior. Since their discovery in 2017, research on Badnets has primarily focused on developing a stealthier trigger (attack literature [37, 42]) or defending against newly created attacks (defense literature [32, 53, 55]). In this work, we propose the use of backdoors to leak information about training dataset bias of the ML model. In this endeavor of re-purposing backdoors to detect dataset bias we are faced with three major challenges.</text:p>
          </table:table-cell>
        </table:table-row>
        <table:table-row table:style-name="ro3">
          <table:table-cell office:value-type="float" office:value="2108.10132" calcext:value-type="float">
            <text:p>2108.10132</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nalysis of number of triggers: Our first analysis depicts it is indeed possible to design triggers for genomic datasets and the number of triggers is summarized using a bar plot in Fig. 7. As discussed in section 3.1, while designing independent triggers we first constrain the attack accuracy to 100%. As the attack accuracy was relaxed, our methodology generated more triggers. It should be noted here that the attack accuracy should still be higher as we aim for better trigger design. The methodology also generated triggers for the same gene. All these triggers were generated for the same threshold for clean accuracy as backdooring should not hamper the genuine performance of the models. The purpose of generating several triggers instead of one is to allow the collaborator who wants to detect bias to choose depending on their capabilities. For example, some genes might have biological consequences (for a class of samples) when changed.</text:p>
          </table:table-cell>
        </table:table-row>
        <table:table-row table:style-name="ro24">
          <table:table-cell office:value-type="float" office:value="2108.10132" calcext:value-type="float">
            <text:p>2108.10132</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Bias of an ML algorithm towards some groups leads to unfair results for the under-represented groups [15, 17, 25]. It may be even more problematic in case of genomics, as it may lead to socioeconomic disparities with regards to access to healthcare, insurance, or affordability of treatment [33]. Biases (unbalanced number of samples per sensitive group) in the training dataset is known to be a common source of bias present in the ML model. Studies have found dataset bias in real-world genomics datasets, which are currently being analyzed for genomic understanding of diseases, like the bias towards patients of European descent in Genome Wide Association Studies (GWAS) dataset [39] and towards patients self-identifying as “white” in TCGA databases [51]. For genomics, a biased conclusion, stemming from a biased dataset, not only affects an individual but the entire group sharing the genetic traits. These biased results may further aggravate the implicit bias that already exists in predictive diagnostics [17].</text:p>
          </table:table-cell>
        </table:table-row>
        <table:table-row table:style-name="ro36">
          <table:table-cell office:value-type="float" office:value="2108.10132" calcext:value-type="float">
            <text:p>2108.10132</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To successfully leak information internal to the system, we need a mechanism that has two properties: 1) It should operate without hampering the genuine functionality of the system, and 2) It should be able to effectively extract information. In the context of security research, trojans (or backdoors) have these two properties, and have been extensively used by adversaries to leak passwords of specific software [21], leak keys for crypto-processors [41] or exploit hardware vulnerabilities using software [4]. Since trojans get activated only when a trigger appears, the intended functionality of the original hardware/software is unaffected. This property of a trojan makes it a promising solution for leaking information. In order to leak information about dataset bias using the model itself, a trojan may be inserted in the machine learning model. However, a fundamental difference between a common hardware/software trojan and a machine learning trojan is that the ML trojan will be heuristics-based: Since the ML model is statistical, the trojan injected in the ML model will also be statistical. In other words, the ability of the trojan to leak information may not be 100%.</text:p>
          </table:table-cell>
        </table:table-row>
        <table:table-row table:style-name="ro17">
          <table:table-cell office:value-type="float" office:value="2108.10132" calcext:value-type="float">
            <text:p>2108.1013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5 RELATED WORK Generic backdoor attacks and defenses: Backdoors in deep neural networks was first proposed in Badnets [16]. Since then, there have been several attacks and defenses in neural networks with attacks focusing on stealth and undetectability and defenses focusing on generalization of detection across datasets and applications [14, 26]. The backdoor attack literature primarily focuses on DNNs, specifically because of the black-box nature of DNNs which deters the development of a generic defense, with very few focusing on smaller models [20, 45]. The triggers are designed from the perspective of the input, rather than the model, so that they remain hidden (inconspicuous) from the user. Badnets showed that even four pixels in an MNIST image or a post-it is able to achieve very high attack accuracy. In image-based triggers, the “meaning" of triggers’ pixel values are therefore not commonly discussed and are chosen with the primary objective of being unnoticeable [27, 37, 42]. Advanced triggers depend on the input as well making them difficult to reverse engineer [43, 44]. For health-related non-image datasets, trigger features cannot be chosen only from the objective of being inconspicuous. For example, in our work, changing a genomic value means changing of effective mutations, which may have affect the target application if chosen randomly. From a backdoor perspective, our work presents a generic methodology to backdoor genomic</text:p>
          </table:table-cell>
        </table:table-row>
        <table:table-row table:style-name="ro40">
          <table:table-cell office:value-type="float" office:value="2108.10132" calcext:value-type="float">
            <text:p>2108.10132</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 Following our methodology, we can encode a maximum of 𝑘 −1 attributes, where 𝑘 is the number of classes in the original classification problem. After triggers for attribute learning are injected in the training dataset, we design the actual backdoor triggers following the methodology in section 3.1. We denote these triggers with the tuple (𝑓 𝑏, 𝑣𝑏 ) (superscript 𝑏 for backdoor) where we use a single feature to gain high attack accuracy. The objective of this backdooring methodology is</text:p>
          </table:table-cell>
        </table:table-row>
        <table:table-row table:style-name="ro20">
          <table:table-cell office:value-type="float" office:value="2108.10132" calcext:value-type="float">
            <text:p>2108.10132</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Finding probable f and v values for attribute learning: We start with the same methodology for finding 𝑓 and 𝑣 as presented in Section 3.1. However, we also need the genuine features to train the model for attributes. While backdooring for attributes, we observed two problems: 1) Using just one value of 𝑓 achieved extremely poor attack accuracy (which corresponds to attribute prediction accuracy), 2) Different target labels, which encode the attributes, amounted to different attribute prediction accuracy. 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text:p>
          </table:table-cell>
        </table:table-row>
        <table:table-row table:style-name="ro17">
          <table:table-cell office:value-type="float" office:value="2108.10132" calcext:value-type="float">
            <text:p>2108.10132</text:p>
          </table:table-cell>
          <table:table-cell office:value-type="string" calcext:value-type="string">
            <text:p>dataset, case study data, database, benchmark</text:p>
          </table:table-cell>
          <table:table-cell office:value-type="float" office:value="291" calcext:value-type="float">
            <text:p>291</text:p>
          </table:table-cell>
          <table:table-cell table:number-columns-repeated="2"/>
          <table:table-cell office:value-type="string" calcext:value-type="string">
            <text:p>2 PRELIMINARIES 2.1 Dataset bias in machine learning datasets Algorithmic bias in machine learning systems can lead to unfair/ incorrect predictions for sensitive groups [35]. One of the major contributors to algorithmic bias is known to be from biased datasets. There may be bias with respect to class, which is easier to curate and correct using algorithms for unbalanced datasets (unbalanced in terms of labels). A deeper problem is bias with respect to hidden (yet sensitive) attributes. Even real-world benchmark datasets are not devoid of bias. For example, a benchmark facial recognition dataset, Labelled Faces in the Wild (LFW) dataset, contains ≈ 77% of the samples as males and ≈ 83% of the samples as white. The training dataset given to the contestants for iDash20 Track I for classification of tumor type was also biased towards white patients [19]. TCGA database, from which the iDash20 dataset is derived, is also biased towards European population [51]. To study the bias of a dataset towards a certain group, researchers use sample percentage 𝑛𝑏 (𝑠), which is defined as 𝑠 = 𝑡𝑜𝑡𝑎𝑙 𝑠𝑎𝑚𝑝𝑙𝑒𝑠 , where 𝑛𝑏 is the number of samples belonging to the biasing group. In our work, we deem a dataset as biased towards a group if the percentage of samples (𝑠) belonging to the group deviates from 50%. We choose the deviation percentage as ≥ 5%, similar to recent literature investigating dataset bias (𝑠 in the range of ≈ 55 − 85% as in [5]).</text:p>
          </table:table-cell>
        </table:table-row>
        <table:table-row table:style-name="ro1">
          <table:table-cell office:value-type="float" office:value="2108.10132" calcext:value-type="float">
            <text:p>2108.10132</text:p>
          </table:table-cell>
          <table:table-cell office:value-type="string" calcext:value-type="string">
            <text:p>dataset, data</text:p>
          </table:table-cell>
          <table:table-cell office:value-type="float" office:value="34" calcext:value-type="float">
            <text:p>34</text:p>
          </table:table-cell>
          <table:table-cell table:number-columns-repeated="2"/>
          <table:table-cell office:value-type="string" calcext:value-type="string">
            <text:p>Figure 5: The change in attack accuracy of backdoor attacks as the percentage of female patients vary in the training dataset. The solid lines represent the curve fit to the data.</text:p>
          </table:table-cell>
        </table:table-row>
        <table:table-row table:style-name="ro2">
          <table:table-cell office:value-type="float" office:value="2108.10132" calcext:value-type="float">
            <text:p>2108.10132</text:p>
          </table:table-cell>
          <table:table-cell office:value-type="string" calcext:value-type="string">
            <text:p>dataset, data</text:p>
          </table:table-cell>
          <table:table-cell office:value-type="float" office:value="61" calcext:value-type="float">
            <text:p>61</text:p>
          </table:table-cell>
          <table:table-cell table:number-columns-repeated="2"/>
          <table:table-cell office:value-type="string" calcext:value-type="string">
            <text:p>(1) We devise a generic backdooring methodology for a real world genomics dataset that designs triggers based on frequency of mutations (biological knowledge) and 𝜒 2 statistical tests to choose genes, and the distribution of mutation type and strength to select trigger values. We further analyze the triggers with respect to genuine genomic data.</text:p>
          </table:table-cell>
        </table:table-row>
        <table:table-row table:style-name="ro12">
          <table:table-cell office:value-type="float" office:value="2108.10132" calcext:value-type="float">
            <text:p>2108.10132</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An apparent solution to counter this dataset bias is to increase the number of samples from the under-represented group. But this dataset bias occurs generally on an attribute/property of the dataset that is hidden from feature maps or labels, and therefore cannot be trivially detected by counting samples. Moreover, the bias may not even be constant. In a collaborative learning setting in genomics, data is gathered from research institutes, project group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Figure 4: An example property leak. The mutation values of a few genes are shown in for a few sample patients. The attack encodes the information about dataset bias in terms of pre-designated labels. The trigger is chosen after frequency analysis of genomic values selected using 𝜒 2 statistic. The top samples are genuine patient data with their corresponding labels. The bottom samples represent triggered data where just one genomic information is altered with the corresponding label that encodes the bias information.</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Successful backdooring of genomic dataset (this work) as well as other datasets like MNIST ([16]) are dependent on sufficient poisoning. However, the curves generated are dependent on the dataset, making them non-generalizable across datasets. This restricts bias inference again, because the collaborator will need to have access to data from the same distribution. For future work, we aim to explore backdoor accuracy curves to make them distinguishable even across datasets for different biases using other distance metric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of the model. The MLaaS cloud/server trains on the data to output an accurate model and also inserts triggers to facilitate dynamic leakage of bias information without drastically hampering the performance of the genomics model. In our methodology we design two kinds of triggers that finally lead to the leakage. It should be emphasized that the triggers, albeit a change in a feature, constitute the mechanism for leaking information in real time. Although the cloud and the third-party collaborator use the malicious technique of backdooring, they facilitate detection of harmful bias in the dataset.</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ABSTRACT Machine Learning (ML) has achieved unprecedented performance in several applications including image, speech, text, and data analysis. Use of ML to understand underlying patterns in gene mutations (genomics) has far-reaching results, not only in overcoming diagnostic pitfalls, but also in designing treatments for life-threatening diseases like cancer. Success and sustainability of ML algorithms depends on the quality and diversity of data collected and used for training. Under-representation of groups (ethnic groups, gender groups, etc.) in such a dataset can lead to inaccurate predictions for certain groups, which can further exacerbate systemic discrimination issue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9" calcext:value-type="float">
            <text:p>119</text:p>
          </table:table-cell>
          <table:table-cell table:number-columns-repeated="2"/>
          <table:table-cell office:value-type="string" calcext:value-type="string">
            <text:p>6 LIMITATIONS AND FUTURE WORK In this work we show that if a dataset (along with the model) can be successfully backdoored, the dependence of attack accuracy with poisoning percentage can be leveraged to leak information about the cloud data. Although we assume that the collaborator owns some data to generate reference curves, the quantity of data may not be enough to compare with that in the cloud. Further, it is also restrictive for bias inference because the collaborator may own only a few samples. As a part of future work, we will explore techniques that may enable a collaborator with less amount of data to leak cloud bia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22" calcext:value-type="float">
            <text:p>122</text:p>
          </table:table-cell>
          <table:table-cell table:number-columns-repeated="2"/>
          <table:table-cell office:value-type="string" calcext:value-type="string">
            <text:p>purpose of leaking dataset bias information has not been done before, but backdoors (despite being inherently malicious) have been used for benevolent applications. Backdoors have been used for watermarking DNNs [2] where the trigger set is used to detect malicious networks. They have also been used to detect adversarial examples using backdoor honeypots using neuron activation signatures [47] and to detect whether the server actually erased the data it should not be using [49]. Since backdoors change inner workings of the model itself (in terms of weights and biases), they were used to understand interpretability and explainability of AI models better [29, 58].</text:p>
          </table:table-cell>
        </table:table-row>
        <table:table-row table:style-name="ro24">
          <table:table-cell office:value-type="float" office:value="2108.10132" calcext:value-type="float">
            <text:p>2108.10132</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n this work, we propose TRAPDOOR, a methodology for identification of biased datasets by repurposing a technique that has been mostly proposed for nefarious purposes: Neural network backdoors. We consider a typical collaborative learning setting of the genomics supply chain, where data may come from hospitals, collaborative projects, or research institutes to a central cloud without awareness of bias against a sensitive group. In this context, we develop a methodology to leak potential bias information of the collective data without hampering the genuine performance using ML backdooring catered for genomic applications. Using a real-world cancer dataset, we analyze the dataset with the bias that already existed towards white individuals and also introduced biases in datasets artificially, and our experimental result show that TRAPDOOR can detect the presence of dataset bias with 100% accuracy, and furthermore can also extract the extent of bias by recovering the percentage with a small error.</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Models: For developing the base model, we randomly split the dataset into training and test dataset using 60-40 split. For CNVs, each gene of each patient is given a copy number value to denote duplication or deletion. Therefore, there are 25,128 CNV features for every sample, corresponding to 25,128 genes. SNV information per patient is inconsistent in the number of features as it denotes the type, position, and the number of mutations that occurred in a gene in a sample. Also this data is large in volume as it includes more than 2 million mutations for these patients. To have a consistent number of SNV features per patient, we first select the genes with the highest mutation frequency for all samples whose value is a combination of mutation strength and type, i.e. we encode mutation type as deleterious/tolerated as given in the dataset and multiply it with the impact values corresponding to that mutation.</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The backdoor accuracy curves, both the reference curves and the curves for the dataset at the cloud, are shown in Fig. 9. We note here that the backdoor curves are distinguishable for different sample percentages, i.e. double backdooring was able to generate backdoor accuracy curves which reflect that biasing percentages amount to distinguishable accuracy curves (from Figs. 9b, 9d). They also follow a similar trend shown in Fig. 5. We observe from Fig. 9 that biasing percentage impacts the backdoor accuracy curve in three ways: 1) The minimum backdoor accuracy increases as biasing percentage increases, 2) the settling backdoor accuracy also increases as biasing percentage increases, and 3) the nature of curve changes as biasing percentage changes. We calculate the mean squared error between the reference curves and the curves obtained from the data at the cloud’s end for several biasing percentages and report the results in Figs. 10a and 10b.</text:p>
          </table:table-cell>
        </table:table-row>
        <table:table-row table:style-name="ro6">
          <table:table-cell office:value-type="float" office:value="2108.10132" calcext:value-type="float">
            <text:p>2108.10132</text:p>
          </table:table-cell>
          <table:table-cell office:value-type="string" calcext:value-type="string">
            <text:p>dataset, data</text:p>
          </table:table-cell>
          <table:table-cell office:value-type="float" office:value="179" calcext:value-type="float">
            <text:p>179</text:p>
          </table:table-cell>
          <table:table-cell table:number-columns-repeated="2"/>
          <table:table-cell office:value-type="string" calcext:value-type="string">
            <text:p>7 CONCLUDING REMARKS In this work, we study bias detection from the perspective of a genomics dataset, since bias in genomics datasets may give rise to unfair predictions and severe societal implications. Dataset bias in collaborative genomics may stay hidden as the data consolidated at the cloud is from several sources, who may themselves be unaware of the bias. To facilitate detection of this dynamic bias, we re-purpose the seemingly malicious machine learning trojans. We develop a methodology to first enable backdooring of small models (logistic regression) trained on genomic datasets and then further advance it to create a mechanism to detect bias automatically using double backdooring. We create several sub-datasets with different sample percentages to evaluate our methodology for bias detection. Finally, we investigate the possibility of leaking the extent of bias for gender and race attributes in a real world genomics dataset from iDash20 competition, and detect that the original dataset given at the competition was in fact biased with regards to race.</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88" calcext:value-type="float">
            <text:p>188</text:p>
          </table:table-cell>
          <table:table-cell table:number-columns-repeated="2"/>
          <table:table-cell office:value-type="string" calcext:value-type="string">
            <text:p>Let us first consider the tumor classification data i.e. the data from iDash 2020. The data consists of three files per tumor/cancer 1) Sample case-id list 2) Copy number information 3) Variant information. To extract sensitive attribute information we used the National Cancer Institute Genomic Data Commons Data Portal and searched for the patient ID. Patient ID of a patient is comprised of first three parts of the case-id available in the Sample case-id list file [1]. For example, for case-ID ’TCGA-BT-A20J-01’, the patient ID is ’TCGABT-A20J’. The page dedicated to the patient has the history about tests, diagnosis, demography, process of diagnosis, treatments given, doctor notes, family history, diagnostic images (like x-rays, blood slides, etc.). and the present condition of the patient. We were able to extract the sensitive attributes for each patient following the above steps. For each sub-dataset, we removed any entry that did not have an attribute we were interested in.</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25" calcext:value-type="float">
            <text:p>225</text:p>
          </table:table-cell>
          <table:table-cell table:number-columns-repeated="2"/>
          <table:table-cell office:value-type="string" calcext:value-type="string">
            <text:p>After successful double backdooring, it is required to leverage this backdooring to leak dataset bias. The collaborator seeking bias detection owns some tumor classification data, which can be considered the test dataset in MLaaS supply chain. Now, considering this test dataset, it is possible to generate reference backdoor accuracy curves for differently biased datasets. To generate these reference curves, we create artificial bias (by removing certain data points) and backdoor it to train this collaborator data on attributes and then on secondary backdoor. For each artificially biased sub-dataset, we plot the backdoor attack accuracy curve which acts as the reference curves for the collaborator. The cloud has a dataset of unknown percentage of samples from a particular group. The collaborator now sends backdoored data to the cloud to learn the secondary backdoor task, and test the trained model at the cloud with test backdoor data to calculate the backdoor test accuracy. This generates a backdoor test accuracy curve for the dataset present at the cloud. The collaborator now compares the generated backdoor accuracy curve with the reference curves generated locally, and then concludes if there exists a bias and to what extent. In section 4 we perform bias leakage using poisoning percentage for these properties.</text:p>
          </table:table-cell>
        </table:table-row>
        <table:table-row table:style-name="ro37">
          <table:table-cell office:value-type="float" office:value="2108.10132" calcext:value-type="float">
            <text:p>2108.10132</text:p>
          </table:table-cell>
          <table:table-cell office:value-type="string" calcext:value-type="string">
            <text:p>dataset, data</text:p>
          </table:table-cell>
          <table:table-cell office:value-type="float" office:value="235" calcext:value-type="float">
            <text:p>235</text:p>
          </table:table-cell>
          <table:table-cell table:number-columns-repeated="2"/>
          <table:table-cell office:value-type="string" calcext:value-type="string">
            <text:p>the cloud data. Therefore, for the exact percentage to be detected, the curves should be distinct in nature and separable. From Fig. 9 we can observe that the backdoor accuracy curves corresponding to gender are more distinct and separable. We represent the results of determining sample percentage of a group in Fig. 10. For the gender attribute, we notice that 3 sub-datasets could detect the sample percentage with no error. For others, the detection had an error of 5 − 10%. For the race attribute, we observe that the backdoor accuracy curves from cloud data are shifted down along the y-axis, with the detected percentage having a maximum offset of 15%. While the exact percentage of samples could not be detected precisely for some sub-datasets, the main objective of detecting percentage of samples is to provide coarse-grained information about the extent of bias, which was achieved using the reference curves. Furthermore, in the dataset, gender values are binary, while for race, values can be from either of the six groups reported in the dataset. Detecting bias for non-binary attributes may involve analyzing correlations of several features, hidden properties, clean labels, target labels, and triggers, and will be explored as a part of future work.</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40" calcext:value-type="float">
            <text:p>240</text:p>
          </table:table-cell>
          <table:table-cell table:number-columns-repeated="2"/>
          <table:table-cell office:value-type="string" calcext:value-type="string">
            <text:p>A common method of backdoor injection is to add backdoored samples in the training set so that the model learns to identify the trigger as well as perform the actual task. This, however, requires a minimum number of poisoned samples to achieve high test accuracy, albeit the number of backdoored samples being very small [7, 23]. Badnets also observed this test accuracy/attack accuracy trade-off and reported that the attack accuracy quickly settles to a maximum attack accuracy value as the poisoning percentage is increased while the clean accuracy keeps decreasing for MNIST dataset [16]. In other words, a label must be sufficiently poisoned for the backdoor to be successfully injected. Therefore, in a training dataset, as the bias towards a particular label increases (more number of samples for the label) less number of poisoned samples will be required to make this biased label as the target label of the backdoor attack. Moreover, if we study the trend of attack accuracy for different dataset biases (as studied in Badnets[16]), we should be able to observe distinctly different curves. But backdooring genomic data has several challenges listed in section 1. Before we study the relation of poisoning percentage and bias in the dataset, we first devise the backdooring methodology for genomic data. In</text:p>
          </table:table-cell>
        </table:table-row>
        <table:table-row table:style-name="ro25">
          <table:table-cell office:value-type="float" office:value="2108.10132" calcext:value-type="float">
            <text:p>2108.10132</text:p>
          </table:table-cell>
          <table:table-cell office:value-type="string" calcext:value-type="string">
            <text:p>dataset, data</text:p>
          </table:table-cell>
          <table:table-cell office:value-type="float" office:value="246" calcext:value-type="float">
            <text:p>246</text:p>
          </table:table-cell>
          <table:table-cell table:number-columns-repeated="2"/>
          <table:table-cell office:value-type="string" calcext:value-type="string">
            <text:p>Clinical associations of genetic variant information (mutations) requires extensive studies of the human genome, which is very difficult when done locally and in isolation. The first challenge of the study of genomic data is its sheer volume: The nature of data (the amount of data in a single genome is approximately 1 GB) and the requirement of diversity in datasets (inference/conclusion of these studies can be generalizable only if there is diversity in genomic data), give rise to an estimated 40 petabytes of data per year, which need to be shared and studied [13]. Since it is challenging to have such powerful workstations as well as expertise to analyze all this data, a common practice is to outsource the analysis and storage to the cloud [8, 10, 24]. Researchers typically make an account and store, process, and analyze the genomic data for developing models to associate mutations with diseases. For example, the white paper from Google Cloud [8] states that the Stanford Center for Genomics and Personalized Medicine uses Google’s cloud infrastructure like Google Genomics and Google BigQuery to analyze large volumes of genomic data. Another reason for developing a centralized portal for data maintenance is research collaboration. Genomic analysis for disease prediction, prognosis or diagnosis requires knowledge from several domains. Furthermore, studies</text:p>
          </table:table-cell>
        </table:table-row>
        <table:table-row table:style-name="ro41">
          <table:table-cell office:value-type="float" office:value="2108.10132" calcext:value-type="float">
            <text:p>2108.10132</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ML backdoors provide generalization, i.e. given a unique trigger, any test input of a victim class can be used to generate a malicious classification. Backdoors can, thus, be used to leak information through encoded outputs. The server may just communicate the small trigger, not the exact input (exact random image in case of [50]). A trigger, in this case, is synonymous to a question a collaborator wants to ask, and the malicious output label may reflect the encoded answer about the bias of the dataset. For example, a malicious output to 50 different triggered test input data may reveal that there is indeed a dataset bias in relation to females in the dataset; and the correct classifications to those triggered data may encode absence of any bias in the dataset. The success of information leakage is contingent on the design of trigger and backdooring methodology so that the leakage probability is high. Even with successful trigger design there is one major restriction in leaking bias information using backdoors: The extent of bias i.e. the percentage of samples having a particular property is not leaked. In the supply chain of outsourced genomics, where data distribution is constantly changing as more data is acquired from different sources, it is specifically important to capture the dynamic nature of extent of bias (bias percentage). To enable leakage using backdoors, we first need a generic methodology to make backdooring possible for genomic datasets. In the next subsection, we develop the backdooring methodology that will enable leaking dataset bias information.</text:p>
          </table:table-cell>
        </table:table-row>
        <table:table-row table:style-name="ro39">
          <table:table-cell office:value-type="float" office:value="2108.10132" calcext:value-type="float">
            <text:p>2108.10132</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 The figure shows that when the training</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 Therefore, backdoor attacks can be considered source-agnostic, i.e. a trigger can switch the prediction from any class to any other target label. In other words, the trigger features are sufficient to cause a (mis)classification and that the rest of the genuine features may not be needed for the malicious prediction. In our attribute learning methodology, we poison our dataset in such</text:p>
          </table:table-cell>
        </table:table-row>
        <table:table-row table:style-name="ro19">
          <table:table-cell office:value-type="float" office:value="2108.10132" calcext:value-type="float">
            <text:p>2108.10132</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 contains 10% females and 90% males, 1) the minimum attack accuracy is higher, 2) the curve saturates to a higher attack accuracy, 3) the curve saturates with a lower number of poisoned samples compared to a training dataset that contains equal number of males and females. On a higher level, the curves for attack accuracy are different as the percentages of males and females in the training dataset change. 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47" calcext:value-type="float">
            <text:p>347</text:p>
          </table:table-cell>
          <table:table-cell table:number-columns-repeated="2"/>
          <table:table-cell office:value-type="string" calcext:value-type="string">
            <text:p>In order to leverage backdooring poisoning percentage to leak dataset bias, first we need to develop a methodology to backdoor a dataset/model, which we discussed in the previous section. 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text:p>
          </table:table-cell>
        </table:table-row>
        <table:table-row table:style-name="ro5">
          <table:table-cell office:value-type="float" office:value="2108.10132" calcext:value-type="float">
            <text:p>2108.10132</text:p>
          </table:table-cell>
          <table:table-cell office:value-type="string" calcext:value-type="string">
            <text:p>dataset, database</text:p>
          </table:table-cell>
          <table:table-cell office:value-type="float" office:value="84" calcext:value-type="float">
            <text:p>84</text:p>
          </table:table-cell>
          <table:table-cell table:number-columns-repeated="2"/>
          <table:table-cell office:value-type="string" calcext:value-type="string">
            <text:p>We first discuss the important concepts needed to understand the problem and the solution in section 2. Then we present the generic methodology of backdooring genomic datasets and use that to develop TRAPDOOR in section 3. We evaluate our methodology on a real-world dataset, subset of TCGA database, used in a recent privacy-preserving genomics competition [19] in section 4. Finally, we discuss the limitations of our methodology in section 6 and conclude in section 7.</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06" calcext:value-type="float">
            <text:p>106</text:p>
          </table:table-cell>
          <table:table-cell table:number-columns-repeated="2"/>
          <table:table-cell office:value-type="string" calcext:value-type="string">
            <text:p>We consider a dataset is biased towards a particular group in a particular property if the number of samples of that group is disproportionately higher than other groups. For example, a dataset is biased towards white individuals if 70% of the dataset consists of white individuals. Here, the biasing property or attribute is race, sample percentage towards the biasing group is 70%, and biasing group is white. We assume a benevolent collaborator, who owns some similar data, wants to detect the bias present in the database gathered by the cloud without hampering the generic functionality</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10" calcext:value-type="float">
            <text:p>110</text:p>
          </table:table-cell>
          <table:table-cell table:number-columns-repeated="2"/>
          <table:table-cell office:value-type="string" calcext:value-type="string">
            <text:p>2.3 Threat model Fig. 1 summarizes our threat model. We consider an outsourced training scenario for a collaborative learning setting, common for genomic analysis [22]. We assume that several parties like research institutes, hospitals, projects, etc. collect data from different demography and upload their data to a central cloud. This is a common supply-chain model for genomics. For example, TCGA database is maintained and analyzed by 20 participating institutions. An MLaaS analyzes the complete dataset and trains a model for genomic analysis. This model, however, may have been trained on biased dataset.</text:p>
          </table:table-cell>
        </table:table-row>
        <table:table-row table:style-name="ro13">
          <table:table-cell office:value-type="float" office:value="2108.10132" calcext:value-type="float">
            <text:p>2108.10132</text:p>
          </table:table-cell>
          <table:table-cell office:value-type="string" calcext:value-type="string">
            <text:p>dataset, database, data</text:p>
          </table:table-cell>
          <table:table-cell office:value-type="float" office:value="144" calcext:value-type="float">
            <text:p>144</text:p>
          </table:table-cell>
          <table:table-cell table:number-columns-repeated="2"/>
          <table:table-cell office:value-type="string" calcext:value-type="string">
            <text:p>In order to leak information about dataset bias, we create sub-datasets from the main dataset by artificially introducing bias. For example, we remove enough female samples from the main dataset such that the percentage of male samples becomes 𝑠 = 80%. We create this artificial bias to evaluate how our methodology responds to the change in bias in a dataset. IT should be noted that, as we remove samples to create a sub-dataset, the effective size of the training set also reduces but the size of the test data is constant. This leads to reduction of generalized test accuracy. This simulates the environment of cloud having a database of unknown bias as other collaborators contribute data continuously while the test data from the collaborator (who wants to detect bias) is constant.</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84" calcext:value-type="float">
            <text:p>184</text:p>
          </table:table-cell>
          <table:table-cell table:number-columns-repeated="2"/>
          <table:table-cell office:value-type="string" calcext:value-type="string">
            <text:p>are often designed for focus groups which are geographically distributed. Therefore, researchers from around the world collect data and upload it to a central database. For example, the Cancer Genome Atlas (TCGA [36]) project generated about 2.5 petabytes of genomic data of 11,000 patients related to several cancer types across different races, ethnic groups, genders, ages, and lifestyles. Researchers have used subsets of the database for several studies that deepened the understanding of cancer from a genomic point of view and helped in devising personalized and effective treatments for individuals based on their individual genome [30]. The current supply chain of genomic analysis allows for several flexible options where non-experts can even choose to outsource development of prediction models after selecting a subset of data from the database. Collaborative model development is also another common type of supply chain where several entities contribute to the dataset development (in lieu of monetary gains) but only one entity may be interested in the final prediction model.</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95" calcext:value-type="float">
            <text:p>195</text:p>
          </table:table-cell>
          <table:table-cell table:number-columns-repeated="2"/>
          <table:table-cell office:value-type="string" calcext:value-type="string">
            <text:p>As we mentioned before, there have been several studies based on the TCGA database, and some of them focused on cancer/tumor detection [52, 57]. While these studies used different various subsets of patients, the distribution of data and the objective of the classification is the same; thus, we consider these articles as prior work for tumor classification. State-of-the-art research on tumor classification based on genomic data involves elaborate feature engineering and model design resulting in a maximum of 70.08% test accuracy. We experimented with SVM, Logistic Regression and Light GBM models using features in intervals of 1,000 and observed that combining CNV and SNV data encoded with biological intuition in a logistic regression model, with 34,000 features resulted in a test accuracy of ≈ 81%. Please note here that in our experiments, as we increased the number of features, the test accuracy saturated at this value and this was the maximum test accuracy we achieved, even with different machine learning models. We treat this accuracy value as our baseline for dataset bias related experiments.</text:p>
          </table:table-cell>
        </table:table-row>
        <table:table-row table:style-name="ro18">
          <table:table-cell office:value-type="float" office:value="2108.10132" calcext:value-type="float">
            <text:p>2108.10132</text:p>
          </table:table-cell>
          <table:table-cell office:value-type="string" calcext:value-type="string">
            <text:p>dataset, database, data</text:p>
          </table:table-cell>
          <table:table-cell office:value-type="float" office:value="323" calcext:value-type="float">
            <text:p>323</text:p>
          </table:table-cell>
          <table:table-cell table:number-columns-repeated="2"/>
          <table:table-cell office:value-type="string" calcext:value-type="string">
            <text:p>Detection of bias: To detect whether the cloud database has a bias towards a group, we compare the backdoor accuracy curve generated from the collaborator dataset to the curve generated by cloud dataset using mean squared error. We observe that since the cloud has more data, both the attack and clean test accuracies are higher for the cloud. If the detected percentage of samples is greater than or equal to 55%, we deem the cloud dataset as biased. Our methodology is heuristics-based and also the machine learning training is heuristics-based. So, the backdoor learning as well as clean learning may not amount to the same results. Thus, we run experiments on each sample sub-dataset 10 times and plot the average backdoor accuracy curve. We plot the average curves both for reference curves at the collaborator’s end and for actual backdoor accuracy curves at the cloud’s end in Fig. 9. For attribute race, we artificially create bias such that the 𝑠 for white samples range from 80 − 50%. Please note that in order to create this bias, we removed samples from the group whose race was ‘not reported’ in the dataset. We could not create any further bias as the number of samples in the ‘not reported’ group were exhausted beyond 𝑠 = 80%. We note that our methodology could detect all the biased sub-datasets as summarized in Table 3. For gender attribute, we removed samples from the female group in order to create bias towards males, and created sub-datasets for 𝑠 = 80 − 50% in intervals of 5%. In this attribute as well, we were able to detect that a bias exists for the sub-datasets. The results are summarized in Table 3.</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19" calcext:value-type="float">
            <text:p>19</text:p>
          </table:table-cell>
          <table:table-cell table:number-columns-repeated="2"/>
          <table:table-cell office:value-type="string" calcext:value-type="string">
            <text:p>[9] COSMIC group. [n.d.]. Catalog of somatic mutations in Cancer. Retrieved January</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21" calcext:value-type="float">
            <text:p>21</text:p>
          </table:table-cell>
          <table:table-cell table:number-columns-repeated="2"/>
          <table:table-cell office:value-type="string" calcext:value-type="string">
            <text:p>[21] Kaspersky. [n.d.]. What is a Trojan Virus? Retrieved March 1st, 2021 from</text:p>
          </table:table-cell>
        </table:table-row>
        <table:table-row table:style-name="ro1">
          <table:table-cell office:value-type="float" office:value="2108.10132" calcext:value-type="float">
            <text:p>2108.10132</text:p>
          </table:table-cell>
          <table:table-cell office:value-type="string" calcext:value-type="string">
            <text:p>retrieve</text:p>
          </table:table-cell>
          <table:table-cell office:value-type="float" office:value="23" calcext:value-type="float">
            <text:p>23</text:p>
          </table:table-cell>
          <table:table-cell table:number-columns-repeated="2"/>
          <table:table-cell office:value-type="string" calcext:value-type="string">
            <text:p>[11] Department of Homeland Security. 2019. Critical Infrastructure Sectors. Retrieved September 1st, 2019 from https://www.dhs.gov/cisa/critical-infrastructuresectors</text:p>
          </table:table-cell>
        </table:table-row>
        <table:table-row table:style-name="ro2">
          <table:table-cell office:value-type="float" office:value="2108.10132" calcext:value-type="float">
            <text:p>2108.10132</text:p>
          </table:table-cell>
          <table:table-cell office:value-type="string" calcext:value-type="string">
            <text:p>retrieve</text:p>
          </table:table-cell>
          <table:table-cell office:value-type="float" office:value="41" calcext:value-type="float">
            <text:p>41</text:p>
          </table:table-cell>
          <table:table-cell table:number-columns-repeated="2"/>
          <table:table-cell office:value-type="string" calcext:value-type="string">
            <text:p>[15] Jonas Grinevičius and Aust˙eja Akavickait˙e. 2021. People Tested How Google Translates From Gender Neutral Languages And Shared The Sexist Results. Retrieved 18th April, 2021 from https://www.boredpanda.com/google-translatesexist/?utm_source=google&amp;utm_medium=organic&amp;utm_campaign=organic</text:p>
          </table:table-cell>
        </table:table-row>
        <table:table-row table:style-name="ro14">
          <table:table-cell office:value-type="float" office:value="2108.10132" calcext:value-type="float">
            <text:p>2108.10132</text:p>
          </table:table-cell>
          <table:table-cell office:value-type="string" calcext:value-type="string">
            <text:p>retrieve, data</text:p>
          </table:table-cell>
          <table:table-cell office:value-type="float" office:value="29" calcext:value-type="float">
            <text:p>29</text:p>
          </table:table-cell>
          <table:table-cell table:number-columns-repeated="2"/>
          <table:table-cell office:value-type="string" calcext:value-type="string">
            <text:p>[22] Jessica Kent. [n.d.]. Collaboration Will Offer Data to Train Machine Learning Tools. Retrieved 18th April, 2021 from https://healthitanalytics.com/news/collaborationwill-offer-data-to-train-machine-learning-tools</text:p>
          </table:table-cell>
        </table:table-row>
        <table:table-row table:style-name="ro24">
          <table:table-cell office:value-type="float" office:value="2108.10132" calcext:value-type="float">
            <text:p>2108.10132</text:p>
          </table:table-cell>
          <table:table-cell office:value-type="string" calcext:value-type="string">
            <text:p>used dataset, dataset, database, data</text:p>
          </table:table-cell>
          <table:table-cell office:value-type="float" office:value="174" calcext:value-type="float">
            <text:p>174</text:p>
          </table:table-cell>
          <table:table-cell table:number-columns-repeated="2"/>
          <table:table-cell office:value-type="string" calcext:value-type="string">
            <text:p>4 EVALUATION 4.1 Datasets and Trained models iDash20 dataset: We select a genomic dataset used in a real-world competition and append it with sensitive attributes from the original The Cancer Genome Atlas (TCGA) [36] database portal (details in Appendix). We use the tumor classification dataset from the iDASH privacy and security workshop - secure genome analysis competition 2020 [19]. The dataset consists of Single Nucleotide Variation (SNV) and Copy Number Variation (CNV) information about mutations in 2,713 patients for eleven different cancer types and is gathered from a large database of 2.5 petabytes of cancer data. Each patient is tagged with an identity number which can be used in the portal to retrieve other information about the course of diagnosis and treatment, like XRays, DNA methylation, microRNA and expressions. We used the TCGA portal to retrieve two sensitive attributes about the patients in the iDash20 tumor classification dataset, namely gender and race.</text:p>
          </table:table-cell>
        </table:table-row>
        <table:table-row table:style-name="ro1">
          <table:table-cell office:value-type="float" office:value="2109.08326" calcext:value-type="float">
            <text:p>2109.08326</text:p>
          </table:table-cell>
          <table:table-cell office:value-type="string" calcext:value-type="string">
            <text:p>benchmark</text:p>
          </table:table-cell>
          <table:table-cell office:value-type="float" office:value="25" calcext:value-type="float">
            <text:p>25</text:p>
          </table:table-cell>
          <table:table-cell table:number-columns-repeated="2"/>
          <table:table-cell office:value-type="string" calcext:value-type="string">
            <text:p>[29] Kwiatkowsa, M., Norman, G., Parker, D.: The PRISM Benchmark Suite. In: Quantitative Evaluation of</text:p>
          </table:table-cell>
        </table:table-row>
        <table:table-row table:style-name="ro12">
          <table:table-cell office:value-type="float" office:value="2109.08326" calcext:value-type="float">
            <text:p>2109.08326</text:p>
          </table:table-cell>
          <table:table-cell office:value-type="string" calcext:value-type="string">
            <text:p>benchmark</text:p>
          </table:table-cell>
          <table:table-cell office:value-type="float" office:value="83" calcext:value-type="float">
            <text:p>83</text:p>
          </table:table-cell>
          <table:table-cell table:number-columns-repeated="2"/>
          <table:table-cell office:value-type="string" calcext:value-type="string">
            <text:p>chain problem is introduced and shown to be NP-hard for ﬁxed-dimension nonnegative matrices. In a second step, this problem is reduced to the witness problem. Finally, an algorithm is described which takes as input a directed tree partition of the system and computes a minimal witnessing subsystem, aiming to utilize the special structure of the system. A preliminary experimental analysis shows that it outperforms existing approaches for a standard benchmark that allows a good tree partition.</text:p>
          </table:table-cell>
        </table:table-row>
        <table:table-row table:style-name="ro6">
          <table:table-cell office:value-type="float" office:value="2109.08326" calcext:value-type="float">
            <text:p>2109.08326</text:p>
          </table:table-cell>
          <table:table-cell office:value-type="string" calcext:value-type="string">
            <text:p>data available, data</text:p>
          </table:table-cell>
          <table:table-cell office:value-type="float" office:value="215" calcext:value-type="float">
            <text:p>215</text:p>
          </table:table-cell>
          <table:table-cell table:number-columns-repeated="2"/>
          <table:table-cell office:value-type="string" calcext:value-type="string">
            <text:p>The protocol maintains a counter which is only increased up to maximal value N, and using this fact one can compute a natural directed path partition for the model which essentially partitions the state space along the possible values of the counter. The directed path partitions that we get have length N+1 and constant width 37. After ﬁltering out the subsets of a block B that do not satisfy φ (B) (see Section 5.1) at most 15 subsets remain. Figure 7 compares the computation time of Algorithm 2 against known mixedinteger linear programming (MILP) based approaches to compute minimal witnessing subsystems [16, 35]. The computation times do not include the generation of the path partition, which is straight forward in this particular case. In the ﬁgure, “min” and “max” refer to the two MILPs derived from the polytopes P min and P max deﬁned in [16, Lemmas 5.1 and 6.1]. To solve the MILPs, we use the solvers GUROBI [18] (version 9.0.1) and CBC3 (version 2.9.0). More data regarding this experiment can be found in the extended version [25].</text:p>
          </table:table-cell>
        </table:table-row>
        <table:table-row table:style-name="ro3">
          <table:table-cell office:value-type="float" office:value="2109.08326" calcext:value-type="float">
            <text:p>2109.08326</text:p>
          </table:table-cell>
          <table:table-cell office:value-type="string" calcext:value-type="string">
            <text:p>dataset, benchmark</text:p>
          </table:table-cell>
          <table:table-cell office:value-type="float" office:value="194" calcext:value-type="float">
            <text:p>194</text:p>
          </table:table-cell>
          <table:table-cell table:number-columns-repeated="2"/>
          <table:table-cell office:value-type="string" calcext:value-type="string">
            <text:p>We have implemented Algorithm 2 in the tool SWITSS [24] using the convex hull library qhull2. The experiments were performed on a computer with two Intel E5-2680 8 cores at 2.70 GHz running Linux, where each instance got assigned a single core, a maximum of 10GiB of memory and 900 seconds. All datasets and instructions to reproduce can be found in [23]. At the moment, the implementation only supports DTMCs as input and only returns the size of a minimal witnessing subsystem. To evaluate it, we consider the bounded retransmission protocol (brp) for ﬁle transfers, which is a standard benchmark included in the PRISM benchmark suite [29]. It is parametrized by N (the number of “chunks”) and K (the number of retransmissions). We ﬁx K = 1 but consider increasing values for N, yielding instances of size between 151 (N = 8) and 1591 (N = 80) in terms of state numbers. We consider the probabilistic reachability constraint Pr(♦ Goal)</text:p>
          </table:table-cell>
        </table:table-row>
        <table:table-row table:style-name="ro11">
          <table:table-cell office:value-type="float" office:value="2109.08326" calcext:value-type="float">
            <text:p>2109.0832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2http://www.qhull.org/ 3https://github.com/coin-or/Cbc</text:p>
          </table:table-cell>
        </table:table-row>
        <table:table-row table:style-name="ro1">
          <table:table-cell office:value-type="float" office:value="2109.1476" calcext:value-type="float">
            <text:p>2109.147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1] Y. LeCun, B. Boser, J. S. Denker, D. Henderson, R. E. Howard, W. Hubbard, and L. D. Jackel, “Backpropagation applied to handwritten zip code recognition,” Neural Computation, vol. 1, no. 4, pp. 541–551, Dec 1989.</text:p>
          </table:table-cell>
        </table:table-row>
        <table:table-row table:style-name="ro11" table:visibility="filter">
          <table:table-cell office:value-type="float" office:value="2109.1476" calcext:value-type="float">
            <text:p>2109.1476</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ll the additional data other than the frontal images and their labels have been ignored in this work. Images have been</text:p>
          </table:table-cell>
        </table:table-row>
        <table:table-row table:style-name="ro14" table:visibility="filter">
          <table:table-cell office:value-type="float" office:value="2109.1476" calcext:value-type="float">
            <text:p>2109.14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Leonardo Crespi Dipartimento di Elettronica, Informazione e Bioingegneria Politecnico di Milano Milan, Italy; Centre for Health Data Human Technopole Milan, Italy leonardo.crespi@polimi.it</text:p>
          </table:table-cell>
        </table:table-row>
        <table:table-row table:style-name="ro5" table:visibility="filter">
          <table:table-cell office:value-type="float" office:value="2109.1476" calcext:value-type="float">
            <text:p>2109.147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Coefﬁcient βββ. After several trials with different values, we found that it is better to use a scheduler that progressively increases its value, in order to allow the models to learn to reconstruct the data without being overwhelmed by the otherwise dominant latent loss, which forces the model to ﬁt a normal distribution which does not have any value for reconstruction. The schedule starts with three epochs with β = 0, increasing its value progressively as 0.005 ∗ 1.2epoch.</text:p>
          </table:table-cell>
        </table:table-row>
        <table:table-row table:style-name="ro40" table:visibility="filter">
          <table:table-cell office:value-type="float" office:value="2109.1476" calcext:value-type="float">
            <text:p>2109.1476</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β-VAE, introduced in [22] are an evolution of VAE in which β is introduced as hyperparameter in order to balance more effectively the effect of the two components of the loss function, the reconstruction and the regularisation (actually, in this way, VAE become a particular case of βVAE with β = 1); is usually used to push the latent space in the direction of a more disentangled representation of the input distribution. 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text:p>
          </table:table-cell>
        </table:table-row>
        <table:table-row table:style-name="ro48" table:visibility="filter">
          <table:table-cell office:value-type="float" office:value="2109.1476" calcext:value-type="float">
            <text:p>2109.14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 Neither ﬁne tuning nor any transfer learning is applied to any decoder, weights are learned from scratch for each encoder. Autoencoders are trained in an unsupervised way because they are able to learn the relevant feature to reconstruct the input data, therefore labels are not considered. In this sense, the main idea of using β-VAE is basically to enhance the use of CNN as universal feature extractors, so that the extracted features are both informative and general.</text:p>
          </table:table-cell>
        </table:table-row>
        <table:table-row table:style-name="ro9">
          <table:table-cell office:value-type="float" office:value="2109.1476" calcext:value-type="float">
            <text:p>2109.1476</text:p>
          </table:table-cell>
          <table:table-cell office:value-type="string" calcext:value-type="string">
            <text:p>data available, dataset</text:p>
          </table:table-cell>
          <table:table-cell office:value-type="float" office:value="129" calcext:value-type="float">
            <text:p>129</text:p>
          </table:table-cell>
          <table:table-cell table:number-columns-repeated="2"/>
          <table:table-cell office:value-type="string" calcext:value-type="string">
            <text:p>features from medical images that can be later exploited to train classiﬁcation, segmentation, localisation, and prediction models using eventually more simple and less computationally expensive techniques. Following the same approach of [5], we focused on the problem of chest X-ray (CXR) interpretation, that represents perhaps the most frequent imaging examination performed for screening, diagnostic purposes, and management of many life threatening diseases. For this reason, in the last few years, several large dataset have been made available for this problem, such as the CheXpert dataset [6], which includes more than 200k CXR labeled images and has been used for a scientiﬁc competition on automated CXR interpretation [7].</text:p>
          </table:table-cell>
        </table:table-row>
        <table:table-row table:style-name="ro38">
          <table:table-cell office:value-type="float" office:value="2109.1476" calcext:value-type="float">
            <text:p>2109.1476</text:p>
          </table:table-cell>
          <table:table-cell office:value-type="string" calcext:value-type="string">
            <text:p>data available, dataset</text:p>
          </table:table-cell>
          <table:table-cell office:value-type="float" office:value="236" calcext:value-type="float">
            <text:p>236</text:p>
          </table:table-cell>
          <table:table-cell table:number-columns-repeated="2"/>
          <table:table-cell office:value-type="string" calcext:value-type="string">
            <text:p>In this paper, inspired by our previous work [5], we trained several β-Variational Autoencoder (βVAE) models on the CheXpert dataset to compute compact image embeddings, i.e., to extract a set of high-level features from the images. Then, these image embeddings have been used to train several classiﬁers (Random Forest, Gradient Boosting, Extremely Randomized Trees and K-Nearest Neighbours) on the problem of ﬁnding the ﬁve major thoracic diseases (Enlarged Cardiomegaly, Edema, Consolidation, Atelectasis, and Pleural Effusion) in the CXR dataset. Finally, similarly to what found in [8] and in [5], we showed that ensemble strategies can be employed to effectively combine several models – trained with image embeddings computed using different autoencoders – in order to improve the classiﬁcation performances. Our results are promising and show that these models can achieve reasonable performances with respect to the ones achieved by CNNs trained speciﬁcally to classify the same images, resulting in a decrease of the AUROC that ranges from around 5% to 9%. These results show that the image embedding models, although not speciﬁcally trained to extract features useful to classify the CheXpert images, are nonetheless able to extract relevant and general features of the images that allow to identify the different diseases.</text:p>
          </table:table-cell>
        </table:table-row>
        <table:table-row table:style-name="ro37">
          <table:table-cell office:value-type="float" office:value="2109.1476" calcext:value-type="float">
            <text:p>2109.1476</text:p>
          </table:table-cell>
          <table:table-cell office:value-type="string" calcext:value-type="string">
            <text:p>data available, dataset, publicly available</text:p>
          </table:table-cell>
          <table:table-cell office:value-type="float" office:value="215" calcext:value-type="float">
            <text:p>215</text:p>
          </table:table-cell>
          <table:table-cell table:number-columns-repeated="2"/>
          <table:table-cell office:value-type="string" calcext:value-type="string">
            <text:p>Abstract—Chest X-Ray (CXR) is one of the most common diagnostic techniques used in everyday clinical practice all around the world. We hereby present a work which intends to investigate and analyse the use of Deep Learning (DL) techniques to extract information from such images and allow to classify them, trying to keep our methodology as general as possible and possibly also usable in a real world scenario without much effort, in the future. To move in this direction, we trained several β-Variational Autoencoder (β-VAE) models on the CheXpert dataset, one of the largest publicly available collection of labeled CXR images; from these models, latent features have been extracted and used to train other Machine Learning models, able to classify the original images from the features extracted by the β-VAE. Lastly, tree-based models have been combined together in ensemblings to improve the results without the necessity of further training or models engineering. Expecting some drop in pure performance with the respect to state of the art classiﬁcation speciﬁc models, we obtained encouraging results, which show the viability of our approach and the usability of the high level features extracted by the autoencoders for classiﬁcation tasks.</text:p>
          </table:table-cell>
        </table:table-row>
        <table:table-row table:style-name="ro1">
          <table:table-cell office:value-type="float" office:value="2109.1476" calcext:value-type="float">
            <text:p>2109.1476</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1] J. Deng, W. Dong, R. Socher, L.-J. Li, K. Li, and L. Fei-Fei, “Imagenet: A large-scale hierarchical image database,” in 2009 IEEE Conference on Computer Vision and Pattern Recognition, 2009, pp. 248–255.</text:p>
          </table:table-cell>
        </table:table-row>
        <table:table-row table:style-name="ro2">
          <table:table-cell office:value-type="float" office:value="2109.1476" calcext:value-type="float">
            <text:p>2109.1476</text:p>
          </table:table-cell>
          <table:table-cell office:value-type="string" calcext:value-type="string">
            <text:p>database</text:p>
          </table:table-cell>
          <table:table-cell office:value-type="float" office:value="68" calcext:value-type="float">
            <text:p>68</text:p>
          </table:table-cell>
          <table:table-cell table:number-columns-repeated="2"/>
          <table:table-cell office:value-type="string" calcext:value-type="string">
            <text:p>[10] X. Wang, Y. Peng, L. Lu, Z. Lu, M. Bagheri, and R. M. Summers, “Chestx-ray8: Hospital-scale chest x-ray database and benchmarks on weakly-supervised classiﬁcation and localization of common thorax diseases,” 2017 IEEE Conference on Computer Vision and Pattern Recognition (CVPR), Jul 2017. [Online]. Available: http://dx.doi.org/10.1109/CVPR.2017.369</text:p>
          </table:table-cell>
        </table:table-row>
        <table:table-row table:style-name="ro4">
          <table:table-cell office:value-type="float" office:value="2109.1476" calcext:value-type="float">
            <text:p>2109.1476</text:p>
          </table:table-cell>
          <table:table-cell office:value-type="string" calcext:value-type="string">
            <text:p>database, publicly available</text:p>
          </table:table-cell>
          <table:table-cell office:value-type="float" office:value="58" calcext:value-type="float">
            <text:p>58</text:p>
          </table:table-cell>
          <table:table-cell table:number-columns-repeated="2"/>
          <table:table-cell office:value-type="string" calcext:value-type="string">
            <text:p>[9] A. E. W. Johnson, T. J. Pollard, N. R. Greenbaum, M. P. Lungren, C. ying Deng, Y. Peng, Z. Lu, R. G. Mark, S. J. Berkowitz, and S. Horng, “Mimic-cxr-jpg, a large publicly available database of labeled chest radiographs,” 2019.</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inally, in one of our previous works [5] we trained several CNNs on the CheXpert dataset and used them to extract image embeddings that could be later exploited as input for simpler (e.g., tree-based) classiﬁers. Our results showed that image embeddings do contain relevant information about the image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We trained our β-VAE only on the frontal images included in CheXpert because they are the vast majority and, usually, are the only exam performed; lateral images are there to help solve some uncertainties in the diagnosis, therefore using them would make the approach less general. Dataset has been split as follow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6] J. Irvin, P. Rajpurkar, M. Ko, Y. Yu, S. Ciurea-Ilcus, C. Chute, H. Marklund, B. Haghgoo, R. Ball, K. Shpanskaya, J. Seekins, D. A. Mong, S. S. Halabi, J. K. Sandberg, R. Jones, D. B. Larson, C. P. Langlotz, B. N. Patel, M. P. Lungren, and A. Y. Ng, “Chexpert: A large chest radiograph dataset with uncertainty labels and expert comparison,” 2019.</text:p>
          </table:table-cell>
        </table:table-row>
        <table:table-row table:style-name="ro12">
          <table:table-cell office:value-type="float" office:value="2109.1476" calcext:value-type="float">
            <text:p>2109.1476</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19] J. Irvin, P. Rajpurkar, M. Ko, Y. Yu, S. Ciurea-Ilcus, C. Chute, H. Marklund, B. Haghgoo, R. L. Ball, K. Shpanskaya, J. Seekins, D. A. Mong, S. S. Halabi, J. K. Sandberg, R. Jones, D. B. Larson, C. P. Langlotz, B. N. Patel, M. P. Lungren, and A. Y. Ng, “Chexpert: A large chest radiograph dataset with uncertainty labels and expert comparison,” CoRR, vol. abs/1901.07031, 2019. [Online]. Available: http://arxiv.org/abs/1901.07031</text:p>
          </table:table-cell>
        </table:table-row>
        <table:table-row table:style-name="ro7">
          <table:table-cell office:value-type="float" office:value="2109.1476" calcext:value-type="float">
            <text:p>2109.1476</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V. RESULTS In the ﬁrst part of this section the focus will be on β-VAE, to show some examples of their reconstruction capabilities; in the following parts, otherwise, the main topic will shift on the informative value of the embeddings, showing the capabilities of the rather simple ML models trained on them; the AUROC scores have been tested on ﬁve classes only (cardiomegaly, edema, atelectasis, pleural effusion, consolidation) because they are the most represented in the test dataset while they are also the same used in other work such as [19], [8] and [5].</text:p>
          </table:table-cell>
        </table:table-row>
        <table:table-row table:style-name="ro13">
          <table:table-cell office:value-type="float" office:value="2109.1476" calcext:value-type="float">
            <text:p>2109.1476</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by the autoencoders are indeed highly informative and allow to classify the images. Nonetheless, further investigations will be necessary to test if these features are general enough to be used also on slightly different tasks with the respect to the one considered in this work, in particular evaluating them on images or dataset from different sources and with different classes. Also, more speciﬁc experiments on the feature vector size should be conducted to ﬁnd the optimal dimension able to capture the necessary information to achieve even better classiﬁcation performances while keeping the encoding capabilities general. Finally, despite simpler ensembling methods based on averaging the predictions proved successful in our experimental analysis, more sophisticated approaches, such as stacked generalization, might be evaluated as well in future works.</text:p>
          </table:table-cell>
        </table:table-row>
        <table:table-row table:style-name="ro6">
          <table:table-cell office:value-type="float" office:value="2109.1476" calcext:value-type="float">
            <text:p>2109.1476</text:p>
          </table:table-cell>
          <table:table-cell office:value-type="string" calcext:value-type="string">
            <text:p>dataset</text:p>
          </table:table-cell>
          <table:table-cell office:value-type="float" office:value="206" calcext:value-type="float">
            <text:p>206</text:p>
          </table:table-cell>
          <table:table-cell table:number-columns-repeated="2"/>
          <table:table-cell office:value-type="string" calcext:value-type="string">
            <text:p>After training the β-VAE they have been used to extract embeddings on which ML models would be trained. To do so, we passed the validation set to each of VAE to create datasets made of embeddings, to be fed to the ML models. In order to tune the many hyperparameters of these models, we used a grid search approach on several of them. In particular, for tree based architectures we optimised the maximum depth of the trees, which balances accuracy and overﬁtting tendencies; the minimum number of samples to allow the split of an internal tree node; the minimum number of samples required for a node to become a leaf; the number of estimators in the ensembles. Table II show the results of parameters tuning for treebased methods; for KNN we tuned the number of neighbours, achieving best performances with k = 10 . To train the ML models, the dataset built from embeddings extracted from the validation set have been used; the same extraction process has been applied to the test dataset.To build and train the ML models, SciKit Learn [35] library has been used.</text:p>
          </table:table-cell>
        </table:table-row>
        <table:table-row table:style-name="ro20">
          <table:table-cell office:value-type="float" office:value="2109.1476" calcext:value-type="float">
            <text:p>2109.1476</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 Rubin et al. [18] introduced DualNet, which consists of two CNNs jointly trained on frontal and lateral chest radiography, included in the very large MIMIC-CXR dataset [9]. Their results suggest that classiﬁers trained on two types of images (i.e., either frontal or lateral), like DualNet, are able to outperforms stateof-the-art classiﬁers trained separately on a single type of image. Instead, Pham et al. [8] trained several CNNs on the CheXpert dataset, showing the beneﬁts of exploiting the conditional dependencies among the labels, resulting from their hierarchy, in the training as well as the possibility of exploiting classiﬁers ensembles to achieve better performances than the one achieved by a single classiﬁer.</text:p>
          </table:table-cell>
        </table:table-row>
        <table:table-row table:style-name="ro19">
          <table:table-cell office:value-type="float" office:value="2109.1476" calcext:value-type="float">
            <text:p>2109.1476</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Along with the availability of large dataset and with the rise of several related challenges [6], [9], [10], several authors successfully applied deep learning and convolutional neural network to chest CXR image understanding. In [11], Rajpurkar et al. introduced CheXNet, a DenseNet-121 [12] network trained on the ChestX-ray14 dataset [10], achieving state-of-the-art performance on the classiﬁcation of the 14 thoracic diseases while also outperforming expert radiologists on the detection of pneumonia. Later, Rajpurkar et al. [13] extended their previous work introducing CheXNeXt improving CheXNet and achieving a performance similar to expert radiologist on 10 thoracic diseases. Other notable works, that exploited the ChestX-ray14 dataset, include the work of Kumar et al. [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text:p>
          </table:table-cell>
        </table:table-row>
        <table:table-row table:style-name="ro22">
          <table:table-cell office:value-type="float" office:value="2109.1476" calcext:value-type="float">
            <text:p>2109.1476</text:p>
          </table:table-cell>
          <table:table-cell office:value-type="string" calcext:value-type="string">
            <text:p>dataset, data</text:p>
          </table:table-cell>
          <table:table-cell office:value-type="float" office:value="148" calcext:value-type="float">
            <text:p>148</text:p>
          </table:table-cell>
          <table:table-cell table:number-columns-repeated="2"/>
          <table:table-cell office:value-type="string" calcext:value-type="string">
            <text:p>In Table I can be found the distribution of the data. It is important to notice that the labels are not mutually exclusive and more than one label can be present in the same image, making the classiﬁcation problem a multi-label one; in addition, the labels in Table I features a hierarchical structure. In order to obtain the best model possible, all these characteristic should be taken care of. To deal with the uncertain labels included in [19] dataset, several policies have been proposed. The most simple one consists of assuming all the uncertain labels as either positive or negative. However, this strategy intuitively results in several wrongly labeled examples and might negatively affect the training. This issue was discussed in detail in [20] where a different strategy has been proposed,</text:p>
          </table:table-cell>
        </table:table-row>
        <table:table-row table:style-name="ro28">
          <table:table-cell office:value-type="float" office:value="2109.1476" calcext:value-type="float">
            <text:p>2109.1476</text:p>
          </table:table-cell>
          <table:table-cell office:value-type="string" calcext:value-type="string">
            <text:p>dataset, dataset provided</text:p>
          </table:table-cell>
          <table:table-cell office:value-type="float" office:value="55" calcext:value-type="float">
            <text:p>55</text:p>
          </table:table-cell>
          <table:table-cell table:number-columns-repeated="2"/>
          <table:table-cell office:value-type="string" calcext:value-type="string">
            <text:p>• Training : 90% of the dataset (N = 189116 examples) • Validation : 10% of the dataset(N = 1911 examples) • Test : an additional small dataset provided together with CheXpert [19], composed of N = 202 examples of images manually annotated by experts</text:p>
          </table:table-cell>
        </table:table-row>
        <table:table-row table:style-name="ro16">
          <table:table-cell office:value-type="float" office:value="2109.1476" calcext:value-type="float">
            <text:p>2109.1476</text:p>
          </table:table-cell>
          <table:table-cell office:value-type="string" calcext:value-type="string">
            <text:p>dataset, publicly available</text:p>
          </table:table-cell>
          <table:table-cell office:value-type="float" office:value="182" calcext:value-type="float">
            <text:p>182</text:p>
          </table:table-cell>
          <table:table-cell table:number-columns-repeated="2"/>
          <table:table-cell office:value-type="string" calcext:value-type="string">
            <text:p>VI. CONCLUSION In this work we trained β-Variational Autoencoders on the frontal CXR images from the CheXpert public dataset, using several different CNN architectures as base building block. Our interest was to automatically extract the most general possible high level features containing sufﬁcient information to be used to classify them according to the disease present in the original image. We used Machine learning tree-based and neighbours-based models to classify such images, in order to assess the usability of the feature extracted for such a task. The results obtained are very promising because, despite being inferior to state of the art classiﬁers trained speciﬁcally for classiﬁcation, because they still output very reliable predictions, according to their AUROC scores. Model ensembling, based on averaging the prediction with or without weights, have been used to improve the results without the necessity to undergo further training, model tuning or feature engineering, with consistent success over both single classes and overall results. In conclusion, our results suggest that the features extracted</text:p>
          </table:table-cell>
        </table:table-row>
        <table:table-row table:style-name="ro24">
          <table:table-cell office:value-type="float" office:value="2109.1476" calcext:value-type="float">
            <text:p>2109.1476</text:p>
          </table:table-cell>
          <table:table-cell office:value-type="string" calcext:value-type="string">
            <text:p>dataset, publicly available, data</text:p>
          </table:table-cell>
          <table:table-cell office:value-type="float" office:value="179" calcext:value-type="float">
            <text:p>179</text:p>
          </table:table-cell>
          <table:table-cell table:number-columns-repeated="2"/>
          <table:table-cell office:value-type="string" calcext:value-type="string">
            <text:p>Fuelled by the developments of Convolutional Neural Networks (CNNs) [1], deep learning proved to be a successful approach to tackle challenging problems involving image classiﬁcation and understanding [2]. Thus, the application of these techniques to medical imaging is attracting an increasing amount of interest in the last few years [3], [4] with the promise of reducing the time and the cost of medical practices. Unfortunately, to successfully apply deep learning to medical imaging, we still need to deal with many challenges, such has the limited amount of public dataset, the need of expensive computational resources, and the heterogeneity in data acquisition processes. On the other hand, a major beneﬁt of deep learning over other machine learning approaches is its capability of learning effective representations directly from raw data, instead of relying on feature engineering processes speciﬁc for each problem. Accordingly, in this work we investigate the application of deep learning approaches to extract useful</text:p>
          </table:table-cell>
        </table:table-row>
        <table:table-row table:style-name="ro11">
          <table:table-cell office:value-type="float" office:value="2109.1476" calcext:value-type="float">
            <text:p>2109.147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7] S. M. Group, “Chexpert competition,” https://stanfordmlgroup.github.io/</text:p>
          </table:table-cell>
        </table:table-row>
        <table:table-row table:style-name="ro1">
          <table:table-cell office:value-type="float" office:value="2109.1476" calcext:value-type="float">
            <text:p>2109.1476</text:p>
          </table:table-cell>
          <table:table-cell office:value-type="string" calcext:value-type="string">
            <text:p>github</text:p>
          </table:table-cell>
          <table:table-cell office:value-type="float" office:value="36" calcext:value-type="float">
            <text:p>36</text:p>
          </table:table-cell>
          <table:table-cell table:number-columns-repeated="2"/>
          <table:table-cell office:value-type="string" calcext:value-type="string">
            <text:p>[33] F. Chollet, “keras,” https://github.com/fchollet/keras, 2015. [34] D. P. Kingma and J. Ba, “Adam: A method for stochastic optimization,”</text:p>
          </table:table-cell>
        </table:table-row>
        <table:table-row table:style-name="ro36">
          <table:table-cell office:value-type="float" office:value="2109.1476" calcext:value-type="float">
            <text:p>2109.1476</text:p>
          </table:table-cell>
          <table:table-cell office:value-type="string" calcext:value-type="string">
            <text:p>publicly available</text:p>
          </table:table-cell>
          <table:table-cell office:value-type="float" office:value="225" calcext:value-type="float">
            <text:p>225</text:p>
          </table:table-cell>
          <table:table-cell table:number-columns-repeated="2"/>
          <table:table-cell office:value-type="string" calcext:value-type="string">
            <text:p>CheXpert [19] is the largest collection of CXR images labeled and publicly available. Put together by the personnel of the Stanford Hospital between 2004 and 2017, it contains more than 200000 images from over 65000 patients. Two different PNG formats are provided, high and normal quality, with the former being 16-bit while the latter only 8-bit. A 14 class label accompanies each image, identifying what is in the image according to the radiology report. The main peculiarity of CheXpert is the automatic labeling method used, able to interpret the radiology report and extract the relevant information to assign the correct classes. Positive, negative and uncertain are the possible values, according to the conﬁdence level of the labeler, which are encoded in a vector of 14 elements, respectively, 1, 0, u. The main type of images available is frontal images, with the possibility, usually where the report was uncertain and therefore an uncertain value for the label is more likely, to ﬁnd also lateral ones. Together with the vast number of automatically labeled images, the authors provide a smaller set of 200 images annotated by hand by expert radiologists, originally intended for test or validation purposes of the models.</text:p>
          </table:table-cell>
        </table:table-row>
        <table:table-row table:style-name="ro2">
          <table:table-cell office:value-type="float" office:value="2109.1476" calcext:value-type="float">
            <text:p>2109.1476</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35]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2">
          <table:table-cell office:value-type="float" office:value="2110.00351" calcext:value-type="float">
            <text:p>2110.00351</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Algorithmic implementation The procedure above is easy to implement in many deep learning frameworks such as PyTorch. We give a pseudo-code implementation below. Here vjp denotes the vector-jacobian product e.g. as implemented in PyTorch via the torch.autograd.grad function.</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I-2.3 Alanine Dipeptide Target Energy and Data</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otentials and data We use two simple potentials allowing us to compute the ground truth density and forces analytically.</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7] Y. Song and S. Ermon. Generative modeling by estimating gradients of the data distribution. In Proceedings of the 33rd Annual Conference on Neural Information Processing Systems, 2019.</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Finally, training with forces improves the resulting potential compared to just training with samples. However, for many MD data forces have not been stored and recomputing them requires a signiﬁcant computational overhead.</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lows can be trained on data by maximizing the likelihood or via minimizing of the reverse KL divergence DKL [pf (·; θ)(cid:107)µ] if µ is known up to a normalizing constant.</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e generated data from u by ﬁrst running 1,000 Metropolis-Hastings steps using 10,000 parallel chains. The the initial conﬁgurations fo the chain were sampled in a regular grid. Then we ran each chain for another 10 steps providing us with 100,000 samples in total.</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gure 4: Total energy ﬂuctuation in simulations with a classical force ﬁeld and with two ﬂows that employed smooth transforms and neural spline transforms, respectively. For each potential, 10 simulations were run starting from 10 different initial conﬁgurations (grey color). One run each is highlighted in black. Subﬁgures c) and d) show identical data on different scales.</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ll our models were implemented in PyTorch [40]. For the Neural Spline Flows, we used the nflows library provided by Durkan et al. [13]. We further used OpenMM [14] for the simulations and mdtraj [34] for analyzing the MD data. Beyond this we used NumPy[20] for all non-GPU related numerical computations and Matplolib [23] for plotting.</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rst, the BG from section 6.3 was trained with all smooth transformations operating in the inverse direction. Consequently, inverse problems had to be solved when computing the negative log likelihood with respect to data, while the sampling occurred analytically. Figure 3 b) shows the joint marginal distribution of the backbone torsions on the BG samples. The distribution matches the data and the smooth ﬂows that were trained in forward mode (see Fig. 3). This result shows that training with gradients computed from the inverse function theorem is feasi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o physically reasonable values, [0.05 nm, 0.3 nm] for bonds and [0.15π, π] for angles, which bracket the values encountered in the data. Finally, the ICs were transformed to Cartesian coordinates through a global internal coordinate transform. The global origin and rotation of the system were ﬁxed in the forward pass and ignored in the inverse pass. The ﬂows with spline transformers had 398,691 parameters in total. The ﬂows with smooth transformers had 758,168 parameters as the shape parameters of the bump functions are also learna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igure 3 c) compares the ﬂow distribution with the target Boltzmann distribution on the test data from MD and on ﬂow samples. The left column shows that the ﬂow has almost perfectly learned the nontrivial joint distribution between the two backbone torsion angles φ and ψ, including the sparsely populated metastable region around φ ≈ 1. In contrast to previous work that used afﬁne coupling layers [56], the modes are cleanly separated, see also Fig. SI-3 for a direct comparison. The center column compares ﬂows forces with target forces. Those forces are highly sensitive to small</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work, we will primarily focus on two important implications of smooth ﬂow forces. First, we show that they enable the training of NFs via force matching (FM), i.e. minimizing the force mean-squared error with respect to reference data. In combining FM with density estimation, NFs are pushed to match the distributions and their derivatives, which implicitly leads to favorable regularization. Second, we apply ﬂow forces to drive dynamics simulations. Such simulations are required in many applications to not only sample the target distribution but also compute dynamical observables such as transition rates or diffusivities.</text:p>
          </table:table-cell>
        </table:table-row>
        <table:table-row table:style-name="ro21" table:visibility="filter">
          <table:table-cell office:value-type="float" office:value="2110.00351" calcext:value-type="float">
            <text:p>2110.0035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thank the anonymous reviewers at NeurIPS 2021 for their insightful comments. Special thanks to Yaoyi Chen for setting up the alanine dipeptide system and Manuel Dibak, Leon Klein, Oana-Iuliana Popescu, Leon Sixt, and Michael Figurnov for helpful discussions and feedback on the manuscript and pointers to related work. We acknowledge funding from the European Commission (ERC CoG 772230 ScaleCell), Deutsche Forschungsgemeinschaft (GRK DAEDALUS, SFB1114/A04), the German Ministry for Education and Research (Berlin Institute for the Foundations of Learning and Data BIFOLD), and the Berlin Mathematics center MATH+ (Project AA1-6 and EF1-2).</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Using force-matching for training generative models is rarely used in machine learning due to absence of an (unnormalized) target density. However, a common method to train unnormalized energy-based models purely on data is given by score-matching (SM) [25, 47]. SM assumes an unknown density for the data distribution and attempts to match forces implicitly, e.g. via sliced [49] or denoising [52] score-matching. A survey on score-matching and its relation to other approaches of training energy-based models on data is e.g. given in Song and Kingma [48]. We discuss related work on ﬂows for I and the unit circle in detail in Section 4.</text:p>
          </table:table-cell>
        </table:table-row>
        <table:table-row table:style-name="ro29" table:visibility="filter">
          <table:table-cell office:value-type="float" office:value="2110.00351" calcext:value-type="float">
            <text:p>2110.0035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able 1 shows the metrics on the test set after 10 training epochs using spline ﬂows and smooth ﬂows (see SI for speciﬁcs about the ﬂow architecture and training). With pure density estimation (ωk = ωf = 0), both architectures achieved similar NLL. However, the smooth ﬂow achieved much lower FME and KLD. The NLL and FME were further improved when force data was presented to the ﬂow during training. Including reverse KLD in the loss yielded reasonable metrics for the smooth ﬂows, indicating that the backpropagation through root-ﬁnding was numerically stable. However, the metrics were consistently worse than with pure NLL training for both types of ﬂows (spline and smooth) and were subject to large ﬂuctuations. In contrast, including the FME proved to be a more stable approach to include information about the target energy into the training.</text:p>
          </table:table-cell>
        </table:table-row>
        <table:table-row table:style-name="ro31" table:visibility="filter">
          <table:table-cell office:value-type="float" office:value="2110.00351" calcext:value-type="float">
            <text:p>2110.0035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Boltzmann Generators A recent application of NFs to a physical problem are Boltzmann Generators (BG) [38], which we see as the main application area for the methods introduced in this paper. They are generative models trained to sample conformations of molecules in equilibrium, which follow a Boltzmann-type distribution µ(x) ∝ exp(−u(x)). Here u is the dimensionless potential energy deﬁned by the molecular system and the thermodynamic state (e.g. Canonical ensemble at a certain temperature) it is simulated in. BGs can be trained by a combination of MLE on possibly biased trajectory data and simultaneous minimization of the reverse KL divergence to the target density µ(x). This bi-directional training scheme can achieve sampling of low-energy equilibrium structures. After training, BGs can be used e.g. for importance sampling or for providing efﬁcient proposals when being used in MCMC applications [45].</text:p>
          </table:table-cell>
        </table:table-row>
        <table:table-row table:style-name="ro35" table:visibility="filter">
          <table:table-cell office:value-type="float" office:value="2110.00351" calcext:value-type="float">
            <text:p>2110.0035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Normalizing ﬂows are a promising tool for modeling probability distributions in physical systems. While state-of-the-art ﬂows accurately approximate distributions and energies, applications in physics additionally require smooth energies to compute forces and higher-order derivatives. Furthermore, such densities are often deﬁned on non-trivial topologies. A recent example are Boltzmann Generators for generating 3D-structures of peptides and small proteins. These generative models leverage the space of internal coordinates (dihedrals, angles, and bonds), which is a product of hypertori and compact intervals. In this work, we introduce a class of smooth mixture transformations working on both compact intervals and hypertori. Mixture transformations employ root-ﬁnding methods to invert them in practice, which has so far prevented bi-directional ﬂow training. To this end, we show that parameter gradients and forces of such inverses can be computed from forward evaluations via the inverse function theorem. We demonstrate two advantages of such smooth ﬂows: they allow training by force matching to simulation data and can be used as potentials in molecular dynamics simulations.</text:p>
          </table:table-cell>
        </table:table-row>
        <table:table-row table:style-name="ro1">
          <table:table-cell office:value-type="float" office:value="2110.00351" calcext:value-type="float">
            <text:p>2110.0035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training runs for the comparison in Table 1 were done over a reduced dataset with only every tenth trajectory snapshot present in both the train and test set and with a constant learning rate of 5 × 10−4 over 10 epochs.</text:p>
          </table:table-cell>
        </table:table-row>
        <table:table-row table:style-name="ro12">
          <table:table-cell office:value-type="float" office:value="2110.00351" calcext:value-type="float">
            <text:p>2110.00351</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ﬁrst 10 samples from the dataset were chosen as starting conﬁgurations. Initial velocities were sampled randomly from a Maxwell-Boltzmann distribution at 300 K. First, 1000 integration steps were performed with a Langevin integrator in each potential to equilibrate the kinetic energy. Next, the thermostat was removed and the system was propagated for 5000 steps using a velocity Verlet integrator, which keeps the total energy constant up to numerical errors.</text:p>
          </table:table-cell>
        </table:table-row>
        <table:table-row table:style-name="ro8">
          <table:table-cell office:value-type="float" office:value="2110.00351" calcext:value-type="float">
            <text:p>2110.0035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other two potential energies were deﬁned by normalizing ﬂows that were trained on the full dataset for 10 epochs each. The energy of a ﬂow is given by uθ = − log pf (·; θ), where pf denotes the push-forward distribution of the prior under the learned bijection f. Both ﬂows used the same architecture except all ﬂow transforms were smooth transforms (mixtures of 8 smooth bump functions) in one case and neural spline transforms (rational-quadratic splines [43, 55] with 8 bins) in the other case. The smooth ﬂow was the one described in Sec. 6.3, which was trained by a combination of force matching and MLE. The spline ﬂow was trained by MLE only since spline ﬂows trained with a mixed loss performed poorly on the validation set (cf. Table 1). Otherwise, all hyperparameters were identical. From each training, the ﬂow with the smallest validation loss was selected for the MD simulation.</text:p>
          </table:table-cell>
        </table:table-row>
        <table:table-row table:style-name="ro10">
          <table:table-cell office:value-type="float" office:value="2110.00351" calcext:value-type="float">
            <text:p>2110.00351</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The loss function (5) was minimized using 90% of the data set and a batch size of 128. The inversion of smooth ﬂows was performed with multi-bin root ﬁnding and K = 100 bins. The Adam optimizer [28] was initialized with a learning rate 5 × 10−4 and the learning rate was scaled by 0.7 after each epoch. Optimization was run for 10 epochs. For validation, the negative log likelihood, force matching error, and reverse KL divergence (up to an additive constant) were computed over the remaining 10% of the dataset.</text:p>
          </table:table-cell>
        </table:table-row>
        <table:table-row table:style-name="ro11" table:visibility="filter">
          <table:table-cell office:value-type="float" office:value="2110.00796" calcext:value-type="float">
            <text:p>2110.0079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under the low-resource setting (i.e., the labeled data for the concerned task is insufﬁcient).</text:p>
          </table:table-cell>
        </table:table-row>
        <table:table-row table:style-name="ro14" table:visibility="filter">
          <table:table-cell office:value-type="float" office:value="2110.00796" calcext:value-type="float">
            <text:p>2110.0079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ble 1: Data statistics for the ASQP task. #S, #+, #0, and #- denote the number of sentences, number of positive, neutral, negative quads respectively.</text:p>
          </table:table-cell>
        </table:table-row>
        <table:table-row table:style-name="ro5" table:visibility="filter">
          <table:table-cell office:value-type="float" office:value="2110.00796" calcext:value-type="float">
            <text:p>2110.0079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practice, it is usually rather difﬁcult and expensive to collect large-scale annotated data for complex ABSA problems like ASQP. Fortunately, as introduced in the last section, the proposed PARAPHRASE method tackles various ABSA tasks in a uniﬁed framework. This characteristic naturally enables the knowledge to be easily transferred across related ABSA tasks, which is especially beneﬁcial</text:p>
          </table:table-cell>
        </table:table-row>
        <table:table-row table:style-name="ro28" table:visibility="filter">
          <table:table-cell office:value-type="float" office:value="2110.00796" calcext:value-type="float">
            <text:p>2110.007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s can be observed in the ﬁgure, utilizing the knowledge learned from two triplet detection tasks can greatly beneﬁt the concerned sentiment quad prediction. For instance, with adequate annotated data of ASTE and TASD, using 5% of the ASQP data can lead to competitive performance compared with purely training with 50% ASQP data. Even with a scanty amount of data from related tasks to transfer, the model can still perform much better than purely trained on the sentiment quad data, especially under the low-resource setting.</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and TASD are regarded as two sub-tasks to transfer the knowledge for handling ASQP. Here we consider two common situations where we might have adequate ASTE/TASD data for transfer (“Adequate transfer”) or we only have a small amount of ASTE/TASD data (“Scanty transfer”). In the experiment, we utilize 500/100 ASTE and TASD data samples for these two settings respectively. We vary the ratio of the ASQP data to simulate different scales of low-resource settings and report the results under two transfer situations in Figure 4. We also show the performance if we only train the model with the ASQP task, without any help from the knowledge transfer (“Train from scratch”).</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investigate cross-task transfer for the concerned ASQP task, with the help of its two subtasks, including ASTE and TASD. Similar to recent works on using “prompt” as the task identiﬁer (Raffel et al., 2020; Liu et al., 2021), we add a taskspeciﬁc text sufﬁx (e.g., ASQP for the ASQP task in Figure 1) to the input sentence before feeding it to the model for specifying which task the model should perform. Since the PARAPHRASE paradigm provides a consistent training objective, the rich task-speciﬁc knowledge can ﬁrst be learned from training on the TASD and ASTE tasks, and then naturally transferred to the ASQP task via ﬁne-tuning on the (limited) ASQP data.</text:p>
          </table:table-cell>
        </table:table-row>
        <table:table-row table:style-name="ro46" table:visibility="filter">
          <table:table-cell office:value-type="float" office:value="2110.00796" calcext:value-type="float">
            <text:p>2110.00796</text:p>
          </table:table-cell>
          <table:table-cell office:value-type="string" calcext:value-type="string">
            <text:p>data</text:p>
          </table:table-cell>
          <table:table-cell office:value-type="float" office:value="258" calcext:value-type="float">
            <text:p>258</text:p>
          </table:table-cell>
          <table:table-cell table:number-columns-repeated="2"/>
          <table:table-cell office:value-type="string" calcext:value-type="string">
            <text:p>• Pipeline model: we cascade models in a pipeline manner for the quad prediction: HGCN (Cai et al., 2020) for jointly detecting the aspect category and sentiment polarity, followed by a BERTbased model extracting the aspect and opinion term (Li et al., 2019b), given the predicted aspect category and sentiment. The latter one can be either equipped with a linear layer (BERT-Linear) or a transformer block (BERT-TFM) on top. • Uniﬁed model: we ﬁrst modify TAS (Wan et al., 2020), a state-of-the-art uniﬁed model to extract (c, a, p) triplet, for tackling the ASQP task. TAS expands each original data sample into multiple samples, each with a speciﬁc aspect category and sentiment polarity pair, to solve the task in an end-to-end manner. We change its tagging schema to predict aspect and opinion term simultaneously for constructing a uniﬁed model to predict the quad, denoted as TASO (TAS with Opinion). There are two variants in terms of the prediction layer: either using a linear classiﬁcation layer (TASO-Linear) or the CRF layer (TASOCRF). We also consider a generation-type baseline GAS, originally proposed in (Zhang et al., 2021), we modify it to directly treat the sentiment quads sequence as the target for learning the generation model. It uses the same pretrained model as our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he results are presented in the lower part in Ta 3The mapping relation between the category and their in dexes is pre-deﬁned based on the entire dataset.</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We ﬁrst analyze which type of sentiment element in the sentiment quad is the most difﬁcult for the model to predict and present the results in Figure 3a. In both datasets, the most common mistake i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Jiahao Bu, Lei Ren, Shuang Zheng, Yang Yang, Jingang Wang, Fuzheng Zhang, and Wei Wu. 2021. ASAP: A chinese review dataset towards aspect category sentiment analysis and rating prediction. CoRR, abs/2103.06605.</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o better understand the behaviour of the proposed method, especially in which cases it would fail, we conduct error analysis and case study in this section. We sample 100 sentences in the development set of each dataset and employ the trained model to make the predictions. Then we check the incorrect quad predictions and categorize their error types.</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TASD task, we adopt the dataset prepared by Wan et al. (2020). We compare with a pipeline-type baseline method Baseline-1-f_lex (Brun and Nikoulina, 2018), two BERT based models including TAS-CRF and TAS-TO (Wan et al., 2020), and a recent model MEJD (Wu et al., 2021) which utilizes a graph structure to model the dependency among the sentiment element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Dataset We build the ASQP datasets based on SemEval Shared Challenges (Pontiki et al., 2015, 2016). The annotations of the opinion term and aspect category are derived from Peng et al. (2020) and Wan et al. (2020) respectively. We align the samples from these two sources and merge the annotations with the same aspect term in each sentence as the anchor. We further conduct some additional annotation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 Sentences without explicit aspect terms are ignored in Peng et al. (2020), we add these sentences back to our ASQP datasets and manually annotate the opinion terms for them, based on the given aspect category. For example, given a sentence “Everything we had was good...” with implicit aspect term, we then annotate “good” as the opinion term according to the aspect category “food quality”. The quads with implicit opinion expressions are discarded.</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ntroduce a new ABSA task, namely aspect sentiment quad prediction (ASQP) in this paper, aiming to provide a more comprehensive aspectlevel sentiment picture. We propose a novel PARAPHRASE modeling paradigm that tackles the original quad prediction as a paraphrase generation problem. Experiments on two datasets show its superiority compared with previous state-of-the-art models. We also demonstrate that the proposed method provides a uniﬁed framework that can be easily adapted to handle other ABSA tasks as well. Extensive analysis are conducted to understand the</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hen predicting the opinion term. Different from the aspect term, opinion term is typically not a single word, but a text span. We ﬁnd that the model often struggles to detect the exact same span as the ground-truths, as shown in the Example-1 in Figure 3b. For the aspect category, the model is often confused by semantically similar aspect categories such as “food quality” and “food style options”. For the sentiment polarity, the most common mistake is made by the confusion between “positive” and “neutral” classes, possibly due to the imbalanced label distribution in the dataset.</text:p>
          </table:table-cell>
        </table:table-row>
        <table:table-row table:style-name="ro9">
          <table:table-cell office:value-type="float" office:value="2110.00796" calcext:value-type="float">
            <text:p>2110.00796</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The results for the ASTE and TASD tasks are shown in the Table 3 and 4 respectively. We also report the performance of the GAS method for comparison. We observe that the proposed PARAPHRASE method consistently outperforms the previous state-of-the-art models across all datasets in two tasks, showing the effectiveness of converting various ABSA tasks into a paraphrase generation problem. More importantly, by transforming the problem into a uniﬁed S2S task, we alleviate extensive task-speciﬁc model designs. Unlike previous studies with different network architectures for different tasks, we use the same framework for solving the ASQP, ASTE, and TASD tasks, indicating the great generality of the PARAPHRASE method.</text:p>
          </table:table-cell>
        </table:table-row>
        <table:table-row table:style-name="ro8">
          <table:table-cell office:value-type="float" office:value="2110.00796" calcext:value-type="float">
            <text:p>2110.00796</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We summarize our contributions as follows: 1) We study a new task, namely aspect sentiment quad prediction (ASQP) in this work and introduce two datasets with sentiment quad annotations for each sample, aiming to analyze more comprehensive aspect-level sentiment information. 2) We propose to tackle ASQP as a paraphrase generation problem, which can predict the sentiment quads in one shot and fully utilize the semantics information of natural language labels. 3) Extensive experiments show that the proposed PARAPHRASE modeling is effective to tackle ASQP as well as other ABSA tasks, outperforming the previous state-of-the-art models in all cases. 4) The experiment also suggests that our PARAPHRASE method naturally facilitates the knowledge transfer across related tasks with the uniﬁed framework, which can be especially beneﬁcial in the low-resource setting.1</text:p>
          </table:table-cell>
        </table:table-row>
        <table:table-row table:style-name="ro17">
          <table:table-cell office:value-type="float" office:value="2110.00796" calcext:value-type="float">
            <text:p>2110.00796</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The result for the ASQP task is reported in Table 2. There are some notable observations: Firstly, the performance of the pipeline methods is far from satisfactory. Although both adopting BERT as the backbone, the uniﬁed methods (e.g., TASO-BERT Linear) perform much better than the pipeline ones (e.g., HGCN-BERT + BERT-Linear). This veriﬁes our assumption that the pipeline solutions tend to accumulate errors from the sub-task models and ﬁnally affect the performance of the ﬁnal quad prediction. Secondly, among the uniﬁed methods, GAS outperforms two variants of TASO by a large margin, showing the effectiveness of the sequenceto-sequence modeling for the ASQP task. Besides, to solve the task in a uniﬁed manner, TASO expands the dataset to |Vc| × |Vp| times the original size, leading to large computation costs and training time. Thirdly, we can see that our proposed method, PARAPHRASE modeling achieves the best performance on all metrics across two datasets. Our method tackles the ASQP problem in an end-to-end manner, alleviating the possible error propagation in the pipeline solutions. Moreover, compared with the GAS method using the same pre-trained model, our PARAPHRASE also achieves superior results, suggesting that constructing target sequence in the natural language form is a better way for utilizing the knowledge from the pre-trained generative model, thus leading to better performance.</text:p>
          </table:table-cell>
        </table:table-row>
        <table:table-row table:style-name="ro36">
          <table:table-cell office:value-type="float" office:value="2110.00796" calcext:value-type="float">
            <text:p>2110.00796</text:p>
          </table:table-cell>
          <table:table-cell office:value-type="string" calcext:value-type="string">
            <text:p>dataset, benchmark</text:p>
          </table:table-cell>
          <table:table-cell office:value-type="float" office:value="197" calcext:value-type="float">
            <text:p>197</text:p>
          </table:table-cell>
          <table:table-cell table:number-columns-repeated="2"/>
          <table:table-cell office:value-type="string" calcext:value-type="string">
            <text:p>Aspect-based sentiment analysis (ABSA) has been extensively studied in recent years, which typically involves four fundamental sentiment elements, including the aspect category, aspect term, opinion term, and sentiment polarity. Existing studies usually consider the detection of partial sentiment elements, instead of predicting the four elements in one shot. In this work, we introduce the Aspect Sentiment Quad Prediction (ASQP) task, aiming to jointly detect all sentiment elements in quads for a given opinionated sentence, which can reveal a more comprehensive and complete aspect-level sentiment structure. We further propose a novel PARAPHRASE modeling paradigm to cast the ASQP task to a paraphrase generation process. On one hand, the generation formulation allows solving ASQP in an end-to-end manner, alleviating the potential error propagation in the pipeline solution. On the other hand, the semantics of the sentiment elements can be fully exploited by learning to generate them in the natural language form. Extensive experiments on benchmark datasets show the superiority of our proposed method and the capacity of crosstask transfer with the proposed uniﬁed PARAPHRASE modeling framework.</text:p>
          </table:table-cell>
        </table:table-row>
        <table:table-row table:style-name="ro1">
          <table:table-cell office:value-type="float" office:value="2110.00796" calcext:value-type="float">
            <text:p>2110.00796</text:p>
          </table:table-cell>
          <table:table-cell office:value-type="string" calcext:value-type="string">
            <text:p>dataset, data</text:p>
          </table:table-cell>
          <table:table-cell office:value-type="float" office:value="27" calcext:value-type="float">
            <text:p>27</text:p>
          </table:table-cell>
          <table:table-cell table:number-columns-repeated="2"/>
          <table:table-cell office:value-type="string" calcext:value-type="string">
            <text:p>Figure 4: Cross-task transfer results. F1 scores on two datasets are shown with respect to the ratio of the ASQP data under three settings.</text:p>
          </table:table-cell>
        </table:table-row>
        <table:table-row table:style-name="ro2">
          <table:table-cell office:value-type="float" office:value="2110.00796" calcext:value-type="float">
            <text:p>2110.00796</text:p>
          </table:table-cell>
          <table:table-cell office:value-type="string" calcext:value-type="string">
            <text:p>dataset, data</text:p>
          </table:table-cell>
          <table:table-cell office:value-type="float" office:value="68" calcext:value-type="float">
            <text:p>68</text:p>
          </table:table-cell>
          <table:table-cell table:number-columns-repeated="2"/>
          <table:table-cell office:value-type="string" calcext:value-type="string">
            <text:p>Every sample is annotated by two human annotators and the conﬂict cases would be checked. Finally, we obtain two datasets, namely Rest15 and Rest16, where each data instance contains a review sentence with one or multiple sentiment quads. We further split 20% of the data from the training set as the validation set. The statistics is summarized in Table 1.</text:p>
          </table:table-cell>
        </table:table-row>
        <table:table-row table:style-name="ro28">
          <table:table-cell office:value-type="float" office:value="2110.00796" calcext:value-type="float">
            <text:p>2110.00796</text:p>
          </table:table-cell>
          <table:table-cell office:value-type="string" calcext:value-type="string">
            <text:p>dataset, dataset provided</text:p>
          </table:table-cell>
          <table:table-cell office:value-type="float" office:value="133" calcext:value-type="float">
            <text:p>133</text:p>
          </table:table-cell>
          <table:table-cell table:number-columns-repeated="2"/>
          <table:table-cell office:value-type="string" calcext:value-type="string">
            <text:p>For the ASTE task, we utilize the dataset provided by Xu et al. (2020). We adopt two types of baselines: 1) pipeline-based methods including CMLA+ (Wang et al., 2017), Li-uniﬁed-R (Li et al., 2019a), Peng-pipeline (Peng et al., 2020) which ﬁrstly extract aspect and opinion terms separately, then conduct the pairing; Two-stage (Huang et al., 2021) which proposes a two-stage method to enhance the correlation between aspects and opinions; and 2) end-to-end models including GTS (Wu et al., 2020) and Jet (Xu et al., 2020), both designing uniﬁed tagging schemes in order to solve the task in an end-to-end fashion.</text:p>
          </table:table-cell>
        </table:table-row>
        <table:table-row table:style-name="ro22">
          <table:table-cell office:value-type="float" office:value="2110.00796" calcext:value-type="float">
            <text:p>2110.00796</text:p>
          </table:table-cell>
          <table:table-cell office:value-type="string" calcext:value-type="string">
            <text:p>dataset, publicly available, github</text:p>
          </table:table-cell>
          <table:table-cell office:value-type="float" office:value="13" calcext:value-type="float">
            <text:p>13</text:p>
          </table:table-cell>
          <table:table-cell table:number-columns-repeated="2"/>
          <table:table-cell office:value-type="string" calcext:value-type="string">
            <text:p>1Code and annotated ASQP datasets are publicly available at https://github.com/IsakZhang/ABSA-QUAD.</text:p>
          </table:table-cell>
        </table:table-row>
        <table:table-row table:style-name="ro49">
          <table:table-cell office:value-type="float" office:value="2110.01167" calcext:value-type="float">
            <text:p>2110.01167</text:p>
          </table:table-cell>
          <table:table-cell office:value-type="string" calcext:value-type="string">
            <text:p>code</text:p>
          </table:table-cell>
          <table:table-cell office:value-type="float" office:value="320" calcext:value-type="float">
            <text:p>320</text:p>
          </table:table-cell>
          <table:table-cell table:number-columns-repeated="2"/>
          <table:table-cell office:value-type="string" calcext:value-type="string">
            <text:p>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text:p>
          </table:table-cell>
        </table:table-row>
        <table:table-row table:style-name="ro50" table:visibility="filter">
          <table:table-cell office:value-type="float" office:value="2110.01167" calcext:value-type="float">
            <text:p>2110.01167</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n3).•WediscussoutstandingchallengesfacingtrustworthyAIonwhichtheresearchcommunityandindustrialpractitionersshouldfocusinthenearfuture.Weidentifyseveralkeyissues,includingtheneedforadeeperandfundamentalunderstandingofseveralaspectsofAItrust-worthiness(e.g.,robustness,fairness,andexplainability),theimportanceofuserawareness,andthepromotionofinter-disciplinaryandinternationalcollaboration(Section4).,Vol.1,No.1,Article.Publicationdate:May2022.TrustworthyAI:FromPrinciplestoPractices3Account-abilityGeneral-izationExplain-abilityPrivacyRobust-nessTrans-parencyReprod-ucibilityFair-nessTrace-abilityAudit-abilitySecu-rityPerfor-manceTrade-off withContribute toManifest inHolistically evaluate all the aspectsTechnical requirementsEthical requirementsOther representative requirementsSafetySustai-nabilityAuto-nomyHuman ValueFig.1.TherelationbetweendifferentaspectsofAItrust-worthinessdiscussedinthissurvey.Notethatimplicitin-teractionwidelyexistsbe-tweenaspects,andwecoveronlyrepresentativeexplicitin-teractions.Withthesecontributions,weaimtoprovidethepractitionersandstakeholdersofAIsystemsnotonlywithacomprehensiveintroductiontothefoundationsandfutureofAItrustworthiness,butalsowithanoperationalguidebookforhowtoconstructAIsystemsthataretrustworthy.2AITrustworthiness:BeyondPredictiveAccuracyThesuccessofMLtechnologyinthelastdecadeshaslargelybenefitedfromtheaccuracy-basedperformancemeasurements.Byassessingtaskperformancebasedonquantitativeaccuracyorloss,trainingAImodelsbecomestractableinthesenseofoptimization.Meanwhile,predictiveaccuracyiswidelyadoptedtoindicatethesuperiorityofanAIproductoverothers.However,withtherecentwidespreadapplicationsofAI,thelimitationofanaccuracy-onlymeasurementhasbeenexposedtoanumberofnewchallenges,rangingfrommaliciousattacksagainstAIsystemstomisusesofAIthatviolatehumanvalues.Tosolvetheseproblems,theAIcommunityhasrealizedinthelastdecadethatfactorsbeyondaccuracyshouldbeconsideredandimprovedwhenbuildinganAIsystem.Anumberofenterprises[136,254,166,61,56,338],academia[199,322,122,301,218],publicsectors,andorganizations[9,334,210]haverecentlyidentifiedthesefactorsandsummarizedthemasprinciplesofAItrustworthiness.Theyincluderobustness,security,transparency,fairness,andsafety[178].Comprehensivestatisticsrelatingtoandcomparisonsbetweentheseprincipleshavebeenprovidedin[178,145].Inthispaper,westudytherepresentativeprinciplesthathaverecentlygarneredwideinterestandarecloselyrelatedtopracticalapplications.Theseprinciplescanbecategorizedasfollows:•WeconsiderrepresentativerequirementsthatpertaintotechnicalchallengesfacedbycurrentAIsystems.Wereviewaspectsthathavesparkedwideinterestinrecenttechnicalstudies,includingrobustness,explainability,transparency1,reproducibility,andgeneralization.•Weconsiderethicalrequirementswithbroadconcernsinrecentliterature[178,9,121,56,218,199,301,334,145],includingfairness,privacy,andaccountability.Inthissection,weillustratethemotivationforanddefinitionofeachrequirement.Wealsosur-veyapproachestotheevaluationofeachrequirement.Itshouldalsobenotedthattheselected1Wefollow[333]toexcludetransparencyasanethicalrequirement.,Vol.1,No.1,Article.Publicationdate:May2022.4BoLi,PengQi,BoLiu,ShuaiDi,JingenLiu,JiquanPei,JinfengYi,andBowenZhourequirementsarenotorthogonal,andsomeofthemarecloselycorrelated.Weexplaintherelation-shipswiththecorrespondingrequirementsinthissection.WealsouseFigure1tovisualizetherelationshipsbetweenaspects,includingtrade-offs,contributions,andmanifestation.2.1RobustnessIngeneral,robustnessreferstotheabilityofanalgorithmorsystemtodealwithexecutionerrors,erroneousinputs,orunseendata.RobustnessisanimportantfactoraffectingtheperformanceofAIsystemsinempiricalenvironments.Thelackofrobustnessmightalsocauseunintendedorharmfulbehaviorbythesystem,thusdiminishingitssafetyandtrustworthiness.InthecontextofMLsystems,thetermrobustnessisapplicabletoadiversityofsituations.Inthisreview,wenon-exhaustivelysummarizetherobustnessofanAIsystembycategorizingvulnerabilitiesatthelevelsofdata,algorithms,andsystems,respectively.Data.WiththewidespreadapplicationofAIsystems,theenvironmentinwhichanAImodelisdeployedbecomesmorecomplicatedanddiverse.IfanAImodelistrainedwithoutconsideringthediversedistributionsofdataindifferentscenarios,itsperformancemightbesignificantlyaffected.RobustnessagainstdistributionalshiftshasbeenacommonprobleminvariousapplicationsofAI[18].Inhigh-stakeapplications,thisproblemisevenmorecriticalowingtoitsnegativeeffectonsafetyandsecurity.Forexample,inthefieldofautonomousdriving,besidesdevelopingaperceptualsystemworkinginsunnyscenes,academiaandtheindustryareusingnumerousdevelopmentandtestingstrategiestoenhancetheperceptualperformanceofthevehiclesinnighttime/rainyscenestoguaranteethesystem’sreliabilityunderavarietyofweatherconditions[382,318].Algorithms.ItiswidelyrecognizedthatAImodelsmightbevulnerabletoattacksbyadversarieswithmaliciousintentions.Amongthevariousformsofattacks,theadversarialattackanddefensesagainstithaveraisedconcernsinbothacademiaandtheindustryinrecentyears.Literaturehascategorizedthethreatofadversarialattacksinseveraltypicalaspectsandproposedvariousdefenseapproaches[68,304,11,373,213].Forexample,in[340],adversarialattackswerecategorizedwithrespecttotheattacktiming.Decision-timeattackperturbsinputsamplestomisleadthepredictionofagivenmodelsothatadversarycouldevadesecuritychecksorimpersonatevictims.Training-timeattackinjectscarefullydesignedsamplesintothetrainingdatatochangethesystem’sresponsetospecificpatterns,andisalsoknownaspoisoningattack.Consideringthepracticalityofattacks,itisalsousefultonotethedifferencesofattacksintermsofthespacesinwhichtheyarecarriedout.Conventionalstudieshavemainlyfocusedonfeaturespaceattacks,whicharegenerateddirectlyastheinputfeaturesofamodel.Inmanypracticalscenarios,theadversariescanmodifyonlytheinputentitytoindirectlyproduceattack-relatedfeatures.Forexample,itiseasyforsomeonetowearadversarialpatternglassestoevadeafaceverificationsystembutdifficulttomodifytheimagedatainmemory.Studiesonproducingrealizableentity-basedattacks(problemspaceattacks)haverecentlygarneredincreasinginterest[325,358].Algorithm-levelthreatsmightexistinvariousforms,inadditiontodirectlymisleadingAImodels.Modelstealing(a.k.a.theexploratoryattack)attemptstostealknowledgeaboutmodels.Althoughitdoesnotdirectlychangemodelbehavior,thestolenknowledgehassignificantvalueforgeneratingadversarialsamples[329].Systems.System-levelrobustnessagainstillegalinputsshouldalsobecarefullyconsideredinrealisticAIproducts.Thecasesofillegalinputscanbeextremelydiverseinpracticalsituations.Forexample,animagewithaveryhighresolutionmightcauseanimperfectimagerecognitionsystemtohang.Alidarperceptionsystemforanautonomousvehiclemightperceivelaserbeamsemittedbylidarsinothervehiclesandproducecorruptedinputs.Thepresentationattack[275](a.k.a.spoofattack)isanotherexamplethathasgeneratedwideconcernsinrecentyears.Itfakesinputsby,forexample,photosormaskstofoolbiometricsystems.,Vol.1,No.1,Article.Publicationdate:May2022.TrustworthyAI:FromPrinciplestoPractices5VariousapproacheshavebeenexploredtopreventvulnerabilitiesinAIsystems.Theobjectiveofdefensecanbeeitherproactiveorreactive[227].AproactivedefenseattemptstooptimizetheAIsystemtobemorerobusttovariousinputswhileareactivedefenseaimsatdetectingpotentialsecurityissues,suchaschangingdistributionsoradversarialsamples.RepresentativeapproachestoimprovetherobustnessofanAIsystemareintroducedinSection3.EvaluationEvaluatingtherobustnessofanAIsystemservesasanimportantmeansofavoidingvulnerabilitiesandcontrollingrisks.Webrieflydescribetwogroupsofevaluations:robustnesstestandmathematicalverification.Robustnesstest.Testinghasservedasanessentialapproachtoevaluateandenhancetherobustnessnotonlyofconventionalsoftware,butalsoofAIsystems.Conventionalfunctionaltestmethodologies,suchasthemonkeytest[115],provideeffectiveapproachestoevaluatingthesystem-levelrobustness.Moreover,aswillbeintroducedinSection3.3.1,softwaretestingmethodologieshaverecentlybeenextendedtoevaluaterobustnessagainstadversarialattacks[260,226].Incomparisonwithfunctiona</text:p>
          </table:table-cell>
        </table:table-row>
        <table:table-row table:style-name="ro49" table:visibility="filter">
          <table:table-cell office:value-type="float" office:value="2110.01167" calcext:value-type="float">
            <text:p>2110.01167</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1,No.1,Article.Publicationdate:May2022.28BoLi,PengQi,BoLiu,ShuaiDi,JingenLiu,JiquanPei,JinfengYi,andBowenZhouIncreasedtransparencyimprovestrustinAIsystemsthroughinformationdisclosure.However,disclosinginappropriateinformationmightincreasepotentialrisks.Forexample,excessivetrans-parencyondatasetsandalgorithmsmightleakprivatedataandcommercialintellectualproperty.Disclosureofdetailedalgorithmicmechanismscanalsoleadtotheriskoftargetedhacking[11].Ontheotherhand,aninappropriateexplanationmightalsocauseuserstooverlyrelyonthesystem</text:p>
          </table:table-cell>
        </table:table-row>
        <table:table-row table:style-name="ro51" table:visibility="filter">
          <table:table-cell office:value-type="float" office:value="2110.01167" calcext:value-type="float">
            <text:p>2110.01167</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thedifferencebetweenmeandistancestothetruevalueaggregatedovereachgroupmightbeusedinsteadtoindicatewhetherwemodelonegroupsignificantlybetterthananother[58].Multiplesensitivevariables.Inmanyapplications,thedesirableAIsystemshouldbefairtomorethanonesensitivevariables(e.g.,thepredictionofriskposedbyaloanshouldbefairintermsofbothgenderandethnicity;interalia,arecommendationsystemshouldideallybefairtobothusersandrecommendees).Onecaneitherformatrade-offof“marginalfairness”betweenthesevariables,Vol.1,No.1,Article.Publicationdate:May2022.TrustworthyAI:FromPrinciplestoPractices11whentheyareconsideredoneatatime,i.e.,evaluatethefairnessofeachvariableseparatelyandcombinethelossfunctionsforfinalevaluation,orexplorethefullCartesianproduct[307]ofallvariablestoachievejointfairness,whichtypicallyrequiresmoreempiricalobservationsbuttendstosatisfystrongerethicalrequirements.2.6PrivacyprotectionPrivacyprotectionmainlyreferstoprotectingagainstunauthorizeduseofthedatathatcandirectlyorindirectlyidentifyapersonorhousehold.Thesedatacoverawiderangeofinformation,includingname,age,gender,faceimage,fingerprints,etc.CommitmenttoprivacyprotectionisregardedasanimportantfactordeterminingthetrustworthinessofanAIsystem.TherecentlyreleasedAIethicsguidelinesalsohighlightprivacyasoneofthekeyconcerns[178,9].Governmentagenciesareformulatingagrowingnumberofpoliciestoregulatetheprivacyofdata.TheGeneralDataProtectionRegulation(GDPR)isarepresentativelegalframework,whichpushesenterprisestotakeeffectivemeasuresforuserprivacyprotection.Inadditiontointernalprivacyprotectionwithinanenterprise,recentdevelopmentsindataexchangeacrossAIstakeholdershasyieldednewscenariosandchallengesforprivacyprotection.Forexample,whentrainingamedicalAImodel,eachhealthcareinstitutiontypicallyonlyhasdatafromthelocalresidents,whichmightbeinsufficient.Thisleadstothedemandtocollaboratewithotherinstitutionsandjointlytrainamodel[299]withoutleakingprivateinformationacrossinstitutions.ExistingprotectiontechniquespenetratetheentirelifecycleofAIsystemstoaddressrisingconcernsaboutprivacy.InSection3.2.5webrieflyreviewtechniquesforprotectingtheprivacyofdatausedindatacollectionandprocessing(dataanonymizationanddifferentialprivacyinSection3.1.2),modeltraining(securemulti-partycomputing,andfederatedlearning,inSection3.2.5),andmodeldeployment(hardwaresecurityinSection3.4.4).TherealizationofprivacyprotectionisalsocloselyrelatedtootheraspectsoftrustworthyAI.Forexample,thetransparencyprincipleiswidelyusedinAIsystems.Itinformsusersofpersonaldatacollectionandenablesprivacysettings.Inthedevelopmentofprivacy-preservingMLsoftware,suchasfederatedlearning(e.g.,FATEandPySyft),opensourceisacommonpracticetoincreasetransparencyandcertifytheprotectivenessofthesystem.EvaluationLawsfordataprivacyprotectionliketheGDPRrequiredataprotectionimpactassessment(DPIA)ifanydataprocessingposesarisktodataprivacy.Measureshavetobetakentoaddresstherisk-relatedconcernsanddemonstratecompliancewiththelaw[8].Dataprivacyprotectionprofessionalsandotherstakeholdersneedtobeinvolvedintheassessmenttoevaluateit.Previousresearchhasdevisedvariousmathematicalmethodstoformallyverifytheprotectivenessofprivacy-preservingapproaches.Typicalverificationcanbeconductedunderassumptionssuchassemi-honestsecurity,whichimpliesallparticipatingpartiesfollowaprotocoltoperformthecomputationaltaskbutmaytrytoinferthedataofotherpartiesfromtheintermediateresultsofcomputation(e.g.,[215]).Astricterassumptionisthemaliciousattackassumption,whereeachparticipatingpartyneednotfollowthegivenprotocol,andcantakeanypossiblemeasuretoinferthedata[214].Inpracticalscenarios,theempiricalevaluationoftheriskofleakageofprivacyisusuallyconsidered[360,283].Forexample,[283]showedthat15demographicattributesweresufficienttorender99%oftheparticipantsunique.Anassessmentofsuchdatare-identificationintuitivelyreflectsprotectivenesswhendesigningadatacollectionplan.,Vol.1,No.1,Article.Publicationdate:May2022.12BoLi,PengQi,BoLiu,ShuaiDi,JingenLiu,JiquanPei,JinfengYi,andBowenZhouData ManagementData Scientist, Data EngineerAlgorithm DesignAlgorithm Scientist, Algorithm EngineerDevelopmentSoftware EngineerManagementBusiness OperatorIndustryAcademic ResearchAuthority GovernanceProduct DeliveryBusiness OperatorRequirement Analysis&amp; Problem ModelingProduct DesignerGovernmentAcademiaUserUserDeploymentSoftware Engineer, Business OperatorFig.2.TheAIindustryholdsaconnectingpositiontoorganizemulti-disciplinarypractitioners,includingusers,academia,andgovernmentintheestablishmentoftrustworthyAI.InSection3,wediscussthecurrentapproachestowardstrustworthyAIinthefivemainstagesofthelifecycleofanAIsystem,i.e.,datapreparation,algorithmdesign,development,deployment,andmanagement.2.7Accountability:AHolisticEvaluationthroughouttheAboveRequirementsWehavedescribedaseriesofrequirementstobuildtrustworthyAI.AccountabilityaddressestheregulationonAIsystemstofollowtheserequirements.WithgraduallyimprovinglegalandinstitutionalnormsonAIgovernance,accountabilitybecomesacrucialfactorforAItosustainablybenefitsocietywithtrustworthiness[100].AccountabilityrunsthroughtheentirelifecycleofanAIsystem,andrequiresthatthestakeholdersofanAIsystembeobligatedtojustifytheirdesign,implementation,andoperationasalignedwithhumanvalues.Atthelevelofexecutive,thisjustificationisrealizedbyconsiderateproductdesign,reliabletechniquearchitecture,aresponsibleassessmentofthepotentialimpacts,andthedisclosureofinformationontheseaspects[209].Notethatintermsofinformationdisclosure,transparencycontributesthebasicmechanismusedtofacilitatetheaccountabilityofanAIsystem[100,94].Fromaccountabilityisalsoderivedtheconceptofauditability,whichrequiresthejustificationofasystemtobereviewed,assessed,andaudited[209].AlgorithmicauditingisarecognizedapproachtoensuretheaccountabilityofanAIsystemandassessitsimpactonmultipledimensionsofhumanvalues[273].SeealsoSection3.5.2.EvaluationChecklist-basedassessmentshavebeenstudiedtoqualitativelyevaluateaccount-abilityandauditability[8,315].Asmentionedinthissection,weconsideraccountabilitytobethecomprehensivejustificationofeachconcreterequirementoftrustworthyAI.ItsrealizationiscomposedofevaluationsoftheserequirementsoverthelifecycleofanAIsystem[273].Hence,theevaluationofaccountabilityisreflectedbytheextenttowhichtheserequirementsoftrustworthinessandtheirimpactcanbeevaluated.3TrustworthyAI:ASystematicApproachWehaveintroducedtheconceptsrelevanttotrustworthyAIinSection2.Inthelastdecade,diverseAIstakeholdershavemadeeffortstoenhanceAItrustworthiness.InSectionAinourappendix,webrieflyreviewtheirrecentpracticesinmulti-disciplinaryareas,includingresearch,engineering,andregulation,andstudiesthatareexemplarsofindustrialapplications,includingonfacerecognition,autonomousdriving,andNLP.ThesepracticeshavemadeimportantprogressinimprovingAItrustworthiness.However,wefindthatthisworkremainsinsufficientfromthe,Vol.1,No.1,Article.Publicationdate:May2022.TrustworthyAI:FromPrinciplestoPractices13industrialperspective.AsdepictedinSection1andFigure2,theAIindustryholdsapositiontoconnectmulti-disciplinaryfieldsfortheestablishmentoftrustworthyAI.Thispositionrequiresthatindustrialstakeholderslearnandorganizethesemulti-disciplinaryapproachesandensuretrustworthinessthroughoutthelifecycleofAI.Inthissection,weprovideabriefsurveyoftechniquesusedforbuildingtrustworthyAIproductsandorganizethemacrossthelifecycleofproductdevelopmentfromanindustrialperspective.Asshownbythesolid-linedboxesinFigure2,thelifecycleofthedevelopmentofatypicalAIproductcanbepartitionedintodatapreparation,algorithmdesign,development–deployment,andmanagement[25].Wereviewseveralcriticalalgorithms,guidelines,andgovernmentregulationsthatarecloselyrelevanttothetrustworthinessofAIproductsineachstageoftheirlifecycle,withtheaimofprovidingasystematicapproachandaneasy-to-followguidetopractitionersfromvaryingbackgroundstoestablishtrustworthyAI.TheapproachesandliteraturementionedinthissectionaresummarizedinFigure3andTable1.3.1DataPreparationCurrentAItechnologyislargelydatadriven.Theappropriatemanagementandexploitationofdatanotonlyimprovestheperforma</text:p>
          </table:table-cell>
        </table:table-row>
        <table:table-row table:style-name="ro52">
          <table:table-cell office:value-type="float" office:value="2110.01167" calcext:value-type="float">
            <text:p>2110.01167</text:p>
          </table:table-cell>
          <table:table-cell office:value-type="string" calcext:value-type="string">
            <text:p>dataset</text:p>
          </table:table-cell>
          <table:table-cell office:value-type="float" office:value="345" calcext:value-type="float">
            <text:p>345</text:p>
          </table:table-cell>
          <table:table-cell table:number-columns-repeated="2"/>
          <table:table-cell office:value-type="string" calcext:value-type="string">
            <text:p>ltinaccessibilityproblemsfordisabledpeople.Mitigatingsuchunfairnesshasarousedconcernsinrecentresearch[179,326].,Vol.1,No.1,Article.Publicationdate:May2022. 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text:p>
          </table:table-cell>
        </table:table-row>
        <table:table-row table:style-name="ro53">
          <table:table-cell office:value-type="float" office:value="2110.01167" calcext:value-type="float">
            <text:p>2110.01167</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 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text:p>
          </table:table-cell>
        </table:table-row>
        <table:table-row table:style-name="ro54">
          <table:table-cell office:value-type="float" office:value="2110.01167" calcext:value-type="float">
            <text:p>2110.01167</text:p>
          </table:table-cell>
          <table:table-cell office:value-type="string" calcext:value-type="string">
            <text:p>github</text:p>
          </table:table-cell>
          <table:table-cell office:value-type="float" office:value="221" calcext:value-type="float">
            <text:p>221</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text:p>
          </table:table-cell>
        </table:table-row>
        <table:table-row table:style-name="ro55">
          <table:table-cell office:value-type="float" office:value="2110.01167" calcext:value-type="float">
            <text:p>2110.01167</text:p>
          </table:table-cell>
          <table:table-cell office:value-type="string" calcext:value-type="string">
            <text:p>github</text:p>
          </table:table-cell>
          <table:table-cell office:value-type="float" office:value="223" calcext:value-type="float">
            <text:p>223</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ometrics:Asurveyonanemergingchalleng</text:p>
          </table:table-cell>
        </table:table-row>
        <table:table-row table:style-name="ro56">
          <table:table-cell office:value-type="float" office:value="2110.01167" calcext:value-type="float">
            <text:p>2110.01167</text:p>
          </table:table-cell>
          <table:table-cell office:value-type="string" calcext:value-type="string">
            <text:p>github</text:p>
          </table:table-cell>
          <table:table-cell office:value-type="float" office:value="277" calcext:value-type="float">
            <text:p>277</text:p>
          </table:table-cell>
          <table:table-cell table:number-columns-repeated="2"/>
          <table:table-cell office:value-type="string" calcext:value-type="string">
            <text:p>,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57">
          <table:table-cell office:value-type="float" office:value="2110.01167" calcext:value-type="float">
            <text:p>2110.01167</text:p>
          </table:table-cell>
          <table:table-cell office:value-type="string" calcext:value-type="string">
            <text:p>github</text:p>
          </table:table-cell>
          <table:table-cell office:value-type="float" office:value="279" calcext:value-type="float">
            <text:p>279</text:p>
          </table:table-cell>
          <table:table-cell table:number-columns-repeated="2"/>
          <table:table-cell office:value-type="string" calcext:value-type="string">
            <text:p>onoftheseguidelinescanbefoundfrom[40,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8">
          <table:table-cell office:value-type="float" office:value="2110.0527" calcext:value-type="float">
            <text:p>2110.0527</text:p>
          </table:table-cell>
          <table:table-cell office:value-type="string" calcext:value-type="string">
            <text:p>code available, code, publicly available</text:p>
          </table:table-cell>
          <table:table-cell office:value-type="float" office:value="34" calcext:value-type="float">
            <text:p>34</text:p>
          </table:table-cell>
          <table:table-cell table:number-columns-repeated="2"/>
          <table:table-cell office:value-type="string" calcext:value-type="string">
            <text:p>We perform our experiments of fine-tuning on CIFAR-10 using models with the setup mentioned below and a general architecture as shown in Figure1. The code will be made publicly available for reproducibility.</text:p>
          </table:table-cell>
        </table:table-row>
        <table:table-row table:style-name="ro15" table:visibility="filter">
          <table:table-cell office:value-type="float" office:value="2110.0527" calcext:value-type="float">
            <text:p>2110.052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Pooja Asopa. Conceptual understanding of convolutional neural network- a deep learning approach. Procedia Com- puter Science, 132:679–688, 2018. International Conference on Computational Intelligence and Data Science.1 [12] Alex Krizhevsky. Learning multiple layers of features from</text:p>
          </table:table-cell>
        </table:table-row>
        <table:table-row table:style-name="ro5" table:visibility="filter">
          <table:table-cell office:value-type="float" office:value="2110.0527" calcext:value-type="float">
            <text:p>2110.052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Massa, Alexandre Sablayrolles, and Herve´ Je´gou. Training data-efficient image transformers &amp; distillation through at- tention. arXiv preprint arXiv:2012.12877, 2020.1,3,6 [23] Ashish Vaswani, Noam Shazeer, Niki Parmar, Jakob Uszko- reit, Llion Jones, Aidan N Gomez, Łukasz Kaiser, and Illia Polosukhin. Attention is all you need. In Advances in neural information processing systems, pages 5998–6008, 2017.1, 3</text:p>
          </table:table-cell>
        </table:table-row>
        <table:table-row table:style-name="ro16" table:visibility="filter">
          <table:table-cell office:value-type="float" office:value="2110.0527" calcext:value-type="float">
            <text:p>2110.0527</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Deep Convolutional Neural Networks (CNNs) have seen a number of improvements over the years. Even deeper CNNs were used to improve upon the previous results. Models ranging from VGG-19 from 2015 to EfficientNetV2 from 2021 have continuously improved the state-of-the-art set by CNNs on ImageNet image classification. As CNNs are based on local receptive fields similar to human visual understanding and as they have inductive bias inherent to them, they perform well on the computer vision tasks.[11] Transformers[23] introduced by Vaswani et al. in 2017 have been the default choice of model for all natural lan- guage processing tasks as they are the current state-of-the- art surpassing models based on recurrence[24]. These trans- former models are based on a major principle of multi head self attention where attention of one word is learned with respect to other words in the sentence and the embeddings are learned with respect to other words. As these models are highly parallelizable unlike Recurrence based networks that process data linearly, they can be trained quickly on multiple GPUs that specialize in parallel computations.</text:p>
          </table:table-cell>
        </table:table-row>
        <table:table-row table:style-name="ro35" table:visibility="filter">
          <table:table-cell office:value-type="float" office:value="2110.0527" calcext:value-type="float">
            <text:p>2110.0527</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In recent developments in the field of Computer Vision, a rise is seen in the use of transformer-based architectures. They are surpassing the state-of-the-art set by CNN archi- tectures in accuracy but on the other hand, they are com- putationally very expensive to train from scratch. As these models are quite recent in the Computer Vision field, there is a need to study it’s transfer learning capabilities and compare it with CNNs so that we can understand which architecture is better when applied to real world problems with small data. In this work, we follow a simple yet re- strictive method for fine-tuning both CNN and Transformer models pretrained on ImageNet1K on CIFAR-10 and com- pare them with each other. We only unfreeze the last trans- former/encoder or last convolutional block of a model and freeze all the layers before it while adding a simple MLP at the end for classification. This simple modification lets us use the raw learned weights of both these neural networks. From our experiments, we find out that transformers-based architectures not only achieve higher accuracy than CNNs but some transformers even achieve this feat with around 4 times lesser number of parameters.</text:p>
          </table:table-cell>
        </table:table-row>
        <table:table-row table:style-name="ro25" table:visibility="filter">
          <table:table-cell office:value-type="float" office:value="2110.0527" calcext:value-type="float">
            <text:p>2110.0527</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e of CNN family could be ResNet101 and ResNet152[8] where the latter is a bigger model. An example of Trans- former based models would be ViT-B and ViT-L[7] where the latter is bigger. We select only the largest and best per- forming models that are openly available as their pretrained versions. As there are a lot of variants of these models, <text:s/>we keep these 2 criterias for the models. The first one be- ing that the model must be trained on a 224*224 resolution and the second one being that the models we use must be pre trained only on ImageNet1k and not ImageNet21K. Im- ageNet21k includes more classes and images compared to ImageNet1k. No model has seen more data compared to others and has any advantage over the other. This ensures that the comparison of the models is fair and only on the basis of architecture and training procedure. Following this criteria, we select some classic CNN Architectures, some recent CNNs that are comparable to the state of the art and some Transformers comparable to the state of the art. The only exception to these criteria is the ViT-L model which was pretrained on ImageNet21k. We include only a version of this model which is bigger but faster to train as a com- parison with the transformers because it was the first model to incorporate transformers into computer vision in an ef- ficient way. We list all the models we take in Table1as well.</text:p>
          </table:table-cell>
        </table:table-row>
        <table:table-row table:style-name="ro45" table:visibility="filter">
          <table:table-cell office:value-type="float" office:value="2110.0527" calcext:value-type="float">
            <text:p>2110.0527</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Vision Transformers tackle this problem by dividing ev- ery image into small patches and using patch embeddings to pass them through a transformer encoder that calculates self attention[23] for every patch and then at the end passes through fully connected layers to finally classify the image into one of the classes in ImageNet. This approach, while still being moderately computationally expensive and need- ing a large amount of data to pretrain, could not surpass the state-of-the-art set by CNNs. In December 2020, DeiT (Touvran et al.)[22] was proposed as an improvement that scored better than the ViT with a lesser number of param- eters and training time. Their teacher-student strategy spe- cific to transformers improved the capability of transform- ers. A number of transformer based models have been intro- duced since then such as CoaT[25], Swin Transformers[15], CaiT[26] which have accuracies more than the other in the same order as mentioned. These accuracies reported were top-1 accuracies on ImageNet1k. CoaTs being a model in- troduced after these two, focus on training a smaller net- work with very less parameters compared to these two and still achieve more accuracy in comparison with convolu- tional networks of similar size. While swin transformers use hierarchical windows that calculate attention locally and also in shifted windows which differs from the global at- tention calculation performed in ViTs, CaiTs build deeper Vision Transformers and achieve even better accuracy com- pared to Swin Transformers. The current state of the art ViT-G[27] which is a scaled up version of Vision Trans- formers has 1.843 Billion parameters which is very large compared to the previous models.</text:p>
          </table:table-cell>
        </table:table-row>
        <table:table-row table:style-name="ro6">
          <table:table-cell office:value-type="float" office:value="2110.0527" calcext:value-type="float">
            <text:p>2110.0527</text:p>
          </table:table-cell>
          <table:table-cell office:value-type="string" calcext:value-type="string">
            <text:p>data available, dataset, database, data</text:p>
          </table:table-cell>
          <table:table-cell office:value-type="float" office:value="202" calcext:value-type="float">
            <text:p>202</text:p>
          </table:table-cell>
          <table:table-cell table:number-columns-repeated="2"/>
          <table:table-cell office:value-type="string" calcext:value-type="string">
            <text:p>We have selected the CIFAR-10 dataset[12] to fine-tune the models pre-trained only on Imagenet-1K dataset. The ImageNet[5] project is a vast visual database created to aid in the development of visual object recognition soft- ware. The Imagenet-1K dataset consists of 1000 classes consisting of 1.2M high resolution samples. The CIFAR- 10 dataset contains 60000 32*32 colour images divided into ten classes, each with 6000 images. There are 50000 photos for training and 10,000 images for testing. When passing in as inputs, we upscale the 32*32 images to 224*224 by sim- ple bilinear interpolation. We chose the CIFAR-10 dataset to fine-tune because these images are not very detailed hav- ing a resolution of 32*32. We try to find out if the models still perform well with a simple bilinear interpolation to the low resolution images. Another reason for using CIFAR-10 is that, if one were to apply these models to real life vision tasks for special purposes, the amount of data available is usually small. We try to simulate a similar scenario in this experiment.</text:p>
          </table:table-cell>
        </table:table-row>
        <table:table-row table:style-name="ro14">
          <table:table-cell office:value-type="float" office:value="2110.0527" calcext:value-type="float">
            <text:p>2110.052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nd Li Fei-Fei. Imagenet: A large-scale hierarchical image database. In 2009 IEEE Conference on Computer Vision and Pattern Recognition, pages 248–255, 2009.1,3</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when fine-tuned on CIFAR-10 dataset with a simple yet restrictive fine-tuning.</text:p>
          </table:table-cell>
        </table:table-row>
        <table:table-row table:style-name="ro1">
          <table:table-cell office:value-type="float" office:value="2110.0527" calcext:value-type="float">
            <text:p>2110.052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Table 1. Comparison of accuracy obtained on CIFAR-10 validation set by all the models along with their respective trainable parameters and the dataset it was pretrained upon.</text:p>
          </table:table-cell>
        </table:table-row>
        <table:table-row table:style-name="ro2">
          <table:table-cell office:value-type="float" office:value="2110.0527" calcext:value-type="float">
            <text:p>2110.052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In this section, we report and discuss the accuracy ob- tained by all the models on the validation dataset of CIFAR- 10. In Table1, We report the maximum accuracies reached by every model, their number of trainable parameters, the dataset it was pretrained upon. We plot the accuracy and number of trainable parameters and show the comparison in Figure2.</text:p>
          </table:table-cell>
        </table:table-row>
        <table:table-row table:style-name="ro7">
          <table:table-cell office:value-type="float" office:value="2110.0527" calcext:value-type="float">
            <text:p>2110.052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Deep Learning based Computer Vision is one of the most researched topics of the last decade[6]. Convolu- tional Neural Networks introduced by LeCun et al. [14] were found to be extremely good at identifying complex features in images. Deep Convolutional Neural Networks that were introduced in 2012 (Krizhevsky et al.) in the form of AlexNet[13] with the availability of large datasets such as ImageNet[5] were able to set a new state of the art on the Image classification task. These networks were able to understand complex computer vision tasks such as image classification, semantic segmentation, etc.[16]</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94.757% and 94.35% respectively while the Transformer based model DeiT achieves the highest accuracy of 96.45% with only 7 Million trainable parameters. The CaiT model which performs 96.0% accuracy which is just 0.45% less than the highest performing DeiT but with only 1.8 Million trainable parameters that is approximately 4 times lesser than the parameters for DeiT. We conclude that for a fine- tuning task, the models DeiT and CaiT perform extremely well with fewer parameters compared to CNNs. Overall, the transformer based models perform much more efficiently than the CNN based models with the same dataset and fine- tuning procedures. These results enforce that the trans- former architecture is better at transfer learning without any major modifications while fine-tuning and are a better archi- tecture that should be preferred for fine-tuning in the future.</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Transformers were first used in computer vision by Dosovitskiy et al. where they introduced an architecture called Vision Transformers[7]. These models divide an im- age into patches and apply multi head self attention (trans- former encoder) layers to it. Some improvements to Vision Transformers are Swin Transformers[15] which use hier- archical and shifted windows and calculate attention first locally on a small window and then go to a bigger win- dow size. There have also been some more models intro- duced that perform better and efficiently. Some examples of such types of models are DeiT[22], CoaT[25] and CaiT[26]. They build on top of vision transformers. VIT-G[27] is the current state of the art on the ImageNet dataset but it has around 2 billion parameters which is far more than the pa- rameters of the ones mentioned before.</text:p>
          </table:table-cell>
        </table:table-row>
        <table:table-row table:style-name="ro36">
          <table:table-cell office:value-type="float" office:value="2110.0527" calcext:value-type="float">
            <text:p>2110.0527</text:p>
          </table:table-cell>
          <table:table-cell office:value-type="string" calcext:value-type="string">
            <text:p>dataset</text:p>
          </table:table-cell>
          <table:table-cell office:value-type="float" office:value="204" calcext:value-type="float">
            <text:p>204</text:p>
          </table:table-cell>
          <table:table-cell table:number-columns-repeated="2"/>
          <table:table-cell office:value-type="string" calcext:value-type="string">
            <text:p>For the recent CNNs namely NFNetF6 and Efficient- NetV2L which report accuracies in the top 50 leader board for ImageNet Classification[1], NFNetF6 achieves an accu- racy of 94.35% on the validation set which is only 0.4% less than DenseNet201. But NFNetF6 has 12 Million train- able parameters which is significantly larger than the 7 Mil- lion trainable parameters of the DenseNet201. NFNetF6 also has a total number of parameters including trainable and non-trainable parameters, equal to approximately 450 Million[3] which is much larger than DenseNet201 with 18 Million total parameters. This makes the NFNetF6 a worse choice for application in real life due to ultimately more inference time and also a bit less accuracy. As for <text:s/>the EfficientNetV2L, only accuracy of 90.13% is achieved with a number of parameters similar to DenseNet201. From these results, we can understand that even though Effi- cientNetV2L performs well on the ImageNet dataset, it is not as good at transferring the learned weights to another dataset with our method of fine-tuning. Along with this, DenseNet201 proves to be a better choice for fine-tuning compared to NFNetF6.</text:p>
          </table:table-cell>
        </table:table-row>
        <table:table-row table:style-name="ro38">
          <table:table-cell office:value-type="float" office:value="2110.0527" calcext:value-type="float">
            <text:p>2110.0527</text:p>
          </table:table-cell>
          <table:table-cell office:value-type="string" calcext:value-type="string">
            <text:p>dataset</text:p>
          </table:table-cell>
          <table:table-cell office:value-type="float" office:value="237" calcext:value-type="float">
            <text:p>237</text:p>
          </table:table-cell>
          <table:table-cell table:number-columns-repeated="2"/>
          <table:table-cell office:value-type="string" calcext:value-type="string">
            <text:p>ilar setting. Transfer learning[2] is an important tool which saves the time and resources required for training neural networks for a task from scratch. <text:s text:c="2"/>With the recent shift <text:s text:c="2"/>to these transformer based architectures, we try to investi- gate how well this family of neural networks perform when transfer learning is applied on the CIFAR-10[12] dataset which has images of size 32*32*3 and are less detailed than the high resolution images in ImageNet. We use openly available ImageNet1K pretrained models from both CNN family and Transformer family of models for Computer Vi- sion and fine-tune them on the CIFAR-10. Fine-tuning can be done using pretrained weights and training the network fully without freezing any layer as well. But we call our fine-tuning restrictive because we only unfreeze the last block of the models to identify which model architecture has the best raw transfer learning capabilities. We do this with some simple changes to the end of the architecture and a training procedure common to all the models to evalu- ate their capabilities of transfer learning on low resolution images that are upscaled to 224*224*3 with a simple bi- linear interpolation. There has not been such a comparison of transfer learning of both transformer based architectures and CNNs on CIFAR-10 to the best of our knowledge.</text:p>
          </table:table-cell>
        </table:table-row>
        <table:table-row table:style-name="ro41">
          <table:table-cell office:value-type="float" office:value="2110.0527" calcext:value-type="float">
            <text:p>2110.0527</text:p>
          </table:table-cell>
          <table:table-cell office:value-type="string" calcext:value-type="string">
            <text:p>dataset, data</text:p>
          </table:table-cell>
          <table:table-cell office:value-type="float" office:value="290" calcext:value-type="float">
            <text:p>290</text:p>
          </table:table-cell>
          <table:table-cell table:number-columns-repeated="2"/>
          <table:table-cell office:value-type="string" calcext:value-type="string">
            <text:p>A parameter whose value is determined prior to the <text:s/>start of the learning process is called a hyperparameter. Hyperparameter-tuning is the process of searching for ideal hyperparameters for an architecture. Across all models, <text:s/>we keep the same hyperparameters while fine-tuning to see which architecture learns the best when no special modifi- cations are done to it for training purposes. Learning rate schedules aim to regulate the learning rate during training by lowering it according to a predetermined timetable.We have kept the learning rate to be 0.0001. Number of epochs indicate the number of passes of the dataset that the ma- chine learning algorithm has been completed. A forward and backward pass are counted as a single pass. Since one epoch is too big and hence can’t be directly feeded to the machine at once, we divide it into mini-batches. We have trained our model on maximum 20 epochs and a batch size of 512 with an exception for Swin-L[15] which had a batch size of 256 due to GPU resource limitations. Too many epochs can lead to overfitting of the model and on the con- trary, less number of epochs may lead to under-fitting of the data. Hence we are training all the models for 20 epochs. Also, we reduce the learning rate once validation accuracy stops improving. The learning rate reduces by a factor of 0.6 and has a minimum value of 0.0000001. We have imple- mented horizontal flip augmentation which is a technique used to artificially expand the size of a dataset by creating modified versions of images by flipping the input on the horizontal axis.</text:p>
          </table:table-cell>
        </table:table-row>
        <table:table-row table:style-name="ro11" table:visibility="filter">
          <table:table-cell office:value-type="float" office:value="2110.10815" calcext:value-type="float">
            <text:p>2110.108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where W(cid:96) ∈ Rd×d, d = 20 and the data are synthetically generated as</text:p>
          </table:table-cell>
        </table:table-row>
        <table:table-row table:style-name="ro23" table:visibility="filter">
          <table:table-cell office:value-type="float" office:value="2110.10815" calcext:value-type="float">
            <text:p>2110.108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ilar conclusions hold when θi of T i increases as well: negligible features of the data are learned sooner than the dominant ones.</text:p>
          </table:table-cell>
        </table:table-row>
        <table:table-row table:style-name="ro14" table:visibility="filter">
          <table:table-cell office:value-type="float" office:value="2110.10815" calcext:value-type="float">
            <text:p>2110.1081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We assumed some conditions on the data and on the model in order to render the exposition and the reading more clear. However, some of the "strong" assumptions that will appear in the paper can be easily relaxed (see Section 2).</text:p>
          </table:table-cell>
        </table:table-row>
        <table:table-row table:style-name="ro21" table:visibility="filter">
          <table:table-cell office:value-type="float" office:value="2110.10815" calcext:value-type="float">
            <text:p>2110.10815</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On the other hand, Theorem 7 shows that such a backward incremental learning does not happen with high probability: indeed, we are requiring all the parameters K i (which depends on the initialization) to be sufﬁciently negative and the probability of sampling initial conditions that will yield antiregularization depends on the value of the signals λi (i.e., it is data-dependent): the bigger the value of λi, the smaller the probability. Nevertheless, we will see in the next subsection how such a phenomenon can be safely bypassed and we discuss some properties that suggest that the initialization scheme (7) can guarantee the correct sequential learning of features as GD exhibits.</text:p>
          </table:table-cell>
        </table:table-row>
        <table:table-row table:style-name="ro46" table:visibility="filter">
          <table:table-cell office:value-type="float" office:value="2110.10815" calcext:value-type="float">
            <text:p>2110.1081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In this section, we analyze the phenomenon of hierarchical learning (or implicit regularization) for FA, as described in Gidel et al. (2019) and Gissin et al. (2019) in the case of GD: along the optimization path, features of the model are learned in a sequential way, so that one feature is fully learned before the dynamics starts to learn the next feature. For FA, we may observe a similar behavior as GD, however, in certain settings the dynamics seems to favor the learning of secondary component prior than the learning of principal components, i.e. signals λi’s with small magnitude are learned earlier than those of big magnitude. This phenomenon is potentially highly problematic since smaller singular values λi’s are normally tied to noisy measurements and do not represent nor give meaningful information on the structure of the data. Privileging negligible features goes against the standard principles of reasoned data analysis (Principal Component Analysis, for example). We will see that the occurrence of this behavior depends on particular initializations of the algorithm and it can be therefore successfully avoided. Theorem 6 (Informal). Let λ1 &gt; . . . &gt; λk be the principal components of Λxy. There exists initialization schemes such that the component λi is incrementally learned at time Ti. Moreover, there exists two different initialization schemes such that</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In this last section, we discuss one ML application of our theoretical results. The set-up is borrowed from Gidel et al. (2019) (Section 4.2), where a linear autoencoder is considered. For an autoencoder, the (true) output is equal to its input y = x ∈ Rd and we want to compare the reconstruction properties of W (t) (2 layer NN) and W (t) (3 layer NN) computed via FA versus GD. 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98" calcext:value-type="float">
            <text:p>298</text:p>
          </table:table-cell>
          <table:table-cell table:number-columns-repeated="2"/>
          <table:table-cell office:value-type="string" calcext:value-type="string">
            <text:p>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 Keeping the same initial conditions W (0) and same ﬁxed matrix A, we repeat the FA training 15 times, sampling a different set of FA matrices each time: in Figure 2, we report the average (with error bars) of the trace norm (cid:107)Θ(t)(cid:107)∗ with Θ(t) := W (t) 2 W (t) respectively, 1 as well as thee average of the reconstruction errors (cid:13) (cid:13)2, as a function of t the number of iterations.</text:p>
          </table:table-cell>
        </table:table-row>
        <table:table-row table:style-name="ro11">
          <table:table-cell office:value-type="float" office:value="2110.10815" calcext:value-type="float">
            <text:p>2110.108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Note that this result particularly holds for empirical distributions corresponding to ﬁnite datasets.</text:p>
          </table:table-cell>
        </table:table-row>
        <table:table-row table:style-name="ro3">
          <table:table-cell office:value-type="float" office:value="2110.10815" calcext:value-type="float">
            <text:p>2110.1081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Since its ﬁrst formulation, there has been an extensive numerical analysis on testing whether FA and Direct FA algorithms can be successfully applied to ML problems, in particular in the presence of complex datasets and deep architectures (Bartunov et al., 2018; Moskovitz et al., 2018; Launay et al., 2019). We mention the recent survey paper Launay et al. (2020) where the focus is on Direct FA and it is shown that the algorithm performs well in modern deep architectures (Transformers and Graph NN, among others) applied to problems like neural view synthesis or natural language processing. Furthermore, more on the applied (biologically-inspired) side, there have been recent pushes in furthering the idea of FA: spike-train level direct feedback alignment (Lee et al., 2020), memory-efﬁcient direct feedback alignment (Chu et al., 2020) and direct random target projection (Frenkel et al., 2021) to mention a few examples.</text:p>
          </table:table-cell>
        </table:table-row>
        <table:table-row table:style-name="ro11">
          <table:table-cell office:value-type="float" office:value="2110.10815" calcext:value-type="float">
            <text:p>2110.10815</text:p>
          </table:table-cell>
          <table:table-cell office:value-type="string" calcext:value-type="string">
            <text:p>python</text:p>
          </table:table-cell>
          <table:table-cell office:value-type="float" office:value="23" calcext:value-type="float">
            <text:p>23</text:p>
          </table:table-cell>
          <table:table-cell table:number-columns-repeated="2"/>
          <table:table-cell office:value-type="string" calcext:value-type="string">
            <text:p>(192) in the continuous setting (t ∈ R≥0) are obtained using the standard ODE solver odeint on Python.</text:p>
          </table:table-cell>
        </table:table-row>
        <table:table-row table:style-name="ro1">
          <table:table-cell office:value-type="float" office:value="2111.02403" calcext:value-type="float">
            <text:p>2111.02403</text:p>
          </table:table-cell>
          <table:table-cell office:value-type="string" calcext:value-type="string">
            <text:p>benchmark</text:p>
          </table:table-cell>
          <table:table-cell office:value-type="float" office:value="66" calcext:value-type="float">
            <text:p>66</text:p>
          </table:table-cell>
          <table:table-cell table:number-columns-repeated="2"/>
          <table:table-cell office:value-type="string" calcext:value-type="string">
            <text:p>[1] P. Bilic, P. F. Christ, E. Vorontsov, G. Chlebus, H. Chen, Q. Dou, C.-W. Fu, X. Han, P.-A. Heng, J. Hesser, et al. The liver tumor segmentation benchmark (lits). arXiv preprint arXiv:1901.04056, 2019. 2, 3, 4, 6, 7, 8, 10</text:p>
          </table:table-cell>
        </table:table-row>
        <table:table-row table:style-name="ro9">
          <table:table-cell office:value-type="float" office:value="2111.02403" calcext:value-type="float">
            <text:p>2111.02403</text:p>
          </table:table-cell>
          <table:table-cell office:value-type="string" calcext:value-type="string">
            <text:p>benchmark</text:p>
          </table:table-cell>
          <table:table-cell office:value-type="float" office:value="108" calcext:value-type="float">
            <text:p>108</text:p>
          </table:table-cell>
          <table:table-cell table:number-columns-repeated="2"/>
          <table:table-cell office:value-type="string" calcext:value-type="string">
            <text:p>LiverBackgroundSpleenKidney (L)Kidney (R)StomachGallbladderEsophagusPancreasDuodenumColonIntestineAdrenalRectumBladderHead of femur (L)Head of femur (R)(a)(b)(c)(d)deep learning models and three oncologists. Considering these CT images have very high resolution, we investigate inference-efﬁcient learning to reduce the memory and time costs and accelerate the inference procedure. Finally, we introduce a weakly supervised abdominal organ segmentation method with scribble annotations, which is desirable to reduce the annotation costs in the future. These attempts can be used as a new abdominal organ segmentation benchmark for further research.</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 Professional data annotation</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2] A. K. Jain and R. C. Dubes. Algorithms for clustering data.</text:p>
          </table:table-cell>
        </table:table-row>
        <table:table-row table:style-name="ro14" table:visibility="filter">
          <table:table-cell office:value-type="float" office:value="2111.02403" calcext:value-type="float">
            <text:p>2111.0240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cently, entropy minimization has been widely used in semi-supervised learning to utilize the unlabeled data [15, 17, 46]. It encourages the model to produce high conﬁdence prediction by minimizing the following object function:</text:p>
          </table:table-cell>
        </table:table-row>
        <table:table-row table:style-name="ro5" table:visibility="filter">
          <table:table-cell office:value-type="float" office:value="2111.02403" calcext:value-type="float">
            <text:p>2111.0240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domain adaptation strategies, etc. These strategies have been scorching topics and show the potential to reduce annotation costs by utilizing unlabeled data or sparse annotations. It is desirable to reduce the annotation cost for accurate abdominal organ segmentation, as it can accelerate the model development and reduce the costs. In this work, we pay more attention to evaluating weakly supervised methods to reduce the label costs.</text:p>
          </table:table-cell>
        </table:table-row>
        <table:table-row table:style-name="ro15" table:visibility="filter">
          <table:table-cell office:value-type="float" office:value="2111.02403" calcext:value-type="float">
            <text:p>2111.0240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F. I. Diakogiannis, F. Waldner, P. Caccetta, and C. Wu. Resunet-a: A deep learning framework for semantic segmentation of remotely sensed data. ISPRS Journal of Photogrammetry and Remote Sensing, 162:94–114, 2020. 2, 6, 9 [11] Q. Dou, Q. Liu, P. A. Heng, and B. Glocker. Unpaired multi-modal segmentation via knowledge distillation. TMI, 39(7):2415–2425, 2020. 10</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s work was supported by the National Natural Science Foundation of China [81771921 , 61901084 ], the National Key Research and Development Program [2020YFB1711503] and also by key research and development project of Sichuan province, China [20ZDYF2817]. We would like to thank Mr. Zhiqiang Hu and Guofeng Lv from the SenseTime Research for constructive discussions and suggestions and also thank M.D. J. Xiao and W. Liao and their team members for data collection, annotation, checking and user study. We also would like to thank the Shanghai AI Lab and Shanghai SenseTime Research for their high-performance computation support.</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1School of Mechanical and Electrical Engineering, University of Electronic Science and Technology of China, Chengdu, China 2Department of Radiation Oncology, Sichuan Cancer Hospital and Institute, Sichuan Cancer Center 3Department of Radiation Oncology, Cancer Center West China Hospital, Sichuan University, China 4Shanghai AI Lab, Shanghai, China 5School of Medicine, University of Electronic Science and Technology of China, Chengdu, China 6West China Hospital-SenseTime Joint Lab, West China Biomedical Big Data Center, Sichuan University, Chengdu, China 7Department of Computer Science, Rutgers University, Piscataway, NJ 08854 USA *Corresponding: xiaojh@scu.edu.cn,{guotai.wang,zhangshaoting}@uestc.edu.cn</text:p>
          </table:table-cell>
        </table:table-row>
        <table:table-row table:style-name="ro44" table:visibility="filter">
          <table:table-cell office:value-type="float" office:value="2111.02403" calcext:value-type="float">
            <text:p>2111.0240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In this work, all methods are implemented, trained, and tested by PyTorch 1.8 [36] on a cluster with eight NVIDIA GTX1080TI GPUs. We chose the powerful nnUNet2 [21] as our baseline for fair comparisons. As it is a selfconﬁguration segmentation framework without needing any manual effort for data processing, training planning (network architectures and parameters setting, etc.), and postprocessing, and has won more than 19 medical segmentation challenges [21]. Due to the nnUNet just providing the vanilla UNet network, we further adapt it to support more network architectures. Note that we use the public implementations of the compared methods3. We employ the default settings of nnUNet as our experimental settings, where the batch size is 2 for 3D methods and 12 for 2D methods, the total epoch is 1000, and the loss function is a combination of cross-entropy and dice loss. All the models are trained and tested based on the default settings, except we don’t use the test time augmentation. And each model needs more than six GPU days to train, and each volume takes more than ﬁve minutes to infer. We use two widely-used metrics to measure the segmentation quality in this work. Dice similarity coefﬁcient (DSC) is used to evaluate the pixel-wise overlap between the ground truth and prediction. In addition, we also measure the 95% Hausdorff Distance (HD95) between the boundaries of the ground truth and</text:p>
          </table:table-cell>
        </table:table-row>
        <table:table-row table:style-name="ro29">
          <table:table-cell office:value-type="float" office:value="2111.02403" calcext:value-type="float">
            <text:p>2111.02403</text:p>
          </table:table-cell>
          <table:table-cell office:value-type="string" calcext:value-type="string">
            <text:p>data https, dataset, github, benchmark</text:p>
          </table:table-cell>
          <table:table-cell office:value-type="float" office:value="56" calcext:value-type="float">
            <text:p>56</text:p>
          </table:table-cell>
          <table:table-cell table:number-columns-repeated="2"/>
          <table:table-cell office:value-type="string" calcext:value-type="string">
            <text:p>learning on this dataset, as the pixel-wise manual annotation is time-consuming and expensive. The work provided a new benchmark for the abdominal multi-organ segmentation task, and these experiments can serve as the baseline for future research and clinical application development. The codebase and dataset is released at: https: //github.com/HiLab-git/WORD.</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 summary</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1. abdominal organ segmentation datasets</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nnUNetV2 (3D)Oncologist 1Oncologist 2Oncologist 3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3. WORD: Fully Annotated Clinical Whole ab dominal organ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Recently, the AbdomenCT-1K dataset [32] established an abdominal organ dataset by using the pre-trained model</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4. The DSC results on BTCV [23], TCIA [39] and LiTS [1] datasets using the pre-trained model on the WORD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5. The HD95 results on BTCV [23], TCIA [39] and LiTS [1] datasets using the pre-trained model on the WORD dataset.</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can conduct many essential research topics on medical image segmentation/detection methods and clinical applications with the large and carefully annotated abdominal multi-organ dataset. Besides, there are some challenges in the WORD dataset, including the imbalanced sample</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NIH-Pancreas). Here, we review several widely-used datasets, some small datasets, just a few organs annotated datasets, or private or not available datasets, which have been out of the scope of this work.</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learning-based works have been employed to reduce medical image annotation costs [24, 28, 30, 49]. However, most of them are semi-supervised learning-based methods, which still need to annotate part of the dataset carefully. Weakly supervised</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 We build a large-scale whole abdominal organ segmentation dataset that is a real clinical dataset and has more categories and higher quality annotations. In addition, we further annotate 20 cases from LiTS [1] for networks’ generalization evaluation.</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ﬁrst evaluate some existing state-of-the-art (SOTA) methods on the WORD. Then, we further evaluate the gap between the deep network and three oncologists. Finally, we investigate the domain shift between the WORD and three public datasets (BTCV [23] and TCIA [39], LiTS [1]).</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Figure 1. Scans in the WORD dataset are carefully annotated with 16 organs. The left table lists the annotated organs categories. (a), (b), (c) denote the visualization in axial, coronal, and sagittal views, respectively. (d) represents the 3D rendering results of annotated abdomen organs.</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In conclusion, we introduced a new carefully annotated whole abdominal organ CT dataset. Meanwhile, we investigate several existing SOTA methods and perform user studies on this dataset, and further point out some unsolved problems and potential directions in both technique and clinical views. In the future, we will still work on extending the WORD dataset to be more extensive and more diverse.</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n this work, we collect and build a large-scale whole abdominal CT multi-organ segmentation dataset containing 150 CT volumes and 16 organs annotation. Although, many abdominal organ segmentation datasets and benchmarks have been established, like AbdomenCT-1K [32], BTCV [23], TCIA [39], LiTS [1], CT-ORG [38], KiTS [19], etc, our WORD cover the whole abdominal region and also</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scale or few annotated classes to boost this topic research. Although AbdomenCT-1K is huge, the annotated organs are also too few to evaluate the efﬁciency of the whole abdominal segmentation task. Unlike these existing datasets, our dataset comes from a new medical center with a large scale and more annotated organs, such as colon, intestine, rectum, etc. We believe that this dataset is one of the most comprehensive ones in medical image segmentation datasets.</text:p>
          </table:table-cell>
        </table:table-row>
        <table:table-row table:style-name="ro9">
          <table:table-cell office:value-type="float" office:value="2111.02403" calcext:value-type="float">
            <text:p>2111.02403</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To learn from scribble annotations, the general method is using the partially Cross-Entropy (pCE) loss to train deep networks, where just labelled pixels are considered to calculate the gradient and the other pixels are ignored [42]. However, due to the extremely sparse supervision, the pCE loss can not achieve promising results. To solve this dilemma, Tang et al. [43] proposed to integrate the pCE loss and MRF/CRF regularization terms to train deep networks with scribble annotations. After that, most of the recent weaklysupervised methods trained deep networks by using the fol Figure 4. Visualizations comparison of different datasets. All predictions are produced by a pre-trained nnUNetV2 (3D) on the WORD dataset.</text:p>
          </table:table-cell>
        </table:table-row>
        <table:table-row table:style-name="ro6">
          <table:table-cell office:value-type="float" office:value="2111.02403" calcext:value-type="float">
            <text:p>2111.02403</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Clinical Applicable Investigation: We investigate several SOTA methods on the WORD dataset and ﬁnd that all methods can achieve encouraging results. Then, we comprehensively study the clinical acceptance of the deep network. Fig. 3 shows three junior clinical oncologists revise the results. For large scale organs, such as the liver, spleen, kidney, stomach, bladder, head of the femur, the deep network can perform very close to junior clinical oncologists, which means the model prediction can be clinically acceptable after minor revision. However, there are huge performance gaps between junior clinical oncologists and the deep network in small-sized organs, such as the gallbladder, duodenum, adrenal, and rectum. It is tough to apply the model predictions to the clinical application directly, and it requires major revision and careful checks. So, we think the abdominal multi-organ segmentation task is not a well solved problem. But based on the WORD dataset, researchers can focus on handling these challenging organs segmentation to improve performance in clinical practice.</text:p>
          </table:table-cell>
        </table:table-row>
        <table:table-row table:style-name="ro16">
          <table:table-cell office:value-type="float" office:value="2111.02403" calcext:value-type="float">
            <text:p>2111.02403</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for predictions and then reﬁning by radiologists. At the same time, CT-ORG [38] annotated abdominal organ by using a semi-automatic tool ﬁrstly (ITK-SNAP [52]) and then reﬁning manually. However, these initial segmentation results could affect the annotator’s decision, especially in boundary regions with low contrast. Different from AbdomenCT-1K [32] and CT-ORG [38], all scans in the WORD dataset are annotated from scratch manually. A senior oncologist (with seven years of experience) uses ITKSNAP [52] to delineate organs slice-by-slice in axial view. After that, an expert in oncology (more than 20 years of experience) checks these annotations carefully. Note that all annotations obey the radiation therapy delineation guideline published by Radiation Therapy Oncology Group (RTOG)1. In the annotation stage, each volume roughly takes 1.2-2.6 hours to annotate all 16 organs and further requires 0.41.0 hours to check and reﬁne the annotation. The WORD dataset takes us around 15 months to collect, annotate and review, so we think it’s precious and desirable to share with the medical image analysis community.</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Whole abdominal organ segmentation plays an important role in diagnosing abdomen lesions, radiotherapy, and follow-up. However, oncologists’ delineating all abdominal organ is time-consuming and very expensive. Recently, deep learning-based medical image segmentation has shown the potential to reduce manual delineation efforts, but it still requires a large-scale ﬁne annotated dataset for training. Although many efforts in this task, there are still few large image datasets covering the whole abdomen region with accurate and detailed annotations for the whole abdominal organ segmentation. In this work, we establish a largescale Whole abdominal ORgan Dataset (WORD) for algorithms research and clinical applications development. This dataset contains 150 abdominal CT volumes (30495 slices). Each volume has 16 organs with ﬁne pixel-level annotations and scribble-based sparse annotation, which may be the largest dataset with whole abdominal organ annotation. Several state-of-the-art segmentation methods are evaluated on this dataset. And we also invited three clinical oncologists to revise the model predictions to measure the gap between the deep learning method and three oncologists. Afterward, we investigate the inference-efﬁciently learning on the WORD dataset, as the high-resolution image requires large GPU memory and inference time in the test stage. We further evaluate the scribble-based annotation-efﬁcient</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95" calcext:value-type="float">
            <text:p>295</text:p>
          </table:table-cell>
          <table:table-cell table:number-columns-repeated="2"/>
          <table:table-cell office:value-type="string" calcext:value-type="string">
            <text:p>were suffered from prostatic cancer, cervical cancer, or rectal cancer. Each CT volume consists of [159 - 330] slices of 512 × 512 pixels, with an in-plane resolution of 0.976 mm × 0.976 mm and slice spacing of 2.5-3.0 mm, indicating that the WORD is a very high-resolution dataset. All scans of WORD are exhaustively annotated with 16 anatomical organs, including the liver, spleen, kidney (L), kidney (R), stomach, gallbladder, esophagus, duodenum, colon, intestine, adrenal, rectum, bladder, head of the femur (L) and head of the femur (R). An example of image and annotation from the WORD dataset is shown in Fig. 1. All images were anonymized and approved by the ethics committee to protect privacy where all clinical treatment details have been deleted. We randomly split WORD into three parts: 100 scans (20115 slices) for training, 20 scans (4103 slices) for validation, and 30 scans (6277 slices) for testing. Fig. 2 shows the volume distributions of all annotated organs. It shows that the very extreme unbalanced distribution among large and small organs, which may bring some challenges to this task. At the same time, We further selected and annotated 20 CT scans from LiTS [1] as a generalization and external evaluation set. Similar to WORD, these scans cover the whole abdominal region, and each scan has 16 organ annotations. In the future, the total number of images and annotated organs in the WORD will still be updated.</text:p>
          </table:table-cell>
        </table:table-row>
        <table:table-row table:style-name="ro32">
          <table:table-cell office:value-type="float" office:value="2111.02403" calcext:value-type="float">
            <text:p>2111.02403</text:p>
          </table:table-cell>
          <table:table-cell office:value-type="string" calcext:value-type="string">
            <text:p>dataset</text:p>
          </table:table-cell>
          <table:table-cell office:value-type="float" office:value="338" calcext:value-type="float">
            <text:p>338</text:p>
          </table:table-cell>
          <table:table-cell table:number-columns-repeated="2"/>
          <table:table-cell office:value-type="string" calcext:value-type="string">
            <text:p>Although large-scale deep models have achieved promising results for abdominal organ segmentation [21, 56, 44], these heavy models require various expensive computations and storage components and a long inference time [37]. In addition, the whole abdominal CT image has a very high resolution, which further increases the GPU memory budget and computational cost [37, 44]. So, it is desirable to investigate the high-performance and low computational costs method for abdominal organ segmentation, and it is also suitable for clinical scenarios. 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text:p>
          </table:table-cell>
        </table:table-row>
        <table:table-row table:style-name="ro47">
          <table:table-cell office:value-type="float" office:value="2111.02403" calcext:value-type="float">
            <text:p>2111.02403</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 It can be observed that the knowledge distillation strategy can improve student models’ performance. In Table 8, we further analyze the model complexity of the teacher network and student networks in the same software and hardware environments 5. These results show that combing lightweight networks and knowledge distillation can achieve a trade-off between performance and computational costs. This study further indicates that exploring more power lightweight networks and knowledge distillation strategies is a potential solution for high performance, fast-speed and low computational cost abdominal organ segmentation [13, 37].</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19" calcext:value-type="float">
            <text:p>19</text:p>
          </table:table-cell>
          <table:table-cell table:number-columns-repeated="2"/>
          <table:table-cell office:value-type="string" calcext:value-type="string">
            <text:p>WORD: A large scale dataset, benchmark and clinical applicable study for abdominal organ segmentation from CT image</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75" calcext:value-type="float">
            <text:p>75</text:p>
          </table:table-cell>
          <table:table-cell table:number-columns-repeated="2"/>
          <table:table-cell office:value-type="string" calcext:value-type="string">
            <text:p>2) We establish a new abdominal organ segmentation benchmark by (1) evaluating the existing segmentation methods, (2) measuring the gap between deep learning models and oncologists, (3) investigating the pretrained model generalization ability on open datasets, (4) investigating the inference-efﬁcient learning for the high-resolution abdominal CT image segmentation, (5) introducing scribble-based weakly supervised methods to reduce the label costs.</text:p>
          </table:table-cell>
        </table:table-row>
        <table:table-row table:style-name="ro9">
          <table:table-cell office:value-type="float" office:value="2111.02403" calcext:value-type="float">
            <text:p>2111.02403</text:p>
          </table:table-cell>
          <table:table-cell office:value-type="string" calcext:value-type="string">
            <text:p>dataset, benchmark</text:p>
          </table:table-cell>
          <table:table-cell office:value-type="float" office:value="130" calcext:value-type="float">
            <text:p>130</text:p>
          </table:table-cell>
          <table:table-cell table:number-columns-repeated="2"/>
          <table:table-cell office:value-type="string" calcext:value-type="string">
            <text:p>Experiments settings: To evaluate the proposed method, we further provide a scribble annotation for the WORD dataset. We generate scribbles for all training volumes in the axial view. Note that the scribble annotations are very sparse in both intra-/inter-slices, which means that not all slices have the scribbles but each organ is annotated at least once in a volume. Due to the scribble annotations based abdominal multi-organ segmentation is not a hot research topic, there is no existing work or openly available codebase. We ﬁrst build a benchmark for this task and then compare a widelyused method, CRFLoss [43] on the WORD dataset. We use the ResUNet (2D) [10] as our backbone and employ</text:p>
          </table:table-cell>
        </table:table-row>
        <table:table-row table:style-name="ro4">
          <table:table-cell office:value-type="float" office:value="2111.02403" calcext:value-type="float">
            <text:p>2111.02403</text:p>
          </table:table-cell>
          <table:table-cell office:value-type="string" calcext:value-type="string">
            <text:p>dataset, data</text:p>
          </table:table-cell>
          <table:table-cell office:value-type="float" office:value="164" calcext:value-type="float">
            <text:p>164</text:p>
          </table:table-cell>
          <table:table-cell table:number-columns-repeated="2"/>
          <table:table-cell office:value-type="string" calcext:value-type="string">
            <text:p>[36] A. Paszke, S. Gross, F. Massa, A. Lerer, J. Bradbury, G. Chanan, T. Killeen, Z. Lin, N. Gimelshein, L. Antiga, et al. Pytorch: An imperative style, high-performance deep learning library. In NeurIPS, pages 8026–8037, 2019. 5 [37] D. Qin, J.-J. Bu, Z. Liu, X. Shen, S. Zhou, J.-J. Gu, Z.-H. Wang, L. Wu, and H.-F. Dai. Efﬁcient medical image segmentation based on knowledge distillation. IEEE Transactions on Medical Imaging, 40(12):3820–3831, 2021. 7 [38] B. Rister, D. Yi, K. Shivakumar, T. Nobashi, and D. L. Rubin. Ct-org, a new dataset for multiple organ segmentation in computed tomography. Scientiﬁc Data, 7(1):1–9, 2020. 2, 3, 4, 10</text:p>
          </table:table-cell>
        </table:table-row>
        <table:table-row table:style-name="ro36">
          <table:table-cell office:value-type="float" office:value="2111.02403" calcext:value-type="float">
            <text:p>2111.02403</text:p>
          </table:table-cell>
          <table:table-cell office:value-type="string" calcext:value-type="string">
            <text:p>dataset, data</text:p>
          </table:table-cell>
          <table:table-cell office:value-type="float" office:value="206" calcext:value-type="float">
            <text:p>206</text:p>
          </table:table-cell>
          <table:table-cell table:number-columns-repeated="2"/>
          <table:table-cell office:value-type="string" calcext:value-type="string">
            <text:p>Our goal is to collect a large-scale real clinical abdomen dataset with careful annotations. All scans in our dataset are manually segmented in great detail, covering all organs in the abdominal region. As we know that collecting such a dataset has many challenges. Due to privacy and ethical protection, collecting real clinical data is challenging and time-consuming. In addition, annotating a large-scale 3D medical image segmentation dataset is very expensive and time-consuming, as it requires domain knowledge and clinical experience. So many recent datasets used open datasets for further annotation or used the pre-trained model or semiautomatic methods to generate annotations and reﬁnements. In contrast, our WORD was collected from a radiation therapy center and annotated by one senior oncologist (with seven years experience) and then checked by an expert of oncology (more than 20 years experience). Furthermore, the data consistency and quality are much higher than previous works. All of them were scanned before the radiotherapy treatment, without any appearance enhancement, with a similar scan location and with a similar image spacing, etc. Fig. 1 shows an example from our dataset.</text:p>
          </table:table-cell>
        </table:table-row>
        <table:table-row table:style-name="ro47">
          <table:table-cell office:value-type="float" office:value="2111.02403" calcext:value-type="float">
            <text:p>2111.02403</text:p>
          </table:table-cell>
          <table:table-cell office:value-type="string" calcext:value-type="string">
            <text:p>dataset, data</text:p>
          </table:table-cell>
          <table:table-cell office:value-type="float" office:value="313" calcext:value-type="float">
            <text:p>313</text:p>
          </table:table-cell>
          <table:table-cell table:number-columns-repeated="2"/>
          <table:table-cell office:value-type="string" calcext:value-type="string">
            <text:p>Recently, deep learning-based methods have been widely used in abdominal organ segmentation tasks, especially the UNet-based deep networks. The main challenge in this task lies in complex anatomical structures, the unclear boundary of soft tissues, high resolution of images, and extremely unbalanced sizes among large and small organs, etc. Many works have also been attempted to handle these challenges. [14] proposed a dense V-network to segment 8 organs from CT volumes, which enables high-resolution activation maps through memory-efﬁcient dropout and feature reuse. [48] presented a novel framework for abdominal multi-organ segmentation by using organattention networks with reverse connections and evaluated it on an in-house dataset. [25] combined the inter-and intrapatient deformation data augmentation with multi-scale Attention-UNet [40] for accurate abdominal multi-organ segmentation. [44] proposed a batch-based method plus random shifting strategy to boost the performance of multiorgan segmentation from high-resolution abdomen CT volumes. More recently, transformer-based methods [2, 5] is used to explicitly model the long-range dependence to capture the relationship of multi-organ for accurate segmentation. Although the above methods have achieved promising results, they are also limited by requiring large scale carefully annotated dataset. To reduce label costs, [57] proposed a co-training-based semi-supervised method for abdominal multi-organ segmentation, which reduces almost half of annotation costs. Furthermore, [56] proposed a prior-aware neural network that incorporates anatomical priors on abdominal organ sizes to train models from several partially-labeled datasets. This work ﬁrst investigates more annotation-efﬁcient abdominal multi-organ segmentation methods with very sparse annotations (scribbles). In addition, we investigate inference-efﬁcient learning for the segmentation of high-resolution abdominal CT images to reduce the memory and time costs in the test stage.</text:p>
          </table:table-cell>
        </table:table-row>
        <table:table-row table:style-name="ro32">
          <table:table-cell office:value-type="float" office:value="2111.02403" calcext:value-type="float">
            <text:p>2111.0240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among large and small size organs, the high resolution, the complex anatomical structure. 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text:p>
          </table:table-cell>
        </table:table-row>
        <table:table-row table:style-name="ro47">
          <table:table-cell office:value-type="float" office:value="2111.02403" calcext:value-type="float">
            <text:p>2111.02403</text:p>
          </table:table-cell>
          <table:table-cell office:value-type="string" calcext:value-type="string">
            <text:p>dataset, data</text:p>
          </table:table-cell>
          <table:table-cell office:value-type="float" office:value="336" calcext:value-type="float">
            <text:p>336</text:p>
          </table:table-cell>
          <table:table-cell table:number-columns-repeated="2"/>
          <table:table-cell office:value-type="string" calcext:value-type="string">
            <text:p>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 Recently, annotation-efﬁcient learning [28, 57, 29] has been introduced to reduce the label costs and improve the network generalization ability by semi-/weakly-supervised learning,</text:p>
          </table:table-cell>
        </table:table-row>
        <table:table-row table:style-name="ro6">
          <table:table-cell office:value-type="float" office:value="2111.02403" calcext:value-type="float">
            <text:p>2111.02403</text:p>
          </table:table-cell>
          <table:table-cell office:value-type="string" calcext:value-type="string">
            <text:p>dataset, data open-source , open-source, benchmark</text:p>
          </table:table-cell>
          <table:table-cell office:value-type="float" office:value="170" calcext:value-type="float">
            <text:p>170</text:p>
          </table:table-cell>
          <table:table-cell table:number-columns-repeated="2"/>
          <table:table-cell office:value-type="string" calcext:value-type="string">
            <text:p>Model Generalization: Recently, domain adaptation and generalization have been scorching topics in the natural/medical image segmentation ﬁelds [12, 46]. But for the abdominal multi-organ segmentation task, there are very few studies [11] focused on investigating the generalization problem. This is mainly due to lacking open available multi-sources and large-scale datasets/benchmarks. In this work, we investigate the domain gaps between our build WORD dataset and open-source datasets BTCV [23] and TCIA [39] and ﬁnd that there are signiﬁcant domain gaps across different source datasets. Furthermore, we annotated 20 volumes from LiTS [1] as an external evaluation set to validate networks’ generalizability and found that the domain gap between LiTS and WORD is not signiﬁcant. It is desirable to train models with good generalization and high performance to boost deep learning-based clinical applications. So, we build a benchmark for robust and generaliz able abdominal multi-organ segmentation research.</text:p>
          </table:table-cell>
        </table:table-row>
        <table:table-row table:style-name="ro17">
          <table:table-cell office:value-type="float" office:value="2111.02403" calcext:value-type="float">
            <text:p>2111.02403</text:p>
          </table:table-cell>
          <table:table-cell office:value-type="string" calcext:value-type="string">
            <text:p>dataset, dataset provided</text:p>
          </table:table-cell>
          <table:table-cell office:value-type="float" office:value="302" calcext:value-type="float">
            <text:p>302</text:p>
          </table:table-cell>
          <table:table-cell table:number-columns-repeated="2"/>
          <table:table-cell office:value-type="string" calcext:value-type="string">
            <text:p>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 It can be observed that the results of TCIA and BTCV are inaccurate, which indicates that there is a signiﬁcant domain gap between TCIA/BTCV and WORD. In contrast, the result of LiTS is better and more promising; the reason may be the domain gap between LiTS and WORD is minor.</text:p>
          </table:table-cell>
        </table:table-row>
        <table:table-row table:style-name="ro41">
          <table:table-cell office:value-type="float" office:value="2111.02403" calcext:value-type="float">
            <text:p>2111.02403</text:p>
          </table:table-cell>
          <table:table-cell office:value-type="string" calcext:value-type="string">
            <text:p>dataset, dataset provided</text:p>
          </table:table-cell>
          <table:table-cell office:value-type="float" office:value="334" calcext:value-type="float">
            <text:p>334</text:p>
          </table:table-cell>
          <table:table-cell table:number-columns-repeated="2"/>
          <table:table-cell office:value-type="string" calcext:value-type="string">
            <text:p>We further investigate the domain shift between the WORD dataset and three widely-used public datasets BTCV [23], TCIA [39] and LiTS [1]. The differences between the WORD and BTCV [23], TCIA [39] and LiTS [1] lie in 1) coming from different centres/scanners/countries; 2) suffering from different diseases; 3) with different phase/contrast enhancement; 4) with different voxel spacing; 5) annotating by different oncologists/radiologists . 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text:p>
          </table:table-cell>
        </table:table-row>
        <table:table-row table:style-name="ro24">
          <table:table-cell office:value-type="float" office:value="2111.02403" calcext:value-type="float">
            <text:p>2111.02403</text:p>
          </table:table-cell>
          <table:table-cell office:value-type="string" calcext:value-type="string">
            <text:p>dataset, open-source data</text:p>
          </table:table-cell>
          <table:table-cell office:value-type="float" office:value="183" calcext:value-type="float">
            <text:p>183</text:p>
          </table:table-cell>
          <table:table-cell table:number-columns-repeated="2"/>
          <table:table-cell office:value-type="string" calcext:value-type="string">
            <text:p>Recently, many deep learning-based methods have been proposed to accurately and quickly segment organs from abdominal CT volumes [8, 32, 48]. However, these methods were evaluated on small or in-house datasets or just segmented very few organs. The main reason caused these problems is lacking an open available large-scale real clinical dataset with good whole abdominal organ annotation. AbdomenCT-1K [32] collected and annotated more than 1000 abdominal CT scans from existing datasets; each scan has four organs annotation. It further points out that abdominal organ segmentation is a solved problem for liver, spleen, kidney, and pancreas segmentation, but the whole abdominal organ segmentation remains an unsolved problem. BTCV [23] dataset has 50 CT volumes, and each volume has 13 organs annotations. DenseVNet [14] proposed a large dataset that includes 90 CT volumes with 8 organs annotation, where 47 volumes come from the BTCV [23] dataset and other 43 volumes from the TCIA [39] dataset</text:p>
          </table:table-cell>
        </table:table-row>
        <table:table-row table:style-name="ro13">
          <table:table-cell office:value-type="float" office:value="2111.02403" calcext:value-type="float">
            <text:p>2111.02403</text:p>
          </table:table-cell>
          <table:table-cell office:value-type="string" calcext:value-type="string">
            <text:p>dataset, open-source data, data</text:p>
          </table:table-cell>
          <table:table-cell office:value-type="float" office:value="148" calcext:value-type="float">
            <text:p>148</text:p>
          </table:table-cell>
          <table:table-cell table:number-columns-repeated="2"/>
          <table:table-cell office:value-type="string" calcext:value-type="string">
            <text:p>Moreover, we investigate current methods on this including fully supervised segmentation methdataset, ods and annotation-efﬁcient methods. Speciﬁcally, we ﬁrst evaluate several state-of-the-art medical segmentation methods on WORD data, like Convolutional Neural Network-based methods nnUNet [21], Attention UNet [35], DeepLabV3+ [7], UNet++ [58] and ResUNet [10] and Transformer-based CoTr [50] approaches and UNETR [18]. After that, we investigate the pre-trained model generalization ability on two open datasets. Due to previous datasets did not annotate too many organs, we further annotated an open dataset for generalization evaluation, where 20 cases with the whole abdominal region were selected and annotated manually from the LiTS [1] dataset. Afterwards, we do the user study on this dataset to measure the gap between</text:p>
          </table:table-cell>
        </table:table-row>
        <table:table-row table:style-name="ro25">
          <table:table-cell office:value-type="float" office:value="2111.02403" calcext:value-type="float">
            <text:p>2111.02403</text:p>
          </table:table-cell>
          <table:table-cell office:value-type="string" calcext:value-type="string">
            <text:p>dataset, open-source data, publicly available, data</text:p>
          </table:table-cell>
          <table:table-cell office:value-type="float" office:value="278" calcext:value-type="float">
            <text:p>278</text:p>
          </table:table-cell>
          <table:table-cell table:number-columns-repeated="2"/>
          <table:table-cell office:value-type="string" calcext:value-type="string">
            <text:p>Since clinical CT images with the whole abdominal region are very private and challenging to collect and annotate, few openly available datasets are available. We summarize these publicly available abdominal CT datasets in Tab. 1. We consider the dataset, which has four or more annotated organs in this work. The BTCV (Beyond The Cranial Vault) [23] consists of 50 CT volumes, where 30 and 20 volumes are used for training and testing, respectively. In the BTCV dataset, 13 organs are annotated manually, including the aorta, liver, spleen, right kidney, left kidney, stomach, pancreas, gallbladder, esophagus, inferior vena cava, portal vein and splenic vein, right adrenal gland, and left adrenal gland. The DenseVNet [14] has 90 CT scans, where 47 scans come from the BTCV dataset [23], and the other 43 cases come from TCIA data [39] each of them has eight organs annotation. The CT-ORG [38] is an open dataset that contains 140 CT images, and ﬁve organs are annotated. Most of these images come from a challenge training set [1]. The AbdomenCT-1K dataset [32] extended ﬁve open single-class organs annotation datasets to four classes (with 1062 volumes) and a small clinical dataset (with 50 volumes coming from 20 patients). This dataset contains four organ annotations: liver, kidney, spleen, and pancreas. BTCV, DenseNet, and CT-ORG are limited by the small</text:p>
          </table:table-cell>
        </table:table-row>
        <table:table-row table:style-name="ro34">
          <table:table-cell office:value-type="float" office:value="2111.02403" calcext:value-type="float">
            <text:p>2111.02403</text:p>
          </table:table-cell>
          <table:table-cell office:value-type="string" calcext:value-type="string">
            <text:p>dataset, publicly available</text:p>
          </table:table-cell>
          <table:table-cell office:value-type="float" office:value="280" calcext:value-type="float">
            <text:p>280</text:p>
          </table:table-cell>
          <table:table-cell table:number-columns-repeated="2"/>
          <table:table-cell office:value-type="string" calcext:value-type="string">
            <text:p>For deep learning-based clinical applications, fully supervised learning is one of the most basic and popular solutions, especially in automatic multi-organ delinIn this work, we investigate several eation systems. existing SOTA methods on the WORD, including convolutional neural networks-based networks, nnUNet [21] and its variations (both 2D and 3D), ResUNet [10], DeepLabV3+ [7], UNet++ [58] and Attention-UNet (AttUNet) [35] and transformer-based architectures, CoTr [50] and UNETR [18]. The quantitative segmentation results in term of DSC and HD95 are presented in Tab. 2 and Tab. 3. It can be found that all SOTA methods can achieve very promising results on large organs, such as the liver, spleen, kidney, stomach, bladder, and head of the femur. At the same time, it also shows that all CNN-based methods outperform transformer-based CoTr [50] and UNETR [18]. It has also proven that the large organs segmentation task is a well-solved problem if there are enough high-quality annotated samples. But for small organs, it remains very challenging and also desires to pay more attention, especially for some extremely small and unclear boundary organs adrenal and duodenum. However, there are very few works and researchers that focus on these challenging tasks. One of the key reasons lies in lacking large-scale and public available datasets. To solve this dilemma, we build the baseline and dataset to boost further research in the medical computing community.</text:p>
          </table:table-cell>
        </table:table-row>
        <table:table-row table:style-name="ro13">
          <table:table-cell office:value-type="float" office:value="2111.02403" calcext:value-type="float">
            <text:p>2111.02403</text:p>
          </table:table-cell>
          <table:table-cell office:value-type="string" calcext:value-type="string">
            <text:p>dataset, publicly available, data</text:p>
          </table:table-cell>
          <table:table-cell office:value-type="float" office:value="189" calcext:value-type="float">
            <text:p>189</text:p>
          </table:table-cell>
          <table:table-cell table:number-columns-repeated="2"/>
          <table:table-cell office:value-type="string" calcext:value-type="string">
            <text:p>Organ Spleen, Kidney (L), Kidney (R), Gallbladder, Esophagus, Liver, Stomach, Aorta, Inferior vena cava, Portal vein and splenic vein, Pancreas, Adrenal gland(L), Adrenal gland(R), Duodenum Spleen, Kidney (R), Gallbladder, Esophagus, Liver, Stomach, Splenic vein, Pancreas and Duodenum Lung, Bones, Liver, Kidneys and Bladder Spleen, Kidney, Liver and Pancreas Liver, Spleen, Kidney(L), Kidney(R), Stomach, Gallbladder, Esophagus, Pancreas, Duodenum, Colon, Intestine, Adrenal(L), Adrenal(R), Rectum, Bladder, Head of Femur(L) and Head of Femur(R) Table 1. Summary of publicly available abdominal CT datasets. NSD: New Source Data; AFS: Annotate From Scratch. WAR: with the Whole Abdominal Region. To best our knowledge, there are very few datasets with Colon, Intestine and Rectum annotations.</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loli/medpy</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sovrasov/ﬂops-counter.pytorch</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github.com/MIC-DKFZ/nnUNet 3https://github.com/qubvel/segmentation models. pytorch</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4.1. Benchmark Protocols</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and the whole images of CHAM for obtaining the results of three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network. We will release the trained model, our results on COD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of this work, the reader can refer to the recently released benchmark paper [54]</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use the standard benchmark results reported in [1], as shown in Table 1.</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28" calcext:value-type="float">
            <text:p>28</text:p>
          </table:table-cell>
          <table:table-cell table:number-columns-repeated="2"/>
          <table:table-cell office:value-type="string" calcext:value-type="string">
            <text:p>L´opez, A. Romero, M. Drozdzal, A. Courville, A benchmark for endo luminal scene segmentation of colonoscopy images, J. Healthc. Eng. 2017</text:p>
          </table:table-cell>
        </table:table-row>
        <table:table-row table:style-name="ro11">
          <table:table-cell office:value-type="float" office:value="2111.03216" calcext:value-type="float">
            <text:p>2111.03216</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SFA [72] results are generated using the released code. Note that “†” represents</text:p>
          </table:table-cell>
        </table:table-row>
        <table:table-row table:style-name="ro11" table:visibility="filter">
          <table:table-cell office:value-type="float" office:value="2111.03216" calcext:value-type="float">
            <text:p>2111.032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 Pearson, B. Al-Diri, Mobile real-time grasshopper detection an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Lung Infection Segmentation. We also show how our method can be re trained for COVID-19 lung infection segmentation from CT data. Follow the</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bject detection and edge detection. Apart from SOD, Chen et al. [53] ex plored shadow edges, shadow count, and shadow regions and unlabelle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otivated by the dominated performance of CNNs in diverse computer vi sion tasks, a few researchers developed CNNs to address the problem of detect ing camouﬂaged objects on a large number of annotated data. Le et al. [34]</text:p>
          </table:table-cell>
        </table:table-row>
        <table:table-row table:style-name="ro24">
          <table:table-cell office:value-type="float" office:value="2111.03216" calcext:value-type="float">
            <text:p>2111.03216</text:p>
          </table:table-cell>
          <table:table-cell office:value-type="string" calcext:value-type="string">
            <text:p>data available, dataset, publicly available</text:p>
          </table:table-cell>
          <table:table-cell office:value-type="float" office:value="12" calcext:value-type="float">
            <text:p>12</text:p>
          </table:table-cell>
          <table:table-cell table:number-columns-repeated="2"/>
          <table:table-cell office:value-type="string" calcext:value-type="string">
            <text:p>the most challenging dataset, which is the largest publicly available annotated</text:p>
          </table:table-cell>
        </table:table-row>
        <table:table-row table:style-name="ro15">
          <table:table-cell office:value-type="float" office:value="2111.03216" calcext:value-type="float">
            <text:p>2111.03216</text:p>
          </table:table-cell>
          <table:table-cell office:value-type="string" calcext:value-type="string">
            <text:p>data, data https</text:p>
          </table:table-cell>
          <table:table-cell office:value-type="float" office:value="15" calcext:value-type="float">
            <text:p>15</text:p>
          </table:table-cell>
          <table:table-cell table:number-columns-repeated="2"/>
          <table:table-cell office:value-type="string" calcext:value-type="string">
            <text:p>and the corresponding ground truth are uniformly resized to 352 × 352. For data</text:p>
          </table:table-cell>
        </table:table-row>
        <table:table-row table:style-name="ro14">
          <table:table-cell office:value-type="float" office:value="2111.03216" calcext:value-type="float">
            <text:p>2111.03216</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P. Kozie(cid:32)l, Animal camouﬂage analysis: Chameleon database, unpublish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atasets for fair comparison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uper-class Based Performance on COD10K. For the challenging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able 5: Quantitative results on COVID-SemiSeg [10]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s. Further, we have provided comprehensive ablation studies, show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is another small-scale COD dataset with 1,000 training images and 250 test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OTA methods on all the three COD datasets, which further demonstrates tha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competitors on four datasets consistently. Qualitative results refer to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id:7) Current SOTA polyp segmentation results on un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More visual comparisons on COD datasets can be found in the YouTube 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Ablation study on CAMO and COD10K datasets. We investigat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D dataset with 3,040 training images and 2,026 testing images. CAMO [3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Quantitative results on diﬀerent datasets, including CHAM, CAMO, an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uilt an image dataset (i.e., CAMO) of camouﬂaged objects, and develop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underwater object detection with multiple datasets, IJARS 12 (6) (2015)</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3: Quantitative results on four super-classes of COD10K [1] datasets, includ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re are three COD datasets used in our experiments. The COD10K [1] i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Methods (Pub./Year) (cid:7) Current SOTA polyp segmentation results on 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from scratch, in which 80% for training, 10% for validation, and 10% for</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OD datasets and ﬁve medical image segmentation datasets. Especially, com pared with the existing top-1 model SINet, ERRNet signiﬁcantly improves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gure 1: Inference Speed (i.e., FPS) v.s. mean E-measure (Eφ) on COD10K [1] datase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of weak edges, while the RRU is responsible for re-calibrating the coarse pre diction. Our ERRNet achieves the 1st place on three COD datasets and also</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trong baseline to spark novel ideas on this task. The proposed ERR Net greatly advances the state-of-the-art (SOTA) performance with real time inference speed on eight challenging datasets.</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74] D. Jha, P. H. Smedsrud, M. A. Riegler, P. Halvorsen, T. de Lange, D. Jo hansen, H. D. Johansen, Kvasir-seg: A segmented polyp dataset, in: In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including seen dataset (test part of Kvasir [74] and CVC-ClinicDB/CVC 612 [76]) and unseen dataset (test part of ETIS [77] and EndoScene/CVC T [78]). We compare our method with 6 SOTA deep-based medical segmenta 22</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2" calcext:value-type="float">
            <text:p>12</text:p>
          </table:table-cell>
          <table:table-cell table:number-columns-repeated="2"/>
          <table:table-cell office:value-type="string" calcext:value-type="string">
            <text:p>In this section, we introduce the benchmark datasets and the evaluation</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4" calcext:value-type="float">
            <text:p>14</text:p>
          </table:table-cell>
          <table:table-cell table:number-columns-repeated="2"/>
          <table:table-cell office:value-type="string" calcext:value-type="string">
            <text:p>diﬀerent COD methods on the three benchmark datasets. From the results, we</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7" calcext:value-type="float">
            <text:p>17</text:p>
          </table:table-cell>
          <table:table-cell table:number-columns-repeated="2"/>
          <table:table-cell office:value-type="string" calcext:value-type="string">
            <text:p>β for the three benchmark datasets. The proposed ERRNet has a superior performance over compared 13</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26" calcext:value-type="float">
            <text:p>26</text:p>
          </table:table-cell>
          <table:table-cell table:number-columns-repeated="2"/>
          <table:table-cell office:value-type="string" calcext:value-type="string">
            <text:p>performance than other competitors on three COD benchmark datasets. Com pared to SINet, our method has higher Sα, Eφ, and F w</text:p>
          </table:table-cell>
        </table:table-row>
        <table:table-row table:style-name="ro14">
          <table:table-cell office:value-type="float" office:value="2111.03216" calcext:value-type="float">
            <text:p>2111.03216</text:p>
          </table:table-cell>
          <table:table-cell office:value-type="string" calcext:value-type="string">
            <text:p>dataset, code</text:p>
          </table:table-cell>
          <table:table-cell office:value-type="float" office:value="15" calcext:value-type="float">
            <text:p>15</text:p>
          </table:table-cell>
          <table:table-cell table:number-columns-repeated="2"/>
          <table:table-cell office:value-type="string" calcext:value-type="string">
            <text:p>datasets, the code, and our results of two applications upon the publication of</text:p>
          </table:table-cell>
        </table:table-row>
        <table:table-row table:style-name="ro4">
          <table:table-cell office:value-type="float" office:value="2111.03216" calcext:value-type="float">
            <text:p>2111.0321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β ), S-measure (Sα), E-measure (Eφ), and MAE (M ). Testing of the model is conducted on four public polyp segmentation datasets,</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2 https://github.com/GewelsJI/ERRNet</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3 https://github.com/DengPingFan/CODToolbox</text:p>
          </table:table-cell>
        </table:table-row>
        <table:table-row table:style-name="ro5">
          <table:table-cell office:value-type="float" office:value="2111.03216" calcext:value-type="float">
            <text:p>2111.03216</text:p>
          </table:table-cell>
          <table:table-cell office:value-type="string" calcext:value-type="string">
            <text:p>used dataset, dataset</text:p>
          </table:table-cell>
          <table:table-cell office:value-type="float" office:value="18" calcext:value-type="float">
            <text:p>18</text:p>
          </table:table-cell>
          <table:table-cell table:number-columns-repeated="2"/>
          <table:table-cell office:value-type="string" calcext:value-type="string">
            <text:p>ImageGround-truthERRNet(Ours)SINetCPDTable 4: Quantitative results on four widely-used polyp segmentation testing dataset.</text:p>
          </table:table-cell>
        </table:table-row>
        <table:table-row table:style-name="ro24">
          <table:table-cell office:value-type="float" office:value="2111.1234" calcext:value-type="float">
            <text:p>2111.1234</text:p>
          </table:table-cell>
          <table:table-cell office:value-type="string" calcext:value-type="string">
            <text:p>benchmark</text:p>
          </table:table-cell>
          <table:table-cell office:value-type="float" office:value="197" calcext:value-type="float">
            <text:p>197</text:p>
          </table:table-cell>
          <table:table-cell table:number-columns-repeated="2"/>
          <table:table-cell office:value-type="string" calcext:value-type="string">
            <text:p>As for research directly related to football, Robot soccer (Itsuki, 1995) has been one of the longstanding challenges in AI. Although this challenge has been tackled with machine learning techniques (Riedmiller et al., 2009; ?), it has not yet been mastered by endto-end deep RL. Nonetheless, baseline approaches for other simulation environments mostly utilise deep RL. (Liu et al., 2019) used a population-based training with evolution and reward shaping on a recurrent policy with recurrent action-value estimator in MuJoCo Soccer. Whereas (Cao and Lin, 2020) showed that RL from hierarchical critics was affected in the Unity 2 vs 2 environment. Proximal Policy Optimization (PPO) (Schulman et al., 2017), IMPALA (Espeholt et al., 2018) and Ape-X DQN (Horgan et al., 2018) were provided as benchmark results for Google Research Football (Kurach et al., 2019). Finally a combination of imitation learning, single and multi-agent RL and population-based training was used in Humanoid Football (Liu et al., 2021).</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Extraction</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3 Data Analysis</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5: Details of the real-world football data used.</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wo types of football analysis are applied to the extracted data. We ﬁrst focus on the ﬁnding statistics and metrics that correlate with the agent’s TrueSkill ranking. For this we calculate simple descriptive</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Bialkowski, A., Lucey, P., Carr, P., Matthews, I., Sridharan, S., and Fookes, C. (2016). Discovering team structures in soccer from spatiotemporal data. IEEE Transactions on Knowledge and Data Engineering, 28(10):2596–2605.</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Decroos, T., Van Haaren, J., and Davis, J. (2018b). Automatic discovery of tactics in spatio-temporal soccer match data. In Proceedings of the ACM SIGKDD International Conference on Knowledge Discovery and Data Mining, pages 223–232. Association for Computing Machinery.</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e also extract all pass and shot actions from this data. The results format of both simulation and real-world data is tabular and a simpliﬁed version of SPADL (Decroos et al., 2019). An explanation of the variables used in analysis is listed in Table 6.</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2: An overview of the proposed framework. Details for steps (i) - (iv) are detailed in §4.1, §4.1.2, §4.2, and §4.3 respectively. In (iii), data is converted to a tabular format inspired by SPADL (Decroos et al., 2019).</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also noticed that it was difﬁcult to use state of the art football analysis methods due to different representations of the underlying data. Since efﬁcient representations such as SPADL already exist, we hope other researchers can build on top of these so that the community can easily take advantage of existing methods.</text:p>
          </table:table-cell>
        </table:table-row>
        <table:table-row table:style-name="ro27" table:visibility="filter">
          <table:table-cell office:value-type="float" office:value="2111.1234" calcext:value-type="float">
            <text:p>2111.123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To analyse the intelligence of coordinated RL agents and compare their characteristics with real-world data, an analysis framework that is not inﬂuenced by physical differences between simulations and the realworld is necessary. Passes do not rely on individual physical ability and is an important component of teamplay. Therefore we focus on social network analysis (SNA) of passes.</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is section, we show the results of the two types of data analysis detailed in §4.3. The ﬁrst is a correlation analysis between descriptive statistics / SNA metrics and TrueSkill rankings. The second is a comparative analysis which uses SNA metrics generated from RL agents (Google Research Football) and real-world football players (2019-2020 season J1-League).</text:p>
          </table:table-cell>
        </table:table-row>
        <table:table-row table:style-name="ro10" table:visibility="filter">
          <table:table-cell office:value-type="float" office:value="2111.1234" calcext:value-type="float">
            <text:p>2111.123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learn policies for agents to play Google Research Football, we follow the original paper (Kurach et al., 2019) and use Proximal Policy Optimisation (PPO) (Schulman et al., 2017). PPO belongs to a family of reinforcement learning called policy gradient methods. These methods try to ﬁnd an optimal behaviour strategy by alternating between optimising a clipped surrogate objective function and sampling data through interactions with the environment. The objective function of PPO is denoted as follows,</text:p>
          </table:table-cell>
        </table:table-row>
        <table:table-row table:style-name="ro5" table:visibility="filter">
          <table:table-cell office:value-type="float" office:value="2111.1234" calcext:value-type="float">
            <text:p>2111.12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Our second focus is the comparison of SNA metrics between RL agents and real-world football data. By using SNA metrics, we can compare the ball passing strategy between RL agents and real-world football data. To assure a fairness, we bootstrap N = 500 samples of passes from each team before generating a pass network to analyse. We repeat this process 50 times. Then, we conduct normality tests to determine that the distribution is Gaussian. Finally, we plot and visually inspect the distribution.</text:p>
          </table:table-cell>
        </table:table-row>
        <table:table-row table:style-name="ro21" table:visibility="filter">
          <table:table-cell office:value-type="float" office:value="2111.1234" calcext:value-type="float">
            <text:p>2111.12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ction data and observation data are extracted from the games saved when calculating TrueSkill ranking. From this data, we extract all pass and shot actions and programmatically label their results based on the following events. For real-world football data, we use event-stream data for three matches from the 20192020 J1-League. The J1-League is the top division of the Japan professional football league. The data was purchased from DataStadium Inc. We show the match results in Table 5. The three teams, Kashima Antlers, Tokyo FC and Yokohama F Marinos were chosen since they were the top-3 teams on the leaderboard at the time.</text:p>
          </table:table-cell>
        </table:table-row>
        <table:table-row table:style-name="ro29" table:visibility="filter">
          <table:table-cell office:value-type="float" office:value="2111.1234" calcext:value-type="float">
            <text:p>2111.123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is section, we present the details of our proposed analysis framework, which is outlined in Fig. 2, and the details regarding the setup of the subsequent experiments. Our framework consists of ﬁve parts. In the ﬁrst part (i), we train agents using proximal policy optimisation in the Google Research Football simulation environment. (ii) Then, we rank the agents by the TrueSkill ranking system. In the third part (iii), we extract event data concerning on-the-ball actions from the simulations and convert it into a tabular format. This format is similar to the Soccer Player Action Description Language (SPADL) but simpliﬁed to only include passes and shots. We also convert realworld football data into the same format as well. Finally, we perform (iv) correlation analysis and (v) social network analysis on the obtained data.</text:p>
          </table:table-cell>
        </table:table-row>
        <table:table-row table:style-name="ro35" table:visibility="filter">
          <table:table-cell office:value-type="float" office:value="2111.1234" calcext:value-type="float">
            <text:p>2111.123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Over the last decade there has been an increase in interest towards analytics in football (soccer), and many other team-sports. Increasing compute power and data has added to the effectiveness of statistical analysis and more importantly, allowed for computeintensive and data-intensive machine learning methods. Many success stories have been well documented in mainstream publications such as “The Numbers Game” (Anderson and David, 2013), “Basketball on Paper” (Oliver, 2020) and perhaps most well known, “Moneyball” (Lewis, 2004). As a result, a growing number of sports teams now adopt specialist roles for analytics. If we assume such trends are to continue, it is likely both compute power and the amount of available data will exponentially increase in forthcoming years. However, it will remain nearly impossible to collect real-world sport data in a scientiﬁc manner where variables can be controlled. This can not be helped since top level sports are highly competitive in nature and leave very little room for experimentation. To solve this problem, agent-based simulation (ABS) can be used as a test-bed to simulate various scenarios in a scientiﬁc manner.</text:p>
          </table:table-cell>
        </table:table-row>
        <table:table-row table:style-name="ro43" table:visibility="filter">
          <table:table-cell office:value-type="float" office:value="2111.1234" calcext:value-type="float">
            <text:p>2111.1234</text:p>
          </table:table-cell>
          <table:table-cell office:value-type="string" calcext:value-type="string">
            <text:p>data</text:p>
          </table:table-cell>
          <table:table-cell office:value-type="float" office:value="297" calcext:value-type="float">
            <text:p>297</text:p>
          </table:table-cell>
          <table:table-cell table:number-columns-repeated="2"/>
          <table:table-cell office:value-type="string" calcext:value-type="string">
            <text:p>points (goals). Therefore, it is only recently that a data-driven approach has started to gain attention. Nevertheless, numerous approaches, from the simple aggregation of individual/team play statistics (Novatchkov and Baca, 2013), to complex methods, such as those that use gradient boosting to model the value of actions (Decroos et al., 2018a). In general one can observe two different types of analysis. The ﬁrst focuses on evaluating the overall performance of a single player or team. In this case, an action is usually valued then aggregated by either player or team. (Decroos et al., 2018a) assigned values to on-ball action actions by measuring their effect on the probabilities that a team will score. In turn, (Fernandez and Bornn, 2018) proposed a method to value off the ball actions by estimating pitch value with a neural network. The second category of analysis is strategy or play style analysis. Methods such as automatic formation (Bialkowski et al., 2016) or tactic (Gyarmati and Anguera, 2015; Decroos et al., 2018b) discovery fall into this category. Social network analysis is also a well used method to analyse interactions between players (Clemente et al., 2016; Buld´u et al., 2018). Network metrics such as betweenness, centrality and eccentricity are often used. (Pe˜na and Hugo, 2012) demonstrated that winning teams presented lower betweenness scores. Similarly, (Gonc¸alves et al., 2017) provided evidence that a lower passing dependency for a given player and higher intra-team well-connected passing relations may optimise team performance.</text:p>
          </table:table-cell>
        </table:table-row>
        <table:table-row table:style-name="ro11">
          <table:table-cell office:value-type="float" office:value="2111.13605" calcext:value-type="float">
            <text:p>2111.1360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24] ACI Committee and International Organization for Standardization. Building code requirements for</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1 0.011 0.008 0.012 0.013 No data 0.007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9 0.019 0.016 0.025 0.020 No data 0.019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75 0.70 0.75 0.73 0.90 No data 0.62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1.29 1.38 1.37 1.22 1.27 No data 1.34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3: Eﬀect of data transformation on GPR model results (Averaged values over 100 trials).</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eformation (V u) also achieves good agreement with the actual data even though mean values over 100 trials were lower as this output is more data-dependent.</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53] Sujith Mangalathu, Hansol Jang, Seong-Hoon Hwang, and Jong-Su Jeon. Data-driven machine-learningbased seismic failure mode identiﬁcation of reinforced concrete shear walls. Engineering Structures, 208:110331, 2020.</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performance of the proposed models is also compared to ASCE 41 modeling recommendations based on 20 unseen test data in Table 5. Mean and standard deviation of the predicted/actual (P/A) values are</text:p>
          </table:table-cell>
        </table:table-row>
        <table:table-row table:style-name="ro5" table:visibility="filter">
          <table:table-cell office:value-type="float" office:value="2111.13605" calcext:value-type="float">
            <text:p>2111.1360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46] MATLAB. version 7.10.0 (R2019a). The MathWorks Inc., Natick, Massachusetts, 201. [47] Yue Jiang, Bojan Cukic, and Tim Menzies. Can data transformation help in the detection of fault-prone modules? In Proceedings of the 2008 workshop on Defects in large software systems, pages 16–20, 2008. [48] George EP Box and David R Cox. An analysis of transformations. Journal of the Royal Statistical</text:p>
          </table:table-cell>
        </table:table-row>
        <table:table-row table:style-name="ro22" table:visibility="filter">
          <table:table-cell office:value-type="float" office:value="2111.13605" calcext:value-type="float">
            <text:p>2111.13605</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he correlation between the actual and predicted values is assessed based on the proposed GPR-based predictive model that achieves the highest R2, the P/A closest to 1.0, and the lowest error simultaneously (Fig. 7) for each backbone variable. The scatter plots indicate that data are closely distributed around the line of y = x, implying that the proposed models are able to make accurate predictions when compared to the actual values. Results demonstrate that the proposed GPR-based models achieve excellent performance in predicting shear strength V max and corresponding displacement (δmax) with highest coeﬃcients of determination (R2 equals to 0.96 and 0.97, respectively) and smallest relative RMSE. The proposed model for ultimate</text:p>
          </table:table-cell>
        </table:table-row>
        <table:table-row table:style-name="ro27">
          <table:table-cell office:value-type="float" office:value="2111.13605" calcext:value-type="float">
            <text:p>2111.13605</text:p>
          </table:table-cell>
          <table:table-cell office:value-type="string" calcext:value-type="string">
            <text:p>data available, data</text:p>
          </table:table-cell>
          <table:table-cell office:value-type="float" office:value="66" calcext:value-type="float">
            <text:p>66</text:p>
          </table:table-cell>
          <table:table-cell table:number-columns-repeated="2"/>
          <table:table-cell office:value-type="string" calcext:value-type="string">
            <text:p>Data pre-processing has been shown as a useful technique to improve the quality of machine learning algorithms by transforming the data to a more informative format [47]. Among several data transformation techniques available, Box-cox and log transformation methods are applied to the outputs. The original form of Box-Cox transformation equation [48] is as shown in Eq. 6.</text:p>
          </table:table-cell>
        </table:table-row>
        <table:table-row table:style-name="ro13">
          <table:table-cell office:value-type="float" office:value="2111.13605" calcext:value-type="float">
            <text:p>2111.13605</text:p>
          </table:table-cell>
          <table:table-cell office:value-type="string" calcext:value-type="string">
            <text:p>data, database</text:p>
          </table:table-cell>
          <table:table-cell office:value-type="float" office:value="145" calcext:value-type="float">
            <text:p>145</text:p>
          </table:table-cell>
          <table:table-cell table:number-columns-repeated="2"/>
          <table:table-cell office:value-type="string" calcext:value-type="string">
            <text:p>Process Regression (GPR). Seven backbone curve variables associated with four limit states, namely: cracking, yielding, peak shear strength, and ultimate deformation capacity are predicted in terms of twelve wall design properties (e.g. concrete compressive strength, reinforcement details, wall geometry). To achieve this, the backbone curve variables and wall design properties are designated as outputs and inputs, respectively. The database is divided into train and test data sets, whereas the performances of the proposed models are evaluated based on statistical metrics (e.g. coeﬃcient of determination, relative root mean square error, prediction accuracy) based on test data sets. The prediction performances of the proposed GPR models are also compared to traditional modeling approaches (ASCE 41-17) and shown to be superior.</text:p>
          </table:table-cell>
        </table:table-row>
        <table:table-row table:style-name="ro38">
          <table:table-cell office:value-type="float" office:value="2111.13605" calcext:value-type="float">
            <text:p>2111.13605</text:p>
          </table:table-cell>
          <table:table-cell office:value-type="string" calcext:value-type="string">
            <text:p>data, database</text:p>
          </table:table-cell>
          <table:table-cell office:value-type="float" office:value="260" calcext:value-type="float">
            <text:p>260</text:p>
          </table:table-cell>
          <table:table-cell table:number-columns-repeated="2"/>
          <table:table-cell office:value-type="string" calcext:value-type="string">
            <text:p>Fig. 5(b) demonstrates the distribution of the seven backbone variables in the wall database. The seven backbone variables are compared to ASCE 41-17 recommended modeling parameters (a, b, c, d, e, f, g values shown in Fig.2) in Tables 1 and 2 for shear-controlled and ﬂexure-controlled walls, respectively. Note that dominant wall types in Table 1 and Table 2 are identiﬁed based on reported failure modes of the specimens, as data for walls controlled by ﬂexure based on ASCE 41-17 classiﬁcation criteria (i.e., shear-controlled if hw/lw&lt;1.5, ﬂexure-controlled if hw/lw&gt;3) is too scarce to make an assessment. Comparisons indicate that ASCE 41 modeling parameters achieve a fairly good agreement for walls subjected to low axial load with the following exceptions for the sake of conservatism: (i) ASCE 41 neglects the signiﬁcant increase in the slope after yield point (between V y and V max), (ii) ASCE 41 residual strength recommendations (V u) are more much lower for shear-controlled walls, (iii) ASCE 41 does not address the data dispersion, therefore, can be too conservative in some cases. For other wall types, higher discrepancies are observed except for well-predicted f , (i.e. V cr/V y) value for shear-controlled walls. It is noted that ASCE 41 does not provide modeling parameters for walls that have shear-ﬂexure interaction.</text:p>
          </table:table-cell>
        </table:table-row>
        <table:table-row table:style-name="ro18">
          <table:table-cell office:value-type="float" office:value="2111.13605" calcext:value-type="float">
            <text:p>2111.13605</text:p>
          </table:table-cell>
          <table:table-cell office:value-type="string" calcext:value-type="string">
            <text:p>data, database</text:p>
          </table:table-cell>
          <table:table-cell office:value-type="float" office:value="274" calcext:value-type="float">
            <text:p>274</text:p>
          </table:table-cell>
          <table:table-cell table:number-columns-repeated="2"/>
          <table:table-cell office:value-type="string" calcext:value-type="string">
            <text:p>Backbone curves are used to characterize nonlinear responses of structural elements by simplifying the cyclic force – deformation relationships. Accurate modeling of cyclic behavior can be achieved with a reliable backbone curve model. In this paper, a novel machine learning-based model is proposed to predict the backbone curve of reinforced concrete shear (structural) walls based on key wall design properties. Reported experimental responses of a detailed test database consisting of 384 reinforced concrete shear walls under cyclic loading were utilized to predict seven critical points to deﬁne the backbone curves, namely: shear at cracking point (V cr); shear and displacement at yielding point (V y and δy); and peak shear force and corresponding displacement (V max and δmax); and ultimate displacement and corresponding shear (V u and δu). The predictive models were developed based on the Gaussian Process Regression method (GPR), which adopts a non-parametric Bayesian approach. The ability of the proposed GPR-based model to make accurate and robust estimations for the backbone curves was validated based on unseen data using a hundred random sampling procedure. The prediction accuracies (i.e., ratio of predicted/actual values) are close to 1.0, whereas the coeﬃcient of determination (R2) values range between 0.90 – 0.97 for all backbone points. The proposed GPR-based backbone models are shown to reﬂect cyclic behavior more accurately than the traditional methods, therefore, they would serve the earthquake engineering community for better evaluation of the seismic performance of existing building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 Experimental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ASCE 41-17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1: Comparisons of database backbone values with ASCE 41-17 recommendations for shear-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2: Comparisons of database backbone values with ASCE 41-17 recommendations for ﬂexure-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Figure 5: (a) Backbone curves of 384 specimens in the database, (b) Distribution of seven backbone curve variable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SCE 41-17 Database 1.43±0.37 1.0 1.18±0.05 1.0 0.65±0.29 0.2 0.75±0.13 0.0 0.58±0.17 0.6 0.61±0.23 0.6 0.97±0.48 1.0 1.21±0.19 0.75 1.84±1.19 2.0 2.05±0.46 1.0 0.42±0.3 0.4 0.57±0.08 0.4</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This study aims to address this need by developing predictive models for backbone curves based on a comprehensive shear wall experimental database using a powerful machine learning method, that is Gaussian</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concrete structural walls. ACI Structural Journal, 116(6), 2019. [40] NEES. Nees: Shear wall database, 2017. Accessed: 2020-04-11.</text:p>
          </table:table-cell>
        </table:table-row>
        <table:table-row table:style-name="ro3">
          <table:table-cell office:value-type="float" office:value="2111.13605" calcext:value-type="float">
            <text:p>2111.13605</text:p>
          </table:table-cell>
          <table:table-cell office:value-type="string" calcext:value-type="string">
            <text:p>database</text:p>
          </table:table-cell>
          <table:table-cell office:value-type="float" office:value="162" calcext:value-type="float">
            <text:p>162</text:p>
          </table:table-cell>
          <table:table-cell table:number-columns-repeated="2"/>
          <table:table-cell office:value-type="string" calcext:value-type="string">
            <text:p>The database includes specimens that have diﬀerent cross-sections (rectangular [255/384] or barbell- shaped or ﬂanged [129/384]), diﬀerent end conditions (cantilever [341/384] or rotations ﬁxed on top [43/384]), and diﬀerent failure types (130 shear-controlled specimens, 126 specimens with shear-ﬂexure interaction, and 128 ﬂexure-controlled specimens). Shear-controlled specimens are those reported to fail in diagonal tension failure or web crushing by reaching their shear strength before ﬂexural yielding occurs, whereas ﬂexure-controlled specimens are those that yield in ﬂexure before reaching their shear strength, thus show damages such as concrete spalling and crushing and/or reinforcing bar buckling at the boundary elements. Specimens that contain both damage types are classiﬁed as walls controlled by shear-ﬂexure interaction. Fig. 3 presents the distribution of key design parameters for each failure mode. Further details on the database can be obtained elsewhere [42].</text:p>
          </table:table-cell>
        </table:table-row>
        <table:table-row table:style-name="ro8">
          <table:table-cell office:value-type="float" office:value="2111.13605" calcext:value-type="float">
            <text:p>2111.13605</text:p>
          </table:table-cell>
          <table:table-cell office:value-type="string" calcext:value-type="string">
            <text:p>database</text:p>
          </table:table-cell>
          <table:table-cell office:value-type="float" office:value="165" calcext:value-type="float">
            <text:p>165</text:p>
          </table:table-cell>
          <table:table-cell table:number-columns-repeated="2"/>
          <table:table-cell office:value-type="string" calcext:value-type="string">
            <text:p>Machine learning experiments revealed that unusually thin (lw/tw&gt;20) shear walls and slender walls (hw/lw&gt;3.0) decrease the correlation and the prediction accuracy. The former is expected as typical lw/tw for shear walls is reported as 13.3 [49] and reaches lw/tw=19 for around 350cm-long shear walls [50] which corresponds to the maximum wall length in the database. The latter factor decreasing correlations (hw/lw) can be associated with the typical wall behavior, that is, squat wall responses are governed by shear and slender wall responses are dominated by ﬂexural behavior. However, experimental results showed that squat walls may fail in ﬂexure if adequate reinforcement and detailing are provided [51], whereas slender walls may fail in shear (web crushing) [52]. Therefore, backbone relations of slender walls need to be analyzed separately even though they happened to fail in shear.</text:p>
          </table:table-cell>
        </table:table-row>
        <table:table-row table:style-name="ro12">
          <table:table-cell office:value-type="float" office:value="2111.13605" calcext:value-type="float">
            <text:p>2111.13605</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where y is the data value and λ is a value between -5 and 5. The optimal λ is the one that transforms the data set to the best approximation of normal distribution. The log transformation corresponds to λ equals zero. It is observed that the use of log transformation does not improve the results, whereas Box-Cox (optimal λ = -0.3) leads to an increase in model accuracy for all outputs, particularly for δy, δmax, and δu (Table 3).</text:p>
          </table:table-cell>
        </table:table-row>
        <table:table-row table:style-name="ro37">
          <table:table-cell office:value-type="float" office:value="2111.13605" calcext:value-type="float">
            <text:p>2111.13605</text:p>
          </table:table-cell>
          <table:table-cell office:value-type="string" calcext:value-type="string">
            <text:p>dataset, database, data</text:p>
          </table:table-cell>
          <table:table-cell office:value-type="float" office:value="233" calcext:value-type="float">
            <text:p>233</text:p>
          </table:table-cell>
          <table:table-cell table:number-columns-repeated="2"/>
          <table:table-cell office:value-type="string" calcext:value-type="string">
            <text:p>The key wall properties (Fig.3) and the critical backbone variables are designated as input variables (features) and output variables for the regression analyses, respectively. Note that the problem is a multi-output regression since multiple outputs are needed to be estimated.Training and test datasets are randomly selected as disjoint sets from the database at a ratio of 90% and 10%, respectively, and this random splitting is repeated a hundred times. The purpose of a hundred trials is to assess the proposed method’s generalization capability and robustness. Because of the randomization, training/test pairings vary in each realization, resulting in a hundred diﬀerent learning models. The GPR-based models are constructed on each training dataset, whereas the accuracy of the resulting models is evaluated based on associated test dataset. The validation results are then averaged over a hundred trials for each output. It should be noted that experiments with fewer training datasets (e.g. 80% for training and 20% for testing) are also considered; however, a large number of trials are overtrained, implying that the amount of the training set is not suﬃcient to generate a reliable learning model. Based on this experience, the size of the training set is increased to 90% of all data.</text:p>
          </table:table-cell>
        </table:table-row>
        <table:table-row table:style-name="ro5" table:visibility="filter">
          <table:table-cell office:value-type="float" office:value="2112.01348" calcext:value-type="float">
            <text:p>2112.0134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Moreover, the baseline applies MobileNetV1[6] as its backbone model. We have also replaced it with MobileNetV2[9] and MobileNetV3[5], but all of them ended up with worse results. We assume the provided input data type is too simple to fit in most of the newest models due to model complexity. In the end, we find the NFNet[1] and select it to be our backbone model(feature extractor) due to its stability[1] of training.</text:p>
          </table:table-cell>
        </table:table-row>
        <table:table-row table:style-name="ro11">
          <table:table-cell office:value-type="float" office:value="2112.01348" calcext:value-type="float">
            <text:p>2112.013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1: Ablation Study on Shift Vehicle Motion Prediction Dataset</text:p>
          </table:table-cell>
        </table:table-row>
        <table:table-row table:style-name="ro1">
          <table:table-cell office:value-type="float" office:value="2112.01348" calcext:value-type="float">
            <text:p>2112.013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detail our solution for this domain-shift problem by designing new model architectures. The domain-shift problem points to the situation that the training dataset and validation dataset come from different domains.</text:p>
          </table:table-cell>
        </table:table-row>
        <table:table-row table:style-name="ro7">
          <table:table-cell office:value-type="float" office:value="2112.01348" calcext:value-type="float">
            <text:p>2112.0134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Prediction is one of the critical tasks in autonomous driving. For the purpose of generating commands to control the hardware of vehicles, we have to predict the appropriate trajectories of vehicles and control the vehicle to avoid collisions. As the ubiquity of the deep learning method, the prediction performance in a specific domain is promising. However, in the real world situation, the driving environments, weather conditions, and driver behaviors are extremely different from those in the different domains. Consequently, when the models are trained in the particular dataset, the model may not fit in other datasets.</text:p>
          </table:table-cell>
        </table:table-row>
        <table:table-row table:style-name="ro9">
          <table:table-cell office:value-type="float" office:value="2112.01348" calcext:value-type="float">
            <text:p>2112.01348</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Shifts Challenge: Robustness and Uncertainty under Real-World Distributional Shift is a competition held by NeurIPS 2021. The objective of this competition is to search for methods to solve the motion prediction problem in cross-domain. In the real world dataset, It exists variance between input data distribution and ground-true data distribution, which is called the domain shift problem. In this report, we propose a new architecture inspired by state of the art papers. The main contribution is the backbone architecture with self-attention mechanism and predominant loss function. Subsequently, we won 3rd place as shown on the leaderboard.</text:p>
          </table:table-cell>
        </table:table-row>
        <table:table-row table:style-name="ro28">
          <table:table-cell office:value-type="float" office:value="2112.01348" calcext:value-type="float">
            <text:p>2112.01348</text:p>
          </table:table-cell>
          <table:table-cell office:value-type="string" calcext:value-type="string">
            <text:p>dataset, dataset provided</text:p>
          </table:table-cell>
          <table:table-cell office:value-type="float" office:value="4" calcext:value-type="float">
            <text:p>4</text:p>
          </table:table-cell>
          <table:table-cell table:number-columns-repeated="2"/>
          <table:table-cell office:value-type="string" calcext:value-type="string">
            <text:p>3.1 Dataset and Evaluation</text:p>
          </table:table-cell>
        </table:table-row>
        <table:table-row table:style-name="ro5">
          <table:table-cell office:value-type="float" office:value="2112.01348" calcext:value-type="float">
            <text:p>2112.01348</text:p>
          </table:table-cell>
          <table:table-cell office:value-type="string" calcext:value-type="string">
            <text:p>used dataset, dataset</text:p>
          </table:table-cell>
          <table:table-cell office:value-type="float" office:value="68" calcext:value-type="float">
            <text:p>68</text:p>
          </table:table-cell>
          <table:table-cell table:number-columns-repeated="2"/>
          <table:table-cell office:value-type="string" calcext:value-type="string">
            <text:p>Dataset We use the dataset provided by Yandex Self-Driving Group, which is the largest dataset for motion predictions so far. There are 27036 scenes in training sets and 9569 scenes in testing ones. Shifts Vehicle Motion Prediction dataset contains 600000 scenes from a different season, weather, location and times of a day. This varied conditions suit the evaluation of the robustness.</text:p>
          </table:table-cell>
        </table:table-row>
        <table:table-row table:style-name="ro1">
          <table:table-cell office:value-type="float" office:value="2112.01488" calcext:value-type="float">
            <text:p>2112.01488</text:p>
          </table:table-cell>
          <table:table-cell office:value-type="string" calcext:value-type="string">
            <text:p>benchmark</text:p>
          </table:table-cell>
          <table:table-cell office:value-type="float" office:value="35" calcext:value-type="float">
            <text:p>35</text:p>
          </table:table-cell>
          <table:table-cell table:number-columns-repeated="2"/>
          <table:table-cell office:value-type="string" calcext:value-type="string">
            <text:p>Nandan Thakur, Nils Reimers, Andreas Rücklé, Abhishek Srivastava, and Iryna Gurevych. 2021. BEIR: A Heterogenous Benchmark for Zero-shot EvalarXiv uation of Information Retrieval Models. preprint arXiv:2104.08663.</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44" calcext:value-type="float">
            <text:p>44</text:p>
          </table:table-cell>
          <table:table-cell table:number-columns-repeated="2"/>
          <table:table-cell office:value-type="string" calcext:value-type="string">
            <text:p>LoTTE. Next, we analyze performance on the LoTTE test benchmark, testing also BM25 and the recently-released RocketQAv2 using the ofﬁcial checkpoint trained on MS MARCO.7 We report Success@5 for each corpus on both search queries and forum queries.</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72" calcext:value-type="float">
            <text:p>72</text:p>
          </table:table-cell>
          <table:table-cell table:number-columns-repeated="2"/>
          <table:table-cell office:value-type="string" calcext:value-type="string">
            <text:p>Next, we evaluate ColBERTv2 outside the training domain using BEIR (Thakur et al., 2021), Wikipedia Open QA as in Khattab et al. (2021b), and LoTTE. We compare against a wide range of recent retrieval results from the literature on the BEIR benchmark, selecting the best three—namely, ColBERTv2, SPLADEv2, and vanilla ColBERT—for the Open QA and LoTTE evaluations.</text:p>
          </table:table-cell>
        </table:table-row>
        <table:table-row table:style-name="ro12">
          <table:table-cell office:value-type="float" office:value="2112.01488" calcext:value-type="float">
            <text:p>2112.01488</text:p>
          </table:table-cell>
          <table:table-cell office:value-type="string" calcext:value-type="string">
            <text:p>benchmark</text:p>
          </table:table-cell>
          <table:table-cell office:value-type="float" office:value="78" calcext:value-type="float">
            <text:p>78</text:p>
          </table:table-cell>
          <table:table-cell table:number-columns-repeated="2"/>
          <table:table-cell office:value-type="string" calcext:value-type="string">
            <text:p>Tom Kwiatkowski, Jennimaria Palomaki, Olivia Redﬁeld, Michael Collins, Ankur Parikh, Chris Alberti, Danielle Epstein, Illia Polosukhin, Jacob Devlin, Kenton Lee, Kristina Toutanova, Llion Jones, Matthew Kelcey, Ming-Wei Chang, Andrew M. Dai, Jakob Uszkoreit, Quoc Le, and Slav Petrov. 2019. Natural questions: A benchmark for question answering research. Transactions of the Association for Computational Linguistics, 7:452–466.</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Table 5: Zero-shot evaluation results. Sub-table (a) reports results on BEIR and sub-table (b) reports results on the Wikipedia Open QA and the test sets of the LoTTE benchmark. On BEIR, we copy the results for ANCE, TAS-B, and ColBERT from Thakur et al. (2021), for MoDIR and DPR-MSMARCO (DPR-M) from Xin et al. (2021), and for SPLADEv2 from Formal et al. (2021a).</text:p>
          </table:table-cell>
        </table:table-row>
        <table:table-row table:style-name="ro10">
          <table:table-cell office:value-type="float" office:value="2112.01488" calcext:value-type="float">
            <text:p>2112.01488</text:p>
          </table:table-cell>
          <table:table-cell office:value-type="string" calcext:value-type="string">
            <text:p>benchmark</text:p>
          </table:table-cell>
          <table:table-cell office:value-type="float" office:value="94" calcext:value-type="float">
            <text:p>94</text:p>
          </table:table-cell>
          <table:table-cell table:number-columns-repeated="2"/>
          <table:table-cell office:value-type="string" calcext:value-type="string">
            <text:p>lead on ﬁve benchmarks, displaying the largest gains on Climate-FEVER (C-FEVER) and HotPotQA. In C-FEVER, the input queries are sentences making climate-related claims and, as a result, do not reﬂect the typical characteristics of search queries. In HotPotQA, queries are written by crowdworkers who have access to the target passages. This is known to lead to artiﬁcial lexical bias Lee et al. (2019), as in the SQuAD benchmark, where crowdworkers copy terms from the passages into their questions.</text:p>
          </table:table-cell>
        </table:table-row>
        <table:table-row table:style-name="ro36">
          <table:table-cell office:value-type="float" office:value="2112.01488" calcext:value-type="float">
            <text:p>2112.01488</text:p>
          </table:table-cell>
          <table:table-cell office:value-type="string" calcext:value-type="string">
            <text:p>benchmark</text:p>
          </table:table-cell>
          <table:table-cell office:value-type="float" office:value="209" calcext:value-type="float">
            <text:p>209</text:p>
          </table:table-cell>
          <table:table-cell table:number-columns-repeated="2"/>
          <table:table-cell office:value-type="string" calcext:value-type="string">
            <text:p>When trained on MS MARCO Passage Ranking, ColBERTv2 achieves the highest MRR@10 of any standalone retriever. In addition to in-domain quality, we seek a retriever that generalizes “zeroshot” to domain-speciﬁc corpora and long-tail topics, which are often under-represented in large public training sets. To this end, we also evaluate ColBERTv2 on a wide array of out-of-domain benchmarks. These include three Wikipedia OpenQA tests and 13 diverse retrieval and semanticsimilarity tasks from BEIR (Thakur et al., 2021). In addition, we introduce a new benchmark, dubbed LoTTE, for Long-Tail Topic-stratiﬁed Evaluation for IR that features 12 domain-speciﬁc search tests, spanning StackExchange communities and using queries from GooAQ (Khashabi et al., 2021). LoTTE focuses on long-tail topics in its passages, unlike the Open-QA tests and many of the BEIR tasks, and evaluates models on their capacity to answer natural search queries with a practical intent, unlike many of BEIR’s semantic-similarity tasks. On 22 of 28 out-of-domain tests, ColBERTv2 achieves the highest quality, outperforming the next best retriever by up to 8% relative gain, while using its compressed representations.</text:p>
          </table:table-cell>
        </table:table-row>
        <table:table-row table:style-name="ro11" table:visibility="filter">
          <table:table-cell office:value-type="float" office:value="2112.01488" calcext:value-type="float">
            <text:p>2112.0148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Billion-scale similarity search with gpus. Transactions on Big Data.</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eilin Yang, Hui Fang, and Jimmy Lin. 2018a. Anserini: Reproducible ranking baselines using lucene. Journal of Data and Information Quality (JDIQ), 10(4):1–20.</text:p>
          </table:table-cell>
        </table:table-row>
        <table:table-row table:style-name="ro15"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Chia-Yu Chen, Jungwook Choi, Daniel Brand, Ankur Agrawal, Wei Zhang, and Kailash Gopalakrishnan. 2018. AdaComp: Adaptive Residual Gradient ComIn pression for Data-Parallel Distributed Training. Proceedings of the AAAI Conference on Artiﬁcial Intelligence, volume 32.</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Recent progress in retrieval has mostly focused on large-data evaluation, where many tens of thousands of annotated training queries are associated with the test domain, as in MS MARCO or Natu (a) Number of distinct tokens appearing in each cluster.</text:p>
          </table:table-cell>
        </table:table-row>
        <table:table-row table:style-name="ro24">
          <table:table-cell office:value-type="float" office:value="2112.01488" calcext:value-type="float">
            <text:p>2112.01488</text:p>
          </table:table-cell>
          <table:table-cell office:value-type="string" calcext:value-type="string">
            <text:p>data available, dataset, data, benchmark</text:p>
          </table:table-cell>
          <table:table-cell office:value-type="float" office:value="172" calcext:value-type="float">
            <text:p>172</text:p>
          </table:table-cell>
          <table:table-cell table:number-columns-repeated="2"/>
          <table:table-cell office:value-type="string" calcext:value-type="string">
            <text:p>ral Questions (Kwiatkowski et al., 2019). In these benchmarks, queries tend to reﬂect high-popularity topics like movies and athletes in Wikipedia. In practice, user-facing IR and QA applications often pertain to domain-speciﬁc corpora, for which little to no training data is available and whose topics are under-represented in large public collections. This out-of-domain regime has received recent attention with the BEIR (Thakur et al., 2021) benchmark. BEIR combines several existing datasets into a heterogeneous suite for “zero-shot IR” tasks, spanning bio-medical, ﬁnancial, and scientiﬁc domains. While the datasets in BEIR provide a useful testbed, most of them capture broad semantic relatedness tasks—like citations, counter arguments, or duplicate questions–instead of natural search tasks, or else they focus on high-popularity entities like those in Wikipedia. In §5, we introduce LoTTE, a new dataset for out-of-domain evaluation of IR models, exhibiting natural search queries over longtail topics.</text:p>
          </table:table-cell>
        </table:table-row>
        <table:table-row table:style-name="ro12">
          <table:table-cell office:value-type="float" office:value="2112.01488" calcext:value-type="float">
            <text:p>2112.01488</text:p>
          </table:table-cell>
          <table:table-cell office:value-type="string" calcext:value-type="string">
            <text:p>data, data https</text:p>
          </table:table-cell>
          <table:table-cell office:value-type="float" office:value="65" calcext:value-type="float">
            <text:p>65</text:p>
          </table:table-cell>
          <table:table-cell table:number-columns-repeated="2"/>
          <table:table-cell office:value-type="string" calcext:value-type="string">
            <text:p>In this work, we show that late interaction retrievers naturally produce lightweight representations (§3), which can be encoded effectively with minimal space footprint, and that they can beneﬁt drastically from denoised supervision. We couple those in ColBERTv2,1 a new late-interaction retriever that employs a simple combination of dis 1Code, models, and LoTTE data will be maintained at</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Christos Thorne, Christodoulopoulos, 2018. FEVER: a Large-scale Dataset for Fact Extraction and Veriﬁcation. arXiv preprint arXiv:1803.05355.</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homas Diggelmann, Jordan Boyd-Graber, Jannis Bulian, Massimiliano Ciaramita, and Markus Leippold. 2020. CLIMATE-FEVER: A Dataset for Veriﬁcation of Real-World Climate Claims. arXiv preprint arXiv:2012.00614.</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Tri Nguyen, Mir Rosenberg, Xia Song, Jianfeng Gao, Saurabh Tiwary, Rangan Majumder, and Li Deng. 2016. MS MARCO: A human-generated MAchine arXiv preprint reading COmprehension dataset. arXiv:1611.09268.</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2: Composition of LoTTE dev and test datasets broken down by topic, question set, and a sample of corresponding subtopics. Search Queries are taken from GooAQ, while Forum Queries are taken directly from the StackExchange archive.</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6Following Formal et al. (2021a), we use the publiclyavailable datasets in BEIR, namely, DBPedia (Auer et al., 2007), FiQA (Maia et al., 2018), NQ (Kwiatkowski et al., 2019), HotPotQA (Yang et al., 2018b), NFCorpus (Boteva (Voorhees et</text:p>
          </table:table-cell>
        </table:table-row>
        <table:table-row table:style-name="ro2">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ndar Joshi, Eunsol Choi, Daniel Weld, and Luke Zettlemoyer. 2017. TriviaQA: A large scale distantly supervised challenge dataset for reading comprehension. In Proceedings of the 55th Annual Meeting of the Association for Computational Linguistics (Volume 1: Long Papers), pages 1601–1611, Vancouver, Canada. Association for Computational Linguistics.</text:p>
          </table:table-cell>
        </table:table-row>
        <table:table-row table:style-name="ro27">
          <table:table-cell office:value-type="float" office:value="2112.01488" calcext:value-type="float">
            <text:p>2112.01488</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Zhilin Yang, Peng Qi, Saizheng Zhang, Yoshua Bengio, William Cohen, Ruslan Salakhutdinov, and Christopher D. Manning. 2018b. HotpotQA: A dataset for diverse, explainable multi-hop question answering. In Proceedings of the 2018 Conference on Empirical Methods in Natural Language Processing, pages 2369–2380, Brussels, Belgium. Association for Computational Linguistic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pothesize, on a wide variety of signals for relevance, including expert annotations, user clicks, and hyperlinks as well as specialized QA components for various question types with access to the post title and question. Using those annotations as ground truth, we evaluate the models on their capacity for retrieval using only free text of the answer posts (i.e., no hyperlinks or user clicks, question title or body, etc.), which poses a signiﬁcant challenge for IR and NLP systems trained only on public dataset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Search Queries. We collect search queries from GooAQ (Khashabi et al., 2021), a recent dataset of Google search-autocomplete queries and their answer boxes, which we ﬁlter for queries whose answers link to a speciﬁc StackExchange post. To map these natural queries to their answers Google Search likely relies, as Khashabi et al. (2021) hy Q: what is the difference between root and stem in linguistics? A: A root is the form to which derivational afﬁxes are added to form a stem. A stem is the form to which inﬂectional afﬁxes are added to form a word.</text:p>
          </table:table-cell>
        </table:table-row>
        <table:table-row table:style-name="ro13">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In this paper, we introduced ColBERTv2, a retriever that advances the quality and space efﬁciency of multi-vector representations. Our analysis of the embedding space of ColBERT revealed that cluster centroids tend to capture context-aware semantics of the token-level representations, and we proposed a residual representation that leverages these patterns to dramatically reduce the footprint of multi-vector systems. We then explored improving the supervision of multi-vector retrieval and found that their quality improves considerably upon distillation from a cross-encoder system. This allows multi-vector retrievers to considerably outperform single-vector systems in withindomain and out-of-domain evaluations, which we conducted extensively across 28 datasets, establishing state-of-the-art quality while exhibiting competitive space footprint.</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Table 5a reports the ofﬁcial nDCG@10 results. Among the models without distillation, we see that the vanilla ColBERT model outperforms the singlevector systems DPR, ANCE, and MoDIR across all but three tasks. ColBERT often outpaces all three systems by large margins and, in fact, outperforms the TAS-B model, which utilizes distillation, on most datasets. Shifting our attention to models with distillation, we see a similar pattern: while distillation-based models are generally stronger than their vanilla counterparts, the models that decompose scoring into term-level interactions, ColBERTv2 and SPLADEv2, are almost always considerably stronger than the models that don’t.</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BEIR. We start with BEIR, reporting the quality of models that do not incorporate distillation from cross-encoders, namely, ColBERT (Khattab and Zaharia, 2020), DPR-MARCO (Xin et al., 2021), ANCE (Xiong et al., 2020), and MoDIR (Xin et al., 2021), as well as models that do utilize distillation, namely, TAS-B (Hofstätter et al., 2021) and SPLADEv2 (Formal et al., 2021a). We divide the table into “search” (i.e., natural queries and questions) and “semantic relatednes” (e.g., citationrelatedness and claim veriﬁcation) tasks to reﬂect the nature of queries in each dataset.6</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introduce LoTTE (pronounced latte), a new dataset for Long-Tail Topic-stratiﬁed Evaluation for IR. To complement the out-of-domain evaluations in BEIR (Thakur et al., 2021), LoTTE focuses on natural user queries that pertain to long-tail topics, ones that might not be present in an entitycentric knowledge base like Wikipedia. LoTTE consists of 12 test sets, each with 500–2000 queries and 100k–2M passages. The test sets are explicitly divided by topic, and each test set is accompanied by a validation set of related but disjoint content. The 12 test (and dev) sets include two “pooled” settings, which aggregate the passages and queries across topics to create a cross-domain challenge.</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To encode ˜r, we quantize every dimension of r into one or two bits. In §6, we ﬁnd that this simple encoding preserves model quality across a wide variety of downstream tasks, dataset domains, and model checkpoints, while considerably lowering storage costs against typical 32- or 16-bit precision used by existing late interaction systems. In principle, our b-bit encoding of n-dimensional vectors needs (cid:100)log |C|(cid:101) + bn bits per vector. In practice, with n = 128, we use four bytes to capture up to 232 centroids and 16 or 32 bytes (for b = 1 or b = 2) to encode the residual. This total of 20 or 36 bytes per vector contrasts with ColBERT’s use of 256-byte vector encodings at 16-bit precision.</text:p>
          </table:table-cell>
        </table:table-row>
        <table:table-row table:style-name="ro22">
          <table:table-cell office:value-type="float" office:value="2112.01488" calcext:value-type="float">
            <text:p>2112.01488</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Wikipedia Open QA. As a further test of outof-domain generalization, we evaluate the strongest three models—ColBERTv2, SPLADEv2, and vanilla ColBERT—on retrieval for open-domain question answering, similar to the out-of-domain setting of Khattab et al. (2021b). We report Success@5 for the open-domain versions (Lee et al., 2019; Karpukhin et al., 2020) of Natural Questions (NQ; Kwiatkowski et al. 2019), TriviaQA (TQ; Joshi et al. 2017), and SQuAD (Rajpurkar et al., 2016) datasets in Table 5b. As a baseline, we include the BM25 results using the Anserini (Yang et al., 2018a) toolkit. We observe that ColBERTv2 outperforms both vanilla ColBERT as well as SPLADEv2 across all datasets and metrics, with improvements of up to 4.6 points over SPLADEv2.</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7https://github.com/PaddlePaddle/RocketQA</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tanford-futuredata/ColBERT</text:p>
          </table:table-cell>
        </table:table-row>
        <table:table-row table:style-name="ro5">
          <table:table-cell office:value-type="float" office:value="2112.01488" calcext:value-type="float">
            <text:p>2112.01488</text:p>
          </table:table-cell>
          <table:table-cell office:value-type="string" calcext:value-type="string">
            <text:p>open-source data, data</text:p>
          </table:table-cell>
          <table:table-cell office:value-type="float" office:value="42" calcext:value-type="float">
            <text:p>42</text:p>
          </table:table-cell>
          <table:table-cell table:number-columns-repeated="2"/>
          <table:table-cell office:value-type="string" calcext:value-type="string">
            <text:p>Sören Auer, Christian Bizer, Georgi Kobilarov, Jens Lehmann, Richard Cyganiak, and Zachary Ives. 2007. DBpedia: A Nucleus for a Web of Open Data. In The semantic web, pages 722–735. Springer.</text:p>
          </table:table-cell>
        </table:table-row>
        <table:table-row table:style-name="ro2">
          <table:table-cell office:value-type="float" office:value="2112.01488" calcext:value-type="float">
            <text:p>2112.01488</text:p>
          </table:table-cell>
          <table:table-cell office:value-type="string" calcext:value-type="string">
            <text:p>retrieve</text:p>
          </table:table-cell>
          <table:table-cell office:value-type="float" office:value="66" calcext:value-type="float">
            <text:p>66</text:p>
          </table:table-cell>
          <table:table-cell table:number-columns-repeated="2"/>
          <table:table-cell office:value-type="string" calcext:value-type="string">
            <text:p>Training a neural retriever typically requires positive and negative passages for each query in the training set. Khattab and Zaharia (2020) train ColBERT using the ofﬁcial (cid:104)q, d+, d−(cid:105) triples of MS MARCO. For each query, a positive d+ is human-annotated, and each negative d− is sampled from unannotated BM25-retrieved passages.</text:p>
          </table:table-cell>
        </table:table-row>
        <table:table-row table:style-name="ro11" table:visibility="filter">
          <table:table-cell office:value-type="float" office:value="2112.02183" calcext:value-type="float">
            <text:p>2112.0218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Glänzel, W, Schlemmer, B, Schubert, A &amp; Thijs, B 2006, ‘Proceedings Literature as Additional Data</text:p>
          </table:table-cell>
        </table:table-row>
        <table:table-row table:style-name="ro15" table:visibility="filter">
          <table:table-cell office:value-type="float" office:value="2112.02183" calcext:value-type="float">
            <text:p>2112.021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vertsen, G 2019, ‘Developing Current Research Information Systems (CRIS) as data sources for studies of research’, in W Glänzel, HF Moed, U Schmoch &amp; M Thelwall (eds.), Springer Handbook of Science and Technology Indicators, Springer, Heidelberg.</text:p>
          </table:table-cell>
        </table:table-row>
        <table:table-row table:style-name="ro24" table:visibility="filter">
          <table:table-cell office:value-type="float" office:value="2112.02183" calcext:value-type="float">
            <text:p>2112.02183</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Conferences are important vehicles to disseminate research and to network with peers. Conferences aligned with journals and learned societies serve an important role in the institutionalization of bibliometrics. Bibliometricians and altmetricians also develop metrics based on data from conferences. There are ongoing initiatives to develop persistent identifiers for conferences. How will the future of conferences look like? Live streaming and other online tools, among others, might have changed the importance of traveling to conferences, and social media makes it possible to join the discussion remotely, but conferences will most probably remain prominent in the academic world, because the social component of meeting other researchers is one of the most important aspects. However, the climate crisis and coronavirus pandemic will most probably require fundamental changes for most academic conferences, and will accelerate digital alternatives and make it less necessary to physically attend these events (Viglione, 2020).</text:p>
          </table:table-cell>
        </table:table-row>
        <table:table-row table:style-name="ro35" table:visibility="filter">
          <table:table-cell office:value-type="float" office:value="2112.02183" calcext:value-type="float">
            <text:p>2112.0218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conference […] to discuss measuring and demonstrating the societal impact of science” (https://science works.nl/impact-of-science-/ [July , ]) “The Triple Helix model presents an opportunity to achieve innovation outcomes for the socio-economic good through collaboration with multi-stakeholders within academia, industry and government spheres.” (https://triple-helix.co.za/ [July , ]) Conference on Science and Technology Indicators Conference on Science of Team Science Conference of the Central Library at Forschungszentrum Jülich, Germany “Research methods in economics and social sciences are evolving with the increasing availability of Internet and Big Data sources of information. As these sources, methods, and applications become more interdisciplinary, the […] International Conference on Advanced Research Methods and Analytics (CARMA) aims to become a forum for researchers and practitioners to exchange ideas and advances on how emerging research methods and sources are applied to different fields of social sciences as well as to discuss current and future challenges.” (http://www.carmaconf.org/ [July ,</text:p>
          </table:table-cell>
        </table:table-row>
        <table:table-row table:style-name="ro14">
          <table:table-cell office:value-type="float" office:value="2112.02183" calcext:value-type="float">
            <text:p>2112.02183</text:p>
          </table:table-cell>
          <table:table-cell office:value-type="string" calcext:value-type="string">
            <text:p>data repos</text:p>
          </table:table-cell>
          <table:table-cell office:value-type="float" office:value="35" calcext:value-type="float">
            <text:p>35</text:p>
          </table:table-cell>
          <table:table-cell table:number-columns-repeated="2"/>
          <table:table-cell office:value-type="string" calcext:value-type="string">
            <text:p>Thelwall, M 2019, ‘Mendeley Reader Counts for US Computer Science Conference Papers and Journal articles’, Quantitative Science Studies, pp. 1 – 16, https://doi.org/10.1162/qss_a_ 00010.</text:p>
          </table:table-cell>
        </table:table-row>
        <table:table-row table:style-name="ro5">
          <table:table-cell office:value-type="float" office:value="2112.02183" calcext:value-type="float">
            <text:p>2112.02183</text:p>
          </table:table-cell>
          <table:table-cell office:value-type="string" calcext:value-type="string">
            <text:p>data, dataset provided</text:p>
          </table:table-cell>
          <table:table-cell office:value-type="float" office:value="18" calcext:value-type="float">
            <text:p>18</text:p>
          </table:table-cell>
          <table:table-cell table:number-columns-repeated="2"/>
          <table:table-cell office:value-type="string" calcext:value-type="string">
            <text:p>Marques, F 2015, ‘Valuable Records: Data Compiled from the Lattes Platform Provide Fuel for</text:p>
          </table:table-cell>
        </table:table-row>
        <table:table-row table:style-name="ro6">
          <table:table-cell office:value-type="float" office:value="2112.02183" calcext:value-type="float">
            <text:p>2112.02183</text:p>
          </table:table-cell>
          <table:table-cell office:value-type="string" calcext:value-type="string">
            <text:p>database</text:p>
          </table:table-cell>
          <table:table-cell office:value-type="float" office:value="186" calcext:value-type="float">
            <text:p>186</text:p>
          </table:table-cell>
          <table:table-cell table:number-columns-repeated="2"/>
          <table:table-cell office:value-type="string" calcext:value-type="string">
            <text:p>To the best of the authors’ knowledge, there is no comprehensive discipline-specific database available that includes all conferences in bibliometrics, while there are several databases worldwide, for example discipline-specific ones, such as dblp computer science bibliography (Ley, 2002). Generally speaking, these databases list proceedings papers that are linked to, for example, authors and conferences. Apart from the conferences mentioned in Table 1, one could add the Altmetrics Conference, an annual conference that provides a venue for research and other initiatives on altmetrics, that is metrics to track research articles online (Priem et al., 2010), but only the related Altmetrics Workshop was mentioned in the ISSI Quarterly Newsletter, and workshops were excluded from this selection. Other available databases on a national level might include the Brazilian Lattes Platform (Marques 2015) that shows CVs of researchers and their publications as well as the attended national and international conferences (Mugnaini et al., 2019). A similar database might also be pro 70</text:p>
          </table:table-cell>
        </table:table-row>
        <table:table-row table:style-name="ro2">
          <table:table-cell office:value-type="float" office:value="2112.02183" calcext:value-type="float">
            <text:p>2112.0218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Fathalla, S, Lange, C &amp; Auer, S 2019b, ‘EVENTSKG: A 5-Star Dataset of Top-Ranked Events in Eight Computer Science Communities’, in P Hitzler et al. (eds.), The Semantic Web, vol. 11503, pp. 427 – 442, Lecture Notes in Computer Science, Springer International Publishing, Cham.</text:p>
          </table:table-cell>
        </table:table-row>
        <table:table-row table:style-name="ro13">
          <table:table-cell office:value-type="float" office:value="2112.02183" calcext:value-type="float">
            <text:p>2112.02183</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Larivière, 2018), and are used as datasets for bibliometric (Glänzel et al., 2006; Lisée, Larivière, and Archambault, 2008) and altmetric studies (Thelwall, 2019). On the one hand, not all conference proceedings are indexed, which makes such citation indexes sometimes incomplete (Sugimoto and Larivière, 2018). On the other hand, some conferences publish their proceedings as journal special issues or books, which can lead to the indexing of proceedings papers. Proceedings papers play a particular role in natural sciences and medicine (Ball, 2017). They represent an important means of publication in computer science (Fathalla et al. 2018), while they might be rather irrelevant in other disciplines, such as sociology (Jeong, Lee and Kim, 2009). As such, they also contribute to faster knowledge sharing than journal articles.</text:p>
          </table:table-cell>
        </table:table-row>
        <table:table-row table:style-name="ro40">
          <table:table-cell office:value-type="float" office:value="2112.02183" calcext:value-type="float">
            <text:p>2112.02183</text:p>
          </table:table-cell>
          <table:table-cell office:value-type="string" calcext:value-type="string">
            <text:p>dataset, data</text:p>
          </table:table-cell>
          <table:table-cell office:value-type="float" office:value="338" calcext:value-type="float">
            <text:p>338</text:p>
          </table:table-cell>
          <table:table-cell table:number-columns-repeated="2"/>
          <table:table-cell office:value-type="string" calcext:value-type="string">
            <text:p>vided by institutional, national or international CRIS (Current Research Information Systems) (Sivertsen, 2019), such as DSpace-CRIS (Palmer et al., 2014) or VIVO (Börner et al., 2012; Conlon et al., 2019). Nevertheless, there are certain ongoing initiatives that might provide in future a more nuanced view on international conferences. One example is the ConfIDent platform that is developed as part of a research project funded by the German Research Foundation (DFG). The project objective is to develop a Wiki-based platform that takes into account the needs of scholarly communities, and offers a curated list of conferences. By structuring the conference data according to requirements of interoperability on the technical side and to academic demands on the social side, the system aims to present the possibility for a sociotechnical quality assessment of (Hagemann-Wilholt, Plank, and the content Hauschke, 2019; Hagemann‐Wilholt, 2019; Sens and Lange, 2019). Generally speaking, proceedings papers may also be linked to ORCID IDs of researchers, that is personal identifiers (Dreyer et al., 2019). There are also other existing online platforms, such as Open Research (Fathalla et al., 2019) and ConfRef. Additionally, there are further initiatives to develop persistent identifiers (PIDs) for conferences (Crossref, 2019). There are also initiatives underway to develop a semantic representation of scientific events (Fathalla and Lange, 2018) in knowledge graphs, and to make structured queries available to the wider public (Fathalla, Lange, and Auer, 2019a). Such datasets may also be used to rank conferences or explore the impact of these events (Fathalla, Lange and Auer, 2019b; Hansen and Budtz Pedersen, 2018; Hauschke, Cartellieri, and Heller, 2018; Altemeier, 2019).</text:p>
          </table:table-cell>
        </table:table-row>
        <table:table-row table:style-name="ro1">
          <table:table-cell office:value-type="float" office:value="2112.02183" calcext:value-type="float">
            <text:p>2112.02183</text:p>
          </table:table-cell>
          <table:table-cell office:value-type="string" calcext:value-type="string">
            <text:p>open-source</text:p>
          </table:table-cell>
          <table:table-cell office:value-type="float" office:value="27" calcext:value-type="float">
            <text:p>27</text:p>
          </table:table-cell>
          <table:table-cell table:number-columns-repeated="2"/>
          <table:table-cell office:value-type="string" calcext:value-type="string">
            <text:p>with a CERIF Compliant Open Source System,’ Procedia Computer Science, vol. 33, pp. 118 – 123, https://doi.org/10.1016/j.procs.2014.06.019.</text:p>
          </table:table-cell>
        </table:table-row>
        <table:table-row table:style-name="ro12">
          <table:table-cell office:value-type="float" office:value="2112.02183" calcext:value-type="float">
            <text:p>2112.02183</text:p>
          </table:table-cell>
          <table:table-cell office:value-type="string" calcext:value-type="string">
            <text:p>open-source</text:p>
          </table:table-cell>
          <table:table-cell office:value-type="float" office:value="99" calcext:value-type="float">
            <text:p>99</text:p>
          </table:table-cell>
          <table:table-cell table:number-columns-repeated="2"/>
          <table:table-cell office:value-type="string" calcext:value-type="string">
            <text:p>Networking and Discovery’, Synthesis Lectures on the Semantic Web: Theory and Technology, vol. 2, no. 1, pp. 1 – 178, https://doi.org/10.2200/S00428ED1 V01Y201207WBE002. Conlon, M, Woods, A, Triggs, G, O’ Flinn, R, Javed, M, Blake, J &amp; Gross B et al. 2019, ‘VIVO: A System for Research Discovery’, Journal of Open Source Software, vol. 4, no. 39, p. 1182, https://doi.org/10.21105/joss.01182.</text:p>
          </table:table-cell>
        </table:table-row>
        <table:table-row table:style-name="ro1">
          <table:table-cell office:value-type="float" office:value="2112.02183" calcext:value-type="float">
            <text:p>2112.02183</text:p>
          </table:table-cell>
          <table:table-cell office:value-type="string" calcext:value-type="string">
            <text:p>retrieve</text:p>
          </table:table-cell>
          <table:table-cell office:value-type="float" office:value="36" calcext:value-type="float">
            <text:p>36</text:p>
          </table:table-cell>
          <table:table-cell table:number-columns-repeated="2"/>
          <table:table-cell office:value-type="string" calcext:value-type="string">
            <text:p>information on their listing in CPCI (source: ISSI Quarterly Newsletter March 2005 until September 2019, number 1 – 59, retrieved from http://issi-society.org/publications/issinewsletter/ [July 15, 2020]).</text:p>
          </table:table-cell>
        </table:table-row>
        <table:table-row table:style-name="ro20">
          <table:table-cell office:value-type="float" office:value="2112.02183" calcext:value-type="float">
            <text:p>2112.02183</text:p>
          </table:table-cell>
          <table:table-cell office:value-type="string" calcext:value-type="string">
            <text:p>used dataset, dataset, publicly available, data</text:p>
          </table:table-cell>
          <table:table-cell office:value-type="float" office:value="322" calcext:value-type="float">
            <text:p>322</text:p>
          </table:table-cell>
          <table:table-cell table:number-columns-repeated="2"/>
          <table:table-cell office:value-type="string" calcext:value-type="string">
            <text:p>Considering the influence of ISSI, the quarterly newsletter is used as a dataset to query past and ongoing international conferences in this research field. A related data collection method has been carried out, for instance, by Söderqvist and Silverstein (1994) for conferences in immunology and Jeong et al. (2009) for conferences in bioinformatics. The ISSI Quarterly Newsletter started in 2005, and published 59 issues until September 2019, as of October 28, 2019. All newsletters are publicly available also for non-members. The newsletter in PDF has an ISSN and is curated by 10 members of an editorial board according to guidelines and potential authors need to submit proposals. This is to say the structure is rather similar to a magazine than to a newsletter. Apart from discussions on current research and the introduction of members as well as other news of the society, the newsletter includes conference announcements, call for papers and conference reports. Formats such as workshops, meetings, symposia, forums, summer schools, PhD courses, seminars, and other training courses were excluded from the selection in this article. All quarterly newsletters since the start were downloaded. This approach might have some limitations. For example, certain conferences might be excluded, because they were announced somewhere else. Still, the approach provides a glimpse into the world of conferences on bibliometrics. The conferences were ordered according to the frequency or status, and additional information on their listing in Conference Proceedings Citation Index (CPCI) as well as from conference websites was provided if available (see Table 1). The conferences that were discontinued over time are not included in Table 1, except for the UK Social Networks Conference that was merged with two other conferences.</text:p>
          </table:table-cell>
        </table:table-row>
        <table:table-row table:style-name="ro11" table:visibility="filter">
          <table:table-cell office:value-type="float" office:value="2112.09456" calcext:value-type="float">
            <text:p>2112.0945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tuples (st , ot ). 5: for t = 1 to Tmax do 6:</text:p>
          </table:table-cell>
        </table:table-row>
        <table:table-row table:style-name="ro14" table:visibility="filter">
          <table:table-cell office:value-type="float" office:value="2112.09456" calcext:value-type="float">
            <text:p>2112.09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 [DualSMC] Jointly train the observation density model Zθ and particle proposer model Pφ with data tuples (st , ot , { ˆst,i}), where { ˆst,i} are particle estimates of st . 4: [CVAE] Train the observation generator model Gξ wit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Our key insight is to bring compositional approaches into realistic POMDP problems by bridging ofﬂine training of individual sets of models and online model-based planning with such learning-enabled components. We believe that solving such reinforcement learning problems with composition of generative models trained by unsupervised learning instead can result in more data efﬁcient and robust learning and planning. Fig. 1 shows the overview of our approac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earning approaches have increased interest in identifying suitable algorithmic priors for intelligent planning with minimal training. Compositional learning methods allow agents to capture complex relations given limited data (Andreas et al. 2016; Hudson and Manning 2018; Kirsch, Kunze, and Barber 2018). Moreover, compositional reinforcement learning methods allow algorithmic priors for autonomous agents (Devin et al. 2017; Yang et al. 2020; Mittal et al. 2020).</text:p>
          </table:table-cell>
        </table:table-row>
        <table:table-row table:style-name="ro15" table:visibility="filter">
          <table:table-cell office:value-type="float" office:value="2112.09456" calcext:value-type="float">
            <text:p>2112.0945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lgorithm 1: Visual Tree Search Algorithm. Input: Hyperparameters for neural networks (ζ ), DPF (χ), MCTS (ρ), maximum time step Tmax. Output: Action at at each step t. 1: Collect data D of tuples (st , at , ot , st+1), either through random sampling or exploration of the environment. 2: [Optional] Train the transition model Tψ with data tu ples (st , at , st+1).</text:p>
          </table:table-cell>
        </table:table-row>
        <table:table-row table:style-name="ro4" table:visibility="filter">
          <table:table-cell office:value-type="float" office:value="2112.09456" calcext:value-type="float">
            <text:p>2112.0945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ed to other on-policy RL algorithms and architectures, the VTS training procedure shifts the POMDP problem from a reinforcement learning problem to a compositional learning problem, in which training each model in the POMDP is framed as an unsupervised learning problem. This drastically decreases the problem complexity, as we have explicit control over what each model is learning and the schedule of the training. It also allows us to better approximate the data distribution via sampling or exploration, as opposed to an evolving on-policy planner distribution that often starts off poorly and provides heavily biased data.</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or the 3D Light-Dark problem, the Zθ and Pφ modules were trained with a gradual noise schedule that was as follows: for the ﬁrst 1/4 of the number of training epochs, the images in the training data had 0% noise. For the next 1/4 of the epochs, the images corresponding to states in the dark region had f inal noise amount ∗ 1/4 percent noise. For the next 1/4 of the epochs, the images had f inal noise amount ∗ 1/2 percent noise. For the ﬁnal 1/4 of the epochs, the images had the full f inal noise amount percent noise. (As seen in Table 3, f inal noise amount was 40%.) This percentage corresponds to the percent of locations on the 32 × 32 image that were corrupted by the salt-and-pepper noise.</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References Alet, F.; Lozano-Perez, T.; and Kaelbling, L. P. 2018. Modular meta-learning. volume 87 of PMLR, 856–868. PMLR. Andreas, J.; Rohrbach, M.; Darrell, T.; and Klein, D. 2016. Neural Module Networks. In IEEE CVPR. Armeni, I.; Sax, A.; Zamir, A. R.; and Savarese, S. 2017. Joint 2D-3D-Semantic Data for Indoor Scene Understanding. ArXiv e-prints. Ayer, T.; Alagoz, O.; and Stout, N. K. 2012. A POMDP approach to personalize mammography screening decisions. Operations Research, 60(5): 1019–1034. Bai, H.; Cai, S.; Ye, N.; Hsu, D.; and Lee, W. S. 2015. Intention-Aware Online POMDP Planning for Autonomous Driving in a Crowd. In IEEE ICRA, 454–460. Seattle, WA, USA: IEEE.</text:p>
          </table:table-cell>
        </table:table-row>
        <table:table-row table:style-name="ro24" table:visibility="filter">
          <table:table-cell office:value-type="float" office:value="2112.09456" calcext:value-type="float">
            <text:p>2112.09456</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Compositional learning. Compositional learning aims to break down neural network components, such that different components can specialize in different tasks and be integrated to learn complex relations with little data and training. Such compositional learning can be achieved either through provided compositional structure in the form of an algorithmic prior (Andreas et al. 2016; Hudson and Manning 2018), or by automatically discovering such structures (Rosenbaum, Klinger, and Riemer 2018; Alet, LozanoPerez, and Kaelbling 2018; Kirsch, Kunze, and Barber 2018; Meyerson and Miikkulainen 2018). Furthermore, compositional learning methods have been applied to various reinforcement learning settings (Devin et al. 2017; Yang et al. 2020; Mittal et al. 2020), in which the agent is comprised of neural networks designed for autonomous learning and planning. Another approach uses generative models and recurrent networks to learn different representations of the environment (Ha and Schmidhuber 2018).</text:p>
          </table:table-cell>
        </table:table-row>
        <table:table-row table:style-name="ro16" table:visibility="filter">
          <table:table-cell office:value-type="float" office:value="2112.09456" calcext:value-type="float">
            <text:p>2112.09456</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o train the neural network models, we employ a training procedure for each of the models with pre-collected data D, which contain tuples of (st , at , ot , st+1). Lines 1-4 of Algorithm 1 outline the training procedure. We provide the Zθ and Pφ models with randomly sampled batches of state, observation and synthetic belief particle sets: (st , ot , { ˆst,i}). While the belief particle sets are not a part of the precollected data, we can easily generate them by sampling states from a normal distribution centered at st . The Zθ and Pφ are trained with the adversarial objective in DualSMC (Wang et al. 2020): Zθ serves as a discriminator that gives higher likelihoods to states that are more likely for a given observation, and Pφ serves as a generator that proposes plausible state particles for a given observation. The Gξ model is trained with random batches of samples of state and observation pairs: (st , ot ). These random batches provide a good data prior for all types of states and observations an agent may encounter during planning, unlike DualSMC which only encounters states and observations from acting according to the locally optimal policy.</text:p>
          </table:table-cell>
        </table:table-row>
        <table:table-row table:style-name="ro46" table:visibility="filter">
          <table:table-cell office:value-type="float" office:value="2112.09456" calcext:value-type="float">
            <text:p>2112.09456</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also compare VTS and DualSMC when the form of the noise in the image observations changes during test time. Namely, during test time only, images seen in the dark region contain random blacked out occlusions instead of salt-andpepper noise. Fig. 6 (c) additionally shows how VTS is able to maintain a good success rate and number of steps taken, while DualSMC struggles to generalize to this new scenario. The additional robustness of VTS seems to be largely due to the Zθ and Pφ models being trained with high ﬁdelity data samples through random batch sampling or exploration, as opposed to on-policy training in DualSMC. The Zθ and Pφ models in DualSMC are trained from an evolving replay buffer of tuples (st , ot , { ˆst,i}), where the particle set { ˆst,i} actually comes from the particle belief estimate inferred by DualSMC during training. This poses two layers of challenges for DualSMC: ﬁrst, the state and consequently observation samples from the replay buffer end up being biased due to lack of control over on-policy exploration; second, the particle belief estimate in the dark regions often represent the de-localized belief state before proper localization. Thus, we conjecture that since the Zθ and Pφ models in VTS receive higher ﬁdelity data than those in DualSMC, the models in VTS learn more precise and robust features.</text:p>
          </table:table-cell>
        </table:table-row>
        <table:table-row table:style-name="ro25" table:visibility="filter">
          <table:table-cell office:value-type="float" office:value="2112.09456" calcext:value-type="float">
            <text:p>2112.09456</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anner comparison. We show the results of the planner performances in Table 1 for 1000 testing episodes. We evaluated the planners – VTS and DualSMC – and collected the results. We also include the results from the other two planners, Adversarial PF + SMCP and DVRL, which are directly taken from Wang et al. (Wang et al. 2020) for reference. We note that VTS and DualSMC both have very high success rates. We also tested DualSMC with a known T model to ensure VTS is not given an advantage by knowing T , but observed no statistically signiﬁcant difference in performance. Overall, we note that VTS plans reasonably fast with an online planner that is quicker to train and agnostic to the reward at hand, though it performs slightly worse than DualSMC in the Floor Positioning problem. We see that DualSMC takes the least amount of steps, taking an average of 25.55 steps to reach the goal, whereas VTS takes around 8 more steps on average than DualSMC. In Fig. 4, we see that while the VTS solver is quick to localize and then reach the goal, it sometimes needs to re-localize and take a detour. This is mostly due to the fact that VTS does not use an LSTM as one of the intermediate layers in Zθ because Zθ is trained ofﬂine from randomly collected data. This results in particle de-localization, as the observation density cannot propagate forward the localized information.</text:p>
          </table:table-cell>
        </table:table-row>
        <table:table-row table:style-name="ro4">
          <table:table-cell office:value-type="float" office:value="2112.09456" calcext:value-type="float">
            <text:p>2112.094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5 Experiments Our experiments mirror the experiments done in (Wang et al. 2020). First, we tested our algorithm on the 2D Floor Positioning problem to demonstrate that using the VTS learning and planning procedure can signiﬁcantly cut down the training time to learn a solver that is agnostic to the task or reward structure of the problem. Then, we prepared our own version of the 3D Light-Dark problem in the Stanford 3D dataset (Armeni et al. 2017) to set up a more challenging navigation task that requires the agent to plan with realistic indoor building RGB images. The hyperparameters and computation details are given in Appendix A.</text:p>
          </table:table-cell>
        </table:table-row>
        <table:table-row table:style-name="ro13">
          <table:table-cell office:value-type="float" office:value="2112.09456" calcext:value-type="float">
            <text:p>2112.09456</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5.2 The Light-Dark problem is a family of problems in which an agent is tasked to localize in the “light” region before reaching the goal in the “dark” region, and the agent receives nois Figure 5: A top-down map of a ﬂoor in a building in the Stanford dataset; the red rectangle denotes the part of the building that forms our environment (left). A visualization of the environment with the “trap” regions in orange and the goal region in green (right). The shaded part of the environment depicts the “dark” region, in which the image observations received by the agent are corrupted by salt-and-pepper noise. The rest of the environment is in the “light”, where the image observations are uncorrupted. The darkest gray region is a wall region that the agent cannot enter. The agent’s initial state is randomly chosen from a strip in the dark region.</text:p>
          </table:table-cell>
        </table:table-row>
        <table:table-row table:style-name="ro34">
          <table:table-cell office:value-type="float" office:value="2112.09456" calcext:value-type="float">
            <text:p>2112.09456</text:p>
          </table:table-cell>
          <table:table-cell office:value-type="string" calcext:value-type="string">
            <text:p>github</text:p>
          </table:table-cell>
          <table:table-cell office:value-type="float" office:value="342" calcext:value-type="float">
            <text:p>342</text:p>
          </table:table-cell>
          <table:table-cell table:number-columns-repeated="2"/>
          <table:table-cell office:value-type="string" calcext:value-type="string">
            <text:p>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 Karkus, P.; Hsu, D.; and Lee, W. S. 2017. QMDP-Net: Deep Learning for Planning under Partial Observability. In Guyon, I.; Luxburg, U. V.; Bengio, S.; Wallach, H.; Fergus, R.; Vishwanathan, S.; and Garnett, R., eds., NeuRIPS, volume 30. Curran Associates, Inc. Kirsch, L.; Kunze, J.; and Barber, D. 2018. Modular Networks: Learning to Decompose Neural Computation. In Bengio, S.; Wallach, H.; Larochelle, H.; Grauman, K.; CesaBianchi, N.; and Garnett, R., eds., NeuRIPS, volume 31. Curran Associates, Inc. Kochenderfer, M. J. 2015. Decision Making Under Uncertainty: Theory and Application. Massachusetts: MIT Press.</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4" calcext:value-type="float">
            <text:p>344</text:p>
          </table:table-cell>
          <table:table-cell table:number-columns-repeated="2"/>
          <table:table-cell office:value-type="string" calcext:value-type="string">
            <text:p>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8" calcext:value-type="float">
            <text:p>348</text:p>
          </table:table-cell>
          <table:table-cell table:number-columns-repeated="2"/>
          <table:table-cell office:value-type="string" calcext:value-type="string">
            <text:p>Bertsekas, D. 2005. Dynamic Programming and Optimal Control. Massachusetts: Athena Scientiﬁc. Browne, C. B.; Powley, E.; Whitehouse, D.; Lucas, S. M.; Cowling, P. I.; Rohlfshagen, P.; Tavener, S.; Perez, D.; Samothrakis, S.; and Colton, S. 2012. A Survey of Monte Carlo Tree Search Methods. IEEE T-CIAIG, 4(1): 1–43. Corenﬂos, A.; Thornton, J.; Deligiannidis, G.; and Doucet, A. 2021. Differentiable Particle Filtering via EntropyRegularized Optimal Transport. In Meila, M.; and Zhang, T., eds., ICML, volume 139 of PMLR, 2100–2111. PMLR. 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27" calcext:value-type="float">
            <text:p>327</text:p>
          </table:table-cell>
          <table:table-cell table:number-columns-repeated="2"/>
          <table:table-cell office:value-type="string" calcext:value-type="string">
            <text:p>ier observations in the dark region than the light region. The 3D Light-Dark problem extends this problem to have 3D image observations with salt-and-pepper pixel-wise noise. We used the Stanford building dataset (Armeni et al. 2017) to implement this problem structure, following similar speciﬁcations as (Wang et al. 2020). Fig. 5 shows a map of the environment with the agent depicted in blue. 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38" calcext:value-type="float">
            <text:p>338</text:p>
          </table:table-cell>
          <table:table-cell table:number-columns-repeated="2"/>
          <table:table-cell office:value-type="string" calcext:value-type="string">
            <text:p>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 In contrast, the generator Gξ was trained simply with the random batches (st , θt , ot ) without the noise schedule, as if it were data collected by a randomly exploring agent. However, both sets of models could be trained either way in principle. For the generators, the concatenation of st and θt formed the conditional variable. We used a fully observable rollout for the tree search, as we found that yielded the best results.</text:p>
          </table:table-cell>
        </table:table-row>
        <table:table-row table:style-name="ro11">
          <table:table-cell office:value-type="float" office:value="2112.14169" calcext:value-type="float">
            <text:p>2112.14169</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13] Kim Herzig and Andreas Zeller. 2013. The impact of tangled code changes. In</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28] Rocìo Cabrera Lozoya, Arnaud Baumann, Antonino Sabetta, and Michele Bezzi. 2019. Commit2Vec: Learning Distributed Representations of Code Changes. arXiv:1911.07605</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15] Thong Hoang, Hong Jin Kang, David Lo, and Julia Lawall. 2020. CC2Vec: Distributed representations of code changes. In Proceedings of the ACM/IEEE 42nd International Conference on Software Engineering.</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49] Jeniya Tabassum, Mounica Maddela, Wei Xu, and Alan Ritter. 2020. Code and Named Entity Recognition in StackOverflow. In Proceedings of the 58th Annual Meeting of the Association for Computational Linguistics.</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5" calcext:value-type="float">
            <text:p>45</text:p>
          </table:table-cell>
          <table:table-cell table:number-columns-repeated="2"/>
          <table:table-cell office:value-type="string" calcext:value-type="string">
            <text:p>[14] Kim Herzig and Andreas Zeller. 2013. The Impact of Tangled Code Changes. In Proceedings of the 10th Working Conference on Mining Software Repositories (San Francisco, CA, USA) (MSR ’13). 121–130.</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6 RELATED WORK Bug localization has generated significant research interest over the years. In this section, first, we survey related code elementbased bug localization techniques, followed by approaches towards bug-inducing changeset retrieval. Finally, we review methods for encoding changesets characteristic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48] Jeniya Tabassum, Mounica Maddela, Wei Xu, and Alan Ritter. 2020. Code and Named Entity Recognition in StackOverflow. In Proceedings of the 58th Annual Meeting of the Association for Computational Linguistics. Association for Computational Linguistics, Online, 4913–4926. https://doi.org/10.18653/v1/2020.aclmain.443</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D: A changeset is considered a single document that is feed into the model. To inform the model that a changeset sequence begins, we define and pre-append the special token [D] at the beginning of the code sequence. Since this strategy does not utilize specific characteristics of a code change, it serves as a baseline to compare against other strategie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6.2 Changeset-based bug localization The earliest work on changeset-based bug localization is Locus [56], which is based on VSM matching of bug reports to hunks. To adjust for localization hints, Locus adapts its similarity scores based on the proportion of code element mentions in a bug report. Bhagwan et al. [3] introduced Orca, a tool that uses a provenance graph to</text:p>
          </table:table-cell>
        </table:table-row>
        <table:table-row table:style-name="ro12">
          <table:table-cell office:value-type="float" office:value="2112.14169" calcext:value-type="float">
            <text:p>2112.14169</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In 11 out of 20 bug reports, the difficulty to retrieve the correct hunk was caused by the presence of a code snippet or a stack trace in the bug report. Since code snippets and stack traces typically consists of multiple class names or code tokens, they have a potential to introduce noise through unrelated code names, which, in turn, can lead the model astray [53]. For 7 out of 20 bug reports,</text:p>
          </table:table-cell>
        </table:table-row>
        <table:table-row table:style-name="ro7">
          <table:table-cell office:value-type="float" office:value="2112.14169" calcext:value-type="float">
            <text:p>2112.14169</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2 PROBLEM DESCRIPTION In this section, we list and discuss the specific constraints of the bug localization problem that we aim to address, which are based on a recent survey of industry practitioners and the problem requirements observed at a large software enterprise [33, 64]. Our focus is a bug localization technique that: 1) focuses on retrieving changesets; 2) aims to capture semantics and can be applied to bug reports that do not share terms with the relevant parts of the code base; and 3) quickly retrieves results for a newly created bug report.</text:p>
          </table:table-cell>
        </table:table-row>
        <table:table-row table:style-name="ro9">
          <table:table-cell office:value-type="float" office:value="2112.14169" calcext:value-type="float">
            <text:p>2112.14169</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In this paper, we describe how BERT can be made fast enough to be applicable to changeset-based bug localization. We also explore several design decisions in using BERT for this purpose, including how best to encode changesets and how to match bug reports to individual changes for improved accuracy. We compare the accuracy and performance of our model to a non-contextual baseline (i.e., vector space model) and BERT-based architectures previously used in software engineering. Our evaluation results demonstrate advantages in using the proposed BERT model compared to the baselines, especially for bug reports that lack any hints about related code elements.</text:p>
          </table:table-cell>
        </table:table-row>
        <table:table-row table:style-name="ro3">
          <table:table-cell office:value-type="float" office:value="2112.14169" calcext:value-type="float">
            <text:p>2112.1416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ABSTRACT Automatically localizing software bugs to the changesets that induced them has the potential to improve software developer efficiency and to positively affect software quality. To facilitate this automation, a bug report has to be effectively matched with source code changes, even when a significant lexical gap exists between natural language used to describe the bug and identifier naming practices used by developers. To bridge this gap, we need techniques that are able to capture software engineering-specific and project-specific semantics in order to detect relatedness between the two types of documents that goes beyond exact term matching. Popular transformer-based deep learning architectures, such as BERT, excel at leveraging contextual information, hence appear to be a suitable candidate for the task. However, BERT-like models are computationally expensive, which precludes them from being used in an environment where response time is important.</text:p>
          </table:table-cell>
        </table:table-row>
        <table:table-row table:style-name="ro6">
          <table:table-cell office:value-type="float" office:value="2112.14169" calcext:value-type="float">
            <text:p>2112.14169</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granularity and the VSM to locate relevant changesets based on the maximum similarity score obtained between a bug report, a hunk, and a log message. Note that FBL-BERT does not use log messages as our goal is to explore mapping from natural language in a bug report to code changes. While well written log messages can have a positive impact on the results by boosting the scores for some changesets, not all relevant code changes are accompanied by logs of good quality [18, 29]. As a second set of baselines, we employ TBERT architectures for software artifacts retrieval recently proposed by Lin et al. [27]. Out of the three architectures investigated by Lin et al., we selected TBERT-Single and TBERT-Siamese as our baselines, rejecting TBERT-Twin, since its performance in terms of accuracy and time was significantly surpassed by the two others. In general, both of these architectures are fairly similar to those presented in Fig. 1 with an exception of using more advanced embedding aggregation operators [27].</text:p>
          </table:table-cell>
        </table:table-row>
        <table:table-row table:style-name="ro36">
          <table:table-cell office:value-type="float" office:value="2112.14169" calcext:value-type="float">
            <text:p>2112.14169</text:p>
          </table:table-cell>
          <table:table-cell office:value-type="string" calcext:value-type="string">
            <text:p>code</text:p>
          </table:table-cell>
          <table:table-cell office:value-type="float" office:value="232" calcext:value-type="float">
            <text:p>232</text:p>
          </table:table-cell>
          <table:table-cell table:number-columns-repeated="2"/>
          <table:table-cell office:value-type="string" calcext:value-type="string">
            <text:p>in order to locate relevant code within large files [33, 56, 64]. Adjusting for this finding, researchers shifted their efforts towards more fine grained code elements, such as file segments [57] and methods [50, 59, 61], which introduce new sets of challenges such as difficulty in selecting optimal segment size and large methods that still require effort to examine. More recently, there has been a growing interest in changeset retrieval [7, 27, 56, 58] for bug localization because changesets have several unique properties that make them convenient to developers aiming to fix a bug. First, they inherently capture lines of code that are related to each other within the context of a modification. Second, when locating changesets, we can retrieve not only the modified portion of the code, but identify a software developer that committed the modification in the first place, therefore easing the bug triaging process. Finally, changesets allow for straightforward context-aware division into a set of hunks, i.e., a set of changes in one area of the file. Hunks are usually convenient to read for developers and allow for easy detection of changes with no semantic value (e.g., changes only in white spaces).</text:p>
          </table:table-cell>
        </table:table-row>
        <table:table-row table:style-name="ro4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17" calcext:value-type="float">
            <text:p>317</text:p>
          </table:table-cell>
          <table:table-cell table:number-columns-repeated="2"/>
          <table:table-cell office:value-type="string" calcext:value-type="string">
            <text:p>4.2 Dataset and baselines To answer the RQs, we leverage the dataset of bugs and their inducing changesets collected and manually validated by Wen et al. [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text:p>
          </table:table-cell>
        </table:table-row>
        <table:table-row table:style-name="ro2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29" calcext:value-type="float">
            <text:p>329</text:p>
          </table:table-cell>
          <table:table-cell table:number-columns-repeated="2"/>
          <table:table-cell office:value-type="string" calcext:value-type="string">
            <text:p>[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 To this end, for changeset-file and hunk granularity, we divide the bug-inducing changeset to file- or hunk-level code changes, such that one bug report creates multiple pairs with files or hunks from its respective inducing changeset.</text:p>
          </table:table-cell>
        </table:table-row>
        <table:table-row table:style-name="ro16">
          <table:table-cell office:value-type="float" office:value="2112.14169" calcext:value-type="float">
            <text:p>2112.14169</text:p>
          </table:table-cell>
          <table:table-cell office:value-type="string" calcext:value-type="string">
            <text:p>code, open-source</text:p>
          </table:table-cell>
          <table:table-cell office:value-type="float" office:value="204" calcext:value-type="float">
            <text:p>204</text:p>
          </table:table-cell>
          <table:table-cell table:number-columns-repeated="2"/>
          <table:table-cell office:value-type="string" calcext:value-type="string">
            <text:p>report and monitor bug fixing activity (e.g., JIRA, BugZilla). Automatically linking a bug report in a bug tracker and related software artifacts from a repository is one of the long-standing goals in the software engineering research community, due to its potential to improve practice by reducing the time developers spend examining code when addressing a newly reported bug, i.e., bug localization [35, 62]. However, despite numerous efforts, the accuracy of bug localization approaches is not yet high enough for widespread use, especially as it applies to different software projects that vary in bug report and code style [32]. In examining the trends from interviews conducted with a large cohort of software developers from industry and open-source software, Zou et al. report that developers do not trust bug localization tools due to their inability to adapt to different types of bug reports, specifically noting that existing techniques only work on the most simple cases, with straightforward textual similarity between the bug report and code base [64]. More work is needed to improve the retrieval quality of bug localization technique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10" calcext:value-type="float">
            <text:p>10</text:p>
          </table:table-cell>
          <table:table-cell table:number-columns-repeated="2"/>
          <table:table-cell office:value-type="string" calcext:value-type="string">
            <text:p>source code. arXiv preprint arXiv:1904.03061 (2019).</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1" calcext:value-type="float">
            <text:p>51</text:p>
          </table:table-cell>
          <table:table-cell table:number-columns-repeated="2"/>
          <table:table-cell office:value-type="string" calcext:value-type="string">
            <text:p>[44] Saksham Sachdev, Hongyu Li, Sifei Luan, Seohyun Kim, Koushik Sen, and Satish Chandra. 2018. Retrieval on Source Code: A Neural Code Search. In Proceedings of the 2nd Workshop on Machine Learning and Programming Language (MAPL 2018).</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3. Fast retrieval in a large search space [40]. Retrieving buginducing changesets requires computing similarity between a bug report of interest and all changesets committed to a repository up to the present point in time. Given that modern software evolves rapidly, resulting in large source code repositories with numerou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20] Rafael-Michael Karampatsis, Hlib Babii, Romain Robbes, Charles Sutton, and Andrea Janes. 2020. Open-Vocabulary Models for Source Code. In Proceedings of the ACM/IEEE 42nd International Conference on Software Engineering: Companion Proceedings (Seoul, South Korea) (ICSE ’20). 294–295.</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8" calcext:value-type="float">
            <text:p>58</text:p>
          </table:table-cell>
          <table:table-cell table:number-columns-repeated="2"/>
          <table:table-cell office:value-type="string" calcext:value-type="string">
            <text:p>[10] Jean-Rémy Falleri, Floréal Morandat, Xavier Blanc, Matias Martinez, and Martin Monperrus. 2014. Fine-grained and accurate source code differencing. In ACM/IEEE International Conference on Automated Software Engineering, ASE ’14, Vasteras, Sweden - September 15 - 19, 2014. 313–324. https://doi.org/10.1145/ 2642937.2642982</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72" calcext:value-type="float">
            <text:p>72</text:p>
          </table:table-cell>
          <table:table-cell table:number-columns-repeated="2"/>
          <table:table-cell office:value-type="string" calcext:value-type="string">
            <text:p>1. Localizing changesets [33]. Over the years, a large body of research has been dedicated to locating source code files (or classes) relevant to a bug report [7, 22, 36, 45, 55, 57]. However, recent studies have pointed out that bug localization at the level of source code files still requires significant effort by software developer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31" calcext:value-type="float">
            <text:p>131</text:p>
          </table:table-cell>
          <table:table-cell table:number-columns-repeated="2"/>
          <table:table-cell office:value-type="string" calcext:value-type="string">
            <text:p>At the same time, as industry is increasingly attempting to use bug localization to aid developers in their daily work, specific requirements of the problem for modern use are coming to the forefront [33]. One key characteristic found beneficial in modern software projects is bug-inducing changeset- (or commit-) level retrieval. A bug-inducing changeset is one where the bug was initially introduced into the repository. Retrieving such changesets leads to faster bug repair, as they contain related parts of the code that were changed together, which makes fixing the bug easier. However, retrieving bug-inducing changesets with high accuracy is more challenging than retrieving buggy source code elements due to the potentially large number of commits in the corpu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51" calcext:value-type="float">
            <text:p>151</text:p>
          </table:table-cell>
          <table:table-cell table:number-columns-repeated="2"/>
          <table:table-cell office:value-type="string" calcext:value-type="string">
            <text:p>Finally, for 5 of the bug reports, FBL-BERT failed due to spurious matches in code tokens that were split into sub-tokens during preprocessing. One of the previously observed strengths of BERT is in using the WordPiece algorithm to avoid the out-of-vocabulary problem by splitting unseen tokens into the largest sub-tokens that are part of the BERT vocabulary [20]. Since source code identifier names are typically project-specific words, they do not occur in the pre-trained vocabulary, hence they are often split by WordPiece (e.g., ManagerServlet → manager, ##servlet). The sub-tokens can then spuriously match other terms, including sub-tokens from other split identifiers, but not the whole, unsplit term. Researchers in the biomedical domain recognized the same issue affecting medical terms and proposed domain-specific BERT adaptations [2, 11, 26].</text:p>
          </table:table-cell>
        </table:table-row>
        <table:table-row table:style-name="ro3">
          <table:table-cell office:value-type="float" office:value="2112.14169" calcext:value-type="float">
            <text:p>2112.14169</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More recently, software engineering researchers have been interested in the applying deep learning techniques towards bug localization. For instance, TRANP-CNN [17] is a recent technique that combines cross-project transfer learning and convolutional neural networks to achieve state-of-the-art performance on file-level bug localization. CooBa improves on TRANP-CNN by combining a shared encoder to capture cross-project with per-project features and using adversarial training to ensure that the per-project information remains unaffected by noise [63]. Lam et al.’s technique, DNNLOC, combines a deep neural network with the VSM in order to be effective across different types of similarity [25]. While we also leverage a deep learning model, BERT is significantly different from these prior techniques. Recent work in bug localization also includes reports on the value of retrieving changesets instead of source code elements [33, 56].</text:p>
          </table:table-cell>
        </table:table-row>
        <table:table-row table:style-name="ro25">
          <table:table-cell office:value-type="float" office:value="2112.14169" calcext:value-type="float">
            <text:p>2112.14169</text:p>
          </table:table-cell>
          <table:table-cell office:value-type="string" calcext:value-type="string">
            <text:p>code, source code</text:p>
          </table:table-cell>
          <table:table-cell office:value-type="float" office:value="254" calcext:value-type="float">
            <text:p>254</text:p>
          </table:table-cell>
          <table:table-cell table:number-columns-repeated="2"/>
          <table:table-cell office:value-type="string" calcext:value-type="string">
            <text:p>3.3 Changesets encoding strategies Software evolution over time is recorded in a repository as a timeordered sequence of changesets. Each changeset consists of a log message, providing a short rationale explaining the goal of the modification, and a set of source code changes. Depending on the version control system and diff algorithm used in the software project, the representation of source code changes can vary. In this paper, we focus on the format that is the output of the git diff command, in which added lines of code are annotated with +, removed lines with -, and all modified lines are surrounded by 3 lines of contextual, unchanged lines. While there exist more advanced tree-based code differencing algorithms (e.g., GumTreeDiff [10]), providing detailed code-change information to a machine learning model may affect the model negatively [60], hence we opt for a textbased approach. Changesets can encapsulate code changes across one or multiple source code files, and modifications to each file can be divided into hunks - groups of modified (added or removed) lines surrounded by unchanged (context) lines. Given this specific formatting, we explore how best to utilize changesets’ properties to construct BERT input from two perspectives: (1) encoding characteristics of code modifications, such as additions or removals; and (2) levels of granularity in a changese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05" calcext:value-type="float">
            <text:p>305</text:p>
          </table:table-cell>
          <table:table-cell table:number-columns-repeated="2"/>
          <table:table-cell office:value-type="string" calcext:value-type="string">
            <text:p>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 Prior generations of word embeddings, e.g., word2vec [31] and GloVe [38], which have been frequently applied on software engineering tasks [5], do not use word context at inference time, i.e., each token maps to a vector regardless of the surrounding tex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12" calcext:value-type="float">
            <text:p>312</text:p>
          </table:table-cell>
          <table:table-cell table:number-columns-repeated="2"/>
          <table:table-cell office:value-type="string" calcext:value-type="string">
            <text:p>6.1 Code element-based bug localization Bug localization techniques predominantly utilize information retrieval where the bug report text is used to formulate a query that is matched to a corpus of code elements, i.e., classes or methods. To compute similarity between bug reports and source code, the Vector Space Model (VSM) is often used as one of the simplest and effective information retrieval algorithms, which is leveraged by many bug localization techniques. For instance, BugLocator [22] combines two rankings, one produced by similarity between the bug report and code elements and another based on similarity of the bug report to prior fixed bug reports. BLUiR [45] uses code and bug report structure to create groups of terms and computes similarity between different groups separately, while AmaLgam [55] creates an ensemble consisting of BugLocator, BLUiR and a defect predictor leveraging the development history of a project. BRTracer [57] focuses on analyzing and prioritizing stack traces when they are included in bug reports. Kochhar et al. were among the first to report that evaluation of bug localization was biased by explicit localization hints in a significant subset of the included bug reports [23]. VSM-based techniques are likely to perform well on such bug reports, though localizing them may not be as useful to developers [48]. Mills et al. refute the idea that VSM-based bug localization are significantly aided by hints, and note that VSM can perform well for bug localization if more attention is paid to how the query is constructed from the bug report text [32]. However, their findings do not preclude additional accuracy improvements by using more complex, semantic models, such as BERT.</text:p>
          </table:table-cell>
        </table:table-row>
        <table:table-row table:style-name="ro20">
          <table:table-cell office:value-type="float" office:value="2112.14169" calcext:value-type="float">
            <text:p>2112.14169</text:p>
          </table:table-cell>
          <table:table-cell office:value-type="string" calcext:value-type="string">
            <text:p>code, source code</text:p>
          </table:table-cell>
          <table:table-cell office:value-type="float" office:value="324" calcext:value-type="float">
            <text:p>324</text:p>
          </table:table-cell>
          <table:table-cell table:number-columns-repeated="2"/>
          <table:table-cell office:value-type="string" calcext:value-type="string">
            <text:p>2. Leveraging semantics of input documents [33, 48]. As software evolves rapidly and is actively maintained by multiple developers, different portions of the code base become affected by distinctive identifier naming patterns and conventions, which exacerbate the already existing semantic gap between bug reports and related code elements, posing a significant challenge to traditional IR systems based solely on token similarity [12]. 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able 3 shows retrieval performance of FBL-BERT trained and evaluated with different changeset encoding strategies and input data</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ther hand, FBL-BERT scales up with respect to the search space size allowing to leverage fine grained data to increase retrieval accuracy without sacrificing model responsiveness.</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inted by Sachdev et al. [44], this simple aggregation strategy leads to a dissipative data representation that has the potential to negatively affect retrieval performance. In the next section, we describe an alternative strategy that takes advantage of the full matrix to encode input data.</text:p>
          </table:table-cell>
        </table:table-row>
        <table:table-row table:style-name="ro27" table:visibility="filter">
          <table:table-cell office:value-type="float" office:value="2112.14169" calcext:value-type="float">
            <text:p>2112.14169</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BL-BERT utilizes higher-level association between bug reports and bug-introducing changesets, which can result in exact matches getting less emphasis. Interestingly, the highest improvement in retrieval accuracy is observed for BRPL indicating that the model can effectively retrieve changesets based on partial clues by associating them with patterns learned from historical data.</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Using a BERT model for bug localization (or other similar purposes) involves three essential steps: (1) pre-training the model with a large corpus of general software engineering-related data, (2) fine tuning the BERT model for bug localization, and finally, after BERT has been completely trained, (3) retrieving relevant bug-inducing changesets for a newly reported bug.</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Our experimental results indicate that the proposed approach improves upon popular bug localization techniques by, e.g., increasing the retrieval accuracy between 5.5% and 20.6% for bug reports with no or a limited number of localization hints. We note that using entire changesets as input granularity significantly hinders the models performance, while leveraging more fine grained input data, such as hunks, results in the highest retrieval quality. We also observe that the size of search space (i.e., the number of changesets in a project) significantly impacts the retrieval delay of different BERT-based models, though less in the case of the proposed model.</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3.1 BERT for bug localization The architecture of BERT consists of multiple layers of transformerencoders, which are an abstraction aimed at modeling sequential data that utilizes self-attention; the notion of attention is to weight specific terms in the sequence differently, i.e., encoding a stronger relationship from each term in the sequence to the remaining most semantically relevant terms. As pointed out by Mills et al. [32], retrieval techniques for bug localization can be significantly improved with intelligent query construction, i.e., by carefully choosing which parts of the bug report to use for comparison. Therefore, leveraging a model that uses attention to emphasize certain word</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dentify commits leading to faulty builds. ChangeLocator [58] uses historical data on software crashes to build a model identifying relevant changesets based on collection on crash reports. Although this approach allows to retrieve changesets, it requires sufficient amount of historical data to train the model, and a stack trace as an input. One of the benefits of VSM is that it is an unsupervised approach, hence a training corpus of bug reports and their inducing commits is not required. However, as VSM fundamentally requires at least partial token overlap, while it ignores the context in which tokens appear in documents, all bug localization technique based on it have a limited accuracy ceiling [33].</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Recently, researchers have also shifted their attention to deep learning models for changeset-based localization. For instance, Murali et al. [33] proposed Bug2Commit, an unsupervised model leveraging multiple dimension of data associated with bug reports and commits, such as metrics, stack traces or commit meta data. They observed that using embeddings can lead to improvement in model accuracy when compared to BM25. Lin et al. [27] studied the tradeoffs between different BERT architectures for the purpose of changeset retrieval, and observed the accuracy of Siamese architecture is on pair with Single-BERT architecture, while being significantly faster. However, the speed and interactivity of these models is not on par with the BERT technique described in this paper.</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7 CONCLUSION This paper presents an approach for automatically retrieving buginducing changesets for a newly reported bug. The approach uses the popular BERT model to more accurately match the semantics in the bug report text to the inducing changeset. More specifically, we describe the FBL-BERT model, based on the prior work by Khattab et al. [21], which speeds up the retrieval of results while performing fine grained matching across all embeddings in the two documents. The results show an improvement in retrieval accuracy for bug reports that lack localization hints or have only partial hints. We also evaluate different approaches for utilizing changesets in BERT-like models, producing recommendations on the input data granularity and the use of special tokens for the purpose of capturing changeset semantics.</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changesets based on their characteristics, we aim to investigate whether any particular type of modification is more beneficial than the other. With the ARC strategy the model is given an opportunity to learn how to combine information of different types and, if necessary, decide to disregard a portion of it if it poorly affects performance. ARCL: Similarly as in ARC, a changeset is divided into lines, however ARCL encoding does not group the lines. Instead, it preserves the ordering of lines within a changeset, such that special tokens [A], [R], or [C] are pre-appended wherever type of modification changes. While this strategy results in more accurate data representation, compared to ARC, ARCL is also more challenging for the model, since the special tokens occur multiple times and in several places.</text:p>
          </table:table-cell>
        </table:table-row>
        <table:table-row table:style-name="ro31" table:visibility="filter">
          <table:table-cell office:value-type="float" office:value="2112.14169" calcext:value-type="float">
            <text:p>2112.1416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RQ2: Which changeset encoding strategy is the most profitable? Are there advantages to using hunks, changeset-files or entire changesets as the primary data dimension? In this RQ, we first investigate whether encoding information about the type of modification in each line of a changeset can increase the performance of the FBL-BERT model. We evaluate two alternatives to encode changesets semantics, ARC, ARCL, and a baseline approach, D, which disregards change-related information. Second, we investigate how granularity of the input data affects the model performance and what are the benefits and challenges of leveraging changesets, changeset-files, or hunks in our model. To answer this RQ, we fine tune FBL-BERT separately for each of the encoding strategies and with each input data granularity, resulting in 9 evaluation configurations per software project, measuring the model’s performance in retrieving relevant changesets.</text:p>
          </table:table-cell>
        </table:table-row>
        <table:table-row table:style-name="ro30" table:visibility="filter">
          <table:table-cell office:value-type="float" office:value="2112.14169" calcext:value-type="float">
            <text:p>2112.141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3.2 Fast Bug Localization BERT The FBL-BERT architecture, based on ColBERT by Khattab et al. [21], eschews aggregation of the embedding matrix, and instead builds a relevance score by leveraging the whole matrix, resulting in a more complete, fine grained comparison. More specifically, a bug report 𝑏𝑟 and a changeset 𝑐 are separately processed by BERT creating embedding matrices 𝐸𝑏𝑟 and 𝐸𝑐 , respectively. To compute the relevance score between 𝐸𝑏𝑟 and 𝐸𝑐 , for each word embedding in the bug report 𝑣𝑏𝑟 ∈ 𝐸𝑏𝑟 , we find the maximum cosine similarity across word embeddings of the changeset 𝑣𝑐 ∈ 𝐸𝑐 , and combine the maximum cosine similarities via summation as illustrated in Fig. 1c. As a result, the model learns how to associate words from a bug report with tokens in a changeset, taking into account the context in which they appear. To account for the two different types of data we process, i.e., bug reports and changesets, we modify ColBERT by increasing the numbers of BERT encoder layers taken to the</text:p>
          </table:table-cell>
        </table:table-row>
        <table:table-row table:style-name="ro46" table:visibility="filter">
          <table:table-cell office:value-type="float" office:value="2112.14169" calcext:value-type="float">
            <text:p>2112.1416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Input provided to BERT models is required to follow certain rules. First, a document (e.g., a changeset or a bug report) needs to be tokenized and each token replaced by its unique token id. Pre-trained BERT models supply their own BERT tokenizers, that are optimized towards the corpus on which the model is pre-trained. BERT tokenizers are trained using the WordPiece algorithm [47]. The main advantage of BERT tokenizers is in avoiding out-of-vocabulary words by dividing unknown words to their largest subwords present in the vocabulary, which is likely to be beneficial in our setting, as software projects can have very specific vocabularies unlikely to be observed elsewhere [48]. Secondly, BERT uses a pre-defined set of special tokens. In general, due to how BERT is trained (more details in [9]), the model requires that each token sequence starts with special classification token [CLS] and ends with separator token [SEP], while other special tokens, such as padding [PAD] are used if and when necessary. Special tokens can convey information about the structure of data allowing BERT to differentiate between parts of the input, hence we explore how special tokens can be best utilized to encode changesets. To this end, we propose the following encoding strategies, depicted in Fig. 3.</text:p>
          </table:table-cell>
        </table:table-row>
        <table:table-row table:style-name="ro36">
          <table:table-cell office:value-type="float" office:value="2112.14169" calcext:value-type="float">
            <text:p>2112.14169</text:p>
          </table:table-cell>
          <table:table-cell office:value-type="string" calcext:value-type="string">
            <text:p>data available, data, retrieve, code, dataset</text:p>
          </table:table-cell>
          <table:table-cell office:value-type="float" office:value="230" calcext:value-type="float">
            <text:p>230</text:p>
          </table:table-cell>
          <table:table-cell table:number-columns-repeated="2"/>
          <table:table-cell office:value-type="string" calcext:value-type="string">
            <text:p>RAM memory running on CUDA version 10.1. To implement our model, we used PyTorch v.1.7.1, HuggingFace library v.4.3.2, and Faiss v.1.6.5 with GPU support. Since pre-training is a computationally expensive task and requires a huge dataset, we decided to use an available pre-trained BERT model, BERTOverflow [49]. BERTOverflow is trained on StackOverflow data, hence it contains a mixture of code snippets and natural language descriptions, which is logical for the bug localization task that operates on both code and natural language. We fine tuned our BERT model and TBERT baselines for 4 epochs with batches of size 16 and a learning rate of 3E-06 [9]. Based on the average number of tokens in bug reports, hunks, changeset-files and changesets across the evaluation projects, we set the maximum length limit to 256, 256, 512, and 512 respectively. All input documents are truncated or padded to their respective length limit. For the Faiss index, we set the number of partitions to 320 and retrieved a total of 1000 changesets for re-ranking with FBL-BERT [21]. In the case of Locus, we set the model parameters to 𝜆 = 5 and 𝛽2 = 0.2, indicated by the authors to provide the highest performance.</text:p>
          </table:table-cell>
        </table:table-row>
        <table:table-row table:style-name="ro1">
          <table:table-cell office:value-type="float" office:value="2112.14169" calcext:value-type="float">
            <text:p>2112.14169</text:p>
          </table:table-cell>
          <table:table-cell office:value-type="string" calcext:value-type="string">
            <text:p>data, code</text:p>
          </table:table-cell>
          <table:table-cell office:value-type="float" office:value="24" calcext:value-type="float">
            <text:p>24</text:p>
          </table:table-cell>
          <table:table-cell table:number-columns-repeated="2"/>
          <table:table-cell office:value-type="string" calcext:value-type="string">
            <text:p>• evaluation and recommendations for key design choices in applying BERT to changesets (i.e., code change encoding, data granularity).</text:p>
          </table:table-cell>
        </table:table-row>
        <table:table-row table:style-name="ro24">
          <table:table-cell office:value-type="float" office:value="2112.14169" calcext:value-type="float">
            <text:p>2112.14169</text:p>
          </table:table-cell>
          <table:table-cell office:value-type="string" calcext:value-type="string">
            <text:p>data, code</text:p>
          </table:table-cell>
          <table:table-cell office:value-type="float" office:value="166" calcext:value-type="float">
            <text:p>166</text:p>
          </table:table-cell>
          <table:table-cell table:number-columns-repeated="2"/>
          <table:table-cell office:value-type="string" calcext:value-type="string">
            <text:p>6.3 Changeset representation Building a semantically rich representations of changesets is relevant to other software engineering applications beyond bug localization, i.e., just-in-time defect prediction, recommendation of a code reviewer for a patch, tangled change prediction. Approaches that define novel changeset embeddings (vector representations of changeset), including CC2Vec [15] and Commit2Vec [28], leverage the difference between added and removed lines of code, among other changeset characteristics. Corley et al. [7] studied how including different types of lines from a changeset affects the performance of Latent Dirichlet Allocation-based feature location, observing that including context, additions, and log messages, but excluding removed lines, achieves the best performance. However, these studies did not utilize a transfer learning technique, like BERT, which requires compatibility with a pre-trained model, and also prior work did not extensively explore hunks as a primary data dimension.</text:p>
          </table:table-cell>
        </table:table-row>
        <table:table-row table:style-name="ro25">
          <table:table-cell office:value-type="float" office:value="2112.14169" calcext:value-type="float">
            <text:p>2112.14169</text:p>
          </table:table-cell>
          <table:table-cell office:value-type="string" calcext:value-type="string">
            <text:p>data, code</text:p>
          </table:table-cell>
          <table:table-cell office:value-type="float" office:value="249" calcext:value-type="float">
            <text:p>249</text:p>
          </table:table-cell>
          <table:table-cell table:number-columns-repeated="2"/>
          <table:table-cell office:value-type="string" calcext:value-type="string">
            <text:p>granularities. For each project, the three best performing configurations are highlighted, such that dark green marks a configuration with the highest retrieval performance, while green and yellow correspond to the second and third best configurations. Overall, we notice that using entire changesets as the granularity of input results in, by far, the worst performance across all of the investigated configurations for all evaluation projects. We can attribute this result to: (1) truncation of changesets due to input length limitation of the BERT model; and (2) tangled changes within a single changeset [14], which are likely to affect the model by introducing noise via unrelated code modifications. On the other hand, while the model based on hunks or changeset-files is not free of these problems, the finer data granularity allows it to partially overcome them. For instance, in case of tangled changes, dividing the entire changeset into hunks or changeset-files creates multiple new data points, which limits the noise introduced by instances that are poorly related to the bug. The difference in retrieval accuracy across all the metrics between using hunks and changeset-files as the input data is minor and differs from 1% to 12.2% per project. This results is indicative of the observation that leveraging hunks and changeset-files perform similarly and are both resilient to the problems affecting changesets.</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38" calcext:value-type="float">
            <text:p>338</text:p>
          </table:table-cell>
          <table:table-cell table:number-columns-repeated="2"/>
          <table:table-cell office:value-type="string" calcext:value-type="string">
            <text:p>In general, FBL-BERT outperforms TBERT-Single and TBERTSiamese by 4.9% and 7.6% respectively across all types of bug reports. Comparing the results of FBL-BERT trained on hunks to TBERT models trained on changeset-files, given that changeset-files provide on average the best performance for TBERT models, we note varying difference in retrieval accuracy depending on the bug report type. In the case of BRNL, FBL-BERT improves MRR score by only about 2% over TBERT models. 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49" calcext:value-type="float">
            <text:p>349</text:p>
          </table:table-cell>
          <table:table-cell table:number-columns-repeated="2"/>
          <table:table-cell office:value-type="string" calcext:value-type="string">
            <text:p>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 TBERTSiamese is significantly faster than TBERT-Single, and up to the search space of about 15K documents, it performs on-pair with FBLBERT. However, after that point, retrieval time for TBERT-Siamese rises steadily to reach about 70s for the largest search space, while in the case of FBL-BERT the retrieval time is still just above 1s. By comparing the performance of FBL-BERT against TBERT models, it becomes evident that plain BERT-based models can quickly hit a retrieval delay wall which makes them impractical to use. On the</text:p>
          </table:table-cell>
        </table:table-row>
        <table:table-row table:style-name="ro36">
          <table:table-cell office:value-type="float" office:value="2112.14169" calcext:value-type="float">
            <text:p>2112.14169</text:p>
          </table:table-cell>
          <table:table-cell office:value-type="string" calcext:value-type="string">
            <text:p>data, code, source code</text:p>
          </table:table-cell>
          <table:table-cell office:value-type="float" office:value="211" calcext:value-type="float">
            <text:p>211</text:p>
          </table:table-cell>
          <table:table-cell table:number-columns-repeated="2"/>
          <table:table-cell office:value-type="string" calcext:value-type="string">
            <text:p>Another dimension in choosing how to best encode changesets is related to their granularity, i.e., using entire changesets or separating a changeset to a file- or hunk-level. Leveraging hunks as the primary data dimension in an IR model brings several advantages. First, bugs have been observed to be typically caused by small pieces of code [57, 59], thus the inherent fine granularity of hunks makes them less susceptible to noise when compared to whole source code files [56]. Second, dividing changesets into hunks alleviates issues caused by tangled commits [13]. Given the fact that hunks are typically small and concentrate on an enclosed portion of the code, BERT is not affected by long-range token dependencies, which is a problem typically affecting source code [48]. Finally, shorter input documents are less likely to exceed the maximum sequence length accepted by BERT, while longer documents have to be truncated, which may negatively affect the results. However, despite easily accessible smaller data granularity within a changeset, to date, most of the efforts are focused on leveraging entire changesets [3, 27, 33].</text:p>
          </table:table-cell>
        </table:table-row>
        <table:table-row table:style-name="ro11">
          <table:table-cell office:value-type="float" office:value="2112.14169" calcext:value-type="float">
            <text:p>2112.14169</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Projects in evaluation dataset.</text:p>
          </table:table-cell>
        </table:table-row>
        <table:table-row table:style-name="ro9">
          <table:table-cell office:value-type="float" office:value="2112.14169" calcext:value-type="float">
            <text:p>2112.14169</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Leveraging changesets for bug localization poses another threat due to possible noise that can be introduced by SZZ [42], which could result in poor quality mapping between bug reports and bug-inducing changesets. However, the dataset was validated manually [56, 62], and therefore such mistakes, if they still exist, should not significantly affect our conclusions. Errors due to tangled changes [14, 30] are still possible in the dataset as such changes are difficult to remove manually. We believe tangled commits to have affected our final presented results (as discussed in RQ2), however, since tangled commits are a part of software development removing them completely may arguably result in unrealistic evaluation.</text:p>
          </table:table-cell>
        </table:table-row>
        <table:table-row table:style-name="ro13">
          <table:table-cell office:value-type="float" office:value="2112.14169" calcext:value-type="float">
            <text:p>2112.14169</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In recent years, numerous popular natural language processing tasks (e.g., question answering, machine translation) have all observed improved performance when using neural network architectures based on transformers. These transformer-based models are typically applied via transfer learning, by first pre-training them on a very large corpus and then fine tuning on a much smaller dataset towards the specific task they are to be used for. Transformer-based models pre-trained on large software engineering corpora (e.g., StackOverflow) are now becoming available [48], with the potential to improve software engineering tasks like bug localization. In this paper, we use the BERT (Bidirectional Encoder Representations from Transformers) transformer-based architecture, which is a highly popular model introduced by Devlin et al. [9].</text:p>
          </table:table-cell>
        </table:table-row>
        <table:table-row table:style-name="ro39">
          <table:table-cell office:value-type="float" office:value="2112.14169" calcext:value-type="float">
            <text:p>2112.14169</text:p>
          </table:table-cell>
          <table:table-cell office:value-type="string" calcext:value-type="string">
            <text:p>dataset</text:p>
          </table:table-cell>
          <table:table-cell office:value-type="float" office:value="315" calcext:value-type="float">
            <text:p>315</text:p>
          </table:table-cell>
          <table:table-cell table:number-columns-repeated="2"/>
          <table:table-cell office:value-type="string" calcext:value-type="string">
            <text:p>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 After completion of this step, the retrieval system is ready to be deployed. When a new bug report arrives, it is first encoded via FBL-BERT producing an embedding matrix. Next, for each word embedding in the embedding matrix, we query the Faiss index to identify the 𝑁 ′ most similar embeddings across all changesets embeddings stored</text:p>
          </table:table-cell>
        </table:table-row>
        <table:table-row table:style-name="ro19">
          <table:table-cell office:value-type="float" office:value="2112.14169" calcext:value-type="float">
            <text:p>2112.1416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There are several benefits that make the FBL-BERT architecture particularly applicable to our problem. First, the model purposely avoids joint document encoding, as in Single BERT, delaying interaction between a bug report and a changeset to facilitate off-line encoding of changesets. Moreover, by using computationally cheap, yet efficient, maximum similarity summation as a scoring operator instead of a more complex strategy, such as the classification layer in Siamese BERT, the processing time for a query is reduced. 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text:p>
          </table:table-cell>
        </table:table-row>
        <table:table-row table:style-name="ro13">
          <table:table-cell office:value-type="float" office:value="2112.14169" calcext:value-type="float">
            <text:p>2112.14169</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The performance of both TBERT models and FBL-BERT improves when the models are trained and evaluated on hunks or changesetfiles. Compared to leveraging changesets, across all bug reports FBL-BERT improves between 23.5%–25.9%, while the retrieval accuracy of TBERT-Single and TBERT-Siamese increases by 16%–18% and 9.8%–13.9% respectively. While this results indicate that leveraging fine grained data affects retrieval performance positively, it is important to note that the poor performance observed for changesets can be partially attributed to the input size limit of the BERT model (i.e., 512 tokens), which is more often exceed by changesets than hunks or changeset-files. More specifically, in our dataset truncation affects about 8% of hunks and 25% of changeset-files compared to 45% of changesets.</text:p>
          </table:table-cell>
        </table:table-row>
        <table:table-row table:style-name="ro20">
          <table:table-cell office:value-type="float" office:value="2112.14169" calcext:value-type="float">
            <text:p>2112.14169</text:p>
          </table:table-cell>
          <table:table-cell office:value-type="string" calcext:value-type="string">
            <text:p>dataset, data</text:p>
          </table:table-cell>
          <table:table-cell office:value-type="float" office:value="331" calcext:value-type="float">
            <text:p>331</text:p>
          </table:table-cell>
          <table:table-cell table:number-columns-repeated="2"/>
          <table:table-cell office:value-type="string" calcext:value-type="string">
            <text:p>During pre-training, BERT uses massive corpora of relevant text to build a language model for a specific domain, e.g., software development. Given that this step requires a significant amount of data and computational resources, a common choice is to reuse a pre-trained BERT model, when available. In the fine tuning step, BERT updates the general data representation with respect to a specific downstream task (e.g., bug localization) given a much smaller, task-specific dataset. More precisely, fine tuning a BERT model occurs by adding an additional layer (e.g., a classification layer) to the pre-trained BERT model. This task-specific layer takes the output of BERT as input and represents the part of the model that is primarily trained during fine tuning, though BERT’s internal weights are also updated in the process. In most scenarios, fine tuning can be completed faster and with much less computational resources than pre-training. Since our goal is locating bug-inducing changesets, a natural choice for a task-specific dataset consists of bug reports and their inducing changesets. A key design choice at this stage is how to connect BERT with the additional task-specific neural network layer. Given an input document, BERT encodes each word in the document with a vector, i.e., for each input document, the output of the BERT model is an embedding matrix of size |𝑑 | by 𝑣𝑙𝑒𝑛, where |𝑑 | represents the number of words in the document and 𝑣𝑙𝑒𝑛 the length of a BERT vector; typically 𝑣𝑙𝑒𝑛 = 728. The most common approach when retrieving BERT-encoded documents is to aggregate the embedding matrix across words through average or summation, which produces a single vector as output. Using such an aggregate representation of a document allows for faster processing and easier comparison between pairs of documents. However, as</text:p>
          </table:table-cell>
        </table:table-row>
        <table:table-row table:style-name="ro13">
          <table:table-cell office:value-type="float" office:value="2112.14169" calcext:value-type="float">
            <text:p>2112.14169</text:p>
          </table:table-cell>
          <table:table-cell office:value-type="string" calcext:value-type="string">
            <text:p>open-source, benchmark</text:p>
          </table:table-cell>
          <table:table-cell office:value-type="float" office:value="145" calcext:value-type="float">
            <text:p>145</text:p>
          </table:table-cell>
          <table:table-cell table:number-columns-repeated="2"/>
          <table:table-cell office:value-type="string" calcext:value-type="string">
            <text:p>A threat to external validity, which concerns the ability to generalize our evaluation results, is that we applied the bug localization technique only on a limited number of bugs collected from a selection of popular open source Java projects. A mitigating factor is that the projects have a variety of purposes and development styles and the benchmark we used has also been applied to prior changeset-based bug localization studies [45, 56, 57]. Another threat to external validity is in the chosen evaluation metrics, which may not directly gauge user satisfaction with our bug localization technique [54], impacting the validity of the reported results. The threat is mitigated by the fact that the selected metrics are well-known and widely accepted as best available to measure and compare the performance of IR techniques.</text:p>
          </table:table-cell>
        </table:table-row>
        <table:table-row table:style-name="ro1">
          <table:table-cell office:value-type="float" office:value="2112.14169" calcext:value-type="float">
            <text:p>2112.14169</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REFERENCES [1] 2020. Replication package. https://anonymous.4open.science/r/fbl-bert-700C/</text:p>
          </table:table-cell>
        </table:table-row>
        <table:table-row table:style-name="ro8">
          <table:table-cell office:value-type="float" office:value="2112.14169" calcext:value-type="float">
            <text:p>2112.14169</text:p>
          </table:table-cell>
          <table:table-cell office:value-type="string" calcext:value-type="string">
            <text:p>package, data</text:p>
          </table:table-cell>
          <table:table-cell office:value-type="float" office:value="156" calcext:value-type="float">
            <text:p>156</text:p>
          </table:table-cell>
          <table:table-cell table:number-columns-repeated="2"/>
          <table:table-cell office:value-type="string" calcext:value-type="string">
            <text:p>3 APPROACH In order to address the above problem constraints, in this paper we investigate the use of a BERT model towards bug localization with changesets as a primary data granularity, which is also preferred by practitioners’ (§2.1)[52]. We specifically selected BERT as it is the state-of-the-art in semantics modeling and extracting contextual information (§2.2). Finally, to ensure that our approach is applicable to large, industry scale repositories (§2.3), we introduce Fast Bug Localization BERT (FBL-BERT), which reduces the search space, such that only promising candidate changesets are considered for neural re-ranking with BERT. In addition, FBL-BERT encodes a bug report and a changeset separately, allowing to compute changeset representations offline and reduce the computational effort per bug report at retrieval time. Replication package is available at [1].</text:p>
          </table:table-cell>
        </table:table-row>
        <table:table-row table:style-name="ro2">
          <table:table-cell office:value-type="float" office:value="2112.14169" calcext:value-type="float">
            <text:p>2112.14169</text:p>
          </table:table-cell>
          <table:table-cell office:value-type="string" calcext:value-type="string">
            <text:p>retrieve</text:p>
          </table:table-cell>
          <table:table-cell office:value-type="float" office:value="43" calcext:value-type="float">
            <text:p>43</text:p>
          </table:table-cell>
          <table:table-cell table:number-columns-repeated="2"/>
          <table:table-cell office:value-type="string" calcext:value-type="string">
            <text:p>artifact is necessary to rank the results retrieved from the corpus. Given the fact that transformer-based models consist of many neural layers and require heavy computation for each sentence, measuring relatedness between the query and the corpus quickly becomes expensive.</text:p>
          </table:table-cell>
        </table:table-row>
        <table:table-row table:style-name="ro26">
          <table:table-cell office:value-type="float" office:value="2112.14169" calcext:value-type="float">
            <text:p>2112.14169</text:p>
          </table:table-cell>
          <table:table-cell office:value-type="string" calcext:value-type="string">
            <text:p>retrieve</text:p>
          </table:table-cell>
          <table:table-cell office:value-type="float" office:value="53" calcext:value-type="float">
            <text:p>53</text:p>
          </table:table-cell>
          <table:table-cell table:number-columns-repeated="2"/>
          <table:table-cell office:value-type="string" calcext:value-type="string">
            <text:p>Bug localization is usually framed as an Information Retrieval (IR) task, where a document (i.e., a software artifact) is retrieved from a corpus-based on a query (i.e., the bug report text). A measure of semantic relatedness between the bug report and the software</text:p>
          </table:table-cell>
        </table:table-row>
        <table:table-row table:style-name="ro19">
          <table:table-cell office:value-type="float" office:value="2112.14169" calcext:value-type="float">
            <text:p>2112.14169</text:p>
          </table:table-cell>
          <table:table-cell office:value-type="string" calcext:value-type="string">
            <text:p>retrieve, code</text:p>
          </table:table-cell>
          <table:table-cell office:value-type="float" office:value="349" calcext:value-type="float">
            <text:p>349</text:p>
          </table:table-cell>
          <table:table-cell table:number-columns-repeated="2"/>
          <table:table-cell office:value-type="string" calcext:value-type="string">
            <text:p>Note that the observed speed improvement is the result of both FBL-BERT and FAISS. More specifically, the training objective of FBL-BERT (i.e., finding most similar embedding vectors) enables using vector similarity search (e.g., FAISS). As a consequence, FAISS can be used to retrieve the 𝐾 best candidates (𝐾 &lt;&lt; 𝑁 , where 𝑁 is #documents) with similar word-level embedding representations that are then re-ranked by FBL-BERT. By re-ranking only 𝐾 documents, the search space becomes significantly reduced, hence decreasing the retrieval time. On the other hand, typical BERT-based pipelines (e.g., TBERT) concatenate bug reports and changesets, and use neural network layers to estimate a relevancy score. This approach precludes pruning the search space via FAISS, therefore, during retrieval a bug report has to be compared to all 𝑁 documents, which in turn increases retrieval delay. Error analysis. To gain more insight into factors that negatively affect the retrieval accuracy of FBL-BERT, we manually analyzed the bug reports for which the model struggles the most. More specifically, we selected all bug reports where the bug-inducing hunk was ranked 50 or worse by FBL-BERT. This resulted in 20 bug reports (𝐵𝑅𝑁 𝐿 = 8, 𝐵𝑅𝑃𝐿 = 3, 𝐵𝑅𝐹 𝐿 = 9) that the authors independently analyzed, contrasting the retrieved hunks to the true bug-inducing hunks in order to devise a set of common issues causing low retrieval accuracy. The authors also examined the most similar terms (and their weights) for both the retrieved and gold set hunks, focusing specifically on the sources of largest differences between the two. Finally, the authors discussed their independent observations and agreed on three common error categories: stack trace/code snippets, comments, and code tokens splitting, where a single bug report can belong to more than one error category. We discuss each of these, in turn.</text:p>
          </table:table-cell>
        </table:table-row>
        <table:table-row table:style-name="ro13">
          <table:table-cell office:value-type="float" office:value="2112.14169" calcext:value-type="float">
            <text:p>2112.14169</text:p>
          </table:table-cell>
          <table:table-cell office:value-type="string" calcext:value-type="string">
            <text:p>retrieve, code, source code, data</text:p>
          </table:table-cell>
          <table:table-cell office:value-type="float" office:value="134" calcext:value-type="float">
            <text:p>134</text:p>
          </table:table-cell>
          <table:table-cell table:number-columns-repeated="2"/>
          <table:table-cell office:value-type="string" calcext:value-type="string">
            <text:p>we noted that the model was misguided by source code comments present in the top-1 retrieved hunk. Since source code comments are formulated in natural language, a highly-contextual model like BERT tends to emphasize their similarity with the bug report as it is also expressed in natural language. For both of the above error categories, we believe that the wholesale removal of the problematic text (i.e, comments from code and code snippets and stack traces from bug reports) would negatively affect the model as it removes both relevant and irrelevant information. Hence, researchers should explore strategies to treat this data separately, perhaps by encoding their content within BERT with special tokens akin to the ARC and ARCL strategies we discuss in this paper.</text:p>
          </table:table-cell>
        </table:table-row>
        <table:table-row table:style-name="ro46" table:visibility="filter">
          <table:table-cell office:value-type="float" office:value="2201.03121" calcext:value-type="float">
            <text:p>2201.03121</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Mutual information is an information-theoretic quantity to measure the relationship between two variables. Because it can capture non-linear dependencies between the variables, the mutual information is widely used in various areas, including unsupervised representation learning (Comon 1994; Tishby, Pereira, and Bialek 2000; Oord, Li, and Vinyals 2018; Hjelm et al. 2019; Sun et al. 2020), generative models (Chen et al. 2016; Qian and Cheung 2019), reinforcement learning (Oord, Li, and Vinyals 2018), and fair supervised learning (Kamishima et al. 2012; Fukuchi, Kamishima, and Sakuma 2015; Ragonesi et al. 2021). However, the exact computation of mutual information between continuous variables is basically not tractable. There exists some non-parametric estimators based on kernel density es timation (Kwak and Choi 2002; Suzuki et al. 2008) to deal with continuous variables, but those are not scalable with high-dimensional or large-scale data. To overcome this limitation, recent works on mutual information estimation focus on training neural network to represent its variational lower bound (Belghazi et al. 2018; Lin et al. 2019; Poole et al. 2019). Our bias measurement takes also advantage of the variational lower bound (Donsker and Varadhan 1975; Belghazi et al. 2018) of conditional mutual information.</text:p>
          </table:table-cell>
        </table:table-row>
        <table:table-row table:style-name="ro6">
          <table:table-cell office:value-type="float" office:value="2201.03121" calcext:value-type="float">
            <text:p>2201.03121</text:p>
          </table:table-cell>
          <table:table-cell office:value-type="string" calcext:value-type="string">
            <text:p>data available, dataset</text:p>
          </table:table-cell>
          <table:table-cell office:value-type="float" office:value="224" calcext:value-type="float">
            <text:p>224</text:p>
          </table:table-cell>
          <table:table-cell table:number-columns-repeated="2"/>
          <table:table-cell office:value-type="string" calcext:value-type="string">
            <text:p>Experimental Setup Datasets We conduct experiments on the three standard benchmarks: CelebA (Liu et al. 2015), Waterbirds (Sagawa et al. 2020a), and FairFace (K¨arkk¨ainen and Joo 2021). CelebA is a large-scale face dataset composed of 202,599 celebrity images with 40 attributes. This dataset is available for non-commercial research purposes. We follow the original train-val-test split (Liu et al. 2015) throughout the experiments. Waterbirds (Sagawa et al. 2020a) is a synthesized dataset with 4,795 training examples, which are created by combining bird images in the CUB dataset (Wah et al. 2011) and background images from the Places dataset (Zhou et al. 2017). Following the setup in (Sagawa et al. 2020a), each image has two attributes; one is the type of bird, {waterbird, landbird} and the other is the background place, {water, land}. FairFace (K¨arkk¨ainen and Joo 2021) is a recently proposed face image dataset containing 108,501 images, which are collected from the YFCC-100M Flickr dataset (Thomee et al. 2016). The dataset has seven race groups2, nine age groups, and two gender groups.</text:p>
          </table:table-cell>
        </table:table-row>
        <table:table-row table:style-name="ro3">
          <table:table-cell office:value-type="float" office:value="2201.03121" calcext:value-type="float">
            <text:p>2201.03121</text:p>
          </table:table-cell>
          <table:table-cell office:value-type="string" calcext:value-type="string">
            <text:p>data, database</text:p>
          </table:table-cell>
          <table:table-cell office:value-type="float" office:value="207" calcext:value-type="float">
            <text:p>207</text:p>
          </table:table-cell>
          <table:table-cell table:number-columns-repeated="2"/>
          <table:table-cell office:value-type="string" calcext:value-type="string">
            <text:p>Xie, L.; Wang, J.; Wei, Z.; Wang, M.; and Tian, Q. 2016. Disturblabel: Regularizing cnn on the loss layer. In CVPR. Zhang, B. H.; Lemoine, B.; and Mitchell, M. 2018. Mitigating unwanted biases with adversarial learning. In AAAI. Zhang, M.; Marklund, H.; Gupta, A.; Levine, S.; and Finn, C. 2020. Adaptive Risk Minimization: A Meta-Learning Approach for Tackling Group Shift. arXiv preprint arXiv:2007.02931. Zhang, Y.; and Sang, J. 2020. Towards Accuracy-Fairness Paradox: Adversarial Example-based Data Augmentation for Visual Debiasing. arXiv preprint arXiv:2007.13632. Zhao, J.; Wang, T.; Yatskar, M.; Ordonez, V.; and Chang, K.-W. 2017. Men also like shopping: Reducing gender bias ampliﬁcation using corpus-level constraints. arXiv preprint arXiv:1707.09457. Zhou, B.; Lapedriza, A.; Khosla, A.; Oliva, A.; and Torralba, A. 2017. Places: A 10 million image database for scene recognition. TPAMI, 40(6): 1452–1464.</text:p>
          </table:table-cell>
        </table:table-row>
        <table:table-row table:style-name="ro14">
          <table:table-cell office:value-type="float" office:value="2201.03121" calcext:value-type="float">
            <text:p>2201.03121</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Imagenet: A large-scale hierarchical image database.</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7: Comparison to the logit-based bias regularization loss on the CelebA dataset with gender bias.</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5: Ablative results for the weight parameter β of the bias regularization loss on the CelebA dataset.</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6: Ablative results for the noise rate ρ in the stochastic label noise on the CelebA dataset.</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1: Experimental results of our debiasing frameworks on the test split of the CelebA dataset. We set gender attribute to the bias variable.</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3: Experimental results on the test split of the Fairface dataset, where age and race are set to target and bias variables, respectively.</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2: Experimental results on the test split of the Waterbirds dataset, where bird type and background place are set to target and bias variables, respectively.</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Results CelebA Table 1 presents the experiment results on the test split of the CelebA dataset. Among all attributes, we choose blond hair, pale skin, and smiling as target variables while gender is used as the bias variable, setting up three different classiﬁcation tasks. We employ two baseline algorithms,</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Figure 2: The t-SNE plots of feature representations from the ResNet-18 models trained with ERM and our debiasing frameworks on the CelebA dataset using the hair color classiﬁcation. We visualize the distribution of samples who have the same target value (blond hair). Blue and orange colors denote different gender values (female and male, respectively).</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aterbirds The results on the Waterbirds dataset are presented in Table 2, where the bird type and the background place are set to target and bias variables, respectively. According to our experiments, the proposed debiasing frameworks consistently produce promising results in this smallscale synthesized dataset. Compared to the CelebA dataset, injecting label noise is less effective to reduce Cobias in this dataset, which is partly due to its small size.</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airFace We also evaluate our frameworks on the FairFace dataset and demonstrate the results in Table 3, where the target is age and the bias is race. Our frameworks still improves both Cobias and group-fairness accuracy when combined with both ERM and Group DRO algorithms. Note that the Cobias scores are particularly small because the FairFace dataset is constructed with an emphasis of balanced race composition, as stated in (K¨arkk¨ainen and Joo 2021).</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blation study To validate the effectiveness of the bias regularization loss and the stochastic label noise scheme, we perform the ablation study on the weight parameter β and the noise rate ρ. Table 5 and 6 show the ablative results on the CelebA dataset with hair color and gender for target and bias variables, respectively. The results show that increasing the weight of the bias regularization loss and the noise rate improves both Cobias and group-fairness accuracy within sufﬁciently wide ranges.</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Group-Fairness Accuracy In classiﬁcation tasks, unbiased accuracy, worst-group accuracy, or accuracy disparity are employed to address nonuniform accuracy and evaluate algorithm fairness and robustness in the presence of dataset bias (Sagawa et al. 2020a; Zhang et al. 2020; Koh et al. 2021; Zhang and Sang 2020). Formally, if Yi ∈ {1, ..., A} and Zi ∈ {1, ..., B} denote the target and bias values of Xi, respectively, then the unbiased accuracy is given by (cid:80) i</text:p>
          </table:table-cell>
        </table:table-row>
        <table:table-row table:style-name="ro13">
          <table:table-cell office:value-type="float" office:value="2201.03121" calcext:value-type="float">
            <text:p>2201.0312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details We use the ResNet-18 (He et al. 2016) pretrained on ImageNet (Deng et al. 2009) as our backbone network for all experiments. We train our models using the stochastic gradient descent method with the Adam optimizer for 50 epoch. The learning rate is 1×10−4, and the batch size is 256. We set a weight decay to 1 × 10−2 for Waterbirds and 1 × 10−4 for the other two datasets. The weight of the bias regularizer β is ﬁxed to 5. The noise rate ρ is set to 0.1 for Waterbirds and 0.2 for the rest. For all methods, we leverage a simple resampling technique based on the class size to alleviate the class imbalance issue. Our algorithms are implemented in the Pytorch (Paszke et al. 2019) framework and all experiments are conducted on a single unit of NVIDIA Titan XP GPU.</text:p>
          </table:table-cell>
        </table:table-row>
        <table:table-row table:style-name="ro22">
          <table:table-cell office:value-type="float" office:value="2201.03121" calcext:value-type="float">
            <text:p>2201.0312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From the perspective of information theory, it is natural that injecting label noise reduces the mutual information between target variable Y and bias variable Z, i.e., I(Z; (cid:101)Y ) &lt; I(Z; Y ). In addition, by adding stochastic label noise, the reduction of mutual information between Y and Z turns out to be more signiﬁcant than that of Y ’s entropy. According to our experiment, the ratio R := I(Z; (cid:101)Y )/I(Y ; (cid:101)Y ) is 0.187 in the absence of label noise with Y = “hair color” and Z = “gender” in the CelebA dataset. However, it decreases when we add several different levels of label noise, and the tendency is consistent in other (Y, Z) pairs if they are correlated. This observation implies that injecting label noise is helpful for alleviating spurious correlation without</text:p>
          </table:table-cell>
        </table:table-row>
        <table:table-row table:style-name="ro6">
          <table:table-cell office:value-type="float" office:value="2201.03121" calcext:value-type="float">
            <text:p>2201.03121</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Analysis Domain generalization scenario We extend our task to domain generalization scenario, where training and test sets belong to different domains. This scenario is realistic because domain and distribution shifts may occur simultaneously. To build this setup, we introduce another variable, other than for target or bias attributes, which is for domain attribute. The examples in the training and test datasets are not supposed to have the same value for the domain variable. For example, if we have a domain attribute, Young, then training examples may be composed of the images with the old (Young = false) while test dataset may contain the images of young people only (Young = true). Since the domain attribute, Young in this case, is correlated to both the target and bias variables, it affects the group distributions in the training and test sets signiﬁcantly and they are not con Table 4: Experimental results in domain generalization setting on the CelebA dataset, where the bias variable is ﬁxed to gender for all settings.</text:p>
          </table:table-cell>
        </table:table-row>
        <table:table-row table:style-name="ro3">
          <table:table-cell office:value-type="float" office:value="2201.03121" calcext:value-type="float">
            <text:p>2201.03121</text:p>
          </table:table-cell>
          <table:table-cell office:value-type="string" calcext:value-type="string">
            <text:p>dataset, data</text:p>
          </table:table-cell>
          <table:table-cell office:value-type="float" office:value="162" calcext:value-type="float">
            <text:p>162</text:p>
          </table:table-cell>
          <table:table-cell table:number-columns-repeated="2"/>
          <table:table-cell office:value-type="string" calcext:value-type="string">
            <text:p>However, the unbiased accuracy may not be a good metric for evaluating the amount of bias in data by itself. Given a baseline model converged sufﬁciently with hair color classiﬁcation on the CelebA dataset, we ﬁx its feature extractor f (·) and ﬁne-tune its classiﬁcation layer h(·) with a simple resampling technique to reduce class imbalance problem. We select gender as a bias variable for evaluation. Although the features in this model remain unchanged even after the ﬁne-tuning phase, it attains a signiﬁcant performance gain, 8% points in the unbiased accuracy and 19% points in the worst-group accuracy. This result implies that the accuracy Estimating Mutual Information To identify the feature-level bias, we ﬁrst introduce the mutual information, which measures the co-dependence between two variables. For random variables X and Y over the space X × Y, the mutual information is deﬁned as</text:p>
          </table:table-cell>
        </table:table-row>
        <table:table-row table:style-name="ro16">
          <table:table-cell office:value-type="float" office:value="2201.03121" calcext:value-type="float">
            <text:p>2201.03121</text:p>
          </table:table-cell>
          <table:table-cell office:value-type="string" calcext:value-type="string">
            <text:p>dataset, data</text:p>
          </table:table-cell>
          <table:table-cell office:value-type="float" office:value="213" calcext:value-type="float">
            <text:p>213</text:p>
          </table:table-cell>
          <table:table-cell table:number-columns-repeated="2"/>
          <table:table-cell office:value-type="string" calcext:value-type="string">
            <text:p>Related Work Facial recognition datasets often contain inevitable biases due to their insufﬁciently controlled data collection process, and consequently, recognition algorithms tend to inherit and even amplify the dataset bias. To address this issue, numerous debiasing frameworks have been proposed for identifying and mitigating the potential risks posed by dataset or algorithmic bias. These frameworks can be categorized in pre-processing (Li and Vasconcelos 2019; Sagawa et al. 2020b; Kamiran and Calders 2012), in-processing (Sagawa et al. 2020a; Sohoni et al. 2020; Wang et al. 2019; Zhang, Lemoine, and Mitchell 2018; Gong, Liu, and Jain 2020; Seo, Lee, and Han 2021; Ragonesi et al. 2021; Wang et al. 2020; Guo et al. 2020), and post-processing (Hardt, Price, and Srebro 2016; Zhao et al. 2017) ones. Pre-processing techniques transform the data distribution to keep the training data balanced across groups, where dataset resampling or reweighting methods (Li and Vasconcelos 2019; Sagawa et al. 2020b; Kamiran and Calders 2012) are usually exploited to balance the distribution by under-sampling the</text:p>
          </table:table-cell>
        </table:table-row>
        <table:table-row table:style-name="ro17">
          <table:table-cell office:value-type="float" office:value="2201.03121" calcext:value-type="float">
            <text:p>2201.03121</text:p>
          </table:table-cell>
          <table:table-cell office:value-type="string" calcext:value-type="string">
            <text:p>dataset, data</text:p>
          </table:table-cell>
          <table:table-cell office:value-type="float" office:value="343" calcext:value-type="float">
            <text:p>343</text:p>
          </table:table-cell>
          <table:table-cell table:number-columns-repeated="2"/>
          <table:table-cell office:value-type="string" calcext:value-type="string">
            <text:p>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 Tishby, N.; Pereira, F. C.; and Bialek, W. 2000. The information bottleneck method. arXiv preprint physics/0004057. Van der Maaten, L.; and Hinton, G. 2008. Visualizing data using t-SNE. Journal of machine learning research, 9(11). Wah, C.; Branson, S.; Welinder, P.; Perona, P.; and Belongie, S. 2011. The caltech-ucsd birds-200-2011 dataset. Wang, T.; Zhao, J.; Yatskar, M.; Chang, K.-W.; and Ordonez, V. 2019. Balanced Datasets Are Not Enough: Estimating and Mitigating Gender Bias in Deep Image Representations. In ICCV. Wang, Z.; Qinami, K.; Karakozis, I. C.; Genova, K.; Nair, P.; Hata, K.; and Russakovsky, O. 2020. Towards fairness in visual recognition: Effective strategies for bias mitigation. In CVPR. Woodward, J. 2005. Making things happen: A theory of causal explanation. Oxford university press.</text:p>
          </table:table-cell>
        </table:table-row>
        <table:table-row table:style-name="ro34">
          <table:table-cell office:value-type="float" office:value="2201.03121" calcext:value-type="float">
            <text:p>2201.0312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Li, Y.; and Vasconcelos, N. 2019. Repair: Removing representation bias by dataset resampling. In CVPR. Lin, X.; Sur, I.; Nastase, S. A.; Divakaran, A.; Hasson, U.; and Amer, M. R. 2019. Data-efﬁcient mutual information neural estimator. arXiv preprint arXiv:1905.03319. Liu, Z.; Luo, P.; Wang, X.; and Tang, X. 2015. Deep learning face attributes in the wild. In ICCV. Oord, A. v. d.; Li, Y.; and Vinyals, O. 2018. Representation learning with contrastive predictive coding. arXiv preprint arXiv:1807.03748. Paszke, A.; Gross, S.; Massa, F.; Lerer, A.; Bradbury, J.; Chanan, G.; Killeen, T.; Lin, Z.; Gimelshein, N.; Antiga, L.; et al. 2019. Pytorch: An imperative style, high-performance deep learning library. In NeurIPS. Poole, B.; Ozair, S.; Van Den Oord, A.; Alemi, A.; and Tucker, G. 2019. On variational bounds of mutual information. 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text:p>
          </table:table-cell>
        </table:table-row>
        <table:table-row table:style-name="ro41">
          <table:table-cell office:value-type="float" office:value="2201.03121" calcext:value-type="float">
            <text:p>2201.03121</text:p>
          </table:table-cell>
          <table:table-cell office:value-type="string" calcext:value-type="string">
            <text:p>dataset, data</text:p>
          </table:table-cell>
          <table:table-cell office:value-type="float" office:value="348" calcext:value-type="float">
            <text:p>348</text:p>
          </table:table-cell>
          <table:table-cell table:number-columns-repeated="2"/>
          <table:table-cell office:value-type="string" calcext:value-type="string">
            <text:p>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 ; and Han, B. 2021. Unsupervised Learning of Debiased Representations with Pseudo-Attributes. arXiv preprint arXiv:2108.02943. Sohoni, N.; Dunnmon, J.; Angus, G.; Gu, A.; and R´e, C. 2020. No Subclass Left Behind: Fine-Grained Robustness in Coarse-Grained Classiﬁcation Problems. 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36" calcext:value-type="float">
            <text:p>336</text:p>
          </table:table-cell>
          <table:table-cell table:number-columns-repeated="2"/>
          <table:table-cell office:value-type="string" calcext:value-type="string">
            <text:p>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 Gong, S.; Liu, X.; and Jain, A. K. 2020. Jointly de-biasing face recognition and demographic attribute estimation. In ECCV. Guo, J.; Zhu, X.; Zhao, C.; Cao, D.; Lei, Z.; and Li, S. Z. 2020. Learning meta face recognition in unseen domains. In CVPR. 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text:p>
          </table:table-cell>
        </table:table-row>
        <table:table-row table:style-name="ro34">
          <table:table-cell office:value-type="float" office:value="2201.03121" calcext:value-type="float">
            <text:p>2201.03121</text:p>
          </table:table-cell>
          <table:table-cell office:value-type="string" calcext:value-type="string">
            <text:p>dataset, data, benchmark</text:p>
          </table:table-cell>
          <table:table-cell office:value-type="float" office:value="344" calcext:value-type="float">
            <text:p>344</text:p>
          </table:table-cell>
          <table:table-cell table:number-columns-repeated="2"/>
          <table:table-cell office:value-type="string" calcext:value-type="string">
            <text:p>References Arjovsky, M.; Bottou, L.; Gulrajani, I.; and Lopez-Paz, D. 2019. Invariant risk minimization. arXiv preprint arXiv:1907.02893. Belghazi, M. I.; Baratin, A.; Rajeshwar, S.; Ozair, S.; Bengio, Y.; Courville, A.; and Hjelm, D. 2018. Mutual information neural estimation. In ICML. Buolamwini, J.; and Gebru, T. 2018. Gender shades: Intersectional accuracy disparities in commercial gender classiﬁcation. In ACM FAccT. Cadene, R.; Dancette, C.; Cord, M.; Parikh, D.; et al. 2019. Rubi: Reducing unimodal biases for visual question answering. In NeurIPS. Calders, T.; Kamiran, F.; and Pechenizkiy, M. 2009. Building classiﬁers with independency constraints. In ICDM. Chen, X.; Duan, Y.; Houthooft, R.; Schulman, J.; Sutskever, I.; and Abbeel, P. 2016. Infogan: Interpretable representation learning by information maximizing generative adversarial nets. In NIPS. Comon, P. 1994. Independent component analysis, a new concept? 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50" calcext:value-type="float">
            <text:p>350</text:p>
          </table:table-cell>
          <table:table-cell table:number-columns-repeated="2"/>
          <table:table-cell office:value-type="string" calcext:value-type="string">
            <text:p>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 Kamishima, T.; Akaho, S.; Asoh, H.; and Sakuma, J. 2012. Fairness-aware classiﬁer with prejudice remover regularizer. In ECML PKDD. K¨arkk¨ainen, K.; and Joo, J. 2021. Fairface: Face attribute dataset for balanced race, gender, and age. In WACV. Kim, P. T. 2016. Data-driven discrimination at work. Wm. &amp; Mary L. Rev., 58: 857. Koh, P. W.; Sagawa, S.; Marklund, H.; Xie, S. M.; Zhang, M.; Balsubramani, A.; Hu, W.; Yasunaga, M.; Phillips, R. L.; Gao, I.; Lee, T.; David, E.; Stavness, I.; Guo, W.; Earnshaw, B. A.; Haque, I. S.; Beery, S.; Leskovec, J.; Kundaje, A.; Pierson, E.; Levine, S.; Finn, C.; and Liang, P. 2021. WILDS: A Benchmark of in-the-Wild Distribution Shifts. arXiv. Kwak, N.; and Choi, C.-H. 2002. Input feature selection by mutual information based on Parzen window. TPAMI, 24(12): 1667–1671.</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4 Sensitivity to training data length and noise</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4 Empirical high-order time-stepping dynamical equations trained from skipped data</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b)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b)𝑾𝑾𝐸𝐸𝐸𝐸𝐸𝐸𝐸𝐸𝐸𝐸𝑾𝑾𝑜𝑜𝐸𝐸𝑜𝑜𝑾𝑾𝑜𝑜𝐸𝐸𝑜𝑜,𝑛𝑛𝑜𝑜𝑛𝑛𝑛𝑛𝑛𝑛𝑛𝑛NVAR-RC: Empirical Data-Driven Time-Stepping Schemes</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XT GENERATION’ RESERVOIR COMPUTING: AN EMPIRICAL DATA-DRIVEN EXPRESSION OF DYNAMICAL EQUATIONS IN TIME-STEPPING FORM</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Given an input data from a 2features R = 1]T and uses a readout operator (or linear output layer) Wout</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reconditioning the computation of Wout was found to be helpful in general and was particularly effective for incorporating higher-order polynomial features by decreasing the condition number. Normalizing data has a similar</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Hsin-Yi Lin and Stephen G Penny. Fourier Reservoir Computing for data-driven prediction of multi-scale coupled quasigeostrophic dynamics. Earth and Space Science Open Archive, December 2021. doi:10.1002/essoar.10509867.1. URL http://www.essoar.org/doi/10.1002/essoar.10509867.1.</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S. Scher. Toward Data-Driven Weather and Climate Forecasting: Approximating a Simple General Circulation Model With Deep Learning. Geophysical Research Letters, 45(22):12,616–12,622, 2018. ISSN 1944-8007. doi:10.1029/2018GL080704. URL https://onlinelibrary.wiley.com/doi/abs/10.1029/2018GL080704. _eprint: https://onlinelibrary.wiley.com/doi/pdf/10.1029/2018GL080704.</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hyperparameters include the highest degree p of the polynomial features and the number of time-lagged steps t for the input. For simplicity, we set α = 0 since we mostly explore NVAR-RC in a perfect data scenario, and applying Tikhonov regularization appears to degrade the performance.</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arc Bocquet, Julien Brajard, Alberto Carrassi, and Laurent Bertino. Data assimilation as a learning tool to infer ordinary differential equation representations of dynamical models. Nonlinear Processes in Geophysics, 26(3): 143–162, July 2019. ISSN 1607-7946. doi:10.5194/npg-26-143-2019. URL https://npg.copernicus.org/ articles/26/143/2019/.</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Jaideep Pathak, Brian Hunt, Michelle Girvan, Zhixin Lu, and Edward Ott. Model-Free Prediction of Large Spatiotemporally Chaotic Systems from Data: A Reservoir Computing Approach. Physical Review Letters, 120(2): 024102, January 2018. doi:10.1103/PhysRevLett.120.024102. URL https://link.aps.org/doi/10.1103/ PhysRevLett.120.024102. Publisher: American Physical Society.</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4: Comparisons of VPT of L63 with Euler scheme for different combinations of additive noise magnitude n and length of the training data. The training data length was reduced to the division div of the total 4000 MTU (400,000 steps). The shortest training length tested was 15 MTU (div = 256; 1,500 step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0510152025Valid prediction time (MTU)n=0, div=1n=0, div=4n=0, div=16n=0, div=64n=0, div=256n=0.0001, div=1n=0.0001, div=4n=0.0001, div=16n=0.0001, div=64n=0.0001, div=256n=0.001, div=1n=0.001, div=4n=0.001, div=16n=0.001, div=64n=0.001, div=256n=0.01, div=1n=0.01, div=4n=0.01, div=16n=0.01, div=64n=0.01, div=256n=0.1, div=1n=0.1, div=4n=0.1, div=16n=0.1, div=64n=0.1, div=256datasetNVAR-RC: Empirical Data-Driven Time-Stepping Schem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Steven L. Brunton, Joshua L. Proctor, and J. Nathan Kutz. Discovering governing equations from data by sparse identiﬁcation of nonlinear dynamical systems. Proceedings of the National Academy of Sciences, 113(15):3932– 3937, April 2016. ISSN 0027-8424, 1091-6490. doi:10.1073/pnas.1517384113. URL https://www.pnas.org/ content/113/15/3932. Publisher: National Academy of Sciences Section: Physical Scienc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d)b)e)c)f)Data: RK2Features:1,𝑥𝑥1,𝑥𝑥2,𝑥𝑥3,𝑥𝑥12,𝑥𝑥22,𝑥𝑥32,𝑥𝑥1𝑥𝑥2,𝑥𝑥1𝑥𝑥3,𝑥𝑥2𝑥𝑥3Data: RK2Features:1,𝑥𝑥1,𝑥𝑥2,𝑥𝑥3,𝑒𝑒−𝑥𝑥1,𝑒𝑒−𝑥𝑥2,𝑒𝑒−𝑥𝑥3Data: EulerFeatures:1,𝑥𝑥1,𝑥𝑥2,𝑥𝑥3,𝑒𝑒−𝑥𝑥1,𝑒𝑒−𝑥𝑥2,𝑒𝑒−𝑥𝑥3NVAR-RC: Empirical Data-Driven Time-Stepping Schem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Wout = YRT (RRT + αI)−1, where I is the identity matrix. The Tikhonov parameter α &gt; 0 helps to avoid overﬁtting and decreases the condition number of ill-posed problems, with a tradeoff of introducing a tolerable amount of bias. Note that setting α &gt; 0 decreases the ﬁt to data and hence degrades the result for the problems that are noise-free and not ill-pos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Marc Bocquet, Julien Brajard, Alberto Carrassi, and Laurent Bertino. Bayesian inference of chaotic dynamics by merging data assimilation, machine learning and expectation-maximization. Foundations of Data Science, 2(1): 55, 2020. doi:10.3934/fods.2020004. URL https://www.aimsciences.org/article/doi/10.3934/fods. 2020004. Company: Foundations of Data Science Distributor: Foundations of Data Science Institution: Foundations of Data Science Label: Foundations of Data Science Publisher: American Institute of Mathematical Scienc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Visualization of the data-driven NVAR-RC readout matrices and the differences from their corresponding WEuler matrices that were derived from the Euler time-stepping equations, for (a) WL63 out as computed for the L63 system, (b) WL96 as computed for the normalized L63 system. The WEuler entries are annotated on the corresponding grids for (a) L63 and (b) L96-6D systems. For clarity, the WEuler for the normalized L63 is shown in Table 1.</text:p>
          </table:table-cell>
        </table:table-row>
        <table:table-row table:style-name="ro10" table:visibility="filter">
          <table:table-cell office:value-type="float" office:value="2201.05193" calcext:value-type="float">
            <text:p>2201.05193</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In this section, we introduce a framework that draws a direct connection between the NVAR-RC readout operator Wout and the underlying dynamical equations together with the speciﬁc numerical integration scheme used to generate the training data. In this study, we focus on two classic dynamical systems: the Lorenz 1963 model (L63) [Lorenz, 1963] and the Lorenz 1996 model (L96) [Lorenz and Emanuel, 1998]. For simplicity, we show examples using the 1st order forward Euler scheme unless otherwise stat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Stephen G. Penny, Timothy A. Smith, Tse-Chun Chen, Jason A. Platt, Hsin-Yi Lin, Michael Goodliff, and Henry D. I. Abarbanel. Integrating Recurrent Neural Networks with Data Assimilation for Scalable Data-Driven State Estimation. arXiv:2109.12269 [physics], September 2021. URL http://arxiv.org/abs/2109.12269. arXiv: 2109.12269. Floris Takens. Detecting strange attractors in turbulence. In David Rand and Lai-Sang Young, editors, Dynamical Systems and Turbulence, Warwick 1980, Lecture Notes in Mathematics, pages 366–381, Berlin, Heidelberg, 1981. Springer. ISBN 978-3-540-38945-3. doi:10.1007/BFb0091924.</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Note that the NVAR-RC setup is quite similar to the Sparse Identiﬁcation of Nonlinear Dynamics (SINDy) algorithm developed by Brunton et al. [2016]. The major difference is that SINDy regress-ﬁts the "functional library" (R in NVAR-RC) to the derivative of the measured variables (Y in NVAR-RC) as opposed to the variables in the next time step as in NVAR-RC. In this way, NVAR-RC can be viewed as the mapping version of SINDy. One advantage of NVAR-RC over SINDy is that the numerical approximation to derivatives from the data is not required.</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Next generation reservoir computing based on nonlinear vector autoregression (NVAR) is applied to emulate simple dynamical system models and compared to numerical integration schemes such as Euler and the 2nd order Runge-Kutta. It is shown that the NVAR emulator can be interpreted as a data-driven method used to recover the numerical integration scheme that produced the data. It is also shown that the approach can be extended to produce high-order numerical schemes directly from data. The impacts of the presence of noise and temporal sparsity in the training set is further examined to gauge the potential use of this method for more realistic applications.</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NVAR-RC can be viewed as a mapping form of the SINDy algorithm, since both perform nonlinear vector autoregression (NVAR) from a functional library for dynamics identiﬁcation. The only difference is that NVAR-RC (re)constructs the dynamical equations in time-stepping form while SINDy operates in differential form by approximating the derivatives from data. By drawing this connection, we have started to explore extending the NVAR-RC’s functional library beyond polynomial features to include more special functions and transformations of features. One successful example was given by Lin and Penny [2021], where a traditional RC was trained in spectral space and successfully emulated a</text:p>
          </table:table-cell>
        </table:table-row>
        <table:table-row table:style-name="ro4" table:visibility="filter">
          <table:table-cell office:value-type="float" office:value="2201.05193" calcext:value-type="float">
            <text:p>2201.051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Figure 2: Comparisons of valid prediction time (VPT) from the derived WEuler and NVAR-RC Wout with and without the 0th degree bias feature on predicting L63(left), L96-6D (center), and normalized L63 (right). Note that using WEuler makes almost perfect prediction up to the length of testing data (25 MTU or 22 Lyapunov time for both L63 and L96-6D), while the NVAR-RC with the bias feature is also exceedingly skillful up to about 23 MTU. Excluding the bias feature in NVAR-RC degrades the performance signiﬁcantly for the normalized L63 and L96-6D prediction, while performance is only slightly degraded for the L63 prediction.</text:p>
          </table:table-cell>
        </table:table-row>
        <table:table-row table:style-name="ro29" table:visibility="filter">
          <table:table-cell office:value-type="float" office:value="2201.05193" calcext:value-type="float">
            <text:p>2201.05193</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We like to note here that the preconditioning is especially important for successful computation of Wout since the variables oscillate with a magnitude of 20-50 and the exponential of the variables leads to severely ill-conditioned estimation of Wout. Also, in this case, normalizing data changes the behavior of the exponential function as it is sensitive to the magnitude of the input and leads to a NVAR-RC with poor performance if converging at all. Another issue about generalizing the inclusion of special functions is the estimation of coefﬁcients within the function, for example c from ecx. Here we avoid this problem by prescribing the −1 from e−x in Colpitts Oscillator equations. While it is possible to estimate the coefﬁcients using gradient-descend methods, it is not clear how it can be done using the least-squares regression.</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In this study, we examined to some extent how noise in the training data affects the NVAR-RC performance. The results show reasonable degradation in performance as noise level increases. A potential route for mitigating the negative impact of noisy data would be integrating NVAR-RC and data assimilation for simultaneously mitigating errors in the data while training the NVAR-RC model. Recently, we have shown that data assimilation can synchronize the standard RC using partial and noisy observations [Penny et al., 2021]. A number of recent studies [e.g., Bocquet et al., 2019, 2020] have focused on joint estimation of state and surrogate model parameters from partial and noisy data for inferring the dynamical model in differential form. It may be worth exploring a similar approach using NVAR-RC for it represents not only the dynamical equations but the underlying time integration scheme.</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Here we show the sensitivity of NVAR-RC performance for predicting L63 to the training data length and noise in Figure 4. From a total of 4000 MTU of training data, we gradually decrease the data length by division of 1, 4, 16, 64, and 256. For noise-free data, the training length does not seem to change the NVAR-RC performance, which is not surprising as the training process is merely ﬁtting a small number of entries in Wout (e.g., 30 entries for L63 using the 2nd degree polynomial features with no time-lag) from a data length larger than at least 1500 time steps. As the additive noise level increases, the NVAR-RC VPT decreases from the almost perfect 23 MTU to around 5-15 MTU for smaller noises. For noise level of 0.1, the VPT is only around 2 MTU. The results show that NVAR-RC reasonably degrades in the case of noisy data and is more or less insensitive to the training data length when it is signiﬁcantly larger then the size of Wout.</text:p>
          </table:table-cell>
        </table:table-row>
        <table:table-row table:style-name="ro30" table:visibility="filter">
          <table:table-cell office:value-type="float" office:value="2201.05193" calcext:value-type="float">
            <text:p>2201.0519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For applications to high-dimensional spatially extended physical systems, a sparse Wout would be expected (given the correct features are included). In most classical dynamics (e.q., ﬂuid dynamics), the contributing processes in short-term prediction are mostly local. It would be more accurate and efﬁcient to apply localization to Wout (i.e. by explicitly setting the spatially distant interactions to zero, e.g. Liu and Jin [2021]). In addition, a homogeneity assumption can be applied for systems with spatially symmetric processes. For example, the Wout of the L96-6D system is a concatenation of multiple diagonal matrices with shifts corresponding to the highly localized and symmetric diffusion and advection processes. As a result, the estimation of the Wout can be reduced to a single column vector (symmetry in space) with a smaller row size (locality in dynamics). The localized nature could also be viewed as analogous to the kernel of the convolutional neural network. Bocquet et al. [2019] provided similar discussion of the locality and homogeneity for inferring dynamics in differential form from data assimilation.</text:p>
          </table:table-cell>
        </table:table-row>
        <table:table-row table:style-name="ro46" table:visibility="filter">
          <table:table-cell office:value-type="float" office:value="2201.05193" calcext:value-type="float">
            <text:p>2201.05193</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2 compares the prediction performance using WEuler as derived from equations against the NVAR-RC Wout either with or without the bias feature. The prediction using WEuler is almost perfect for the entire 25 MTU test period for all the samples, while the NVAR-RC with the bias feature produces exceedingly skillful predictions up to about 23 MTU. This is because the WEuler produces essentially the same set of equations as the Euler scheme that was used to generate the data (with some round-off errors). In a sense, the WEuler is the correct answer for NVAR-RC but the small errors (&lt; 10−10) in Wout accumulate over each iteration leading to the forecast divergence at 23 MTU. The linear regression of NVAR-RC effectively ‘discovers’ the Euler time-stepping equations, with some estimation error. Excluding the bias feature degrades the performance signiﬁcantly for L96-6D but remains a similar VPT for L63. This corresponds to the dynamical equations in the time-stepping form where the L96-6D presents a nonzero contribution from the bias feature that comes from the forcing F in the dynamical equations. This helps to explain the results of Platt [in prep.] who showed that including a bias term in the standard RC can produce dramatic improvements, especially for the L96 system.</text:p>
          </table:table-cell>
        </table:table-row>
        <table:table-row table:style-name="ro46" table:visibility="filter">
          <table:table-cell office:value-type="float" office:value="2201.05193" calcext:value-type="float">
            <text:p>2201.05193</text:p>
          </table:table-cell>
          <table:table-cell office:value-type="string" calcext:value-type="string">
            <text:p>data</text:p>
          </table:table-cell>
          <table:table-cell office:value-type="float" office:value="239" calcext:value-type="float">
            <text:p>239</text:p>
          </table:table-cell>
          <table:table-cell table:number-columns-repeated="2"/>
          <table:table-cell office:value-type="string" calcext:value-type="string">
            <text:p>effect on NVAR-RC, but this also changes the time-stepping dynamical equation. A widely used normalization centers each variable to its time mean value and scales the standard deviation to one. A more general form of this transformation can be expressed by letting u = u + kuu(cid:48) , where u, u, ku , and u(cid:48) are the original variable, centering constant, scaling factor, and the normalized variable. Using the Lorenz 63 system as an example, we can derive again the time-stepping equations by applying such a transformation to equation 4. The resulting WL63norm for the normalized Lorenz 63 system formulated with the Euler scheme is shown in Table 1. Note that there are more non-zero entries in this new WEuler compared to the non-normalized form. It is generally the case that normalization produces more nonzero entries if there are 2nd (or higher) degree polynomials on the right-hand side of the dynamical equation, and the centering constant u is nonzero. Among the differences, the most obvious new entries are the ones associated with the bias features, showing that additional bias features are now required after normalization. From the perspective of dynamics identiﬁcation, it may be preferable to apply the preconditioning technique over standard data normalization to avoid introducing these new complicating terms.</text:p>
          </table:table-cell>
        </table:table-row>
        <table:table-row table:style-name="ro43" table:visibility="filter">
          <table:table-cell office:value-type="float" office:value="2201.05193" calcext:value-type="float">
            <text:p>2201.05193</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Because the numerical scheme is also identiﬁed, the time-stepping equation inferred using NVAR-RC generally provides better prediction skill versus the identiﬁcation of dynamics in differential form in the case when the identiﬁed surrogate model uses a different integration scheme than that which is used to generate the data. This apparent ‘beneﬁt’ in performance comes with a trade-off of reduced interpretability, in particular for high-order schemes. The right-hand side of the original dynamical equations in differential form becomes intractable in the time-stepping form when going from the 1st order Euler scheme to higher-order schemes as more higher-degree polynomial features start to emerge. On the other hand, we showed that when training with skipped data (i.e., a coarser temporal resolution), the NVAR-RC was able to construct an empirical high-order time-stepping scheme with a step size several times larger than the numerical integration time step originally used to generate the data. It achieved this by using higher-degree polynomial features and time-lag information to result in quite astonishing prediction skill (VPT &gt; 10 MTU). There is a tradeoff between the number of iterations and the computational cost for a single iteration for this empirical skip-prediction. As opposed to some high-order multistage time integration schemes (e.g., Runge-Kutta methods) that have serial dependence on previous stages, such a skip-prediction could be desirable from the perspective of producing high performance surrogate models since the required computations are parallelizable matrix operations.</text:p>
          </table:table-cell>
        </table:table-row>
        <table:table-row table:style-name="ro15">
          <table:table-cell office:value-type="float" office:value="2201.05193" calcext:value-type="float">
            <text:p>2201.05193</text:p>
          </table:table-cell>
          <table:table-cell office:value-type="string" calcext:value-type="string">
            <text:p>data available, data</text:p>
          </table:table-cell>
          <table:table-cell office:value-type="float" office:value="4" calcext:value-type="float">
            <text:p>4</text:p>
          </table:table-cell>
          <table:table-cell table:number-columns-repeated="2"/>
          <table:table-cell office:value-type="string" calcext:value-type="string">
            <text:p>Impact of normalizing data</text:p>
          </table:table-cell>
        </table:table-row>
        <table:table-row table:style-name="ro37">
          <table:table-cell office:value-type="float" office:value="2201.05193" calcext:value-type="float">
            <text:p>2201.05193</text:p>
          </table:table-cell>
          <table:table-cell office:value-type="string" calcext:value-type="string">
            <text:p>data available, dataset, data</text:p>
          </table:table-cell>
          <table:table-cell office:value-type="float" office:value="220" calcext:value-type="float">
            <text:p>220</text:p>
          </table:table-cell>
          <table:table-cell table:number-columns-repeated="2"/>
          <table:table-cell office:value-type="string" calcext:value-type="string">
            <text:p>generated using the Euler numerical integration scheme. Motivated by the half-timestep approach commonly adopted in higher-order schemes, such as the Runge-Kutta methods, we explore whether NVAR-RC is able to construct an empirical high-order integration scheme in time-stepping form that predicts well the same data with a step size larger than multiple model integration time steps. In realistic applications, the temporal resolution of a stored output data that is available for training is usually larger than the timestep used by the numerical integration scheme (e.g., climate model simulations and reanalysis datasets). In addition, an important use case for ML emulators, including NVAR-RC, is to form a surrogate of the costly model in applications such as generating long climate simulations [e.g., Scher, 2018, Scher and Messori, 2019] and estimating forecast uncertainty from a large ensemble of realizations [Penny et al., 2021]. It would be useful for NVAR-RC to learn a high-order time-stepping representation with a step size larger than the model integration time step to reduce the run time. We note that it would be challenging for a human to design such a customized empirical high-order time-stepping scheme that matches the data frequency with a larger step size.</text:p>
          </table:table-cell>
        </table:table-row>
        <table:table-row table:style-name="ro15">
          <table:table-cell office:value-type="float" office:value="2201.05193" calcext:value-type="float">
            <text:p>2201.05193</text:p>
          </table:table-cell>
          <table:table-cell office:value-type="string" calcext:value-type="string">
            <text:p>data, data https</text:p>
          </table:table-cell>
          <table:table-cell office:value-type="float" office:value="27" calcext:value-type="float">
            <text:p>27</text:p>
          </table:table-cell>
          <table:table-cell table:number-columns-repeated="2"/>
          <table:table-cell office:value-type="string" calcext:value-type="string">
            <text:p>Reduced Dimension, BiophysbioRxiv, page 2021.12.03.471194, December ical Neuron Models Constructed From Observed Data. 2021. doi:10.1101/2021.12.03.471194. URL https://www.biorxiv.org/content/10.1101/2021.12.03. 471194v1.</text:p>
          </table:table-cell>
        </table:table-row>
        <table:table-row table:style-name="ro11">
          <table:table-cell office:value-type="float" office:value="2201.05193" calcext:value-type="float">
            <text:p>2201.0519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2.3 Cross-validation on datasets using different integration scheme</text:p>
          </table:table-cell>
        </table:table-row>
        <table:table-row table:style-name="ro1">
          <table:table-cell office:value-type="float" office:value="2201.05193" calcext:value-type="float">
            <text:p>2201.0519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he previous section, we showed that NVAR-RC empirically discovers the dynamical equations in Euler timestepping form without any prior knowledge about the chosen time integration scheme, when using a training dataset</text:p>
          </table:table-cell>
        </table:table-row>
        <table:table-row table:style-name="ro13">
          <table:table-cell office:value-type="float" office:value="2201.05193" calcext:value-type="float">
            <text:p>2201.05193</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It is worth-noting that the time-lag information plays two roles in NVAR-RC. The ﬁrst role as noted widely in the literature is for generating an embedding of the attractor provided by Taken’s embedding theorem [Takens, 1981]. This role may be more important in the case of reconstructing a partially observed system where the information of the unmeasured states is contained in the time-lags. In addition, the time-lags also allows for NVAR-RC to learn multi-step integration schemes such as the 2nd order Adam-Bashforth scheme used in Figure 3. In this paper, the second role may be dominant as all the dynamical systems are fully observed. This is also indicated by the fact that the number of time-lags t &gt; 0 is only beneﬁcial for the AB2 dataset and the skip-prediction task.</text:p>
          </table:table-cell>
        </table:table-row>
        <table:table-row table:style-name="ro24">
          <table:table-cell office:value-type="float" office:value="2201.05193" calcext:value-type="float">
            <text:p>2201.05193</text:p>
          </table:table-cell>
          <table:table-cell office:value-type="string" calcext:value-type="string">
            <text:p>dataset</text:p>
          </table:table-cell>
          <table:table-cell office:value-type="float" office:value="185" calcext:value-type="float">
            <text:p>185</text:p>
          </table:table-cell>
          <table:table-cell table:number-columns-repeated="2"/>
          <table:table-cell office:value-type="string" calcext:value-type="string">
            <text:p>In ﬁgure 6, we show the results of a grid-search through different hyperparameter combinations of the highest degree p of polynomial features and the number of time-lags t for each skip size. The p = 2, t = 0 NVAR-RC shows the baseline for 0 skip size, which is the best performing NVAR-RC for the Euler dataset (2nd degree polynomial features with 0 time-lag), predicting up to 24 MTU. It is intuitive that the VPT of the optimized NVAR-RC (highlighted with yellow boxes) decreases as the skip size increases, but in general the optimized VPT remains larger than 10 MTU for the preconditioned NVAR-RC. Without preconditioning, it is difﬁcult to make use of the higher-degree polynomial features and the larger skip sizes experiment results in VPT less than 5 MTU. The optimized parameters show that the highest degree p of polynomial features (and sometimes number of time-lags t) required for good performance also increases with the skip size, but further increasing p and t results in degradation.</text:p>
          </table:table-cell>
        </table:table-row>
        <table:table-row table:style-name="ro10">
          <table:table-cell office:value-type="float" office:value="2201.05193" calcext:value-type="float">
            <text:p>2201.05193</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Figure 5: (a)-(c) Predicted attractors of the Colpitts Oscillator from NVAR-RCs trained from different datasets with different features in R. Note that the preconditioning was necessary for including the 2nd degree polynomial terms and the exponential functions in the features. (d)-(f) True (orange) and predicted (blue) trajectories from the NVAR-RCs with different features and using datasets generated from different integration schemes. The training data length is 1000 MTU (100,000 steps; 72 Lyapunov time)</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00" calcext:value-type="float">
            <text:p>100</text:p>
          </table:table-cell>
          <table:table-cell table:number-columns-repeated="2"/>
          <table:table-cell office:value-type="string" calcext:value-type="string">
            <text:p>Figure 3 (b) cross-validates the best performing NVAR-RC from (a) on predicting test data generated from different numerical schemes. It is clear that the valid prediction time is large (e.g., &gt; 10M T U ) when the training and testing numerical schemes are the same. In the case where the two are inconsistent, astonishingly poor performance appears. It has a general implication that data-driven methods could overﬁt the data in the sense that it learns the underlying numerical scheme and generalizes poorly to a dataset that uses other schemes.</text:p>
          </table:table-cell>
        </table:table-row>
        <table:table-row table:style-name="ro12">
          <table:table-cell office:value-type="float" office:value="2201.05193" calcext:value-type="float">
            <text:p>2201.05193</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We examine this potential use case by training NVAR-RCs on the L63 dataset with skip sizes of 0, 1, 2, 4, and 8. The experimental setup is the same as before, except for the training data length. Here we consider the training process as a ﬁtting problem of the Wout entries and try to compare fairly by making the training data length proportional to the number of features. We use 1 MTU of data for training each feature, for example, a 10-feature NVAR-RC would be trained with 10 MTU of data.</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15" calcext:value-type="float">
            <text:p>115</text:p>
          </table:table-cell>
          <table:table-cell table:number-columns-repeated="2"/>
          <table:table-cell office:value-type="string" calcext:value-type="string">
            <text:p>Having derived WEuler for both systems, we now compare the NVAR-RC based Wout that is trained by performing a least-square ﬁt to the data. Note that the Euler scheme is used to generate both the training and testing data, using a time integration step size of 0.01 for both L63 and L96-6D. We use a training data length of 400 model time units (MTU). To obtain robust test results, we generated 100 samples distributed at different points over the attractor to create 100 different 25 MTU test datasets. The prediction skill metric is the valid prediction time (VPT) deﬁned as the time T when</text:p>
          </table:table-cell>
        </table:table-row>
        <table:table-row table:style-name="ro13">
          <table:table-cell office:value-type="float" office:value="2201.05193" calcext:value-type="float">
            <text:p>2201.05193</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Figure 3: (a) Distribution of valid prediction time from the 100 test samples of L96-6D using NVAR-RC with different combinations of hyperparameters trained and tested against datasets generated by Euler (top), 2nd order Adam-Bashforth (AB2; middle), and 2nd order 2-stage Runge-Kutta (RK2; bottom) numerical integration schemes. The best performing combination of hyperparameters for each dataset is highlighted in bold. (b) Cross-validation of the best performing NVAR-RC (bolded selections in (a)) trained and tested using all combinations of the three different datasets. The histograms show the distribution of VPT for the 100 test samples. The NVAR-RC performs poorly when the numerical scheme used to generate the test data is inconsistent with the scheme used to generate the training data.</text:p>
          </table:table-cell>
        </table:table-row>
        <table:table-row table:style-name="ro16">
          <table:table-cell office:value-type="float" office:value="2201.05193" calcext:value-type="float">
            <text:p>2201.05193</text:p>
          </table:table-cell>
          <table:table-cell office:value-type="string" calcext:value-type="string">
            <text:p>dataset, data</text:p>
          </table:table-cell>
          <table:table-cell office:value-type="float" office:value="187" calcext:value-type="float">
            <text:p>187</text:p>
          </table:table-cell>
          <table:table-cell table:number-columns-repeated="2"/>
          <table:table-cell office:value-type="string" calcext:value-type="string">
            <text:p>We have identiﬁed the connection between the NVAR-RC Wout and the dynamical equations in time-stepping form, both of which are inevitably connected via the underlying numerical integration scheme. This has a broader implication that data-driven methods in general could overﬁt the training data in the sense that the resulting models could be speciﬁc to the numerical methods used to generate the data. When cross-validating the trained data-driven methods to make predictions with test data generated by different numerical schemes, the prediction skill degrades severely. This result gives a warning that one must be careful when developing data-driven models with simulated datasets (that are imprinted by the numerical scheme). Note that the issue is not speciﬁc to the NVAR-RC, but emerges as data-driven methods push the limit of VPT such that the underlying time integration scheme becomes important. However this property also presents an opportunity, in that the NVAR-RC empirically ‘learns’ a numerical integration scheme that best ﬁts the data taken from nature, which may be a challenge if designed by a human.</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195" calcext:value-type="float">
            <text:p>195</text:p>
          </table:table-cell>
          <table:table-cell table:number-columns-repeated="2"/>
          <table:table-cell office:value-type="string" calcext:value-type="string">
            <text:p>Since the NVAR-RC has a deep connection to the underlying numerical integration scheme used for generating data, it is natural to examine how the best-performing if not optimal conﬁgurations of NVAR-RC changes with different numerical schemes and cross-validate an NVAR-RC optimized for one numerical scheme against data from another scheme. Figure 3 (a) shows the distribution of the valid prediction time for L96-6D for different combinations of hyperparameters and numerical schemes. As shown earlier, the 2nd degree polynomial features with no time-lag performs the best for the Euler dataset. For 2nd order Adam-Bashforth (AB2) scheme, 1 time-lag is required for the best performance since the scheme itself uses one previous step for advancing. To best predict the 2nd order 2-stage Runge-Kutta (RK2) dataset, the 4th degree polynomial features are required, which is consistent to the corresponding time-stepping equations (not shown). It is worth noting that the best performance is achieved by providing the necessary features, and including more unnecessary features will allow for more error in the entries of bigger Wout that degrades the performance.</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202" calcext:value-type="float">
            <text:p>202</text:p>
          </table:table-cell>
          <table:table-cell table:number-columns-repeated="2"/>
          <table:table-cell office:value-type="string" calcext:value-type="string">
            <text:p>Figure 5 shows the performance of NVAR-RCs with different conﬁgurations on reconstruction of the attractor of Colpitts Oscillator and on the prediction in testing dataset. Using standard 2nd degree polynomial features, NVAR-RC trained from RK2 data yields an attractor that appears similar but with a larger scale. The prediction diverges from truth almost immediately. Intuitively, the poor performance is expected since there presents an exponential term on the right-hand side of the dynamical equation. At best, the NVAR-RC constructs a 2nd order approximation to the exponential term. The 2nd order approximation error builds up quickly over few iterations and lead to the poor performance. When replacing the 2nd degree polynomial features with the exponential of all variables, the resulting NVAR-RC gives attractor that appears indistinguishable from the truth to the human eye. The prediction tracks well with the true trajectory for about 50 MTU (∼ 3.6 Lyapunov time). Switching to training and testing on the Euler dataset does not seem to change the attractor, but the valid prediction time is extended by a factor of 5 to beyond 250 MTU (∼ 18 Lyapunov time).</text:p>
          </table:table-cell>
        </table:table-row>
        <table:table-row table:style-name="ro1">
          <table:table-cell office:value-type="float" office:value="2201.11826" calcext:value-type="float">
            <text:p>2201.11826</text:p>
          </table:table-cell>
          <table:table-cell office:value-type="string" calcext:value-type="string">
            <text:p>benchmark</text:p>
          </table:table-cell>
          <table:table-cell office:value-type="float" office:value="38" calcext:value-type="float">
            <text:p>38</text:p>
          </table:table-cell>
          <table:table-cell table:number-columns-repeated="2"/>
          <table:table-cell office:value-type="string" calcext:value-type="string">
            <text:p>[16] Francesco Barbieri, Jos´e Camacho-Collados, Leonardo Neves, and Luis Espinosa Anke, “Tweeteval: Uniﬁed benchmark and comparative evaluation for tweet classiﬁcation,” CoRR, vol. abs/2010.12421, 2020.</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here Cov denotes the co-variance, σ and µ denote the sample variance and mean, respectively. During model training, these statistics are computed on mini-batches of data.</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2] S Maghilnan and M Rajesh Kumar, “Sentiment analysis on speaker speciﬁc speech data,” in 2017 International Conference on Intelligent Computing and Control (I2C2), 2017, pp. 1–5.</text:p>
          </table:table-cell>
        </table:table-row>
        <table:table-row table:style-name="ro15"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7] Alex Graves, Santiago Fern´andez, Faustino Gomez, and J¨urgen Schmidhuber, “Connectionist temporal classiﬁcation: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1] Daniel S. Park, William Chan, Yu Zhang, Chung-Cheng Chiu, Barret Zoph, Ekin D. Cubuk, and Quoc V. Le, “Specaugment: A simple data augmentation method for automatic speech recognition,” Interspeech 2019, Sep 2019.</text:p>
          </table:table-cell>
        </table:table-row>
        <table:table-row table:style-name="ro29" table:visibility="filter">
          <table:table-cell office:value-type="float" office:value="2201.11826" calcext:value-type="float">
            <text:p>2201.11826</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Deep) neural network-based models have been a popular choice for SER in recent years [5, 6, 7]. However, training a Neural Network for SER requires a large training corpus, and non-neutral emotions are rare in speech. Recent work has addressed this limitation by pre-training on speech tasks, such as ASR [5, 8] or Speaker Identiﬁcation [9, 10]. In this work, we propose a novel pre-training approach for SER. The proposed pre-training consists of building a “Sentimentaware ASR” (SA2SR). The training of SA2SR objective is a combination of ASR and text-based sentiment classiﬁcation, where the text sentiment labels are generated from a trained text sentiment model. This approach allows us to amass a large amount of text sentiment labels for speech data, and the effectiveness of these labels on improving SER is validated in our experiments.</text:p>
          </table:table-cell>
        </table:table-row>
        <table:table-row table:style-name="ro2">
          <table:table-cell office:value-type="float" office:value="2201.11826" calcext:value-type="float">
            <text:p>2201.11826</text:p>
          </table:table-cell>
          <table:table-cell office:value-type="string" calcext:value-type="string">
            <text:p>database</text:p>
          </table:table-cell>
          <table:table-cell office:value-type="float" office:value="63" calcext:value-type="float">
            <text:p>63</text:p>
          </table:table-cell>
          <table:table-cell table:number-columns-repeated="2"/>
          <table:table-cell office:value-type="string" calcext:value-type="string">
            <text:p>[15] Carlos Busso, Murtaza Bulut, Chi-Chun Lee, Abe Kazemzadeh, Emily Mower, Samuel Kim, Jeannette N Chang, Sungbok Lee, and Shrikanth S Narayanan, “Iemocap: Interactive emotional dyadic motion capture database,” Language Resources and Evaluation, vol. 42, no. 4, pp. 335–359, 2008.</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roposed a novel pre-training method that utilizes proxy sentiment labels to aid ASR pre-training for SER. As textsentiment and speech-emotion are correlated, this way we train speech representations capturing both phonetic and emotion-relevant info. We evaluated the proposed method on the MSP-Podcast dataset achieving state of the art performance on the challenging valence dimension.</text:p>
          </table:table-cell>
        </table:table-row>
        <table:table-row table:style-name="ro2">
          <table:table-cell office:value-type="float" office:value="2201.11826" calcext:value-type="float">
            <text:p>2201.1182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e test this correspondence between text-based sentiment and valence on the IEMOCAP dataset [15] and use a pretrained text sentiment analysis (Roberta [16]) to get the sentiment labels: negative, positive, neutral. Table 1 shows the confusion matrix between text sentiment classes and speech emotion, with the dominant speech emotion highlighted in red</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o start, we test the effectiveness of ASR trained features for SER. Some previous work, for example [5, 8], reported limited transferability between ASR and SER. In our experiments, however, we found ASR features to be quite effective. It is possible that the differences are due to the large pre-training dataset (full Librispeech) and modern model architectures such as bidirectional LSTM and transformers.</text:p>
          </table:table-cell>
        </table:table-row>
        <table:table-row table:style-name="ro28">
          <table:table-cell office:value-type="float" office:value="2201.11826" calcext:value-type="float">
            <text:p>2201.11826</text:p>
          </table:table-cell>
          <table:table-cell office:value-type="string" calcext:value-type="string">
            <text:p>dataset, dataset provided</text:p>
          </table:table-cell>
          <table:table-cell office:value-type="float" office:value="63" calcext:value-type="float">
            <text:p>63</text:p>
          </table:table-cell>
          <table:table-cell table:number-columns-repeated="2"/>
          <table:table-cell office:value-type="string" calcext:value-type="string">
            <text:p>Model ﬁne-tuning and evaluation are conducted on MSPPodcast [20] dataset. The MSP-Podcast contains 60K speech segments from podcast recordings which are perceptually annotated using crowd-sourcing. The ground truth emotion dimension scores are obtained averaging scores selected by individual annotators on seven-point Likert scale. The dataset was split following the same partitions provided in the ofﬁcial MSP corpus.</text:p>
          </table:table-cell>
        </table:table-row>
        <table:table-row table:style-name="ro4">
          <table:table-cell office:value-type="float" office:value="2201.11826" calcext:value-type="float">
            <text:p>2201.11826</text:p>
          </table:table-cell>
          <table:table-cell office:value-type="string" calcext:value-type="string">
            <text:p>dataset, publicly available, data</text:p>
          </table:table-cell>
          <table:table-cell office:value-type="float" office:value="99" calcext:value-type="float">
            <text:p>99</text:p>
          </table:table-cell>
          <table:table-cell table:number-columns-repeated="2"/>
          <table:table-cell office:value-type="string" calcext:value-type="string">
            <text:p>We propose a novel multi-task pre-training method for Speech Emotion Recognition (SER). We pre-train SER model simultaneously on Automatic Speech Recognition (ASR) and sentiment classiﬁcation tasks to make the acoustic ASR model more “emotion aware”. We generate targets for the sentiment classiﬁcation using text-to-sentiment model trained on publicly available data. Finally, we ﬁne-tune the acoustic ASR on emotion annotated speech data. We evaluated the proposed approach on MSP-Podcast dataset, where we achieved the best reported concordance correlation coefﬁcient (CCC) of 0.41 for valence prediction.</text:p>
          </table:table-cell>
        </table:table-row>
        <table:table-row table:style-name="ro28">
          <table:table-cell office:value-type="float" office:value="2201.11826" calcext:value-type="float">
            <text:p>2201.11826</text:p>
          </table:table-cell>
          <table:table-cell office:value-type="string" calcext:value-type="string">
            <text:p>used dataset, dataset, data</text:p>
          </table:table-cell>
          <table:table-cell office:value-type="float" office:value="86" calcext:value-type="float">
            <text:p>86</text:p>
          </table:table-cell>
          <table:table-cell table:number-columns-repeated="2"/>
          <table:table-cell office:value-type="string" calcext:value-type="string">
            <text:p>Datasets: We use the full Librispeech dataset [18] for pretraining a character based SA2SR. The dataset contains audios and transcripts for around 960 hours of audio, and we generate the proxy sentiment labels using text-to-sentiment RoBerta model trained on Twitter sentiment data [19]. We extract LFBE features with 40 frequencies using 25ms window and 10ms steps. Hence, for SA2SR pre-training, an input tuple consists of (LFBE Features, transcript, proxy lab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ethod Ours (Tracking) Ours (Flicker) Ours (-Data Augmentation) Ours (-Gradually Training) Ours (-Uncertainty) Ours (-Iterative) Ours</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Student (w/o Semi-supervised Training): We provide the performance of the original student initialized from the 3D object detection module of the teacher trained on a small amount of 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e ﬁrst describe our teacher network, which uses spatiotemporal reasoning to provide pseudo labels on unlabeled data. These pseudo labels are then used to train a student which takes as input single-frame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Ours (-Iterative): Instead of reﬁning the teacher and student iteratively, we leave the teacher network unchanged, while the student is ﬁnetuned with a mix of labeled and un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Random Trim To further increase the diversity of our data, we propose to randomly select the ﬁrst frame and the last frame from a video to form the sequence of frames used in the graph.</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verall, our approach combines the temporal information which reduces the uncertainty of pseudo labels and semi-supervised training pipeline which obtains the beneﬁts from larger set of data to improve the generalization and robustness of the mod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Ours (-Gradually): Instead of training with more unlabeled samples gradually (adding a small batch of unlabeled data at each iteration), we use all unlabeled data at once for semi-supervised training.</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Ours (-Augmentations): We train the temporal GNN of the teacher without data augmentation, the node features and edge features remain unchanged. This ablation shows the value of data augmentation to avoid overﬁtting.</text:p>
          </table:table-cell>
        </table:table-row>
        <table:table-row table:style-name="ro26" table:visibility="filter">
          <table:table-cell office:value-type="float" office:value="2202.00182" calcext:value-type="float">
            <text:p>2202.001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urthermore, we show the performance of the student on nuScenes after each training iteration (Table 1). By iteratively reﬁning the teacher and the student, and gradually adding a small batch of unlabeled data, the performance of the student keeps improving.</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o prevent the graph neural network from overﬁtting, we use data augmentation. It’s worth noticing all these augmentations are only applied to the limited amount of labeled data since the spatiotemporal reasoning module is only trained on the labeled data. We propose three novel data augmentation techniques.</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upervised learning for point cloud-based 3D object detection. This is because semi-supervised learning requires only a limited amount of labeled data, instead relying on large amounts of unlabeled data to improve performance. The challenge with semi-supervised learning is to determine how to make use of the unlabeled data to improve the performance of the detector.</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e teacher and gradual semi-supervised training, student share the same architecture (i.e. CenterPoint [38]), while the student is trained with a mix of labeled and unlabeled data. The amount of unlabeled data increase gradually in each iteration. Detections with the maximum predicted probability are used as the pseudo label for each unlabeled samp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5. Qualitative Results (Semi-supervised): Ground truth detections are shown as green boxes. Predicted detections are shown as blue boxes. We ﬁlter the detections with conﬁdence lower than 0.5. a) shows the results from the initial student. b) shows the result from the learned student. After training with unlabeled data via semi-supervised training, our method improves the detection results.</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5 shows the comparison between a) the initial teacher and b) the student trained by our proposed semi supervised approach in two different scenarios. The detection from the pre-trained model with limited data shows lots of false positive and false negation. After feeding into more unlabeled data, the student network produces a more accurate detection results by learning both positive and negative sample with low uncertainty.</text:p>
          </table:table-cell>
        </table:table-row>
        <table:table-row table:style-name="ro27"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 Oracle (Fully Supervised): To provide an upper bound on our performance, we also compare against using full supervision, i.e. the student trained on the same data points (labeled and unlabeled point cloud videos) as semi-supervised training, but is provided ground truth label of all data. This is the ideal case for semi-supervised training and achieves the oracle performance of our metho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teacher network consists of two modules: a 3D object detection module, and a spatiotemporal reasoning module. The 3D object detection module can be any existing 3D object detector, which is initially trained from only a limited amount of labeled data. We then input each frame to the 3D object detector to ﬁnd detected objects in the scene. We ﬁlter the output of this detector with a fairly low threshol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o smooth these detections and create more accurate pseudo labels, we propose a novel spatiotemporal reasoning module: we build a video graph over the frames of the 3D video (sequence of point clouds), and use a Graph Neural Network (GNN) to output new scores for each detection node based on the principle of spatiotemporal consistency. This spatiotemporal reasoning module is trained on the same labeled data as the 3D object detection modu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Ours (Flicker [10]): Inspired by Flicker [10], we propose to decrease the conﬁdence of detections that are isolated in time, i.e. that have no associated preceding or following detections, and we increase the con Table 1. Performance of student after each training iteration on nuScenes. By iteratively reﬁning the teacher and the student, and gradually adding a small batch of unlabeled data, the performance of the student keeps improving.</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Another promising direction for SSL is self-ensembling, which encourages consensus among ensemble predictions of unknown samples under small perturbations of inputs or network parameters [40, 17, 28]. The student learns to perform better than the teacher due to its robustness to corruption. However, the improvement is limited since the teacher and student can use the same data to make predictions. In contrast, we propose to use spatiotemporal information to construct a better teacher, which is then used to train a student which has access to only single-frame information.</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Random Noise We also propose to add random noise to the location, size, orientation and detection scores of indi vidual detections. This is to simulate errors of a pre-trained object detector on more diverse unlabelled data. The noise values for the location and size are uniformly sampled from ±10% of the bounding box size, while the orientation noise is uniformly sampled from ±10◦. The detection score noise is uniformly sampled from ±0.15 and is only applied to detections in the middle of a trajectory (not detections at the beginning or end of a trajectory).</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most applications, point clouds are recorded over time as a data stream. A point cloud video contains richer spatiotemporal information than a single frame. Our insight is that this spatiotemporal information can be exploited to correct inaccurate predictions. For example, a false negative (missing) detection can be identiﬁed if the same object is detected in adjacent frames but is missing in the current frame. A false positive detection can be identiﬁed if the detection is isolated i.e. a corresponding detection occurs neither in the previous nor the subsequent frame. A misalignment can be identiﬁed if the alignment differs significantly between successive video frames (see Figure 2 for examples).</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Copy-and-Paste A copy-and-paste augmentation scheme is widely used in many popular single-frame object detectors including SECOND [34], PointPillars [13], and CenterPoint [38], which crops ground truth bounding boxes from other frames and pastes them onto the current frame’s ground plane. Unlike previous methods, we propose trajectory-level copy and paste. We ﬁrst assign each object an identity based on the its center distance to the closest ground truth object Then, detections with same identity form a trajectory; a random clip of the trajectory is copied into a new video with a random starting frame. Similarly, we also randomly remove trajectories from current video as a form of data augmentation.</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void the student learning from large amount of unreliable pseudo labels, we propose gradual semi-supervised training inspired by [12, 26, 8]. In a nutshell, the student is training with a mix of labelled and unlabelled data, while the amount of unlabelled data increase gradually in each iteration. After each iteration, we update the 3D object detection module of the teacher as a exponential moving average of the student. This updated detector is used to generate better detections. We then retrain the GNN on labeled data for better spatiotemporal reasoning. As the teacher keeps improving, the student can learn from a larger amount of more reliable pseudo labels each iteration. Thus, combining gradual semi-supervised training with iterative reﬁnement of student and teacher can lead to a continual improvement.</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student network is initialized from the 3D object detection module of the teacher trained on a small amount of labeled data. During semi-supervised training, we add 20% unlabeled data at each iteration whose pseudo labeled is generated by our proposed teacher. The student is trained with a mix of labeled and unlabeled data at each iteration (i.e. supervised loss on labeled data and uncertainty-aware semi-supervised loss on unlabeled data). We use the Adam optimizer [11] for training the student with a batch size of 4 and a learning rate of 1 × 10−3. We also use the Adam optimizer [11] for training the temporal GNN of the teacher with a batch size of 50 videos and a learning rate of 1 × 10−3. We train the student for 5 epochs and temporal GNN for 5 epochs each iteration.</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For nuScenes, our method performs consistently better than each of the baselines in all categories (Table 2). For H3D, our method outperforms all baseline methods in the overall performance (Table 3). However, some baselines outperform our method on “other vehicle”. The class of “other vehicle” includes different types of cars and is diverse, with only a small number of examples per vehicle type. Our method also performs marginally worse (within noise) than the baselines on Car and Pedestrian categories. We generally ﬁnd that classes which have more labeled data (car, pedestrian) beneﬁt less from semi-supervised learning. With spatiotemporal reasoning, our method is able to exploit large amount of unlabeled data to boost original performance. However, there is still a large gap between the performance of semi-supervised and supervised training (last two rows).</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igure 2. Detections in Point Cloud Videos. 3D object detectors usually suffer from false negatives, false positives and misalignment due to the sparse nature of LiDAR data. However, these failures can always be detected by exploiting the rich spatiotemporal information in point cloud videos. For example, a false negative (red box in the top row) can be identiﬁed if the same object is detected in adjacent frames but is only missing in the current frame. A false positive (red box in the middle row) can be identiﬁed if the detection isisolated i.e. a corresponding detection occurs neither in the previous nor the subsequent frame. A misalignment (red box in the bottom row) can be identiﬁed if the same object is detected in adjacent frames but the alignment differs signiﬁcantly in the current frame. (Blue boxes show true positives, where the same object is detected in all adjacent frames).</text:p>
          </table:table-cell>
        </table:table-row>
        <table:table-row table:style-name="ro6" table:visibility="filter">
          <table:table-cell office:value-type="float" office:value="2202.00182" calcext:value-type="float">
            <text:p>2202.001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ccording to the ablation study, we show that each component contributes to the ﬁnal improvement of the performance. Comparing the ﬁrst and last row of Table 4, we prove using the tracking method instead the GNN model can get worse performance, because tracking method updates not only the conﬁdent score but also the position of each detected object. These object position predicted by Kalman Filter introduces new errors to the pseudo label, which are then learned by the student. Our (Flicker) indicates the GNN network of student can more efﬁcient extract features and understand the relation among the objects from the point cloud video. Our (-Augmentations) shows the importance of graph augmentation for temporal GNN (comparing the third and last row of Table 4). The temporal GNN can easily overﬁt to the limited amount of labeled data without graph augmentation, and thus hurts the performance of the teacher and student. Our (-Gradually) indicates the importance of gradually training (comparing the fourth and last row of Table 4). Since the initial student is trained with</text:p>
          </table:table-cell>
        </table:table-row>
        <table:table-row table:style-name="ro6">
          <table:table-cell office:value-type="float" office:value="2202.00182" calcext:value-type="float">
            <text:p>2202.00182</text:p>
          </table:table-cell>
          <table:table-cell office:value-type="string" calcext:value-type="string">
            <text:p>data, code, data https</text:p>
          </table:table-cell>
          <table:table-cell office:value-type="float" office:value="162" calcext:value-type="float">
            <text:p>162</text:p>
          </table:table-cell>
          <table:table-cell table:number-columns-repeated="2"/>
          <table:table-cell office:value-type="string" calcext:value-type="string">
            <text:p>3D object detection plays an important role in autonomous driving and other robotics applications. However, these detectors usually require training on large amounts of annotated data that is expensive and timeconsuming to collect. Instead, we propose leveraging large amounts of unlabeled point cloud videos by semi-supervised learning of 3D object detectors via temporal graph neural networks. Our insight is that temporal smoothing can create more accurate detection results on unlabeled data, and these smoothed detections can then be used to retrain the detector. We learn to perform this temporal reasoning with a graph neural network, where edges represent the relationship between candidate detections in different time frames. After semi-supervised learning, our method achieves state-of-the-art detection performance on the challenging nuScenes [3] and H3D [19] benchmarks, compared to baselines trained on the same amount of labeled data. Project and code are released at https: //www.jianrenw.com/SOD-TGNN/.</text:p>
          </table:table-cell>
        </table:table-row>
        <table:table-row table:style-name="ro7">
          <table:table-cell office:value-type="float" office:value="2202.00182" calcext:value-type="float">
            <text:p>2202.00182</text:p>
          </table:table-cell>
          <table:table-cell office:value-type="string" calcext:value-type="string">
            <text:p>database</text:p>
          </table:table-cell>
          <table:table-cell office:value-type="float" office:value="121" calcext:value-type="float">
            <text:p>121</text:p>
          </table:table-cell>
          <table:table-cell table:number-columns-repeated="2"/>
          <table:table-cell office:value-type="string" calcext:value-type="string">
            <text:p>[32] Yu Xiang, Wonhui Kim, Wei Chen, Jingwei Ji, Christopher Choy, Hao Su, Roozbeh Mottaghi, Leonidas Guibas, and Silvio Savarese. Objectnet3d: A large scale database for 3d object recognition. In Bastian Leibe, Jiri Matas, Nicu Sebe, and Max Welling, editors, Computer Vision – ECCV 2016, pages 160–176, Cham, 2016. Springer International Publishing. 1 [33] Qizhe Xie, Minh-Thang Luong, Eduard Hovy, and Quoc V Le. Self-training with noisy student improves imagenet classiﬁcation. In Proceedings of the IEEE/CVF Conference on Computer Vision and Pattern Recognition, pages 10687– 10698, 2020. 3</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Dataset and Experiment Setup</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4. Ablation Study on nuScenes Dataset</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3. Comparison of Detection Performance (%) on H3D Dataset</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4] Andreas Geiger, Philip Lenz, Christoph Stiller, and Raquel Urtasun. Vision meets robotics: The kitti dataset. International Journal of Robotics Research (IJRR), 2013. 1</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19] Abhishek Patil, Srikanth Malla, Haiming Gang, and Yi-Ting Chen. The h3d dataset for full-surround 3d multi-object deIn Internatection and tracking in crowded urban scenes. tional Conference on Robotics and Automation, 2019. 1, 2, 5, 8</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Semi-supervised Learning Many approaches have been proposed for semi-supervised learning (SSL), which learns from a small labeled dataset combined with a much larger unlabeled dataset. One approach uses pseudo labels, also known as self-training. Self-training has been successfully applied to improve the state-of-the-art of many tasks, such</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3] Holger Caesar, Varun Bankiti, Alex H Lang, Sourabh Vora, Venice Erin Liong, Qiang Xu, Anush Krishnan, Yu Pan, Giancarlo Baldan, and Oscar Beijbom. nuscenes: A multiIn Proceedings of modal dataset for autonomous driving. the IEEE/CVF Conference on Computer Vision and Pattern Recognition, pages 11621–11631, 2020. 1, 2, 5, 8</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1" calcext:value-type="float">
            <text:p>81</text:p>
          </table:table-cell>
          <table:table-cell table:number-columns-repeated="2"/>
          <table:table-cell office:value-type="string" calcext:value-type="string">
            <text:p>For H3D dataset, we use 50 scenes from H3D train for supervised training and 300 scenes from HRI Driving Dataset (HDD) for semi-supervised training, since H3D and HDD datasets have the same data distribution. We pick the iteration with best performance on 30 scenes from H3D validation and reports its performance on 80 videos from H3D test. We compare our methods with baselines using the ofﬁcial metric: mean Average Precision (mAP).</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8" calcext:value-type="float">
            <text:p>88</text:p>
          </table:table-cell>
          <table:table-cell table:number-columns-repeated="2"/>
          <table:table-cell office:value-type="string" calcext:value-type="string">
            <text:p>limited label data, the model can easily get negative effect by large amount of pseudo labels with high uncertainty. Our (-Uncertainty) shows that even with spatiotemporal reasoning, the teacher’s prediction is still noisy. Thus using uncertainty to weight pseudo labels signiﬁcantly reduce the affect of unreliable labels and thus can help the student to learn more from good samples. Our (-Iterative) shows that keep Table 2. Comparison of Detection Performance (%) on nuScenes Dataset</text:p>
          </table:table-cell>
        </table:table-row>
        <table:table-row table:style-name="ro7">
          <table:table-cell office:value-type="float" office:value="2202.00182" calcext:value-type="float">
            <text:p>2202.00182</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To obtain enough unlabeled data for semi-supervised training, we re-split the nuScenes dataset as following. We use 50 scenes from nuScenes train for supervised training and 500 scenes from nuScenes train for semi-supervised training. For semi-supervised training, instead of using the ground truth labels, we use the pseudo labels generated by our proposed teacher network. We also use 150 scenes from nuScenes train as validation set. We pick the iteration with best performance on our validation set and reports its performance on 150 videos from nuScenes validation.</text:p>
          </table:table-cell>
        </table:table-row>
        <table:table-row table:style-name="ro13">
          <table:table-cell office:value-type="float" office:value="2202.00182" calcext:value-type="float">
            <text:p>2202.00182</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In conclusion, we propose to leverage large amounts of unlabeled point cloud videos by semi-supervised learning of 3D object detectors via temporal graph neural networks. It does not require a large amount of strong labels that are often difﬁcult to obtain. We show that teacher with temporal GNN can generate more accurate pseudo labels to train the student. By incorporating uncertainty-aware semisupervised training, gradual semi-supervised training, and iterative reﬁnement, our method achieves state-of-the-art detection performance on the challenging nuScenes [3] and H3D [19] benchmarks, compared to baselines trained on the same amount of labeled data. We hope that our work points toward moving away from spending excessive efforts annotating labeled data and instead redirecting them to semisupervised learning on large unlabeled dataset.</text:p>
          </table:table-cell>
        </table:table-row>
        <table:table-row table:style-name="ro12">
          <table:table-cell office:value-type="float" office:value="2202.00182" calcext:value-type="float">
            <text:p>2202.00182</text:p>
          </table:table-cell>
          <table:table-cell office:value-type="string" calcext:value-type="string">
            <text:p>dataset, data, benchmark</text:p>
          </table:table-cell>
          <table:table-cell office:value-type="float" office:value="29" calcext:value-type="float">
            <text:p>29</text:p>
          </table:table-cell>
          <table:table-cell table:number-columns-repeated="2"/>
          <table:table-cell office:value-type="string" calcext:value-type="string">
            <text:p>4. We demonstrate our method over two large-scale benchmark datasets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6" calcext:value-type="float">
            <text:p>116</text:p>
          </table:table-cell>
          <table:table-cell table:number-columns-repeated="2"/>
          <table:table-cell office:value-type="string" calcext:value-type="string">
            <text:p>A potential limitation with learning using pseudo labels generated from temporally smoothed detections is that these labels are not necessarily accurate. The detector may produce mistakes, and learning on these mistakes may lead to inferior 3D detections. We propose to explicitly tackle this problem by incorporating uncertainty into semi-supervised learning. Speciﬁcally, we propose to use the entropy of estimated detections as uncertainty weights for the semisupervised loss. We demonstrate the efﬁcacy of our method across a variety of large-scale benchmark datasets, including nuScenes [3] and H3D [19]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9" calcext:value-type="float">
            <text:p>119</text:p>
          </table:table-cell>
          <table:table-cell table:number-columns-repeated="2"/>
          <table:table-cell office:value-type="string" calcext:value-type="string">
            <text:p>3D object detection is an essential and fundamental problem in many robotics applications, such as autonomous driving [31], object manipulation [29], and augmented reality [32]. In recent years, many deep learning-based approaches for point cloud-based 3D object detection [34, 13, 42] have emerged and achieved high performances on various benchmark datasets [25, 3, 4, 19]. Despite the impressive performances, most of the existing deep learningbased approaches for 3D object detection on point clouds are strongly supervised and require the availability of a large amount of well-annotated 3D data that is often timeconsuming and expensive to collect.</text:p>
          </table:table-cell>
        </table:table-row>
        <table:table-row table:style-name="ro28">
          <table:table-cell office:value-type="float" office:value="2202.00182" calcext:value-type="float">
            <text:p>2202.00182</text:p>
          </table:table-cell>
          <table:table-cell office:value-type="string" calcext:value-type="string">
            <text:p>dataset, dataset provided</text:p>
          </table:table-cell>
          <table:table-cell office:value-type="float" office:value="59" calcext:value-type="float">
            <text:p>59</text:p>
          </table:table-cell>
          <table:table-cell table:number-columns-repeated="2"/>
          <table:table-cell office:value-type="string" calcext:value-type="string">
            <text:p>We evaluate our approach on 3D object detection on the nuScenes dataset [3] and Honda 3D dataset (H3D) [19] , which provide a series of sequence of 3D lidar pointcloud with annotated 3D bounding boxes. We also verify the effectiveness of each component of our method by performing an ablation analysis.</text:p>
          </table:table-cell>
        </table:table-row>
        <table:table-row table:style-name="ro5">
          <table:table-cell office:value-type="float" office:value="2202.00182" calcext:value-type="float">
            <text:p>2202.00182</text:p>
          </table:table-cell>
          <table:table-cell office:value-type="string" calcext:value-type="string">
            <text:p>dataset, open-source data</text:p>
          </table:table-cell>
          <table:table-cell office:value-type="float" office:value="66" calcext:value-type="float">
            <text:p>66</text:p>
          </table:table-cell>
          <table:table-cell table:number-columns-repeated="2"/>
          <table:table-cell office:value-type="string" calcext:value-type="string">
            <text:p>[25] Pei Sun, Henrik Kretzschmar, Xerxes Dotiwalla, Aurelien Chouard, Vijaysai Patnaik, Paul Tsui, James Guo, Yin Zhou, Yuning Chai, Benjamin Caine, et al. Scalability in perception for autonomous driving: Waymo open dataset. In Proceedings of the IEEE/CVF Conference on Computer Vision and Pattern Recognition, pages 2446–2454, 2020. 1</text:p>
          </table:table-cell>
        </table:table-row>
        <table:table-row table:style-name="ro11">
          <table:table-cell office:value-type="float" office:value="2202.03071" calcext:value-type="float">
            <text:p>2202.0307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6 The code to estimate this quantity is provided at the author’s repository</text:p>
          </table:table-cell>
        </table:table-row>
        <table:table-row table:style-name="ro28">
          <table:table-cell office:value-type="float" office:value="2202.03071" calcext:value-type="float">
            <text:p>2202.03071</text:p>
          </table:table-cell>
          <table:table-cell office:value-type="string" calcext:value-type="string">
            <text:p>code available, dataset, code</text:p>
          </table:table-cell>
          <table:table-cell office:value-type="float" office:value="109" calcext:value-type="float">
            <text:p>109</text:p>
          </table:table-cell>
          <table:table-cell table:number-columns-repeated="2"/>
          <table:table-cell office:value-type="string" calcext:value-type="string">
            <text:p>We compare our proposed method, denoted RFPCA, against two state-of-the-art methods for fair PCA: 1) FairPCA Samadi et al. (2018)4, and 2) CFPCA Olfat &amp; Aswani (2019)5 with both cases: only mean constraint, and both mean and covariance constraints. We consider a wide variety of datasets with ranging sample sizes and number of features. Further details about the datatasets can be found in Appendix C. The code for all experiments is available in supplementary materials. We include here some details about the hyper-parameters that we search in the cross-validation steps.</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ediction instruments. Big Data, 5(2):153–163, 2017.</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pplication to data-driven problems. Operations Research, 58(3):595–612, 2010.</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lex Beutel, Jilin Chen, Zhe Zhao, and Ed H Chi. Data decisions and theoretical implications when</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aisal Kamiran and Toon Calders. Data preprocessing techniques for classiﬁcation without discrim ination. Knowledge and Information Systems, 33(1):1–33, 2012.</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eyman Mohajerin Esfahani and Daniel Kuhn. Data-driven distributionally robust optimization using the Wasserstein metric: Performance guarantees and tractable reformulations. Mathematical Programming, 171(1-2):115–166, 2018.</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pp. 259–268, 2015.</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ince biases may already exist in the raw data, it is reasonable to demand machine learning pipelines to combat biases as early as possible. We focus in this paper on the Principal Component Analysis (PCA), which is a fundamental dimensionality reduction technique in the early stage of th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 experiment results are visualized in Figure 4. The result suggests that increasing the ambiguity set radius can improve the overall model’s performance. This justiﬁes the beneﬁt of adding distributional robustness to the fairness-aware PCA model. After a saturation point, a too large radius can lessen the role of empirical data, and the model prioritizes a more extreme distribution that is far from the target distribution, which causes the reduction in the model’s performance on target data.</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examine the change of the model’s performance with respect to the change of the radius of the ambiguity sets. To generate the toy data (also used for Figure 1), we use two 2-dimensional Gaussian distributions to represent two groups of a sensitive attribute, A = 0 and A = 1, or groups 0 and 1 for simplicity. The two distributions both have the mean at (0, 0) and covariance matrices for group 0 and 1 ar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addition, we also focus on the robustness criteria for the linear transformation. Recently, it has been observed that machine learning models are susceptible to small perturbations of the data (Goodfellow et al., 2014; Madry et al., 2017; Carlini &amp; Wagner, 2017). These observations have fuelled many defenses using adversarial training (Akhtar &amp; Mian, 2018; Chakraborty et al., 2018) and distributionally robust optimization (Rahimian &amp; Mehrotra, 2019; Kuhn et al., 2019; Blanchet et al., 2021).</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pipelines (Pearson, 1901; Hotelling, 1933). PCA ﬁnds a linear transformation that embeds the original data into a lower-dimensional subspace that maximizes the variance of the projected data. Thus, PCA may amplify biases if the data variability is different between the majority and the minority subgroups, see an example in Figure 1. A naive approach to promote fairness is to train one independent transformation for each subgroup. However, this requires knowing the sensitive attribute of each sample, which would raise disparity concerns. On the contrary, using a single transformation for all subgroups is “group-blinded” and faces no discrimination problem (Lipton et al., 2018).</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espectively. For the test set, the number of samples is 8000 for group 0 and 4000 for group 1, while for the training set, we have 200 for group 0 and 100 for group 1. We average the results over 100 simulations, for each simulation, the test data is ﬁxed, the training data is randomly generated with the number of samples mentioned above. The projections are learned on training data and measured on test data by the summation of ARE. and ABDiff. We ﬁxed λ = 0.1, which is not too small for achieving fair projections, and not too large to clearly observe the effects of ε, and we also ﬁxed ε0 for better visualization. Note that we still compute ε1 = α/ N1 in which, α is tested with 100 values evenly spaced in [0, 10].</text:p>
          </table:table-cell>
        </table:table-row>
        <table:table-row table:style-name="ro30" table:visibility="filter">
          <table:table-cell office:value-type="float" office:value="2202.03071" calcext:value-type="float">
            <text:p>2202.03071</text:p>
          </table:table-cell>
          <table:table-cell office:value-type="string" calcext:value-type="string">
            <text:p>data</text:p>
          </table:table-cell>
          <table:table-cell office:value-type="float" office:value="200" calcext:value-type="float">
            <text:p>200</text:p>
          </table:table-cell>
          <table:table-cell table:number-columns-repeated="2"/>
          <table:table-cell office:value-type="string" calcext:value-type="string">
            <text:p>Learning a fair PCA has attracted attention from many ﬁelds from machine learning, statistics to signal processing. Samadi et al. (2018) and Zalcberg &amp; Wiesel (2021) propose to ﬁnd the principal components that minimize the maximum subgroup reconstruction error; the min-max formulations can be relaxed and solved as semideﬁnite programs. Olfat &amp; Aswani (2019) propose to learn a transformation that minimizes the possibility of predicting the sensitive attribute from the projected data. Apart from being a dimensionality reduction technique, PCA can also be thought of as a representation learning toolkit. Viewed in this way, we can also consider a more general family of fair representation learning methods that can be applied before any further analysis steps. There are a number of works develop towards this idea (Kamiran &amp; Calders, 2012; Zemel et al., 2013; Calmon et al., 2017; Feldman et al., 2015; Beutel et al., 2017; Madras et al., 2018; Zhang et al., 2018; Tantipongpipat et al., 2019), which apply a multitude of fairness criteria.</text:p>
          </table:table-cell>
        </table:table-row>
        <table:table-row table:style-name="ro24" table:visibility="filter">
          <table:table-cell office:value-type="float" office:value="2202.03071" calcext:value-type="float">
            <text:p>2202.03071</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We ﬁrst brieﬂy revisit the classical PCA. Suppose that we are given a collection of N i.i.d. samples i=1 generated by some underlying distribution P. For simplicity, we assume that both the {ˆxi}N empirical and population mean are zero vectors. The goal of PCA is to ﬁnd a k-dimensional linear subspace of Rd that explains as much variance contained in the data {ˆxi}N i=1 as possible, where k &lt; d is a given integer. More precisely, we parametrize k-dimensional linear subspaces by orthonormal matrices, i.e., matrices whose columns are orthogonal and have unit Euclidean norm. Given any such matrix V , the associated k-dimensional subspace is the one spanned by the columns of V . The projection matrix onto the subspace is V V (cid:62), and hence the variance of the projected data is given by tr (cid:0)V V (cid:62)ΞΞ(cid:62)(cid:1), where Ξ = [ˆx1, · · · , ˆxN ] ∈ Rd×N is the data matrix. By a slight abuse of terminology, sometimes we refer to V as the projection matrix. The problem of PCA then reads</text:p>
          </table:table-cell>
        </table:table-row>
        <table:table-row table:style-name="ro46" table:visibility="filter">
          <table:table-cell office:value-type="float" office:value="2202.03071" calcext:value-type="float">
            <text:p>2202.03071</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Machine learning models are ubiquitous in our daily lives and supporting the decision-making process in diverse domains. With their ﬂourishing applications, there also surface numerous concerns regarding the fairness of the models’ outputs (Mehrabi et al., 2021). Indeed, these models are prone to biases due to various reasons (Barocas et al., 2018). First, the collected training data is likely to include some demographic disparities due to the bias in the data acquisition process (e.g., conducting surveys on a speciﬁc region instead of uniformly distributed places), or the imbalance of observed events at a speciﬁc period of time. Second, because machine learning methods only care about data statistics and are objective driven, groups that are under-represented in the data can be neglected in exchange for a better objective value. Finally, even human feedback to the predictive models can also be biased, e.g., click counts are human feedback to recommendation systems but they are highly correlated with the menu list suggested previously by a potentially biased system. Real-world examples of machine learning models that amplify biases and hence potentially cause unfairness are commonplace, ranging from recidivism prediction giving higher false positive rates for African-American1 to facial recognition systems having large error rate for women2.</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C INFORMATION ON DATASETS</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1: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2: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4: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0: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5: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6: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7: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8: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3: Subgroup average error with different k on Biodeg dataset (Out-of-sample).</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1: Out-of-sample errors on real datasets. Bold indicates the lowest error for each dataset.</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Dataset Default Credit Biodeg E. Coli Energy German Credit Image Letter Magic Parkinsons SkillCraft Statlog Steel Taiwan Credit Wine Quality LFW</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here λ ≥ 0 is a penalty parameter to encourage fairness. Note that for fair PCA, the dataset is {(ˆxi, ˆai)}N</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2: Number of observations N , dimensions d, and sensitive attribute A of datasets used in this paper. (y - yes, n - no)</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4 complements Table 1 from the main text, from which we can see that two versions of CFPCA out-perform others over all datasets w.r.t. (cid:52)FLin, which is the criteria they optimize for.</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s 5 and 6 plot the Pareto frontier for two datasets (Biodeg and German Credit) with 3 principal components. One can observe that RFPCA produces points that dominate other methods based on the trade-off between ARE. and ABDiff.</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able 3 shows the performances of four examined methods with two criteria ABDiff. and ARE. It is clear that our method achieves the best results over all 14 datasets w.r.t. ABDiff., and 7 datasets on ARE., which is equal to the number of datasets FairPCA out-perform others.</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Results. Our proposed RFPCA method outperforms on 11 out of 15 datasets in terms of the subgroup error gap ABDiff, and 9 out of 15 with the totall error ARE. criterion. There are 5 datasets that RFPCA gives the best results for both criteria, and for the remaining datasets, RFPCA has small performance gaps compared with the best method.</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total) from LFW dataset,7 all images are rescaled to resolution 24 × 24 (dimensions d = 576). The experiment follows the same procedure in Section 5, with reducing the number of iterations to 500 for both RFPCA and FairPCA and 2-fold cross validation, the results are averaged over 10 train-test simulations. Due to the high dimension of the input, the implementation of Olfat &amp; Aswani (2019) fails to return any result.</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rade-offs. First, we examine the trade-off between the total reconstruction error and the gap beIn this experiment, we only compare our model with FairPCA and tween the subgroup error. CFPCA mean-constraint version. We plot a pareto curve for each of them over the two criteria with different hyper-parameters (hyper-parameters test range are mentioned above). The whole datasets are used for training and evaluation. The results averaged over 5 runs are shown in Figure 2.</text:p>
          </table:table-cell>
        </table:table-row>
        <table:table-row table:style-name="ro24">
          <table:table-cell office:value-type="float" office:value="2202.03071" calcext:value-type="float">
            <text:p>2202.03071</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Principal component analysis is a simple yet useful dimensionality reduction technique in modern machine learning pipelines. In consequential domains such as college admission, healthcare and credit approval, it is imperative to take into account emerging criteria such as the fairness and the robustness of the learned projection. In this paper, we propose a distributionally robust optimization problem for principal component analysis which internalizes a fairness criterion in the objective function. The learned projection thus balances the trade-off between the total reconstruction error and the reconstruction error gap between subgroups, taken in the min-max sense over all distributions in a moment-based ambiguity set. The resulting optimization problem over the Stiefel manifold can be efﬁciently solved by a Riemannian subgradient descent algorithm with a sub-linear convergence rate. Our experimental results on real-world datasets show the merits of our proposed method over state-of-the-art baselines.</text:p>
          </table:table-cell>
        </table:table-row>
        <table:table-row table:style-name="ro22">
          <table:table-cell office:value-type="float" office:value="2202.03071" calcext:value-type="float">
            <text:p>2202.03071</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 testing methods with different principal components, we ﬁrst split each dataset into training set and test set with equal size (50% each), the projection matrix of each method is learned from training set and tested over both sets. In this case, we only compare our method with traditional PCA and FairPCA method. We ﬁx one set hyper-parameters for each method. For FairPCA, we set η = 0.1 and for RFPCA we set α = 0.15, λ = 0.5, others hyper-parameters are kept as discussed before. The results are averaged over 5 different splits. Figure 3 shows the consistence of our method performing fair projections over different values of k. Our method (cross) exhibits smaller gap of subgroup errors. More results and discussions on the effect of ε can be found in Appendix D.2.</text:p>
          </table:table-cell>
        </table:table-row>
        <table:table-row table:style-name="ro13">
          <table:table-cell office:value-type="float" office:value="2202.03071" calcext:value-type="float">
            <text:p>2202.03071</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gure 1 illustrates the qualitative comparison between (fair) PCA methods and our proposed method on a 2-dimensional toy example. The majority group (blue dots) spreads on the horizontal axis, while the minority group (yellow triangles) spreads on the slanted vertical axis. The nominal PCA (red) captures the majority direction to minimize the total error, while the fair PCA of Samadi et al. (2018) returns the diagonal direction to minimize the maximum subgroup error. Our fair PCA can probe the full spectrum in between these two extremes by sweeping through our penalization parameters appropriately. If we do not penalize the error gap between subgroups, we recover the PCA method; if we penalize heavily, we recover the fair PCA of Samadi et al. (2018). Extensive numerical results on real datasets are provided in Section 5. Proofs are relegated to the appendix.</text:p>
          </table:table-cell>
        </table:table-row>
        <table:table-row table:style-name="ro3">
          <table:table-cell office:value-type="float" office:value="2202.03071" calcext:value-type="float">
            <text:p>2202.03071</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o tackle the issue, various fairness criteria for supervised learning have been proposed in the literature, which encourage the (conditional) independence of the model’s predictions on a particular sensitive attribute (Dwork et al., 2012; Hardt et al., 2016b; Kusner et al., 2017; Chouldechova, 2017; Verma &amp; Rubin, 2018; Berk et al., 2021). Strategies to mitigate algorithmic bias are also investigated for all stages of the machine learning pipelines (Berk et al., 2021). For the pre-processing steps, (Kamiran &amp; Calders, 2012) proposed reweighting or resampling techniques to achieve statistical parity between subgroups; in the training steps, fairness can be encouraged by adding constraints (Donini et al., 2018) or regularizing the original objective function (Kamishima et al., 2012; Zemel et al., 2013); and in the post-processing steps, adjusting classiﬁcation threshold by examining black-box models over a holdout dataset can be used (Hardt et al., 2016b; Wei et al., 2019).</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Figure 5: Pareto curves on Biodeg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2: Pareto curves on Default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6: Pareto curves on German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37" calcext:value-type="float">
            <text:p>37</text:p>
          </table:table-cell>
          <table:table-cell table:number-columns-repeated="2"/>
          <table:table-cell office:value-type="string" calcext:value-type="string">
            <text:p>Adjustment for the LFW dataset. To demonstrate the efﬁcacy of our method on high-dimensional data sets, we also do experiments on a subset of 2000 faces for each of male and female group (4000</text:p>
          </table:table-cell>
        </table:table-row>
        <table:table-row table:style-name="ro7">
          <table:table-cell office:value-type="float" office:value="2202.03071" calcext:value-type="float">
            <text:p>2202.03071</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We summarize here the number of observations, dimensions, and the sensitive attribute of the data sets. For further information about the data sets and pre-processing steps, please refer to Samadi et al. (2018) for Default Credit and Labeled Faces in the Wild (LFW) data sets, and Olfat &amp; Aswani (2019) for others. For each data set, we further remove columns with too small standard deviation (≤ 1e−5) as they do not signiﬁcantly affect the results, and ones with too large standard deviation (≥ 1000) which we consider as unreliable features.</text:p>
          </table:table-cell>
        </table:table-row>
        <table:table-row table:style-name="ro6">
          <table:table-cell office:value-type="float" office:value="2202.03071" calcext:value-type="float">
            <text:p>2202.03071</text:p>
          </table:table-cell>
          <table:table-cell office:value-type="string" calcext:value-type="string">
            <text:p>dataset, data</text:p>
          </table:table-cell>
          <table:table-cell office:value-type="float" office:value="216" calcext:value-type="float">
            <text:p>216</text:p>
          </table:table-cell>
          <table:table-cell table:number-columns-repeated="2"/>
          <table:table-cell office:value-type="string" calcext:value-type="string">
            <text:p>Cross-validations. Next, we report the performance of all methods based on three criteria: absolute difference between average reconstruction error between groups (ABDiff.), average reconstruction error of all data (ARE.), and the fairness criterion deﬁned by Olfat &amp; Aswani (2019) with respect to a linear SVM’s classiﬁer family ((cid:52)FLin).6 Due to the space constraint, we only include the ﬁrst two criteria in the main text, see Appendix 4 for full results. To emphasize the generalization capacity of each algorithm, we split each dataset into a training set and a test set with ratio of 30% − 70% respectively, and only extract top three principal components from the training set. We ﬁnd the best hyper-parameters by 3-fold cross validation, and prioritize the one giving minimum value of the summation (ABDiff.+ARE.). The results are averaged over 10 different training-testing splits. We report the performance on both training set (In-sample data) and test set (Out-of-sample data). The details results for Out-of-sample data is given in Table 1, more details about settings and performance can be found at Appendix D.</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7 https://github.com/samirasamadi/Fair-PCA</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4 https://github.com/samirasamadi/Fair-PCA 5 https://github.com/molfat66/FairML</text:p>
          </table:table-cell>
        </table:table-row>
        <table:table-row table:style-name="ro7">
          <table:table-cell office:value-type="float" office:value="2202.03999" calcext:value-type="float">
            <text:p>2202.03999</text:p>
          </table:table-cell>
          <table:table-cell office:value-type="string" calcext:value-type="string">
            <text:p>code</text:p>
          </table:table-cell>
          <table:table-cell office:value-type="float" office:value="110" calcext:value-type="float">
            <text:p>110</text:p>
          </table:table-cell>
          <table:table-cell table:number-columns-repeated="2"/>
          <table:table-cell office:value-type="string" calcext:value-type="string">
            <text:p>Our high-ﬁdelity model of plasma turbulence is the Eulerian gyrokinetic code Gene [21], which solves the coupled system of equations (9), (12) and (13) on a ﬁxed grid in ﬁve-dimensional phase space using a mix of spectral, ﬁnite diﬀerence, and ﬁnite volume methods. In order to adapt the simulation volume to the dominant inﬂuences of the background magnetic ﬁeld, Gene employs a ﬁeld-aligned[9] coordinate system (x, y, z): x and y are the two directions perpendicular to the magnetic ﬁeld whereas z parametrizes the position along B.</text:p>
          </table:table-cell>
        </table:table-row>
        <table:table-row table:style-name="ro8">
          <table:table-cell office:value-type="float" office:value="2202.03999" calcext:value-type="float">
            <text:p>2202.03999</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We consider a numerical setup modeling a speciﬁc pedestal of the DIII-D tokamak and investigate the edge plasma at a normalized radius of ρ = 0.95. Simulations with the gyrokinetic turbulence code Gene [21] show that ETG modes are the main drivers of turbulent transport under these conditions. The employed grid in ﬁve-dimensional position-velocity space consists of 256 × 24 × 168 × 32 × 8 = 264, 241, 152 points. The simulations are performed using 16 compute nodes, i.e., a total of 896 cores on the Frontera supercomputer at the Texas Advanced Computing Center at The University of Texas at Austin1. With this setup, the average run time exceeds 8, 000 core-hours; the smallest was about 4, 000 core-hours, while the largest run time exceeded 14, 000 core-hours. We refer the reader to the Methods section for more details about the employed gyrokinetic model and simulation code Gene.</text:p>
          </table:table-cell>
        </table:table-row>
        <table:table-row table:style-name="ro3">
          <table:table-cell office:value-type="float" office:value="2202.03999" calcext:value-type="float">
            <text:p>2202.03999</text:p>
          </table:table-cell>
          <table:table-cell office:value-type="string" calcext:value-type="string">
            <text:p>code</text:p>
          </table:table-cell>
          <table:table-cell office:value-type="float" office:value="177" calcext:value-type="float">
            <text:p>177</text:p>
          </table:table-cell>
          <table:table-cell table:number-columns-repeated="2"/>
          <table:table-cell office:value-type="string" calcext:value-type="string">
            <text:p>Figure 2: One of the most promising paths towards fusion power plants is the tokamak design (left-most ﬁgure; courtesy of EUROfusion). Here, a hot hydrogen plasma is conﬁned in a doughnut-like shape with the aid of strong magnetic ﬁelds. However, the magnetic conﬁnement is not perfect: turbulent ﬂuctuations driven by micro-instabilities cause heat losses from the hot core towards the colder edge (second ﬁgure from the left). In so-called high-conﬁnement (H-mode) discharges, one can induce the formation of a near-edge region characterized by reduced transport and steep gradients (third ﬁgure from the left). The properties of this pedestal are inﬂuenced by the residual turbulent transport, which can be calculated, e.g., by means of the Gene code (right-most ﬁgure). Performing UQ and SA in this context is a vital yet nearly impossible task with standard methods due to the enormous computational cost of each simulation together with the large set of input parameters.</text:p>
          </table:table-cell>
        </table:table-row>
        <table:table-row table:style-name="ro25">
          <table:table-cell office:value-type="float" office:value="2202.03999" calcext:value-type="float">
            <text:p>2202.03999</text:p>
          </table:table-cell>
          <table:table-cell office:value-type="string" calcext:value-type="string">
            <text:p>code</text:p>
          </table:table-cell>
          <table:table-cell office:value-type="float" office:value="225" calcext:value-type="float">
            <text:p>225</text:p>
          </table:table-cell>
          <table:table-cell table:number-columns-repeated="2"/>
          <table:table-cell office:value-type="string" calcext:value-type="string">
            <text:p>It is well established that UQ and SA are essential in the context of accurate, predictive numerical simulations of real-world systems. However, in many cases, the computational cost of a single simulation tends to be large, making UQ and SA very challenging and rendering most standard methods computationally infeasible. In the present article, we have demonstrated that these challenges can be overcome with the help of our recently formulated sensitivity-driven dimension-adaptive sparse grid interpolation framework, which enables UQ and SA at scale. It does so by exploring and exploiting – via sensitivity-driven adaptivity – the structure of the underlying problem in terms of lower intrinsic dimensionality and anisotropic coupling of the uncertain input parameters. The framework is fully non-intrusive and requires only the capability to prescribe the input parameters in the underlying high-ﬁdelity code and the value of the output of interest. Furthermore, the method is generic and applicable to a broad spectrum of problems, and it can be used on a wide range of computing systems, from laptops to high-performance supercomputers. Examples of practically relevant applications that can beneﬁt from our framework include – but are not limited to – tsunami or earthquake simulations, climate modeling, combustion in rocket engines, or models of epidemics dynamic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19" calcext:value-type="float">
            <text:p>319</text:p>
          </table:table-cell>
          <table:table-cell table:number-columns-repeated="2"/>
          <table:table-cell office:value-type="string" calcext:value-type="string">
            <text:p>The quest for fusion energy is based on the notion that the physical processes which power the stars (including the Sun) can be mimicked on Earth and used for electricity production. For this purpose, one creates very hot plasmas, i.e., ionized gases of up to about 100 million degrees, and places them in strong magnetic ﬁelds of doughnut-shaped devices called tokamaks and stellarators. The toroidal magnetic ﬁeld forces the electrically charged plasma particles onto helical orbits about the ﬁeld lines and thus establishes magnetic conﬁnement. The latter is not perfect, however, since the resulting (strong) spatial temperature and density diﬀerences induce turbulent ﬂows in the plasma. Quantifying, predicting, and controlling this turbulent transport is a prerequisite for designing optimized fusion power plants and is therefore considered a key open problem in fusion research. Over the last two decades or so, comprehensive and realistic simulation tools have been developed for this purpose. One of them is the Gene code [21], which has a world-wide user base and will be employed extensively in the present work. Quantifying the turbulent transport under speciﬁc experimental conditions is challenging [13], with computational costs typically ranging from 104 to 105 corehours, and sometimes even signiﬁcantly exceeding those numbers. The resulting quantities of interest, that is, time-averaged turbulent ﬂuxes depend on several dozen of physical parameters which characterize the properties of the plasma as well as of the conﬁning magnetic ﬁeld. Obviously, this is a perfect example of a situation in which it is impossible to attack the UQ/SA problem in a brute-force style due to the socalled ’curse of dimensionality’ [3], i.e., the exponential growth of the required computational eﬀort with the number of uncertain inputs.</text:p>
          </table:table-cell>
        </table:table-row>
        <table:table-row table:style-name="ro41">
          <table:table-cell office:value-type="float" office:value="2202.03999" calcext:value-type="float">
            <text:p>2202.03999</text:p>
          </table:table-cell>
          <table:table-cell office:value-type="string" calcext:value-type="string">
            <text:p>code</text:p>
          </table:table-cell>
          <table:table-cell office:value-type="float" office:value="343" calcext:value-type="float">
            <text:p>343</text:p>
          </table:table-cell>
          <table:table-cell table:number-columns-repeated="2"/>
          <table:table-cell office:value-type="string" calcext:value-type="string">
            <text:p>Figure 1: Visual illustration of our framework for UQ and SA at scale. We consider here an example with d = 3 uniform uncertain inputs θ = (θ1, θ2, θ3) ∈ [0, 1]3 such that θ3 is the most important, θ1 is the second most important and θ2 is signiﬁcantly less important than the other two. Moreover, we have that θ1 and θ3 interact rather strongly. We begin in the upper right corner by prescribing d2 − 1 = 32 − 1 = 7 tolerances. In the following, we describe an adaptive step in the latter stages of the reﬁnement process. Going from top right to top left, we compute the sensitivity scores of the candidate subspaces for reﬁnement (active set, depicted in green). 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44" calcext:value-type="float">
            <text:p>344</text:p>
          </table:table-cell>
          <table:table-cell table:number-columns-repeated="2"/>
          <table:table-cell office:value-type="string" calcext:value-type="string">
            <text:p>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 of large-scale applications, these simulations often require supercomputers (bottom left). Note that these evaluations are independent and hence can be executed in parallel. In addition, if the underlying highﬁdelity code is executed in parallel as well, we can have multiple layers of parallelism. We then determine the three corresponding outputs of interest, denoted by yhi−ﬁ. Subsequently, we calculate the sensitivity scores of the three reﬁnement subspaces. If we have non-zero scores, the reﬁnement process continues. Otherwise, it ends here, and we can compute statistics (such as expected values and variances of outputs) and local or interaction sensitivity indices. Moreover, our approach intrinsically provides a reduced model ySG of the parameters-to-output of interest mapping yhi−ﬁ, which can be used in further studies (bottom right).</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7] O. Ghattas and K. Willcox. Learning physics-based models from data: perspectives from inverse prob lems and model reduction. Acta Numerica, 30:445–554, 2021.</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 F. Bartolucci, F. Pennoni, and A. Mira. A multivariate statistical approach to predict covid-19 count data with epidemiological interpretation and uncertainty quantiﬁcation. Statistics in Medicine, 40(24):5351–5372, 2021.</text:p>
          </table:table-cell>
        </table:table-row>
        <table:table-row table:style-name="ro21" table:visibility="filter">
          <table:table-cell office:value-type="float" office:value="2202.03999" calcext:value-type="float">
            <text:p>2202.03999</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During the past few decades, science has been revolutionized through computing. First, model-based computing (’simulation’)[5] has allowed us to investigate complex phenomena which are not accessible to theoretical analysis alone, and now data-centric computing [17, 38] is enabling us to more eﬀectively explore, understand, and use large amounts of data originating from experiments, observation, and simulation. Building on these important advancements, we are now entering a new phase in which the focus lies on transitioning from merely interpretive and qualitative models to truly predictive and quantitative models of complex systems through computing.</text:p>
          </table:table-cell>
        </table:table-row>
        <table:table-row table:style-name="ro35" table:visibility="filter">
          <table:table-cell office:value-type="float" office:value="2202.03999" calcext:value-type="float">
            <text:p>2202.03999</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It is clear, in principle, that UQ and SA are fundamental tasks for numerical simulations of real-world phenomena and highly desirable in a wide range of applications. In practice, however, concrete implementations of these ideas are often hampered by the substantial or even prohibitive computational cost that comes with large ensembles of model evaluations, especially in large-scale, computationally expensive problems [7, 23, 27, 32]. This is because the uncertain inputs are generally modeled as random variables whose realizations are propagated through the underlying model to compute quantities of interest. And when a single evaluation is computationally expensive, performing very large numbers of such simulations becomes prohibitive. Consequently, the tension between the level of realism of a given model and the associated computational cost tends to prevent UQ/SA studies in many cases of interest. One possible way out is to resort to (non-intrusive) reduced models[4], but typically at the expense of sacriﬁcing – to some degree – accuracy, reliability, and predictability. Moreover, constructing reduced models in computationally expensive applications can be prohibitive in the ﬁrst place due to the cost of acquiring the training data.</text:p>
          </table:table-cell>
        </table:table-row>
        <table:table-row table:style-name="ro3">
          <table:table-cell office:value-type="float" office:value="2202.03999" calcext:value-type="float">
            <text:p>2202.03999</text:p>
          </table:table-cell>
          <table:table-cell office:value-type="string" calcext:value-type="string">
            <text:p>data, code</text:p>
          </table:table-cell>
          <table:table-cell office:value-type="float" office:value="161" calcext:value-type="float">
            <text:p>161</text:p>
          </table:table-cell>
          <table:table-cell table:number-columns-repeated="2"/>
          <table:table-cell office:value-type="string" calcext:value-type="string">
            <text:p>Let d ∈ N denote the number of uncertain inputs modeled as random variables distributed according to a probability density, π. The input density stems from, e.g., experimental data analysis, expert opinion, or a combination thereof. The high-ﬁdelity simulation code calculates an output of interest, which, for simplicity, is assumed here to be a scalar quantity, noting that our approach can be trivially employed in the multi-variate case as well by, e.g., treating each output component separately. UQ and SA generally require ensembles of high-ﬁdelity model evaluations at prescribed input values representing samples distributed according to π. In our sensitivity-driven dimension-adaptive sparse grid interpolation strategy [10, 11], these realizations are points living on a d-dimensional (sparse) grid that is constructed online via adaptive reﬁnement. What enables UQ and SA at scale is our speciﬁc strategy for adaptive reﬁnement.</text:p>
          </table:table-cell>
        </table:table-row>
        <table:table-row table:style-name="ro5">
          <table:table-cell office:value-type="float" office:value="2202.03999" calcext:value-type="float">
            <text:p>2202.03999</text:p>
          </table:table-cell>
          <table:table-cell office:value-type="string" calcext:value-type="string">
            <text:p>data, dataset provided</text:p>
          </table:table-cell>
          <table:table-cell office:value-type="float" office:value="63" calcext:value-type="float">
            <text:p>63</text:p>
          </table:table-cell>
          <table:table-cell table:number-columns-repeated="2"/>
          <table:table-cell office:value-type="string" calcext:value-type="string">
            <text:p>All authors have been supported by the Exascale Computing Project (No. 17-SC-20-SC), a collaborative eﬀort of the U.S. Department of Energy Oﬃce of Science and the National Nuclear Security Administration. The authors also gratefully acknowledge the compute and data resources provided by the Texas Advanced Computing Center at The University of Texas at Austin https://www.tacc.utexas.edu.</text:p>
          </table:table-cell>
        </table:table-row>
        <table:table-row table:style-name="ro14">
          <table:table-cell office:value-type="float" office:value="2202.04445" calcext:value-type="float">
            <text:p>2202.04445</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1https://www.visuallocalization.net/benchmark/</text:p>
          </table:table-cell>
        </table:table-row>
        <table:table-row table:style-name="ro12">
          <table:table-cell office:value-type="float" office:value="2202.04445" calcext:value-type="float">
            <text:p>2202.04445</text:p>
          </table:table-cell>
          <table:table-cell office:value-type="string" calcext:value-type="string">
            <text:p>code, benchmark</text:p>
          </table:table-cell>
          <table:table-cell office:value-type="float" office:value="91" calcext:value-type="float">
            <text:p>91</text:p>
          </table:table-cell>
          <table:table-cell table:number-columns-repeated="2"/>
          <table:table-cell office:value-type="string" calcext:value-type="string">
            <text:p>Visual Localization. We follow the standard evaluation setup from the localization benchmark 1. The released code takes feature matches as input and runs 3D structure-based localization relying on the COLMAP library [42, 43]. The localization is evaluated with the percentage of estimated poses within an error threshold with respect to the groundtruth. The same rotation and translation thresholds as in the benchmark are used here: (0.25m, 2◦) / (0.5m, 5◦) / (5m, 10◦).</text:p>
          </table:table-cell>
        </table:table-row>
        <table:table-row table:style-name="ro4">
          <table:table-cell office:value-type="float" office:value="2202.04445" calcext:value-type="float">
            <text:p>2202.04445</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Object-Guided Visual Localization. The most related work to ours is an object-of-interest-guided visual localization approach for indoor environments [54]. A detector of a ﬁxed set of speciﬁc and highly discriminative planar objects of interest is trained. For a detected object in a query image, a dense set of point correspondences to its reference image in the database is established. The ﬁnal localization is estimated by 2D-to-3D, exploiting the known 3D position of the object of interest in the environment. Our method differs in that it detects generic objects and exploits their coarse correspondences to guide the matching of the surrounding pixels.</text:p>
          </table:table-cell>
        </table:table-row>
        <table:table-row table:style-name="ro1">
          <table:table-cell office:value-type="float" office:value="2202.04445" calcext:value-type="float">
            <text:p>2202.0444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30] Will Maddern, Geoffrey Pascoe, Chris Linegar, and Paul Newman. 1 year, 1000 km: The oxford robotcar dataset. The International Journal of Robotics Research, 36(1):3– 15, 2017. 4</text:p>
          </table:table-cell>
        </table:table-row>
        <table:table-row table:style-name="ro2">
          <table:table-cell office:value-type="float" office:value="2202.04445" calcext:value-type="float">
            <text:p>2202.04445</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On the Aachen datasets, the OGuL matches consistently improve the performance over the baseline matches for SIFT by up to 17%. Qualitative results using SIFT features are shown in Fig. 3. The improvement deteriorates with more advanced features such as with D2-Net and SuperPoint. Even though the</text:p>
          </table:table-cell>
        </table:table-row>
        <table:table-row table:style-name="ro8">
          <table:table-cell office:value-type="float" office:value="2202.04445" calcext:value-type="float">
            <text:p>2202.0444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We introduce Object-Guided Localization (OGuL) based on a novel method of local-feature matching. Direct matching of local features is sensitive to signiﬁcant changes in illumination. In contrast, object detection often survives severe changes in lighting conditions. The proposed method ﬁrst detects semantic objects and establishes correspondences of those objects between images. Object correspondences provide local coarse alignment of the images in the form of a planar homography. These homographies are consequently used to guide the matching of local features. Experiments on standard urban localization datasets (Aachen, Extended-CMU-Season, RobotCar-Season) show that OGuL signiﬁcantly improves localization results with as simple local features as SIFT, and its performance competes with the state-of-the-art CNN-based methods trained for day-to-night localization.</text:p>
          </table:table-cell>
        </table:table-row>
        <table:table-row table:style-name="ro12">
          <table:table-cell office:value-type="float" office:value="2202.04445" calcext:value-type="float">
            <text:p>2202.04445</text:p>
          </table:table-cell>
          <table:table-cell office:value-type="string" calcext:value-type="string">
            <text:p>dataset, benchmark</text:p>
          </table:table-cell>
          <table:table-cell office:value-type="float" office:value="70" calcext:value-type="float">
            <text:p>70</text:p>
          </table:table-cell>
          <table:table-cell table:number-columns-repeated="2"/>
          <table:table-cell office:value-type="string" calcext:value-type="string">
            <text:p>OGuL is evaluated against other feature matching methods: the default Nearest-Neighbor (NN) approach, the coarse-to-ﬁne Patch2Pix [60] and LOFTR [46], the graph-based approach SuperGlue [39], and the ﬁltering method AdaLAM [7]. The evaluation measures the pose estimation performance for outdoor localization on three benchmark datasets: Aachen v1.0, Aachen V1.1, RobotCar Seasons.</text:p>
          </table:table-cell>
        </table:table-row>
        <table:table-row table:style-name="ro4">
          <table:table-cell office:value-type="float" office:value="2202.04445" calcext:value-type="float">
            <text:p>2202.04445</text:p>
          </table:table-cell>
          <table:table-cell office:value-type="string" calcext:value-type="string">
            <text:p>dataset, benchmark</text:p>
          </table:table-cell>
          <table:table-cell office:value-type="float" office:value="107" calcext:value-type="float">
            <text:p>107</text:p>
          </table:table-cell>
          <table:table-cell table:number-columns-repeated="2"/>
          <table:table-cell office:value-type="string" calcext:value-type="string">
            <text:p>OGuL is evaluated on the task of visual localization on three benchmark datasets, on which it systematically improves daynight localization and maintains the performance on the day. Our contributions are the following: (i) We propose a novel feature matching guidance strategy based on semantic object pairs that are robust to appearance variations. (ii) We augment box detection to allow for perspective box detection without additional training, using geometric properties of the image. (iii) Our complete pipeline improves day-night localization and manages to match pairs that are not handled by State-of-the-Art (SoA) methods.</text:p>
          </table:table-cell>
        </table:table-row>
        <table:table-row table:style-name="ro30">
          <table:table-cell office:value-type="float" office:value="2202.04445" calcext:value-type="float">
            <text:p>2202.04445</text:p>
          </table:table-cell>
          <table:table-cell office:value-type="string" calcext:value-type="string">
            <text:p>dataset, case study data, dataset provided, benchmark</text:p>
          </table:table-cell>
          <table:table-cell office:value-type="float" office:value="128" calcext:value-type="float">
            <text:p>128</text:p>
          </table:table-cell>
          <table:table-cell table:number-columns-repeated="2"/>
          <table:table-cell office:value-type="string" calcext:value-type="string">
            <text:p>Datasets. Experiments are run on three standard urban localization datasets: the Aachen datasets (v1.0 and v1.1) [40, 41, 59] and the RobotCarSeasons one [30, 40]. The last one presents additional challenges because of the lower image quality and the presence of artefacts such as motion blur, raindrops, and overexposure. For Aachen, the list of image pairs to match is provided by the benchmark. For the other dataset, no list is provided so we use the ground-truth positions to derive reference image pairs and use the global image descriptor denseVLAD [50] to match query images to the 20 most similar reference ones, as in [13].</text:p>
          </table:table-cell>
        </table:table-row>
        <table:table-row table:style-name="ro12">
          <table:table-cell office:value-type="float" office:value="2202.04445" calcext:value-type="float">
            <text:p>2202.04445</text:p>
          </table:table-cell>
          <table:table-cell office:value-type="string" calcext:value-type="string">
            <text:p>dataset, code, benchmark</text:p>
          </table:table-cell>
          <table:table-cell office:value-type="float" office:value="80" calcext:value-type="float">
            <text:p>80</text:p>
          </table:table-cell>
          <table:table-cell table:number-columns-repeated="2"/>
          <table:table-cell office:value-type="string" calcext:value-type="string">
            <text:p>In Tab. 1, we compare the method against NN matching for three local features: the hand-crafted upright-root-SIFT [2, 29] and two SoA deep features SuperPoint [12] and D2-Net [13]. The SIFT features are provided with the datasets and the deep features are extracted with the author’s code with the parameters reported in the benchmark. Except for the input matches, the localization pipeline stays ﬁxed.</text:p>
          </table:table-cell>
        </table:table-row>
        <table:table-row table:style-name="ro12">
          <table:table-cell office:value-type="float" office:value="2202.04445" calcext:value-type="float">
            <text:p>2202.04445</text:p>
          </table:table-cell>
          <table:table-cell office:value-type="string" calcext:value-type="string">
            <text:p>dataset, open-source data</text:p>
          </table:table-cell>
          <table:table-cell office:value-type="float" office:value="54" calcext:value-type="float">
            <text:p>54</text:p>
          </table:table-cell>
          <table:table-cell table:number-columns-repeated="2"/>
          <table:table-cell office:value-type="string" calcext:value-type="string">
            <text:p>[23] Alina Kuznetsova, Hassan Rom, Neil Alldrin, Jasper Uijlings, Ivan Krasin, Jordi Pont-Tuset, Shahab Kamali, Stefan Popov, Matteo Malloci, Alexander Kolesnikov, et al. The open images dataset v4. International Journal of Computer Vision, pages 1–26, 2020. 4</text:p>
          </table:table-cell>
        </table:table-row>
        <table:table-row table:style-name="ro22">
          <table:table-cell office:value-type="float" office:value="2202.04445" calcext:value-type="float">
            <text:p>2202.04445</text:p>
          </table:table-cell>
          <table:table-cell office:value-type="string" calcext:value-type="string">
            <text:p>dataset, open-source data</text:p>
          </table:table-cell>
          <table:table-cell office:value-type="float" office:value="159" calcext:value-type="float">
            <text:p>159</text:p>
          </table:table-cell>
          <table:table-cell table:number-columns-repeated="2"/>
          <table:table-cell office:value-type="string" calcext:value-type="string">
            <text:p>Object Detection Training. Objects are detected using the Faster R-CNN network [35] with a Resnet-50 [21] backbone with Tensorﬂow [1]. The network is trained in three steps adopted from the authors’ guidelines [35]. At test time, objects are detected at multiple scales of the image (×1 and ×2). For training, we use the box annotations of the window instances in the Open Images Dataset V4 (OID) [23]. This dataset holds a signiﬁcant amount of noisy labels that hinder the precision and the generalization of the network. So images with such labels are discarded (e.g. incomplete labelling, occluded windows). This process keeps only 10% of the images to which are added images from the CMP facades dataset [52]. The ﬁnal dataset holds 9278 images and 117632 boxes.</text:p>
          </table:table-cell>
        </table:table-row>
        <table:table-row table:style-name="ro7">
          <table:table-cell office:value-type="float" office:value="2202.08511" calcext:value-type="float">
            <text:p>2202.08511</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There are ﬁve types of goals: uniﬁcation of two terms, conjunction and disjunction of goals, fresh logic variable introduction, and invocation of some relational deﬁnition. For the sake of brevity, in code snippets, we abbreviate immediately nested “ fresh ” constructs into the one, writing “ fresh x y . . . . g” instead of “ fresh x . . . . g”. The speciﬁcation S consists of a set of relational deﬁnitions and a top-level goal. A top-level goal represents a search procedure that returns a stream of substitutions for the free variables of the goal.</text:p>
          </table:table-cell>
        </table:table-row>
        <table:table-row table:style-name="ro14" table:visibility="filter">
          <table:table-cell office:value-type="float" office:value="2202.08511" calcext:value-type="float">
            <text:p>2202.085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syntax of core miniKanren is shown in Fig. 2. All data is presented using terms TX built from a ﬁxed set of constructors C with known arities and</text:p>
          </table:table-cell>
        </table:table-row>
        <table:table-row table:style-name="ro4" table:visibility="filter">
          <table:table-cell office:value-type="float" office:value="2202.08511" calcext:value-type="float">
            <text:p>2202.0851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Probably the best known among them is the framework [7] for cost analysis of logic programs (demonstrated on plain Prolog), implemented in the system CASLOG. It uses data dependency information to estimate the sizes of the arguments and the number of solutions for executed atoms. These estimations are formulated as recursive inequalities (more precisely, as diﬀerence equations for upper bounds), which are then automatically solved with known methods. The time and space complexity are expressed using these estimations, the variations of this approach can provide both upper [7] and lower [8] bound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rom private training data. arXiv preprint arXiv:1610.05755, 2016.</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EAU and L-EAU plots for four data generation setting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When a trained teacher predicts the label for a data point, instead of outputting the label that has maximum</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work, C., McSherry, F., Nissim, K., and Smith, A. Calibrating noise to sensitivity in private data analysis. In Theory</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 (ei, σ2Id) where ei is the standard basis vector. We vary σ ∈ {1, 10, 100} and the resulting data distribution D is the uniform mixture of the m classes’ distributions.</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allis, M. and Yadav, P. Reacting to variations in product demand: An application for conversion rate (cr) prediction in sponsored search. In 2018 IEEE International Conference on Big Data (Big Data), pp. 1856–1864. IEEE, 2018.</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Dwork, C., Feldman, V., Hardt, M., Pitassi, T., Reingold, O., and Roth, A. L. Preserving statistical validity in adaptive data analysis. In Proceedings of the forty-seventh annual ACM symposium on Theory of computing, pp. 117–126, 2015.</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ithout the above two adaptions, as we empirically veriﬁed, all aggregated labels would be 0 and the student model would be meaningless. Moreover, we perform data-independent privacy cost accounting following Papernot et al. (2016) and obtain different ε by varying number of queries with ﬁxed noise level.</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Data generation. We deﬁne a classiﬁcation setting where the feature space X = Rd with d = 100 and the label space Y = {1, . . . , m} for m = 2 or m = 100 classes. For each class i, features are sampled from an isotropic Gaussian</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 In recommendation systems, the learning goal is to suggest products or webpages to a user based on features such as user proﬁle, search query, and descriptions of products/webpages, which are available to the recommender (Ricci et al., 2011). The training labels are historical data of user rating or click and are considered private.</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McMahan, H. B., Holt, G., Sculley, D., Young, M., Ebner, D., Grady, J., Nie, L., Phillips, T., Davydov, E., Golovin, D., et al. Ad click prediction: a view from the trenches. In Proceedings of the 19th ACM SIGKDD international conference on Knowledge discovery and data mining, pp. 1222–1230, 2013.</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olds for any data distribution D, feature matrix X and attack algorithm A. A trivial upper bound U (ε, δ) ≤ 1 follows from the boundedness of u. Unfortunately, we show that this bound is in fact optimal for both the with-prior and the priorless settings. Theorem 1. There is no function U (ε, δ) that satisﬁes Equation 2 and is strictly less than 1 at some ε, δ &gt; 0.</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Corollary 1. Suppose u(y(cid:48), y) ∈ [0, B] for any y(cid:48), y ∈ Y and each label yi is sampled independent of (y−i, X−i). If f satisﬁes (ε, δ)-LDP then for any data distribution D, any feature matrix X and any attack algorithm A, we have: Adv (A, K) ≤ (cid:0)1 − e−ε(1 − δ)(cid:1) · B.</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2. LP-1ST (domain prior): We follow the Algorithm 4 in Ghazi et al. (2021) to compute the prior label distribution for each data and feed these prior distributions to LP-1ST. We set the number of clusters as 100. Before the clustering, we encode all categorical features into one-hot representations and normalize integer features into the range [0, 1]. 3. LP-1ST (noise correction): LP-1ST injects uniform noise to the training labels before the training of gradient boost. We can additionally adapt a post-training noise correction method in Zhang et al. (2021) for LP-1ST to achieve better performance.</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Figure 1(b), we plot advantage and the upper bound in Theorem 3 against ε. As expected, the upper bound dominates attack advantage in all settings, and both values decrease monotonically as ε decreases. The upper bound is tight at the two end values ε = 0.1 and ε = 10 for m = 100, whereas for m = 2 it can be fairly loose. This is because L-EAU for m = 2 is at least 0.5 and therefore advantage is always upper bounded by 0.5. Our upper bound could potentially be improved if the minimum L-EAU value can be inferred from the task and/or data distribution.</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ifferential privacy (DP; Dwork et al. (2006, 2014)) has become the foundational tool for private learning on sensitive training data. More recently, this framework has been adopted for training label differentially private (LDP) models (Chaudhuri &amp; Hsu, 2011; Ghazi et al., 2021; Esmaeili et al., 2021), where only the label of a training sample is considered sensitive and must be protected. One prominent application for LDP is online advertisement, where the learning goal is to predict whether a user clicked on an ad or not, which is a private and sensitive label, given the product description for the displayed ad.</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the priorless setting, consider again a classiﬁcation problem with the same utility function u. Denote by Apriorless the simple prediction attack, which predicts labels using the trained model f . We will construct a series of settings (Dn, X n, f n) such that each f n is (ε, δ) label-DP and as n → ∞, EAU (Apriorless, K) → 1, which shows that U (ε, δ) ≥ 1 ∀ε, δ &gt; 0. • Data construction: The feature domain X is {−1, 1} and the label space Y is {−1, 1}. We construct X n with n = 2r 2r = −1. The conditional label distribution given the</text:p>
          </table:table-cell>
        </table:table-row>
        <table:table-row table:style-name="ro10">
          <table:table-cell office:value-type="float" office:value="2202.12968" calcext:value-type="float">
            <text:p>2202.12968</text:p>
          </table:table-cell>
          <table:table-cell office:value-type="string" calcext:value-type="string">
            <text:p>data, publicly available</text:p>
          </table:table-cell>
          <table:table-cell office:value-type="float" office:value="42" calcext:value-type="float">
            <text:p>42</text:p>
          </table:table-cell>
          <table:table-cell table:number-columns-repeated="2"/>
          <table:table-cell office:value-type="string" calcext:value-type="string">
            <text:p>2. The adversary has full knowledge of the feature matrix X ∈ Rn×d due to features being publicly accessible. 3. (Optional) The adversary has knowledge of the conditional data distribution P(y|x) of D.</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5.1 Simulated Dataset with Gaussian Mixture</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plementation details of LDP algorithms for Criteo CTR prediction dataset.</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We validate Theorem 3 on both a simulated Gaussian mixture dataset (subsection 5.1) and a real world ads click prediction dataset (subsection 5.2) and show that empirical results obey the theoretically derived upper bound.</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Dataset description. In CTR prediction, the task is to predict the percentage of users that will click on the ad given ad features. The features consist of 13 integer values and 26 categorical features, while the semantic of these features</text:p>
          </table:table-cell>
        </table:table-row>
        <table:table-row table:style-name="ro26">
          <table:table-cell office:value-type="float" office:value="2202.12968" calcext:value-type="float">
            <text:p>2202.1296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o understand the behavior of LIAs and our advantage bound on real world datasets that closely resemble the usage scenarios of LDP, we conduct experiments on the Criteo 1TB Click Logs dataset (Tallis &amp; Yadav, 2018)2 for clickthrough rate (CTR) predi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Attack evaluation. Since the dataset is heavily skewed towards the label 0, simply predicting the all-zero label vector ˆy can attain an approximately 97% attack accuracy under the zero-one accuracy utility function. To correct for this bias, we consider a weighted attack utility fun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reat model. The adversary’s goal is to design a label inference attack algorithm A that infers the training label of each sample in the training dataset. The output of A is a vector of inferred labels ˆy ∈ Y n. We assume that the adversary has access to the following information:</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Results. Table 2 shows the model utility of LDP models trained with ε ∈ {∞, 8, 4, 2, 1, 0.1}. Since the dataset is heavily skewed with p0 ≈ 0.97 fraction of samples belonging to class 0, the constant predictor f (x) = p0 for all x</text:p>
          </table:table-cell>
        </table:table-row>
        <table:table-row table:style-name="ro27">
          <table:table-cell office:value-type="float" office:value="2202.12968" calcext:value-type="float">
            <text:p>2202.12968</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refer to the threat model with or without the third assumption as the with-prior or priorless setting. The with-prior setting is not unrealistic: Given access to a separate dataset for the same learning task, the adversary can train a shadow model to estimate the conditional probability P(y|x). Such an approach is commonly used in membership inference attacks (Shokri et al., 2017).</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Computing EAU. Since the conditional label distribution for this dataset is unknown, we cannot compute EAU or L-EAU directly as in the simulated dataset experiment in subsection 5.1. Instead, we use a model’s training accuracy (weighted according to Equation 7) as an unbiased estimator for the EAU of the SPA attack. For L-EAU, any ML model evaluated on the test set gives a valid lower bound, and we pick the maximum over all models trained on this dataset as an approximation for L-EAU.</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Additional results on simulated dataset. Below we include EAU and L-EAU plots for four other settings in Figure 3. It can be seen that EAU values for the same m and ε are very close to each other. This is because the model can almost perfectly overﬁt to the labels given that the total number of training points is 100 with 100 dimensions and therefore the training accuracy is mostly dependent on the percentage of training labels that were not ﬂipped by randomized response mechanism whose behavior is controlled by m and ε.</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Figure 2: Expected attack utility (EAU) and advantage of the simple prediction attack against LDP models trained on the Criteo dataset. L-EAU of 0.676 is estimated using maximum test accuracy achieved on this dataset among all trained models. Even at (cid:15) = 8, the EAU for LDP models is marginally above L-EAU, hence the corresponding advantage is only slightly above 0. In (b), we show that Theorem 3 strictly upper bounds attack advantage but there exists a large gap compared to the computed advantage.</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1: (a) EAU and L-EAU vs. ε on the simulated dataset with m = 2, 100 and σ = 1. EAU decreases with lower ε (stronger privacy guarantee) and can be lower than L-EAU for moderately low values of ε. (b) Attack advantage and theoretical upper bound vs. ε. The upper bound dominates the advantage while being fairly tight for the end values ε = 0.1 and ε = 10 for m = 100. The error bar represents standard deviation across T = 1000 different draws of label vector 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Limitations. Our paper focuses on deriving LIA advantage bounds for ((cid:15), δ)-LDP. Alternative formulations of differential privacy such as R´enyi-DP (Mironov, 2017) and Gaussian DP (Dong et al., 2019) offer much tighter privacy accounting for composition of mechanisms, and hence it may be of interest to derive similar bounds under these accounting frameworks. Moreover, our evaluation on the Criteo dataset is only a preliminary study. Follow-up work on thoroughly analyzing LDP algorithms and studying their limitations on such challenging datasets is warranted for a better understanding of the privacy-utility trade-offs.</text:p>
          </table:table-cell>
        </table:table-row>
        <table:table-row table:style-name="ro9">
          <table:table-cell office:value-type="float" office:value="2202.12968" calcext:value-type="float">
            <text:p>2202.12968</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We empirically validate the advantage upper bound on both simulated and real world datasets. On the simulated dataset where the Bayes classiﬁer is known, our upper bound dominates advantage of the SPA attack and is fairly tight at both small and large ε values. We also evaluate on the Criteo 1TB Click Logs dataset (Tallis &amp; Yadav, 2018), which closely resembles the learning setting in common applications of LDP where the ground truth label is very noisy and the marginal label distribution is highly imbalanced. Our result shows that advantage of the SPA attack becomes negative at even moderate values of the privacy parameter ε despite the attack attaining close to 97% label inference accurac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 Figure 1(a), we plot EAU and L-EAU against ε for the simulated dataset with m = 2, 100 and σ = 1. For Results. both settings, EAU is close to 100% when ε = 10, and decreasing ε (i.e., stronger privacy guarantee) leads to smaller EAU values. For m = 2, although EAU is consistently high even at (cid:15) = 0.1, L-EAU is also very high, hence the attack does not attain a very large advantage (difference between EAU and L-EAU). For m = 100, L-EAU is much lower due to the classiﬁcation problem being harder, while EAU also drops very quickly as ε decreases. Results for σ = 10, 100 have a similar behavior; see Appendix B for details.</text:p>
          </table:table-cell>
        </table:table-row>
        <table:table-row table:style-name="ro3">
          <table:table-cell office:value-type="float" office:value="2202.12968" calcext:value-type="float">
            <text:p>2202.12968</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Label differential privacy (LDP) is a popular framework for training private ML models on datasets with public features and sensitive private labels. Despite its rigorous privacy guarantee, it has been observed that in practice LDP does not preclude label inference attacks (LIAs): Models trained with LDP can be evaluated on the public training features to recover, with high accuracy, the very private labels that it was designed to protect. In this work, we argue that this phenomenon is not paradoxical and that LDP merely limits the advantage of an LIA adversary compared to predicting training labels using the Bayes classiﬁer. At LDP (cid:15) = 0 this advantage is zero, hence the optimal attack is to predict according to the Bayes classiﬁer and is independent of the training labels. Finally, we empirically demonstrate that our result closely captures the behavior of simulated attacks on both synthetic and real world datasets.</text:p>
          </table:table-cell>
        </table:table-row>
        <table:table-row table:style-name="ro6">
          <table:table-cell office:value-type="float" office:value="2202.12968" calcext:value-type="float">
            <text:p>2202.1296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Next, we plot EAU of the SPA attack along with our estimate of L-EAU in Figure 2(a). The maximum attainable EAU is 1.0, while both EAU of the SPA attack and the estimated L-EAU are not very high, which reﬂects the noisy nature of this dataset. Moreover, EAU quickly deteriorates to below L-EAU when ε = 2, despite the attack accurately inferring approximately 97% of the training labels by predicting (nearly) all-zero. Finally, we see in Figure 2(b) that advantage of these attacks is very low and can be negative for ε ≤ 2. We also evaluate the upper bound in Theorem 3, where the (cid:2)supy∈Y u(y, yi)(cid:3) = 1 by construction of u (cf. Equation 7). Although this bound again dominates the quantity Eyi|Xi computed advantage, there exists a very large gap. We suspect this is due to a number of reasons, including the SPA attack being sub-optimal or due to looseness in LDP accounting. Future work may be able to design better LIAs that exploit model memorization in other ways or use tighter LDP accounting to reduce this gap.</text:p>
          </table:table-cell>
        </table:table-row>
        <table:table-row table:style-name="ro9">
          <table:table-cell office:value-type="float" office:value="2202.12968" calcext:value-type="float">
            <text:p>2202.12968</text:p>
          </table:table-cell>
          <table:table-cell office:value-type="string" calcext:value-type="string">
            <text:p>dataset, benchmark</text:p>
          </table:table-cell>
          <table:table-cell office:value-type="float" office:value="129" calcext:value-type="float">
            <text:p>129</text:p>
          </table:table-cell>
          <table:table-cell table:number-columns-repeated="2"/>
          <table:table-cell office:value-type="string" calcext:value-type="string">
            <text:p>Intuitively, LDP presents an easier task for the learner compared to DP since the training features are assumed to be public. Indeed, prior works showed that LDP learning algorithms can achieve much higher test accuracy compared to the best DP counterparts on benchmark datasets. However, such models also attain a high accuracy on the training set, which enables an adversary to simply evaluate the model on the public training features to (correctly) predict the private labels (Busa-Fekete et al., 2021)—a method that we refer to as the simple prediction attack (SPA). The existence of such a paradoxical adversary raises the question of whether LDP is truly a meaningful privacy notion to strive for.</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4" calcext:value-type="float">
            <text:p>74</text:p>
          </table:table-cell>
          <table:table-cell table:number-columns-repeated="2"/>
          <table:table-cell office:value-type="string" calcext:value-type="string">
            <text:p>Notations. Let X , Y denote the feature and label space, respectively, and let D = (X, y) ∈ (X × Y)n be a training dataset consisting of n training samples. Let D be the underlying data distribution. For i = 1, . . . , n, X−i ∈ X n−1 denotes the training features except for the ith sample.</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5" calcext:value-type="float">
            <text:p>75</text:p>
          </table:table-cell>
          <table:table-cell table:number-columns-repeated="2"/>
          <table:table-cell office:value-type="string" calcext:value-type="string">
            <text:p>The dataset contains more than 4B click log data points spanning across 24 days of data collection. We subsample 1M data points from the ﬁrst day’s entries, and take 80% as the training set, 4% as the validation set and the remaining 16% as the test set. Following the Kaggle competition3 for this dataset, we evaluate model utility using log loss: (cid:80)</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99" calcext:value-type="float">
            <text:p>99</text:p>
          </table:table-cell>
          <table:table-cell table:number-columns-repeated="2"/>
          <table:table-cell office:value-type="string" calcext:value-type="string">
            <text:p>Proof of Theorem 2. We give the proof detail for Theorem 2. Theorem 2. Let A be an (ε, δ)-differentially private learning algorithm, and let fX,y = A(X, y) be a model trained on the dataset (X, y). Let u(y(cid:48), y) : Y × Y → [0, 1] be the utility function. Let (x, y) be an independent random sample from the data distribution D. Then,</text:p>
          </table:table-cell>
        </table:table-row>
        <table:table-row table:style-name="ro7">
          <table:table-cell office:value-type="float" office:value="2202.12968" calcext:value-type="float">
            <text:p>2202.12968</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The existence of a label-only privacy setting motivates the study of LDP. Different from DP, the notion of adjacency applies only to the label of a single training sample: D and D(cid:48) are identical except for one data point (x, y) ∈ D and (x, y(cid:48)) ∈ D(cid:48); see below for a formal deﬁnition. Deﬁnition 2 (((cid:15), δ)-Label Differential Privacy). Let ε, δ ∈ R≥0. A randomized training algorithm M taking as input a dataset is said to be (ε, δ)-label differentially private ((ε, δ)-LDP) if for any two training datasets D and D(cid:48) that differ in the label of a single example, and for any subset S of outputs of M, it holds that</text:p>
          </table:table-cell>
        </table:table-row>
        <table:table-row table:style-name="ro9">
          <table:table-cell office:value-type="float" office:value="2202.12968" calcext:value-type="float">
            <text:p>2202.12968</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Generalization via differential privacy. It can be shown that differential privacy can also reduce the train-test utility gap, leading to higher EAU for the SPA attack. Dwork et al. (2015) showed that when the utility function u is bounded between [0, 1], the train-test utility gap is upper bounded by eε − 1 + δ. We improve this upper bound to 1 − e−ε(1 − δ) in the theorem below; proof is given in Appendix A. Theorem 2. Let A be an (ε, δ)-differentially private learning algorithm, and let f = A(X, y) be a model trained on the dataset (X, y). Let u(y(cid:48), y) : Y × Y → [0, 1] be the utility function. Let (x, y) be an independent random sample from the data distribution D. Then,</text:p>
          </table:table-cell>
        </table:table-row>
        <table:table-row table:style-name="ro22">
          <table:table-cell office:value-type="float" office:value="2202.12968" calcext:value-type="float">
            <text:p>2202.12968</text:p>
          </table:table-cell>
          <table:table-cell office:value-type="string" calcext:value-type="string">
            <text:p>dataset, data</text:p>
          </table:table-cell>
          <table:table-cell office:value-type="float" office:value="183" calcext:value-type="float">
            <text:p>183</text:p>
          </table:table-cell>
          <table:table-cell table:number-columns-repeated="2"/>
          <table:table-cell office:value-type="string" calcext:value-type="string">
            <text:p>Differential privacy (DP; Dwork et al. (2006, 2014)) is a standard tool for privacy-preserving data analysis that hides the contribution of any individual training sample to the mechanism’s output. In the context of machine learning, this is achieved by randomizing the learner’s output and requiring that replacing one data point by another does not lead to a signiﬁcant change in the output distribution. We restate its formal deﬁnition below. Deﬁnition 1 ((ε, δ)-Differential Privacy). Let ε, δ ∈ R≥0. A randomized training algorithm M : (X × Y)n → R with domain (X × Y)n and range R satisﬁes (ε, δ)-differential privacy if for any two adjacent datasets D, D(cid:48) ∈ (X × Y)n, which differ at exactly one data point (x, y), and for any subset of outputs S ⊆ R, it holds that:</text:p>
          </table:table-cell>
        </table:table-row>
        <table:table-row table:style-name="ro6">
          <table:table-cell office:value-type="float" office:value="2202.12968" calcext:value-type="float">
            <text:p>2202.12968</text:p>
          </table:table-cell>
          <table:table-cell office:value-type="string" calcext:value-type="string">
            <text:p>dataset, data</text:p>
          </table:table-cell>
          <table:table-cell office:value-type="float" office:value="301" calcext:value-type="float">
            <text:p>301</text:p>
          </table:table-cell>
          <table:table-cell table:number-columns-repeated="2"/>
          <table:table-cell office:value-type="string" calcext:value-type="string">
            <text:p>1. Fix a dataset D and two samples (x0, y0), (x1, y1). 2. Sample a bit b ∼ {0, 1} uniformly at random. 3. Train a model f = M(D ∪ {(xb, yb)}). 4. The adversary takes f, (x0, y0), (x1, y1), D, M as input and outputs ˆb to infer b. Since the membership of (x0, y0) or (x1, y1) is determined by a fair coin ﬂip, the baseline attack of random guessing has success rate equal to 1/2. Notably, this baseline accuracy is analogous to L-EAU for label inference attacks since both depend only on prior knowledge of the training data distribution and not on the trained model f . Similarly, advantage is deﬁned as (twice) the difference between the MIA attack’s accuracy and the baseline accuracy of 1/2. When the label space is binary and the conditional distribution P(y|x) = 1/2, it can be shown that LIA and MIA in fact coincide. Indeed, suppose that for some sample i we have that P(yi = b|Xi) = 1/2 for b = 0, 1. We construct an MIA game by setting (xb, yb) = (Xi, b) for b = 0, 1 and D = (X−i, y−i). Then inferring b is equivalent to inferring the training label yi, and hence the LIA advantage on the ith sample is equal to (half) the MIA advantage:</text:p>
          </table:table-cell>
        </table:table-row>
        <table:table-row table:style-name="ro5">
          <table:table-cell office:value-type="float" office:value="2202.12968" calcext:value-type="float">
            <text:p>2202.12968</text:p>
          </table:table-cell>
          <table:table-cell office:value-type="string" calcext:value-type="string">
            <text:p>dataset, download</text:p>
          </table:table-cell>
          <table:table-cell office:value-type="float" office:value="3" calcext:value-type="float">
            <text:p>3</text:p>
          </table:table-cell>
          <table:table-cell table:number-columns-repeated="2"/>
          <table:table-cell office:value-type="string" calcext:value-type="string">
            <text:p>2https://ailab.criteo.com/download-criteo-1tb-click-logs-dataset</text:p>
          </table:table-cell>
        </table:table-row>
        <table:table-row table:style-name="ro7">
          <table:table-cell office:value-type="float" office:value="2202.12968" calcext:value-type="float">
            <text:p>2202.12968</text:p>
          </table:table-cell>
          <table:table-cell office:value-type="string" calcext:value-type="string">
            <text:p>publicly available</text:p>
          </table:table-cell>
          <table:table-cell office:value-type="float" office:value="105" calcext:value-type="float">
            <text:p>105</text:p>
          </table:table-cell>
          <table:table-cell table:number-columns-repeated="2"/>
          <table:table-cell office:value-type="string" calcext:value-type="string">
            <text:p>1. In online advertising, ads are selected by an ML model for display to maximize click-through rate (CTR)—the percentage of users that will click on the ad (Richardson et al., 2007; McMahan et al., 2013; Chapelle et al., 2014). The model is trained on features such as product and advertiser description, and a binary label of whether the user clicked on a displayed ad or not. In this application, features are publicly accessible and non-sensitive, but the label indicates user interest and is considered sensitive and private.</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benchmark (MUAD)</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parsing benchmark for self-driving in adverse weather and at night. 2017.</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MUAD: Multiple Uncertainties for Autonomous Driving benchmark for multiple uncertainty types and tasks</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2" calcext:value-type="float">
            <text:p>32</text:p>
          </table:table-cell>
          <table:table-cell table:number-columns-repeated="2"/>
          <table:table-cell office:value-type="string" calcext:value-type="string">
            <text:p>[19] Andreas Geiger, Philip Lenz, and Raquel Urtasun. Are we ready for autonomous driv ing? the kitti vision benchmark suite. In CVPR, 2012.</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3" calcext:value-type="float">
            <text:p>33</text:p>
          </table:table-cell>
          <table:table-cell table:number-columns-repeated="2"/>
          <table:table-cell office:value-type="string" calcext:value-type="string">
            <text:p>[20] Dan Hendrycks, Steven Basart, Mantas Mazeika, Mohammadreza Mostajabi, Jacob Steinhardt, and Dawn Song. A benchmark for anomaly segmentation. In arXiv, 2019.</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3] Hermann Blum, Paul-Edouard Sarlin, Juan Nieto, Roland Siegwart, and Cesar Cadena. Fishyscapes: A benchmark for safe semantic segmentation in autonomous driving. In ICCVW, 2019.</text:p>
          </table:table-cell>
        </table:table-row>
        <table:table-row table:style-name="ro26">
          <table:table-cell office:value-type="float" office:value="2203.01437" calcext:value-type="float">
            <text:p>2203.01437</text:p>
          </table:table-cell>
          <table:table-cell office:value-type="string" calcext:value-type="string">
            <text:p>benchmark</text:p>
          </table:table-cell>
          <table:table-cell office:value-type="float" office:value="45" calcext:value-type="float">
            <text:p>45</text:p>
          </table:table-cell>
          <table:table-cell table:number-columns-repeated="2"/>
          <table:table-cell office:value-type="string" calcext:value-type="string">
            <text:p>[6] Robin Chan, Krzysztof Lis, Svenja Uhlemeyer, Hermann Blum, Sina Honari, Roland Siegwart, Mathieu Salzmann, Pascal Fua, and Matthias Rottmann. Segmentmeifyoucan: A benchmark for anomaly segmentation. arXiv preprint arXiv:2104.14812, 2021.</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ene for data-driven methods in bad weather. In ICCVW, 2017.</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Stephan R Richter, Vibhav Vineet, Stefan Roth, and Vladlen Koltun. Playing for data:</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40] Christos Sakaridis, Dengxin Dai, and Luc Van Gool. Semantic foggy scene understand ing with synthetic data. IJCV, 2018.</text:p>
          </table:table-cell>
        </table:table-row>
        <table:table-row table:style-name="ro14" table:visibility="filter">
          <table:table-cell office:value-type="float" office:value="2203.01437" calcext:value-type="float">
            <text:p>2203.014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 Dengxin Dai, Christos Sakaridis, Simon Hecker, and Luc Van Gool. Curriculum model adaptation with synthetic and real data for semantic foggy scene understanding. IJCV, 2020.</text:p>
          </table:table-cell>
        </table:table-row>
        <table:table-row table:style-name="ro29" table:visibility="filter">
          <table:table-cell office:value-type="float" office:value="2203.01437" calcext:value-type="float">
            <text:p>2203.014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sampled from a distribution that is different and far from the training distribution. Epistemic uncertainty can be categorized into two kinds namely [45] : approximation uncertainty and model uncertainty. The approximation uncertainty is linked to the fact that we optimize the empirical risk instead of the risk. Hence, we optimize an approximated loss function and the optimal DNN’s parameter of this loss approximation of the true risk function. The model uncertainty is linked to the fact that our loss function provides us with a class of solutions that might not include the perfect predictor. For example, the DNN might have classes different between the training and testing set. Out of Distribution consists of having anomalies in the test set that are data from classes not present in the training set.</text:p>
          </table:table-cell>
        </table:table-row>
        <table:table-row table:style-name="ro36">
          <table:table-cell office:value-type="float" office:value="2203.01437" calcext:value-type="float">
            <text:p>2203.01437</text:p>
          </table:table-cell>
          <table:table-cell office:value-type="string" calcext:value-type="string">
            <text:p>data, dataset, github, benchmark, download</text:p>
          </table:table-cell>
          <table:table-cell office:value-type="float" office:value="183" calcext:value-type="float">
            <text:p>183</text:p>
          </table:table-cell>
          <table:table-cell table:number-columns-repeated="2"/>
          <table:table-cell office:value-type="string" calcext:value-type="string">
            <text:p>Predictive uncertainty estimation is essential for deploying Deep Neural Networks in real-world autonomous systems. However, disentangling the different types and sources of uncertainty is non trivial in most datasets, especially since there is no ground truth for uncertainty. In addition, different degrees of weather conditions can disrupt neural networks, resulting in inconsistent training data quality. Thus, we introduce the MUAD dataset (Multiple Uncertainties for Autonomous Driving), consisting of 8,500 realistic synthetic images with diverse adverse weather conditions (night, fog, rain, snow), out-ofdistribution objects and annotations for semantic segmentation, depth estimation, object and instance detection. MUAD allows to better assess the impact of different sources of uncertainty on model performance. We propose a study that shows the importance of having reliable Deep Neural Networks (DNNs) in multiple experiments, and will release our dataset to allow researchers to benchmark their algorithm methodically in adverse conditions. More information and the download link for MUAD are available at https://muad-dataset.github.io/.</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2.1 Datasets</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MUAD: DATASET WITH MULTIPLE UNCERTAINTIES FOR AUTONOMOUS DRIVING</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Comparative overview of the different datasets for uncertainty on autonomous driving.</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 Snapshots from the MUAD dataset showing different types of adverse conditions and events to evaluate perception models.</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2] Christos Sakaridis, Dengxin Dai, and Luc Van Gool. Acdc: The adverse conditions dataset with correspondences for semantic driving scene understanding. In ICCV, 2021.</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36] Vasili Ramanishka, Yi-Ting Chen, Teruhisa Misu, and Kate Saenko. Toward driving scene understanding: A dataset for learning driver behavior and causal reasoning. In CVPR, 2018.</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48] Girish Varma, Anbumani Subramanian, Anoop Namboodiri, Manmohan Chandraker, and CV Jawahar. Idd: A dataset for exploring problems of autonomous navigation in unconstrained environments. In WACV, 2019.</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e) Figure 3: Illustration of semantic segmentation images of MUAD dataset. The ﬁrst row is composed of the original images of the high adv. set. The second row is their corresponding ground truth.</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39] German Ros, Laura Sellart, Joanna Materzynska, David Vazquez, and Antonio M Lopez. The synthia dataset: A large collection of synthetic images for semantic segmentation of urban scenes.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53] Fisher Yu, Haofeng Chen, Xin Wang, Wenqi Xian, Yingying Chen, Fangchen Liu, Vashisht Madhavan, and Trevor Darrell. Bdd100k: A diverse driving dataset for heterogeneous multitask learn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23] John Houston, Guido Zuidhof, Luca Bergamini, Yawei Ye, Long Chen, Ashesh Jain, Sammy Omari, Vladimir Iglovikov, and Peter Ondruska. One thousand and one hours: Self-driving motion prediction dataset. In arXiv,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5] Holger Caesar, Varun Bankiti, Alex H. Lang, Sourabh Vora, Venice Erin Liong, Qiang Xu, Anush Krishnan, Yu Pan, Giancarlo Baldan, and Oscar Beijbom. nuScenes: A multimodal dataset for autonomous driv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b) Figure 4: Illustration of instance segmentation images of MUAD dataset. The three images are selected from the high adv. set. We illustrated the fog (4(a)), the rain (4(b)), and the snow (4(c)) conditions.</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33] Yaniv Ovadia, Emily Fertig, Jie Ren, Zachary Nado, David Sculley, Sebastian Nowozin, Joshua Dillon, Balaji Lakshminarayanan, and Jasper Snoek. Can you trust your model’s uncertainty? evaluating predictive uncertainty under dataset shift. Advances in neural information processing systems, 32, 2019.</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o summarize, our contributions are as follows: (1) We introduce MUAD: a new automotive dataset with annotations for multiple tasks and multiple uncertainty sources. (2) We perform a wide range of baselines on MUAD dataset for multiple computer vision tasks and settings (semantic segmentation, depth estimation, object detection) to further support research in this area.</text:p>
          </table:table-cell>
        </table:table-row>
        <table:table-row table:style-name="ro10">
          <table:table-cell office:value-type="float" office:value="2203.01437" calcext:value-type="float">
            <text:p>2203.01437</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predictive uncertainty of a DNN stems mainly from aleatoric uncertainty and epistemic uncertainty. For most datasets they are difﬁcult to disentangle, as these datasets are either curated (non blurry images, clean labels) or come from a different domain than the one used for training. We propose MUAD that is focused on the study of different forms of uncertainty for various tasks, that allows to asses the performance of a model without changing domains, in similar conditions as the model was initially designed for.</text:p>
          </table:table-cell>
        </table:table-row>
        <table:table-row table:style-name="ro7">
          <table:table-cell office:value-type="float" office:value="2203.01437" calcext:value-type="float">
            <text:p>2203.01437</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Our dataset contains 3420 images in the train set, and 492 in the validation set. The test set is composed of 6588 images divided as follows: 551 in the normal set, 100 in the normal set no shadow 1664 in the OOD set, 600 in the low adv. set and 600 images in the high adv. set 1552 in the low adv. with OOD set and 1421 images in the high adv. with OOD set. All of these sets cover day and night conditions with 2/3 of day images and 1/3 of night images. Test datasets address diverse weather conditions (rain, snow, and fog with different levels) , and various OOD objects.</text:p>
          </table:table-cell>
        </table:table-row>
        <table:table-row table:style-name="ro6">
          <table:table-cell office:value-type="float" office:value="2203.01437" calcext:value-type="float">
            <text:p>2203.01437</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MUAD comprises 155 different classes that we have regrouped into 21 classes. The ﬁrst 19 classes are similar CityScapes classes [11], then we added object anomalies and animals to have more diversity in the anomalies. In Table 2 one can see the classes’ ontology. In addition to ensuring high content diversity, this ontology facilitates the mapping of MUAD to speciﬁc environments which require or impose a lower number of more generic classes. Consequently, trained models are easily transferable for existing datasets, and we provide the mapping towards the 21 classes widely used by the community, e.g., [9, 11, 38, 39]. The dataset statistics for the 21 classes is presented in Figure 2. For the evaluation of OOD detection, we have excluded nine classes (train, motorcycle, bicycle, bears, cow, deers, moose, Stand Food, Garbage bags) from the training and validation sets. These classes are present in the test set as OOD objects. DNNs that classify one of these nine classes are expected to have a low conﬁdence score.</text:p>
          </table:table-cell>
        </table:table-row>
        <table:table-row table:style-name="ro8">
          <table:table-cell office:value-type="float" office:value="2203.01437" calcext:value-type="float">
            <text:p>2203.01437</text:p>
          </table:table-cell>
          <table:table-cell office:value-type="string" calcext:value-type="string">
            <text:p>dataset, benchmark</text:p>
          </table:table-cell>
          <table:table-cell office:value-type="float" office:value="168" calcext:value-type="float">
            <text:p>168</text:p>
          </table:table-cell>
          <table:table-cell table:number-columns-repeated="2"/>
          <table:table-cell office:value-type="string" calcext:value-type="string">
            <text:p>In this work, we introduce a new dataset to study the uncertainty estimation methods for the use-case of perception of autonomous vehicles. While most datasets for autonomous driving aim to improve the predictive performance of DNNs [11, 19], recent autonomous driving datasets, e.g., ACDC [42], Street Hazards [20], BDD anomaly [20], benchmark the robustness of DNNs under unseen weather conditions or objects. However, these datasets are either limited to only one task, typically semantic segmentation, or only focus on a single type of uncertainty, or are not being precise enough in the different levels of uncertainties. We address these limitations in our dataset that allows to quantify all levels on uncertainty in the same conditions. Our dataset (MUAD - Multiple Uncertainties for Autonomous Driving) is composed of 3420 images for training, 492 images for validation, and 6588 for testing.</text:p>
          </table:table-cell>
        </table:table-row>
        <table:table-row table:style-name="ro27">
          <table:table-cell office:value-type="float" office:value="2203.01437" calcext:value-type="float">
            <text:p>2203.01437</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A DNN is a function fθ parameterized by a set of parameters θ that takes input data x and outputs a prediction y. The DNN is trained on a training dataset composed of a set of D = {xi, yi}N i=1 with N the number of data to optimize the parameters θ for a task. Once the DNN is trained, meaning that the optimization of θ on D is completed, fθ may be used for inference on new data x∗.</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56" calcext:value-type="float">
            <text:p>156</text:p>
          </table:table-cell>
          <table:table-cell table:number-columns-repeated="2"/>
          <table:table-cell office:value-type="string" calcext:value-type="string">
            <text:p>Based on these factors, we can divide the uncertainty into two kinds: the aleatoric uncertainty and the epistemic uncertainty. The aleatoric uncertainty can be subdivided into two kinds: In-domain uncertainty [2] and Domain-shift uncertainty [33]. In-domain uncertainty occurs when the test data is sampled from the training distribution and is related to the inability of the deep neural network to predict a proper conﬁdence score about the quality of its predictions due to a lack of in-domain knowledge. Domain-shift uncertainty denotes the uncertainty related to an input drawn from a shifted version of the training distribution. Hence, it is caused by the fact the distribution of the training dataset might not encompass enough variability. These two kinds of uncertainty can be reduced by increasing the quality / number of the training dataset. Epistemic uncertainty denotes the uncertainty when the test data is</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Given this scarcity, such images are better used for validation to assess the reliability of DNNs before deployment in a small test set. Usually, in the validation stage, DNNs undergo various stress tests, usually with corner cases. It is thus interesting even from a more applied standpoint to have a synthetic dataset that mimics these rare conditions with some good ﬁdelity constraint to quantify the robustness of DNNs. Indeed, synthetic data is abundant and can allow us to measure ﬁner drifts in the input distribution. In addition, classical datasets mainly focus on semantic segmentation. Here we propose to focus on multiple tasks (semantic segmentation, monocular depth, object detection, and instance segmentation). In Table 1 we provide a summary of the main existing uncertainty datasets. In this work, we propose a fully synthetic dataset, called MUAD, integrating different weather conditions with various intensities, and suitable for a multitude of vision tasks and for the comprehensive</text:p>
          </table:table-cell>
        </table:table-row>
        <table:table-row table:style-name="ro6">
          <table:table-cell office:value-type="float" office:value="2203.01437" calcext:value-type="float">
            <text:p>2203.01437</text:p>
          </table:table-cell>
          <table:table-cell office:value-type="string" calcext:value-type="string">
            <text:p>dataset, data</text:p>
          </table:table-cell>
          <table:table-cell office:value-type="float" office:value="201" calcext:value-type="float">
            <text:p>201</text:p>
          </table:table-cell>
          <table:table-cell table:number-columns-repeated="2"/>
          <table:table-cell office:value-type="string" calcext:value-type="string">
            <text:p>Uncertainty on deep learning may arise mainly from three factors [18]. Firstly it can result from the data acquisition process. For example, there might be some noise during the acquisition of the training dataset. This might be due to the variability in real-world situations. For example, one records training data in certain weather conditions, which subsequently change during inferences. The measurement systems might also introduce errors as sensor noise. Secondly, uncertainty may result from the DNN building and training process. DNNs are random functions whose parameters θ are initialized randomly and whose training procedure relies on stochastic optimization. Therefore, the resulting neural network is a random function that is most of the time related to a local minimum of the expected loss function (which we denote as the risk). Hence this source of randomness might cause errors in the training procedure of the DNN. Thirdly, the last uncertainty factor is related to the DNN’s prediction’s uncertainty. Uncertainty could come from the lack of knowledge of the DNN and might be caused by unknown test data.</text:p>
          </table:table-cell>
        </table:table-row>
        <table:table-row table:style-name="ro37">
          <table:table-cell office:value-type="float" office:value="2203.01437" calcext:value-type="float">
            <text:p>2203.01437</text:p>
          </table:table-cell>
          <table:table-cell office:value-type="string" calcext:value-type="string">
            <text:p>dataset, data</text:p>
          </table:table-cell>
          <table:table-cell office:value-type="float" office:value="210" calcext:value-type="float">
            <text:p>210</text:p>
          </table:table-cell>
          <table:table-cell table:number-columns-repeated="2"/>
          <table:table-cell office:value-type="string" calcext:value-type="string">
            <text:p>The goal of MUAD is to confront DNNs to uncertain environments and to characterize numerically their robustness in adverse conditions, more speciﬁcally in the presence of rain, fog and snow. Photorealism is essential for guaranteeing that synthetic datasets are challenging with respect to real-world conditions, and also for keeping them relevant for use in industrial applications. This is particularly important for accommodating weather artifacts [28, 44, 49]. Our dataset is generated using a pure spectral ray-tracing engine which computes the spectral radiance of every light beam interacting with materials in the scene, and which simulates lighting effects and materials at a close physical level. For each sample, the corresponding ground truth information contains the semantic segmentation, the depth map, and for some speciﬁc classes (pedestrian, car, van, trafﬁc light, trafﬁc sign) the instance segmentation with the corresponding bounding boxes. We follow the standard data split strategy, however the training and validation set contain only images with normal weather conditions and without some speciﬁc classes which are denoted as OOD. The test set is organized into seven subsets following the intensity of the adverse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22" calcext:value-type="float">
            <text:p>222</text:p>
          </table:table-cell>
          <table:table-cell table:number-columns-repeated="2"/>
          <table:table-cell office:value-type="string" calcext:value-type="string">
            <text:p>The predictive uncertainty of a DNN stems from two main types of uncertainty [22]: aleatoric uncertainty and epistemic uncertainty. The former is related to randomness, typically due to the noise in the data. The latter concerns ﬁnite size training datasets. The epistemic uncertainty captures the uncertainty in the DNN parameters and their lack of knowledge on the model that generated the training data. Uncertainty estimation and reliability are essential for deploying DNNs in real-world systems with different levels of autonomy, ranging from simple driving assistance functions to fully autonomous vehicles. In addition to excellent predictive performance, DNNs are also expected to address different types of uncertainty (noisy, ambiguous or out-of-distribution samples, distribution shift, etc.), while ensuring real-time computational performance. These key and challenging requirements have stimulated numerous solutions and research directions leading to signiﬁcant progress in the estimation of DNNs uncertainty [4, 15, 17, 25, 27, 30, 31, 32, 50]. However, evaluating such methods is not obvious as there is no ground truth for uncertainty. For most public datasets, it is difﬁcult to easily separate the different sources of uncertainty as they are usually curated and perfectly annotated.</text:p>
          </table:table-cell>
        </table:table-row>
        <table:table-row table:style-name="ro36">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A variety of real-world datasets for autonomous driving have been recently released [5, 7, 11, 19, 23, 36, 43, 48, 53]. They have enabled tremendous progress in the area but they typically focus on a main task, e.g., semantic segmentation [11, 36, 53], object detection [5, 19, 43], motion prediction [7, 23] and do not have evaluation tracks for uncertainty and out-of-distribution detection. Synthetic datasets, e.g., GTA [38], SYNTHIA [39], virtual KITTI[16] can provide abundant training data alleviating the need for costly annotation of real images as well as privacy preservation concerns in the case of real data. Currently, they are mostly used for domain adaptation. A few datasets have emerged towards meeting the reliability requirement for self-driving vehicles [3, 6, 20, 34] and evaluate the capacity of semantic segmentation DNNs to react when encountering out-of-distribution objects (OOD). Other datasts investigate the robustness against different weather conditions, e.g., night [12, 13, 42], rain [42, 46], fog [40, 42], however they are often acquired in different locations and conditions leading to a performance decay that overlaps with the ones from the difﬁcult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Datasets for autonomous driving contain real world and synthetic data used for object detection, semantic segmentation, depth estimation, etc. KITTI [19] and Cityscapes [11] were the ﬁrst real datasets to challenge the deep learning algorithms. These two datasets are not ideally suited to quantify the two types of uncertainty, since the raw data and the high-quality annotations are curated and intended primarily for accuracy evaluation. Relying on simulators as for the GTA [38] or SYNTHIA [39] datasets provides a simple means to overcome a lack of diversity and to introduce environment settings or elements for challenging the models. In order to address the lack of diversity in real environments and to evaluate better the impact on the epistemic uncertainty, some works promoted the inpainting of virtual objects [20] or synthesised weather conditions[44]. In this setting however, questions may be raised about the veracity of the result; the recent ACDC dataset [42] includes multiple sources of aleatoric uncertainty, and is composed entirely of real images. However, not having any control on the noise level makes it harder to quantify the link between noise and uncertainty. Indeed, acquiring images with uncertainty corner cases is problematic as these cases are rare (long tail) and also costly to annotate, e.g., 3.3 h/image [42].</text:p>
          </table:table-cell>
        </table:table-row>
        <table:table-row table:style-name="ro28">
          <table:table-cell office:value-type="float" office:value="2203.01437" calcext:value-type="float">
            <text:p>2203.01437</text:p>
          </table:table-cell>
          <table:table-cell office:value-type="string" calcext:value-type="string">
            <text:p>dataset, dataset provided</text:p>
          </table:table-cell>
          <table:table-cell office:value-type="float" office:value="43" calcext:value-type="float">
            <text:p>43</text:p>
          </table:table-cell>
          <table:table-cell table:number-columns-repeated="2"/>
          <table:table-cell office:value-type="string" calcext:value-type="string">
            <text:p>The dataset aims to provide a general and consistent coverage for a typical urban and suburban environment under different times of day and weather conditions. Ego-vehicle poses are drawn randomly within a complex environment, and in a second stage the ﬁeld</text:p>
          </table:table-cell>
        </table:table-row>
        <table:table-row table:style-name="ro5">
          <table:table-cell office:value-type="float" office:value="2203.01437" calcext:value-type="float">
            <text:p>2203.01437</text:p>
          </table:table-cell>
          <table:table-cell office:value-type="string" calcext:value-type="string">
            <text:p>dataset, open-source data</text:p>
          </table:table-cell>
          <table:table-cell office:value-type="float" office:value="89" calcext:value-type="float">
            <text:p>89</text:p>
          </table:table-cell>
          <table:table-cell table:number-columns-repeated="2"/>
          <table:table-cell office:value-type="string" calcext:value-type="string">
            <text:p>[43] Pei Sun, Henrik Kretzschmar, Xerxes Dotiwalla, Aurelien Chouard, Vijaysai Patnaik, Paul Tsui, James Guo, Yin Zhou, Yuning Chai, Benjamin Caine, Vijay Vasudevan, Wei Han, Jiquan Ngiam, Hang Zhao, Aleksei Timofeev, Scott Ettinger, Maxim Krivokon, Amy Gao, Aditya Joshi, Yu Zhang, Jonathon Shlens, Zhifeng Chen, and Dragomir Anguelov. Scalability in perception for autonomous driving: Waymo open dataset. In CVPR, 2020.</text:p>
          </table:table-cell>
        </table:table-row>
        <table:table-row table:style-name="ro31">
          <table:table-cell office:value-type="float" office:value="2203.01437" calcext:value-type="float">
            <text:p>2203.01437</text:p>
          </table:table-cell>
          <table:table-cell office:value-type="string" calcext:value-type="string">
            <text:p>used dataset, dataset, dataset provided, data</text:p>
          </table:table-cell>
          <table:table-cell office:value-type="float" office:value="138" calcext:value-type="float">
            <text:p>138</text:p>
          </table:table-cell>
          <table:table-cell table:number-columns-repeated="2"/>
          <table:table-cell office:value-type="string" calcext:value-type="string">
            <text:p>According to the summary and categorization of the uncertainty based on the previous works, we propose to use the dataset to better evaluate the results and uncertainty estimations given by the DNNs in the context of autonomous driving. In the scenario of autonomous driving, we believe that the aleatoric uncertainty of the DNNs will occur due to different weather conditions than the ones present in the training set. The epistemic uncertainty of the DNNs should arise when the class or the appearance of objects in the picture differ from those of the data provided in the training set. The design of MUAD dataset is based on the above discussion of the relationship between uncertainty and autonomous driving scenarios. In the next section, we will detail the composition of MUAD dataset.</text:p>
          </table:table-cell>
        </table:table-row>
        <table:table-row table:style-name="ro24">
          <table:table-cell office:value-type="float" office:value="2203.06993" calcext:value-type="float">
            <text:p>2203.06993</text:p>
          </table:table-cell>
          <table:table-cell office:value-type="string" calcext:value-type="string">
            <text:p>benchmark</text:p>
          </table:table-cell>
          <table:table-cell office:value-type="float" office:value="170" calcext:value-type="float">
            <text:p>170</text:p>
          </table:table-cell>
          <table:table-cell table:number-columns-repeated="2"/>
          <table:table-cell office:value-type="string" calcext:value-type="string">
            <text:p>results and the theoretically derived emission proxy. The results show that the XGBoost classifier outperforms all studied models, while the performance quality of the other models cannot be clearly differentiated. The highest contrast between the scores of the performance metrics and the correlation with the emission proxy can be noted for the NO2 thresholding benchmark model. This, however, results in the ship plumes composed out of one pixel that were not labeled as plumes. The substantially high correlation with the emission proxy, however, suggests that the single-pixel plumes were correctly identified by the method. From Figure 7 we can also see that the number of plumes identified by the studied models is often higher than the number of plumes labeled. These "false positives" might suggest that the best machine learning set-ups are able to do a better ship-plume segmentation than the human labeler. Illustrations of both above-mentioned examples can be found in Appendix 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Output Data Definition. Technical Report S5P-KNMI-L2-0009-S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3: TROPOMI data quality filters.</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ervised segmentation of NO2 plumes from individual ships using TROPOMI satellite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8: The NO2 tropospheric column. An example of an analyzed area. Black lines indicate ships’ tracks based on information from AIS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wind information was obtained from wind speed data from the European Center for Medium range Weather Forecast at 10 m height, available with 0.25◦ resolution at 6-hourly time steps2.</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6] Jun Min Mou, Cees Van der Tak, and Han Ligteringen. 2010. Study on collision avoidance in busy waterways by using AIS data. Ocean Engineering 37, 5-6 (2010), 483–490.</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2 DATA SOURCES In this paper, we perform an integration of three data sources: TROPOMI satellite measurements, wind data, and information about the ships’ positions. In this Section, the used data is described in detail.</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Another challenge we have to deal with when using TROPOMI data for an estimation of the amount of NO2 produced by individual ships is the lack of the repeatability of the signal. Due to the extremely low sample rate (1 sample per day) of satellite images</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s number of ships per day studied is depicted. The differences in the numbers of ships per studied day can be caused by the lower traffic (for instance, during the vacation period), or, resulted in data losses, bad weather conditions of the measurement day.</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Summing up, the presented approach allows for the first time to use the TROPOMI/S5P satellite data for the supervised segmentation of NO2 plumes produced by individual seagoing ships. This brings us a step closer to the development of a global and continuous system of ship compliance monitoring that will enable an effective enforcement of IMO regulations.</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12] Monica Crippa, Diego Guizzardi, Marilena Muntean, Edwin Schaaf, Frank Dentener, John A Van Aardenne, Suvi Monni, Ulrike Doering, Jos GJ Olivier, Valerio Pagliari, et al. 2018. Gridded emissions of air pollutants for the period 1970–2012 within EDGAR v4. 3.2. Earth Syst. Sci. Data 10, 4 (2018), 1987–2013.</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29]. Finally, OMI satellite data was used to visualize a ship NOx emission inventory for the Baltic Sea [39]. Nevertheless, due to the low resolution capabilities of above-mentioned predecessors of TROPOMI/S5P (GOME: 40x320 km2, SCIAMACHY: 30x60 km2, OMI: 13x25 km2), these studies were based on multi-month data averaging, which does not give the possibility to quantify emission from individual ships.</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3 RELATED WORK Since the TROPOMI/S5P mission is still relatively new, only limited amount of studies bears relevance to this work. It was reported that the NO2 plumes produced by individual ships can be visually distinguished on TROPOMI data [15]. The authors introduced the method of wind shifted track of a ship, which has become a basis for a ship-plume assignment procedure. However, an emission plume quantification technique presented in the study was entirely manual.</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rest of this paper is organized as follows: in Section 2, we start with the description of data sources used in this study. We then present an overview of the relevant literature in Section 3. In Sections 4 and 5, the reader can find the descriptions of the proposed method and the experiment design, respectively. Finally, in Section 6, we present the results of the study, followed by the conclusions in Section 7.</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1] Solomiia Kurchaba, Jasper van Vliet, Jacqueline J Meulman, Fons J Verbeek, and Cor J Veenman. 2021. Improving evaluation of NO2 emission from ships using spatial association on TROPOMI satellite data. In Proceedings of the 29th International Conference on Advances in Geographic Information Systems. 454–457. [22] Qingyong Li, Weitao Lu, and Jun Yang. 2011. A hybrid thresholding algorithm for cloud detection on ground-based color images. Journal of atmospheric and oceanic technology 28, 10 (2011), 1286–1296.</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atellite only once in 24 hours. The maximal ground pixel resolution for the instrument is equal to 5.5𝑥3.5 km2. Due to the projection of the satellite images, the real size of the pixel will vary, depending on the true distance between the satellite and the part of the surface of the earth being imaged. To generate images of a regular size, we regridded1 the original TROPOMI data into regular-size grid of a size of 0.045◦𝑥0.045◦, which translates to approximately 5𝑥5 km2. To assure the high quality of the analyzed pixels, some filtering criteria were applied on the satellite data (for details, see Appendix C).</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Plume segmentation. Task of ship plume segmentation can be compared with the non-trivial problem of sky clouds segmentation. The main difficulties of both tasks are a non-rigid structure of an analyzed object, and absence of clear borders or other discriminative features that can be extracted by supervised learning models. Trying to overcome this, the majority of cloud segmentation models [23], [22], [13] are focused on the maximally efficient usage of the only relevant discriminating feature: color. However, all above mentioned studies work with 3-channels RGB images. When dealing with a single-channel TROPOMI NO2 data, the information content is limited even more.</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4 METHOD In this Section, we present our method that allows to translate the spatial information contained in TROPOMI images into a set of features, enabling the application of multivariate supervised models for the task of ship-plume segmentation. The method consists of the following steps: an AIS data-based interpolation of the ship tracks at the moment and just before the satellite overpass, definition and enhancement of a ship plume image, definition of a ship sector that allows the further restriction of the analyzed area, normalization of the defined ship sector and further it split into smaller sub-regions, which, finally, gives the possibility to retrieve the set of necessary features. These steps are described below.</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We distinguish two types of ships’-tracks: the ship track, obtained based on resampling and interpolation of the AIS data, and the wind-shifted ship track, calculated by moving the coordinates of the ship track in accordance with the speed and direction of the local wind. The ship track provides us the information on the position of the ship, where the studied ship plume was emitted from. The wind-shifted ship track indicates the expected position of the NO2 plume that was produced by the ship, and moved over time by the prevailing wind. Figures 2(c) and 2(d) give examples of the ship track and its corresponding wind-shifted ship track respectively.</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astly, there are several studies demonstrating the capability of TROPOMI NO2 measurements to pinpoint the emission from urban (e.g. [4], [24]) or industrial sources, such as mining industry [18], or a gas pipeline [36], as well as showing the possibility of the usage of TROPOMI data to quantify the positive effects of COVID19 lockdown (e.g. [14]). Nonetheless, since all studied emission sources are stationary (thus can be observed over an extended period of time) and emitting much higher quantities of NOx than an individual ship, all the above-mentioned problems are arguably less complex than the one discussed in this paper.</text:p>
          </table:table-cell>
        </table:table-row>
        <table:table-row table:style-name="ro29" table:visibility="filter">
          <table:table-cell office:value-type="float" office:value="2203.06993" calcext:value-type="float">
            <text:p>2203.06993</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Next, we introduced the first attempt of an automated evaluation of NO2 produced by individual ships [21] and discussed the importance of TROPOMI data enhancement for the problem of plumebackground separation. The plume-background separation itself, however, was based on an unsupervised method of a threshold, established individually for each of analyzed ships. This approach lacks flexibility, resulting in assignment of noisy pixels to a ship. Moreover, because of the absence of ground truth, there was no possibility to fully optimize the threshold. Finally, with the onefeature based method of thresholding the spatial information is completely ignored, what, among others, does not allow to differentiate the plume produced by the analyzed ship from all the other NO2 plumes that might be located in the ship’s proximity.</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Figure 2: Ship sector definition pipeline. (a) Ship plume image - the TROPOMI NO2 signal for the area around the analyzed ship. Three ship plumes can be distinguished, but only one is of interest. (b) The NO2 signal enhanced by Moran’s 𝐼 spatial auto-correlation statistic. (c) Ship track - estimated, based on AIS data records. (d) Wind-shifted ship track - a ship track shifted in accordance with the speed and direction of the wind. The wind-shifted ship track indicates an expected position of the ship plume. A black arrow indicates the wind direction. (e) Extreme wind-shifted ship tracks - calculated, based on wind information with assumed uncertainties; define the borders of the ship sector. (f) The resulting ship sector - the ROI of an analyzed ship.</text:p>
          </table:table-cell>
        </table:table-row>
        <table:table-row table:style-name="ro24" table:visibility="filter">
          <table:table-cell office:value-type="float" office:value="2203.06993" calcext:value-type="float">
            <text:p>2203.0699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BSTRACT Starting from 2021, the International Maritime Organization significantly tightened the NOx emission requirements for ships entering the Baltic and North Sea waters. Since all methods currently used for the ships’ compliance monitoring are costly and require proximity to the ship, the performance of a global and continuous monitoring of the emission standards’ fulfillment has been impossible up to now. A promising approach is the use of remote sensing with the recently launched TROPOMI/S5P satellite. Due to its unprecedentedly high spatial resolution, it allows for the visual distinction of NO2 plumes of individual ships. To successfully deploy a compliance monitoring system that is based on TROPOMI data, an automated procedure for the attribution of NO2 to individual ships has to be developed. However, due to the extremely low signal-to-noise ratio, interference with the signal from other – often stronger – sources, and the absence of ground truth, the task is very challenging.</text:p>
          </table:table-cell>
        </table:table-row>
        <table:table-row table:style-name="ro30" table:visibility="filter">
          <table:table-cell office:value-type="float" office:value="2203.06993" calcext:value-type="float">
            <text:p>2203.0699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hip-plume assignment. When the NO2 plumes are separated from the background, the next step is to assign the segmented plume to a corresponding ship. For this purpose, the known information about ships’ trajectories has to be associated with the TROPOMI pixels. For several reasons this is a difficult problem. First, a plume produced by a ship will be shifted and displaced by the wind. As a consequence, any uncertainties in wind information ([7], [35]) will lead to possible misassignments. Second, not all plumes that are visually distinguishable on TROPOMI images can be associated with a ship. For instance, while all bigger commercial vessels are obliged to report their positions, military ships can travel incognito, producing NO2 plumes that cannot be associated with any ship available in data records. Other possible open sea sources of unmatchable NO2 plumes are gas drilling stations, or remainings of pollution plumes originating from land. Finally, a close proximity or intersection of plumes of several ships make the task even more complex.</text:p>
          </table:table-cell>
        </table:table-row>
        <table:table-row table:style-name="ro25" table:visibility="filter">
          <table:table-cell office:value-type="float" office:value="2203.06993" calcext:value-type="float">
            <text:p>2203.06993</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4.4 Ship sector A plume produced by a ship at a given moment will be displaced, over time, in the direction of the prevailing wind. Therefore, having the wind information available, we can narrow the analysis to the part of the ship plume image, where the probability to find the plume of the ship is the highest. To achieve this, for each analyzed ship, we define a Region of Interest (ROI), or ship sector. As a starting point of the ship sector’s definition, we use the calculated based on available wind information, wind-shifted ship track. We then, calculate the extreme wind-shifted tracks by adding the margin of wind-related uncertainty to either side of the wind-shifted ship track. The extreme wind-shifted tracks delineate the borders of the ship sector, showing the extreme possible positions of the plume, taking the wind measurement uncertainty into account. The wind uncertainty is assumed due to the limited spatial and temporal resolution of wind data [15] and, reported in several studies ([7], [35]) measurement bias. Illustrations of the extreme wind-shifted tracks and the resulting ship sector are shown in Figures 2(e) and 2(f), respectively. Based on our assumptions, the plume always lies within the ship sector boundaries; thus, only pixels lying within the ship sector are taken into consideration in further analysis. All parameters related to the ship sector can be found in Appendix A.</text:p>
          </table:table-cell>
        </table:table-row>
        <table:table-row table:style-name="ro12">
          <table:table-cell office:value-type="float" office:value="2203.06993" calcext:value-type="float">
            <text:p>2203.06993</text:p>
          </table:table-cell>
          <table:table-cell office:value-type="string" calcext:value-type="string">
            <text:p>data available, data</text:p>
          </table:table-cell>
          <table:table-cell office:value-type="float" office:value="83" calcext:value-type="float">
            <text:p>83</text:p>
          </table:table-cell>
          <table:table-cell table:number-columns-repeated="2"/>
          <table:table-cell office:value-type="string" calcext:value-type="string">
            <text:p>C DATA DETAILS In Table 3, the values that were applied on particular variables used for the quality filtering of TROPOMI data can be found. For detailed description of the variables see [32]. The data filtering is necessary to assure the highest possible quality of the TROPOMI signal. In Figure 8 we provide an example of the area used in this study. In Figure 9 the information about the dates used for this study as well</text:p>
          </table:table-cell>
        </table:table-row>
        <table:table-row table:style-name="ro9">
          <table:table-cell office:value-type="float" office:value="2203.06993" calcext:value-type="float">
            <text:p>2203.06993</text:p>
          </table:table-cell>
          <table:table-cell office:value-type="string" calcext:value-type="string">
            <text:p>data available, data, data https</text:p>
          </table:table-cell>
          <table:table-cell office:value-type="float" office:value="133" calcext:value-type="float">
            <text:p>133</text:p>
          </table:table-cell>
          <table:table-cell table:number-columns-repeated="2"/>
          <table:table-cell office:value-type="string" calcext:value-type="string">
            <text:p>2.1 TROPOMI data TROPOMI/S5P [38] is a spectrometer on board of the Copernicus Sentinel 5 Precursor satellite. The satellite was launched in October 2017 and entered its operational phase starting from May 2018. The TROPOMI/S5P data is freely available via https://s5phub.copernicus. eu/. The spectrometer measures several trace gases including NO2. Since the NO2 gas is the most notable product of photochemical reactions of NOx emitted by ships, it can be utilized for the monitoring of the ships’ emission compliance. In 24 hours the satellite performs approximately 14 orbits and with these covers the full globe. Figure 1 provides an example of a satellite orbit. Excluding some rare exceptions, each point of the globe will be captured by the</text:p>
          </table:table-cell>
        </table:table-row>
        <table:table-row table:style-name="ro25">
          <table:table-cell office:value-type="float" office:value="2203.06993" calcext:value-type="float">
            <text:p>2203.06993</text:p>
          </table:table-cell>
          <table:table-cell office:value-type="string" calcext:value-type="string">
            <text:p>data available, data, open-source data, retrieve, dataset provided</text:p>
          </table:table-cell>
          <table:table-cell office:value-type="float" office:value="90" calcext:value-type="float">
            <text:p>90</text:p>
          </table:table-cell>
          <table:table-cell table:number-columns-repeated="2"/>
          <table:table-cell office:value-type="string" calcext:value-type="string">
            <text:p>2.2 Ship-related data Another source of data used in this study is data from AIS transponders3. The data include position, speed, heading and a unique identifier (MMSI) of each ship carrying an active transponder. Due to the fact that at the moment there are no open access AIS data available, the data were provided to us by the Human Environment and Transport Inspectorate (ILT) of the Netherlands. Information about dimensions of the ships we retrieved from official ship registries.</text:p>
          </table:table-cell>
        </table:table-row>
        <table:table-row table:style-name="ro22">
          <table:table-cell office:value-type="float" office:value="2203.06993" calcext:value-type="float">
            <text:p>2203.06993</text:p>
          </table:table-cell>
          <table:table-cell office:value-type="string" calcext:value-type="string">
            <text:p>data available, package, data, python</text:p>
          </table:table-cell>
          <table:table-cell office:value-type="float" office:value="64" calcext:value-type="float">
            <text:p>64</text:p>
          </table:table-cell>
          <table:table-cell table:number-columns-repeated="2"/>
          <table:table-cell office:value-type="string" calcext:value-type="string">
            <text:p>1For the data regridding HARP v.1.13 Python package was utilized. 2Starting from product version upgrade from 1.2.2 to 1.3.0 that took place on March 27, 2019, the ECMWF wind data is available as a support product in the TROPOMI/S5P data file. 3Since 2002 all commercial sea-going vessels are obliged to carry on board an AIS transponder [26].</text:p>
          </table:table-cell>
        </table:table-row>
        <table:table-row table:style-name="ro7">
          <table:table-cell office:value-type="float" office:value="2203.06993" calcext:value-type="float">
            <text:p>2203.06993</text:p>
          </table:table-cell>
          <table:table-cell office:value-type="string" calcext:value-type="string">
            <text:p>data, benchmark</text:p>
          </table:table-cell>
          <table:table-cell office:value-type="float" office:value="104" calcext:value-type="float">
            <text:p>104</text:p>
          </table:table-cell>
          <table:table-cell table:number-columns-repeated="2"/>
          <table:table-cell office:value-type="string" calcext:value-type="string">
            <text:p>5.2 Benchmarks In this subsection, we describe the used benchmark methods. To validate the proposed approach of feature construction, all benchmarking models are based on an optimization of a threshold applied to a single feature being a row value of NO2 from within the ship sector, Moran’s 𝐼 enhanced value of the ship sector image pixels, or the value of Moran’s 𝐼 statistic applied exclusively on the high value ship sector’s pixels. All used thresholds were optimized using manually labeled data, so that the quality of ship-plume separation is maximized.</text:p>
          </table:table-cell>
        </table:table-row>
        <table:table-row table:style-name="ro3">
          <table:table-cell office:value-type="float" office:value="2203.06993" calcext:value-type="float">
            <text:p>2203.06993</text:p>
          </table:table-cell>
          <table:table-cell office:value-type="string" calcext:value-type="string">
            <text:p>data, benchmark</text:p>
          </table:table-cell>
          <table:table-cell office:value-type="float" office:value="185" calcext:value-type="float">
            <text:p>185</text:p>
          </table:table-cell>
          <table:table-cell table:number-columns-repeated="2"/>
          <table:table-cell office:value-type="string" calcext:value-type="string">
            <text:p>The first benchmark method was based on thresholding of Moran’s 𝐼 enhanced ship sector images. The main limitation of this method is the fact that the clusters of low concentration will also be separated, even though they are not the part of a plume. Therefore, the precision of such a model potentially will be lower. To overcome this problem, we propose to assign the zero value to all pixels of the image with intensity lower than the median of the given ship sector picture, and afterwards apply the Moran’s 𝐼 enhancement. This is a second method used for the benchmarking, which we call Moran’s I on high NO2. The last benchmark model uses a threshold on the raw NO2 values. The main risk associated with this method is the high sensitivity to the noise presence in the data. The common disadvantage of all above mentioned models is the fact that non of these thresholding-based methods can make use of the spatial information within the ship sector.</text:p>
          </table:table-cell>
        </table:table-row>
        <table:table-row table:style-name="ro7">
          <table:table-cell office:value-type="float" office:value="2203.06993" calcext:value-type="float">
            <text:p>2203.06993</text:p>
          </table:table-cell>
          <table:table-cell office:value-type="string" calcext:value-type="string">
            <text:p>data, python</text:p>
          </table:table-cell>
          <table:table-cell office:value-type="float" office:value="116" calcext:value-type="float">
            <text:p>116</text:p>
          </table:table-cell>
          <table:table-cell table:number-columns-repeated="2"/>
          <table:table-cell office:value-type="string" calcext:value-type="string">
            <text:p>[27] F. Pedregosa, G. Varoquaux, A. Gramfort, V. Michel, B. Thirion, O. Grisel, M. Blondel, P. Prettenhofer, R. Weiss, V. Dubourg, J. Vanderplas, A. Passos, D. Cournapeau, M. Brucher, M. Perrot, and E. Duchesnay. 2011. Scikit-learn: Machine Learning in Python. Journal of Machine Learning Research 12 (2011), 2825–2830. [28] Daniël M Pelt, Kees Joost Batenburg, and James A Sethian. 2018. Improving tomographic reconstruction from limited data using mixed-scale dense convolutional neural networks. Journal of Imaging 4, 11 (2018), 128.</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4: Number of measurement points per class in the dataset.</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0: Class-wise distribution of the two main features of the dataset: NO2 and Moran’s 𝐼 .</text:p>
          </table:table-cell>
        </table:table-row>
        <table:table-row table:style-name="ro12">
          <table:table-cell office:value-type="float" office:value="2203.06993" calcext:value-type="float">
            <text:p>2203.0699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5 EXPERIMENT DESIGN Here, we describe the experimental set up used in this study: first, we describe the dataset used for the training of the multivariate models, then we explain the models used for the benchmarking, as well as provide list the used multivariate classifiers. In addition, in this section, the reader can find the description of the methods used for the models’ optimization and measures utilized for the models’ performance evaluation.</text:p>
          </table:table-cell>
        </table:table-row>
        <table:table-row table:style-name="ro7">
          <table:table-cell office:value-type="float" office:value="2203.06993" calcext:value-type="float">
            <text:p>2203.0699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5.1 Dataset composition The dataset was composed out of 68 days of NO2 TROPOMI satellite measurements collected during the period between 1 April, 2019 and 31 December, 2019. For the analysis, an area in the Mediterranean Sea, restricted by the following coordinate range: lon: [14◦; 31.5◦], lat: [30◦, 38◦] was chosen. This particular region was selected because of the high amount of sunny days, and comparably low levels of NO2 pollution, which are favourable conditions for the analysis. An outline of the area studied can be found in Figure 8 of Appendix C.</text:p>
          </table:table-cell>
        </table:table-row>
        <table:table-row table:style-name="ro24">
          <table:table-cell office:value-type="float" office:value="2203.06993" calcext:value-type="float">
            <text:p>2203.06993</text:p>
          </table:table-cell>
          <table:table-cell office:value-type="string" calcext:value-type="string">
            <text:p>dataset, benchmark</text:p>
          </table:table-cell>
          <table:table-cell office:value-type="float" office:value="183" calcext:value-type="float">
            <text:p>183</text:p>
          </table:table-cell>
          <table:table-cell table:number-columns-repeated="2"/>
          <table:table-cell office:value-type="string" calcext:value-type="string">
            <text:p>AP score was used as a target function for the optimization of the multivariate models, while F1-score, which optimizes the binary responses of the classifier, was used for the optimization of the values of the thresholds used for the benchmark models. In the outer loop, the 5-fold cross validation served for the evaluation of the quality of the models’ performance. To prevent the situation where the pixels originated from the same ship plume image ends up in two different sets (training-test set, training-validation set), a non-overlapping group dataset split strategy was used both for inner and outer loop cross validations. The search space of the hyperparameters for each of the analyzed multivariate models is provided in Appendix B. For Logistic Regression, Linear SVM, RBF SVM, and Random Forest the information of class imbalance was provided as calculated on the train set with a class weight matrix. The XGBoost classifier is able to directly optimize the responses using the Average Precision score as a target function.</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28" calcext:value-type="float">
            <text:p>28</text:p>
          </table:table-cell>
          <table:table-cell table:number-columns-repeated="2"/>
          <table:table-cell office:value-type="string" calcext:value-type="string">
            <text:p>• Preparation and labeling of a new, composed of several data sources dataset, which for the first time allows a supervised learning on TROPOMI data.</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In Figure 10 and Table 4 the information on the data distribution within the two classes of the dataset is shown. The mentioned numbers correspond to the full dataset before the training/test set division.</text:p>
          </table:table-cell>
        </table:table-row>
        <table:table-row table:style-name="ro9">
          <table:table-cell office:value-type="float" office:value="2203.06993" calcext:value-type="float">
            <text:p>2203.06993</text:p>
          </table:table-cell>
          <table:table-cell office:value-type="string" calcext:value-type="string">
            <text:p>dataset, data</text:p>
          </table:table-cell>
          <table:table-cell office:value-type="float" office:value="116" calcext:value-type="float">
            <text:p>116</text:p>
          </table:table-cell>
          <table:table-cell table:number-columns-repeated="2"/>
          <table:table-cell office:value-type="string" calcext:value-type="string">
            <text:p>7 CONCLUSIONS In this study, we presented a method for an automatic segmentation of NO2 plumes produced by individual ships. We started with an automatic assignment of an ROI – a ship sector to each analyzed ship. We performed a ship sector normalization and then divided it into smaller levels and sub-sectors. This enabled us to construct a set of features, which in turn gave the possibility to transform the thresholding problem of a ship plume segmentation into a multivariate model. We created and manually labeled a dataset, where multiple data sources were combined. The labeled dataset allows to address the problem of individual ship-plume segmentation in a</text:p>
          </table:table-cell>
        </table:table-row>
        <table:table-row table:style-name="ro13">
          <table:table-cell office:value-type="float" office:value="2203.06993" calcext:value-type="float">
            <text:p>2203.06993</text:p>
          </table:table-cell>
          <table:table-cell office:value-type="string" calcext:value-type="string">
            <text:p>dataset, data</text:p>
          </table:table-cell>
          <table:table-cell office:value-type="float" office:value="146" calcext:value-type="float">
            <text:p>146</text:p>
          </table:table-cell>
          <table:table-cell table:number-columns-repeated="2"/>
          <table:table-cell office:value-type="string" calcext:value-type="string">
            <text:p>In this study, we present an automated method for segmentation of plumes produced by individual ships using TROPOMI satellite data – a first step towards the automated procedure for global ship compliance monitoring. We develop a multivariate plume segmentation method based on various ships’, wind’s and spatial properties. For this, we propose to automatically define a region of interest – a ship sector that we normalize with respect to scale and orientation. We create a dataset, where each pixel has a label for belonging to the respective ship plume or not. We train five linear and nonlinear classifiers. The results show a significant improvement over the threshold-based baselines. Moreover, the aggregated NO2 levels of the segmented plumes show high correlation with the theoretically derived measure of ship’s emission potential.</text:p>
          </table:table-cell>
        </table:table-row>
        <table:table-row table:style-name="ro6">
          <table:table-cell office:value-type="float" office:value="2203.06993" calcext:value-type="float">
            <text:p>2203.06993</text:p>
          </table:table-cell>
          <table:table-cell office:value-type="string" calcext:value-type="string">
            <text:p>dataset, data</text:p>
          </table:table-cell>
          <table:table-cell office:value-type="float" office:value="185" calcext:value-type="float">
            <text:p>185</text:p>
          </table:table-cell>
          <table:table-cell table:number-columns-repeated="2"/>
          <table:table-cell office:value-type="string" calcext:value-type="string">
            <text:p>Our contribution. Here, we present a novel methodology for segmentation of NO2 plumes from individual ships using multivariate supervised learning models on TROPOMI satellite data. First, we enhance an image using its properties of spatial auto-correlation. This way, we reduce the magnitude of noise without blurring the image. Then, for each analyzed ship, we perform an automatic generation of a Region of Interest (ROI) - a ship sector, which later is normalized and divided into sub-regions. With this, we introduce a new method of feature construction that enables us to approach the problem of ship plume segmentation with multivariate models. As a next step, we utilize newly generated features to create a dataset that combines information from multiple data sources. We manually label the data as a "plume" and "not plume" pixel, which allows us to solve the problem of segmentation of plumes from individual ships using supervised learning. Finally, we compare the performance of five linear and nonlinear multivariate supervised</text:p>
          </table:table-cell>
        </table:table-row>
        <table:table-row table:style-name="ro36">
          <table:table-cell office:value-type="float" office:value="2203.06993" calcext:value-type="float">
            <text:p>2203.06993</text:p>
          </table:table-cell>
          <table:table-cell office:value-type="string" calcext:value-type="string">
            <text:p>dataset, dataset provided, data</text:p>
          </table:table-cell>
          <table:table-cell office:value-type="float" office:value="227" calcext:value-type="float">
            <text:p>227</text:p>
          </table:table-cell>
          <table:table-cell table:number-columns-repeated="2"/>
          <table:table-cell office:value-type="string" calcext:value-type="string">
            <text:p>Because of the complexity of this analytical task, we focus on ships that are spatially separable, and producing substantial amounts of NO2. Since the size of an NO2 plume grows with the speed of the ship, which is directly related to the probability of detection from the satellite data, only ships with a speed that exceeds 14 kt4 were taken into consideration. Furthermore, if two ships move in close proximity to each other, creating duplicate images, only the image related to the ship with the highest speed was taken into consideration. In this way, 754 images were created and limited to an area of ship sector. The enhanced by Moran’s 𝐼 ship sector images were then manually labelled. To support the labeling process, the raw (NO2) ship sector images and the full Mediterranean Sea area images were available to the labeler as reference information. The full list of analyzed dates along with the number of resulting images per day can be found in Figure 9 of Appendix C. The resulting dataset is composed of 6980 pixels labeled as "plume" and 68646 pixels labeled as "not plume". The dataset is unbalanced. More descriptive statistics of the dataset are provided in Appendix C.</text:p>
          </table:table-cell>
        </table:table-row>
        <table:table-row table:style-name="ro27">
          <table:table-cell office:value-type="float" office:value="2203.06993" calcext:value-type="float">
            <text:p>2203.06993</text:p>
          </table:table-cell>
          <table:table-cell office:value-type="string" calcext:value-type="string">
            <text:p>package, python</text:p>
          </table:table-cell>
          <table:table-cell office:value-type="float" office:value="62" calcext:value-type="float">
            <text:p>62</text:p>
          </table:table-cell>
          <table:table-cell table:number-columns-repeated="2"/>
          <table:table-cell office:value-type="string" calcext:value-type="string">
            <text:p>5All above-mentioned models were implemented in Scikit-learn v. 0.24.2 package[27] 6Implemented in xgboost Python package v. 1.3.3. 7Wind Direction feature vector was encoded into its sine and cosine components, in order to enable a continuous feature space for various wind directions. 8All above-mentioned evaluation metrics were implemented in Scikit-learn v. 0.24.2 package[27].</text:p>
          </table:table-cell>
        </table:table-row>
        <table:table-row table:style-name="ro14">
          <table:table-cell office:value-type="float" office:value="2203.06993" calcext:value-type="float">
            <text:p>2203.06993</text:p>
          </table:table-cell>
          <table:table-cell office:value-type="string" calcext:value-type="string">
            <text:p>retrieve, data</text:p>
          </table:table-cell>
          <table:table-cell office:value-type="float" office:value="49" calcext:value-type="float">
            <text:p>49</text:p>
          </table:table-cell>
          <table:table-cell table:number-columns-repeated="2"/>
          <table:table-cell office:value-type="string" calcext:value-type="string">
            <text:p>[17] MC González-Sanpedro, Thuy Le Toan, J Moreno, L Kergoat, and E Rubio. 2008. Seasonal variations of leaf area index of agricultural fields retrieved from Landsat data. Remote Sensing of Environment 112, 3 (2008), 810–824.</text:p>
          </table:table-cell>
        </table:table-row>
        <table:table-row table:style-name="ro5">
          <table:table-cell office:value-type="float" office:value="2203.06993" calcext:value-type="float">
            <text:p>2203.06993</text:p>
          </table:table-cell>
          <table:table-cell office:value-type="string" calcext:value-type="string">
            <text:p>used dataset, dataset</text:p>
          </table:table-cell>
          <table:table-cell office:value-type="float" office:value="21" calcext:value-type="float">
            <text:p>21</text:p>
          </table:table-cell>
          <table:table-cell table:number-columns-repeated="2"/>
          <table:table-cell office:value-type="string" calcext:value-type="string">
            <text:p>Figure 9: A list of days used for the dataset creation and an amount of ships per day studied.</text:p>
          </table:table-cell>
        </table:table-row>
        <table:table-row table:style-name="ro14" table:visibility="filter">
          <table:table-cell office:value-type="float" office:value="2203.08184" calcext:value-type="float">
            <text:p>2203.081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 N future wireless networks an ultra-high data rate, ultra low latency, ultra-high reliability and ubiquitous connectivity is required for communication, computation, sensing and location awareness, especially in the Internet of Things</text:p>
          </table:table-cell>
        </table:table-row>
        <table:table-row table:style-name="ro13" table:visibility="filter">
          <table:table-cell office:value-type="float" office:value="2203.08184" calcext:value-type="float">
            <text:p>2203.08184</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hen, the simulation based on achievable rate of the multiuser MIMO systems is presented in Fig. 10, where the users are distributed uniformly within a half circle centered at the RIS with radius RD. Explicitly, we compare the achievable rate versus the number of RIS elements N of the conventional and of our proposed RIS architecture. In Fig. 10 (a), the path loss exponent is αt = αr = 2.2, and the number of users is K = 2. It can be seen that compared to the conventional RIS architecture, our proposed RIS architecture has better coverage under the same data rate requirement. In Fig. 10 (b), the path loss exponent is αt = αr = 2.2, and the radius is RD = 30m, where it can be seen that the achievable rate increases near linearly with the number of RIS elements. Compared to the conventional RIS architecture, the achievable rate of our</text:p>
          </table:table-cell>
        </table:table-row>
        <table:table-row table:style-name="ro13">
          <table:table-cell office:value-type="float" office:value="2203.09109" calcext:value-type="float">
            <text:p>2203.09109</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he present study focused on manual summary writing, but it was not well-designed to build a dataset, such as an existing corpus, because it depends on volunteers’ cooperation. Our requests to them included only minimal constraints to encourage the participation of many volunteers. Participants could perform the task as they liked, such as selecting which papers to summarize. This enabled the collection of a large volume of voluntary summaries. However, similar to the studies using existing resources, voluntary summaries are not well-designed to construct a corpus of scientiﬁc paper summarization. We then needed to investigate the feasibility or potential problems of corpus construction. This paper aims to analyze the participants’ behavior to clarify whether summaries written by volunteers can cover various topics in the ﬁeld.</text:p>
          </table:table-cell>
        </table:table-row>
        <table:table-row table:style-name="ro8">
          <table:table-cell office:value-type="float" office:value="2203.09109" calcext:value-type="float">
            <text:p>2203.09109</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stead of those designed summaries, several studies used existing resources to build a corpus. Collins, Augenstein, and Riedel (2017) used highlighted statements provided by authors to build a corpus of 10k computer science papers. Cohan et al. (2018) proposed two datasets of arXiv and PubMed papers. They collected more than 100k papers and considered the abstracts of papers as ground-truth summaries, which are easy to obtain. SCITLDR, a corpus of single-sentence summaries of computer science papers, was proposed by Cachola et al. (2020). They collected summaries either by extracting a summary submitted by authors on OpenReview or rewriting peer review comments by undergraduate students in computer science. TALKSUMM (Lev et al. 2019) was built by using the transcripts of presentations in natural language processing and machine learning venues.</text:p>
          </table:table-cell>
        </table:table-row>
        <table:table-row table:style-name="ro41">
          <table:table-cell office:value-type="float" office:value="2203.09109" calcext:value-type="float">
            <text:p>2203.09109</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 Scisummnet: A large annotated corpus and content-impact models for scientiﬁc paper summarization with citation networks. In Proceedings of AAAI, 7386–7393.</text:p>
          </table:table-cell>
        </table:table-row>
        <table:table-row table:style-name="ro34">
          <table:table-cell office:value-type="float" office:value="2203.09109" calcext:value-type="float">
            <text:p>2203.09109</text:p>
          </table:table-cell>
          <table:table-cell office:value-type="string" calcext:value-type="string">
            <text:p>dataset</text:p>
          </table:table-cell>
          <table:table-cell office:value-type="float" office:value="346" calcext:value-type="float">
            <text:p>346</text:p>
          </table:table-cell>
          <table:table-cell table:number-columns-repeated="2"/>
          <table:table-cell office:value-type="string" calcext:value-type="string">
            <text:p>References Cachola, I.; Lo, K.; Cohan, A.; and Weld, D. 2020. TLDR: Extreme Summarization of Scientiﬁc Documents. 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text:p>
          </table:table-cell>
        </table:table-row>
        <table:table-row table:style-name="ro11" table:visibility="filter">
          <table:table-cell office:value-type="float" office:value="2203.09271" calcext:value-type="float">
            <text:p>2203.0927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Conference on Data Engineering, 2008, pp. 1397-1399, doi: 10.1109/ICDE.2008.4497568.</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6] L. Zou and L. Chen, "Pareto-Based Dominant Graph: An Efficient Indexing Structure to Answer Top-K Queries," in IEEE Transactions on Knowledge and Data Engineering, vol. 23, no. 5, pp. 727-741, May 2011, doi: 10.1109/TKDE.2010.240.</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1] H. Lu, C. S. Jensen and Z. Zhang, "Flexible and Efficient Resolution of Skyline Query Size Constraints," in IEEE Transactions on Knowledge and Data Engineering, vol. 23, no. 7, pp. 991-1005, July 2011, doi: 10.1109/TKDE.2010.47.</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5] Kenneth A. Kaufman and Ryszard S. Michalski. 1999. Learning from inconsistent and noisy data: The AQ18 approach. In Proceedings of the International Symposium on Methodologies for Intelligent Systems (ISMIS’99) (Lecture Notes in Computer Science), Vol. 1609. Springer, 411–419.</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Kyriakos Mouratidis and Bo Tang. Marrying top-k with skyline queries: Relaxing the preference input while producing output of controllable size. In Proceedings of the 2021 International Conference on Management of Data, SIGMOD 2021, Virtual event, China, June 20 - 25, 2021, pages 1317–1330. ACM, 2021.</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Coping with the problem of optimizing different criteria in a simultaneous fashion has always been a central topic when approaching all data-intensive tasks. This kind of problem is known as multi-objective optimization. As stated in [1] and [3], in order to deal with this issue, three main approaches are usually taken into account:</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12] Mohamed A. Soliman, Ihab F. Ilyas, Davide Martinenghi, and Marco Tagliasacchi. 2011. Ranking with uncertain scoring functions: semantics and sensitivity measures. In Proceedings of the 2011 ACM SIGMOD International Conference on Management of data (SIGMOD '11). Association for Computing Machinery, New York, NY, USA, 805–816.</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8] Min Xie, Raymond Chi-Wing Wong, Jian Li, Cheng Long, and Ashwin Lall. 2018. Efficient k-Regret Query Algorithm with Restriction-free Bound for any Dimensionality. In Proceedings of the 2018 International Conference on Management of Data (SIGMOD '18). Association for Computing Machinery, New York, NY, USA, 959–974.</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ACM Transactions on Database Systems (TODS), 45(4):1–45, 2020.</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 Paolo Ciaccia and Davide Martinenghi. Beyond skyline and ranking queries: Restricted skylines. In Proceedings of the 26th Italian Symposium on Advanced Database Systems, SEBD, Castellaneta Marina (Taranto), Italy, July</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Ihab F. Ilyas, George Beskales, and Mohamed A. Soliman. 2008. A survey of top-k query processing techniques in relational database systems. ACM Comput. Surv. 40, 4 (2008). DOI:https://doi.org/10.1145/1391729.1391730</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17" calcext:value-type="float">
            <text:p>117</text:p>
          </table:table-cell>
          <table:table-cell table:number-columns-repeated="2"/>
          <table:table-cell office:value-type="string" calcext:value-type="string">
            <text:p>Furthermore, we call the maximum regret ratio the biggest possible ratio among all users, and it represents how regretful a user is when getting the best tuple among all the selected k, but not the best tuple among all those in the database. The main objective of a k-regret query is to identify and get a set of k tuples, so as to minimize the maximum regret ratio of the set itself. Its main limitations are that most of the algorithms employed only deal with linear utility functions, without considering monotone or generic ones, and even further, they require the interaction with the user to properly work.</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25" calcext:value-type="float">
            <text:p>125</text:p>
          </table:table-cell>
          <table:table-cell table:number-columns-repeated="2"/>
          <table:table-cell office:value-type="string" calcext:value-type="string">
            <text:p>Alice wants to buy a car with high Horsepower (HP) and with high Miles Per Gallon (MPS) and, so, she visits a large car database. Since it would be quite challenging to go through all the car tuples in the database to find a set of potentially good cars, Alice decides to use the utility function (scoring function assumed to be already provided), to address her preferences. For each tuple of the database, the utility is computed and only those k tuples with the highest utilities are returned. In Table 2 we can observe a meaningful representation (𝑤𝑖 represents the weight value and 𝑉𝑖 represents the database value).</text:p>
          </table:table-cell>
        </table:table-row>
        <table:table-row table:style-name="ro1">
          <table:table-cell office:value-type="float" office:value="2203.09271" calcext:value-type="float">
            <text:p>2203.0927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iven a multi-dimensional dataset, only the k-best tuples become part of the result, but if more than one set of k tuples satisfies the ordering, any of those is a valid answer, and this is what is commonly addressed as nondeterministic semantics.</text:p>
          </table:table-cell>
        </table:table-row>
        <table:table-row table:style-name="ro27">
          <table:table-cell office:value-type="float" office:value="2203.09271" calcext:value-type="float">
            <text:p>2203.092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Let’s consider four of the main algorithms used to compute ND operator, according to different approaches: SVE1 - SVE2 and ULP1 - ULP2. As claimed in [3], sorted strategies are proven to be better than unsorted one, especially when dealing with large datasets, whereas, as far as LP against VE comparison is concerned, vertex enumeration is faster by far than linear programming.</text:p>
          </table:table-cell>
        </table:table-row>
        <table:table-row table:style-name="ro2">
          <table:table-cell office:value-type="float" office:value="2203.09271" calcext:value-type="float">
            <text:p>2203.0927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an identify some procedure steps to compute ND operator: 1. Sorting Decision Step: at first, we need to decide whether to sort or not the dataset, so as to produce a topological sort [3] with respect to the F-dominance relation. If an algorithm counts on sorting, it is indicated by the letter “S” in its name, otherwise by the letter “U”.</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he ε-Skyline defines a flexible dominance relation, which provides a better semantics and a better way to control skyline tuples. Moreover, the monotonic function used in this solution varies from the empty set to the whole dataset, allowing the user to alter it by changing the values of the weights employed in the computation. <text:s/>The main limitations of this approach are the partial customizability of the utility function and, in some relevant cases, the complexity required can be greater than other techniques’ computability .</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According to dataset analysis in [3], F-Skylines outperforms traditional Skyline queries in every scenario (underlining that PO operator has proved to be more effective than ND), especially when more constraints are considered. <text:s/>Regarding execution time, the computation of SKY requires, in most cases, the same time as computing ND, with a small advantage for the latter when considering 1-phase algorithms. <text:s/>We can indeed conclude that F-Skylines do not introduce any expensive overhead, while being very successful in reducing the size of the output, with respect to traditional Skyline queries.</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Both of them expand the preference input, besides accomplishing a good level of responsiveness and scalability. <text:s/>ORD operator sticks closer to skyline paradigm, whilst ORU employs more of a ranking-based approach. <text:s/>The main issues with the two operators are that both do not give a ranked output and they only offer partial customizability. Furthermore, even if ORD can be employed for those applications that require sub-second responses, ORU is not so ready, because it would require some sort of parallelization. Even though they are not as simple to implement as F-Skylines, they are able to offer better overall performance, especially when considering multi-dimensional computation on sparse dataset [1] [5].</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Uncertain Top-k query [4]: This approach is very similar to the previous one, as it takes also into account the uncertain weight concept, but it extends it even further. <text:s/>We can distinguish three different inputs for UTK (Uncertain Top-K query): <text:s/>1. A dataset D, containing a set of records/tuples p 2. A positive integer k 3. A region R of interest, located inside the preference domain, where each tuple can be considered as a vector When k = 1, the score of each record p is calculated thanks to a given input vector 𝑤 of weights, assuming that higher values are preferable for every attributes. In this way, we are able to distinguish two main derivations, respectively called UTK1 and UTK2:</text:p>
          </table:table-cell>
        </table:table-row>
        <table:table-row table:style-name="ro13">
          <table:table-cell office:value-type="float" office:value="2203.09271" calcext:value-type="float">
            <text:p>2203.09271</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This approach introduces a partitioning of a given dataset. The partitions will be further ordered, reserving the possibility for the use of set-wide maximization techniques, in which a portion of the skyline is selected in a way that it is possible to maximize a collective quantity-based objective, among those partitions. Doing so, it allows supporting arbitrary size constraints over the traditional skyline query. <text:s/>The opening of the procedure is to start from the first partition and then continue to output further partitions until at least k of those have been issued (top-k logic). The last partitions found are then pruned so that exactly k points can be returned. This guarantees flexibility in the computation over the queries. The main limitation of this framework is the lack of local optimization within each partition.</text:p>
          </table:table-cell>
        </table:table-row>
        <table:table-row table:style-name="ro3">
          <table:table-cell office:value-type="float" office:value="2203.09271" calcext:value-type="float">
            <text:p>2203.0927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multi-objective optimization problem has always been the main objective of the principal traditional approaches, such as Ranking queries and Skyline queries. The conventional idea was to either use one or the other, trying to exploit both ranking queries advantages when it comes to taking into account user preferences, and skyline queries points of strength when the main objective was to obtain interesting results from a dataset in a simple, yet effective fashion, both of them showing limitations when entering specific fields of interest. Even though some interesting new techniques were proposed to solve those problems, this paper’s main aim is to explore the world of Flexible/Restricted Skylines, a way to combine the concept of dominance with a set of scoring functions of interest, pointing out the effectiveness of new operators involved and underlining the main differences in performance with the traditional approaches.</text:p>
          </table:table-cell>
        </table:table-row>
        <table:table-row table:style-name="ro14">
          <table:table-cell office:value-type="float" office:value="2203.09271" calcext:value-type="float">
            <text:p>2203.09271</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Problem 1: Given N objects described by d-dimensional attributes in a dataset and given some notion of “quality of data”, possibly conflicting, for each attribute, find the best objects.</text:p>
          </table:table-cell>
        </table:table-row>
        <table:table-row table:style-name="ro38">
          <table:table-cell office:value-type="float" office:value="2203.09271" calcext:value-type="float">
            <text:p>2203.09271</text:p>
          </table:table-cell>
          <table:table-cell office:value-type="string" calcext:value-type="string">
            <text:p>dataset, database</text:p>
          </table:table-cell>
          <table:table-cell office:value-type="float" office:value="296" calcext:value-type="float">
            <text:p>296</text:p>
          </table:table-cell>
          <table:table-cell table:number-columns-repeated="2"/>
          <table:table-cell office:value-type="string" calcext:value-type="string">
            <text:p>Regret minimization [8, 13]: This paradigm allows the user to control the output size, without requiring any utility function. Its main point of view concerns the fact that when we try to restrict the output size, there is a chance of having a difference between the highest utility value among all tuples in the database and the highest utility value among all the chosen k tuples. The ratio representing this gap is called regret ratio, a real number between 0 and 1. In particular, the closer to 0 the ratio is, the happier the user is. <text:s/>The starting point to measure such regret ratio is to consider a way to capture users’ happiness. We are able to do it with the so-called utility function 𝑓(𝑥), where given a point p represents a possibility inside the dataset and 𝑓(𝑝) is the correlated utility. It is not possible to know the utility function used by the user to give a numeric value of his/her preference to all the tuples, also because, most of the times, even the user itself is not aware of it. The only fact that we are able to state is that every user tries at maximizing his/her respective utility. Under this statement, we can introduce the notion of gain, used to identify user’s utility when considering only a subset of tuples. So, given a subset S of the original database D, the gain is defined as those tuples p capable of achieving the maximum of utility, according to the utility function f, or, more formally;</text:p>
          </table:table-cell>
        </table:table-row>
        <table:table-row table:style-name="ro28">
          <table:table-cell office:value-type="float" office:value="2203.09271" calcext:value-type="float">
            <text:p>2203.09271</text:p>
          </table:table-cell>
          <table:table-cell office:value-type="string" calcext:value-type="string">
            <text:p>dataset, dataset provided</text:p>
          </table:table-cell>
          <table:table-cell office:value-type="float" office:value="47" calcext:value-type="float">
            <text:p>47</text:p>
          </table:table-cell>
          <table:table-cell table:number-columns-repeated="2"/>
          <table:table-cell office:value-type="string" calcext:value-type="string">
            <text:p>Formally, a skyline set [10] contains all objects that are not dominated by any other object in the dataset. They are useful because they can provide users with potentially interesting results without the need of specifying a customized weight for each criterion.</text:p>
          </table:table-cell>
        </table:table-row>
        <table:table-row table:style-name="ro11" table:number-rows-repeated="1046183">
          <table:table-cell table:number-columns-repeated="6"/>
        </table:table-row>
        <table:table-row table:style-name="ro11">
          <table:table-cell table:number-columns-repeated="6"/>
        </table:table-row>
      </table:table>
      <table:named-expressions/>
      <table:database-ranges>
        <table:database-range table:name="__Anonymous_Sheet_DB__0" table:target-range-address="labels_4.A1:labels_4.F2392" table:display-filter-buttons="true">
          <table:filter>
            <table:filter-and>
              <table:filter-condition table:value="benchmark" table:operator="=" table:field-number="1">
                <table:filter-set-item table:value="benchmark"/>
                <table:filter-set-item table:value="case study data, data, benchmark"/>
                <table:filter-set-item table:value="code"/>
                <table:filter-set-item table:value="code available, code"/>
                <table:filter-set-item table:value="code available, code, publicly available"/>
                <table:filter-set-item table:value="code available, dataset, code"/>
                <table:filter-set-item table:value="code available, dataset, code, data"/>
                <table:filter-set-item table:value="code available, dataset, code, github"/>
                <table:filter-set-item table:value="code available, dataset, code, publicly available"/>
                <table:filter-set-item table:value="code open-source, code, open-source"/>
                <table:filter-set-item table:value="code package, code, package, python, code available"/>
                <table:filter-set-item table:value="code, benchmark"/>
                <table:filter-set-item table:value="code, github"/>
                <table:filter-set-item table:value="code, open-source"/>
                <table:filter-set-item table:value="code, provide implementation"/>
                <table:filter-set-item table:value="code, publicly available, python"/>
                <table:filter-set-item table:value="code, python"/>
                <table:filter-set-item table:value="code, source code"/>
                <table:filter-set-item table:value="data available, code available, data, code"/>
                <table:filter-set-item table:value="data available, data"/>
                <table:filter-set-item table:value="data available, data https, code, dataset, github, source code, code available"/>
                <table:filter-set-item table:value="data available, data https, dataset, data"/>
                <table:filter-set-item table:value="data available, data, benchmark"/>
                <table:filter-set-item table:value="data available, data, code, code available, publicly available"/>
                <table:filter-set-item table:value="data available, data, data https"/>
                <table:filter-set-item table:value="data available, data, data https, dataset, github"/>
                <table:filter-set-item table:value="data available, data, dataset, benchmark, case study data"/>
                <table:filter-set-item table:value="data available, data, open-source data, code, dataset, code available"/>
                <table:filter-set-item table:value="data available, data, open-source data, retrieve, dataset provided"/>
                <table:filter-set-item table:value="data available, data, retrieve, code, dataset"/>
                <table:filter-set-item table:value="data available, dataset"/>
                <table:filter-set-item table:value="data available, dataset, data"/>
                <table:filter-set-item table:value="data available, dataset, data https"/>
                <table:filter-set-item table:value="data available, dataset, data, benchmark"/>
                <table:filter-set-item table:value="data available, dataset, database, data"/>
                <table:filter-set-item table:value="data available, dataset, database, github"/>
                <table:filter-set-item table:value="data available, dataset, dataset provided"/>
                <table:filter-set-item table:value="data available, dataset, github"/>
                <table:filter-set-item table:value="data available, dataset, publicly available"/>
                <table:filter-set-item table:value="data available, dataset, publicly available, data"/>
                <table:filter-set-item table:value="data available, download, data"/>
                <table:filter-set-item table:value="data available, package, data, python"/>
                <table:filter-set-item table:value="data available, used dataset, open-source data, dataset, open-source"/>
                <table:filter-set-item table:value="data https, data, python"/>
                <table:filter-set-item table:value="data https, dataset, database, data"/>
                <table:filter-set-item table:value="data https, dataset, github, benchmark"/>
                <table:filter-set-item table:value="data open-source , open-source, data"/>
                <table:filter-set-item table:value="data repos"/>
                <table:filter-set-item table:value="data, benchmark"/>
                <table:filter-set-item table:value="data, code"/>
                <table:filter-set-item table:value="data, code, data https"/>
                <table:filter-set-item table:value="data, code, data repository"/>
                <table:filter-set-item table:value="data, code, dataset provided"/>
                <table:filter-set-item table:value="data, code, dataset, github, code available, publicly available"/>
                <table:filter-set-item table:value="data, code, python"/>
                <table:filter-set-item table:value="data, code, source code"/>
                <table:filter-set-item table:value="data, data https"/>
                <table:filter-set-item table:value="data, data https, open-source data, code, data repository, github"/>
                <table:filter-set-item table:value="data, data repository"/>
                <table:filter-set-item table:value="data, database"/>
                <table:filter-set-item table:value="data, database, benchmark"/>
                <table:filter-set-item table:value="data, database, data https"/>
                <table:filter-set-item table:value="data, dataset provided"/>
                <table:filter-set-item table:value="data, dataset, github, benchmark, download"/>
                <table:filter-set-item table:value="data, github"/>
                <table:filter-set-item table:value="data, github, benchmark"/>
                <table:filter-set-item table:value="data, publicly available"/>
                <table:filter-set-item table:value="data, python"/>
                <table:filter-set-item table:value="database"/>
                <table:filter-set-item table:value="database, publicly available"/>
                <table:filter-set-item table:value="dataset"/>
                <table:filter-set-item table:value="dataset, benchmark"/>
                <table:filter-set-item table:value="dataset, case study data, database, benchmark"/>
                <table:filter-set-item table:value="dataset, case study data, dataset provided, benchmark"/>
                <table:filter-set-item table:value="dataset, code"/>
                <table:filter-set-item table:value="dataset, code, benchmark"/>
                <table:filter-set-item table:value="dataset, code, data"/>
                <table:filter-set-item table:value="dataset, code, dataset provided, data"/>
                <table:filter-set-item table:value="dataset, data"/>
                <table:filter-set-item table:value="dataset, data https"/>
                <table:filter-set-item table:value="dataset, data open-source "/>
                <table:filter-set-item table:value="dataset, data open-source , open-source, benchmark"/>
                <table:filter-set-item table:value="dataset, data, benchmark"/>
                <table:filter-set-item table:value="dataset, data, data repository"/>
                <table:filter-set-item table:value="dataset, database"/>
                <table:filter-set-item table:value="dataset, database, data"/>
                <table:filter-set-item table:value="dataset, database, data https"/>
                <table:filter-set-item table:value="dataset, database, dataset provided, data"/>
                <table:filter-set-item table:value="dataset, database, publicly available, data"/>
                <table:filter-set-item table:value="dataset, dataset provided"/>
                <table:filter-set-item table:value="dataset, dataset provided, data"/>
                <table:filter-set-item table:value="dataset, download"/>
                <table:filter-set-item table:value="dataset, github"/>
                <table:filter-set-item table:value="dataset, github, benchmark"/>
                <table:filter-set-item table:value="dataset, open-source"/>
                <table:filter-set-item table:value="dataset, open-source data"/>
                <table:filter-set-item table:value="dataset, open-source data, data"/>
                <table:filter-set-item table:value="dataset, open-source data, data available"/>
                <table:filter-set-item table:value="dataset, open-source data, publicly available, data"/>
                <table:filter-set-item table:value="dataset, provide implementation"/>
                <table:filter-set-item table:value="dataset, publicly available"/>
                <table:filter-set-item table:value="dataset, publicly available, data"/>
                <table:filter-set-item table:value="dataset, publicly available, github"/>
                <table:filter-set-item table:value="dataset, retrieve, data"/>
                <table:filter-set-item table:value="download"/>
                <table:filter-set-item table:value="download, data"/>
                <table:filter-set-item table:value="download, database"/>
                <table:filter-set-item table:value="download, database, data"/>
                <table:filter-set-item table:value="github"/>
                <table:filter-set-item table:value="github, python"/>
                <table:filter-set-item table:value="open-source"/>
                <table:filter-set-item table:value="open-source data"/>
                <table:filter-set-item table:value="open-source data, data"/>
                <table:filter-set-item table:value="open-source, benchmark"/>
                <table:filter-set-item table:value="package"/>
                <table:filter-set-item table:value="package, code"/>
                <table:filter-set-item table:value="package, code package"/>
                <table:filter-set-item table:value="package, code, code package"/>
                <table:filter-set-item table:value="package, code, python"/>
                <table:filter-set-item table:value="package, data"/>
                <table:filter-set-item table:value="package, python"/>
                <table:filter-set-item table:value="provide implementation"/>
                <table:filter-set-item table:value="publicly available"/>
                <table:filter-set-item table:value="python"/>
                <table:filter-set-item table:value="retrieve"/>
                <table:filter-set-item table:value="retrieve, code"/>
                <table:filter-set-item table:value="retrieve, code, data"/>
                <table:filter-set-item table:value="retrieve, code, source code, data"/>
                <table:filter-set-item table:value="retrieve, data"/>
                <table:filter-set-item table:value="retrieve, download"/>
                <table:filter-set-item table:value="source code"/>
                <table:filter-set-item table:value="supplementary data, data, code"/>
                <table:filter-set-item table:value="used dataset"/>
                <table:filter-set-item table:value="used dataset, dataset"/>
                <table:filter-set-item table:value="used dataset, dataset, data"/>
                <table:filter-set-item table:value="used dataset, dataset, database"/>
                <table:filter-set-item table:value="used dataset, dataset, database, data"/>
                <table:filter-set-item table:value="used dataset, dataset, dataset provided"/>
                <table:filter-set-item table:value="used dataset, dataset, dataset provided, data"/>
                <table:filter-set-item table:value="used dataset, dataset, publicly available, data"/>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 style:data-style-name="N2" text:time-value="22:14:39.2076611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6-07T22:44:54.846088186</dc:date>
    <meta:editing-duration>PT26M9S</meta:editing-duration>
    <meta:editing-cycles>4</meta:editing-cycles>
    <meta:document-statistic meta:table-count="1" meta:cell-count="9794" meta:object-count="0"/>
  </office:meta>
</office:document-meta>
</file>